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409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0.5516in"/>
    </style:style>
    <style:style style:name="co4" style:family="table-column">
      <style:table-column-properties fo:break-before="auto" style:column-width="0.5083in"/>
    </style:style>
    <style:style style:name="co5" style:family="table-column">
      <style:table-column-properties fo:break-before="auto" style:column-width="1.1437in"/>
    </style:style>
    <style:style style:name="co6" style:family="table-column">
      <style:table-column-properties fo:break-before="auto" style:column-width="0.9929in"/>
    </style:style>
    <style:style style:name="co7" style:family="table-column">
      <style:table-column-properties fo:break-before="auto" style:column-width="0.7665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5311in"/>
    </style:style>
    <style:style style:name="co10" style:family="table-column">
      <style:table-column-properties fo:break-before="auto" style:column-width="1.3984in"/>
    </style:style>
    <style:style style:name="co11" style:family="table-column">
      <style:table-column-properties fo:break-before="auto" style:column-width="1.3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lk_time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date_id</text:p>
          </table:table-cell>
          <table:table-cell office:value-type="string">
            <text:p>year</text:p>
          </table:table-cell>
          <table:table-cell office:value-type="string">
            <text:p>quarter</text:p>
          </table:table-cell>
          <table:table-cell office:value-type="string">
            <text:p>month</text:p>
          </table:table-cell>
          <table:table-cell office:value-type="string">
            <text:p>month_name</text:p>
          </table:table-cell>
          <table:table-cell office:value-type="string">
            <text:p>day_in_month</text:p>
          </table:table-cell>
          <table:table-cell office:value-type="string">
            <text:p>day_name</text:p>
          </table:table-cell>
          <table:table-cell office:value-type="string">
            <text:p>date_ref</text:p>
          </table:table-cell>
        </table:table-row>
        <table:table-row table:style-name="ro1">
          <table:table-cell table:formula="of:=YEAR([.H2])&amp;RIGHT(&quot;0&quot;&amp;MONTH([.H2]);2)&amp;RIGHT(&quot;0&quot;&amp;DAY([.H2]);2)" office:value-type="string" office:string-value="20100101">
            <text:p>20100101</text:p>
          </table:table-cell>
          <table:table-cell table:formula="of:=YEAR([.H2])" office:value-type="float" office:value="2010">
            <text:p>2010</text:p>
          </table:table-cell>
          <table:table-cell table:formula="of:=ROUNDUP(MONTH([.H2])/3)" office:value-type="float" office:value="1">
            <text:p>1</text:p>
          </table:table-cell>
          <table:table-cell table:formula="of:=MONTH([.H2])" office:value-type="float" office:value="1">
            <text:p>1</text:p>
          </table:table-cell>
          <table:table-cell table:formula="of:=&quot;Ene &quot; &amp; [.B2]" office:value-type="string" office:string-value="Ene 2010">
            <text:p>Ene 2010</text:p>
          </table:table-cell>
          <table:table-cell table:formula="of:=DAY([.H2])" office:value-type="float" office:value="1">
            <text:p>1</text:p>
          </table:table-cell>
          <table:table-cell office:value-type="string">
            <text:p>Vi</text:p>
          </table:table-cell>
          <table:table-cell table:style-name="ce2" office:value-type="date" office:date-value="2010-01-01">
            <text:p>01/01/10</text:p>
          </table:table-cell>
        </table:table-row>
        <table:table-row table:style-name="ro1">
          <table:table-cell table:formula="of:=YEAR([.H3])&amp;RIGHT(&quot;0&quot;&amp;MONTH([.H3]);2)&amp;RIGHT(&quot;0&quot;&amp;DAY([.H3]);2)" office:value-type="string" office:string-value="20100102">
            <text:p>20100102</text:p>
          </table:table-cell>
          <table:table-cell table:formula="of:=YEAR([.H3])" office:value-type="float" office:value="2010">
            <text:p>2010</text:p>
          </table:table-cell>
          <table:table-cell table:formula="of:=ROUNDUP(MONTH([.H3])/3)" office:value-type="float" office:value="1">
            <text:p>1</text:p>
          </table:table-cell>
          <table:table-cell table:formula="of:=MONTH([.H3])" office:value-type="float" office:value="1">
            <text:p>1</text:p>
          </table:table-cell>
          <table:table-cell table:formula="of:=&quot;Ene &quot; &amp; [.B3]" office:value-type="string" office:string-value="Ene 2010">
            <text:p>Ene 2010</text:p>
          </table:table-cell>
          <table:table-cell table:formula="of:=DAY([.H3])" office:value-type="float" office:value="2">
            <text:p>2</text:p>
          </table:table-cell>
          <table:table-cell office:value-type="string">
            <text:p>Sa</text:p>
          </table:table-cell>
          <table:table-cell table:style-name="ce2" office:value-type="date" office:date-value="2010-01-02">
            <text:p>01/02/10</text:p>
          </table:table-cell>
        </table:table-row>
        <table:table-row table:style-name="ro1">
          <table:table-cell table:formula="of:=YEAR([.H4])&amp;RIGHT(&quot;0&quot;&amp;MONTH([.H4]);2)&amp;RIGHT(&quot;0&quot;&amp;DAY([.H4]);2)" office:value-type="string" office:string-value="20100103">
            <text:p>20100103</text:p>
          </table:table-cell>
          <table:table-cell table:formula="of:=YEAR([.H4])" office:value-type="float" office:value="2010">
            <text:p>2010</text:p>
          </table:table-cell>
          <table:table-cell table:formula="of:=ROUNDUP(MONTH([.H4])/3)" office:value-type="float" office:value="1">
            <text:p>1</text:p>
          </table:table-cell>
          <table:table-cell table:formula="of:=MONTH([.H4])" office:value-type="float" office:value="1">
            <text:p>1</text:p>
          </table:table-cell>
          <table:table-cell table:formula="of:=&quot;Ene &quot; &amp; [.B4]" office:value-type="string" office:string-value="Ene 2010">
            <text:p>Ene 2010</text:p>
          </table:table-cell>
          <table:table-cell table:formula="of:=DAY([.H4])" office:value-type="float" office:value="3">
            <text:p>3</text:p>
          </table:table-cell>
          <table:table-cell office:value-type="string">
            <text:p>Do</text:p>
          </table:table-cell>
          <table:table-cell table:style-name="ce2" office:value-type="date" office:date-value="2010-01-03">
            <text:p>01/03/10</text:p>
          </table:table-cell>
        </table:table-row>
        <table:table-row table:style-name="ro1">
          <table:table-cell table:formula="of:=YEAR([.H5])&amp;RIGHT(&quot;0&quot;&amp;MONTH([.H5]);2)&amp;RIGHT(&quot;0&quot;&amp;DAY([.H5]);2)" office:value-type="string" office:string-value="20100104">
            <text:p>20100104</text:p>
          </table:table-cell>
          <table:table-cell table:formula="of:=YEAR([.H5])" office:value-type="float" office:value="2010">
            <text:p>2010</text:p>
          </table:table-cell>
          <table:table-cell table:formula="of:=ROUNDUP(MONTH([.H5])/3)" office:value-type="float" office:value="1">
            <text:p>1</text:p>
          </table:table-cell>
          <table:table-cell table:formula="of:=MONTH([.H5])" office:value-type="float" office:value="1">
            <text:p>1</text:p>
          </table:table-cell>
          <table:table-cell table:formula="of:=&quot;Ene &quot; &amp; [.B5]" office:value-type="string" office:string-value="Ene 2010">
            <text:p>Ene 2010</text:p>
          </table:table-cell>
          <table:table-cell table:formula="of:=DAY([.H5])" office:value-type="float" office:value="4">
            <text:p>4</text:p>
          </table:table-cell>
          <table:table-cell office:value-type="string">
            <text:p>Lu</text:p>
          </table:table-cell>
          <table:table-cell table:style-name="ce2" office:value-type="date" office:date-value="2010-01-04">
            <text:p>01/04/10</text:p>
          </table:table-cell>
        </table:table-row>
        <table:table-row table:style-name="ro1">
          <table:table-cell table:formula="of:=YEAR([.H6])&amp;RIGHT(&quot;0&quot;&amp;MONTH([.H6]);2)&amp;RIGHT(&quot;0&quot;&amp;DAY([.H6]);2)" office:value-type="string" office:string-value="20100105">
            <text:p>20100105</text:p>
          </table:table-cell>
          <table:table-cell table:formula="of:=YEAR([.H6])" office:value-type="float" office:value="2010">
            <text:p>2010</text:p>
          </table:table-cell>
          <table:table-cell table:formula="of:=ROUNDUP(MONTH([.H6])/3)" office:value-type="float" office:value="1">
            <text:p>1</text:p>
          </table:table-cell>
          <table:table-cell table:formula="of:=MONTH([.H6])" office:value-type="float" office:value="1">
            <text:p>1</text:p>
          </table:table-cell>
          <table:table-cell table:formula="of:=&quot;Ene &quot; &amp; [.B6]" office:value-type="string" office:string-value="Ene 2010">
            <text:p>Ene 2010</text:p>
          </table:table-cell>
          <table:table-cell table:formula="of:=DAY([.H6])" office:value-type="float" office:value="5">
            <text:p>5</text:p>
          </table:table-cell>
          <table:table-cell office:value-type="string">
            <text:p>Ma</text:p>
          </table:table-cell>
          <table:table-cell table:style-name="ce2" office:value-type="date" office:date-value="2010-01-05">
            <text:p>01/05/10</text:p>
          </table:table-cell>
        </table:table-row>
        <table:table-row table:style-name="ro1">
          <table:table-cell table:formula="of:=YEAR([.H7])&amp;RIGHT(&quot;0&quot;&amp;MONTH([.H7]);2)&amp;RIGHT(&quot;0&quot;&amp;DAY([.H7]);2)" office:value-type="string" office:string-value="20100106">
            <text:p>20100106</text:p>
          </table:table-cell>
          <table:table-cell table:formula="of:=YEAR([.H7])" office:value-type="float" office:value="2010">
            <text:p>2010</text:p>
          </table:table-cell>
          <table:table-cell table:formula="of:=ROUNDUP(MONTH([.H7])/3)" office:value-type="float" office:value="1">
            <text:p>1</text:p>
          </table:table-cell>
          <table:table-cell table:formula="of:=MONTH([.H7])" office:value-type="float" office:value="1">
            <text:p>1</text:p>
          </table:table-cell>
          <table:table-cell table:formula="of:=&quot;Ene &quot; &amp; [.B7]" office:value-type="string" office:string-value="Ene 2010">
            <text:p>Ene 2010</text:p>
          </table:table-cell>
          <table:table-cell table:formula="of:=DAY([.H7])" office:value-type="float" office:value="6">
            <text:p>6</text:p>
          </table:table-cell>
          <table:table-cell office:value-type="string">
            <text:p>Mi</text:p>
          </table:table-cell>
          <table:table-cell table:style-name="ce2" office:value-type="date" office:date-value="2010-01-06">
            <text:p>01/06/10</text:p>
          </table:table-cell>
        </table:table-row>
        <table:table-row table:style-name="ro1">
          <table:table-cell table:formula="of:=YEAR([.H8])&amp;RIGHT(&quot;0&quot;&amp;MONTH([.H8]);2)&amp;RIGHT(&quot;0&quot;&amp;DAY([.H8]);2)" office:value-type="string" office:string-value="20100107">
            <text:p>20100107</text:p>
          </table:table-cell>
          <table:table-cell table:formula="of:=YEAR([.H8])" office:value-type="float" office:value="2010">
            <text:p>2010</text:p>
          </table:table-cell>
          <table:table-cell table:formula="of:=ROUNDUP(MONTH([.H8])/3)" office:value-type="float" office:value="1">
            <text:p>1</text:p>
          </table:table-cell>
          <table:table-cell table:formula="of:=MONTH([.H8])" office:value-type="float" office:value="1">
            <text:p>1</text:p>
          </table:table-cell>
          <table:table-cell table:formula="of:=&quot;Ene &quot; &amp; [.B8]" office:value-type="string" office:string-value="Ene 2010">
            <text:p>Ene 2010</text:p>
          </table:table-cell>
          <table:table-cell table:formula="of:=DAY([.H8])" office:value-type="float" office:value="7">
            <text:p>7</text:p>
          </table:table-cell>
          <table:table-cell office:value-type="string">
            <text:p>Ju</text:p>
          </table:table-cell>
          <table:table-cell table:style-name="ce2" office:value-type="date" office:date-value="2010-01-07">
            <text:p>01/07/10</text:p>
          </table:table-cell>
        </table:table-row>
        <table:table-row table:style-name="ro1">
          <table:table-cell table:formula="of:=YEAR([.H9])&amp;RIGHT(&quot;0&quot;&amp;MONTH([.H9]);2)&amp;RIGHT(&quot;0&quot;&amp;DAY([.H9]);2)" office:value-type="string" office:string-value="20100108">
            <text:p>20100108</text:p>
          </table:table-cell>
          <table:table-cell table:formula="of:=YEAR([.H9])" office:value-type="float" office:value="2010">
            <text:p>2010</text:p>
          </table:table-cell>
          <table:table-cell table:formula="of:=ROUNDUP(MONTH([.H9])/3)" office:value-type="float" office:value="1">
            <text:p>1</text:p>
          </table:table-cell>
          <table:table-cell table:formula="of:=MONTH([.H9])" office:value-type="float" office:value="1">
            <text:p>1</text:p>
          </table:table-cell>
          <table:table-cell table:formula="of:=&quot;Ene &quot; &amp; [.B9]" office:value-type="string" office:string-value="Ene 2010">
            <text:p>Ene 2010</text:p>
          </table:table-cell>
          <table:table-cell table:formula="of:=DAY([.H9])" office:value-type="float" office:value="8">
            <text:p>8</text:p>
          </table:table-cell>
          <table:table-cell office:value-type="string">
            <text:p>Vi</text:p>
          </table:table-cell>
          <table:table-cell table:style-name="ce2" office:value-type="date" office:date-value="2010-01-08">
            <text:p>01/08/10</text:p>
          </table:table-cell>
        </table:table-row>
        <table:table-row table:style-name="ro1">
          <table:table-cell table:formula="of:=YEAR([.H10])&amp;RIGHT(&quot;0&quot;&amp;MONTH([.H10]);2)&amp;RIGHT(&quot;0&quot;&amp;DAY([.H10]);2)" office:value-type="string" office:string-value="20100109">
            <text:p>20100109</text:p>
          </table:table-cell>
          <table:table-cell table:formula="of:=YEAR([.H10])" office:value-type="float" office:value="2010">
            <text:p>2010</text:p>
          </table:table-cell>
          <table:table-cell table:formula="of:=ROUNDUP(MONTH([.H10])/3)" office:value-type="float" office:value="1">
            <text:p>1</text:p>
          </table:table-cell>
          <table:table-cell table:formula="of:=MONTH([.H10])" office:value-type="float" office:value="1">
            <text:p>1</text:p>
          </table:table-cell>
          <table:table-cell table:formula="of:=&quot;Ene &quot; &amp; [.B10]" office:value-type="string" office:string-value="Ene 2010">
            <text:p>Ene 2010</text:p>
          </table:table-cell>
          <table:table-cell table:formula="of:=DAY([.H10])" office:value-type="float" office:value="9">
            <text:p>9</text:p>
          </table:table-cell>
          <table:table-cell office:value-type="string">
            <text:p>Sa</text:p>
          </table:table-cell>
          <table:table-cell table:style-name="ce2" office:value-type="date" office:date-value="2010-01-09">
            <text:p>01/09/10</text:p>
          </table:table-cell>
        </table:table-row>
        <table:table-row table:style-name="ro1">
          <table:table-cell table:formula="of:=YEAR([.H11])&amp;RIGHT(&quot;0&quot;&amp;MONTH([.H11]);2)&amp;RIGHT(&quot;0&quot;&amp;DAY([.H11]);2)" office:value-type="string" office:string-value="20100110">
            <text:p>20100110</text:p>
          </table:table-cell>
          <table:table-cell table:formula="of:=YEAR([.H11])" office:value-type="float" office:value="2010">
            <text:p>2010</text:p>
          </table:table-cell>
          <table:table-cell table:formula="of:=ROUNDUP(MONTH([.H11])/3)" office:value-type="float" office:value="1">
            <text:p>1</text:p>
          </table:table-cell>
          <table:table-cell table:formula="of:=MONTH([.H11])" office:value-type="float" office:value="1">
            <text:p>1</text:p>
          </table:table-cell>
          <table:table-cell table:formula="of:=&quot;Ene &quot; &amp; [.B11]" office:value-type="string" office:string-value="Ene 2010">
            <text:p>Ene 2010</text:p>
          </table:table-cell>
          <table:table-cell table:formula="of:=DAY([.H11])" office:value-type="float" office:value="10">
            <text:p>10</text:p>
          </table:table-cell>
          <table:table-cell office:value-type="string">
            <text:p>Do</text:p>
          </table:table-cell>
          <table:table-cell table:style-name="ce2" office:value-type="date" office:date-value="2010-01-10">
            <text:p>01/10/10</text:p>
          </table:table-cell>
        </table:table-row>
        <table:table-row table:style-name="ro1">
          <table:table-cell table:formula="of:=YEAR([.H12])&amp;RIGHT(&quot;0&quot;&amp;MONTH([.H12]);2)&amp;RIGHT(&quot;0&quot;&amp;DAY([.H12]);2)" office:value-type="string" office:string-value="20100111">
            <text:p>20100111</text:p>
          </table:table-cell>
          <table:table-cell table:formula="of:=YEAR([.H12])" office:value-type="float" office:value="2010">
            <text:p>2010</text:p>
          </table:table-cell>
          <table:table-cell table:formula="of:=ROUNDUP(MONTH([.H12])/3)" office:value-type="float" office:value="1">
            <text:p>1</text:p>
          </table:table-cell>
          <table:table-cell table:formula="of:=MONTH([.H12])" office:value-type="float" office:value="1">
            <text:p>1</text:p>
          </table:table-cell>
          <table:table-cell table:formula="of:=&quot;Ene &quot; &amp; [.B12]" office:value-type="string" office:string-value="Ene 2010">
            <text:p>Ene 2010</text:p>
          </table:table-cell>
          <table:table-cell table:formula="of:=DAY([.H12])" office:value-type="float" office:value="11">
            <text:p>11</text:p>
          </table:table-cell>
          <table:table-cell office:value-type="string">
            <text:p>Lu</text:p>
          </table:table-cell>
          <table:table-cell table:style-name="ce2" office:value-type="date" office:date-value="2010-01-11">
            <text:p>01/11/10</text:p>
          </table:table-cell>
        </table:table-row>
        <table:table-row table:style-name="ro1">
          <table:table-cell table:formula="of:=YEAR([.H13])&amp;RIGHT(&quot;0&quot;&amp;MONTH([.H13]);2)&amp;RIGHT(&quot;0&quot;&amp;DAY([.H13]);2)" office:value-type="string" office:string-value="20100112">
            <text:p>20100112</text:p>
          </table:table-cell>
          <table:table-cell table:formula="of:=YEAR([.H13])" office:value-type="float" office:value="2010">
            <text:p>2010</text:p>
          </table:table-cell>
          <table:table-cell table:formula="of:=ROUNDUP(MONTH([.H13])/3)" office:value-type="float" office:value="1">
            <text:p>1</text:p>
          </table:table-cell>
          <table:table-cell table:formula="of:=MONTH([.H13])" office:value-type="float" office:value="1">
            <text:p>1</text:p>
          </table:table-cell>
          <table:table-cell table:formula="of:=&quot;Ene &quot; &amp; [.B13]" office:value-type="string" office:string-value="Ene 2010">
            <text:p>Ene 2010</text:p>
          </table:table-cell>
          <table:table-cell table:formula="of:=DAY([.H13])" office:value-type="float" office:value="12">
            <text:p>12</text:p>
          </table:table-cell>
          <table:table-cell office:value-type="string">
            <text:p>Ma</text:p>
          </table:table-cell>
          <table:table-cell table:style-name="ce2" office:value-type="date" office:date-value="2010-01-12">
            <text:p>01/12/10</text:p>
          </table:table-cell>
        </table:table-row>
        <table:table-row table:style-name="ro1">
          <table:table-cell table:formula="of:=YEAR([.H14])&amp;RIGHT(&quot;0&quot;&amp;MONTH([.H14]);2)&amp;RIGHT(&quot;0&quot;&amp;DAY([.H14]);2)" office:value-type="string" office:string-value="20100113">
            <text:p>20100113</text:p>
          </table:table-cell>
          <table:table-cell table:formula="of:=YEAR([.H14])" office:value-type="float" office:value="2010">
            <text:p>2010</text:p>
          </table:table-cell>
          <table:table-cell table:formula="of:=ROUNDUP(MONTH([.H14])/3)" office:value-type="float" office:value="1">
            <text:p>1</text:p>
          </table:table-cell>
          <table:table-cell table:formula="of:=MONTH([.H14])" office:value-type="float" office:value="1">
            <text:p>1</text:p>
          </table:table-cell>
          <table:table-cell table:formula="of:=&quot;Ene &quot; &amp; [.B14]" office:value-type="string" office:string-value="Ene 2010">
            <text:p>Ene 2010</text:p>
          </table:table-cell>
          <table:table-cell table:formula="of:=DAY([.H14])" office:value-type="float" office:value="13">
            <text:p>13</text:p>
          </table:table-cell>
          <table:table-cell office:value-type="string">
            <text:p>Mi</text:p>
          </table:table-cell>
          <table:table-cell table:style-name="ce2" office:value-type="date" office:date-value="2010-01-13">
            <text:p>01/13/10</text:p>
          </table:table-cell>
        </table:table-row>
        <table:table-row table:style-name="ro1">
          <table:table-cell table:formula="of:=YEAR([.H15])&amp;RIGHT(&quot;0&quot;&amp;MONTH([.H15]);2)&amp;RIGHT(&quot;0&quot;&amp;DAY([.H15]);2)" office:value-type="string" office:string-value="20100114">
            <text:p>20100114</text:p>
          </table:table-cell>
          <table:table-cell table:formula="of:=YEAR([.H15])" office:value-type="float" office:value="2010">
            <text:p>2010</text:p>
          </table:table-cell>
          <table:table-cell table:formula="of:=ROUNDUP(MONTH([.H15])/3)" office:value-type="float" office:value="1">
            <text:p>1</text:p>
          </table:table-cell>
          <table:table-cell table:formula="of:=MONTH([.H15])" office:value-type="float" office:value="1">
            <text:p>1</text:p>
          </table:table-cell>
          <table:table-cell table:formula="of:=&quot;Ene &quot; &amp; [.B15]" office:value-type="string" office:string-value="Ene 2010">
            <text:p>Ene 2010</text:p>
          </table:table-cell>
          <table:table-cell table:formula="of:=DAY([.H15])" office:value-type="float" office:value="14">
            <text:p>14</text:p>
          </table:table-cell>
          <table:table-cell office:value-type="string">
            <text:p>Ju</text:p>
          </table:table-cell>
          <table:table-cell table:style-name="ce2" office:value-type="date" office:date-value="2010-01-14">
            <text:p>01/14/10</text:p>
          </table:table-cell>
        </table:table-row>
        <table:table-row table:style-name="ro1">
          <table:table-cell table:formula="of:=YEAR([.H16])&amp;RIGHT(&quot;0&quot;&amp;MONTH([.H16]);2)&amp;RIGHT(&quot;0&quot;&amp;DAY([.H16]);2)" office:value-type="string" office:string-value="20100115">
            <text:p>20100115</text:p>
          </table:table-cell>
          <table:table-cell table:formula="of:=YEAR([.H16])" office:value-type="float" office:value="2010">
            <text:p>2010</text:p>
          </table:table-cell>
          <table:table-cell table:formula="of:=ROUNDUP(MONTH([.H16])/3)" office:value-type="float" office:value="1">
            <text:p>1</text:p>
          </table:table-cell>
          <table:table-cell table:formula="of:=MONTH([.H16])" office:value-type="float" office:value="1">
            <text:p>1</text:p>
          </table:table-cell>
          <table:table-cell table:formula="of:=&quot;Ene &quot; &amp; [.B16]" office:value-type="string" office:string-value="Ene 2010">
            <text:p>Ene 2010</text:p>
          </table:table-cell>
          <table:table-cell table:formula="of:=DAY([.H16])" office:value-type="float" office:value="15">
            <text:p>15</text:p>
          </table:table-cell>
          <table:table-cell office:value-type="string">
            <text:p>Vi</text:p>
          </table:table-cell>
          <table:table-cell table:style-name="ce2" office:value-type="date" office:date-value="2010-01-15">
            <text:p>01/15/10</text:p>
          </table:table-cell>
        </table:table-row>
        <table:table-row table:style-name="ro1">
          <table:table-cell table:formula="of:=YEAR([.H17])&amp;RIGHT(&quot;0&quot;&amp;MONTH([.H17]);2)&amp;RIGHT(&quot;0&quot;&amp;DAY([.H17]);2)" office:value-type="string" office:string-value="20100116">
            <text:p>20100116</text:p>
          </table:table-cell>
          <table:table-cell table:formula="of:=YEAR([.H17])" office:value-type="float" office:value="2010">
            <text:p>2010</text:p>
          </table:table-cell>
          <table:table-cell table:formula="of:=ROUNDUP(MONTH([.H17])/3)" office:value-type="float" office:value="1">
            <text:p>1</text:p>
          </table:table-cell>
          <table:table-cell table:formula="of:=MONTH([.H17])" office:value-type="float" office:value="1">
            <text:p>1</text:p>
          </table:table-cell>
          <table:table-cell table:formula="of:=&quot;Ene &quot; &amp; [.B17]" office:value-type="string" office:string-value="Ene 2010">
            <text:p>Ene 2010</text:p>
          </table:table-cell>
          <table:table-cell table:formula="of:=DAY([.H17])" office:value-type="float" office:value="16">
            <text:p>16</text:p>
          </table:table-cell>
          <table:table-cell office:value-type="string">
            <text:p>Sa</text:p>
          </table:table-cell>
          <table:table-cell table:style-name="ce2" office:value-type="date" office:date-value="2010-01-16">
            <text:p>01/16/10</text:p>
          </table:table-cell>
        </table:table-row>
        <table:table-row table:style-name="ro1">
          <table:table-cell table:formula="of:=YEAR([.H18])&amp;RIGHT(&quot;0&quot;&amp;MONTH([.H18]);2)&amp;RIGHT(&quot;0&quot;&amp;DAY([.H18]);2)" office:value-type="string" office:string-value="20100117">
            <text:p>20100117</text:p>
          </table:table-cell>
          <table:table-cell table:formula="of:=YEAR([.H18])" office:value-type="float" office:value="2010">
            <text:p>2010</text:p>
          </table:table-cell>
          <table:table-cell table:formula="of:=ROUNDUP(MONTH([.H18])/3)" office:value-type="float" office:value="1">
            <text:p>1</text:p>
          </table:table-cell>
          <table:table-cell table:formula="of:=MONTH([.H18])" office:value-type="float" office:value="1">
            <text:p>1</text:p>
          </table:table-cell>
          <table:table-cell table:formula="of:=&quot;Ene &quot; &amp; [.B18]" office:value-type="string" office:string-value="Ene 2010">
            <text:p>Ene 2010</text:p>
          </table:table-cell>
          <table:table-cell table:formula="of:=DAY([.H18])" office:value-type="float" office:value="17">
            <text:p>17</text:p>
          </table:table-cell>
          <table:table-cell office:value-type="string">
            <text:p>Do</text:p>
          </table:table-cell>
          <table:table-cell table:style-name="ce2" office:value-type="date" office:date-value="2010-01-17">
            <text:p>01/17/10</text:p>
          </table:table-cell>
        </table:table-row>
        <table:table-row table:style-name="ro1">
          <table:table-cell table:formula="of:=YEAR([.H19])&amp;RIGHT(&quot;0&quot;&amp;MONTH([.H19]);2)&amp;RIGHT(&quot;0&quot;&amp;DAY([.H19]);2)" office:value-type="string" office:string-value="20100118">
            <text:p>20100118</text:p>
          </table:table-cell>
          <table:table-cell table:formula="of:=YEAR([.H19])" office:value-type="float" office:value="2010">
            <text:p>2010</text:p>
          </table:table-cell>
          <table:table-cell table:formula="of:=ROUNDUP(MONTH([.H19])/3)" office:value-type="float" office:value="1">
            <text:p>1</text:p>
          </table:table-cell>
          <table:table-cell table:formula="of:=MONTH([.H19])" office:value-type="float" office:value="1">
            <text:p>1</text:p>
          </table:table-cell>
          <table:table-cell table:formula="of:=&quot;Ene &quot; &amp; [.B19]" office:value-type="string" office:string-value="Ene 2010">
            <text:p>Ene 2010</text:p>
          </table:table-cell>
          <table:table-cell table:formula="of:=DAY([.H19])" office:value-type="float" office:value="18">
            <text:p>18</text:p>
          </table:table-cell>
          <table:table-cell office:value-type="string">
            <text:p>Lu</text:p>
          </table:table-cell>
          <table:table-cell table:style-name="ce2" office:value-type="date" office:date-value="2010-01-18">
            <text:p>01/18/10</text:p>
          </table:table-cell>
        </table:table-row>
        <table:table-row table:style-name="ro1">
          <table:table-cell table:formula="of:=YEAR([.H20])&amp;RIGHT(&quot;0&quot;&amp;MONTH([.H20]);2)&amp;RIGHT(&quot;0&quot;&amp;DAY([.H20]);2)" office:value-type="string" office:string-value="20100119">
            <text:p>20100119</text:p>
          </table:table-cell>
          <table:table-cell table:formula="of:=YEAR([.H20])" office:value-type="float" office:value="2010">
            <text:p>2010</text:p>
          </table:table-cell>
          <table:table-cell table:formula="of:=ROUNDUP(MONTH([.H20])/3)" office:value-type="float" office:value="1">
            <text:p>1</text:p>
          </table:table-cell>
          <table:table-cell table:formula="of:=MONTH([.H20])" office:value-type="float" office:value="1">
            <text:p>1</text:p>
          </table:table-cell>
          <table:table-cell table:formula="of:=&quot;Ene &quot; &amp; [.B20]" office:value-type="string" office:string-value="Ene 2010">
            <text:p>Ene 2010</text:p>
          </table:table-cell>
          <table:table-cell table:formula="of:=DAY([.H20])" office:value-type="float" office:value="19">
            <text:p>19</text:p>
          </table:table-cell>
          <table:table-cell office:value-type="string">
            <text:p>Ma</text:p>
          </table:table-cell>
          <table:table-cell table:style-name="ce2" office:value-type="date" office:date-value="2010-01-19">
            <text:p>01/19/10</text:p>
          </table:table-cell>
        </table:table-row>
        <table:table-row table:style-name="ro1">
          <table:table-cell table:formula="of:=YEAR([.H21])&amp;RIGHT(&quot;0&quot;&amp;MONTH([.H21]);2)&amp;RIGHT(&quot;0&quot;&amp;DAY([.H21]);2)" office:value-type="string" office:string-value="20100120">
            <text:p>20100120</text:p>
          </table:table-cell>
          <table:table-cell table:formula="of:=YEAR([.H21])" office:value-type="float" office:value="2010">
            <text:p>2010</text:p>
          </table:table-cell>
          <table:table-cell table:formula="of:=ROUNDUP(MONTH([.H21])/3)" office:value-type="float" office:value="1">
            <text:p>1</text:p>
          </table:table-cell>
          <table:table-cell table:formula="of:=MONTH([.H21])" office:value-type="float" office:value="1">
            <text:p>1</text:p>
          </table:table-cell>
          <table:table-cell table:formula="of:=&quot;Ene &quot; &amp; [.B21]" office:value-type="string" office:string-value="Ene 2010">
            <text:p>Ene 2010</text:p>
          </table:table-cell>
          <table:table-cell table:formula="of:=DAY([.H21])" office:value-type="float" office:value="20">
            <text:p>20</text:p>
          </table:table-cell>
          <table:table-cell office:value-type="string">
            <text:p>Mi</text:p>
          </table:table-cell>
          <table:table-cell table:style-name="ce2" office:value-type="date" office:date-value="2010-01-20">
            <text:p>01/20/10</text:p>
          </table:table-cell>
        </table:table-row>
        <table:table-row table:style-name="ro1">
          <table:table-cell table:formula="of:=YEAR([.H22])&amp;RIGHT(&quot;0&quot;&amp;MONTH([.H22]);2)&amp;RIGHT(&quot;0&quot;&amp;DAY([.H22]);2)" office:value-type="string" office:string-value="20100121">
            <text:p>20100121</text:p>
          </table:table-cell>
          <table:table-cell table:formula="of:=YEAR([.H22])" office:value-type="float" office:value="2010">
            <text:p>2010</text:p>
          </table:table-cell>
          <table:table-cell table:formula="of:=ROUNDUP(MONTH([.H22])/3)" office:value-type="float" office:value="1">
            <text:p>1</text:p>
          </table:table-cell>
          <table:table-cell table:formula="of:=MONTH([.H22])" office:value-type="float" office:value="1">
            <text:p>1</text:p>
          </table:table-cell>
          <table:table-cell table:formula="of:=&quot;Ene &quot; &amp; [.B22]" office:value-type="string" office:string-value="Ene 2010">
            <text:p>Ene 2010</text:p>
          </table:table-cell>
          <table:table-cell table:formula="of:=DAY([.H22])" office:value-type="float" office:value="21">
            <text:p>21</text:p>
          </table:table-cell>
          <table:table-cell office:value-type="string">
            <text:p>Ju</text:p>
          </table:table-cell>
          <table:table-cell table:style-name="ce2" office:value-type="date" office:date-value="2010-01-21">
            <text:p>01/21/10</text:p>
          </table:table-cell>
        </table:table-row>
        <table:table-row table:style-name="ro1">
          <table:table-cell table:formula="of:=YEAR([.H23])&amp;RIGHT(&quot;0&quot;&amp;MONTH([.H23]);2)&amp;RIGHT(&quot;0&quot;&amp;DAY([.H23]);2)" office:value-type="string" office:string-value="20100122">
            <text:p>20100122</text:p>
          </table:table-cell>
          <table:table-cell table:formula="of:=YEAR([.H23])" office:value-type="float" office:value="2010">
            <text:p>2010</text:p>
          </table:table-cell>
          <table:table-cell table:formula="of:=ROUNDUP(MONTH([.H23])/3)" office:value-type="float" office:value="1">
            <text:p>1</text:p>
          </table:table-cell>
          <table:table-cell table:formula="of:=MONTH([.H23])" office:value-type="float" office:value="1">
            <text:p>1</text:p>
          </table:table-cell>
          <table:table-cell table:formula="of:=&quot;Ene &quot; &amp; [.B23]" office:value-type="string" office:string-value="Ene 2010">
            <text:p>Ene 2010</text:p>
          </table:table-cell>
          <table:table-cell table:formula="of:=DAY([.H23])" office:value-type="float" office:value="22">
            <text:p>22</text:p>
          </table:table-cell>
          <table:table-cell office:value-type="string">
            <text:p>Vi</text:p>
          </table:table-cell>
          <table:table-cell table:style-name="ce2" office:value-type="date" office:date-value="2010-01-22">
            <text:p>01/22/10</text:p>
          </table:table-cell>
        </table:table-row>
        <table:table-row table:style-name="ro1">
          <table:table-cell table:formula="of:=YEAR([.H24])&amp;RIGHT(&quot;0&quot;&amp;MONTH([.H24]);2)&amp;RIGHT(&quot;0&quot;&amp;DAY([.H24]);2)" office:value-type="string" office:string-value="20100123">
            <text:p>20100123</text:p>
          </table:table-cell>
          <table:table-cell table:formula="of:=YEAR([.H24])" office:value-type="float" office:value="2010">
            <text:p>2010</text:p>
          </table:table-cell>
          <table:table-cell table:formula="of:=ROUNDUP(MONTH([.H24])/3)" office:value-type="float" office:value="1">
            <text:p>1</text:p>
          </table:table-cell>
          <table:table-cell table:formula="of:=MONTH([.H24])" office:value-type="float" office:value="1">
            <text:p>1</text:p>
          </table:table-cell>
          <table:table-cell table:formula="of:=&quot;Ene &quot; &amp; [.B24]" office:value-type="string" office:string-value="Ene 2010">
            <text:p>Ene 2010</text:p>
          </table:table-cell>
          <table:table-cell table:formula="of:=DAY([.H24])" office:value-type="float" office:value="23">
            <text:p>23</text:p>
          </table:table-cell>
          <table:table-cell office:value-type="string">
            <text:p>Sa</text:p>
          </table:table-cell>
          <table:table-cell table:style-name="ce2" office:value-type="date" office:date-value="2010-01-23">
            <text:p>01/23/10</text:p>
          </table:table-cell>
        </table:table-row>
        <table:table-row table:style-name="ro1">
          <table:table-cell table:formula="of:=YEAR([.H25])&amp;RIGHT(&quot;0&quot;&amp;MONTH([.H25]);2)&amp;RIGHT(&quot;0&quot;&amp;DAY([.H25]);2)" office:value-type="string" office:string-value="20100124">
            <text:p>20100124</text:p>
          </table:table-cell>
          <table:table-cell table:formula="of:=YEAR([.H25])" office:value-type="float" office:value="2010">
            <text:p>2010</text:p>
          </table:table-cell>
          <table:table-cell table:formula="of:=ROUNDUP(MONTH([.H25])/3)" office:value-type="float" office:value="1">
            <text:p>1</text:p>
          </table:table-cell>
          <table:table-cell table:formula="of:=MONTH([.H25])" office:value-type="float" office:value="1">
            <text:p>1</text:p>
          </table:table-cell>
          <table:table-cell table:formula="of:=&quot;Ene &quot; &amp; [.B25]" office:value-type="string" office:string-value="Ene 2010">
            <text:p>Ene 2010</text:p>
          </table:table-cell>
          <table:table-cell table:formula="of:=DAY([.H25])" office:value-type="float" office:value="24">
            <text:p>24</text:p>
          </table:table-cell>
          <table:table-cell office:value-type="string">
            <text:p>Do</text:p>
          </table:table-cell>
          <table:table-cell table:style-name="ce2" office:value-type="date" office:date-value="2010-01-24">
            <text:p>01/24/10</text:p>
          </table:table-cell>
        </table:table-row>
        <table:table-row table:style-name="ro1">
          <table:table-cell table:formula="of:=YEAR([.H26])&amp;RIGHT(&quot;0&quot;&amp;MONTH([.H26]);2)&amp;RIGHT(&quot;0&quot;&amp;DAY([.H26]);2)" office:value-type="string" office:string-value="20100125">
            <text:p>20100125</text:p>
          </table:table-cell>
          <table:table-cell table:formula="of:=YEAR([.H26])" office:value-type="float" office:value="2010">
            <text:p>2010</text:p>
          </table:table-cell>
          <table:table-cell table:formula="of:=ROUNDUP(MONTH([.H26])/3)" office:value-type="float" office:value="1">
            <text:p>1</text:p>
          </table:table-cell>
          <table:table-cell table:formula="of:=MONTH([.H26])" office:value-type="float" office:value="1">
            <text:p>1</text:p>
          </table:table-cell>
          <table:table-cell table:formula="of:=&quot;Ene &quot; &amp; [.B26]" office:value-type="string" office:string-value="Ene 2010">
            <text:p>Ene 2010</text:p>
          </table:table-cell>
          <table:table-cell table:formula="of:=DAY([.H26])" office:value-type="float" office:value="25">
            <text:p>25</text:p>
          </table:table-cell>
          <table:table-cell office:value-type="string">
            <text:p>Lu</text:p>
          </table:table-cell>
          <table:table-cell table:style-name="ce2" office:value-type="date" office:date-value="2010-01-25">
            <text:p>01/25/10</text:p>
          </table:table-cell>
        </table:table-row>
        <table:table-row table:style-name="ro1">
          <table:table-cell table:formula="of:=YEAR([.H27])&amp;RIGHT(&quot;0&quot;&amp;MONTH([.H27]);2)&amp;RIGHT(&quot;0&quot;&amp;DAY([.H27]);2)" office:value-type="string" office:string-value="20100126">
            <text:p>20100126</text:p>
          </table:table-cell>
          <table:table-cell table:formula="of:=YEAR([.H27])" office:value-type="float" office:value="2010">
            <text:p>2010</text:p>
          </table:table-cell>
          <table:table-cell table:formula="of:=ROUNDUP(MONTH([.H27])/3)" office:value-type="float" office:value="1">
            <text:p>1</text:p>
          </table:table-cell>
          <table:table-cell table:formula="of:=MONTH([.H27])" office:value-type="float" office:value="1">
            <text:p>1</text:p>
          </table:table-cell>
          <table:table-cell table:formula="of:=&quot;Ene &quot; &amp; [.B27]" office:value-type="string" office:string-value="Ene 2010">
            <text:p>Ene 2010</text:p>
          </table:table-cell>
          <table:table-cell table:formula="of:=DAY([.H27])" office:value-type="float" office:value="26">
            <text:p>26</text:p>
          </table:table-cell>
          <table:table-cell office:value-type="string">
            <text:p>Ma</text:p>
          </table:table-cell>
          <table:table-cell table:style-name="ce2" office:value-type="date" office:date-value="2010-01-26">
            <text:p>01/26/10</text:p>
          </table:table-cell>
        </table:table-row>
        <table:table-row table:style-name="ro1">
          <table:table-cell table:formula="of:=YEAR([.H28])&amp;RIGHT(&quot;0&quot;&amp;MONTH([.H28]);2)&amp;RIGHT(&quot;0&quot;&amp;DAY([.H28]);2)" office:value-type="string" office:string-value="20100127">
            <text:p>20100127</text:p>
          </table:table-cell>
          <table:table-cell table:formula="of:=YEAR([.H28])" office:value-type="float" office:value="2010">
            <text:p>2010</text:p>
          </table:table-cell>
          <table:table-cell table:formula="of:=ROUNDUP(MONTH([.H28])/3)" office:value-type="float" office:value="1">
            <text:p>1</text:p>
          </table:table-cell>
          <table:table-cell table:formula="of:=MONTH([.H28])" office:value-type="float" office:value="1">
            <text:p>1</text:p>
          </table:table-cell>
          <table:table-cell table:formula="of:=&quot;Ene &quot; &amp; [.B28]" office:value-type="string" office:string-value="Ene 2010">
            <text:p>Ene 2010</text:p>
          </table:table-cell>
          <table:table-cell table:formula="of:=DAY([.H28])" office:value-type="float" office:value="27">
            <text:p>27</text:p>
          </table:table-cell>
          <table:table-cell office:value-type="string">
            <text:p>Mi</text:p>
          </table:table-cell>
          <table:table-cell table:style-name="ce2" office:value-type="date" office:date-value="2010-01-27">
            <text:p>01/27/10</text:p>
          </table:table-cell>
        </table:table-row>
        <table:table-row table:style-name="ro1">
          <table:table-cell table:formula="of:=YEAR([.H29])&amp;RIGHT(&quot;0&quot;&amp;MONTH([.H29]);2)&amp;RIGHT(&quot;0&quot;&amp;DAY([.H29]);2)" office:value-type="string" office:string-value="20100128">
            <text:p>20100128</text:p>
          </table:table-cell>
          <table:table-cell table:formula="of:=YEAR([.H29])" office:value-type="float" office:value="2010">
            <text:p>2010</text:p>
          </table:table-cell>
          <table:table-cell table:formula="of:=ROUNDUP(MONTH([.H29])/3)" office:value-type="float" office:value="1">
            <text:p>1</text:p>
          </table:table-cell>
          <table:table-cell table:formula="of:=MONTH([.H29])" office:value-type="float" office:value="1">
            <text:p>1</text:p>
          </table:table-cell>
          <table:table-cell table:formula="of:=&quot;Ene &quot; &amp; [.B29]" office:value-type="string" office:string-value="Ene 2010">
            <text:p>Ene 2010</text:p>
          </table:table-cell>
          <table:table-cell table:formula="of:=DAY([.H29])" office:value-type="float" office:value="28">
            <text:p>28</text:p>
          </table:table-cell>
          <table:table-cell office:value-type="string">
            <text:p>Ju</text:p>
          </table:table-cell>
          <table:table-cell table:style-name="ce2" office:value-type="date" office:date-value="2010-01-28">
            <text:p>01/28/10</text:p>
          </table:table-cell>
        </table:table-row>
        <table:table-row table:style-name="ro1">
          <table:table-cell table:formula="of:=YEAR([.H30])&amp;RIGHT(&quot;0&quot;&amp;MONTH([.H30]);2)&amp;RIGHT(&quot;0&quot;&amp;DAY([.H30]);2)" office:value-type="string" office:string-value="20100129">
            <text:p>20100129</text:p>
          </table:table-cell>
          <table:table-cell table:formula="of:=YEAR([.H30])" office:value-type="float" office:value="2010">
            <text:p>2010</text:p>
          </table:table-cell>
          <table:table-cell table:formula="of:=ROUNDUP(MONTH([.H30])/3)" office:value-type="float" office:value="1">
            <text:p>1</text:p>
          </table:table-cell>
          <table:table-cell table:formula="of:=MONTH([.H30])" office:value-type="float" office:value="1">
            <text:p>1</text:p>
          </table:table-cell>
          <table:table-cell table:formula="of:=&quot;Ene &quot; &amp; [.B30]" office:value-type="string" office:string-value="Ene 2010">
            <text:p>Ene 2010</text:p>
          </table:table-cell>
          <table:table-cell table:formula="of:=DAY([.H30])" office:value-type="float" office:value="29">
            <text:p>29</text:p>
          </table:table-cell>
          <table:table-cell office:value-type="string">
            <text:p>Vi</text:p>
          </table:table-cell>
          <table:table-cell table:style-name="ce2" office:value-type="date" office:date-value="2010-01-29">
            <text:p>01/29/10</text:p>
          </table:table-cell>
        </table:table-row>
        <table:table-row table:style-name="ro1">
          <table:table-cell table:formula="of:=YEAR([.H31])&amp;RIGHT(&quot;0&quot;&amp;MONTH([.H31]);2)&amp;RIGHT(&quot;0&quot;&amp;DAY([.H31]);2)" office:value-type="string" office:string-value="20100130">
            <text:p>20100130</text:p>
          </table:table-cell>
          <table:table-cell table:formula="of:=YEAR([.H31])" office:value-type="float" office:value="2010">
            <text:p>2010</text:p>
          </table:table-cell>
          <table:table-cell table:formula="of:=ROUNDUP(MONTH([.H31])/3)" office:value-type="float" office:value="1">
            <text:p>1</text:p>
          </table:table-cell>
          <table:table-cell table:formula="of:=MONTH([.H31])" office:value-type="float" office:value="1">
            <text:p>1</text:p>
          </table:table-cell>
          <table:table-cell table:formula="of:=&quot;Ene &quot; &amp; [.B31]" office:value-type="string" office:string-value="Ene 2010">
            <text:p>Ene 2010</text:p>
          </table:table-cell>
          <table:table-cell table:formula="of:=DAY([.H31])" office:value-type="float" office:value="30">
            <text:p>30</text:p>
          </table:table-cell>
          <table:table-cell office:value-type="string">
            <text:p>Sa</text:p>
          </table:table-cell>
          <table:table-cell table:style-name="ce2" office:value-type="date" office:date-value="2010-01-30">
            <text:p>01/30/10</text:p>
          </table:table-cell>
        </table:table-row>
        <table:table-row table:style-name="ro1">
          <table:table-cell table:formula="of:=YEAR([.H32])&amp;RIGHT(&quot;0&quot;&amp;MONTH([.H32]);2)&amp;RIGHT(&quot;0&quot;&amp;DAY([.H32]);2)" office:value-type="string" office:string-value="20100131">
            <text:p>20100131</text:p>
          </table:table-cell>
          <table:table-cell table:formula="of:=YEAR([.H32])" office:value-type="float" office:value="2010">
            <text:p>2010</text:p>
          </table:table-cell>
          <table:table-cell table:formula="of:=ROUNDUP(MONTH([.H32])/3)" office:value-type="float" office:value="1">
            <text:p>1</text:p>
          </table:table-cell>
          <table:table-cell table:formula="of:=MONTH([.H32])" office:value-type="float" office:value="1">
            <text:p>1</text:p>
          </table:table-cell>
          <table:table-cell table:formula="of:=&quot;Ene &quot; &amp; [.B32]" office:value-type="string" office:string-value="Ene 2010">
            <text:p>Ene 2010</text:p>
          </table:table-cell>
          <table:table-cell table:formula="of:=DAY([.H32])" office:value-type="float" office:value="31">
            <text:p>31</text:p>
          </table:table-cell>
          <table:table-cell office:value-type="string">
            <text:p>Do</text:p>
          </table:table-cell>
          <table:table-cell table:style-name="ce2" office:value-type="date" office:date-value="2010-01-31">
            <text:p>01/31/10</text:p>
          </table:table-cell>
        </table:table-row>
        <table:table-row table:style-name="ro1">
          <table:table-cell table:formula="of:=YEAR([.H33])&amp;RIGHT(&quot;0&quot;&amp;MONTH([.H33]);2)&amp;RIGHT(&quot;0&quot;&amp;DAY([.H33]);2)" office:value-type="string" office:string-value="20100201">
            <text:p>20100201</text:p>
          </table:table-cell>
          <table:table-cell table:formula="of:=YEAR([.H33])" office:value-type="float" office:value="2010">
            <text:p>2010</text:p>
          </table:table-cell>
          <table:table-cell table:formula="of:=ROUNDUP(MONTH([.H33])/3)" office:value-type="float" office:value="1">
            <text:p>1</text:p>
          </table:table-cell>
          <table:table-cell table:formula="of:=MONTH([.H33])" office:value-type="float" office:value="2">
            <text:p>2</text:p>
          </table:table-cell>
          <table:table-cell table:formula="of:=&quot;Feb &quot; &amp; [.B33]" office:value-type="string" office:string-value="Feb 2010">
            <text:p>Feb 2010</text:p>
          </table:table-cell>
          <table:table-cell table:formula="of:=DAY([.H33])" office:value-type="float" office:value="1">
            <text:p>1</text:p>
          </table:table-cell>
          <table:table-cell office:value-type="string">
            <text:p>Lu</text:p>
          </table:table-cell>
          <table:table-cell table:style-name="ce2" office:value-type="date" office:date-value="2010-02-01">
            <text:p>02/01/10</text:p>
          </table:table-cell>
        </table:table-row>
        <table:table-row table:style-name="ro1">
          <table:table-cell table:formula="of:=YEAR([.H34])&amp;RIGHT(&quot;0&quot;&amp;MONTH([.H34]);2)&amp;RIGHT(&quot;0&quot;&amp;DAY([.H34]);2)" office:value-type="string" office:string-value="20100202">
            <text:p>20100202</text:p>
          </table:table-cell>
          <table:table-cell table:formula="of:=YEAR([.H34])" office:value-type="float" office:value="2010">
            <text:p>2010</text:p>
          </table:table-cell>
          <table:table-cell table:formula="of:=ROUNDUP(MONTH([.H34])/3)" office:value-type="float" office:value="1">
            <text:p>1</text:p>
          </table:table-cell>
          <table:table-cell table:formula="of:=MONTH([.H34])" office:value-type="float" office:value="2">
            <text:p>2</text:p>
          </table:table-cell>
          <table:table-cell table:formula="of:=&quot;Feb &quot; &amp; [.B34]" office:value-type="string" office:string-value="Feb 2010">
            <text:p>Feb 2010</text:p>
          </table:table-cell>
          <table:table-cell table:formula="of:=DAY([.H34])" office:value-type="float" office:value="2">
            <text:p>2</text:p>
          </table:table-cell>
          <table:table-cell office:value-type="string">
            <text:p>Ma</text:p>
          </table:table-cell>
          <table:table-cell table:style-name="ce2" office:value-type="date" office:date-value="2010-02-02">
            <text:p>02/02/10</text:p>
          </table:table-cell>
        </table:table-row>
        <table:table-row table:style-name="ro1">
          <table:table-cell table:formula="of:=YEAR([.H35])&amp;RIGHT(&quot;0&quot;&amp;MONTH([.H35]);2)&amp;RIGHT(&quot;0&quot;&amp;DAY([.H35]);2)" office:value-type="string" office:string-value="20100203">
            <text:p>20100203</text:p>
          </table:table-cell>
          <table:table-cell table:formula="of:=YEAR([.H35])" office:value-type="float" office:value="2010">
            <text:p>2010</text:p>
          </table:table-cell>
          <table:table-cell table:formula="of:=ROUNDUP(MONTH([.H35])/3)" office:value-type="float" office:value="1">
            <text:p>1</text:p>
          </table:table-cell>
          <table:table-cell table:formula="of:=MONTH([.H35])" office:value-type="float" office:value="2">
            <text:p>2</text:p>
          </table:table-cell>
          <table:table-cell table:formula="of:=&quot;Feb &quot; &amp; [.B35]" office:value-type="string" office:string-value="Feb 2010">
            <text:p>Feb 2010</text:p>
          </table:table-cell>
          <table:table-cell table:formula="of:=DAY([.H35])" office:value-type="float" office:value="3">
            <text:p>3</text:p>
          </table:table-cell>
          <table:table-cell office:value-type="string">
            <text:p>Mi</text:p>
          </table:table-cell>
          <table:table-cell table:style-name="ce2" office:value-type="date" office:date-value="2010-02-03">
            <text:p>02/03/10</text:p>
          </table:table-cell>
        </table:table-row>
        <table:table-row table:style-name="ro1">
          <table:table-cell table:formula="of:=YEAR([.H36])&amp;RIGHT(&quot;0&quot;&amp;MONTH([.H36]);2)&amp;RIGHT(&quot;0&quot;&amp;DAY([.H36]);2)" office:value-type="string" office:string-value="20100204">
            <text:p>20100204</text:p>
          </table:table-cell>
          <table:table-cell table:formula="of:=YEAR([.H36])" office:value-type="float" office:value="2010">
            <text:p>2010</text:p>
          </table:table-cell>
          <table:table-cell table:formula="of:=ROUNDUP(MONTH([.H36])/3)" office:value-type="float" office:value="1">
            <text:p>1</text:p>
          </table:table-cell>
          <table:table-cell table:formula="of:=MONTH([.H36])" office:value-type="float" office:value="2">
            <text:p>2</text:p>
          </table:table-cell>
          <table:table-cell table:formula="of:=&quot;Feb &quot; &amp; [.B36]" office:value-type="string" office:string-value="Feb 2010">
            <text:p>Feb 2010</text:p>
          </table:table-cell>
          <table:table-cell table:formula="of:=DAY([.H36])" office:value-type="float" office:value="4">
            <text:p>4</text:p>
          </table:table-cell>
          <table:table-cell office:value-type="string">
            <text:p>Ju</text:p>
          </table:table-cell>
          <table:table-cell table:style-name="ce2" office:value-type="date" office:date-value="2010-02-04">
            <text:p>02/04/10</text:p>
          </table:table-cell>
        </table:table-row>
        <table:table-row table:style-name="ro1">
          <table:table-cell table:formula="of:=YEAR([.H37])&amp;RIGHT(&quot;0&quot;&amp;MONTH([.H37]);2)&amp;RIGHT(&quot;0&quot;&amp;DAY([.H37]);2)" office:value-type="string" office:string-value="20100205">
            <text:p>20100205</text:p>
          </table:table-cell>
          <table:table-cell table:formula="of:=YEAR([.H37])" office:value-type="float" office:value="2010">
            <text:p>2010</text:p>
          </table:table-cell>
          <table:table-cell table:formula="of:=ROUNDUP(MONTH([.H37])/3)" office:value-type="float" office:value="1">
            <text:p>1</text:p>
          </table:table-cell>
          <table:table-cell table:formula="of:=MONTH([.H37])" office:value-type="float" office:value="2">
            <text:p>2</text:p>
          </table:table-cell>
          <table:table-cell table:formula="of:=&quot;Feb &quot; &amp; [.B37]" office:value-type="string" office:string-value="Feb 2010">
            <text:p>Feb 2010</text:p>
          </table:table-cell>
          <table:table-cell table:formula="of:=DAY([.H37])" office:value-type="float" office:value="5">
            <text:p>5</text:p>
          </table:table-cell>
          <table:table-cell office:value-type="string">
            <text:p>Vi</text:p>
          </table:table-cell>
          <table:table-cell table:style-name="ce2" office:value-type="date" office:date-value="2010-02-05">
            <text:p>02/05/10</text:p>
          </table:table-cell>
        </table:table-row>
        <table:table-row table:style-name="ro1">
          <table:table-cell table:formula="of:=YEAR([.H38])&amp;RIGHT(&quot;0&quot;&amp;MONTH([.H38]);2)&amp;RIGHT(&quot;0&quot;&amp;DAY([.H38]);2)" office:value-type="string" office:string-value="20100206">
            <text:p>20100206</text:p>
          </table:table-cell>
          <table:table-cell table:formula="of:=YEAR([.H38])" office:value-type="float" office:value="2010">
            <text:p>2010</text:p>
          </table:table-cell>
          <table:table-cell table:formula="of:=ROUNDUP(MONTH([.H38])/3)" office:value-type="float" office:value="1">
            <text:p>1</text:p>
          </table:table-cell>
          <table:table-cell table:formula="of:=MONTH([.H38])" office:value-type="float" office:value="2">
            <text:p>2</text:p>
          </table:table-cell>
          <table:table-cell table:formula="of:=&quot;Feb &quot; &amp; [.B38]" office:value-type="string" office:string-value="Feb 2010">
            <text:p>Feb 2010</text:p>
          </table:table-cell>
          <table:table-cell table:formula="of:=DAY([.H38])" office:value-type="float" office:value="6">
            <text:p>6</text:p>
          </table:table-cell>
          <table:table-cell office:value-type="string">
            <text:p>Sa</text:p>
          </table:table-cell>
          <table:table-cell table:style-name="ce2" office:value-type="date" office:date-value="2010-02-06">
            <text:p>02/06/10</text:p>
          </table:table-cell>
        </table:table-row>
        <table:table-row table:style-name="ro1">
          <table:table-cell table:formula="of:=YEAR([.H39])&amp;RIGHT(&quot;0&quot;&amp;MONTH([.H39]);2)&amp;RIGHT(&quot;0&quot;&amp;DAY([.H39]);2)" office:value-type="string" office:string-value="20100207">
            <text:p>20100207</text:p>
          </table:table-cell>
          <table:table-cell table:formula="of:=YEAR([.H39])" office:value-type="float" office:value="2010">
            <text:p>2010</text:p>
          </table:table-cell>
          <table:table-cell table:formula="of:=ROUNDUP(MONTH([.H39])/3)" office:value-type="float" office:value="1">
            <text:p>1</text:p>
          </table:table-cell>
          <table:table-cell table:formula="of:=MONTH([.H39])" office:value-type="float" office:value="2">
            <text:p>2</text:p>
          </table:table-cell>
          <table:table-cell table:formula="of:=&quot;Feb &quot; &amp; [.B39]" office:value-type="string" office:string-value="Feb 2010">
            <text:p>Feb 2010</text:p>
          </table:table-cell>
          <table:table-cell table:formula="of:=DAY([.H39])" office:value-type="float" office:value="7">
            <text:p>7</text:p>
          </table:table-cell>
          <table:table-cell office:value-type="string">
            <text:p>Do</text:p>
          </table:table-cell>
          <table:table-cell table:style-name="ce2" office:value-type="date" office:date-value="2010-02-07">
            <text:p>02/07/10</text:p>
          </table:table-cell>
        </table:table-row>
        <table:table-row table:style-name="ro1">
          <table:table-cell table:formula="of:=YEAR([.H40])&amp;RIGHT(&quot;0&quot;&amp;MONTH([.H40]);2)&amp;RIGHT(&quot;0&quot;&amp;DAY([.H40]);2)" office:value-type="string" office:string-value="20100208">
            <text:p>20100208</text:p>
          </table:table-cell>
          <table:table-cell table:formula="of:=YEAR([.H40])" office:value-type="float" office:value="2010">
            <text:p>2010</text:p>
          </table:table-cell>
          <table:table-cell table:formula="of:=ROUNDUP(MONTH([.H40])/3)" office:value-type="float" office:value="1">
            <text:p>1</text:p>
          </table:table-cell>
          <table:table-cell table:formula="of:=MONTH([.H40])" office:value-type="float" office:value="2">
            <text:p>2</text:p>
          </table:table-cell>
          <table:table-cell table:formula="of:=&quot;Feb &quot; &amp; [.B40]" office:value-type="string" office:string-value="Feb 2010">
            <text:p>Feb 2010</text:p>
          </table:table-cell>
          <table:table-cell table:formula="of:=DAY([.H40])" office:value-type="float" office:value="8">
            <text:p>8</text:p>
          </table:table-cell>
          <table:table-cell office:value-type="string">
            <text:p>Lu</text:p>
          </table:table-cell>
          <table:table-cell table:style-name="ce2" office:value-type="date" office:date-value="2010-02-08">
            <text:p>02/08/10</text:p>
          </table:table-cell>
        </table:table-row>
        <table:table-row table:style-name="ro1">
          <table:table-cell table:formula="of:=YEAR([.H41])&amp;RIGHT(&quot;0&quot;&amp;MONTH([.H41]);2)&amp;RIGHT(&quot;0&quot;&amp;DAY([.H41]);2)" office:value-type="string" office:string-value="20100209">
            <text:p>20100209</text:p>
          </table:table-cell>
          <table:table-cell table:formula="of:=YEAR([.H41])" office:value-type="float" office:value="2010">
            <text:p>2010</text:p>
          </table:table-cell>
          <table:table-cell table:formula="of:=ROUNDUP(MONTH([.H41])/3)" office:value-type="float" office:value="1">
            <text:p>1</text:p>
          </table:table-cell>
          <table:table-cell table:formula="of:=MONTH([.H41])" office:value-type="float" office:value="2">
            <text:p>2</text:p>
          </table:table-cell>
          <table:table-cell table:formula="of:=&quot;Feb &quot; &amp; [.B41]" office:value-type="string" office:string-value="Feb 2010">
            <text:p>Feb 2010</text:p>
          </table:table-cell>
          <table:table-cell table:formula="of:=DAY([.H41])" office:value-type="float" office:value="9">
            <text:p>9</text:p>
          </table:table-cell>
          <table:table-cell office:value-type="string">
            <text:p>Ma</text:p>
          </table:table-cell>
          <table:table-cell table:style-name="ce2" office:value-type="date" office:date-value="2010-02-09">
            <text:p>02/09/10</text:p>
          </table:table-cell>
        </table:table-row>
        <table:table-row table:style-name="ro1">
          <table:table-cell table:formula="of:=YEAR([.H42])&amp;RIGHT(&quot;0&quot;&amp;MONTH([.H42]);2)&amp;RIGHT(&quot;0&quot;&amp;DAY([.H42]);2)" office:value-type="string" office:string-value="20100210">
            <text:p>20100210</text:p>
          </table:table-cell>
          <table:table-cell table:formula="of:=YEAR([.H42])" office:value-type="float" office:value="2010">
            <text:p>2010</text:p>
          </table:table-cell>
          <table:table-cell table:formula="of:=ROUNDUP(MONTH([.H42])/3)" office:value-type="float" office:value="1">
            <text:p>1</text:p>
          </table:table-cell>
          <table:table-cell table:formula="of:=MONTH([.H42])" office:value-type="float" office:value="2">
            <text:p>2</text:p>
          </table:table-cell>
          <table:table-cell table:formula="of:=&quot;Feb &quot; &amp; [.B42]" office:value-type="string" office:string-value="Feb 2010">
            <text:p>Feb 2010</text:p>
          </table:table-cell>
          <table:table-cell table:formula="of:=DAY([.H42])" office:value-type="float" office:value="10">
            <text:p>10</text:p>
          </table:table-cell>
          <table:table-cell office:value-type="string">
            <text:p>Mi</text:p>
          </table:table-cell>
          <table:table-cell table:style-name="ce2" office:value-type="date" office:date-value="2010-02-10">
            <text:p>02/10/10</text:p>
          </table:table-cell>
        </table:table-row>
        <table:table-row table:style-name="ro1">
          <table:table-cell table:formula="of:=YEAR([.H43])&amp;RIGHT(&quot;0&quot;&amp;MONTH([.H43]);2)&amp;RIGHT(&quot;0&quot;&amp;DAY([.H43]);2)" office:value-type="string" office:string-value="20100211">
            <text:p>20100211</text:p>
          </table:table-cell>
          <table:table-cell table:formula="of:=YEAR([.H43])" office:value-type="float" office:value="2010">
            <text:p>2010</text:p>
          </table:table-cell>
          <table:table-cell table:formula="of:=ROUNDUP(MONTH([.H43])/3)" office:value-type="float" office:value="1">
            <text:p>1</text:p>
          </table:table-cell>
          <table:table-cell table:formula="of:=MONTH([.H43])" office:value-type="float" office:value="2">
            <text:p>2</text:p>
          </table:table-cell>
          <table:table-cell table:formula="of:=&quot;Feb &quot; &amp; [.B43]" office:value-type="string" office:string-value="Feb 2010">
            <text:p>Feb 2010</text:p>
          </table:table-cell>
          <table:table-cell table:formula="of:=DAY([.H43])" office:value-type="float" office:value="11">
            <text:p>11</text:p>
          </table:table-cell>
          <table:table-cell office:value-type="string">
            <text:p>Ju</text:p>
          </table:table-cell>
          <table:table-cell table:style-name="ce2" office:value-type="date" office:date-value="2010-02-11">
            <text:p>02/11/10</text:p>
          </table:table-cell>
        </table:table-row>
        <table:table-row table:style-name="ro1">
          <table:table-cell table:formula="of:=YEAR([.H44])&amp;RIGHT(&quot;0&quot;&amp;MONTH([.H44]);2)&amp;RIGHT(&quot;0&quot;&amp;DAY([.H44]);2)" office:value-type="string" office:string-value="20100212">
            <text:p>20100212</text:p>
          </table:table-cell>
          <table:table-cell table:formula="of:=YEAR([.H44])" office:value-type="float" office:value="2010">
            <text:p>2010</text:p>
          </table:table-cell>
          <table:table-cell table:formula="of:=ROUNDUP(MONTH([.H44])/3)" office:value-type="float" office:value="1">
            <text:p>1</text:p>
          </table:table-cell>
          <table:table-cell table:formula="of:=MONTH([.H44])" office:value-type="float" office:value="2">
            <text:p>2</text:p>
          </table:table-cell>
          <table:table-cell table:formula="of:=&quot;Feb &quot; &amp; [.B44]" office:value-type="string" office:string-value="Feb 2010">
            <text:p>Feb 2010</text:p>
          </table:table-cell>
          <table:table-cell table:formula="of:=DAY([.H44])" office:value-type="float" office:value="12">
            <text:p>12</text:p>
          </table:table-cell>
          <table:table-cell office:value-type="string">
            <text:p>Vi</text:p>
          </table:table-cell>
          <table:table-cell table:style-name="ce2" office:value-type="date" office:date-value="2010-02-12">
            <text:p>02/12/10</text:p>
          </table:table-cell>
        </table:table-row>
        <table:table-row table:style-name="ro1">
          <table:table-cell table:formula="of:=YEAR([.H45])&amp;RIGHT(&quot;0&quot;&amp;MONTH([.H45]);2)&amp;RIGHT(&quot;0&quot;&amp;DAY([.H45]);2)" office:value-type="string" office:string-value="20100213">
            <text:p>20100213</text:p>
          </table:table-cell>
          <table:table-cell table:formula="of:=YEAR([.H45])" office:value-type="float" office:value="2010">
            <text:p>2010</text:p>
          </table:table-cell>
          <table:table-cell table:formula="of:=ROUNDUP(MONTH([.H45])/3)" office:value-type="float" office:value="1">
            <text:p>1</text:p>
          </table:table-cell>
          <table:table-cell table:formula="of:=MONTH([.H45])" office:value-type="float" office:value="2">
            <text:p>2</text:p>
          </table:table-cell>
          <table:table-cell table:formula="of:=&quot;Feb &quot; &amp; [.B45]" office:value-type="string" office:string-value="Feb 2010">
            <text:p>Feb 2010</text:p>
          </table:table-cell>
          <table:table-cell table:formula="of:=DAY([.H45])" office:value-type="float" office:value="13">
            <text:p>13</text:p>
          </table:table-cell>
          <table:table-cell office:value-type="string">
            <text:p>Sa</text:p>
          </table:table-cell>
          <table:table-cell table:style-name="ce2" office:value-type="date" office:date-value="2010-02-13">
            <text:p>02/13/10</text:p>
          </table:table-cell>
        </table:table-row>
        <table:table-row table:style-name="ro1">
          <table:table-cell table:formula="of:=YEAR([.H46])&amp;RIGHT(&quot;0&quot;&amp;MONTH([.H46]);2)&amp;RIGHT(&quot;0&quot;&amp;DAY([.H46]);2)" office:value-type="string" office:string-value="20100214">
            <text:p>20100214</text:p>
          </table:table-cell>
          <table:table-cell table:formula="of:=YEAR([.H46])" office:value-type="float" office:value="2010">
            <text:p>2010</text:p>
          </table:table-cell>
          <table:table-cell table:formula="of:=ROUNDUP(MONTH([.H46])/3)" office:value-type="float" office:value="1">
            <text:p>1</text:p>
          </table:table-cell>
          <table:table-cell table:formula="of:=MONTH([.H46])" office:value-type="float" office:value="2">
            <text:p>2</text:p>
          </table:table-cell>
          <table:table-cell table:formula="of:=&quot;Feb &quot; &amp; [.B46]" office:value-type="string" office:string-value="Feb 2010">
            <text:p>Feb 2010</text:p>
          </table:table-cell>
          <table:table-cell table:formula="of:=DAY([.H46])" office:value-type="float" office:value="14">
            <text:p>14</text:p>
          </table:table-cell>
          <table:table-cell office:value-type="string">
            <text:p>Do</text:p>
          </table:table-cell>
          <table:table-cell table:style-name="ce2" office:value-type="date" office:date-value="2010-02-14">
            <text:p>02/14/10</text:p>
          </table:table-cell>
        </table:table-row>
        <table:table-row table:style-name="ro1">
          <table:table-cell table:formula="of:=YEAR([.H47])&amp;RIGHT(&quot;0&quot;&amp;MONTH([.H47]);2)&amp;RIGHT(&quot;0&quot;&amp;DAY([.H47]);2)" office:value-type="string" office:string-value="20100215">
            <text:p>20100215</text:p>
          </table:table-cell>
          <table:table-cell table:formula="of:=YEAR([.H47])" office:value-type="float" office:value="2010">
            <text:p>2010</text:p>
          </table:table-cell>
          <table:table-cell table:formula="of:=ROUNDUP(MONTH([.H47])/3)" office:value-type="float" office:value="1">
            <text:p>1</text:p>
          </table:table-cell>
          <table:table-cell table:formula="of:=MONTH([.H47])" office:value-type="float" office:value="2">
            <text:p>2</text:p>
          </table:table-cell>
          <table:table-cell table:formula="of:=&quot;Feb &quot; &amp; [.B47]" office:value-type="string" office:string-value="Feb 2010">
            <text:p>Feb 2010</text:p>
          </table:table-cell>
          <table:table-cell table:formula="of:=DAY([.H47])" office:value-type="float" office:value="15">
            <text:p>15</text:p>
          </table:table-cell>
          <table:table-cell office:value-type="string">
            <text:p>Lu</text:p>
          </table:table-cell>
          <table:table-cell table:style-name="ce2" office:value-type="date" office:date-value="2010-02-15">
            <text:p>02/15/10</text:p>
          </table:table-cell>
        </table:table-row>
        <table:table-row table:style-name="ro1">
          <table:table-cell table:formula="of:=YEAR([.H48])&amp;RIGHT(&quot;0&quot;&amp;MONTH([.H48]);2)&amp;RIGHT(&quot;0&quot;&amp;DAY([.H48]);2)" office:value-type="string" office:string-value="20100216">
            <text:p>20100216</text:p>
          </table:table-cell>
          <table:table-cell table:formula="of:=YEAR([.H48])" office:value-type="float" office:value="2010">
            <text:p>2010</text:p>
          </table:table-cell>
          <table:table-cell table:formula="of:=ROUNDUP(MONTH([.H48])/3)" office:value-type="float" office:value="1">
            <text:p>1</text:p>
          </table:table-cell>
          <table:table-cell table:formula="of:=MONTH([.H48])" office:value-type="float" office:value="2">
            <text:p>2</text:p>
          </table:table-cell>
          <table:table-cell table:formula="of:=&quot;Feb &quot; &amp; [.B48]" office:value-type="string" office:string-value="Feb 2010">
            <text:p>Feb 2010</text:p>
          </table:table-cell>
          <table:table-cell table:formula="of:=DAY([.H48])" office:value-type="float" office:value="16">
            <text:p>16</text:p>
          </table:table-cell>
          <table:table-cell office:value-type="string">
            <text:p>Ma</text:p>
          </table:table-cell>
          <table:table-cell table:style-name="ce2" office:value-type="date" office:date-value="2010-02-16">
            <text:p>02/16/10</text:p>
          </table:table-cell>
        </table:table-row>
        <table:table-row table:style-name="ro1">
          <table:table-cell table:formula="of:=YEAR([.H49])&amp;RIGHT(&quot;0&quot;&amp;MONTH([.H49]);2)&amp;RIGHT(&quot;0&quot;&amp;DAY([.H49]);2)" office:value-type="string" office:string-value="20100217">
            <text:p>20100217</text:p>
          </table:table-cell>
          <table:table-cell table:formula="of:=YEAR([.H49])" office:value-type="float" office:value="2010">
            <text:p>2010</text:p>
          </table:table-cell>
          <table:table-cell table:formula="of:=ROUNDUP(MONTH([.H49])/3)" office:value-type="float" office:value="1">
            <text:p>1</text:p>
          </table:table-cell>
          <table:table-cell table:formula="of:=MONTH([.H49])" office:value-type="float" office:value="2">
            <text:p>2</text:p>
          </table:table-cell>
          <table:table-cell table:formula="of:=&quot;Feb &quot; &amp; [.B49]" office:value-type="string" office:string-value="Feb 2010">
            <text:p>Feb 2010</text:p>
          </table:table-cell>
          <table:table-cell table:formula="of:=DAY([.H49])" office:value-type="float" office:value="17">
            <text:p>17</text:p>
          </table:table-cell>
          <table:table-cell office:value-type="string">
            <text:p>Mi</text:p>
          </table:table-cell>
          <table:table-cell table:style-name="ce2" office:value-type="date" office:date-value="2010-02-17">
            <text:p>02/17/10</text:p>
          </table:table-cell>
        </table:table-row>
        <table:table-row table:style-name="ro1">
          <table:table-cell table:formula="of:=YEAR([.H50])&amp;RIGHT(&quot;0&quot;&amp;MONTH([.H50]);2)&amp;RIGHT(&quot;0&quot;&amp;DAY([.H50]);2)" office:value-type="string" office:string-value="20100218">
            <text:p>20100218</text:p>
          </table:table-cell>
          <table:table-cell table:formula="of:=YEAR([.H50])" office:value-type="float" office:value="2010">
            <text:p>2010</text:p>
          </table:table-cell>
          <table:table-cell table:formula="of:=ROUNDUP(MONTH([.H50])/3)" office:value-type="float" office:value="1">
            <text:p>1</text:p>
          </table:table-cell>
          <table:table-cell table:formula="of:=MONTH([.H50])" office:value-type="float" office:value="2">
            <text:p>2</text:p>
          </table:table-cell>
          <table:table-cell table:formula="of:=&quot;Feb &quot; &amp; [.B50]" office:value-type="string" office:string-value="Feb 2010">
            <text:p>Feb 2010</text:p>
          </table:table-cell>
          <table:table-cell table:formula="of:=DAY([.H50])" office:value-type="float" office:value="18">
            <text:p>18</text:p>
          </table:table-cell>
          <table:table-cell office:value-type="string">
            <text:p>Ju</text:p>
          </table:table-cell>
          <table:table-cell table:style-name="ce2" office:value-type="date" office:date-value="2010-02-18">
            <text:p>02/18/10</text:p>
          </table:table-cell>
        </table:table-row>
        <table:table-row table:style-name="ro1">
          <table:table-cell table:formula="of:=YEAR([.H51])&amp;RIGHT(&quot;0&quot;&amp;MONTH([.H51]);2)&amp;RIGHT(&quot;0&quot;&amp;DAY([.H51]);2)" office:value-type="string" office:string-value="20100219">
            <text:p>20100219</text:p>
          </table:table-cell>
          <table:table-cell table:formula="of:=YEAR([.H51])" office:value-type="float" office:value="2010">
            <text:p>2010</text:p>
          </table:table-cell>
          <table:table-cell table:formula="of:=ROUNDUP(MONTH([.H51])/3)" office:value-type="float" office:value="1">
            <text:p>1</text:p>
          </table:table-cell>
          <table:table-cell table:formula="of:=MONTH([.H51])" office:value-type="float" office:value="2">
            <text:p>2</text:p>
          </table:table-cell>
          <table:table-cell table:formula="of:=&quot;Feb &quot; &amp; [.B51]" office:value-type="string" office:string-value="Feb 2010">
            <text:p>Feb 2010</text:p>
          </table:table-cell>
          <table:table-cell table:formula="of:=DAY([.H51])" office:value-type="float" office:value="19">
            <text:p>19</text:p>
          </table:table-cell>
          <table:table-cell office:value-type="string">
            <text:p>Vi</text:p>
          </table:table-cell>
          <table:table-cell table:style-name="ce2" office:value-type="date" office:date-value="2010-02-19">
            <text:p>02/19/10</text:p>
          </table:table-cell>
        </table:table-row>
        <table:table-row table:style-name="ro1">
          <table:table-cell table:formula="of:=YEAR([.H52])&amp;RIGHT(&quot;0&quot;&amp;MONTH([.H52]);2)&amp;RIGHT(&quot;0&quot;&amp;DAY([.H52]);2)" office:value-type="string" office:string-value="20100220">
            <text:p>20100220</text:p>
          </table:table-cell>
          <table:table-cell table:formula="of:=YEAR([.H52])" office:value-type="float" office:value="2010">
            <text:p>2010</text:p>
          </table:table-cell>
          <table:table-cell table:formula="of:=ROUNDUP(MONTH([.H52])/3)" office:value-type="float" office:value="1">
            <text:p>1</text:p>
          </table:table-cell>
          <table:table-cell table:formula="of:=MONTH([.H52])" office:value-type="float" office:value="2">
            <text:p>2</text:p>
          </table:table-cell>
          <table:table-cell table:formula="of:=&quot;Feb &quot; &amp; [.B52]" office:value-type="string" office:string-value="Feb 2010">
            <text:p>Feb 2010</text:p>
          </table:table-cell>
          <table:table-cell table:formula="of:=DAY([.H52])" office:value-type="float" office:value="20">
            <text:p>20</text:p>
          </table:table-cell>
          <table:table-cell office:value-type="string">
            <text:p>Sa</text:p>
          </table:table-cell>
          <table:table-cell table:style-name="ce2" office:value-type="date" office:date-value="2010-02-20">
            <text:p>02/20/10</text:p>
          </table:table-cell>
        </table:table-row>
        <table:table-row table:style-name="ro1">
          <table:table-cell table:formula="of:=YEAR([.H53])&amp;RIGHT(&quot;0&quot;&amp;MONTH([.H53]);2)&amp;RIGHT(&quot;0&quot;&amp;DAY([.H53]);2)" office:value-type="string" office:string-value="20100221">
            <text:p>20100221</text:p>
          </table:table-cell>
          <table:table-cell table:formula="of:=YEAR([.H53])" office:value-type="float" office:value="2010">
            <text:p>2010</text:p>
          </table:table-cell>
          <table:table-cell table:formula="of:=ROUNDUP(MONTH([.H53])/3)" office:value-type="float" office:value="1">
            <text:p>1</text:p>
          </table:table-cell>
          <table:table-cell table:formula="of:=MONTH([.H53])" office:value-type="float" office:value="2">
            <text:p>2</text:p>
          </table:table-cell>
          <table:table-cell table:formula="of:=&quot;Feb &quot; &amp; [.B53]" office:value-type="string" office:string-value="Feb 2010">
            <text:p>Feb 2010</text:p>
          </table:table-cell>
          <table:table-cell table:formula="of:=DAY([.H53])" office:value-type="float" office:value="21">
            <text:p>21</text:p>
          </table:table-cell>
          <table:table-cell office:value-type="string">
            <text:p>Do</text:p>
          </table:table-cell>
          <table:table-cell table:style-name="ce2" office:value-type="date" office:date-value="2010-02-21">
            <text:p>02/21/10</text:p>
          </table:table-cell>
        </table:table-row>
        <table:table-row table:style-name="ro1">
          <table:table-cell table:formula="of:=YEAR([.H54])&amp;RIGHT(&quot;0&quot;&amp;MONTH([.H54]);2)&amp;RIGHT(&quot;0&quot;&amp;DAY([.H54]);2)" office:value-type="string" office:string-value="20100222">
            <text:p>20100222</text:p>
          </table:table-cell>
          <table:table-cell table:formula="of:=YEAR([.H54])" office:value-type="float" office:value="2010">
            <text:p>2010</text:p>
          </table:table-cell>
          <table:table-cell table:formula="of:=ROUNDUP(MONTH([.H54])/3)" office:value-type="float" office:value="1">
            <text:p>1</text:p>
          </table:table-cell>
          <table:table-cell table:formula="of:=MONTH([.H54])" office:value-type="float" office:value="2">
            <text:p>2</text:p>
          </table:table-cell>
          <table:table-cell table:formula="of:=&quot;Feb &quot; &amp; [.B54]" office:value-type="string" office:string-value="Feb 2010">
            <text:p>Feb 2010</text:p>
          </table:table-cell>
          <table:table-cell table:formula="of:=DAY([.H54])" office:value-type="float" office:value="22">
            <text:p>22</text:p>
          </table:table-cell>
          <table:table-cell office:value-type="string">
            <text:p>Lu</text:p>
          </table:table-cell>
          <table:table-cell table:style-name="ce2" office:value-type="date" office:date-value="2010-02-22">
            <text:p>02/22/10</text:p>
          </table:table-cell>
        </table:table-row>
        <table:table-row table:style-name="ro1">
          <table:table-cell table:formula="of:=YEAR([.H55])&amp;RIGHT(&quot;0&quot;&amp;MONTH([.H55]);2)&amp;RIGHT(&quot;0&quot;&amp;DAY([.H55]);2)" office:value-type="string" office:string-value="20100223">
            <text:p>20100223</text:p>
          </table:table-cell>
          <table:table-cell table:formula="of:=YEAR([.H55])" office:value-type="float" office:value="2010">
            <text:p>2010</text:p>
          </table:table-cell>
          <table:table-cell table:formula="of:=ROUNDUP(MONTH([.H55])/3)" office:value-type="float" office:value="1">
            <text:p>1</text:p>
          </table:table-cell>
          <table:table-cell table:formula="of:=MONTH([.H55])" office:value-type="float" office:value="2">
            <text:p>2</text:p>
          </table:table-cell>
          <table:table-cell table:formula="of:=&quot;Feb &quot; &amp; [.B55]" office:value-type="string" office:string-value="Feb 2010">
            <text:p>Feb 2010</text:p>
          </table:table-cell>
          <table:table-cell table:formula="of:=DAY([.H55])" office:value-type="float" office:value="23">
            <text:p>23</text:p>
          </table:table-cell>
          <table:table-cell office:value-type="string">
            <text:p>Ma</text:p>
          </table:table-cell>
          <table:table-cell table:style-name="ce2" office:value-type="date" office:date-value="2010-02-23">
            <text:p>02/23/10</text:p>
          </table:table-cell>
        </table:table-row>
        <table:table-row table:style-name="ro1">
          <table:table-cell table:formula="of:=YEAR([.H56])&amp;RIGHT(&quot;0&quot;&amp;MONTH([.H56]);2)&amp;RIGHT(&quot;0&quot;&amp;DAY([.H56]);2)" office:value-type="string" office:string-value="20100224">
            <text:p>20100224</text:p>
          </table:table-cell>
          <table:table-cell table:formula="of:=YEAR([.H56])" office:value-type="float" office:value="2010">
            <text:p>2010</text:p>
          </table:table-cell>
          <table:table-cell table:formula="of:=ROUNDUP(MONTH([.H56])/3)" office:value-type="float" office:value="1">
            <text:p>1</text:p>
          </table:table-cell>
          <table:table-cell table:formula="of:=MONTH([.H56])" office:value-type="float" office:value="2">
            <text:p>2</text:p>
          </table:table-cell>
          <table:table-cell table:formula="of:=&quot;Feb &quot; &amp; [.B56]" office:value-type="string" office:string-value="Feb 2010">
            <text:p>Feb 2010</text:p>
          </table:table-cell>
          <table:table-cell table:formula="of:=DAY([.H56])" office:value-type="float" office:value="24">
            <text:p>24</text:p>
          </table:table-cell>
          <table:table-cell office:value-type="string">
            <text:p>Mi</text:p>
          </table:table-cell>
          <table:table-cell table:style-name="ce2" office:value-type="date" office:date-value="2010-02-24">
            <text:p>02/24/10</text:p>
          </table:table-cell>
        </table:table-row>
        <table:table-row table:style-name="ro1">
          <table:table-cell table:formula="of:=YEAR([.H57])&amp;RIGHT(&quot;0&quot;&amp;MONTH([.H57]);2)&amp;RIGHT(&quot;0&quot;&amp;DAY([.H57]);2)" office:value-type="string" office:string-value="20100225">
            <text:p>20100225</text:p>
          </table:table-cell>
          <table:table-cell table:formula="of:=YEAR([.H57])" office:value-type="float" office:value="2010">
            <text:p>2010</text:p>
          </table:table-cell>
          <table:table-cell table:formula="of:=ROUNDUP(MONTH([.H57])/3)" office:value-type="float" office:value="1">
            <text:p>1</text:p>
          </table:table-cell>
          <table:table-cell table:formula="of:=MONTH([.H57])" office:value-type="float" office:value="2">
            <text:p>2</text:p>
          </table:table-cell>
          <table:table-cell table:formula="of:=&quot;Feb &quot; &amp; [.B57]" office:value-type="string" office:string-value="Feb 2010">
            <text:p>Feb 2010</text:p>
          </table:table-cell>
          <table:table-cell table:formula="of:=DAY([.H57])" office:value-type="float" office:value="25">
            <text:p>25</text:p>
          </table:table-cell>
          <table:table-cell office:value-type="string">
            <text:p>Ju</text:p>
          </table:table-cell>
          <table:table-cell table:style-name="ce2" office:value-type="date" office:date-value="2010-02-25">
            <text:p>02/25/10</text:p>
          </table:table-cell>
        </table:table-row>
        <table:table-row table:style-name="ro1">
          <table:table-cell table:formula="of:=YEAR([.H58])&amp;RIGHT(&quot;0&quot;&amp;MONTH([.H58]);2)&amp;RIGHT(&quot;0&quot;&amp;DAY([.H58]);2)" office:value-type="string" office:string-value="20100226">
            <text:p>20100226</text:p>
          </table:table-cell>
          <table:table-cell table:formula="of:=YEAR([.H58])" office:value-type="float" office:value="2010">
            <text:p>2010</text:p>
          </table:table-cell>
          <table:table-cell table:formula="of:=ROUNDUP(MONTH([.H58])/3)" office:value-type="float" office:value="1">
            <text:p>1</text:p>
          </table:table-cell>
          <table:table-cell table:formula="of:=MONTH([.H58])" office:value-type="float" office:value="2">
            <text:p>2</text:p>
          </table:table-cell>
          <table:table-cell table:formula="of:=&quot;Feb &quot; &amp; [.B58]" office:value-type="string" office:string-value="Feb 2010">
            <text:p>Feb 2010</text:p>
          </table:table-cell>
          <table:table-cell table:formula="of:=DAY([.H58])" office:value-type="float" office:value="26">
            <text:p>26</text:p>
          </table:table-cell>
          <table:table-cell office:value-type="string">
            <text:p>Vi</text:p>
          </table:table-cell>
          <table:table-cell table:style-name="ce2" office:value-type="date" office:date-value="2010-02-26">
            <text:p>02/26/10</text:p>
          </table:table-cell>
        </table:table-row>
        <table:table-row table:style-name="ro1">
          <table:table-cell table:formula="of:=YEAR([.H59])&amp;RIGHT(&quot;0&quot;&amp;MONTH([.H59]);2)&amp;RIGHT(&quot;0&quot;&amp;DAY([.H59]);2)" office:value-type="string" office:string-value="20100227">
            <text:p>20100227</text:p>
          </table:table-cell>
          <table:table-cell table:formula="of:=YEAR([.H59])" office:value-type="float" office:value="2010">
            <text:p>2010</text:p>
          </table:table-cell>
          <table:table-cell table:formula="of:=ROUNDUP(MONTH([.H59])/3)" office:value-type="float" office:value="1">
            <text:p>1</text:p>
          </table:table-cell>
          <table:table-cell table:formula="of:=MONTH([.H59])" office:value-type="float" office:value="2">
            <text:p>2</text:p>
          </table:table-cell>
          <table:table-cell table:formula="of:=&quot;Feb &quot; &amp; [.B59]" office:value-type="string" office:string-value="Feb 2010">
            <text:p>Feb 2010</text:p>
          </table:table-cell>
          <table:table-cell table:formula="of:=DAY([.H59])" office:value-type="float" office:value="27">
            <text:p>27</text:p>
          </table:table-cell>
          <table:table-cell office:value-type="string">
            <text:p>Sa</text:p>
          </table:table-cell>
          <table:table-cell table:style-name="ce2" office:value-type="date" office:date-value="2010-02-27">
            <text:p>02/27/10</text:p>
          </table:table-cell>
        </table:table-row>
        <table:table-row table:style-name="ro1">
          <table:table-cell table:formula="of:=YEAR([.H60])&amp;RIGHT(&quot;0&quot;&amp;MONTH([.H60]);2)&amp;RIGHT(&quot;0&quot;&amp;DAY([.H60]);2)" office:value-type="string" office:string-value="20100228">
            <text:p>20100228</text:p>
          </table:table-cell>
          <table:table-cell table:formula="of:=YEAR([.H60])" office:value-type="float" office:value="2010">
            <text:p>2010</text:p>
          </table:table-cell>
          <table:table-cell table:formula="of:=ROUNDUP(MONTH([.H60])/3)" office:value-type="float" office:value="1">
            <text:p>1</text:p>
          </table:table-cell>
          <table:table-cell table:formula="of:=MONTH([.H60])" office:value-type="float" office:value="2">
            <text:p>2</text:p>
          </table:table-cell>
          <table:table-cell table:formula="of:=&quot;Feb &quot; &amp; [.B60]" office:value-type="string" office:string-value="Feb 2010">
            <text:p>Feb 2010</text:p>
          </table:table-cell>
          <table:table-cell table:formula="of:=DAY([.H60])" office:value-type="float" office:value="28">
            <text:p>28</text:p>
          </table:table-cell>
          <table:table-cell office:value-type="string">
            <text:p>Do</text:p>
          </table:table-cell>
          <table:table-cell table:style-name="ce2" office:value-type="date" office:date-value="2010-02-28">
            <text:p>02/28/10</text:p>
          </table:table-cell>
        </table:table-row>
        <table:table-row table:style-name="ro1">
          <table:table-cell table:formula="of:=YEAR([.H61])&amp;RIGHT(&quot;0&quot;&amp;MONTH([.H61]);2)&amp;RIGHT(&quot;0&quot;&amp;DAY([.H61]);2)" office:value-type="string" office:string-value="20100301">
            <text:p>20100301</text:p>
          </table:table-cell>
          <table:table-cell table:formula="of:=YEAR([.H61])" office:value-type="float" office:value="2010">
            <text:p>2010</text:p>
          </table:table-cell>
          <table:table-cell table:formula="of:=ROUNDUP(MONTH([.H61])/3)" office:value-type="float" office:value="1">
            <text:p>1</text:p>
          </table:table-cell>
          <table:table-cell table:formula="of:=MONTH([.H61])" office:value-type="float" office:value="3">
            <text:p>3</text:p>
          </table:table-cell>
          <table:table-cell table:formula="of:=&quot;Mar &quot; &amp; [.B61]" office:value-type="string" office:string-value="Mar 2010">
            <text:p>Mar 2010</text:p>
          </table:table-cell>
          <table:table-cell table:formula="of:=DAY([.H61])" office:value-type="float" office:value="1">
            <text:p>1</text:p>
          </table:table-cell>
          <table:table-cell office:value-type="string">
            <text:p>Lu</text:p>
          </table:table-cell>
          <table:table-cell table:style-name="ce2" office:value-type="date" office:date-value="2010-03-01">
            <text:p>03/01/10</text:p>
          </table:table-cell>
        </table:table-row>
        <table:table-row table:style-name="ro1">
          <table:table-cell table:formula="of:=YEAR([.H62])&amp;RIGHT(&quot;0&quot;&amp;MONTH([.H62]);2)&amp;RIGHT(&quot;0&quot;&amp;DAY([.H62]);2)" office:value-type="string" office:string-value="20100302">
            <text:p>20100302</text:p>
          </table:table-cell>
          <table:table-cell table:formula="of:=YEAR([.H62])" office:value-type="float" office:value="2010">
            <text:p>2010</text:p>
          </table:table-cell>
          <table:table-cell table:formula="of:=ROUNDUP(MONTH([.H62])/3)" office:value-type="float" office:value="1">
            <text:p>1</text:p>
          </table:table-cell>
          <table:table-cell table:formula="of:=MONTH([.H62])" office:value-type="float" office:value="3">
            <text:p>3</text:p>
          </table:table-cell>
          <table:table-cell table:formula="of:=&quot;Mar &quot; &amp; [.B62]" office:value-type="string" office:string-value="Mar 2010">
            <text:p>Mar 2010</text:p>
          </table:table-cell>
          <table:table-cell table:formula="of:=DAY([.H62])" office:value-type="float" office:value="2">
            <text:p>2</text:p>
          </table:table-cell>
          <table:table-cell office:value-type="string">
            <text:p>Ma</text:p>
          </table:table-cell>
          <table:table-cell table:style-name="ce2" office:value-type="date" office:date-value="2010-03-02">
            <text:p>03/02/10</text:p>
          </table:table-cell>
        </table:table-row>
        <table:table-row table:style-name="ro1">
          <table:table-cell table:formula="of:=YEAR([.H63])&amp;RIGHT(&quot;0&quot;&amp;MONTH([.H63]);2)&amp;RIGHT(&quot;0&quot;&amp;DAY([.H63]);2)" office:value-type="string" office:string-value="20100303">
            <text:p>20100303</text:p>
          </table:table-cell>
          <table:table-cell table:formula="of:=YEAR([.H63])" office:value-type="float" office:value="2010">
            <text:p>2010</text:p>
          </table:table-cell>
          <table:table-cell table:formula="of:=ROUNDUP(MONTH([.H63])/3)" office:value-type="float" office:value="1">
            <text:p>1</text:p>
          </table:table-cell>
          <table:table-cell table:formula="of:=MONTH([.H63])" office:value-type="float" office:value="3">
            <text:p>3</text:p>
          </table:table-cell>
          <table:table-cell table:formula="of:=&quot;Mar &quot; &amp; [.B63]" office:value-type="string" office:string-value="Mar 2010">
            <text:p>Mar 2010</text:p>
          </table:table-cell>
          <table:table-cell table:formula="of:=DAY([.H63])" office:value-type="float" office:value="3">
            <text:p>3</text:p>
          </table:table-cell>
          <table:table-cell office:value-type="string">
            <text:p>Mi</text:p>
          </table:table-cell>
          <table:table-cell table:style-name="ce2" office:value-type="date" office:date-value="2010-03-03">
            <text:p>03/03/10</text:p>
          </table:table-cell>
        </table:table-row>
        <table:table-row table:style-name="ro1">
          <table:table-cell table:formula="of:=YEAR([.H64])&amp;RIGHT(&quot;0&quot;&amp;MONTH([.H64]);2)&amp;RIGHT(&quot;0&quot;&amp;DAY([.H64]);2)" office:value-type="string" office:string-value="20100304">
            <text:p>20100304</text:p>
          </table:table-cell>
          <table:table-cell table:formula="of:=YEAR([.H64])" office:value-type="float" office:value="2010">
            <text:p>2010</text:p>
          </table:table-cell>
          <table:table-cell table:formula="of:=ROUNDUP(MONTH([.H64])/3)" office:value-type="float" office:value="1">
            <text:p>1</text:p>
          </table:table-cell>
          <table:table-cell table:formula="of:=MONTH([.H64])" office:value-type="float" office:value="3">
            <text:p>3</text:p>
          </table:table-cell>
          <table:table-cell table:formula="of:=&quot;Mar &quot; &amp; [.B64]" office:value-type="string" office:string-value="Mar 2010">
            <text:p>Mar 2010</text:p>
          </table:table-cell>
          <table:table-cell table:formula="of:=DAY([.H64])" office:value-type="float" office:value="4">
            <text:p>4</text:p>
          </table:table-cell>
          <table:table-cell office:value-type="string">
            <text:p>Ju</text:p>
          </table:table-cell>
          <table:table-cell table:style-name="ce2" office:value-type="date" office:date-value="2010-03-04">
            <text:p>03/04/10</text:p>
          </table:table-cell>
        </table:table-row>
        <table:table-row table:style-name="ro1">
          <table:table-cell table:formula="of:=YEAR([.H65])&amp;RIGHT(&quot;0&quot;&amp;MONTH([.H65]);2)&amp;RIGHT(&quot;0&quot;&amp;DAY([.H65]);2)" office:value-type="string" office:string-value="20100305">
            <text:p>20100305</text:p>
          </table:table-cell>
          <table:table-cell table:formula="of:=YEAR([.H65])" office:value-type="float" office:value="2010">
            <text:p>2010</text:p>
          </table:table-cell>
          <table:table-cell table:formula="of:=ROUNDUP(MONTH([.H65])/3)" office:value-type="float" office:value="1">
            <text:p>1</text:p>
          </table:table-cell>
          <table:table-cell table:formula="of:=MONTH([.H65])" office:value-type="float" office:value="3">
            <text:p>3</text:p>
          </table:table-cell>
          <table:table-cell table:formula="of:=&quot;Mar &quot; &amp; [.B65]" office:value-type="string" office:string-value="Mar 2010">
            <text:p>Mar 2010</text:p>
          </table:table-cell>
          <table:table-cell table:formula="of:=DAY([.H65])" office:value-type="float" office:value="5">
            <text:p>5</text:p>
          </table:table-cell>
          <table:table-cell office:value-type="string">
            <text:p>Vi</text:p>
          </table:table-cell>
          <table:table-cell table:style-name="ce2" office:value-type="date" office:date-value="2010-03-05">
            <text:p>03/05/10</text:p>
          </table:table-cell>
        </table:table-row>
        <table:table-row table:style-name="ro1">
          <table:table-cell table:formula="of:=YEAR([.H66])&amp;RIGHT(&quot;0&quot;&amp;MONTH([.H66]);2)&amp;RIGHT(&quot;0&quot;&amp;DAY([.H66]);2)" office:value-type="string" office:string-value="20100306">
            <text:p>20100306</text:p>
          </table:table-cell>
          <table:table-cell table:formula="of:=YEAR([.H66])" office:value-type="float" office:value="2010">
            <text:p>2010</text:p>
          </table:table-cell>
          <table:table-cell table:formula="of:=ROUNDUP(MONTH([.H66])/3)" office:value-type="float" office:value="1">
            <text:p>1</text:p>
          </table:table-cell>
          <table:table-cell table:formula="of:=MONTH([.H66])" office:value-type="float" office:value="3">
            <text:p>3</text:p>
          </table:table-cell>
          <table:table-cell table:formula="of:=&quot;Mar &quot; &amp; [.B66]" office:value-type="string" office:string-value="Mar 2010">
            <text:p>Mar 2010</text:p>
          </table:table-cell>
          <table:table-cell table:formula="of:=DAY([.H66])" office:value-type="float" office:value="6">
            <text:p>6</text:p>
          </table:table-cell>
          <table:table-cell office:value-type="string">
            <text:p>Sa</text:p>
          </table:table-cell>
          <table:table-cell table:style-name="ce2" office:value-type="date" office:date-value="2010-03-06">
            <text:p>03/06/10</text:p>
          </table:table-cell>
        </table:table-row>
        <table:table-row table:style-name="ro1">
          <table:table-cell table:formula="of:=YEAR([.H67])&amp;RIGHT(&quot;0&quot;&amp;MONTH([.H67]);2)&amp;RIGHT(&quot;0&quot;&amp;DAY([.H67]);2)" office:value-type="string" office:string-value="20100307">
            <text:p>20100307</text:p>
          </table:table-cell>
          <table:table-cell table:formula="of:=YEAR([.H67])" office:value-type="float" office:value="2010">
            <text:p>2010</text:p>
          </table:table-cell>
          <table:table-cell table:formula="of:=ROUNDUP(MONTH([.H67])/3)" office:value-type="float" office:value="1">
            <text:p>1</text:p>
          </table:table-cell>
          <table:table-cell table:formula="of:=MONTH([.H67])" office:value-type="float" office:value="3">
            <text:p>3</text:p>
          </table:table-cell>
          <table:table-cell table:formula="of:=&quot;Mar &quot; &amp; [.B67]" office:value-type="string" office:string-value="Mar 2010">
            <text:p>Mar 2010</text:p>
          </table:table-cell>
          <table:table-cell table:formula="of:=DAY([.H67])" office:value-type="float" office:value="7">
            <text:p>7</text:p>
          </table:table-cell>
          <table:table-cell office:value-type="string">
            <text:p>Do</text:p>
          </table:table-cell>
          <table:table-cell table:style-name="ce2" office:value-type="date" office:date-value="2010-03-07">
            <text:p>03/07/10</text:p>
          </table:table-cell>
        </table:table-row>
        <table:table-row table:style-name="ro1">
          <table:table-cell table:formula="of:=YEAR([.H68])&amp;RIGHT(&quot;0&quot;&amp;MONTH([.H68]);2)&amp;RIGHT(&quot;0&quot;&amp;DAY([.H68]);2)" office:value-type="string" office:string-value="20100308">
            <text:p>20100308</text:p>
          </table:table-cell>
          <table:table-cell table:formula="of:=YEAR([.H68])" office:value-type="float" office:value="2010">
            <text:p>2010</text:p>
          </table:table-cell>
          <table:table-cell table:formula="of:=ROUNDUP(MONTH([.H68])/3)" office:value-type="float" office:value="1">
            <text:p>1</text:p>
          </table:table-cell>
          <table:table-cell table:formula="of:=MONTH([.H68])" office:value-type="float" office:value="3">
            <text:p>3</text:p>
          </table:table-cell>
          <table:table-cell table:formula="of:=&quot;Mar &quot; &amp; [.B68]" office:value-type="string" office:string-value="Mar 2010">
            <text:p>Mar 2010</text:p>
          </table:table-cell>
          <table:table-cell table:formula="of:=DAY([.H68])" office:value-type="float" office:value="8">
            <text:p>8</text:p>
          </table:table-cell>
          <table:table-cell office:value-type="string">
            <text:p>Lu</text:p>
          </table:table-cell>
          <table:table-cell table:style-name="ce2" office:value-type="date" office:date-value="2010-03-08">
            <text:p>03/08/10</text:p>
          </table:table-cell>
        </table:table-row>
        <table:table-row table:style-name="ro1">
          <table:table-cell table:formula="of:=YEAR([.H69])&amp;RIGHT(&quot;0&quot;&amp;MONTH([.H69]);2)&amp;RIGHT(&quot;0&quot;&amp;DAY([.H69]);2)" office:value-type="string" office:string-value="20100309">
            <text:p>20100309</text:p>
          </table:table-cell>
          <table:table-cell table:formula="of:=YEAR([.H69])" office:value-type="float" office:value="2010">
            <text:p>2010</text:p>
          </table:table-cell>
          <table:table-cell table:formula="of:=ROUNDUP(MONTH([.H69])/3)" office:value-type="float" office:value="1">
            <text:p>1</text:p>
          </table:table-cell>
          <table:table-cell table:formula="of:=MONTH([.H69])" office:value-type="float" office:value="3">
            <text:p>3</text:p>
          </table:table-cell>
          <table:table-cell table:formula="of:=&quot;Mar &quot; &amp; [.B69]" office:value-type="string" office:string-value="Mar 2010">
            <text:p>Mar 2010</text:p>
          </table:table-cell>
          <table:table-cell table:formula="of:=DAY([.H69])" office:value-type="float" office:value="9">
            <text:p>9</text:p>
          </table:table-cell>
          <table:table-cell office:value-type="string">
            <text:p>Ma</text:p>
          </table:table-cell>
          <table:table-cell table:style-name="ce2" office:value-type="date" office:date-value="2010-03-09">
            <text:p>03/09/10</text:p>
          </table:table-cell>
        </table:table-row>
        <table:table-row table:style-name="ro1">
          <table:table-cell table:formula="of:=YEAR([.H70])&amp;RIGHT(&quot;0&quot;&amp;MONTH([.H70]);2)&amp;RIGHT(&quot;0&quot;&amp;DAY([.H70]);2)" office:value-type="string" office:string-value="20100310">
            <text:p>20100310</text:p>
          </table:table-cell>
          <table:table-cell table:formula="of:=YEAR([.H70])" office:value-type="float" office:value="2010">
            <text:p>2010</text:p>
          </table:table-cell>
          <table:table-cell table:formula="of:=ROUNDUP(MONTH([.H70])/3)" office:value-type="float" office:value="1">
            <text:p>1</text:p>
          </table:table-cell>
          <table:table-cell table:formula="of:=MONTH([.H70])" office:value-type="float" office:value="3">
            <text:p>3</text:p>
          </table:table-cell>
          <table:table-cell table:formula="of:=&quot;Mar &quot; &amp; [.B70]" office:value-type="string" office:string-value="Mar 2010">
            <text:p>Mar 2010</text:p>
          </table:table-cell>
          <table:table-cell table:formula="of:=DAY([.H70])" office:value-type="float" office:value="10">
            <text:p>10</text:p>
          </table:table-cell>
          <table:table-cell office:value-type="string">
            <text:p>Mi</text:p>
          </table:table-cell>
          <table:table-cell table:style-name="ce2" office:value-type="date" office:date-value="2010-03-10">
            <text:p>03/10/10</text:p>
          </table:table-cell>
        </table:table-row>
        <table:table-row table:style-name="ro1">
          <table:table-cell table:formula="of:=YEAR([.H71])&amp;RIGHT(&quot;0&quot;&amp;MONTH([.H71]);2)&amp;RIGHT(&quot;0&quot;&amp;DAY([.H71]);2)" office:value-type="string" office:string-value="20100311">
            <text:p>20100311</text:p>
          </table:table-cell>
          <table:table-cell table:formula="of:=YEAR([.H71])" office:value-type="float" office:value="2010">
            <text:p>2010</text:p>
          </table:table-cell>
          <table:table-cell table:formula="of:=ROUNDUP(MONTH([.H71])/3)" office:value-type="float" office:value="1">
            <text:p>1</text:p>
          </table:table-cell>
          <table:table-cell table:formula="of:=MONTH([.H71])" office:value-type="float" office:value="3">
            <text:p>3</text:p>
          </table:table-cell>
          <table:table-cell table:formula="of:=&quot;Mar &quot; &amp; [.B71]" office:value-type="string" office:string-value="Mar 2010">
            <text:p>Mar 2010</text:p>
          </table:table-cell>
          <table:table-cell table:formula="of:=DAY([.H71])" office:value-type="float" office:value="11">
            <text:p>11</text:p>
          </table:table-cell>
          <table:table-cell office:value-type="string">
            <text:p>Ju</text:p>
          </table:table-cell>
          <table:table-cell table:style-name="ce2" office:value-type="date" office:date-value="2010-03-11">
            <text:p>03/11/10</text:p>
          </table:table-cell>
        </table:table-row>
        <table:table-row table:style-name="ro1">
          <table:table-cell table:formula="of:=YEAR([.H72])&amp;RIGHT(&quot;0&quot;&amp;MONTH([.H72]);2)&amp;RIGHT(&quot;0&quot;&amp;DAY([.H72]);2)" office:value-type="string" office:string-value="20100312">
            <text:p>20100312</text:p>
          </table:table-cell>
          <table:table-cell table:formula="of:=YEAR([.H72])" office:value-type="float" office:value="2010">
            <text:p>2010</text:p>
          </table:table-cell>
          <table:table-cell table:formula="of:=ROUNDUP(MONTH([.H72])/3)" office:value-type="float" office:value="1">
            <text:p>1</text:p>
          </table:table-cell>
          <table:table-cell table:formula="of:=MONTH([.H72])" office:value-type="float" office:value="3">
            <text:p>3</text:p>
          </table:table-cell>
          <table:table-cell table:formula="of:=&quot;Mar &quot; &amp; [.B72]" office:value-type="string" office:string-value="Mar 2010">
            <text:p>Mar 2010</text:p>
          </table:table-cell>
          <table:table-cell table:formula="of:=DAY([.H72])" office:value-type="float" office:value="12">
            <text:p>12</text:p>
          </table:table-cell>
          <table:table-cell office:value-type="string">
            <text:p>Vi</text:p>
          </table:table-cell>
          <table:table-cell table:style-name="ce2" office:value-type="date" office:date-value="2010-03-12">
            <text:p>03/12/10</text:p>
          </table:table-cell>
        </table:table-row>
        <table:table-row table:style-name="ro1">
          <table:table-cell table:formula="of:=YEAR([.H73])&amp;RIGHT(&quot;0&quot;&amp;MONTH([.H73]);2)&amp;RIGHT(&quot;0&quot;&amp;DAY([.H73]);2)" office:value-type="string" office:string-value="20100313">
            <text:p>20100313</text:p>
          </table:table-cell>
          <table:table-cell table:formula="of:=YEAR([.H73])" office:value-type="float" office:value="2010">
            <text:p>2010</text:p>
          </table:table-cell>
          <table:table-cell table:formula="of:=ROUNDUP(MONTH([.H73])/3)" office:value-type="float" office:value="1">
            <text:p>1</text:p>
          </table:table-cell>
          <table:table-cell table:formula="of:=MONTH([.H73])" office:value-type="float" office:value="3">
            <text:p>3</text:p>
          </table:table-cell>
          <table:table-cell table:formula="of:=&quot;Mar &quot; &amp; [.B73]" office:value-type="string" office:string-value="Mar 2010">
            <text:p>Mar 2010</text:p>
          </table:table-cell>
          <table:table-cell table:formula="of:=DAY([.H73])" office:value-type="float" office:value="13">
            <text:p>13</text:p>
          </table:table-cell>
          <table:table-cell office:value-type="string">
            <text:p>Sa</text:p>
          </table:table-cell>
          <table:table-cell table:style-name="ce2" office:value-type="date" office:date-value="2010-03-13">
            <text:p>03/13/10</text:p>
          </table:table-cell>
        </table:table-row>
        <table:table-row table:style-name="ro1">
          <table:table-cell table:formula="of:=YEAR([.H74])&amp;RIGHT(&quot;0&quot;&amp;MONTH([.H74]);2)&amp;RIGHT(&quot;0&quot;&amp;DAY([.H74]);2)" office:value-type="string" office:string-value="20100314">
            <text:p>20100314</text:p>
          </table:table-cell>
          <table:table-cell table:formula="of:=YEAR([.H74])" office:value-type="float" office:value="2010">
            <text:p>2010</text:p>
          </table:table-cell>
          <table:table-cell table:formula="of:=ROUNDUP(MONTH([.H74])/3)" office:value-type="float" office:value="1">
            <text:p>1</text:p>
          </table:table-cell>
          <table:table-cell table:formula="of:=MONTH([.H74])" office:value-type="float" office:value="3">
            <text:p>3</text:p>
          </table:table-cell>
          <table:table-cell table:formula="of:=&quot;Mar &quot; &amp; [.B74]" office:value-type="string" office:string-value="Mar 2010">
            <text:p>Mar 2010</text:p>
          </table:table-cell>
          <table:table-cell table:formula="of:=DAY([.H74])" office:value-type="float" office:value="14">
            <text:p>14</text:p>
          </table:table-cell>
          <table:table-cell office:value-type="string">
            <text:p>Do</text:p>
          </table:table-cell>
          <table:table-cell table:style-name="ce2" office:value-type="date" office:date-value="2010-03-14">
            <text:p>03/14/10</text:p>
          </table:table-cell>
        </table:table-row>
        <table:table-row table:style-name="ro1">
          <table:table-cell table:formula="of:=YEAR([.H75])&amp;RIGHT(&quot;0&quot;&amp;MONTH([.H75]);2)&amp;RIGHT(&quot;0&quot;&amp;DAY([.H75]);2)" office:value-type="string" office:string-value="20100315">
            <text:p>20100315</text:p>
          </table:table-cell>
          <table:table-cell table:formula="of:=YEAR([.H75])" office:value-type="float" office:value="2010">
            <text:p>2010</text:p>
          </table:table-cell>
          <table:table-cell table:formula="of:=ROUNDUP(MONTH([.H75])/3)" office:value-type="float" office:value="1">
            <text:p>1</text:p>
          </table:table-cell>
          <table:table-cell table:formula="of:=MONTH([.H75])" office:value-type="float" office:value="3">
            <text:p>3</text:p>
          </table:table-cell>
          <table:table-cell table:formula="of:=&quot;Mar &quot; &amp; [.B75]" office:value-type="string" office:string-value="Mar 2010">
            <text:p>Mar 2010</text:p>
          </table:table-cell>
          <table:table-cell table:formula="of:=DAY([.H75])" office:value-type="float" office:value="15">
            <text:p>15</text:p>
          </table:table-cell>
          <table:table-cell office:value-type="string">
            <text:p>Lu</text:p>
          </table:table-cell>
          <table:table-cell table:style-name="ce2" office:value-type="date" office:date-value="2010-03-15">
            <text:p>03/15/10</text:p>
          </table:table-cell>
        </table:table-row>
        <table:table-row table:style-name="ro1">
          <table:table-cell table:formula="of:=YEAR([.H76])&amp;RIGHT(&quot;0&quot;&amp;MONTH([.H76]);2)&amp;RIGHT(&quot;0&quot;&amp;DAY([.H76]);2)" office:value-type="string" office:string-value="20100316">
            <text:p>20100316</text:p>
          </table:table-cell>
          <table:table-cell table:formula="of:=YEAR([.H76])" office:value-type="float" office:value="2010">
            <text:p>2010</text:p>
          </table:table-cell>
          <table:table-cell table:formula="of:=ROUNDUP(MONTH([.H76])/3)" office:value-type="float" office:value="1">
            <text:p>1</text:p>
          </table:table-cell>
          <table:table-cell table:formula="of:=MONTH([.H76])" office:value-type="float" office:value="3">
            <text:p>3</text:p>
          </table:table-cell>
          <table:table-cell table:formula="of:=&quot;Mar &quot; &amp; [.B76]" office:value-type="string" office:string-value="Mar 2010">
            <text:p>Mar 2010</text:p>
          </table:table-cell>
          <table:table-cell table:formula="of:=DAY([.H76])" office:value-type="float" office:value="16">
            <text:p>16</text:p>
          </table:table-cell>
          <table:table-cell office:value-type="string">
            <text:p>Ma</text:p>
          </table:table-cell>
          <table:table-cell table:style-name="ce2" office:value-type="date" office:date-value="2010-03-16">
            <text:p>03/16/10</text:p>
          </table:table-cell>
        </table:table-row>
        <table:table-row table:style-name="ro1">
          <table:table-cell table:formula="of:=YEAR([.H77])&amp;RIGHT(&quot;0&quot;&amp;MONTH([.H77]);2)&amp;RIGHT(&quot;0&quot;&amp;DAY([.H77]);2)" office:value-type="string" office:string-value="20100317">
            <text:p>20100317</text:p>
          </table:table-cell>
          <table:table-cell table:formula="of:=YEAR([.H77])" office:value-type="float" office:value="2010">
            <text:p>2010</text:p>
          </table:table-cell>
          <table:table-cell table:formula="of:=ROUNDUP(MONTH([.H77])/3)" office:value-type="float" office:value="1">
            <text:p>1</text:p>
          </table:table-cell>
          <table:table-cell table:formula="of:=MONTH([.H77])" office:value-type="float" office:value="3">
            <text:p>3</text:p>
          </table:table-cell>
          <table:table-cell table:formula="of:=&quot;Mar &quot; &amp; [.B77]" office:value-type="string" office:string-value="Mar 2010">
            <text:p>Mar 2010</text:p>
          </table:table-cell>
          <table:table-cell table:formula="of:=DAY([.H77])" office:value-type="float" office:value="17">
            <text:p>17</text:p>
          </table:table-cell>
          <table:table-cell office:value-type="string">
            <text:p>Mi</text:p>
          </table:table-cell>
          <table:table-cell table:style-name="ce2" office:value-type="date" office:date-value="2010-03-17">
            <text:p>03/17/10</text:p>
          </table:table-cell>
        </table:table-row>
        <table:table-row table:style-name="ro1">
          <table:table-cell table:formula="of:=YEAR([.H78])&amp;RIGHT(&quot;0&quot;&amp;MONTH([.H78]);2)&amp;RIGHT(&quot;0&quot;&amp;DAY([.H78]);2)" office:value-type="string" office:string-value="20100318">
            <text:p>20100318</text:p>
          </table:table-cell>
          <table:table-cell table:formula="of:=YEAR([.H78])" office:value-type="float" office:value="2010">
            <text:p>2010</text:p>
          </table:table-cell>
          <table:table-cell table:formula="of:=ROUNDUP(MONTH([.H78])/3)" office:value-type="float" office:value="1">
            <text:p>1</text:p>
          </table:table-cell>
          <table:table-cell table:formula="of:=MONTH([.H78])" office:value-type="float" office:value="3">
            <text:p>3</text:p>
          </table:table-cell>
          <table:table-cell table:formula="of:=&quot;Mar &quot; &amp; [.B78]" office:value-type="string" office:string-value="Mar 2010">
            <text:p>Mar 2010</text:p>
          </table:table-cell>
          <table:table-cell table:formula="of:=DAY([.H78])" office:value-type="float" office:value="18">
            <text:p>18</text:p>
          </table:table-cell>
          <table:table-cell office:value-type="string">
            <text:p>Ju</text:p>
          </table:table-cell>
          <table:table-cell table:style-name="ce2" office:value-type="date" office:date-value="2010-03-18">
            <text:p>03/18/10</text:p>
          </table:table-cell>
        </table:table-row>
        <table:table-row table:style-name="ro1">
          <table:table-cell table:formula="of:=YEAR([.H79])&amp;RIGHT(&quot;0&quot;&amp;MONTH([.H79]);2)&amp;RIGHT(&quot;0&quot;&amp;DAY([.H79]);2)" office:value-type="string" office:string-value="20100319">
            <text:p>20100319</text:p>
          </table:table-cell>
          <table:table-cell table:formula="of:=YEAR([.H79])" office:value-type="float" office:value="2010">
            <text:p>2010</text:p>
          </table:table-cell>
          <table:table-cell table:formula="of:=ROUNDUP(MONTH([.H79])/3)" office:value-type="float" office:value="1">
            <text:p>1</text:p>
          </table:table-cell>
          <table:table-cell table:formula="of:=MONTH([.H79])" office:value-type="float" office:value="3">
            <text:p>3</text:p>
          </table:table-cell>
          <table:table-cell table:formula="of:=&quot;Mar &quot; &amp; [.B79]" office:value-type="string" office:string-value="Mar 2010">
            <text:p>Mar 2010</text:p>
          </table:table-cell>
          <table:table-cell table:formula="of:=DAY([.H79])" office:value-type="float" office:value="19">
            <text:p>19</text:p>
          </table:table-cell>
          <table:table-cell office:value-type="string">
            <text:p>Vi</text:p>
          </table:table-cell>
          <table:table-cell table:style-name="ce2" office:value-type="date" office:date-value="2010-03-19">
            <text:p>03/19/10</text:p>
          </table:table-cell>
        </table:table-row>
        <table:table-row table:style-name="ro1">
          <table:table-cell table:formula="of:=YEAR([.H80])&amp;RIGHT(&quot;0&quot;&amp;MONTH([.H80]);2)&amp;RIGHT(&quot;0&quot;&amp;DAY([.H80]);2)" office:value-type="string" office:string-value="20100320">
            <text:p>20100320</text:p>
          </table:table-cell>
          <table:table-cell table:formula="of:=YEAR([.H80])" office:value-type="float" office:value="2010">
            <text:p>2010</text:p>
          </table:table-cell>
          <table:table-cell table:formula="of:=ROUNDUP(MONTH([.H80])/3)" office:value-type="float" office:value="1">
            <text:p>1</text:p>
          </table:table-cell>
          <table:table-cell table:formula="of:=MONTH([.H80])" office:value-type="float" office:value="3">
            <text:p>3</text:p>
          </table:table-cell>
          <table:table-cell table:formula="of:=&quot;Mar &quot; &amp; [.B80]" office:value-type="string" office:string-value="Mar 2010">
            <text:p>Mar 2010</text:p>
          </table:table-cell>
          <table:table-cell table:formula="of:=DAY([.H80])" office:value-type="float" office:value="20">
            <text:p>20</text:p>
          </table:table-cell>
          <table:table-cell office:value-type="string">
            <text:p>Sa</text:p>
          </table:table-cell>
          <table:table-cell table:style-name="ce2" office:value-type="date" office:date-value="2010-03-20">
            <text:p>03/20/10</text:p>
          </table:table-cell>
        </table:table-row>
        <table:table-row table:style-name="ro1">
          <table:table-cell table:formula="of:=YEAR([.H81])&amp;RIGHT(&quot;0&quot;&amp;MONTH([.H81]);2)&amp;RIGHT(&quot;0&quot;&amp;DAY([.H81]);2)" office:value-type="string" office:string-value="20100321">
            <text:p>20100321</text:p>
          </table:table-cell>
          <table:table-cell table:formula="of:=YEAR([.H81])" office:value-type="float" office:value="2010">
            <text:p>2010</text:p>
          </table:table-cell>
          <table:table-cell table:formula="of:=ROUNDUP(MONTH([.H81])/3)" office:value-type="float" office:value="1">
            <text:p>1</text:p>
          </table:table-cell>
          <table:table-cell table:formula="of:=MONTH([.H81])" office:value-type="float" office:value="3">
            <text:p>3</text:p>
          </table:table-cell>
          <table:table-cell table:formula="of:=&quot;Mar &quot; &amp; [.B81]" office:value-type="string" office:string-value="Mar 2010">
            <text:p>Mar 2010</text:p>
          </table:table-cell>
          <table:table-cell table:formula="of:=DAY([.H81])" office:value-type="float" office:value="21">
            <text:p>21</text:p>
          </table:table-cell>
          <table:table-cell office:value-type="string">
            <text:p>Do</text:p>
          </table:table-cell>
          <table:table-cell table:style-name="ce2" office:value-type="date" office:date-value="2010-03-21">
            <text:p>03/21/10</text:p>
          </table:table-cell>
        </table:table-row>
        <table:table-row table:style-name="ro1">
          <table:table-cell table:formula="of:=YEAR([.H82])&amp;RIGHT(&quot;0&quot;&amp;MONTH([.H82]);2)&amp;RIGHT(&quot;0&quot;&amp;DAY([.H82]);2)" office:value-type="string" office:string-value="20100322">
            <text:p>20100322</text:p>
          </table:table-cell>
          <table:table-cell table:formula="of:=YEAR([.H82])" office:value-type="float" office:value="2010">
            <text:p>2010</text:p>
          </table:table-cell>
          <table:table-cell table:formula="of:=ROUNDUP(MONTH([.H82])/3)" office:value-type="float" office:value="1">
            <text:p>1</text:p>
          </table:table-cell>
          <table:table-cell table:formula="of:=MONTH([.H82])" office:value-type="float" office:value="3">
            <text:p>3</text:p>
          </table:table-cell>
          <table:table-cell table:formula="of:=&quot;Mar &quot; &amp; [.B82]" office:value-type="string" office:string-value="Mar 2010">
            <text:p>Mar 2010</text:p>
          </table:table-cell>
          <table:table-cell table:formula="of:=DAY([.H82])" office:value-type="float" office:value="22">
            <text:p>22</text:p>
          </table:table-cell>
          <table:table-cell office:value-type="string">
            <text:p>Lu</text:p>
          </table:table-cell>
          <table:table-cell table:style-name="ce2" office:value-type="date" office:date-value="2010-03-22">
            <text:p>03/22/10</text:p>
          </table:table-cell>
        </table:table-row>
        <table:table-row table:style-name="ro1">
          <table:table-cell table:formula="of:=YEAR([.H83])&amp;RIGHT(&quot;0&quot;&amp;MONTH([.H83]);2)&amp;RIGHT(&quot;0&quot;&amp;DAY([.H83]);2)" office:value-type="string" office:string-value="20100323">
            <text:p>20100323</text:p>
          </table:table-cell>
          <table:table-cell table:formula="of:=YEAR([.H83])" office:value-type="float" office:value="2010">
            <text:p>2010</text:p>
          </table:table-cell>
          <table:table-cell table:formula="of:=ROUNDUP(MONTH([.H83])/3)" office:value-type="float" office:value="1">
            <text:p>1</text:p>
          </table:table-cell>
          <table:table-cell table:formula="of:=MONTH([.H83])" office:value-type="float" office:value="3">
            <text:p>3</text:p>
          </table:table-cell>
          <table:table-cell table:formula="of:=&quot;Mar &quot; &amp; [.B83]" office:value-type="string" office:string-value="Mar 2010">
            <text:p>Mar 2010</text:p>
          </table:table-cell>
          <table:table-cell table:formula="of:=DAY([.H83])" office:value-type="float" office:value="23">
            <text:p>23</text:p>
          </table:table-cell>
          <table:table-cell office:value-type="string">
            <text:p>Ma</text:p>
          </table:table-cell>
          <table:table-cell table:style-name="ce2" office:value-type="date" office:date-value="2010-03-23">
            <text:p>03/23/10</text:p>
          </table:table-cell>
        </table:table-row>
        <table:table-row table:style-name="ro1">
          <table:table-cell table:formula="of:=YEAR([.H84])&amp;RIGHT(&quot;0&quot;&amp;MONTH([.H84]);2)&amp;RIGHT(&quot;0&quot;&amp;DAY([.H84]);2)" office:value-type="string" office:string-value="20100324">
            <text:p>20100324</text:p>
          </table:table-cell>
          <table:table-cell table:formula="of:=YEAR([.H84])" office:value-type="float" office:value="2010">
            <text:p>2010</text:p>
          </table:table-cell>
          <table:table-cell table:formula="of:=ROUNDUP(MONTH([.H84])/3)" office:value-type="float" office:value="1">
            <text:p>1</text:p>
          </table:table-cell>
          <table:table-cell table:formula="of:=MONTH([.H84])" office:value-type="float" office:value="3">
            <text:p>3</text:p>
          </table:table-cell>
          <table:table-cell table:formula="of:=&quot;Mar &quot; &amp; [.B84]" office:value-type="string" office:string-value="Mar 2010">
            <text:p>Mar 2010</text:p>
          </table:table-cell>
          <table:table-cell table:formula="of:=DAY([.H84])" office:value-type="float" office:value="24">
            <text:p>24</text:p>
          </table:table-cell>
          <table:table-cell office:value-type="string">
            <text:p>Mi</text:p>
          </table:table-cell>
          <table:table-cell table:style-name="ce2" office:value-type="date" office:date-value="2010-03-24">
            <text:p>03/24/10</text:p>
          </table:table-cell>
        </table:table-row>
        <table:table-row table:style-name="ro1">
          <table:table-cell table:formula="of:=YEAR([.H85])&amp;RIGHT(&quot;0&quot;&amp;MONTH([.H85]);2)&amp;RIGHT(&quot;0&quot;&amp;DAY([.H85]);2)" office:value-type="string" office:string-value="20100325">
            <text:p>20100325</text:p>
          </table:table-cell>
          <table:table-cell table:formula="of:=YEAR([.H85])" office:value-type="float" office:value="2010">
            <text:p>2010</text:p>
          </table:table-cell>
          <table:table-cell table:formula="of:=ROUNDUP(MONTH([.H85])/3)" office:value-type="float" office:value="1">
            <text:p>1</text:p>
          </table:table-cell>
          <table:table-cell table:formula="of:=MONTH([.H85])" office:value-type="float" office:value="3">
            <text:p>3</text:p>
          </table:table-cell>
          <table:table-cell table:formula="of:=&quot;Mar &quot; &amp; [.B85]" office:value-type="string" office:string-value="Mar 2010">
            <text:p>Mar 2010</text:p>
          </table:table-cell>
          <table:table-cell table:formula="of:=DAY([.H85])" office:value-type="float" office:value="25">
            <text:p>25</text:p>
          </table:table-cell>
          <table:table-cell office:value-type="string">
            <text:p>Ju</text:p>
          </table:table-cell>
          <table:table-cell table:style-name="ce2" office:value-type="date" office:date-value="2010-03-25">
            <text:p>03/25/10</text:p>
          </table:table-cell>
        </table:table-row>
        <table:table-row table:style-name="ro1">
          <table:table-cell table:formula="of:=YEAR([.H86])&amp;RIGHT(&quot;0&quot;&amp;MONTH([.H86]);2)&amp;RIGHT(&quot;0&quot;&amp;DAY([.H86]);2)" office:value-type="string" office:string-value="20100326">
            <text:p>20100326</text:p>
          </table:table-cell>
          <table:table-cell table:formula="of:=YEAR([.H86])" office:value-type="float" office:value="2010">
            <text:p>2010</text:p>
          </table:table-cell>
          <table:table-cell table:formula="of:=ROUNDUP(MONTH([.H86])/3)" office:value-type="float" office:value="1">
            <text:p>1</text:p>
          </table:table-cell>
          <table:table-cell table:formula="of:=MONTH([.H86])" office:value-type="float" office:value="3">
            <text:p>3</text:p>
          </table:table-cell>
          <table:table-cell table:formula="of:=&quot;Mar &quot; &amp; [.B86]" office:value-type="string" office:string-value="Mar 2010">
            <text:p>Mar 2010</text:p>
          </table:table-cell>
          <table:table-cell table:formula="of:=DAY([.H86])" office:value-type="float" office:value="26">
            <text:p>26</text:p>
          </table:table-cell>
          <table:table-cell office:value-type="string">
            <text:p>Vi</text:p>
          </table:table-cell>
          <table:table-cell table:style-name="ce2" office:value-type="date" office:date-value="2010-03-26">
            <text:p>03/26/10</text:p>
          </table:table-cell>
        </table:table-row>
        <table:table-row table:style-name="ro1">
          <table:table-cell table:formula="of:=YEAR([.H87])&amp;RIGHT(&quot;0&quot;&amp;MONTH([.H87]);2)&amp;RIGHT(&quot;0&quot;&amp;DAY([.H87]);2)" office:value-type="string" office:string-value="20100327">
            <text:p>20100327</text:p>
          </table:table-cell>
          <table:table-cell table:formula="of:=YEAR([.H87])" office:value-type="float" office:value="2010">
            <text:p>2010</text:p>
          </table:table-cell>
          <table:table-cell table:formula="of:=ROUNDUP(MONTH([.H87])/3)" office:value-type="float" office:value="1">
            <text:p>1</text:p>
          </table:table-cell>
          <table:table-cell table:formula="of:=MONTH([.H87])" office:value-type="float" office:value="3">
            <text:p>3</text:p>
          </table:table-cell>
          <table:table-cell table:formula="of:=&quot;Mar &quot; &amp; [.B87]" office:value-type="string" office:string-value="Mar 2010">
            <text:p>Mar 2010</text:p>
          </table:table-cell>
          <table:table-cell table:formula="of:=DAY([.H87])" office:value-type="float" office:value="27">
            <text:p>27</text:p>
          </table:table-cell>
          <table:table-cell office:value-type="string">
            <text:p>Sa</text:p>
          </table:table-cell>
          <table:table-cell table:style-name="ce2" office:value-type="date" office:date-value="2010-03-27">
            <text:p>03/27/10</text:p>
          </table:table-cell>
        </table:table-row>
        <table:table-row table:style-name="ro1">
          <table:table-cell table:formula="of:=YEAR([.H88])&amp;RIGHT(&quot;0&quot;&amp;MONTH([.H88]);2)&amp;RIGHT(&quot;0&quot;&amp;DAY([.H88]);2)" office:value-type="string" office:string-value="20100328">
            <text:p>20100328</text:p>
          </table:table-cell>
          <table:table-cell table:formula="of:=YEAR([.H88])" office:value-type="float" office:value="2010">
            <text:p>2010</text:p>
          </table:table-cell>
          <table:table-cell table:formula="of:=ROUNDUP(MONTH([.H88])/3)" office:value-type="float" office:value="1">
            <text:p>1</text:p>
          </table:table-cell>
          <table:table-cell table:formula="of:=MONTH([.H88])" office:value-type="float" office:value="3">
            <text:p>3</text:p>
          </table:table-cell>
          <table:table-cell table:formula="of:=&quot;Mar &quot; &amp; [.B88]" office:value-type="string" office:string-value="Mar 2010">
            <text:p>Mar 2010</text:p>
          </table:table-cell>
          <table:table-cell table:formula="of:=DAY([.H88])" office:value-type="float" office:value="28">
            <text:p>28</text:p>
          </table:table-cell>
          <table:table-cell office:value-type="string">
            <text:p>Do</text:p>
          </table:table-cell>
          <table:table-cell table:style-name="ce2" office:value-type="date" office:date-value="2010-03-28">
            <text:p>03/28/10</text:p>
          </table:table-cell>
        </table:table-row>
        <table:table-row table:style-name="ro1">
          <table:table-cell table:formula="of:=YEAR([.H89])&amp;RIGHT(&quot;0&quot;&amp;MONTH([.H89]);2)&amp;RIGHT(&quot;0&quot;&amp;DAY([.H89]);2)" office:value-type="string" office:string-value="20100329">
            <text:p>20100329</text:p>
          </table:table-cell>
          <table:table-cell table:formula="of:=YEAR([.H89])" office:value-type="float" office:value="2010">
            <text:p>2010</text:p>
          </table:table-cell>
          <table:table-cell table:formula="of:=ROUNDUP(MONTH([.H89])/3)" office:value-type="float" office:value="1">
            <text:p>1</text:p>
          </table:table-cell>
          <table:table-cell table:formula="of:=MONTH([.H89])" office:value-type="float" office:value="3">
            <text:p>3</text:p>
          </table:table-cell>
          <table:table-cell table:formula="of:=&quot;Mar &quot; &amp; [.B89]" office:value-type="string" office:string-value="Mar 2010">
            <text:p>Mar 2010</text:p>
          </table:table-cell>
          <table:table-cell table:formula="of:=DAY([.H89])" office:value-type="float" office:value="29">
            <text:p>29</text:p>
          </table:table-cell>
          <table:table-cell office:value-type="string">
            <text:p>Lu</text:p>
          </table:table-cell>
          <table:table-cell table:style-name="ce2" office:value-type="date" office:date-value="2010-03-29">
            <text:p>03/29/10</text:p>
          </table:table-cell>
        </table:table-row>
        <table:table-row table:style-name="ro1">
          <table:table-cell table:formula="of:=YEAR([.H90])&amp;RIGHT(&quot;0&quot;&amp;MONTH([.H90]);2)&amp;RIGHT(&quot;0&quot;&amp;DAY([.H90]);2)" office:value-type="string" office:string-value="20100330">
            <text:p>20100330</text:p>
          </table:table-cell>
          <table:table-cell table:formula="of:=YEAR([.H90])" office:value-type="float" office:value="2010">
            <text:p>2010</text:p>
          </table:table-cell>
          <table:table-cell table:formula="of:=ROUNDUP(MONTH([.H90])/3)" office:value-type="float" office:value="1">
            <text:p>1</text:p>
          </table:table-cell>
          <table:table-cell table:formula="of:=MONTH([.H90])" office:value-type="float" office:value="3">
            <text:p>3</text:p>
          </table:table-cell>
          <table:table-cell table:formula="of:=&quot;Mar &quot; &amp; [.B90]" office:value-type="string" office:string-value="Mar 2010">
            <text:p>Mar 2010</text:p>
          </table:table-cell>
          <table:table-cell table:formula="of:=DAY([.H90])" office:value-type="float" office:value="30">
            <text:p>30</text:p>
          </table:table-cell>
          <table:table-cell office:value-type="string">
            <text:p>Ma</text:p>
          </table:table-cell>
          <table:table-cell table:style-name="ce2" office:value-type="date" office:date-value="2010-03-30">
            <text:p>03/30/10</text:p>
          </table:table-cell>
        </table:table-row>
        <table:table-row table:style-name="ro1">
          <table:table-cell table:formula="of:=YEAR([.H91])&amp;RIGHT(&quot;0&quot;&amp;MONTH([.H91]);2)&amp;RIGHT(&quot;0&quot;&amp;DAY([.H91]);2)" office:value-type="string" office:string-value="20100331">
            <text:p>20100331</text:p>
          </table:table-cell>
          <table:table-cell table:formula="of:=YEAR([.H91])" office:value-type="float" office:value="2010">
            <text:p>2010</text:p>
          </table:table-cell>
          <table:table-cell table:formula="of:=ROUNDUP(MONTH([.H91])/3)" office:value-type="float" office:value="1">
            <text:p>1</text:p>
          </table:table-cell>
          <table:table-cell table:formula="of:=MONTH([.H91])" office:value-type="float" office:value="3">
            <text:p>3</text:p>
          </table:table-cell>
          <table:table-cell table:formula="of:=&quot;Mar &quot; &amp; [.B91]" office:value-type="string" office:string-value="Mar 2010">
            <text:p>Mar 2010</text:p>
          </table:table-cell>
          <table:table-cell table:formula="of:=DAY([.H91])" office:value-type="float" office:value="31">
            <text:p>31</text:p>
          </table:table-cell>
          <table:table-cell office:value-type="string">
            <text:p>Mi</text:p>
          </table:table-cell>
          <table:table-cell table:style-name="ce2" office:value-type="date" office:date-value="2010-03-31">
            <text:p>03/31/10</text:p>
          </table:table-cell>
        </table:table-row>
        <table:table-row table:style-name="ro1">
          <table:table-cell table:formula="of:=YEAR([.H92])&amp;RIGHT(&quot;0&quot;&amp;MONTH([.H92]);2)&amp;RIGHT(&quot;0&quot;&amp;DAY([.H92]);2)" office:value-type="string" office:string-value="20100401">
            <text:p>20100401</text:p>
          </table:table-cell>
          <table:table-cell table:formula="of:=YEAR([.H92])" office:value-type="float" office:value="2010">
            <text:p>2010</text:p>
          </table:table-cell>
          <table:table-cell table:formula="of:=ROUNDUP(MONTH([.H92])/3)" office:value-type="float" office:value="2">
            <text:p>2</text:p>
          </table:table-cell>
          <table:table-cell table:formula="of:=MONTH([.H92])" office:value-type="float" office:value="4">
            <text:p>4</text:p>
          </table:table-cell>
          <table:table-cell table:formula="of:=&quot;Abr &quot; &amp; [.B92]" office:value-type="string" office:string-value="Abr 2010">
            <text:p>Abr 2010</text:p>
          </table:table-cell>
          <table:table-cell table:formula="of:=DAY([.H92])" office:value-type="float" office:value="1">
            <text:p>1</text:p>
          </table:table-cell>
          <table:table-cell office:value-type="string">
            <text:p>Ju</text:p>
          </table:table-cell>
          <table:table-cell table:style-name="ce2" office:value-type="date" office:date-value="2010-04-01">
            <text:p>04/01/10</text:p>
          </table:table-cell>
        </table:table-row>
        <table:table-row table:style-name="ro1">
          <table:table-cell table:formula="of:=YEAR([.H93])&amp;RIGHT(&quot;0&quot;&amp;MONTH([.H93]);2)&amp;RIGHT(&quot;0&quot;&amp;DAY([.H93]);2)" office:value-type="string" office:string-value="20100402">
            <text:p>20100402</text:p>
          </table:table-cell>
          <table:table-cell table:formula="of:=YEAR([.H93])" office:value-type="float" office:value="2010">
            <text:p>2010</text:p>
          </table:table-cell>
          <table:table-cell table:formula="of:=ROUNDUP(MONTH([.H93])/3)" office:value-type="float" office:value="2">
            <text:p>2</text:p>
          </table:table-cell>
          <table:table-cell table:formula="of:=MONTH([.H93])" office:value-type="float" office:value="4">
            <text:p>4</text:p>
          </table:table-cell>
          <table:table-cell table:formula="of:=&quot;Abr &quot; &amp; [.B93]" office:value-type="string" office:string-value="Abr 2010">
            <text:p>Abr 2010</text:p>
          </table:table-cell>
          <table:table-cell table:formula="of:=DAY([.H93])" office:value-type="float" office:value="2">
            <text:p>2</text:p>
          </table:table-cell>
          <table:table-cell office:value-type="string">
            <text:p>Vi</text:p>
          </table:table-cell>
          <table:table-cell table:style-name="ce2" office:value-type="date" office:date-value="2010-04-02">
            <text:p>04/02/10</text:p>
          </table:table-cell>
        </table:table-row>
        <table:table-row table:style-name="ro1">
          <table:table-cell table:formula="of:=YEAR([.H94])&amp;RIGHT(&quot;0&quot;&amp;MONTH([.H94]);2)&amp;RIGHT(&quot;0&quot;&amp;DAY([.H94]);2)" office:value-type="string" office:string-value="20100403">
            <text:p>20100403</text:p>
          </table:table-cell>
          <table:table-cell table:formula="of:=YEAR([.H94])" office:value-type="float" office:value="2010">
            <text:p>2010</text:p>
          </table:table-cell>
          <table:table-cell table:formula="of:=ROUNDUP(MONTH([.H94])/3)" office:value-type="float" office:value="2">
            <text:p>2</text:p>
          </table:table-cell>
          <table:table-cell table:formula="of:=MONTH([.H94])" office:value-type="float" office:value="4">
            <text:p>4</text:p>
          </table:table-cell>
          <table:table-cell table:formula="of:=&quot;Abr &quot; &amp; [.B94]" office:value-type="string" office:string-value="Abr 2010">
            <text:p>Abr 2010</text:p>
          </table:table-cell>
          <table:table-cell table:formula="of:=DAY([.H94])" office:value-type="float" office:value="3">
            <text:p>3</text:p>
          </table:table-cell>
          <table:table-cell office:value-type="string">
            <text:p>Sa</text:p>
          </table:table-cell>
          <table:table-cell table:style-name="ce2" office:value-type="date" office:date-value="2010-04-03">
            <text:p>04/03/10</text:p>
          </table:table-cell>
        </table:table-row>
        <table:table-row table:style-name="ro1">
          <table:table-cell table:formula="of:=YEAR([.H95])&amp;RIGHT(&quot;0&quot;&amp;MONTH([.H95]);2)&amp;RIGHT(&quot;0&quot;&amp;DAY([.H95]);2)" office:value-type="string" office:string-value="20100404">
            <text:p>20100404</text:p>
          </table:table-cell>
          <table:table-cell table:formula="of:=YEAR([.H95])" office:value-type="float" office:value="2010">
            <text:p>2010</text:p>
          </table:table-cell>
          <table:table-cell table:formula="of:=ROUNDUP(MONTH([.H95])/3)" office:value-type="float" office:value="2">
            <text:p>2</text:p>
          </table:table-cell>
          <table:table-cell table:formula="of:=MONTH([.H95])" office:value-type="float" office:value="4">
            <text:p>4</text:p>
          </table:table-cell>
          <table:table-cell table:formula="of:=&quot;Abr &quot; &amp; [.B95]" office:value-type="string" office:string-value="Abr 2010">
            <text:p>Abr 2010</text:p>
          </table:table-cell>
          <table:table-cell table:formula="of:=DAY([.H95])" office:value-type="float" office:value="4">
            <text:p>4</text:p>
          </table:table-cell>
          <table:table-cell office:value-type="string">
            <text:p>Do</text:p>
          </table:table-cell>
          <table:table-cell table:style-name="ce2" office:value-type="date" office:date-value="2010-04-04">
            <text:p>04/04/10</text:p>
          </table:table-cell>
        </table:table-row>
        <table:table-row table:style-name="ro1">
          <table:table-cell table:formula="of:=YEAR([.H96])&amp;RIGHT(&quot;0&quot;&amp;MONTH([.H96]);2)&amp;RIGHT(&quot;0&quot;&amp;DAY([.H96]);2)" office:value-type="string" office:string-value="20100405">
            <text:p>20100405</text:p>
          </table:table-cell>
          <table:table-cell table:formula="of:=YEAR([.H96])" office:value-type="float" office:value="2010">
            <text:p>2010</text:p>
          </table:table-cell>
          <table:table-cell table:formula="of:=ROUNDUP(MONTH([.H96])/3)" office:value-type="float" office:value="2">
            <text:p>2</text:p>
          </table:table-cell>
          <table:table-cell table:formula="of:=MONTH([.H96])" office:value-type="float" office:value="4">
            <text:p>4</text:p>
          </table:table-cell>
          <table:table-cell table:formula="of:=&quot;Abr &quot; &amp; [.B96]" office:value-type="string" office:string-value="Abr 2010">
            <text:p>Abr 2010</text:p>
          </table:table-cell>
          <table:table-cell table:formula="of:=DAY([.H96])" office:value-type="float" office:value="5">
            <text:p>5</text:p>
          </table:table-cell>
          <table:table-cell office:value-type="string">
            <text:p>Lu</text:p>
          </table:table-cell>
          <table:table-cell table:style-name="ce2" office:value-type="date" office:date-value="2010-04-05">
            <text:p>04/05/10</text:p>
          </table:table-cell>
        </table:table-row>
        <table:table-row table:style-name="ro1">
          <table:table-cell table:formula="of:=YEAR([.H97])&amp;RIGHT(&quot;0&quot;&amp;MONTH([.H97]);2)&amp;RIGHT(&quot;0&quot;&amp;DAY([.H97]);2)" office:value-type="string" office:string-value="20100406">
            <text:p>20100406</text:p>
          </table:table-cell>
          <table:table-cell table:formula="of:=YEAR([.H97])" office:value-type="float" office:value="2010">
            <text:p>2010</text:p>
          </table:table-cell>
          <table:table-cell table:formula="of:=ROUNDUP(MONTH([.H97])/3)" office:value-type="float" office:value="2">
            <text:p>2</text:p>
          </table:table-cell>
          <table:table-cell table:formula="of:=MONTH([.H97])" office:value-type="float" office:value="4">
            <text:p>4</text:p>
          </table:table-cell>
          <table:table-cell table:formula="of:=&quot;Abr &quot; &amp; [.B97]" office:value-type="string" office:string-value="Abr 2010">
            <text:p>Abr 2010</text:p>
          </table:table-cell>
          <table:table-cell table:formula="of:=DAY([.H97])" office:value-type="float" office:value="6">
            <text:p>6</text:p>
          </table:table-cell>
          <table:table-cell office:value-type="string">
            <text:p>Ma</text:p>
          </table:table-cell>
          <table:table-cell table:style-name="ce2" office:value-type="date" office:date-value="2010-04-06">
            <text:p>04/06/10</text:p>
          </table:table-cell>
        </table:table-row>
        <table:table-row table:style-name="ro1">
          <table:table-cell table:formula="of:=YEAR([.H98])&amp;RIGHT(&quot;0&quot;&amp;MONTH([.H98]);2)&amp;RIGHT(&quot;0&quot;&amp;DAY([.H98]);2)" office:value-type="string" office:string-value="20100407">
            <text:p>20100407</text:p>
          </table:table-cell>
          <table:table-cell table:formula="of:=YEAR([.H98])" office:value-type="float" office:value="2010">
            <text:p>2010</text:p>
          </table:table-cell>
          <table:table-cell table:formula="of:=ROUNDUP(MONTH([.H98])/3)" office:value-type="float" office:value="2">
            <text:p>2</text:p>
          </table:table-cell>
          <table:table-cell table:formula="of:=MONTH([.H98])" office:value-type="float" office:value="4">
            <text:p>4</text:p>
          </table:table-cell>
          <table:table-cell table:formula="of:=&quot;Abr &quot; &amp; [.B98]" office:value-type="string" office:string-value="Abr 2010">
            <text:p>Abr 2010</text:p>
          </table:table-cell>
          <table:table-cell table:formula="of:=DAY([.H98])" office:value-type="float" office:value="7">
            <text:p>7</text:p>
          </table:table-cell>
          <table:table-cell office:value-type="string">
            <text:p>Mi</text:p>
          </table:table-cell>
          <table:table-cell table:style-name="ce2" office:value-type="date" office:date-value="2010-04-07">
            <text:p>04/07/10</text:p>
          </table:table-cell>
        </table:table-row>
        <table:table-row table:style-name="ro1">
          <table:table-cell table:formula="of:=YEAR([.H99])&amp;RIGHT(&quot;0&quot;&amp;MONTH([.H99]);2)&amp;RIGHT(&quot;0&quot;&amp;DAY([.H99]);2)" office:value-type="string" office:string-value="20100408">
            <text:p>20100408</text:p>
          </table:table-cell>
          <table:table-cell table:formula="of:=YEAR([.H99])" office:value-type="float" office:value="2010">
            <text:p>2010</text:p>
          </table:table-cell>
          <table:table-cell table:formula="of:=ROUNDUP(MONTH([.H99])/3)" office:value-type="float" office:value="2">
            <text:p>2</text:p>
          </table:table-cell>
          <table:table-cell table:formula="of:=MONTH([.H99])" office:value-type="float" office:value="4">
            <text:p>4</text:p>
          </table:table-cell>
          <table:table-cell table:formula="of:=&quot;Abr &quot; &amp; [.B99]" office:value-type="string" office:string-value="Abr 2010">
            <text:p>Abr 2010</text:p>
          </table:table-cell>
          <table:table-cell table:formula="of:=DAY([.H99])" office:value-type="float" office:value="8">
            <text:p>8</text:p>
          </table:table-cell>
          <table:table-cell office:value-type="string">
            <text:p>Ju</text:p>
          </table:table-cell>
          <table:table-cell table:style-name="ce2" office:value-type="date" office:date-value="2010-04-08">
            <text:p>04/08/10</text:p>
          </table:table-cell>
        </table:table-row>
        <table:table-row table:style-name="ro1">
          <table:table-cell table:formula="of:=YEAR([.H100])&amp;RIGHT(&quot;0&quot;&amp;MONTH([.H100]);2)&amp;RIGHT(&quot;0&quot;&amp;DAY([.H100]);2)" office:value-type="string" office:string-value="20100409">
            <text:p>20100409</text:p>
          </table:table-cell>
          <table:table-cell table:formula="of:=YEAR([.H100])" office:value-type="float" office:value="2010">
            <text:p>2010</text:p>
          </table:table-cell>
          <table:table-cell table:formula="of:=ROUNDUP(MONTH([.H100])/3)" office:value-type="float" office:value="2">
            <text:p>2</text:p>
          </table:table-cell>
          <table:table-cell table:formula="of:=MONTH([.H100])" office:value-type="float" office:value="4">
            <text:p>4</text:p>
          </table:table-cell>
          <table:table-cell table:formula="of:=&quot;Abr &quot; &amp; [.B100]" office:value-type="string" office:string-value="Abr 2010">
            <text:p>Abr 2010</text:p>
          </table:table-cell>
          <table:table-cell table:formula="of:=DAY([.H100])" office:value-type="float" office:value="9">
            <text:p>9</text:p>
          </table:table-cell>
          <table:table-cell office:value-type="string">
            <text:p>Vi</text:p>
          </table:table-cell>
          <table:table-cell table:style-name="ce2" office:value-type="date" office:date-value="2010-04-09">
            <text:p>04/09/10</text:p>
          </table:table-cell>
        </table:table-row>
        <table:table-row table:style-name="ro1">
          <table:table-cell table:formula="of:=YEAR([.H101])&amp;RIGHT(&quot;0&quot;&amp;MONTH([.H101]);2)&amp;RIGHT(&quot;0&quot;&amp;DAY([.H101]);2)" office:value-type="string" office:string-value="20100410">
            <text:p>20100410</text:p>
          </table:table-cell>
          <table:table-cell table:formula="of:=YEAR([.H101])" office:value-type="float" office:value="2010">
            <text:p>2010</text:p>
          </table:table-cell>
          <table:table-cell table:formula="of:=ROUNDUP(MONTH([.H101])/3)" office:value-type="float" office:value="2">
            <text:p>2</text:p>
          </table:table-cell>
          <table:table-cell table:formula="of:=MONTH([.H101])" office:value-type="float" office:value="4">
            <text:p>4</text:p>
          </table:table-cell>
          <table:table-cell table:formula="of:=&quot;Abr &quot; &amp; [.B101]" office:value-type="string" office:string-value="Abr 2010">
            <text:p>Abr 2010</text:p>
          </table:table-cell>
          <table:table-cell table:formula="of:=DAY([.H101])" office:value-type="float" office:value="10">
            <text:p>10</text:p>
          </table:table-cell>
          <table:table-cell office:value-type="string">
            <text:p>Sa</text:p>
          </table:table-cell>
          <table:table-cell table:style-name="ce2" office:value-type="date" office:date-value="2010-04-10">
            <text:p>04/10/10</text:p>
          </table:table-cell>
        </table:table-row>
        <table:table-row table:style-name="ro1">
          <table:table-cell table:formula="of:=YEAR([.H102])&amp;RIGHT(&quot;0&quot;&amp;MONTH([.H102]);2)&amp;RIGHT(&quot;0&quot;&amp;DAY([.H102]);2)" office:value-type="string" office:string-value="20100411">
            <text:p>20100411</text:p>
          </table:table-cell>
          <table:table-cell table:formula="of:=YEAR([.H102])" office:value-type="float" office:value="2010">
            <text:p>2010</text:p>
          </table:table-cell>
          <table:table-cell table:formula="of:=ROUNDUP(MONTH([.H102])/3)" office:value-type="float" office:value="2">
            <text:p>2</text:p>
          </table:table-cell>
          <table:table-cell table:formula="of:=MONTH([.H102])" office:value-type="float" office:value="4">
            <text:p>4</text:p>
          </table:table-cell>
          <table:table-cell table:formula="of:=&quot;Abr &quot; &amp; [.B102]" office:value-type="string" office:string-value="Abr 2010">
            <text:p>Abr 2010</text:p>
          </table:table-cell>
          <table:table-cell table:formula="of:=DAY([.H102])" office:value-type="float" office:value="11">
            <text:p>11</text:p>
          </table:table-cell>
          <table:table-cell office:value-type="string">
            <text:p>Do</text:p>
          </table:table-cell>
          <table:table-cell table:style-name="ce2" office:value-type="date" office:date-value="2010-04-11">
            <text:p>04/11/10</text:p>
          </table:table-cell>
        </table:table-row>
        <table:table-row table:style-name="ro1">
          <table:table-cell table:formula="of:=YEAR([.H103])&amp;RIGHT(&quot;0&quot;&amp;MONTH([.H103]);2)&amp;RIGHT(&quot;0&quot;&amp;DAY([.H103]);2)" office:value-type="string" office:string-value="20100412">
            <text:p>20100412</text:p>
          </table:table-cell>
          <table:table-cell table:formula="of:=YEAR([.H103])" office:value-type="float" office:value="2010">
            <text:p>2010</text:p>
          </table:table-cell>
          <table:table-cell table:formula="of:=ROUNDUP(MONTH([.H103])/3)" office:value-type="float" office:value="2">
            <text:p>2</text:p>
          </table:table-cell>
          <table:table-cell table:formula="of:=MONTH([.H103])" office:value-type="float" office:value="4">
            <text:p>4</text:p>
          </table:table-cell>
          <table:table-cell table:formula="of:=&quot;Abr &quot; &amp; [.B103]" office:value-type="string" office:string-value="Abr 2010">
            <text:p>Abr 2010</text:p>
          </table:table-cell>
          <table:table-cell table:formula="of:=DAY([.H103])" office:value-type="float" office:value="12">
            <text:p>12</text:p>
          </table:table-cell>
          <table:table-cell office:value-type="string">
            <text:p>Lu</text:p>
          </table:table-cell>
          <table:table-cell table:style-name="ce2" office:value-type="date" office:date-value="2010-04-12">
            <text:p>04/12/10</text:p>
          </table:table-cell>
        </table:table-row>
        <table:table-row table:style-name="ro1">
          <table:table-cell table:formula="of:=YEAR([.H104])&amp;RIGHT(&quot;0&quot;&amp;MONTH([.H104]);2)&amp;RIGHT(&quot;0&quot;&amp;DAY([.H104]);2)" office:value-type="string" office:string-value="20100413">
            <text:p>20100413</text:p>
          </table:table-cell>
          <table:table-cell table:formula="of:=YEAR([.H104])" office:value-type="float" office:value="2010">
            <text:p>2010</text:p>
          </table:table-cell>
          <table:table-cell table:formula="of:=ROUNDUP(MONTH([.H104])/3)" office:value-type="float" office:value="2">
            <text:p>2</text:p>
          </table:table-cell>
          <table:table-cell table:formula="of:=MONTH([.H104])" office:value-type="float" office:value="4">
            <text:p>4</text:p>
          </table:table-cell>
          <table:table-cell table:formula="of:=&quot;Abr &quot; &amp; [.B104]" office:value-type="string" office:string-value="Abr 2010">
            <text:p>Abr 2010</text:p>
          </table:table-cell>
          <table:table-cell table:formula="of:=DAY([.H104])" office:value-type="float" office:value="13">
            <text:p>13</text:p>
          </table:table-cell>
          <table:table-cell office:value-type="string">
            <text:p>Ma</text:p>
          </table:table-cell>
          <table:table-cell table:style-name="ce2" office:value-type="date" office:date-value="2010-04-13">
            <text:p>04/13/10</text:p>
          </table:table-cell>
        </table:table-row>
        <table:table-row table:style-name="ro1">
          <table:table-cell table:formula="of:=YEAR([.H105])&amp;RIGHT(&quot;0&quot;&amp;MONTH([.H105]);2)&amp;RIGHT(&quot;0&quot;&amp;DAY([.H105]);2)" office:value-type="string" office:string-value="20100414">
            <text:p>20100414</text:p>
          </table:table-cell>
          <table:table-cell table:formula="of:=YEAR([.H105])" office:value-type="float" office:value="2010">
            <text:p>2010</text:p>
          </table:table-cell>
          <table:table-cell table:formula="of:=ROUNDUP(MONTH([.H105])/3)" office:value-type="float" office:value="2">
            <text:p>2</text:p>
          </table:table-cell>
          <table:table-cell table:formula="of:=MONTH([.H105])" office:value-type="float" office:value="4">
            <text:p>4</text:p>
          </table:table-cell>
          <table:table-cell table:formula="of:=&quot;Abr &quot; &amp; [.B105]" office:value-type="string" office:string-value="Abr 2010">
            <text:p>Abr 2010</text:p>
          </table:table-cell>
          <table:table-cell table:formula="of:=DAY([.H105])" office:value-type="float" office:value="14">
            <text:p>14</text:p>
          </table:table-cell>
          <table:table-cell office:value-type="string">
            <text:p>Mi</text:p>
          </table:table-cell>
          <table:table-cell table:style-name="ce2" office:value-type="date" office:date-value="2010-04-14">
            <text:p>04/14/10</text:p>
          </table:table-cell>
        </table:table-row>
        <table:table-row table:style-name="ro1">
          <table:table-cell table:formula="of:=YEAR([.H106])&amp;RIGHT(&quot;0&quot;&amp;MONTH([.H106]);2)&amp;RIGHT(&quot;0&quot;&amp;DAY([.H106]);2)" office:value-type="string" office:string-value="20100415">
            <text:p>20100415</text:p>
          </table:table-cell>
          <table:table-cell table:formula="of:=YEAR([.H106])" office:value-type="float" office:value="2010">
            <text:p>2010</text:p>
          </table:table-cell>
          <table:table-cell table:formula="of:=ROUNDUP(MONTH([.H106])/3)" office:value-type="float" office:value="2">
            <text:p>2</text:p>
          </table:table-cell>
          <table:table-cell table:formula="of:=MONTH([.H106])" office:value-type="float" office:value="4">
            <text:p>4</text:p>
          </table:table-cell>
          <table:table-cell table:formula="of:=&quot;Abr &quot; &amp; [.B106]" office:value-type="string" office:string-value="Abr 2010">
            <text:p>Abr 2010</text:p>
          </table:table-cell>
          <table:table-cell table:formula="of:=DAY([.H106])" office:value-type="float" office:value="15">
            <text:p>15</text:p>
          </table:table-cell>
          <table:table-cell office:value-type="string">
            <text:p>Ju</text:p>
          </table:table-cell>
          <table:table-cell table:style-name="ce2" office:value-type="date" office:date-value="2010-04-15">
            <text:p>04/15/10</text:p>
          </table:table-cell>
        </table:table-row>
        <table:table-row table:style-name="ro1">
          <table:table-cell table:formula="of:=YEAR([.H107])&amp;RIGHT(&quot;0&quot;&amp;MONTH([.H107]);2)&amp;RIGHT(&quot;0&quot;&amp;DAY([.H107]);2)" office:value-type="string" office:string-value="20100416">
            <text:p>20100416</text:p>
          </table:table-cell>
          <table:table-cell table:formula="of:=YEAR([.H107])" office:value-type="float" office:value="2010">
            <text:p>2010</text:p>
          </table:table-cell>
          <table:table-cell table:formula="of:=ROUNDUP(MONTH([.H107])/3)" office:value-type="float" office:value="2">
            <text:p>2</text:p>
          </table:table-cell>
          <table:table-cell table:formula="of:=MONTH([.H107])" office:value-type="float" office:value="4">
            <text:p>4</text:p>
          </table:table-cell>
          <table:table-cell table:formula="of:=&quot;Abr &quot; &amp; [.B107]" office:value-type="string" office:string-value="Abr 2010">
            <text:p>Abr 2010</text:p>
          </table:table-cell>
          <table:table-cell table:formula="of:=DAY([.H107])" office:value-type="float" office:value="16">
            <text:p>16</text:p>
          </table:table-cell>
          <table:table-cell office:value-type="string">
            <text:p>Vi</text:p>
          </table:table-cell>
          <table:table-cell table:style-name="ce2" office:value-type="date" office:date-value="2010-04-16">
            <text:p>04/16/10</text:p>
          </table:table-cell>
        </table:table-row>
        <table:table-row table:style-name="ro1">
          <table:table-cell table:formula="of:=YEAR([.H108])&amp;RIGHT(&quot;0&quot;&amp;MONTH([.H108]);2)&amp;RIGHT(&quot;0&quot;&amp;DAY([.H108]);2)" office:value-type="string" office:string-value="20100417">
            <text:p>20100417</text:p>
          </table:table-cell>
          <table:table-cell table:formula="of:=YEAR([.H108])" office:value-type="float" office:value="2010">
            <text:p>2010</text:p>
          </table:table-cell>
          <table:table-cell table:formula="of:=ROUNDUP(MONTH([.H108])/3)" office:value-type="float" office:value="2">
            <text:p>2</text:p>
          </table:table-cell>
          <table:table-cell table:formula="of:=MONTH([.H108])" office:value-type="float" office:value="4">
            <text:p>4</text:p>
          </table:table-cell>
          <table:table-cell table:formula="of:=&quot;Abr &quot; &amp; [.B108]" office:value-type="string" office:string-value="Abr 2010">
            <text:p>Abr 2010</text:p>
          </table:table-cell>
          <table:table-cell table:formula="of:=DAY([.H108])" office:value-type="float" office:value="17">
            <text:p>17</text:p>
          </table:table-cell>
          <table:table-cell office:value-type="string">
            <text:p>Sa</text:p>
          </table:table-cell>
          <table:table-cell table:style-name="ce2" office:value-type="date" office:date-value="2010-04-17">
            <text:p>04/17/10</text:p>
          </table:table-cell>
        </table:table-row>
        <table:table-row table:style-name="ro1">
          <table:table-cell table:formula="of:=YEAR([.H109])&amp;RIGHT(&quot;0&quot;&amp;MONTH([.H109]);2)&amp;RIGHT(&quot;0&quot;&amp;DAY([.H109]);2)" office:value-type="string" office:string-value="20100418">
            <text:p>20100418</text:p>
          </table:table-cell>
          <table:table-cell table:formula="of:=YEAR([.H109])" office:value-type="float" office:value="2010">
            <text:p>2010</text:p>
          </table:table-cell>
          <table:table-cell table:formula="of:=ROUNDUP(MONTH([.H109])/3)" office:value-type="float" office:value="2">
            <text:p>2</text:p>
          </table:table-cell>
          <table:table-cell table:formula="of:=MONTH([.H109])" office:value-type="float" office:value="4">
            <text:p>4</text:p>
          </table:table-cell>
          <table:table-cell table:formula="of:=&quot;Abr &quot; &amp; [.B109]" office:value-type="string" office:string-value="Abr 2010">
            <text:p>Abr 2010</text:p>
          </table:table-cell>
          <table:table-cell table:formula="of:=DAY([.H109])" office:value-type="float" office:value="18">
            <text:p>18</text:p>
          </table:table-cell>
          <table:table-cell office:value-type="string">
            <text:p>Do</text:p>
          </table:table-cell>
          <table:table-cell table:style-name="ce2" office:value-type="date" office:date-value="2010-04-18">
            <text:p>04/18/10</text:p>
          </table:table-cell>
        </table:table-row>
        <table:table-row table:style-name="ro1">
          <table:table-cell table:formula="of:=YEAR([.H110])&amp;RIGHT(&quot;0&quot;&amp;MONTH([.H110]);2)&amp;RIGHT(&quot;0&quot;&amp;DAY([.H110]);2)" office:value-type="string" office:string-value="20100419">
            <text:p>20100419</text:p>
          </table:table-cell>
          <table:table-cell table:formula="of:=YEAR([.H110])" office:value-type="float" office:value="2010">
            <text:p>2010</text:p>
          </table:table-cell>
          <table:table-cell table:formula="of:=ROUNDUP(MONTH([.H110])/3)" office:value-type="float" office:value="2">
            <text:p>2</text:p>
          </table:table-cell>
          <table:table-cell table:formula="of:=MONTH([.H110])" office:value-type="float" office:value="4">
            <text:p>4</text:p>
          </table:table-cell>
          <table:table-cell table:formula="of:=&quot;Abr &quot; &amp; [.B110]" office:value-type="string" office:string-value="Abr 2010">
            <text:p>Abr 2010</text:p>
          </table:table-cell>
          <table:table-cell table:formula="of:=DAY([.H110])" office:value-type="float" office:value="19">
            <text:p>19</text:p>
          </table:table-cell>
          <table:table-cell office:value-type="string">
            <text:p>Lu</text:p>
          </table:table-cell>
          <table:table-cell table:style-name="ce2" office:value-type="date" office:date-value="2010-04-19">
            <text:p>04/19/10</text:p>
          </table:table-cell>
        </table:table-row>
        <table:table-row table:style-name="ro1">
          <table:table-cell table:formula="of:=YEAR([.H111])&amp;RIGHT(&quot;0&quot;&amp;MONTH([.H111]);2)&amp;RIGHT(&quot;0&quot;&amp;DAY([.H111]);2)" office:value-type="string" office:string-value="20100420">
            <text:p>20100420</text:p>
          </table:table-cell>
          <table:table-cell table:formula="of:=YEAR([.H111])" office:value-type="float" office:value="2010">
            <text:p>2010</text:p>
          </table:table-cell>
          <table:table-cell table:formula="of:=ROUNDUP(MONTH([.H111])/3)" office:value-type="float" office:value="2">
            <text:p>2</text:p>
          </table:table-cell>
          <table:table-cell table:formula="of:=MONTH([.H111])" office:value-type="float" office:value="4">
            <text:p>4</text:p>
          </table:table-cell>
          <table:table-cell table:formula="of:=&quot;Abr &quot; &amp; [.B111]" office:value-type="string" office:string-value="Abr 2010">
            <text:p>Abr 2010</text:p>
          </table:table-cell>
          <table:table-cell table:formula="of:=DAY([.H111])" office:value-type="float" office:value="20">
            <text:p>20</text:p>
          </table:table-cell>
          <table:table-cell office:value-type="string">
            <text:p>Ma</text:p>
          </table:table-cell>
          <table:table-cell table:style-name="ce2" office:value-type="date" office:date-value="2010-04-20">
            <text:p>04/20/10</text:p>
          </table:table-cell>
        </table:table-row>
        <table:table-row table:style-name="ro1">
          <table:table-cell table:formula="of:=YEAR([.H112])&amp;RIGHT(&quot;0&quot;&amp;MONTH([.H112]);2)&amp;RIGHT(&quot;0&quot;&amp;DAY([.H112]);2)" office:value-type="string" office:string-value="20100421">
            <text:p>20100421</text:p>
          </table:table-cell>
          <table:table-cell table:formula="of:=YEAR([.H112])" office:value-type="float" office:value="2010">
            <text:p>2010</text:p>
          </table:table-cell>
          <table:table-cell table:formula="of:=ROUNDUP(MONTH([.H112])/3)" office:value-type="float" office:value="2">
            <text:p>2</text:p>
          </table:table-cell>
          <table:table-cell table:formula="of:=MONTH([.H112])" office:value-type="float" office:value="4">
            <text:p>4</text:p>
          </table:table-cell>
          <table:table-cell table:formula="of:=&quot;Abr &quot; &amp; [.B112]" office:value-type="string" office:string-value="Abr 2010">
            <text:p>Abr 2010</text:p>
          </table:table-cell>
          <table:table-cell table:formula="of:=DAY([.H112])" office:value-type="float" office:value="21">
            <text:p>21</text:p>
          </table:table-cell>
          <table:table-cell office:value-type="string">
            <text:p>Mi</text:p>
          </table:table-cell>
          <table:table-cell table:style-name="ce2" office:value-type="date" office:date-value="2010-04-21">
            <text:p>04/21/10</text:p>
          </table:table-cell>
        </table:table-row>
        <table:table-row table:style-name="ro1">
          <table:table-cell table:formula="of:=YEAR([.H113])&amp;RIGHT(&quot;0&quot;&amp;MONTH([.H113]);2)&amp;RIGHT(&quot;0&quot;&amp;DAY([.H113]);2)" office:value-type="string" office:string-value="20100422">
            <text:p>20100422</text:p>
          </table:table-cell>
          <table:table-cell table:formula="of:=YEAR([.H113])" office:value-type="float" office:value="2010">
            <text:p>2010</text:p>
          </table:table-cell>
          <table:table-cell table:formula="of:=ROUNDUP(MONTH([.H113])/3)" office:value-type="float" office:value="2">
            <text:p>2</text:p>
          </table:table-cell>
          <table:table-cell table:formula="of:=MONTH([.H113])" office:value-type="float" office:value="4">
            <text:p>4</text:p>
          </table:table-cell>
          <table:table-cell table:formula="of:=&quot;Abr &quot; &amp; [.B113]" office:value-type="string" office:string-value="Abr 2010">
            <text:p>Abr 2010</text:p>
          </table:table-cell>
          <table:table-cell table:formula="of:=DAY([.H113])" office:value-type="float" office:value="22">
            <text:p>22</text:p>
          </table:table-cell>
          <table:table-cell office:value-type="string">
            <text:p>Ju</text:p>
          </table:table-cell>
          <table:table-cell table:style-name="ce2" office:value-type="date" office:date-value="2010-04-22">
            <text:p>04/22/10</text:p>
          </table:table-cell>
        </table:table-row>
        <table:table-row table:style-name="ro1">
          <table:table-cell table:formula="of:=YEAR([.H114])&amp;RIGHT(&quot;0&quot;&amp;MONTH([.H114]);2)&amp;RIGHT(&quot;0&quot;&amp;DAY([.H114]);2)" office:value-type="string" office:string-value="20100423">
            <text:p>20100423</text:p>
          </table:table-cell>
          <table:table-cell table:formula="of:=YEAR([.H114])" office:value-type="float" office:value="2010">
            <text:p>2010</text:p>
          </table:table-cell>
          <table:table-cell table:formula="of:=ROUNDUP(MONTH([.H114])/3)" office:value-type="float" office:value="2">
            <text:p>2</text:p>
          </table:table-cell>
          <table:table-cell table:formula="of:=MONTH([.H114])" office:value-type="float" office:value="4">
            <text:p>4</text:p>
          </table:table-cell>
          <table:table-cell table:formula="of:=&quot;Abr &quot; &amp; [.B114]" office:value-type="string" office:string-value="Abr 2010">
            <text:p>Abr 2010</text:p>
          </table:table-cell>
          <table:table-cell table:formula="of:=DAY([.H114])" office:value-type="float" office:value="23">
            <text:p>23</text:p>
          </table:table-cell>
          <table:table-cell office:value-type="string">
            <text:p>Vi</text:p>
          </table:table-cell>
          <table:table-cell table:style-name="ce2" office:value-type="date" office:date-value="2010-04-23">
            <text:p>04/23/10</text:p>
          </table:table-cell>
        </table:table-row>
        <table:table-row table:style-name="ro1">
          <table:table-cell table:formula="of:=YEAR([.H115])&amp;RIGHT(&quot;0&quot;&amp;MONTH([.H115]);2)&amp;RIGHT(&quot;0&quot;&amp;DAY([.H115]);2)" office:value-type="string" office:string-value="20100424">
            <text:p>20100424</text:p>
          </table:table-cell>
          <table:table-cell table:formula="of:=YEAR([.H115])" office:value-type="float" office:value="2010">
            <text:p>2010</text:p>
          </table:table-cell>
          <table:table-cell table:formula="of:=ROUNDUP(MONTH([.H115])/3)" office:value-type="float" office:value="2">
            <text:p>2</text:p>
          </table:table-cell>
          <table:table-cell table:formula="of:=MONTH([.H115])" office:value-type="float" office:value="4">
            <text:p>4</text:p>
          </table:table-cell>
          <table:table-cell table:formula="of:=&quot;Abr &quot; &amp; [.B115]" office:value-type="string" office:string-value="Abr 2010">
            <text:p>Abr 2010</text:p>
          </table:table-cell>
          <table:table-cell table:formula="of:=DAY([.H115])" office:value-type="float" office:value="24">
            <text:p>24</text:p>
          </table:table-cell>
          <table:table-cell office:value-type="string">
            <text:p>Sa</text:p>
          </table:table-cell>
          <table:table-cell table:style-name="ce2" office:value-type="date" office:date-value="2010-04-24">
            <text:p>04/24/10</text:p>
          </table:table-cell>
        </table:table-row>
        <table:table-row table:style-name="ro1">
          <table:table-cell table:formula="of:=YEAR([.H116])&amp;RIGHT(&quot;0&quot;&amp;MONTH([.H116]);2)&amp;RIGHT(&quot;0&quot;&amp;DAY([.H116]);2)" office:value-type="string" office:string-value="20100425">
            <text:p>20100425</text:p>
          </table:table-cell>
          <table:table-cell table:formula="of:=YEAR([.H116])" office:value-type="float" office:value="2010">
            <text:p>2010</text:p>
          </table:table-cell>
          <table:table-cell table:formula="of:=ROUNDUP(MONTH([.H116])/3)" office:value-type="float" office:value="2">
            <text:p>2</text:p>
          </table:table-cell>
          <table:table-cell table:formula="of:=MONTH([.H116])" office:value-type="float" office:value="4">
            <text:p>4</text:p>
          </table:table-cell>
          <table:table-cell table:formula="of:=&quot;Abr &quot; &amp; [.B116]" office:value-type="string" office:string-value="Abr 2010">
            <text:p>Abr 2010</text:p>
          </table:table-cell>
          <table:table-cell table:formula="of:=DAY([.H116])" office:value-type="float" office:value="25">
            <text:p>25</text:p>
          </table:table-cell>
          <table:table-cell office:value-type="string">
            <text:p>Do</text:p>
          </table:table-cell>
          <table:table-cell table:style-name="ce2" office:value-type="date" office:date-value="2010-04-25">
            <text:p>04/25/10</text:p>
          </table:table-cell>
        </table:table-row>
        <table:table-row table:style-name="ro1">
          <table:table-cell table:formula="of:=YEAR([.H117])&amp;RIGHT(&quot;0&quot;&amp;MONTH([.H117]);2)&amp;RIGHT(&quot;0&quot;&amp;DAY([.H117]);2)" office:value-type="string" office:string-value="20100426">
            <text:p>20100426</text:p>
          </table:table-cell>
          <table:table-cell table:formula="of:=YEAR([.H117])" office:value-type="float" office:value="2010">
            <text:p>2010</text:p>
          </table:table-cell>
          <table:table-cell table:formula="of:=ROUNDUP(MONTH([.H117])/3)" office:value-type="float" office:value="2">
            <text:p>2</text:p>
          </table:table-cell>
          <table:table-cell table:formula="of:=MONTH([.H117])" office:value-type="float" office:value="4">
            <text:p>4</text:p>
          </table:table-cell>
          <table:table-cell table:formula="of:=&quot;Abr &quot; &amp; [.B117]" office:value-type="string" office:string-value="Abr 2010">
            <text:p>Abr 2010</text:p>
          </table:table-cell>
          <table:table-cell table:formula="of:=DAY([.H117])" office:value-type="float" office:value="26">
            <text:p>26</text:p>
          </table:table-cell>
          <table:table-cell office:value-type="string">
            <text:p>Lu</text:p>
          </table:table-cell>
          <table:table-cell table:style-name="ce2" office:value-type="date" office:date-value="2010-04-26">
            <text:p>04/26/10</text:p>
          </table:table-cell>
        </table:table-row>
        <table:table-row table:style-name="ro1">
          <table:table-cell table:formula="of:=YEAR([.H118])&amp;RIGHT(&quot;0&quot;&amp;MONTH([.H118]);2)&amp;RIGHT(&quot;0&quot;&amp;DAY([.H118]);2)" office:value-type="string" office:string-value="20100427">
            <text:p>20100427</text:p>
          </table:table-cell>
          <table:table-cell table:formula="of:=YEAR([.H118])" office:value-type="float" office:value="2010">
            <text:p>2010</text:p>
          </table:table-cell>
          <table:table-cell table:formula="of:=ROUNDUP(MONTH([.H118])/3)" office:value-type="float" office:value="2">
            <text:p>2</text:p>
          </table:table-cell>
          <table:table-cell table:formula="of:=MONTH([.H118])" office:value-type="float" office:value="4">
            <text:p>4</text:p>
          </table:table-cell>
          <table:table-cell table:formula="of:=&quot;Abr &quot; &amp; [.B118]" office:value-type="string" office:string-value="Abr 2010">
            <text:p>Abr 2010</text:p>
          </table:table-cell>
          <table:table-cell table:formula="of:=DAY([.H118])" office:value-type="float" office:value="27">
            <text:p>27</text:p>
          </table:table-cell>
          <table:table-cell office:value-type="string">
            <text:p>Ma</text:p>
          </table:table-cell>
          <table:table-cell table:style-name="ce2" office:value-type="date" office:date-value="2010-04-27">
            <text:p>04/27/10</text:p>
          </table:table-cell>
        </table:table-row>
        <table:table-row table:style-name="ro1">
          <table:table-cell table:formula="of:=YEAR([.H119])&amp;RIGHT(&quot;0&quot;&amp;MONTH([.H119]);2)&amp;RIGHT(&quot;0&quot;&amp;DAY([.H119]);2)" office:value-type="string" office:string-value="20100428">
            <text:p>20100428</text:p>
          </table:table-cell>
          <table:table-cell table:formula="of:=YEAR([.H119])" office:value-type="float" office:value="2010">
            <text:p>2010</text:p>
          </table:table-cell>
          <table:table-cell table:formula="of:=ROUNDUP(MONTH([.H119])/3)" office:value-type="float" office:value="2">
            <text:p>2</text:p>
          </table:table-cell>
          <table:table-cell table:formula="of:=MONTH([.H119])" office:value-type="float" office:value="4">
            <text:p>4</text:p>
          </table:table-cell>
          <table:table-cell table:formula="of:=&quot;Abr &quot; &amp; [.B119]" office:value-type="string" office:string-value="Abr 2010">
            <text:p>Abr 2010</text:p>
          </table:table-cell>
          <table:table-cell table:formula="of:=DAY([.H119])" office:value-type="float" office:value="28">
            <text:p>28</text:p>
          </table:table-cell>
          <table:table-cell office:value-type="string">
            <text:p>Mi</text:p>
          </table:table-cell>
          <table:table-cell table:style-name="ce2" office:value-type="date" office:date-value="2010-04-28">
            <text:p>04/28/10</text:p>
          </table:table-cell>
        </table:table-row>
        <table:table-row table:style-name="ro1">
          <table:table-cell table:formula="of:=YEAR([.H120])&amp;RIGHT(&quot;0&quot;&amp;MONTH([.H120]);2)&amp;RIGHT(&quot;0&quot;&amp;DAY([.H120]);2)" office:value-type="string" office:string-value="20100429">
            <text:p>20100429</text:p>
          </table:table-cell>
          <table:table-cell table:formula="of:=YEAR([.H120])" office:value-type="float" office:value="2010">
            <text:p>2010</text:p>
          </table:table-cell>
          <table:table-cell table:formula="of:=ROUNDUP(MONTH([.H120])/3)" office:value-type="float" office:value="2">
            <text:p>2</text:p>
          </table:table-cell>
          <table:table-cell table:formula="of:=MONTH([.H120])" office:value-type="float" office:value="4">
            <text:p>4</text:p>
          </table:table-cell>
          <table:table-cell table:formula="of:=&quot;Abr &quot; &amp; [.B120]" office:value-type="string" office:string-value="Abr 2010">
            <text:p>Abr 2010</text:p>
          </table:table-cell>
          <table:table-cell table:formula="of:=DAY([.H120])" office:value-type="float" office:value="29">
            <text:p>29</text:p>
          </table:table-cell>
          <table:table-cell office:value-type="string">
            <text:p>Ju</text:p>
          </table:table-cell>
          <table:table-cell table:style-name="ce2" office:value-type="date" office:date-value="2010-04-29">
            <text:p>04/29/10</text:p>
          </table:table-cell>
        </table:table-row>
        <table:table-row table:style-name="ro1">
          <table:table-cell table:formula="of:=YEAR([.H121])&amp;RIGHT(&quot;0&quot;&amp;MONTH([.H121]);2)&amp;RIGHT(&quot;0&quot;&amp;DAY([.H121]);2)" office:value-type="string" office:string-value="20100430">
            <text:p>20100430</text:p>
          </table:table-cell>
          <table:table-cell table:formula="of:=YEAR([.H121])" office:value-type="float" office:value="2010">
            <text:p>2010</text:p>
          </table:table-cell>
          <table:table-cell table:formula="of:=ROUNDUP(MONTH([.H121])/3)" office:value-type="float" office:value="2">
            <text:p>2</text:p>
          </table:table-cell>
          <table:table-cell table:formula="of:=MONTH([.H121])" office:value-type="float" office:value="4">
            <text:p>4</text:p>
          </table:table-cell>
          <table:table-cell table:formula="of:=&quot;Abr &quot; &amp; [.B121]" office:value-type="string" office:string-value="Abr 2010">
            <text:p>Abr 2010</text:p>
          </table:table-cell>
          <table:table-cell table:formula="of:=DAY([.H121])" office:value-type="float" office:value="30">
            <text:p>30</text:p>
          </table:table-cell>
          <table:table-cell office:value-type="string">
            <text:p>Vi</text:p>
          </table:table-cell>
          <table:table-cell table:style-name="ce2" office:value-type="date" office:date-value="2010-04-30">
            <text:p>04/30/10</text:p>
          </table:table-cell>
        </table:table-row>
        <table:table-row table:style-name="ro1">
          <table:table-cell table:formula="of:=YEAR([.H122])&amp;RIGHT(&quot;0&quot;&amp;MONTH([.H122]);2)&amp;RIGHT(&quot;0&quot;&amp;DAY([.H122]);2)" office:value-type="string" office:string-value="20100501">
            <text:p>20100501</text:p>
          </table:table-cell>
          <table:table-cell table:formula="of:=YEAR([.H122])" office:value-type="float" office:value="2010">
            <text:p>2010</text:p>
          </table:table-cell>
          <table:table-cell table:formula="of:=ROUNDUP(MONTH([.H122])/3)" office:value-type="float" office:value="2">
            <text:p>2</text:p>
          </table:table-cell>
          <table:table-cell table:formula="of:=MONTH([.H122])" office:value-type="float" office:value="5">
            <text:p>5</text:p>
          </table:table-cell>
          <table:table-cell table:formula="of:=&quot;May &quot; &amp; [.B122]" office:value-type="string" office:string-value="May 2010">
            <text:p>May 2010</text:p>
          </table:table-cell>
          <table:table-cell table:formula="of:=DAY([.H122])" office:value-type="float" office:value="1">
            <text:p>1</text:p>
          </table:table-cell>
          <table:table-cell office:value-type="string">
            <text:p>Sa</text:p>
          </table:table-cell>
          <table:table-cell table:style-name="ce2" office:value-type="date" office:date-value="2010-05-01">
            <text:p>05/01/10</text:p>
          </table:table-cell>
        </table:table-row>
        <table:table-row table:style-name="ro1">
          <table:table-cell table:formula="of:=YEAR([.H123])&amp;RIGHT(&quot;0&quot;&amp;MONTH([.H123]);2)&amp;RIGHT(&quot;0&quot;&amp;DAY([.H123]);2)" office:value-type="string" office:string-value="20100502">
            <text:p>20100502</text:p>
          </table:table-cell>
          <table:table-cell table:formula="of:=YEAR([.H123])" office:value-type="float" office:value="2010">
            <text:p>2010</text:p>
          </table:table-cell>
          <table:table-cell table:formula="of:=ROUNDUP(MONTH([.H123])/3)" office:value-type="float" office:value="2">
            <text:p>2</text:p>
          </table:table-cell>
          <table:table-cell table:formula="of:=MONTH([.H123])" office:value-type="float" office:value="5">
            <text:p>5</text:p>
          </table:table-cell>
          <table:table-cell table:formula="of:=&quot;May &quot; &amp; [.B123]" office:value-type="string" office:string-value="May 2010">
            <text:p>May 2010</text:p>
          </table:table-cell>
          <table:table-cell table:formula="of:=DAY([.H123])" office:value-type="float" office:value="2">
            <text:p>2</text:p>
          </table:table-cell>
          <table:table-cell office:value-type="string">
            <text:p>Do</text:p>
          </table:table-cell>
          <table:table-cell table:style-name="ce2" office:value-type="date" office:date-value="2010-05-02">
            <text:p>05/02/10</text:p>
          </table:table-cell>
        </table:table-row>
        <table:table-row table:style-name="ro1">
          <table:table-cell table:formula="of:=YEAR([.H124])&amp;RIGHT(&quot;0&quot;&amp;MONTH([.H124]);2)&amp;RIGHT(&quot;0&quot;&amp;DAY([.H124]);2)" office:value-type="string" office:string-value="20100503">
            <text:p>20100503</text:p>
          </table:table-cell>
          <table:table-cell table:formula="of:=YEAR([.H124])" office:value-type="float" office:value="2010">
            <text:p>2010</text:p>
          </table:table-cell>
          <table:table-cell table:formula="of:=ROUNDUP(MONTH([.H124])/3)" office:value-type="float" office:value="2">
            <text:p>2</text:p>
          </table:table-cell>
          <table:table-cell table:formula="of:=MONTH([.H124])" office:value-type="float" office:value="5">
            <text:p>5</text:p>
          </table:table-cell>
          <table:table-cell table:formula="of:=&quot;May &quot; &amp; [.B124]" office:value-type="string" office:string-value="May 2010">
            <text:p>May 2010</text:p>
          </table:table-cell>
          <table:table-cell table:formula="of:=DAY([.H124])" office:value-type="float" office:value="3">
            <text:p>3</text:p>
          </table:table-cell>
          <table:table-cell office:value-type="string">
            <text:p>Lu</text:p>
          </table:table-cell>
          <table:table-cell table:style-name="ce2" office:value-type="date" office:date-value="2010-05-03">
            <text:p>05/03/10</text:p>
          </table:table-cell>
        </table:table-row>
        <table:table-row table:style-name="ro1">
          <table:table-cell table:formula="of:=YEAR([.H125])&amp;RIGHT(&quot;0&quot;&amp;MONTH([.H125]);2)&amp;RIGHT(&quot;0&quot;&amp;DAY([.H125]);2)" office:value-type="string" office:string-value="20100504">
            <text:p>20100504</text:p>
          </table:table-cell>
          <table:table-cell table:formula="of:=YEAR([.H125])" office:value-type="float" office:value="2010">
            <text:p>2010</text:p>
          </table:table-cell>
          <table:table-cell table:formula="of:=ROUNDUP(MONTH([.H125])/3)" office:value-type="float" office:value="2">
            <text:p>2</text:p>
          </table:table-cell>
          <table:table-cell table:formula="of:=MONTH([.H125])" office:value-type="float" office:value="5">
            <text:p>5</text:p>
          </table:table-cell>
          <table:table-cell table:formula="of:=&quot;May &quot; &amp; [.B125]" office:value-type="string" office:string-value="May 2010">
            <text:p>May 2010</text:p>
          </table:table-cell>
          <table:table-cell table:formula="of:=DAY([.H125])" office:value-type="float" office:value="4">
            <text:p>4</text:p>
          </table:table-cell>
          <table:table-cell office:value-type="string">
            <text:p>Ma</text:p>
          </table:table-cell>
          <table:table-cell table:style-name="ce2" office:value-type="date" office:date-value="2010-05-04">
            <text:p>05/04/10</text:p>
          </table:table-cell>
        </table:table-row>
        <table:table-row table:style-name="ro1">
          <table:table-cell table:formula="of:=YEAR([.H126])&amp;RIGHT(&quot;0&quot;&amp;MONTH([.H126]);2)&amp;RIGHT(&quot;0&quot;&amp;DAY([.H126]);2)" office:value-type="string" office:string-value="20100505">
            <text:p>20100505</text:p>
          </table:table-cell>
          <table:table-cell table:formula="of:=YEAR([.H126])" office:value-type="float" office:value="2010">
            <text:p>2010</text:p>
          </table:table-cell>
          <table:table-cell table:formula="of:=ROUNDUP(MONTH([.H126])/3)" office:value-type="float" office:value="2">
            <text:p>2</text:p>
          </table:table-cell>
          <table:table-cell table:formula="of:=MONTH([.H126])" office:value-type="float" office:value="5">
            <text:p>5</text:p>
          </table:table-cell>
          <table:table-cell table:formula="of:=&quot;May &quot; &amp; [.B126]" office:value-type="string" office:string-value="May 2010">
            <text:p>May 2010</text:p>
          </table:table-cell>
          <table:table-cell table:formula="of:=DAY([.H126])" office:value-type="float" office:value="5">
            <text:p>5</text:p>
          </table:table-cell>
          <table:table-cell office:value-type="string">
            <text:p>Mi</text:p>
          </table:table-cell>
          <table:table-cell table:style-name="ce2" office:value-type="date" office:date-value="2010-05-05">
            <text:p>05/05/10</text:p>
          </table:table-cell>
        </table:table-row>
        <table:table-row table:style-name="ro1">
          <table:table-cell table:formula="of:=YEAR([.H127])&amp;RIGHT(&quot;0&quot;&amp;MONTH([.H127]);2)&amp;RIGHT(&quot;0&quot;&amp;DAY([.H127]);2)" office:value-type="string" office:string-value="20100506">
            <text:p>20100506</text:p>
          </table:table-cell>
          <table:table-cell table:formula="of:=YEAR([.H127])" office:value-type="float" office:value="2010">
            <text:p>2010</text:p>
          </table:table-cell>
          <table:table-cell table:formula="of:=ROUNDUP(MONTH([.H127])/3)" office:value-type="float" office:value="2">
            <text:p>2</text:p>
          </table:table-cell>
          <table:table-cell table:formula="of:=MONTH([.H127])" office:value-type="float" office:value="5">
            <text:p>5</text:p>
          </table:table-cell>
          <table:table-cell table:formula="of:=&quot;May &quot; &amp; [.B127]" office:value-type="string" office:string-value="May 2010">
            <text:p>May 2010</text:p>
          </table:table-cell>
          <table:table-cell table:formula="of:=DAY([.H127])" office:value-type="float" office:value="6">
            <text:p>6</text:p>
          </table:table-cell>
          <table:table-cell office:value-type="string">
            <text:p>Ju</text:p>
          </table:table-cell>
          <table:table-cell table:style-name="ce2" office:value-type="date" office:date-value="2010-05-06">
            <text:p>05/06/10</text:p>
          </table:table-cell>
        </table:table-row>
        <table:table-row table:style-name="ro1">
          <table:table-cell table:formula="of:=YEAR([.H128])&amp;RIGHT(&quot;0&quot;&amp;MONTH([.H128]);2)&amp;RIGHT(&quot;0&quot;&amp;DAY([.H128]);2)" office:value-type="string" office:string-value="20100507">
            <text:p>20100507</text:p>
          </table:table-cell>
          <table:table-cell table:formula="of:=YEAR([.H128])" office:value-type="float" office:value="2010">
            <text:p>2010</text:p>
          </table:table-cell>
          <table:table-cell table:formula="of:=ROUNDUP(MONTH([.H128])/3)" office:value-type="float" office:value="2">
            <text:p>2</text:p>
          </table:table-cell>
          <table:table-cell table:formula="of:=MONTH([.H128])" office:value-type="float" office:value="5">
            <text:p>5</text:p>
          </table:table-cell>
          <table:table-cell table:formula="of:=&quot;May &quot; &amp; [.B128]" office:value-type="string" office:string-value="May 2010">
            <text:p>May 2010</text:p>
          </table:table-cell>
          <table:table-cell table:formula="of:=DAY([.H128])" office:value-type="float" office:value="7">
            <text:p>7</text:p>
          </table:table-cell>
          <table:table-cell office:value-type="string">
            <text:p>Vi</text:p>
          </table:table-cell>
          <table:table-cell table:style-name="ce2" office:value-type="date" office:date-value="2010-05-07">
            <text:p>05/07/10</text:p>
          </table:table-cell>
        </table:table-row>
        <table:table-row table:style-name="ro1">
          <table:table-cell table:formula="of:=YEAR([.H129])&amp;RIGHT(&quot;0&quot;&amp;MONTH([.H129]);2)&amp;RIGHT(&quot;0&quot;&amp;DAY([.H129]);2)" office:value-type="string" office:string-value="20100508">
            <text:p>20100508</text:p>
          </table:table-cell>
          <table:table-cell table:formula="of:=YEAR([.H129])" office:value-type="float" office:value="2010">
            <text:p>2010</text:p>
          </table:table-cell>
          <table:table-cell table:formula="of:=ROUNDUP(MONTH([.H129])/3)" office:value-type="float" office:value="2">
            <text:p>2</text:p>
          </table:table-cell>
          <table:table-cell table:formula="of:=MONTH([.H129])" office:value-type="float" office:value="5">
            <text:p>5</text:p>
          </table:table-cell>
          <table:table-cell table:formula="of:=&quot;May &quot; &amp; [.B129]" office:value-type="string" office:string-value="May 2010">
            <text:p>May 2010</text:p>
          </table:table-cell>
          <table:table-cell table:formula="of:=DAY([.H129])" office:value-type="float" office:value="8">
            <text:p>8</text:p>
          </table:table-cell>
          <table:table-cell office:value-type="string">
            <text:p>Sa</text:p>
          </table:table-cell>
          <table:table-cell table:style-name="ce2" office:value-type="date" office:date-value="2010-05-08">
            <text:p>05/08/10</text:p>
          </table:table-cell>
        </table:table-row>
        <table:table-row table:style-name="ro1">
          <table:table-cell table:formula="of:=YEAR([.H130])&amp;RIGHT(&quot;0&quot;&amp;MONTH([.H130]);2)&amp;RIGHT(&quot;0&quot;&amp;DAY([.H130]);2)" office:value-type="string" office:string-value="20100509">
            <text:p>20100509</text:p>
          </table:table-cell>
          <table:table-cell table:formula="of:=YEAR([.H130])" office:value-type="float" office:value="2010">
            <text:p>2010</text:p>
          </table:table-cell>
          <table:table-cell table:formula="of:=ROUNDUP(MONTH([.H130])/3)" office:value-type="float" office:value="2">
            <text:p>2</text:p>
          </table:table-cell>
          <table:table-cell table:formula="of:=MONTH([.H130])" office:value-type="float" office:value="5">
            <text:p>5</text:p>
          </table:table-cell>
          <table:table-cell table:formula="of:=&quot;May &quot; &amp; [.B130]" office:value-type="string" office:string-value="May 2010">
            <text:p>May 2010</text:p>
          </table:table-cell>
          <table:table-cell table:formula="of:=DAY([.H130])" office:value-type="float" office:value="9">
            <text:p>9</text:p>
          </table:table-cell>
          <table:table-cell office:value-type="string">
            <text:p>Do</text:p>
          </table:table-cell>
          <table:table-cell table:style-name="ce2" office:value-type="date" office:date-value="2010-05-09">
            <text:p>05/09/10</text:p>
          </table:table-cell>
        </table:table-row>
        <table:table-row table:style-name="ro1">
          <table:table-cell table:formula="of:=YEAR([.H131])&amp;RIGHT(&quot;0&quot;&amp;MONTH([.H131]);2)&amp;RIGHT(&quot;0&quot;&amp;DAY([.H131]);2)" office:value-type="string" office:string-value="20100510">
            <text:p>20100510</text:p>
          </table:table-cell>
          <table:table-cell table:formula="of:=YEAR([.H131])" office:value-type="float" office:value="2010">
            <text:p>2010</text:p>
          </table:table-cell>
          <table:table-cell table:formula="of:=ROUNDUP(MONTH([.H131])/3)" office:value-type="float" office:value="2">
            <text:p>2</text:p>
          </table:table-cell>
          <table:table-cell table:formula="of:=MONTH([.H131])" office:value-type="float" office:value="5">
            <text:p>5</text:p>
          </table:table-cell>
          <table:table-cell table:formula="of:=&quot;May &quot; &amp; [.B131]" office:value-type="string" office:string-value="May 2010">
            <text:p>May 2010</text:p>
          </table:table-cell>
          <table:table-cell table:formula="of:=DAY([.H131])" office:value-type="float" office:value="10">
            <text:p>10</text:p>
          </table:table-cell>
          <table:table-cell office:value-type="string">
            <text:p>Lu</text:p>
          </table:table-cell>
          <table:table-cell table:style-name="ce2" office:value-type="date" office:date-value="2010-05-10">
            <text:p>05/10/10</text:p>
          </table:table-cell>
        </table:table-row>
        <table:table-row table:style-name="ro1">
          <table:table-cell table:formula="of:=YEAR([.H132])&amp;RIGHT(&quot;0&quot;&amp;MONTH([.H132]);2)&amp;RIGHT(&quot;0&quot;&amp;DAY([.H132]);2)" office:value-type="string" office:string-value="20100511">
            <text:p>20100511</text:p>
          </table:table-cell>
          <table:table-cell table:formula="of:=YEAR([.H132])" office:value-type="float" office:value="2010">
            <text:p>2010</text:p>
          </table:table-cell>
          <table:table-cell table:formula="of:=ROUNDUP(MONTH([.H132])/3)" office:value-type="float" office:value="2">
            <text:p>2</text:p>
          </table:table-cell>
          <table:table-cell table:formula="of:=MONTH([.H132])" office:value-type="float" office:value="5">
            <text:p>5</text:p>
          </table:table-cell>
          <table:table-cell table:formula="of:=&quot;May &quot; &amp; [.B132]" office:value-type="string" office:string-value="May 2010">
            <text:p>May 2010</text:p>
          </table:table-cell>
          <table:table-cell table:formula="of:=DAY([.H132])" office:value-type="float" office:value="11">
            <text:p>11</text:p>
          </table:table-cell>
          <table:table-cell office:value-type="string">
            <text:p>Ma</text:p>
          </table:table-cell>
          <table:table-cell table:style-name="ce2" office:value-type="date" office:date-value="2010-05-11">
            <text:p>05/11/10</text:p>
          </table:table-cell>
        </table:table-row>
        <table:table-row table:style-name="ro1">
          <table:table-cell table:formula="of:=YEAR([.H133])&amp;RIGHT(&quot;0&quot;&amp;MONTH([.H133]);2)&amp;RIGHT(&quot;0&quot;&amp;DAY([.H133]);2)" office:value-type="string" office:string-value="20100512">
            <text:p>20100512</text:p>
          </table:table-cell>
          <table:table-cell table:formula="of:=YEAR([.H133])" office:value-type="float" office:value="2010">
            <text:p>2010</text:p>
          </table:table-cell>
          <table:table-cell table:formula="of:=ROUNDUP(MONTH([.H133])/3)" office:value-type="float" office:value="2">
            <text:p>2</text:p>
          </table:table-cell>
          <table:table-cell table:formula="of:=MONTH([.H133])" office:value-type="float" office:value="5">
            <text:p>5</text:p>
          </table:table-cell>
          <table:table-cell table:formula="of:=&quot;May &quot; &amp; [.B133]" office:value-type="string" office:string-value="May 2010">
            <text:p>May 2010</text:p>
          </table:table-cell>
          <table:table-cell table:formula="of:=DAY([.H133])" office:value-type="float" office:value="12">
            <text:p>12</text:p>
          </table:table-cell>
          <table:table-cell office:value-type="string">
            <text:p>Mi</text:p>
          </table:table-cell>
          <table:table-cell table:style-name="ce2" office:value-type="date" office:date-value="2010-05-12">
            <text:p>05/12/10</text:p>
          </table:table-cell>
        </table:table-row>
        <table:table-row table:style-name="ro1">
          <table:table-cell table:formula="of:=YEAR([.H134])&amp;RIGHT(&quot;0&quot;&amp;MONTH([.H134]);2)&amp;RIGHT(&quot;0&quot;&amp;DAY([.H134]);2)" office:value-type="string" office:string-value="20100513">
            <text:p>20100513</text:p>
          </table:table-cell>
          <table:table-cell table:formula="of:=YEAR([.H134])" office:value-type="float" office:value="2010">
            <text:p>2010</text:p>
          </table:table-cell>
          <table:table-cell table:formula="of:=ROUNDUP(MONTH([.H134])/3)" office:value-type="float" office:value="2">
            <text:p>2</text:p>
          </table:table-cell>
          <table:table-cell table:formula="of:=MONTH([.H134])" office:value-type="float" office:value="5">
            <text:p>5</text:p>
          </table:table-cell>
          <table:table-cell table:formula="of:=&quot;May &quot; &amp; [.B134]" office:value-type="string" office:string-value="May 2010">
            <text:p>May 2010</text:p>
          </table:table-cell>
          <table:table-cell table:formula="of:=DAY([.H134])" office:value-type="float" office:value="13">
            <text:p>13</text:p>
          </table:table-cell>
          <table:table-cell office:value-type="string">
            <text:p>Ju</text:p>
          </table:table-cell>
          <table:table-cell table:style-name="ce2" office:value-type="date" office:date-value="2010-05-13">
            <text:p>05/13/10</text:p>
          </table:table-cell>
        </table:table-row>
        <table:table-row table:style-name="ro1">
          <table:table-cell table:formula="of:=YEAR([.H135])&amp;RIGHT(&quot;0&quot;&amp;MONTH([.H135]);2)&amp;RIGHT(&quot;0&quot;&amp;DAY([.H135]);2)" office:value-type="string" office:string-value="20100514">
            <text:p>20100514</text:p>
          </table:table-cell>
          <table:table-cell table:formula="of:=YEAR([.H135])" office:value-type="float" office:value="2010">
            <text:p>2010</text:p>
          </table:table-cell>
          <table:table-cell table:formula="of:=ROUNDUP(MONTH([.H135])/3)" office:value-type="float" office:value="2">
            <text:p>2</text:p>
          </table:table-cell>
          <table:table-cell table:formula="of:=MONTH([.H135])" office:value-type="float" office:value="5">
            <text:p>5</text:p>
          </table:table-cell>
          <table:table-cell table:formula="of:=&quot;May &quot; &amp; [.B135]" office:value-type="string" office:string-value="May 2010">
            <text:p>May 2010</text:p>
          </table:table-cell>
          <table:table-cell table:formula="of:=DAY([.H135])" office:value-type="float" office:value="14">
            <text:p>14</text:p>
          </table:table-cell>
          <table:table-cell office:value-type="string">
            <text:p>Vi</text:p>
          </table:table-cell>
          <table:table-cell table:style-name="ce2" office:value-type="date" office:date-value="2010-05-14">
            <text:p>05/14/10</text:p>
          </table:table-cell>
        </table:table-row>
        <table:table-row table:style-name="ro1">
          <table:table-cell table:formula="of:=YEAR([.H136])&amp;RIGHT(&quot;0&quot;&amp;MONTH([.H136]);2)&amp;RIGHT(&quot;0&quot;&amp;DAY([.H136]);2)" office:value-type="string" office:string-value="20100515">
            <text:p>20100515</text:p>
          </table:table-cell>
          <table:table-cell table:formula="of:=YEAR([.H136])" office:value-type="float" office:value="2010">
            <text:p>2010</text:p>
          </table:table-cell>
          <table:table-cell table:formula="of:=ROUNDUP(MONTH([.H136])/3)" office:value-type="float" office:value="2">
            <text:p>2</text:p>
          </table:table-cell>
          <table:table-cell table:formula="of:=MONTH([.H136])" office:value-type="float" office:value="5">
            <text:p>5</text:p>
          </table:table-cell>
          <table:table-cell table:formula="of:=&quot;May &quot; &amp; [.B136]" office:value-type="string" office:string-value="May 2010">
            <text:p>May 2010</text:p>
          </table:table-cell>
          <table:table-cell table:formula="of:=DAY([.H136])" office:value-type="float" office:value="15">
            <text:p>15</text:p>
          </table:table-cell>
          <table:table-cell office:value-type="string">
            <text:p>Sa</text:p>
          </table:table-cell>
          <table:table-cell table:style-name="ce2" office:value-type="date" office:date-value="2010-05-15">
            <text:p>05/15/10</text:p>
          </table:table-cell>
        </table:table-row>
        <table:table-row table:style-name="ro1">
          <table:table-cell table:formula="of:=YEAR([.H137])&amp;RIGHT(&quot;0&quot;&amp;MONTH([.H137]);2)&amp;RIGHT(&quot;0&quot;&amp;DAY([.H137]);2)" office:value-type="string" office:string-value="20100516">
            <text:p>20100516</text:p>
          </table:table-cell>
          <table:table-cell table:formula="of:=YEAR([.H137])" office:value-type="float" office:value="2010">
            <text:p>2010</text:p>
          </table:table-cell>
          <table:table-cell table:formula="of:=ROUNDUP(MONTH([.H137])/3)" office:value-type="float" office:value="2">
            <text:p>2</text:p>
          </table:table-cell>
          <table:table-cell table:formula="of:=MONTH([.H137])" office:value-type="float" office:value="5">
            <text:p>5</text:p>
          </table:table-cell>
          <table:table-cell table:formula="of:=&quot;May &quot; &amp; [.B137]" office:value-type="string" office:string-value="May 2010">
            <text:p>May 2010</text:p>
          </table:table-cell>
          <table:table-cell table:formula="of:=DAY([.H137])" office:value-type="float" office:value="16">
            <text:p>16</text:p>
          </table:table-cell>
          <table:table-cell office:value-type="string">
            <text:p>Do</text:p>
          </table:table-cell>
          <table:table-cell table:style-name="ce2" office:value-type="date" office:date-value="2010-05-16">
            <text:p>05/16/10</text:p>
          </table:table-cell>
        </table:table-row>
        <table:table-row table:style-name="ro1">
          <table:table-cell table:formula="of:=YEAR([.H138])&amp;RIGHT(&quot;0&quot;&amp;MONTH([.H138]);2)&amp;RIGHT(&quot;0&quot;&amp;DAY([.H138]);2)" office:value-type="string" office:string-value="20100517">
            <text:p>20100517</text:p>
          </table:table-cell>
          <table:table-cell table:formula="of:=YEAR([.H138])" office:value-type="float" office:value="2010">
            <text:p>2010</text:p>
          </table:table-cell>
          <table:table-cell table:formula="of:=ROUNDUP(MONTH([.H138])/3)" office:value-type="float" office:value="2">
            <text:p>2</text:p>
          </table:table-cell>
          <table:table-cell table:formula="of:=MONTH([.H138])" office:value-type="float" office:value="5">
            <text:p>5</text:p>
          </table:table-cell>
          <table:table-cell table:formula="of:=&quot;May &quot; &amp; [.B138]" office:value-type="string" office:string-value="May 2010">
            <text:p>May 2010</text:p>
          </table:table-cell>
          <table:table-cell table:formula="of:=DAY([.H138])" office:value-type="float" office:value="17">
            <text:p>17</text:p>
          </table:table-cell>
          <table:table-cell office:value-type="string">
            <text:p>Lu</text:p>
          </table:table-cell>
          <table:table-cell table:style-name="ce2" office:value-type="date" office:date-value="2010-05-17">
            <text:p>05/17/10</text:p>
          </table:table-cell>
        </table:table-row>
        <table:table-row table:style-name="ro1">
          <table:table-cell table:formula="of:=YEAR([.H139])&amp;RIGHT(&quot;0&quot;&amp;MONTH([.H139]);2)&amp;RIGHT(&quot;0&quot;&amp;DAY([.H139]);2)" office:value-type="string" office:string-value="20100518">
            <text:p>20100518</text:p>
          </table:table-cell>
          <table:table-cell table:formula="of:=YEAR([.H139])" office:value-type="float" office:value="2010">
            <text:p>2010</text:p>
          </table:table-cell>
          <table:table-cell table:formula="of:=ROUNDUP(MONTH([.H139])/3)" office:value-type="float" office:value="2">
            <text:p>2</text:p>
          </table:table-cell>
          <table:table-cell table:formula="of:=MONTH([.H139])" office:value-type="float" office:value="5">
            <text:p>5</text:p>
          </table:table-cell>
          <table:table-cell table:formula="of:=&quot;May &quot; &amp; [.B139]" office:value-type="string" office:string-value="May 2010">
            <text:p>May 2010</text:p>
          </table:table-cell>
          <table:table-cell table:formula="of:=DAY([.H139])" office:value-type="float" office:value="18">
            <text:p>18</text:p>
          </table:table-cell>
          <table:table-cell office:value-type="string">
            <text:p>Ma</text:p>
          </table:table-cell>
          <table:table-cell table:style-name="ce2" office:value-type="date" office:date-value="2010-05-18">
            <text:p>05/18/10</text:p>
          </table:table-cell>
        </table:table-row>
        <table:table-row table:style-name="ro1">
          <table:table-cell table:formula="of:=YEAR([.H140])&amp;RIGHT(&quot;0&quot;&amp;MONTH([.H140]);2)&amp;RIGHT(&quot;0&quot;&amp;DAY([.H140]);2)" office:value-type="string" office:string-value="20100519">
            <text:p>20100519</text:p>
          </table:table-cell>
          <table:table-cell table:formula="of:=YEAR([.H140])" office:value-type="float" office:value="2010">
            <text:p>2010</text:p>
          </table:table-cell>
          <table:table-cell table:formula="of:=ROUNDUP(MONTH([.H140])/3)" office:value-type="float" office:value="2">
            <text:p>2</text:p>
          </table:table-cell>
          <table:table-cell table:formula="of:=MONTH([.H140])" office:value-type="float" office:value="5">
            <text:p>5</text:p>
          </table:table-cell>
          <table:table-cell table:formula="of:=&quot;May &quot; &amp; [.B140]" office:value-type="string" office:string-value="May 2010">
            <text:p>May 2010</text:p>
          </table:table-cell>
          <table:table-cell table:formula="of:=DAY([.H140])" office:value-type="float" office:value="19">
            <text:p>19</text:p>
          </table:table-cell>
          <table:table-cell office:value-type="string">
            <text:p>Mi</text:p>
          </table:table-cell>
          <table:table-cell table:style-name="ce2" office:value-type="date" office:date-value="2010-05-19">
            <text:p>05/19/10</text:p>
          </table:table-cell>
        </table:table-row>
        <table:table-row table:style-name="ro1">
          <table:table-cell table:formula="of:=YEAR([.H141])&amp;RIGHT(&quot;0&quot;&amp;MONTH([.H141]);2)&amp;RIGHT(&quot;0&quot;&amp;DAY([.H141]);2)" office:value-type="string" office:string-value="20100520">
            <text:p>20100520</text:p>
          </table:table-cell>
          <table:table-cell table:formula="of:=YEAR([.H141])" office:value-type="float" office:value="2010">
            <text:p>2010</text:p>
          </table:table-cell>
          <table:table-cell table:formula="of:=ROUNDUP(MONTH([.H141])/3)" office:value-type="float" office:value="2">
            <text:p>2</text:p>
          </table:table-cell>
          <table:table-cell table:formula="of:=MONTH([.H141])" office:value-type="float" office:value="5">
            <text:p>5</text:p>
          </table:table-cell>
          <table:table-cell table:formula="of:=&quot;May &quot; &amp; [.B141]" office:value-type="string" office:string-value="May 2010">
            <text:p>May 2010</text:p>
          </table:table-cell>
          <table:table-cell table:formula="of:=DAY([.H141])" office:value-type="float" office:value="20">
            <text:p>20</text:p>
          </table:table-cell>
          <table:table-cell office:value-type="string">
            <text:p>Ju</text:p>
          </table:table-cell>
          <table:table-cell table:style-name="ce2" office:value-type="date" office:date-value="2010-05-20">
            <text:p>05/20/10</text:p>
          </table:table-cell>
        </table:table-row>
        <table:table-row table:style-name="ro1">
          <table:table-cell table:formula="of:=YEAR([.H142])&amp;RIGHT(&quot;0&quot;&amp;MONTH([.H142]);2)&amp;RIGHT(&quot;0&quot;&amp;DAY([.H142]);2)" office:value-type="string" office:string-value="20100521">
            <text:p>20100521</text:p>
          </table:table-cell>
          <table:table-cell table:formula="of:=YEAR([.H142])" office:value-type="float" office:value="2010">
            <text:p>2010</text:p>
          </table:table-cell>
          <table:table-cell table:formula="of:=ROUNDUP(MONTH([.H142])/3)" office:value-type="float" office:value="2">
            <text:p>2</text:p>
          </table:table-cell>
          <table:table-cell table:formula="of:=MONTH([.H142])" office:value-type="float" office:value="5">
            <text:p>5</text:p>
          </table:table-cell>
          <table:table-cell table:formula="of:=&quot;May &quot; &amp; [.B142]" office:value-type="string" office:string-value="May 2010">
            <text:p>May 2010</text:p>
          </table:table-cell>
          <table:table-cell table:formula="of:=DAY([.H142])" office:value-type="float" office:value="21">
            <text:p>21</text:p>
          </table:table-cell>
          <table:table-cell office:value-type="string">
            <text:p>Vi</text:p>
          </table:table-cell>
          <table:table-cell table:style-name="ce2" office:value-type="date" office:date-value="2010-05-21">
            <text:p>05/21/10</text:p>
          </table:table-cell>
        </table:table-row>
        <table:table-row table:style-name="ro1">
          <table:table-cell table:formula="of:=YEAR([.H143])&amp;RIGHT(&quot;0&quot;&amp;MONTH([.H143]);2)&amp;RIGHT(&quot;0&quot;&amp;DAY([.H143]);2)" office:value-type="string" office:string-value="20100522">
            <text:p>20100522</text:p>
          </table:table-cell>
          <table:table-cell table:formula="of:=YEAR([.H143])" office:value-type="float" office:value="2010">
            <text:p>2010</text:p>
          </table:table-cell>
          <table:table-cell table:formula="of:=ROUNDUP(MONTH([.H143])/3)" office:value-type="float" office:value="2">
            <text:p>2</text:p>
          </table:table-cell>
          <table:table-cell table:formula="of:=MONTH([.H143])" office:value-type="float" office:value="5">
            <text:p>5</text:p>
          </table:table-cell>
          <table:table-cell table:formula="of:=&quot;May &quot; &amp; [.B143]" office:value-type="string" office:string-value="May 2010">
            <text:p>May 2010</text:p>
          </table:table-cell>
          <table:table-cell table:formula="of:=DAY([.H143])" office:value-type="float" office:value="22">
            <text:p>22</text:p>
          </table:table-cell>
          <table:table-cell office:value-type="string">
            <text:p>Sa</text:p>
          </table:table-cell>
          <table:table-cell table:style-name="ce2" office:value-type="date" office:date-value="2010-05-22">
            <text:p>05/22/10</text:p>
          </table:table-cell>
        </table:table-row>
        <table:table-row table:style-name="ro1">
          <table:table-cell table:formula="of:=YEAR([.H144])&amp;RIGHT(&quot;0&quot;&amp;MONTH([.H144]);2)&amp;RIGHT(&quot;0&quot;&amp;DAY([.H144]);2)" office:value-type="string" office:string-value="20100523">
            <text:p>20100523</text:p>
          </table:table-cell>
          <table:table-cell table:formula="of:=YEAR([.H144])" office:value-type="float" office:value="2010">
            <text:p>2010</text:p>
          </table:table-cell>
          <table:table-cell table:formula="of:=ROUNDUP(MONTH([.H144])/3)" office:value-type="float" office:value="2">
            <text:p>2</text:p>
          </table:table-cell>
          <table:table-cell table:formula="of:=MONTH([.H144])" office:value-type="float" office:value="5">
            <text:p>5</text:p>
          </table:table-cell>
          <table:table-cell table:formula="of:=&quot;May &quot; &amp; [.B144]" office:value-type="string" office:string-value="May 2010">
            <text:p>May 2010</text:p>
          </table:table-cell>
          <table:table-cell table:formula="of:=DAY([.H144])" office:value-type="float" office:value="23">
            <text:p>23</text:p>
          </table:table-cell>
          <table:table-cell office:value-type="string">
            <text:p>Do</text:p>
          </table:table-cell>
          <table:table-cell table:style-name="ce2" office:value-type="date" office:date-value="2010-05-23">
            <text:p>05/23/10</text:p>
          </table:table-cell>
        </table:table-row>
        <table:table-row table:style-name="ro1">
          <table:table-cell table:formula="of:=YEAR([.H145])&amp;RIGHT(&quot;0&quot;&amp;MONTH([.H145]);2)&amp;RIGHT(&quot;0&quot;&amp;DAY([.H145]);2)" office:value-type="string" office:string-value="20100524">
            <text:p>20100524</text:p>
          </table:table-cell>
          <table:table-cell table:formula="of:=YEAR([.H145])" office:value-type="float" office:value="2010">
            <text:p>2010</text:p>
          </table:table-cell>
          <table:table-cell table:formula="of:=ROUNDUP(MONTH([.H145])/3)" office:value-type="float" office:value="2">
            <text:p>2</text:p>
          </table:table-cell>
          <table:table-cell table:formula="of:=MONTH([.H145])" office:value-type="float" office:value="5">
            <text:p>5</text:p>
          </table:table-cell>
          <table:table-cell table:formula="of:=&quot;May &quot; &amp; [.B145]" office:value-type="string" office:string-value="May 2010">
            <text:p>May 2010</text:p>
          </table:table-cell>
          <table:table-cell table:formula="of:=DAY([.H145])" office:value-type="float" office:value="24">
            <text:p>24</text:p>
          </table:table-cell>
          <table:table-cell office:value-type="string">
            <text:p>Lu</text:p>
          </table:table-cell>
          <table:table-cell table:style-name="ce2" office:value-type="date" office:date-value="2010-05-24">
            <text:p>05/24/10</text:p>
          </table:table-cell>
        </table:table-row>
        <table:table-row table:style-name="ro1">
          <table:table-cell table:formula="of:=YEAR([.H146])&amp;RIGHT(&quot;0&quot;&amp;MONTH([.H146]);2)&amp;RIGHT(&quot;0&quot;&amp;DAY([.H146]);2)" office:value-type="string" office:string-value="20100525">
            <text:p>20100525</text:p>
          </table:table-cell>
          <table:table-cell table:formula="of:=YEAR([.H146])" office:value-type="float" office:value="2010">
            <text:p>2010</text:p>
          </table:table-cell>
          <table:table-cell table:formula="of:=ROUNDUP(MONTH([.H146])/3)" office:value-type="float" office:value="2">
            <text:p>2</text:p>
          </table:table-cell>
          <table:table-cell table:formula="of:=MONTH([.H146])" office:value-type="float" office:value="5">
            <text:p>5</text:p>
          </table:table-cell>
          <table:table-cell table:formula="of:=&quot;May &quot; &amp; [.B146]" office:value-type="string" office:string-value="May 2010">
            <text:p>May 2010</text:p>
          </table:table-cell>
          <table:table-cell table:formula="of:=DAY([.H146])" office:value-type="float" office:value="25">
            <text:p>25</text:p>
          </table:table-cell>
          <table:table-cell office:value-type="string">
            <text:p>Ma</text:p>
          </table:table-cell>
          <table:table-cell table:style-name="ce2" office:value-type="date" office:date-value="2010-05-25">
            <text:p>05/25/10</text:p>
          </table:table-cell>
        </table:table-row>
        <table:table-row table:style-name="ro1">
          <table:table-cell table:formula="of:=YEAR([.H147])&amp;RIGHT(&quot;0&quot;&amp;MONTH([.H147]);2)&amp;RIGHT(&quot;0&quot;&amp;DAY([.H147]);2)" office:value-type="string" office:string-value="20100526">
            <text:p>20100526</text:p>
          </table:table-cell>
          <table:table-cell table:formula="of:=YEAR([.H147])" office:value-type="float" office:value="2010">
            <text:p>2010</text:p>
          </table:table-cell>
          <table:table-cell table:formula="of:=ROUNDUP(MONTH([.H147])/3)" office:value-type="float" office:value="2">
            <text:p>2</text:p>
          </table:table-cell>
          <table:table-cell table:formula="of:=MONTH([.H147])" office:value-type="float" office:value="5">
            <text:p>5</text:p>
          </table:table-cell>
          <table:table-cell table:formula="of:=&quot;May &quot; &amp; [.B147]" office:value-type="string" office:string-value="May 2010">
            <text:p>May 2010</text:p>
          </table:table-cell>
          <table:table-cell table:formula="of:=DAY([.H147])" office:value-type="float" office:value="26">
            <text:p>26</text:p>
          </table:table-cell>
          <table:table-cell office:value-type="string">
            <text:p>Mi</text:p>
          </table:table-cell>
          <table:table-cell table:style-name="ce2" office:value-type="date" office:date-value="2010-05-26">
            <text:p>05/26/10</text:p>
          </table:table-cell>
        </table:table-row>
        <table:table-row table:style-name="ro1">
          <table:table-cell table:formula="of:=YEAR([.H148])&amp;RIGHT(&quot;0&quot;&amp;MONTH([.H148]);2)&amp;RIGHT(&quot;0&quot;&amp;DAY([.H148]);2)" office:value-type="string" office:string-value="20100527">
            <text:p>20100527</text:p>
          </table:table-cell>
          <table:table-cell table:formula="of:=YEAR([.H148])" office:value-type="float" office:value="2010">
            <text:p>2010</text:p>
          </table:table-cell>
          <table:table-cell table:formula="of:=ROUNDUP(MONTH([.H148])/3)" office:value-type="float" office:value="2">
            <text:p>2</text:p>
          </table:table-cell>
          <table:table-cell table:formula="of:=MONTH([.H148])" office:value-type="float" office:value="5">
            <text:p>5</text:p>
          </table:table-cell>
          <table:table-cell table:formula="of:=&quot;May &quot; &amp; [.B148]" office:value-type="string" office:string-value="May 2010">
            <text:p>May 2010</text:p>
          </table:table-cell>
          <table:table-cell table:formula="of:=DAY([.H148])" office:value-type="float" office:value="27">
            <text:p>27</text:p>
          </table:table-cell>
          <table:table-cell office:value-type="string">
            <text:p>Ju</text:p>
          </table:table-cell>
          <table:table-cell table:style-name="ce2" office:value-type="date" office:date-value="2010-05-27">
            <text:p>05/27/10</text:p>
          </table:table-cell>
        </table:table-row>
        <table:table-row table:style-name="ro1">
          <table:table-cell table:formula="of:=YEAR([.H149])&amp;RIGHT(&quot;0&quot;&amp;MONTH([.H149]);2)&amp;RIGHT(&quot;0&quot;&amp;DAY([.H149]);2)" office:value-type="string" office:string-value="20100528">
            <text:p>20100528</text:p>
          </table:table-cell>
          <table:table-cell table:formula="of:=YEAR([.H149])" office:value-type="float" office:value="2010">
            <text:p>2010</text:p>
          </table:table-cell>
          <table:table-cell table:formula="of:=ROUNDUP(MONTH([.H149])/3)" office:value-type="float" office:value="2">
            <text:p>2</text:p>
          </table:table-cell>
          <table:table-cell table:formula="of:=MONTH([.H149])" office:value-type="float" office:value="5">
            <text:p>5</text:p>
          </table:table-cell>
          <table:table-cell table:formula="of:=&quot;May &quot; &amp; [.B149]" office:value-type="string" office:string-value="May 2010">
            <text:p>May 2010</text:p>
          </table:table-cell>
          <table:table-cell table:formula="of:=DAY([.H149])" office:value-type="float" office:value="28">
            <text:p>28</text:p>
          </table:table-cell>
          <table:table-cell office:value-type="string">
            <text:p>Vi</text:p>
          </table:table-cell>
          <table:table-cell table:style-name="ce2" office:value-type="date" office:date-value="2010-05-28">
            <text:p>05/28/10</text:p>
          </table:table-cell>
        </table:table-row>
        <table:table-row table:style-name="ro1">
          <table:table-cell table:formula="of:=YEAR([.H150])&amp;RIGHT(&quot;0&quot;&amp;MONTH([.H150]);2)&amp;RIGHT(&quot;0&quot;&amp;DAY([.H150]);2)" office:value-type="string" office:string-value="20100529">
            <text:p>20100529</text:p>
          </table:table-cell>
          <table:table-cell table:formula="of:=YEAR([.H150])" office:value-type="float" office:value="2010">
            <text:p>2010</text:p>
          </table:table-cell>
          <table:table-cell table:formula="of:=ROUNDUP(MONTH([.H150])/3)" office:value-type="float" office:value="2">
            <text:p>2</text:p>
          </table:table-cell>
          <table:table-cell table:formula="of:=MONTH([.H150])" office:value-type="float" office:value="5">
            <text:p>5</text:p>
          </table:table-cell>
          <table:table-cell table:formula="of:=&quot;May &quot; &amp; [.B150]" office:value-type="string" office:string-value="May 2010">
            <text:p>May 2010</text:p>
          </table:table-cell>
          <table:table-cell table:formula="of:=DAY([.H150])" office:value-type="float" office:value="29">
            <text:p>29</text:p>
          </table:table-cell>
          <table:table-cell office:value-type="string">
            <text:p>Sa</text:p>
          </table:table-cell>
          <table:table-cell table:style-name="ce2" office:value-type="date" office:date-value="2010-05-29">
            <text:p>05/29/10</text:p>
          </table:table-cell>
        </table:table-row>
        <table:table-row table:style-name="ro1">
          <table:table-cell table:formula="of:=YEAR([.H151])&amp;RIGHT(&quot;0&quot;&amp;MONTH([.H151]);2)&amp;RIGHT(&quot;0&quot;&amp;DAY([.H151]);2)" office:value-type="string" office:string-value="20100530">
            <text:p>20100530</text:p>
          </table:table-cell>
          <table:table-cell table:formula="of:=YEAR([.H151])" office:value-type="float" office:value="2010">
            <text:p>2010</text:p>
          </table:table-cell>
          <table:table-cell table:formula="of:=ROUNDUP(MONTH([.H151])/3)" office:value-type="float" office:value="2">
            <text:p>2</text:p>
          </table:table-cell>
          <table:table-cell table:formula="of:=MONTH([.H151])" office:value-type="float" office:value="5">
            <text:p>5</text:p>
          </table:table-cell>
          <table:table-cell table:formula="of:=&quot;May &quot; &amp; [.B151]" office:value-type="string" office:string-value="May 2010">
            <text:p>May 2010</text:p>
          </table:table-cell>
          <table:table-cell table:formula="of:=DAY([.H151])" office:value-type="float" office:value="30">
            <text:p>30</text:p>
          </table:table-cell>
          <table:table-cell office:value-type="string">
            <text:p>Do</text:p>
          </table:table-cell>
          <table:table-cell table:style-name="ce2" office:value-type="date" office:date-value="2010-05-30">
            <text:p>05/30/10</text:p>
          </table:table-cell>
        </table:table-row>
        <table:table-row table:style-name="ro1">
          <table:table-cell table:formula="of:=YEAR([.H152])&amp;RIGHT(&quot;0&quot;&amp;MONTH([.H152]);2)&amp;RIGHT(&quot;0&quot;&amp;DAY([.H152]);2)" office:value-type="string" office:string-value="20100531">
            <text:p>20100531</text:p>
          </table:table-cell>
          <table:table-cell table:formula="of:=YEAR([.H152])" office:value-type="float" office:value="2010">
            <text:p>2010</text:p>
          </table:table-cell>
          <table:table-cell table:formula="of:=ROUNDUP(MONTH([.H152])/3)" office:value-type="float" office:value="2">
            <text:p>2</text:p>
          </table:table-cell>
          <table:table-cell table:formula="of:=MONTH([.H152])" office:value-type="float" office:value="5">
            <text:p>5</text:p>
          </table:table-cell>
          <table:table-cell table:formula="of:=&quot;May &quot; &amp; [.B152]" office:value-type="string" office:string-value="May 2010">
            <text:p>May 2010</text:p>
          </table:table-cell>
          <table:table-cell table:formula="of:=DAY([.H152])" office:value-type="float" office:value="31">
            <text:p>31</text:p>
          </table:table-cell>
          <table:table-cell office:value-type="string">
            <text:p>Lu</text:p>
          </table:table-cell>
          <table:table-cell table:style-name="ce2" office:value-type="date" office:date-value="2010-05-31">
            <text:p>05/31/10</text:p>
          </table:table-cell>
        </table:table-row>
        <table:table-row table:style-name="ro1">
          <table:table-cell table:formula="of:=YEAR([.H153])&amp;RIGHT(&quot;0&quot;&amp;MONTH([.H153]);2)&amp;RIGHT(&quot;0&quot;&amp;DAY([.H153]);2)" office:value-type="string" office:string-value="20100601">
            <text:p>20100601</text:p>
          </table:table-cell>
          <table:table-cell table:formula="of:=YEAR([.H153])" office:value-type="float" office:value="2010">
            <text:p>2010</text:p>
          </table:table-cell>
          <table:table-cell table:formula="of:=ROUNDUP(MONTH([.H153])/3)" office:value-type="float" office:value="2">
            <text:p>2</text:p>
          </table:table-cell>
          <table:table-cell table:formula="of:=MONTH([.H153])" office:value-type="float" office:value="6">
            <text:p>6</text:p>
          </table:table-cell>
          <table:table-cell table:formula="of:=&quot;Jun &quot; &amp; [.B153]" office:value-type="string" office:string-value="Jun 2010">
            <text:p>Jun 2010</text:p>
          </table:table-cell>
          <table:table-cell table:formula="of:=DAY([.H153])" office:value-type="float" office:value="1">
            <text:p>1</text:p>
          </table:table-cell>
          <table:table-cell office:value-type="string">
            <text:p>Ma</text:p>
          </table:table-cell>
          <table:table-cell table:style-name="ce2" office:value-type="date" office:date-value="2010-06-01">
            <text:p>06/01/10</text:p>
          </table:table-cell>
        </table:table-row>
        <table:table-row table:style-name="ro1">
          <table:table-cell table:formula="of:=YEAR([.H154])&amp;RIGHT(&quot;0&quot;&amp;MONTH([.H154]);2)&amp;RIGHT(&quot;0&quot;&amp;DAY([.H154]);2)" office:value-type="string" office:string-value="20100602">
            <text:p>20100602</text:p>
          </table:table-cell>
          <table:table-cell table:formula="of:=YEAR([.H154])" office:value-type="float" office:value="2010">
            <text:p>2010</text:p>
          </table:table-cell>
          <table:table-cell table:formula="of:=ROUNDUP(MONTH([.H154])/3)" office:value-type="float" office:value="2">
            <text:p>2</text:p>
          </table:table-cell>
          <table:table-cell table:formula="of:=MONTH([.H154])" office:value-type="float" office:value="6">
            <text:p>6</text:p>
          </table:table-cell>
          <table:table-cell table:formula="of:=&quot;Jun &quot; &amp; [.B154]" office:value-type="string" office:string-value="Jun 2010">
            <text:p>Jun 2010</text:p>
          </table:table-cell>
          <table:table-cell table:formula="of:=DAY([.H154])" office:value-type="float" office:value="2">
            <text:p>2</text:p>
          </table:table-cell>
          <table:table-cell office:value-type="string">
            <text:p>Mi</text:p>
          </table:table-cell>
          <table:table-cell table:style-name="ce2" office:value-type="date" office:date-value="2010-06-02">
            <text:p>06/02/10</text:p>
          </table:table-cell>
        </table:table-row>
        <table:table-row table:style-name="ro1">
          <table:table-cell table:formula="of:=YEAR([.H155])&amp;RIGHT(&quot;0&quot;&amp;MONTH([.H155]);2)&amp;RIGHT(&quot;0&quot;&amp;DAY([.H155]);2)" office:value-type="string" office:string-value="20100603">
            <text:p>20100603</text:p>
          </table:table-cell>
          <table:table-cell table:formula="of:=YEAR([.H155])" office:value-type="float" office:value="2010">
            <text:p>2010</text:p>
          </table:table-cell>
          <table:table-cell table:formula="of:=ROUNDUP(MONTH([.H155])/3)" office:value-type="float" office:value="2">
            <text:p>2</text:p>
          </table:table-cell>
          <table:table-cell table:formula="of:=MONTH([.H155])" office:value-type="float" office:value="6">
            <text:p>6</text:p>
          </table:table-cell>
          <table:table-cell table:formula="of:=&quot;Jun &quot; &amp; [.B155]" office:value-type="string" office:string-value="Jun 2010">
            <text:p>Jun 2010</text:p>
          </table:table-cell>
          <table:table-cell table:formula="of:=DAY([.H155])" office:value-type="float" office:value="3">
            <text:p>3</text:p>
          </table:table-cell>
          <table:table-cell office:value-type="string">
            <text:p>Ju</text:p>
          </table:table-cell>
          <table:table-cell table:style-name="ce2" office:value-type="date" office:date-value="2010-06-03">
            <text:p>06/03/10</text:p>
          </table:table-cell>
        </table:table-row>
        <table:table-row table:style-name="ro1">
          <table:table-cell table:formula="of:=YEAR([.H156])&amp;RIGHT(&quot;0&quot;&amp;MONTH([.H156]);2)&amp;RIGHT(&quot;0&quot;&amp;DAY([.H156]);2)" office:value-type="string" office:string-value="20100604">
            <text:p>20100604</text:p>
          </table:table-cell>
          <table:table-cell table:formula="of:=YEAR([.H156])" office:value-type="float" office:value="2010">
            <text:p>2010</text:p>
          </table:table-cell>
          <table:table-cell table:formula="of:=ROUNDUP(MONTH([.H156])/3)" office:value-type="float" office:value="2">
            <text:p>2</text:p>
          </table:table-cell>
          <table:table-cell table:formula="of:=MONTH([.H156])" office:value-type="float" office:value="6">
            <text:p>6</text:p>
          </table:table-cell>
          <table:table-cell table:formula="of:=&quot;Jun &quot; &amp; [.B156]" office:value-type="string" office:string-value="Jun 2010">
            <text:p>Jun 2010</text:p>
          </table:table-cell>
          <table:table-cell table:formula="of:=DAY([.H156])" office:value-type="float" office:value="4">
            <text:p>4</text:p>
          </table:table-cell>
          <table:table-cell office:value-type="string">
            <text:p>Vi</text:p>
          </table:table-cell>
          <table:table-cell table:style-name="ce2" office:value-type="date" office:date-value="2010-06-04">
            <text:p>06/04/10</text:p>
          </table:table-cell>
        </table:table-row>
        <table:table-row table:style-name="ro1">
          <table:table-cell table:formula="of:=YEAR([.H157])&amp;RIGHT(&quot;0&quot;&amp;MONTH([.H157]);2)&amp;RIGHT(&quot;0&quot;&amp;DAY([.H157]);2)" office:value-type="string" office:string-value="20100605">
            <text:p>20100605</text:p>
          </table:table-cell>
          <table:table-cell table:formula="of:=YEAR([.H157])" office:value-type="float" office:value="2010">
            <text:p>2010</text:p>
          </table:table-cell>
          <table:table-cell table:formula="of:=ROUNDUP(MONTH([.H157])/3)" office:value-type="float" office:value="2">
            <text:p>2</text:p>
          </table:table-cell>
          <table:table-cell table:formula="of:=MONTH([.H157])" office:value-type="float" office:value="6">
            <text:p>6</text:p>
          </table:table-cell>
          <table:table-cell table:formula="of:=&quot;Jun &quot; &amp; [.B157]" office:value-type="string" office:string-value="Jun 2010">
            <text:p>Jun 2010</text:p>
          </table:table-cell>
          <table:table-cell table:formula="of:=DAY([.H157])" office:value-type="float" office:value="5">
            <text:p>5</text:p>
          </table:table-cell>
          <table:table-cell office:value-type="string">
            <text:p>Sa</text:p>
          </table:table-cell>
          <table:table-cell table:style-name="ce2" office:value-type="date" office:date-value="2010-06-05">
            <text:p>06/05/10</text:p>
          </table:table-cell>
        </table:table-row>
        <table:table-row table:style-name="ro1">
          <table:table-cell table:formula="of:=YEAR([.H158])&amp;RIGHT(&quot;0&quot;&amp;MONTH([.H158]);2)&amp;RIGHT(&quot;0&quot;&amp;DAY([.H158]);2)" office:value-type="string" office:string-value="20100606">
            <text:p>20100606</text:p>
          </table:table-cell>
          <table:table-cell table:formula="of:=YEAR([.H158])" office:value-type="float" office:value="2010">
            <text:p>2010</text:p>
          </table:table-cell>
          <table:table-cell table:formula="of:=ROUNDUP(MONTH([.H158])/3)" office:value-type="float" office:value="2">
            <text:p>2</text:p>
          </table:table-cell>
          <table:table-cell table:formula="of:=MONTH([.H158])" office:value-type="float" office:value="6">
            <text:p>6</text:p>
          </table:table-cell>
          <table:table-cell table:formula="of:=&quot;Jun &quot; &amp; [.B158]" office:value-type="string" office:string-value="Jun 2010">
            <text:p>Jun 2010</text:p>
          </table:table-cell>
          <table:table-cell table:formula="of:=DAY([.H158])" office:value-type="float" office:value="6">
            <text:p>6</text:p>
          </table:table-cell>
          <table:table-cell office:value-type="string">
            <text:p>Do</text:p>
          </table:table-cell>
          <table:table-cell table:style-name="ce2" office:value-type="date" office:date-value="2010-06-06">
            <text:p>06/06/10</text:p>
          </table:table-cell>
        </table:table-row>
        <table:table-row table:style-name="ro1">
          <table:table-cell table:formula="of:=YEAR([.H159])&amp;RIGHT(&quot;0&quot;&amp;MONTH([.H159]);2)&amp;RIGHT(&quot;0&quot;&amp;DAY([.H159]);2)" office:value-type="string" office:string-value="20100607">
            <text:p>20100607</text:p>
          </table:table-cell>
          <table:table-cell table:formula="of:=YEAR([.H159])" office:value-type="float" office:value="2010">
            <text:p>2010</text:p>
          </table:table-cell>
          <table:table-cell table:formula="of:=ROUNDUP(MONTH([.H159])/3)" office:value-type="float" office:value="2">
            <text:p>2</text:p>
          </table:table-cell>
          <table:table-cell table:formula="of:=MONTH([.H159])" office:value-type="float" office:value="6">
            <text:p>6</text:p>
          </table:table-cell>
          <table:table-cell table:formula="of:=&quot;Jun &quot; &amp; [.B159]" office:value-type="string" office:string-value="Jun 2010">
            <text:p>Jun 2010</text:p>
          </table:table-cell>
          <table:table-cell table:formula="of:=DAY([.H159])" office:value-type="float" office:value="7">
            <text:p>7</text:p>
          </table:table-cell>
          <table:table-cell office:value-type="string">
            <text:p>Lu</text:p>
          </table:table-cell>
          <table:table-cell table:style-name="ce2" office:value-type="date" office:date-value="2010-06-07">
            <text:p>06/07/10</text:p>
          </table:table-cell>
        </table:table-row>
        <table:table-row table:style-name="ro1">
          <table:table-cell table:formula="of:=YEAR([.H160])&amp;RIGHT(&quot;0&quot;&amp;MONTH([.H160]);2)&amp;RIGHT(&quot;0&quot;&amp;DAY([.H160]);2)" office:value-type="string" office:string-value="20100608">
            <text:p>20100608</text:p>
          </table:table-cell>
          <table:table-cell table:formula="of:=YEAR([.H160])" office:value-type="float" office:value="2010">
            <text:p>2010</text:p>
          </table:table-cell>
          <table:table-cell table:formula="of:=ROUNDUP(MONTH([.H160])/3)" office:value-type="float" office:value="2">
            <text:p>2</text:p>
          </table:table-cell>
          <table:table-cell table:formula="of:=MONTH([.H160])" office:value-type="float" office:value="6">
            <text:p>6</text:p>
          </table:table-cell>
          <table:table-cell table:formula="of:=&quot;Jun &quot; &amp; [.B160]" office:value-type="string" office:string-value="Jun 2010">
            <text:p>Jun 2010</text:p>
          </table:table-cell>
          <table:table-cell table:formula="of:=DAY([.H160])" office:value-type="float" office:value="8">
            <text:p>8</text:p>
          </table:table-cell>
          <table:table-cell office:value-type="string">
            <text:p>Ma</text:p>
          </table:table-cell>
          <table:table-cell table:style-name="ce2" office:value-type="date" office:date-value="2010-06-08">
            <text:p>06/08/10</text:p>
          </table:table-cell>
        </table:table-row>
        <table:table-row table:style-name="ro1">
          <table:table-cell table:formula="of:=YEAR([.H161])&amp;RIGHT(&quot;0&quot;&amp;MONTH([.H161]);2)&amp;RIGHT(&quot;0&quot;&amp;DAY([.H161]);2)" office:value-type="string" office:string-value="20100609">
            <text:p>20100609</text:p>
          </table:table-cell>
          <table:table-cell table:formula="of:=YEAR([.H161])" office:value-type="float" office:value="2010">
            <text:p>2010</text:p>
          </table:table-cell>
          <table:table-cell table:formula="of:=ROUNDUP(MONTH([.H161])/3)" office:value-type="float" office:value="2">
            <text:p>2</text:p>
          </table:table-cell>
          <table:table-cell table:formula="of:=MONTH([.H161])" office:value-type="float" office:value="6">
            <text:p>6</text:p>
          </table:table-cell>
          <table:table-cell table:formula="of:=&quot;Jun &quot; &amp; [.B161]" office:value-type="string" office:string-value="Jun 2010">
            <text:p>Jun 2010</text:p>
          </table:table-cell>
          <table:table-cell table:formula="of:=DAY([.H161])" office:value-type="float" office:value="9">
            <text:p>9</text:p>
          </table:table-cell>
          <table:table-cell office:value-type="string">
            <text:p>Mi</text:p>
          </table:table-cell>
          <table:table-cell table:style-name="ce2" office:value-type="date" office:date-value="2010-06-09">
            <text:p>06/09/10</text:p>
          </table:table-cell>
        </table:table-row>
        <table:table-row table:style-name="ro1">
          <table:table-cell table:formula="of:=YEAR([.H162])&amp;RIGHT(&quot;0&quot;&amp;MONTH([.H162]);2)&amp;RIGHT(&quot;0&quot;&amp;DAY([.H162]);2)" office:value-type="string" office:string-value="20100610">
            <text:p>20100610</text:p>
          </table:table-cell>
          <table:table-cell table:formula="of:=YEAR([.H162])" office:value-type="float" office:value="2010">
            <text:p>2010</text:p>
          </table:table-cell>
          <table:table-cell table:formula="of:=ROUNDUP(MONTH([.H162])/3)" office:value-type="float" office:value="2">
            <text:p>2</text:p>
          </table:table-cell>
          <table:table-cell table:formula="of:=MONTH([.H162])" office:value-type="float" office:value="6">
            <text:p>6</text:p>
          </table:table-cell>
          <table:table-cell table:formula="of:=&quot;Jun &quot; &amp; [.B162]" office:value-type="string" office:string-value="Jun 2010">
            <text:p>Jun 2010</text:p>
          </table:table-cell>
          <table:table-cell table:formula="of:=DAY([.H162])" office:value-type="float" office:value="10">
            <text:p>10</text:p>
          </table:table-cell>
          <table:table-cell office:value-type="string">
            <text:p>Ju</text:p>
          </table:table-cell>
          <table:table-cell table:style-name="ce2" office:value-type="date" office:date-value="2010-06-10">
            <text:p>06/10/10</text:p>
          </table:table-cell>
        </table:table-row>
        <table:table-row table:style-name="ro1">
          <table:table-cell table:formula="of:=YEAR([.H163])&amp;RIGHT(&quot;0&quot;&amp;MONTH([.H163]);2)&amp;RIGHT(&quot;0&quot;&amp;DAY([.H163]);2)" office:value-type="string" office:string-value="20100611">
            <text:p>20100611</text:p>
          </table:table-cell>
          <table:table-cell table:formula="of:=YEAR([.H163])" office:value-type="float" office:value="2010">
            <text:p>2010</text:p>
          </table:table-cell>
          <table:table-cell table:formula="of:=ROUNDUP(MONTH([.H163])/3)" office:value-type="float" office:value="2">
            <text:p>2</text:p>
          </table:table-cell>
          <table:table-cell table:formula="of:=MONTH([.H163])" office:value-type="float" office:value="6">
            <text:p>6</text:p>
          </table:table-cell>
          <table:table-cell table:formula="of:=&quot;Jun &quot; &amp; [.B163]" office:value-type="string" office:string-value="Jun 2010">
            <text:p>Jun 2010</text:p>
          </table:table-cell>
          <table:table-cell table:formula="of:=DAY([.H163])" office:value-type="float" office:value="11">
            <text:p>11</text:p>
          </table:table-cell>
          <table:table-cell office:value-type="string">
            <text:p>Vi</text:p>
          </table:table-cell>
          <table:table-cell table:style-name="ce2" office:value-type="date" office:date-value="2010-06-11">
            <text:p>06/11/10</text:p>
          </table:table-cell>
        </table:table-row>
        <table:table-row table:style-name="ro1">
          <table:table-cell table:formula="of:=YEAR([.H164])&amp;RIGHT(&quot;0&quot;&amp;MONTH([.H164]);2)&amp;RIGHT(&quot;0&quot;&amp;DAY([.H164]);2)" office:value-type="string" office:string-value="20100612">
            <text:p>20100612</text:p>
          </table:table-cell>
          <table:table-cell table:formula="of:=YEAR([.H164])" office:value-type="float" office:value="2010">
            <text:p>2010</text:p>
          </table:table-cell>
          <table:table-cell table:formula="of:=ROUNDUP(MONTH([.H164])/3)" office:value-type="float" office:value="2">
            <text:p>2</text:p>
          </table:table-cell>
          <table:table-cell table:formula="of:=MONTH([.H164])" office:value-type="float" office:value="6">
            <text:p>6</text:p>
          </table:table-cell>
          <table:table-cell table:formula="of:=&quot;Jun &quot; &amp; [.B164]" office:value-type="string" office:string-value="Jun 2010">
            <text:p>Jun 2010</text:p>
          </table:table-cell>
          <table:table-cell table:formula="of:=DAY([.H164])" office:value-type="float" office:value="12">
            <text:p>12</text:p>
          </table:table-cell>
          <table:table-cell office:value-type="string">
            <text:p>Sa</text:p>
          </table:table-cell>
          <table:table-cell table:style-name="ce2" office:value-type="date" office:date-value="2010-06-12">
            <text:p>06/12/10</text:p>
          </table:table-cell>
        </table:table-row>
        <table:table-row table:style-name="ro1">
          <table:table-cell table:formula="of:=YEAR([.H165])&amp;RIGHT(&quot;0&quot;&amp;MONTH([.H165]);2)&amp;RIGHT(&quot;0&quot;&amp;DAY([.H165]);2)" office:value-type="string" office:string-value="20100613">
            <text:p>20100613</text:p>
          </table:table-cell>
          <table:table-cell table:formula="of:=YEAR([.H165])" office:value-type="float" office:value="2010">
            <text:p>2010</text:p>
          </table:table-cell>
          <table:table-cell table:formula="of:=ROUNDUP(MONTH([.H165])/3)" office:value-type="float" office:value="2">
            <text:p>2</text:p>
          </table:table-cell>
          <table:table-cell table:formula="of:=MONTH([.H165])" office:value-type="float" office:value="6">
            <text:p>6</text:p>
          </table:table-cell>
          <table:table-cell table:formula="of:=&quot;Jun &quot; &amp; [.B165]" office:value-type="string" office:string-value="Jun 2010">
            <text:p>Jun 2010</text:p>
          </table:table-cell>
          <table:table-cell table:formula="of:=DAY([.H165])" office:value-type="float" office:value="13">
            <text:p>13</text:p>
          </table:table-cell>
          <table:table-cell office:value-type="string">
            <text:p>Do</text:p>
          </table:table-cell>
          <table:table-cell table:style-name="ce2" office:value-type="date" office:date-value="2010-06-13">
            <text:p>06/13/10</text:p>
          </table:table-cell>
        </table:table-row>
        <table:table-row table:style-name="ro1">
          <table:table-cell table:formula="of:=YEAR([.H166])&amp;RIGHT(&quot;0&quot;&amp;MONTH([.H166]);2)&amp;RIGHT(&quot;0&quot;&amp;DAY([.H166]);2)" office:value-type="string" office:string-value="20100614">
            <text:p>20100614</text:p>
          </table:table-cell>
          <table:table-cell table:formula="of:=YEAR([.H166])" office:value-type="float" office:value="2010">
            <text:p>2010</text:p>
          </table:table-cell>
          <table:table-cell table:formula="of:=ROUNDUP(MONTH([.H166])/3)" office:value-type="float" office:value="2">
            <text:p>2</text:p>
          </table:table-cell>
          <table:table-cell table:formula="of:=MONTH([.H166])" office:value-type="float" office:value="6">
            <text:p>6</text:p>
          </table:table-cell>
          <table:table-cell table:formula="of:=&quot;Jun &quot; &amp; [.B166]" office:value-type="string" office:string-value="Jun 2010">
            <text:p>Jun 2010</text:p>
          </table:table-cell>
          <table:table-cell table:formula="of:=DAY([.H166])" office:value-type="float" office:value="14">
            <text:p>14</text:p>
          </table:table-cell>
          <table:table-cell office:value-type="string">
            <text:p>Lu</text:p>
          </table:table-cell>
          <table:table-cell table:style-name="ce2" office:value-type="date" office:date-value="2010-06-14">
            <text:p>06/14/10</text:p>
          </table:table-cell>
        </table:table-row>
        <table:table-row table:style-name="ro1">
          <table:table-cell table:formula="of:=YEAR([.H167])&amp;RIGHT(&quot;0&quot;&amp;MONTH([.H167]);2)&amp;RIGHT(&quot;0&quot;&amp;DAY([.H167]);2)" office:value-type="string" office:string-value="20100615">
            <text:p>20100615</text:p>
          </table:table-cell>
          <table:table-cell table:formula="of:=YEAR([.H167])" office:value-type="float" office:value="2010">
            <text:p>2010</text:p>
          </table:table-cell>
          <table:table-cell table:formula="of:=ROUNDUP(MONTH([.H167])/3)" office:value-type="float" office:value="2">
            <text:p>2</text:p>
          </table:table-cell>
          <table:table-cell table:formula="of:=MONTH([.H167])" office:value-type="float" office:value="6">
            <text:p>6</text:p>
          </table:table-cell>
          <table:table-cell table:formula="of:=&quot;Jun &quot; &amp; [.B167]" office:value-type="string" office:string-value="Jun 2010">
            <text:p>Jun 2010</text:p>
          </table:table-cell>
          <table:table-cell table:formula="of:=DAY([.H167])" office:value-type="float" office:value="15">
            <text:p>15</text:p>
          </table:table-cell>
          <table:table-cell office:value-type="string">
            <text:p>Ma</text:p>
          </table:table-cell>
          <table:table-cell table:style-name="ce2" office:value-type="date" office:date-value="2010-06-15">
            <text:p>06/15/10</text:p>
          </table:table-cell>
        </table:table-row>
        <table:table-row table:style-name="ro1">
          <table:table-cell table:formula="of:=YEAR([.H168])&amp;RIGHT(&quot;0&quot;&amp;MONTH([.H168]);2)&amp;RIGHT(&quot;0&quot;&amp;DAY([.H168]);2)" office:value-type="string" office:string-value="20100616">
            <text:p>20100616</text:p>
          </table:table-cell>
          <table:table-cell table:formula="of:=YEAR([.H168])" office:value-type="float" office:value="2010">
            <text:p>2010</text:p>
          </table:table-cell>
          <table:table-cell table:formula="of:=ROUNDUP(MONTH([.H168])/3)" office:value-type="float" office:value="2">
            <text:p>2</text:p>
          </table:table-cell>
          <table:table-cell table:formula="of:=MONTH([.H168])" office:value-type="float" office:value="6">
            <text:p>6</text:p>
          </table:table-cell>
          <table:table-cell table:formula="of:=&quot;Jun &quot; &amp; [.B168]" office:value-type="string" office:string-value="Jun 2010">
            <text:p>Jun 2010</text:p>
          </table:table-cell>
          <table:table-cell table:formula="of:=DAY([.H168])" office:value-type="float" office:value="16">
            <text:p>16</text:p>
          </table:table-cell>
          <table:table-cell office:value-type="string">
            <text:p>Mi</text:p>
          </table:table-cell>
          <table:table-cell table:style-name="ce2" office:value-type="date" office:date-value="2010-06-16">
            <text:p>06/16/10</text:p>
          </table:table-cell>
        </table:table-row>
        <table:table-row table:style-name="ro1">
          <table:table-cell table:formula="of:=YEAR([.H169])&amp;RIGHT(&quot;0&quot;&amp;MONTH([.H169]);2)&amp;RIGHT(&quot;0&quot;&amp;DAY([.H169]);2)" office:value-type="string" office:string-value="20100617">
            <text:p>20100617</text:p>
          </table:table-cell>
          <table:table-cell table:formula="of:=YEAR([.H169])" office:value-type="float" office:value="2010">
            <text:p>2010</text:p>
          </table:table-cell>
          <table:table-cell table:formula="of:=ROUNDUP(MONTH([.H169])/3)" office:value-type="float" office:value="2">
            <text:p>2</text:p>
          </table:table-cell>
          <table:table-cell table:formula="of:=MONTH([.H169])" office:value-type="float" office:value="6">
            <text:p>6</text:p>
          </table:table-cell>
          <table:table-cell table:formula="of:=&quot;Jun &quot; &amp; [.B169]" office:value-type="string" office:string-value="Jun 2010">
            <text:p>Jun 2010</text:p>
          </table:table-cell>
          <table:table-cell table:formula="of:=DAY([.H169])" office:value-type="float" office:value="17">
            <text:p>17</text:p>
          </table:table-cell>
          <table:table-cell office:value-type="string">
            <text:p>Ju</text:p>
          </table:table-cell>
          <table:table-cell table:style-name="ce2" office:value-type="date" office:date-value="2010-06-17">
            <text:p>06/17/10</text:p>
          </table:table-cell>
        </table:table-row>
        <table:table-row table:style-name="ro1">
          <table:table-cell table:formula="of:=YEAR([.H170])&amp;RIGHT(&quot;0&quot;&amp;MONTH([.H170]);2)&amp;RIGHT(&quot;0&quot;&amp;DAY([.H170]);2)" office:value-type="string" office:string-value="20100618">
            <text:p>20100618</text:p>
          </table:table-cell>
          <table:table-cell table:formula="of:=YEAR([.H170])" office:value-type="float" office:value="2010">
            <text:p>2010</text:p>
          </table:table-cell>
          <table:table-cell table:formula="of:=ROUNDUP(MONTH([.H170])/3)" office:value-type="float" office:value="2">
            <text:p>2</text:p>
          </table:table-cell>
          <table:table-cell table:formula="of:=MONTH([.H170])" office:value-type="float" office:value="6">
            <text:p>6</text:p>
          </table:table-cell>
          <table:table-cell table:formula="of:=&quot;Jun &quot; &amp; [.B170]" office:value-type="string" office:string-value="Jun 2010">
            <text:p>Jun 2010</text:p>
          </table:table-cell>
          <table:table-cell table:formula="of:=DAY([.H170])" office:value-type="float" office:value="18">
            <text:p>18</text:p>
          </table:table-cell>
          <table:table-cell office:value-type="string">
            <text:p>Vi</text:p>
          </table:table-cell>
          <table:table-cell table:style-name="ce2" office:value-type="date" office:date-value="2010-06-18">
            <text:p>06/18/10</text:p>
          </table:table-cell>
        </table:table-row>
        <table:table-row table:style-name="ro1">
          <table:table-cell table:formula="of:=YEAR([.H171])&amp;RIGHT(&quot;0&quot;&amp;MONTH([.H171]);2)&amp;RIGHT(&quot;0&quot;&amp;DAY([.H171]);2)" office:value-type="string" office:string-value="20100619">
            <text:p>20100619</text:p>
          </table:table-cell>
          <table:table-cell table:formula="of:=YEAR([.H171])" office:value-type="float" office:value="2010">
            <text:p>2010</text:p>
          </table:table-cell>
          <table:table-cell table:formula="of:=ROUNDUP(MONTH([.H171])/3)" office:value-type="float" office:value="2">
            <text:p>2</text:p>
          </table:table-cell>
          <table:table-cell table:formula="of:=MONTH([.H171])" office:value-type="float" office:value="6">
            <text:p>6</text:p>
          </table:table-cell>
          <table:table-cell table:formula="of:=&quot;Jun &quot; &amp; [.B171]" office:value-type="string" office:string-value="Jun 2010">
            <text:p>Jun 2010</text:p>
          </table:table-cell>
          <table:table-cell table:formula="of:=DAY([.H171])" office:value-type="float" office:value="19">
            <text:p>19</text:p>
          </table:table-cell>
          <table:table-cell office:value-type="string">
            <text:p>Sa</text:p>
          </table:table-cell>
          <table:table-cell table:style-name="ce2" office:value-type="date" office:date-value="2010-06-19">
            <text:p>06/19/10</text:p>
          </table:table-cell>
        </table:table-row>
        <table:table-row table:style-name="ro1">
          <table:table-cell table:formula="of:=YEAR([.H172])&amp;RIGHT(&quot;0&quot;&amp;MONTH([.H172]);2)&amp;RIGHT(&quot;0&quot;&amp;DAY([.H172]);2)" office:value-type="string" office:string-value="20100620">
            <text:p>20100620</text:p>
          </table:table-cell>
          <table:table-cell table:formula="of:=YEAR([.H172])" office:value-type="float" office:value="2010">
            <text:p>2010</text:p>
          </table:table-cell>
          <table:table-cell table:formula="of:=ROUNDUP(MONTH([.H172])/3)" office:value-type="float" office:value="2">
            <text:p>2</text:p>
          </table:table-cell>
          <table:table-cell table:formula="of:=MONTH([.H172])" office:value-type="float" office:value="6">
            <text:p>6</text:p>
          </table:table-cell>
          <table:table-cell table:formula="of:=&quot;Jun &quot; &amp; [.B172]" office:value-type="string" office:string-value="Jun 2010">
            <text:p>Jun 2010</text:p>
          </table:table-cell>
          <table:table-cell table:formula="of:=DAY([.H172])" office:value-type="float" office:value="20">
            <text:p>20</text:p>
          </table:table-cell>
          <table:table-cell office:value-type="string">
            <text:p>Do</text:p>
          </table:table-cell>
          <table:table-cell table:style-name="ce2" office:value-type="date" office:date-value="2010-06-20">
            <text:p>06/20/10</text:p>
          </table:table-cell>
        </table:table-row>
        <table:table-row table:style-name="ro1">
          <table:table-cell table:formula="of:=YEAR([.H173])&amp;RIGHT(&quot;0&quot;&amp;MONTH([.H173]);2)&amp;RIGHT(&quot;0&quot;&amp;DAY([.H173]);2)" office:value-type="string" office:string-value="20100621">
            <text:p>20100621</text:p>
          </table:table-cell>
          <table:table-cell table:formula="of:=YEAR([.H173])" office:value-type="float" office:value="2010">
            <text:p>2010</text:p>
          </table:table-cell>
          <table:table-cell table:formula="of:=ROUNDUP(MONTH([.H173])/3)" office:value-type="float" office:value="2">
            <text:p>2</text:p>
          </table:table-cell>
          <table:table-cell table:formula="of:=MONTH([.H173])" office:value-type="float" office:value="6">
            <text:p>6</text:p>
          </table:table-cell>
          <table:table-cell table:formula="of:=&quot;Jun &quot; &amp; [.B173]" office:value-type="string" office:string-value="Jun 2010">
            <text:p>Jun 2010</text:p>
          </table:table-cell>
          <table:table-cell table:formula="of:=DAY([.H173])" office:value-type="float" office:value="21">
            <text:p>21</text:p>
          </table:table-cell>
          <table:table-cell office:value-type="string">
            <text:p>Lu</text:p>
          </table:table-cell>
          <table:table-cell table:style-name="ce2" office:value-type="date" office:date-value="2010-06-21">
            <text:p>06/21/10</text:p>
          </table:table-cell>
        </table:table-row>
        <table:table-row table:style-name="ro1">
          <table:table-cell table:formula="of:=YEAR([.H174])&amp;RIGHT(&quot;0&quot;&amp;MONTH([.H174]);2)&amp;RIGHT(&quot;0&quot;&amp;DAY([.H174]);2)" office:value-type="string" office:string-value="20100622">
            <text:p>20100622</text:p>
          </table:table-cell>
          <table:table-cell table:formula="of:=YEAR([.H174])" office:value-type="float" office:value="2010">
            <text:p>2010</text:p>
          </table:table-cell>
          <table:table-cell table:formula="of:=ROUNDUP(MONTH([.H174])/3)" office:value-type="float" office:value="2">
            <text:p>2</text:p>
          </table:table-cell>
          <table:table-cell table:formula="of:=MONTH([.H174])" office:value-type="float" office:value="6">
            <text:p>6</text:p>
          </table:table-cell>
          <table:table-cell table:formula="of:=&quot;Jun &quot; &amp; [.B174]" office:value-type="string" office:string-value="Jun 2010">
            <text:p>Jun 2010</text:p>
          </table:table-cell>
          <table:table-cell table:formula="of:=DAY([.H174])" office:value-type="float" office:value="22">
            <text:p>22</text:p>
          </table:table-cell>
          <table:table-cell office:value-type="string">
            <text:p>Ma</text:p>
          </table:table-cell>
          <table:table-cell table:style-name="ce2" office:value-type="date" office:date-value="2010-06-22">
            <text:p>06/22/10</text:p>
          </table:table-cell>
        </table:table-row>
        <table:table-row table:style-name="ro1">
          <table:table-cell table:formula="of:=YEAR([.H175])&amp;RIGHT(&quot;0&quot;&amp;MONTH([.H175]);2)&amp;RIGHT(&quot;0&quot;&amp;DAY([.H175]);2)" office:value-type="string" office:string-value="20100623">
            <text:p>20100623</text:p>
          </table:table-cell>
          <table:table-cell table:formula="of:=YEAR([.H175])" office:value-type="float" office:value="2010">
            <text:p>2010</text:p>
          </table:table-cell>
          <table:table-cell table:formula="of:=ROUNDUP(MONTH([.H175])/3)" office:value-type="float" office:value="2">
            <text:p>2</text:p>
          </table:table-cell>
          <table:table-cell table:formula="of:=MONTH([.H175])" office:value-type="float" office:value="6">
            <text:p>6</text:p>
          </table:table-cell>
          <table:table-cell table:formula="of:=&quot;Jun &quot; &amp; [.B175]" office:value-type="string" office:string-value="Jun 2010">
            <text:p>Jun 2010</text:p>
          </table:table-cell>
          <table:table-cell table:formula="of:=DAY([.H175])" office:value-type="float" office:value="23">
            <text:p>23</text:p>
          </table:table-cell>
          <table:table-cell office:value-type="string">
            <text:p>Mi</text:p>
          </table:table-cell>
          <table:table-cell table:style-name="ce2" office:value-type="date" office:date-value="2010-06-23">
            <text:p>06/23/10</text:p>
          </table:table-cell>
        </table:table-row>
        <table:table-row table:style-name="ro1">
          <table:table-cell table:formula="of:=YEAR([.H176])&amp;RIGHT(&quot;0&quot;&amp;MONTH([.H176]);2)&amp;RIGHT(&quot;0&quot;&amp;DAY([.H176]);2)" office:value-type="string" office:string-value="20100624">
            <text:p>20100624</text:p>
          </table:table-cell>
          <table:table-cell table:formula="of:=YEAR([.H176])" office:value-type="float" office:value="2010">
            <text:p>2010</text:p>
          </table:table-cell>
          <table:table-cell table:formula="of:=ROUNDUP(MONTH([.H176])/3)" office:value-type="float" office:value="2">
            <text:p>2</text:p>
          </table:table-cell>
          <table:table-cell table:formula="of:=MONTH([.H176])" office:value-type="float" office:value="6">
            <text:p>6</text:p>
          </table:table-cell>
          <table:table-cell table:formula="of:=&quot;Jun &quot; &amp; [.B176]" office:value-type="string" office:string-value="Jun 2010">
            <text:p>Jun 2010</text:p>
          </table:table-cell>
          <table:table-cell table:formula="of:=DAY([.H176])" office:value-type="float" office:value="24">
            <text:p>24</text:p>
          </table:table-cell>
          <table:table-cell office:value-type="string">
            <text:p>Ju</text:p>
          </table:table-cell>
          <table:table-cell table:style-name="ce2" office:value-type="date" office:date-value="2010-06-24">
            <text:p>06/24/10</text:p>
          </table:table-cell>
        </table:table-row>
        <table:table-row table:style-name="ro1">
          <table:table-cell table:formula="of:=YEAR([.H177])&amp;RIGHT(&quot;0&quot;&amp;MONTH([.H177]);2)&amp;RIGHT(&quot;0&quot;&amp;DAY([.H177]);2)" office:value-type="string" office:string-value="20100625">
            <text:p>20100625</text:p>
          </table:table-cell>
          <table:table-cell table:formula="of:=YEAR([.H177])" office:value-type="float" office:value="2010">
            <text:p>2010</text:p>
          </table:table-cell>
          <table:table-cell table:formula="of:=ROUNDUP(MONTH([.H177])/3)" office:value-type="float" office:value="2">
            <text:p>2</text:p>
          </table:table-cell>
          <table:table-cell table:formula="of:=MONTH([.H177])" office:value-type="float" office:value="6">
            <text:p>6</text:p>
          </table:table-cell>
          <table:table-cell table:formula="of:=&quot;Jun &quot; &amp; [.B177]" office:value-type="string" office:string-value="Jun 2010">
            <text:p>Jun 2010</text:p>
          </table:table-cell>
          <table:table-cell table:formula="of:=DAY([.H177])" office:value-type="float" office:value="25">
            <text:p>25</text:p>
          </table:table-cell>
          <table:table-cell office:value-type="string">
            <text:p>Vi</text:p>
          </table:table-cell>
          <table:table-cell table:style-name="ce2" office:value-type="date" office:date-value="2010-06-25">
            <text:p>06/25/10</text:p>
          </table:table-cell>
        </table:table-row>
        <table:table-row table:style-name="ro1">
          <table:table-cell table:formula="of:=YEAR([.H178])&amp;RIGHT(&quot;0&quot;&amp;MONTH([.H178]);2)&amp;RIGHT(&quot;0&quot;&amp;DAY([.H178]);2)" office:value-type="string" office:string-value="20100626">
            <text:p>20100626</text:p>
          </table:table-cell>
          <table:table-cell table:formula="of:=YEAR([.H178])" office:value-type="float" office:value="2010">
            <text:p>2010</text:p>
          </table:table-cell>
          <table:table-cell table:formula="of:=ROUNDUP(MONTH([.H178])/3)" office:value-type="float" office:value="2">
            <text:p>2</text:p>
          </table:table-cell>
          <table:table-cell table:formula="of:=MONTH([.H178])" office:value-type="float" office:value="6">
            <text:p>6</text:p>
          </table:table-cell>
          <table:table-cell table:formula="of:=&quot;Jun &quot; &amp; [.B178]" office:value-type="string" office:string-value="Jun 2010">
            <text:p>Jun 2010</text:p>
          </table:table-cell>
          <table:table-cell table:formula="of:=DAY([.H178])" office:value-type="float" office:value="26">
            <text:p>26</text:p>
          </table:table-cell>
          <table:table-cell office:value-type="string">
            <text:p>Sa</text:p>
          </table:table-cell>
          <table:table-cell table:style-name="ce2" office:value-type="date" office:date-value="2010-06-26">
            <text:p>06/26/10</text:p>
          </table:table-cell>
        </table:table-row>
        <table:table-row table:style-name="ro1">
          <table:table-cell table:formula="of:=YEAR([.H179])&amp;RIGHT(&quot;0&quot;&amp;MONTH([.H179]);2)&amp;RIGHT(&quot;0&quot;&amp;DAY([.H179]);2)" office:value-type="string" office:string-value="20100627">
            <text:p>20100627</text:p>
          </table:table-cell>
          <table:table-cell table:formula="of:=YEAR([.H179])" office:value-type="float" office:value="2010">
            <text:p>2010</text:p>
          </table:table-cell>
          <table:table-cell table:formula="of:=ROUNDUP(MONTH([.H179])/3)" office:value-type="float" office:value="2">
            <text:p>2</text:p>
          </table:table-cell>
          <table:table-cell table:formula="of:=MONTH([.H179])" office:value-type="float" office:value="6">
            <text:p>6</text:p>
          </table:table-cell>
          <table:table-cell table:formula="of:=&quot;Jun &quot; &amp; [.B179]" office:value-type="string" office:string-value="Jun 2010">
            <text:p>Jun 2010</text:p>
          </table:table-cell>
          <table:table-cell table:formula="of:=DAY([.H179])" office:value-type="float" office:value="27">
            <text:p>27</text:p>
          </table:table-cell>
          <table:table-cell office:value-type="string">
            <text:p>Do</text:p>
          </table:table-cell>
          <table:table-cell table:style-name="ce2" office:value-type="date" office:date-value="2010-06-27">
            <text:p>06/27/10</text:p>
          </table:table-cell>
        </table:table-row>
        <table:table-row table:style-name="ro1">
          <table:table-cell table:formula="of:=YEAR([.H180])&amp;RIGHT(&quot;0&quot;&amp;MONTH([.H180]);2)&amp;RIGHT(&quot;0&quot;&amp;DAY([.H180]);2)" office:value-type="string" office:string-value="20100628">
            <text:p>20100628</text:p>
          </table:table-cell>
          <table:table-cell table:formula="of:=YEAR([.H180])" office:value-type="float" office:value="2010">
            <text:p>2010</text:p>
          </table:table-cell>
          <table:table-cell table:formula="of:=ROUNDUP(MONTH([.H180])/3)" office:value-type="float" office:value="2">
            <text:p>2</text:p>
          </table:table-cell>
          <table:table-cell table:formula="of:=MONTH([.H180])" office:value-type="float" office:value="6">
            <text:p>6</text:p>
          </table:table-cell>
          <table:table-cell table:formula="of:=&quot;Jun &quot; &amp; [.B180]" office:value-type="string" office:string-value="Jun 2010">
            <text:p>Jun 2010</text:p>
          </table:table-cell>
          <table:table-cell table:formula="of:=DAY([.H180])" office:value-type="float" office:value="28">
            <text:p>28</text:p>
          </table:table-cell>
          <table:table-cell office:value-type="string">
            <text:p>Lu</text:p>
          </table:table-cell>
          <table:table-cell table:style-name="ce2" office:value-type="date" office:date-value="2010-06-28">
            <text:p>06/28/10</text:p>
          </table:table-cell>
        </table:table-row>
        <table:table-row table:style-name="ro1">
          <table:table-cell table:formula="of:=YEAR([.H181])&amp;RIGHT(&quot;0&quot;&amp;MONTH([.H181]);2)&amp;RIGHT(&quot;0&quot;&amp;DAY([.H181]);2)" office:value-type="string" office:string-value="20100629">
            <text:p>20100629</text:p>
          </table:table-cell>
          <table:table-cell table:formula="of:=YEAR([.H181])" office:value-type="float" office:value="2010">
            <text:p>2010</text:p>
          </table:table-cell>
          <table:table-cell table:formula="of:=ROUNDUP(MONTH([.H181])/3)" office:value-type="float" office:value="2">
            <text:p>2</text:p>
          </table:table-cell>
          <table:table-cell table:formula="of:=MONTH([.H181])" office:value-type="float" office:value="6">
            <text:p>6</text:p>
          </table:table-cell>
          <table:table-cell table:formula="of:=&quot;Jun &quot; &amp; [.B181]" office:value-type="string" office:string-value="Jun 2010">
            <text:p>Jun 2010</text:p>
          </table:table-cell>
          <table:table-cell table:formula="of:=DAY([.H181])" office:value-type="float" office:value="29">
            <text:p>29</text:p>
          </table:table-cell>
          <table:table-cell office:value-type="string">
            <text:p>Ma</text:p>
          </table:table-cell>
          <table:table-cell table:style-name="ce2" office:value-type="date" office:date-value="2010-06-29">
            <text:p>06/29/10</text:p>
          </table:table-cell>
        </table:table-row>
        <table:table-row table:style-name="ro1">
          <table:table-cell table:formula="of:=YEAR([.H182])&amp;RIGHT(&quot;0&quot;&amp;MONTH([.H182]);2)&amp;RIGHT(&quot;0&quot;&amp;DAY([.H182]);2)" office:value-type="string" office:string-value="20100630">
            <text:p>20100630</text:p>
          </table:table-cell>
          <table:table-cell table:formula="of:=YEAR([.H182])" office:value-type="float" office:value="2010">
            <text:p>2010</text:p>
          </table:table-cell>
          <table:table-cell table:formula="of:=ROUNDUP(MONTH([.H182])/3)" office:value-type="float" office:value="2">
            <text:p>2</text:p>
          </table:table-cell>
          <table:table-cell table:formula="of:=MONTH([.H182])" office:value-type="float" office:value="6">
            <text:p>6</text:p>
          </table:table-cell>
          <table:table-cell table:formula="of:=&quot;Jun &quot; &amp; [.B182]" office:value-type="string" office:string-value="Jun 2010">
            <text:p>Jun 2010</text:p>
          </table:table-cell>
          <table:table-cell table:formula="of:=DAY([.H182])" office:value-type="float" office:value="30">
            <text:p>30</text:p>
          </table:table-cell>
          <table:table-cell office:value-type="string">
            <text:p>Mi</text:p>
          </table:table-cell>
          <table:table-cell table:style-name="ce2" office:value-type="date" office:date-value="2010-06-30">
            <text:p>06/30/10</text:p>
          </table:table-cell>
        </table:table-row>
        <table:table-row table:style-name="ro1">
          <table:table-cell table:formula="of:=YEAR([.H183])&amp;RIGHT(&quot;0&quot;&amp;MONTH([.H183]);2)&amp;RIGHT(&quot;0&quot;&amp;DAY([.H183]);2)" office:value-type="string" office:string-value="20100701">
            <text:p>20100701</text:p>
          </table:table-cell>
          <table:table-cell table:formula="of:=YEAR([.H183])" office:value-type="float" office:value="2010">
            <text:p>2010</text:p>
          </table:table-cell>
          <table:table-cell table:formula="of:=ROUNDUP(MONTH([.H183])/3)" office:value-type="float" office:value="3">
            <text:p>3</text:p>
          </table:table-cell>
          <table:table-cell table:formula="of:=MONTH([.H183])" office:value-type="float" office:value="7">
            <text:p>7</text:p>
          </table:table-cell>
          <table:table-cell table:formula="of:=&quot;Jul &quot; &amp; [.B183]" office:value-type="string" office:string-value="Jul 2010">
            <text:p>Jul 2010</text:p>
          </table:table-cell>
          <table:table-cell table:formula="of:=DAY([.H183])" office:value-type="float" office:value="1">
            <text:p>1</text:p>
          </table:table-cell>
          <table:table-cell office:value-type="string">
            <text:p>Ju</text:p>
          </table:table-cell>
          <table:table-cell table:style-name="ce2" office:value-type="date" office:date-value="2010-07-01">
            <text:p>07/01/10</text:p>
          </table:table-cell>
        </table:table-row>
        <table:table-row table:style-name="ro1">
          <table:table-cell table:formula="of:=YEAR([.H184])&amp;RIGHT(&quot;0&quot;&amp;MONTH([.H184]);2)&amp;RIGHT(&quot;0&quot;&amp;DAY([.H184]);2)" office:value-type="string" office:string-value="20100702">
            <text:p>20100702</text:p>
          </table:table-cell>
          <table:table-cell table:formula="of:=YEAR([.H184])" office:value-type="float" office:value="2010">
            <text:p>2010</text:p>
          </table:table-cell>
          <table:table-cell table:formula="of:=ROUNDUP(MONTH([.H184])/3)" office:value-type="float" office:value="3">
            <text:p>3</text:p>
          </table:table-cell>
          <table:table-cell table:formula="of:=MONTH([.H184])" office:value-type="float" office:value="7">
            <text:p>7</text:p>
          </table:table-cell>
          <table:table-cell table:formula="of:=&quot;Jul &quot; &amp; [.B184]" office:value-type="string" office:string-value="Jul 2010">
            <text:p>Jul 2010</text:p>
          </table:table-cell>
          <table:table-cell table:formula="of:=DAY([.H184])" office:value-type="float" office:value="2">
            <text:p>2</text:p>
          </table:table-cell>
          <table:table-cell office:value-type="string">
            <text:p>Vi</text:p>
          </table:table-cell>
          <table:table-cell table:style-name="ce2" office:value-type="date" office:date-value="2010-07-02">
            <text:p>07/02/10</text:p>
          </table:table-cell>
        </table:table-row>
        <table:table-row table:style-name="ro1">
          <table:table-cell table:formula="of:=YEAR([.H185])&amp;RIGHT(&quot;0&quot;&amp;MONTH([.H185]);2)&amp;RIGHT(&quot;0&quot;&amp;DAY([.H185]);2)" office:value-type="string" office:string-value="20100703">
            <text:p>20100703</text:p>
          </table:table-cell>
          <table:table-cell table:formula="of:=YEAR([.H185])" office:value-type="float" office:value="2010">
            <text:p>2010</text:p>
          </table:table-cell>
          <table:table-cell table:formula="of:=ROUNDUP(MONTH([.H185])/3)" office:value-type="float" office:value="3">
            <text:p>3</text:p>
          </table:table-cell>
          <table:table-cell table:formula="of:=MONTH([.H185])" office:value-type="float" office:value="7">
            <text:p>7</text:p>
          </table:table-cell>
          <table:table-cell table:formula="of:=&quot;Jul &quot; &amp; [.B185]" office:value-type="string" office:string-value="Jul 2010">
            <text:p>Jul 2010</text:p>
          </table:table-cell>
          <table:table-cell table:formula="of:=DAY([.H185])" office:value-type="float" office:value="3">
            <text:p>3</text:p>
          </table:table-cell>
          <table:table-cell office:value-type="string">
            <text:p>Sa</text:p>
          </table:table-cell>
          <table:table-cell table:style-name="ce2" office:value-type="date" office:date-value="2010-07-03">
            <text:p>07/03/10</text:p>
          </table:table-cell>
        </table:table-row>
        <table:table-row table:style-name="ro1">
          <table:table-cell table:formula="of:=YEAR([.H186])&amp;RIGHT(&quot;0&quot;&amp;MONTH([.H186]);2)&amp;RIGHT(&quot;0&quot;&amp;DAY([.H186]);2)" office:value-type="string" office:string-value="20100704">
            <text:p>20100704</text:p>
          </table:table-cell>
          <table:table-cell table:formula="of:=YEAR([.H186])" office:value-type="float" office:value="2010">
            <text:p>2010</text:p>
          </table:table-cell>
          <table:table-cell table:formula="of:=ROUNDUP(MONTH([.H186])/3)" office:value-type="float" office:value="3">
            <text:p>3</text:p>
          </table:table-cell>
          <table:table-cell table:formula="of:=MONTH([.H186])" office:value-type="float" office:value="7">
            <text:p>7</text:p>
          </table:table-cell>
          <table:table-cell table:formula="of:=&quot;Jul &quot; &amp; [.B186]" office:value-type="string" office:string-value="Jul 2010">
            <text:p>Jul 2010</text:p>
          </table:table-cell>
          <table:table-cell table:formula="of:=DAY([.H186])" office:value-type="float" office:value="4">
            <text:p>4</text:p>
          </table:table-cell>
          <table:table-cell office:value-type="string">
            <text:p>Do</text:p>
          </table:table-cell>
          <table:table-cell table:style-name="ce2" office:value-type="date" office:date-value="2010-07-04">
            <text:p>07/04/10</text:p>
          </table:table-cell>
        </table:table-row>
        <table:table-row table:style-name="ro1">
          <table:table-cell table:formula="of:=YEAR([.H187])&amp;RIGHT(&quot;0&quot;&amp;MONTH([.H187]);2)&amp;RIGHT(&quot;0&quot;&amp;DAY([.H187]);2)" office:value-type="string" office:string-value="20100705">
            <text:p>20100705</text:p>
          </table:table-cell>
          <table:table-cell table:formula="of:=YEAR([.H187])" office:value-type="float" office:value="2010">
            <text:p>2010</text:p>
          </table:table-cell>
          <table:table-cell table:formula="of:=ROUNDUP(MONTH([.H187])/3)" office:value-type="float" office:value="3">
            <text:p>3</text:p>
          </table:table-cell>
          <table:table-cell table:formula="of:=MONTH([.H187])" office:value-type="float" office:value="7">
            <text:p>7</text:p>
          </table:table-cell>
          <table:table-cell table:formula="of:=&quot;Jul &quot; &amp; [.B187]" office:value-type="string" office:string-value="Jul 2010">
            <text:p>Jul 2010</text:p>
          </table:table-cell>
          <table:table-cell table:formula="of:=DAY([.H187])" office:value-type="float" office:value="5">
            <text:p>5</text:p>
          </table:table-cell>
          <table:table-cell office:value-type="string">
            <text:p>Lu</text:p>
          </table:table-cell>
          <table:table-cell table:style-name="ce2" office:value-type="date" office:date-value="2010-07-05">
            <text:p>07/05/10</text:p>
          </table:table-cell>
        </table:table-row>
        <table:table-row table:style-name="ro1">
          <table:table-cell table:formula="of:=YEAR([.H188])&amp;RIGHT(&quot;0&quot;&amp;MONTH([.H188]);2)&amp;RIGHT(&quot;0&quot;&amp;DAY([.H188]);2)" office:value-type="string" office:string-value="20100706">
            <text:p>20100706</text:p>
          </table:table-cell>
          <table:table-cell table:formula="of:=YEAR([.H188])" office:value-type="float" office:value="2010">
            <text:p>2010</text:p>
          </table:table-cell>
          <table:table-cell table:formula="of:=ROUNDUP(MONTH([.H188])/3)" office:value-type="float" office:value="3">
            <text:p>3</text:p>
          </table:table-cell>
          <table:table-cell table:formula="of:=MONTH([.H188])" office:value-type="float" office:value="7">
            <text:p>7</text:p>
          </table:table-cell>
          <table:table-cell table:formula="of:=&quot;Jul &quot; &amp; [.B188]" office:value-type="string" office:string-value="Jul 2010">
            <text:p>Jul 2010</text:p>
          </table:table-cell>
          <table:table-cell table:formula="of:=DAY([.H188])" office:value-type="float" office:value="6">
            <text:p>6</text:p>
          </table:table-cell>
          <table:table-cell office:value-type="string">
            <text:p>Ma</text:p>
          </table:table-cell>
          <table:table-cell table:style-name="ce2" office:value-type="date" office:date-value="2010-07-06">
            <text:p>07/06/10</text:p>
          </table:table-cell>
        </table:table-row>
        <table:table-row table:style-name="ro1">
          <table:table-cell table:formula="of:=YEAR([.H189])&amp;RIGHT(&quot;0&quot;&amp;MONTH([.H189]);2)&amp;RIGHT(&quot;0&quot;&amp;DAY([.H189]);2)" office:value-type="string" office:string-value="20100707">
            <text:p>20100707</text:p>
          </table:table-cell>
          <table:table-cell table:formula="of:=YEAR([.H189])" office:value-type="float" office:value="2010">
            <text:p>2010</text:p>
          </table:table-cell>
          <table:table-cell table:formula="of:=ROUNDUP(MONTH([.H189])/3)" office:value-type="float" office:value="3">
            <text:p>3</text:p>
          </table:table-cell>
          <table:table-cell table:formula="of:=MONTH([.H189])" office:value-type="float" office:value="7">
            <text:p>7</text:p>
          </table:table-cell>
          <table:table-cell table:formula="of:=&quot;Jul &quot; &amp; [.B189]" office:value-type="string" office:string-value="Jul 2010">
            <text:p>Jul 2010</text:p>
          </table:table-cell>
          <table:table-cell table:formula="of:=DAY([.H189])" office:value-type="float" office:value="7">
            <text:p>7</text:p>
          </table:table-cell>
          <table:table-cell office:value-type="string">
            <text:p>Mi</text:p>
          </table:table-cell>
          <table:table-cell table:style-name="ce2" office:value-type="date" office:date-value="2010-07-07">
            <text:p>07/07/10</text:p>
          </table:table-cell>
        </table:table-row>
        <table:table-row table:style-name="ro1">
          <table:table-cell table:formula="of:=YEAR([.H190])&amp;RIGHT(&quot;0&quot;&amp;MONTH([.H190]);2)&amp;RIGHT(&quot;0&quot;&amp;DAY([.H190]);2)" office:value-type="string" office:string-value="20100708">
            <text:p>20100708</text:p>
          </table:table-cell>
          <table:table-cell table:formula="of:=YEAR([.H190])" office:value-type="float" office:value="2010">
            <text:p>2010</text:p>
          </table:table-cell>
          <table:table-cell table:formula="of:=ROUNDUP(MONTH([.H190])/3)" office:value-type="float" office:value="3">
            <text:p>3</text:p>
          </table:table-cell>
          <table:table-cell table:formula="of:=MONTH([.H190])" office:value-type="float" office:value="7">
            <text:p>7</text:p>
          </table:table-cell>
          <table:table-cell table:formula="of:=&quot;Jul &quot; &amp; [.B190]" office:value-type="string" office:string-value="Jul 2010">
            <text:p>Jul 2010</text:p>
          </table:table-cell>
          <table:table-cell table:formula="of:=DAY([.H190])" office:value-type="float" office:value="8">
            <text:p>8</text:p>
          </table:table-cell>
          <table:table-cell office:value-type="string">
            <text:p>Ju</text:p>
          </table:table-cell>
          <table:table-cell table:style-name="ce2" office:value-type="date" office:date-value="2010-07-08">
            <text:p>07/08/10</text:p>
          </table:table-cell>
        </table:table-row>
        <table:table-row table:style-name="ro1">
          <table:table-cell table:formula="of:=YEAR([.H191])&amp;RIGHT(&quot;0&quot;&amp;MONTH([.H191]);2)&amp;RIGHT(&quot;0&quot;&amp;DAY([.H191]);2)" office:value-type="string" office:string-value="20100709">
            <text:p>20100709</text:p>
          </table:table-cell>
          <table:table-cell table:formula="of:=YEAR([.H191])" office:value-type="float" office:value="2010">
            <text:p>2010</text:p>
          </table:table-cell>
          <table:table-cell table:formula="of:=ROUNDUP(MONTH([.H191])/3)" office:value-type="float" office:value="3">
            <text:p>3</text:p>
          </table:table-cell>
          <table:table-cell table:formula="of:=MONTH([.H191])" office:value-type="float" office:value="7">
            <text:p>7</text:p>
          </table:table-cell>
          <table:table-cell table:formula="of:=&quot;Jul &quot; &amp; [.B191]" office:value-type="string" office:string-value="Jul 2010">
            <text:p>Jul 2010</text:p>
          </table:table-cell>
          <table:table-cell table:formula="of:=DAY([.H191])" office:value-type="float" office:value="9">
            <text:p>9</text:p>
          </table:table-cell>
          <table:table-cell office:value-type="string">
            <text:p>Vi</text:p>
          </table:table-cell>
          <table:table-cell table:style-name="ce2" office:value-type="date" office:date-value="2010-07-09">
            <text:p>07/09/10</text:p>
          </table:table-cell>
        </table:table-row>
        <table:table-row table:style-name="ro1">
          <table:table-cell table:formula="of:=YEAR([.H192])&amp;RIGHT(&quot;0&quot;&amp;MONTH([.H192]);2)&amp;RIGHT(&quot;0&quot;&amp;DAY([.H192]);2)" office:value-type="string" office:string-value="20100710">
            <text:p>20100710</text:p>
          </table:table-cell>
          <table:table-cell table:formula="of:=YEAR([.H192])" office:value-type="float" office:value="2010">
            <text:p>2010</text:p>
          </table:table-cell>
          <table:table-cell table:formula="of:=ROUNDUP(MONTH([.H192])/3)" office:value-type="float" office:value="3">
            <text:p>3</text:p>
          </table:table-cell>
          <table:table-cell table:formula="of:=MONTH([.H192])" office:value-type="float" office:value="7">
            <text:p>7</text:p>
          </table:table-cell>
          <table:table-cell table:formula="of:=&quot;Jul &quot; &amp; [.B192]" office:value-type="string" office:string-value="Jul 2010">
            <text:p>Jul 2010</text:p>
          </table:table-cell>
          <table:table-cell table:formula="of:=DAY([.H192])" office:value-type="float" office:value="10">
            <text:p>10</text:p>
          </table:table-cell>
          <table:table-cell office:value-type="string">
            <text:p>Sa</text:p>
          </table:table-cell>
          <table:table-cell table:style-name="ce2" office:value-type="date" office:date-value="2010-07-10">
            <text:p>07/10/10</text:p>
          </table:table-cell>
        </table:table-row>
        <table:table-row table:style-name="ro1">
          <table:table-cell table:formula="of:=YEAR([.H193])&amp;RIGHT(&quot;0&quot;&amp;MONTH([.H193]);2)&amp;RIGHT(&quot;0&quot;&amp;DAY([.H193]);2)" office:value-type="string" office:string-value="20100711">
            <text:p>20100711</text:p>
          </table:table-cell>
          <table:table-cell table:formula="of:=YEAR([.H193])" office:value-type="float" office:value="2010">
            <text:p>2010</text:p>
          </table:table-cell>
          <table:table-cell table:formula="of:=ROUNDUP(MONTH([.H193])/3)" office:value-type="float" office:value="3">
            <text:p>3</text:p>
          </table:table-cell>
          <table:table-cell table:formula="of:=MONTH([.H193])" office:value-type="float" office:value="7">
            <text:p>7</text:p>
          </table:table-cell>
          <table:table-cell table:formula="of:=&quot;Jul &quot; &amp; [.B193]" office:value-type="string" office:string-value="Jul 2010">
            <text:p>Jul 2010</text:p>
          </table:table-cell>
          <table:table-cell table:formula="of:=DAY([.H193])" office:value-type="float" office:value="11">
            <text:p>11</text:p>
          </table:table-cell>
          <table:table-cell office:value-type="string">
            <text:p>Do</text:p>
          </table:table-cell>
          <table:table-cell table:style-name="ce2" office:value-type="date" office:date-value="2010-07-11">
            <text:p>07/11/10</text:p>
          </table:table-cell>
        </table:table-row>
        <table:table-row table:style-name="ro1">
          <table:table-cell table:formula="of:=YEAR([.H194])&amp;RIGHT(&quot;0&quot;&amp;MONTH([.H194]);2)&amp;RIGHT(&quot;0&quot;&amp;DAY([.H194]);2)" office:value-type="string" office:string-value="20100712">
            <text:p>20100712</text:p>
          </table:table-cell>
          <table:table-cell table:formula="of:=YEAR([.H194])" office:value-type="float" office:value="2010">
            <text:p>2010</text:p>
          </table:table-cell>
          <table:table-cell table:formula="of:=ROUNDUP(MONTH([.H194])/3)" office:value-type="float" office:value="3">
            <text:p>3</text:p>
          </table:table-cell>
          <table:table-cell table:formula="of:=MONTH([.H194])" office:value-type="float" office:value="7">
            <text:p>7</text:p>
          </table:table-cell>
          <table:table-cell table:formula="of:=&quot;Jul &quot; &amp; [.B194]" office:value-type="string" office:string-value="Jul 2010">
            <text:p>Jul 2010</text:p>
          </table:table-cell>
          <table:table-cell table:formula="of:=DAY([.H194])" office:value-type="float" office:value="12">
            <text:p>12</text:p>
          </table:table-cell>
          <table:table-cell office:value-type="string">
            <text:p>Lu</text:p>
          </table:table-cell>
          <table:table-cell table:style-name="ce2" office:value-type="date" office:date-value="2010-07-12">
            <text:p>07/12/10</text:p>
          </table:table-cell>
        </table:table-row>
        <table:table-row table:style-name="ro1">
          <table:table-cell table:formula="of:=YEAR([.H195])&amp;RIGHT(&quot;0&quot;&amp;MONTH([.H195]);2)&amp;RIGHT(&quot;0&quot;&amp;DAY([.H195]);2)" office:value-type="string" office:string-value="20100713">
            <text:p>20100713</text:p>
          </table:table-cell>
          <table:table-cell table:formula="of:=YEAR([.H195])" office:value-type="float" office:value="2010">
            <text:p>2010</text:p>
          </table:table-cell>
          <table:table-cell table:formula="of:=ROUNDUP(MONTH([.H195])/3)" office:value-type="float" office:value="3">
            <text:p>3</text:p>
          </table:table-cell>
          <table:table-cell table:formula="of:=MONTH([.H195])" office:value-type="float" office:value="7">
            <text:p>7</text:p>
          </table:table-cell>
          <table:table-cell table:formula="of:=&quot;Jul &quot; &amp; [.B195]" office:value-type="string" office:string-value="Jul 2010">
            <text:p>Jul 2010</text:p>
          </table:table-cell>
          <table:table-cell table:formula="of:=DAY([.H195])" office:value-type="float" office:value="13">
            <text:p>13</text:p>
          </table:table-cell>
          <table:table-cell office:value-type="string">
            <text:p>Ma</text:p>
          </table:table-cell>
          <table:table-cell table:style-name="ce2" office:value-type="date" office:date-value="2010-07-13">
            <text:p>07/13/10</text:p>
          </table:table-cell>
        </table:table-row>
        <table:table-row table:style-name="ro1">
          <table:table-cell table:formula="of:=YEAR([.H196])&amp;RIGHT(&quot;0&quot;&amp;MONTH([.H196]);2)&amp;RIGHT(&quot;0&quot;&amp;DAY([.H196]);2)" office:value-type="string" office:string-value="20100714">
            <text:p>20100714</text:p>
          </table:table-cell>
          <table:table-cell table:formula="of:=YEAR([.H196])" office:value-type="float" office:value="2010">
            <text:p>2010</text:p>
          </table:table-cell>
          <table:table-cell table:formula="of:=ROUNDUP(MONTH([.H196])/3)" office:value-type="float" office:value="3">
            <text:p>3</text:p>
          </table:table-cell>
          <table:table-cell table:formula="of:=MONTH([.H196])" office:value-type="float" office:value="7">
            <text:p>7</text:p>
          </table:table-cell>
          <table:table-cell table:formula="of:=&quot;Jul &quot; &amp; [.B196]" office:value-type="string" office:string-value="Jul 2010">
            <text:p>Jul 2010</text:p>
          </table:table-cell>
          <table:table-cell table:formula="of:=DAY([.H196])" office:value-type="float" office:value="14">
            <text:p>14</text:p>
          </table:table-cell>
          <table:table-cell office:value-type="string">
            <text:p>Mi</text:p>
          </table:table-cell>
          <table:table-cell table:style-name="ce2" office:value-type="date" office:date-value="2010-07-14">
            <text:p>07/14/10</text:p>
          </table:table-cell>
        </table:table-row>
        <table:table-row table:style-name="ro1">
          <table:table-cell table:formula="of:=YEAR([.H197])&amp;RIGHT(&quot;0&quot;&amp;MONTH([.H197]);2)&amp;RIGHT(&quot;0&quot;&amp;DAY([.H197]);2)" office:value-type="string" office:string-value="20100715">
            <text:p>20100715</text:p>
          </table:table-cell>
          <table:table-cell table:formula="of:=YEAR([.H197])" office:value-type="float" office:value="2010">
            <text:p>2010</text:p>
          </table:table-cell>
          <table:table-cell table:formula="of:=ROUNDUP(MONTH([.H197])/3)" office:value-type="float" office:value="3">
            <text:p>3</text:p>
          </table:table-cell>
          <table:table-cell table:formula="of:=MONTH([.H197])" office:value-type="float" office:value="7">
            <text:p>7</text:p>
          </table:table-cell>
          <table:table-cell table:formula="of:=&quot;Jul &quot; &amp; [.B197]" office:value-type="string" office:string-value="Jul 2010">
            <text:p>Jul 2010</text:p>
          </table:table-cell>
          <table:table-cell table:formula="of:=DAY([.H197])" office:value-type="float" office:value="15">
            <text:p>15</text:p>
          </table:table-cell>
          <table:table-cell office:value-type="string">
            <text:p>Ju</text:p>
          </table:table-cell>
          <table:table-cell table:style-name="ce2" office:value-type="date" office:date-value="2010-07-15">
            <text:p>07/15/10</text:p>
          </table:table-cell>
        </table:table-row>
        <table:table-row table:style-name="ro1">
          <table:table-cell table:formula="of:=YEAR([.H198])&amp;RIGHT(&quot;0&quot;&amp;MONTH([.H198]);2)&amp;RIGHT(&quot;0&quot;&amp;DAY([.H198]);2)" office:value-type="string" office:string-value="20100716">
            <text:p>20100716</text:p>
          </table:table-cell>
          <table:table-cell table:formula="of:=YEAR([.H198])" office:value-type="float" office:value="2010">
            <text:p>2010</text:p>
          </table:table-cell>
          <table:table-cell table:formula="of:=ROUNDUP(MONTH([.H198])/3)" office:value-type="float" office:value="3">
            <text:p>3</text:p>
          </table:table-cell>
          <table:table-cell table:formula="of:=MONTH([.H198])" office:value-type="float" office:value="7">
            <text:p>7</text:p>
          </table:table-cell>
          <table:table-cell table:formula="of:=&quot;Jul &quot; &amp; [.B198]" office:value-type="string" office:string-value="Jul 2010">
            <text:p>Jul 2010</text:p>
          </table:table-cell>
          <table:table-cell table:formula="of:=DAY([.H198])" office:value-type="float" office:value="16">
            <text:p>16</text:p>
          </table:table-cell>
          <table:table-cell office:value-type="string">
            <text:p>Vi</text:p>
          </table:table-cell>
          <table:table-cell table:style-name="ce2" office:value-type="date" office:date-value="2010-07-16">
            <text:p>07/16/10</text:p>
          </table:table-cell>
        </table:table-row>
        <table:table-row table:style-name="ro1">
          <table:table-cell table:formula="of:=YEAR([.H199])&amp;RIGHT(&quot;0&quot;&amp;MONTH([.H199]);2)&amp;RIGHT(&quot;0&quot;&amp;DAY([.H199]);2)" office:value-type="string" office:string-value="20100717">
            <text:p>20100717</text:p>
          </table:table-cell>
          <table:table-cell table:formula="of:=YEAR([.H199])" office:value-type="float" office:value="2010">
            <text:p>2010</text:p>
          </table:table-cell>
          <table:table-cell table:formula="of:=ROUNDUP(MONTH([.H199])/3)" office:value-type="float" office:value="3">
            <text:p>3</text:p>
          </table:table-cell>
          <table:table-cell table:formula="of:=MONTH([.H199])" office:value-type="float" office:value="7">
            <text:p>7</text:p>
          </table:table-cell>
          <table:table-cell table:formula="of:=&quot;Jul &quot; &amp; [.B199]" office:value-type="string" office:string-value="Jul 2010">
            <text:p>Jul 2010</text:p>
          </table:table-cell>
          <table:table-cell table:formula="of:=DAY([.H199])" office:value-type="float" office:value="17">
            <text:p>17</text:p>
          </table:table-cell>
          <table:table-cell office:value-type="string">
            <text:p>Sa</text:p>
          </table:table-cell>
          <table:table-cell table:style-name="ce2" office:value-type="date" office:date-value="2010-07-17">
            <text:p>07/17/10</text:p>
          </table:table-cell>
        </table:table-row>
        <table:table-row table:style-name="ro1">
          <table:table-cell table:formula="of:=YEAR([.H200])&amp;RIGHT(&quot;0&quot;&amp;MONTH([.H200]);2)&amp;RIGHT(&quot;0&quot;&amp;DAY([.H200]);2)" office:value-type="string" office:string-value="20100718">
            <text:p>20100718</text:p>
          </table:table-cell>
          <table:table-cell table:formula="of:=YEAR([.H200])" office:value-type="float" office:value="2010">
            <text:p>2010</text:p>
          </table:table-cell>
          <table:table-cell table:formula="of:=ROUNDUP(MONTH([.H200])/3)" office:value-type="float" office:value="3">
            <text:p>3</text:p>
          </table:table-cell>
          <table:table-cell table:formula="of:=MONTH([.H200])" office:value-type="float" office:value="7">
            <text:p>7</text:p>
          </table:table-cell>
          <table:table-cell table:formula="of:=&quot;Jul &quot; &amp; [.B200]" office:value-type="string" office:string-value="Jul 2010">
            <text:p>Jul 2010</text:p>
          </table:table-cell>
          <table:table-cell table:formula="of:=DAY([.H200])" office:value-type="float" office:value="18">
            <text:p>18</text:p>
          </table:table-cell>
          <table:table-cell office:value-type="string">
            <text:p>Do</text:p>
          </table:table-cell>
          <table:table-cell table:style-name="ce2" office:value-type="date" office:date-value="2010-07-18">
            <text:p>07/18/10</text:p>
          </table:table-cell>
        </table:table-row>
        <table:table-row table:style-name="ro1">
          <table:table-cell table:formula="of:=YEAR([.H201])&amp;RIGHT(&quot;0&quot;&amp;MONTH([.H201]);2)&amp;RIGHT(&quot;0&quot;&amp;DAY([.H201]);2)" office:value-type="string" office:string-value="20100719">
            <text:p>20100719</text:p>
          </table:table-cell>
          <table:table-cell table:formula="of:=YEAR([.H201])" office:value-type="float" office:value="2010">
            <text:p>2010</text:p>
          </table:table-cell>
          <table:table-cell table:formula="of:=ROUNDUP(MONTH([.H201])/3)" office:value-type="float" office:value="3">
            <text:p>3</text:p>
          </table:table-cell>
          <table:table-cell table:formula="of:=MONTH([.H201])" office:value-type="float" office:value="7">
            <text:p>7</text:p>
          </table:table-cell>
          <table:table-cell table:formula="of:=&quot;Jul &quot; &amp; [.B201]" office:value-type="string" office:string-value="Jul 2010">
            <text:p>Jul 2010</text:p>
          </table:table-cell>
          <table:table-cell table:formula="of:=DAY([.H201])" office:value-type="float" office:value="19">
            <text:p>19</text:p>
          </table:table-cell>
          <table:table-cell office:value-type="string">
            <text:p>Lu</text:p>
          </table:table-cell>
          <table:table-cell table:style-name="ce2" office:value-type="date" office:date-value="2010-07-19">
            <text:p>07/19/10</text:p>
          </table:table-cell>
        </table:table-row>
        <table:table-row table:style-name="ro1">
          <table:table-cell table:formula="of:=YEAR([.H202])&amp;RIGHT(&quot;0&quot;&amp;MONTH([.H202]);2)&amp;RIGHT(&quot;0&quot;&amp;DAY([.H202]);2)" office:value-type="string" office:string-value="20100720">
            <text:p>20100720</text:p>
          </table:table-cell>
          <table:table-cell table:formula="of:=YEAR([.H202])" office:value-type="float" office:value="2010">
            <text:p>2010</text:p>
          </table:table-cell>
          <table:table-cell table:formula="of:=ROUNDUP(MONTH([.H202])/3)" office:value-type="float" office:value="3">
            <text:p>3</text:p>
          </table:table-cell>
          <table:table-cell table:formula="of:=MONTH([.H202])" office:value-type="float" office:value="7">
            <text:p>7</text:p>
          </table:table-cell>
          <table:table-cell table:formula="of:=&quot;Jul &quot; &amp; [.B202]" office:value-type="string" office:string-value="Jul 2010">
            <text:p>Jul 2010</text:p>
          </table:table-cell>
          <table:table-cell table:formula="of:=DAY([.H202])" office:value-type="float" office:value="20">
            <text:p>20</text:p>
          </table:table-cell>
          <table:table-cell office:value-type="string">
            <text:p>Ma</text:p>
          </table:table-cell>
          <table:table-cell table:style-name="ce2" office:value-type="date" office:date-value="2010-07-20">
            <text:p>07/20/10</text:p>
          </table:table-cell>
        </table:table-row>
        <table:table-row table:style-name="ro1">
          <table:table-cell table:formula="of:=YEAR([.H203])&amp;RIGHT(&quot;0&quot;&amp;MONTH([.H203]);2)&amp;RIGHT(&quot;0&quot;&amp;DAY([.H203]);2)" office:value-type="string" office:string-value="20100721">
            <text:p>20100721</text:p>
          </table:table-cell>
          <table:table-cell table:formula="of:=YEAR([.H203])" office:value-type="float" office:value="2010">
            <text:p>2010</text:p>
          </table:table-cell>
          <table:table-cell table:formula="of:=ROUNDUP(MONTH([.H203])/3)" office:value-type="float" office:value="3">
            <text:p>3</text:p>
          </table:table-cell>
          <table:table-cell table:formula="of:=MONTH([.H203])" office:value-type="float" office:value="7">
            <text:p>7</text:p>
          </table:table-cell>
          <table:table-cell table:formula="of:=&quot;Jul &quot; &amp; [.B203]" office:value-type="string" office:string-value="Jul 2010">
            <text:p>Jul 2010</text:p>
          </table:table-cell>
          <table:table-cell table:formula="of:=DAY([.H203])" office:value-type="float" office:value="21">
            <text:p>21</text:p>
          </table:table-cell>
          <table:table-cell office:value-type="string">
            <text:p>Mi</text:p>
          </table:table-cell>
          <table:table-cell table:style-name="ce2" office:value-type="date" office:date-value="2010-07-21">
            <text:p>07/21/10</text:p>
          </table:table-cell>
        </table:table-row>
        <table:table-row table:style-name="ro1">
          <table:table-cell table:formula="of:=YEAR([.H204])&amp;RIGHT(&quot;0&quot;&amp;MONTH([.H204]);2)&amp;RIGHT(&quot;0&quot;&amp;DAY([.H204]);2)" office:value-type="string" office:string-value="20100722">
            <text:p>20100722</text:p>
          </table:table-cell>
          <table:table-cell table:formula="of:=YEAR([.H204])" office:value-type="float" office:value="2010">
            <text:p>2010</text:p>
          </table:table-cell>
          <table:table-cell table:formula="of:=ROUNDUP(MONTH([.H204])/3)" office:value-type="float" office:value="3">
            <text:p>3</text:p>
          </table:table-cell>
          <table:table-cell table:formula="of:=MONTH([.H204])" office:value-type="float" office:value="7">
            <text:p>7</text:p>
          </table:table-cell>
          <table:table-cell table:formula="of:=&quot;Jul &quot; &amp; [.B204]" office:value-type="string" office:string-value="Jul 2010">
            <text:p>Jul 2010</text:p>
          </table:table-cell>
          <table:table-cell table:formula="of:=DAY([.H204])" office:value-type="float" office:value="22">
            <text:p>22</text:p>
          </table:table-cell>
          <table:table-cell office:value-type="string">
            <text:p>Ju</text:p>
          </table:table-cell>
          <table:table-cell table:style-name="ce2" office:value-type="date" office:date-value="2010-07-22">
            <text:p>07/22/10</text:p>
          </table:table-cell>
        </table:table-row>
        <table:table-row table:style-name="ro1">
          <table:table-cell table:formula="of:=YEAR([.H205])&amp;RIGHT(&quot;0&quot;&amp;MONTH([.H205]);2)&amp;RIGHT(&quot;0&quot;&amp;DAY([.H205]);2)" office:value-type="string" office:string-value="20100723">
            <text:p>20100723</text:p>
          </table:table-cell>
          <table:table-cell table:formula="of:=YEAR([.H205])" office:value-type="float" office:value="2010">
            <text:p>2010</text:p>
          </table:table-cell>
          <table:table-cell table:formula="of:=ROUNDUP(MONTH([.H205])/3)" office:value-type="float" office:value="3">
            <text:p>3</text:p>
          </table:table-cell>
          <table:table-cell table:formula="of:=MONTH([.H205])" office:value-type="float" office:value="7">
            <text:p>7</text:p>
          </table:table-cell>
          <table:table-cell table:formula="of:=&quot;Jul &quot; &amp; [.B205]" office:value-type="string" office:string-value="Jul 2010">
            <text:p>Jul 2010</text:p>
          </table:table-cell>
          <table:table-cell table:formula="of:=DAY([.H205])" office:value-type="float" office:value="23">
            <text:p>23</text:p>
          </table:table-cell>
          <table:table-cell office:value-type="string">
            <text:p>Vi</text:p>
          </table:table-cell>
          <table:table-cell table:style-name="ce2" office:value-type="date" office:date-value="2010-07-23">
            <text:p>07/23/10</text:p>
          </table:table-cell>
        </table:table-row>
        <table:table-row table:style-name="ro1">
          <table:table-cell table:formula="of:=YEAR([.H206])&amp;RIGHT(&quot;0&quot;&amp;MONTH([.H206]);2)&amp;RIGHT(&quot;0&quot;&amp;DAY([.H206]);2)" office:value-type="string" office:string-value="20100724">
            <text:p>20100724</text:p>
          </table:table-cell>
          <table:table-cell table:formula="of:=YEAR([.H206])" office:value-type="float" office:value="2010">
            <text:p>2010</text:p>
          </table:table-cell>
          <table:table-cell table:formula="of:=ROUNDUP(MONTH([.H206])/3)" office:value-type="float" office:value="3">
            <text:p>3</text:p>
          </table:table-cell>
          <table:table-cell table:formula="of:=MONTH([.H206])" office:value-type="float" office:value="7">
            <text:p>7</text:p>
          </table:table-cell>
          <table:table-cell table:formula="of:=&quot;Jul &quot; &amp; [.B206]" office:value-type="string" office:string-value="Jul 2010">
            <text:p>Jul 2010</text:p>
          </table:table-cell>
          <table:table-cell table:formula="of:=DAY([.H206])" office:value-type="float" office:value="24">
            <text:p>24</text:p>
          </table:table-cell>
          <table:table-cell office:value-type="string">
            <text:p>Sa</text:p>
          </table:table-cell>
          <table:table-cell table:style-name="ce2" office:value-type="date" office:date-value="2010-07-24">
            <text:p>07/24/10</text:p>
          </table:table-cell>
        </table:table-row>
        <table:table-row table:style-name="ro1">
          <table:table-cell table:formula="of:=YEAR([.H207])&amp;RIGHT(&quot;0&quot;&amp;MONTH([.H207]);2)&amp;RIGHT(&quot;0&quot;&amp;DAY([.H207]);2)" office:value-type="string" office:string-value="20100725">
            <text:p>20100725</text:p>
          </table:table-cell>
          <table:table-cell table:formula="of:=YEAR([.H207])" office:value-type="float" office:value="2010">
            <text:p>2010</text:p>
          </table:table-cell>
          <table:table-cell table:formula="of:=ROUNDUP(MONTH([.H207])/3)" office:value-type="float" office:value="3">
            <text:p>3</text:p>
          </table:table-cell>
          <table:table-cell table:formula="of:=MONTH([.H207])" office:value-type="float" office:value="7">
            <text:p>7</text:p>
          </table:table-cell>
          <table:table-cell table:formula="of:=&quot;Jul &quot; &amp; [.B207]" office:value-type="string" office:string-value="Jul 2010">
            <text:p>Jul 2010</text:p>
          </table:table-cell>
          <table:table-cell table:formula="of:=DAY([.H207])" office:value-type="float" office:value="25">
            <text:p>25</text:p>
          </table:table-cell>
          <table:table-cell office:value-type="string">
            <text:p>Do</text:p>
          </table:table-cell>
          <table:table-cell table:style-name="ce2" office:value-type="date" office:date-value="2010-07-25">
            <text:p>07/25/10</text:p>
          </table:table-cell>
        </table:table-row>
        <table:table-row table:style-name="ro1">
          <table:table-cell table:formula="of:=YEAR([.H208])&amp;RIGHT(&quot;0&quot;&amp;MONTH([.H208]);2)&amp;RIGHT(&quot;0&quot;&amp;DAY([.H208]);2)" office:value-type="string" office:string-value="20100726">
            <text:p>20100726</text:p>
          </table:table-cell>
          <table:table-cell table:formula="of:=YEAR([.H208])" office:value-type="float" office:value="2010">
            <text:p>2010</text:p>
          </table:table-cell>
          <table:table-cell table:formula="of:=ROUNDUP(MONTH([.H208])/3)" office:value-type="float" office:value="3">
            <text:p>3</text:p>
          </table:table-cell>
          <table:table-cell table:formula="of:=MONTH([.H208])" office:value-type="float" office:value="7">
            <text:p>7</text:p>
          </table:table-cell>
          <table:table-cell table:formula="of:=&quot;Jul &quot; &amp; [.B208]" office:value-type="string" office:string-value="Jul 2010">
            <text:p>Jul 2010</text:p>
          </table:table-cell>
          <table:table-cell table:formula="of:=DAY([.H208])" office:value-type="float" office:value="26">
            <text:p>26</text:p>
          </table:table-cell>
          <table:table-cell office:value-type="string">
            <text:p>Lu</text:p>
          </table:table-cell>
          <table:table-cell table:style-name="ce2" office:value-type="date" office:date-value="2010-07-26">
            <text:p>07/26/10</text:p>
          </table:table-cell>
        </table:table-row>
        <table:table-row table:style-name="ro1">
          <table:table-cell table:formula="of:=YEAR([.H209])&amp;RIGHT(&quot;0&quot;&amp;MONTH([.H209]);2)&amp;RIGHT(&quot;0&quot;&amp;DAY([.H209]);2)" office:value-type="string" office:string-value="20100727">
            <text:p>20100727</text:p>
          </table:table-cell>
          <table:table-cell table:formula="of:=YEAR([.H209])" office:value-type="float" office:value="2010">
            <text:p>2010</text:p>
          </table:table-cell>
          <table:table-cell table:formula="of:=ROUNDUP(MONTH([.H209])/3)" office:value-type="float" office:value="3">
            <text:p>3</text:p>
          </table:table-cell>
          <table:table-cell table:formula="of:=MONTH([.H209])" office:value-type="float" office:value="7">
            <text:p>7</text:p>
          </table:table-cell>
          <table:table-cell table:formula="of:=&quot;Jul &quot; &amp; [.B209]" office:value-type="string" office:string-value="Jul 2010">
            <text:p>Jul 2010</text:p>
          </table:table-cell>
          <table:table-cell table:formula="of:=DAY([.H209])" office:value-type="float" office:value="27">
            <text:p>27</text:p>
          </table:table-cell>
          <table:table-cell office:value-type="string">
            <text:p>Ma</text:p>
          </table:table-cell>
          <table:table-cell table:style-name="ce2" office:value-type="date" office:date-value="2010-07-27">
            <text:p>07/27/10</text:p>
          </table:table-cell>
        </table:table-row>
        <table:table-row table:style-name="ro1">
          <table:table-cell table:formula="of:=YEAR([.H210])&amp;RIGHT(&quot;0&quot;&amp;MONTH([.H210]);2)&amp;RIGHT(&quot;0&quot;&amp;DAY([.H210]);2)" office:value-type="string" office:string-value="20100728">
            <text:p>20100728</text:p>
          </table:table-cell>
          <table:table-cell table:formula="of:=YEAR([.H210])" office:value-type="float" office:value="2010">
            <text:p>2010</text:p>
          </table:table-cell>
          <table:table-cell table:formula="of:=ROUNDUP(MONTH([.H210])/3)" office:value-type="float" office:value="3">
            <text:p>3</text:p>
          </table:table-cell>
          <table:table-cell table:formula="of:=MONTH([.H210])" office:value-type="float" office:value="7">
            <text:p>7</text:p>
          </table:table-cell>
          <table:table-cell table:formula="of:=&quot;Jul &quot; &amp; [.B210]" office:value-type="string" office:string-value="Jul 2010">
            <text:p>Jul 2010</text:p>
          </table:table-cell>
          <table:table-cell table:formula="of:=DAY([.H210])" office:value-type="float" office:value="28">
            <text:p>28</text:p>
          </table:table-cell>
          <table:table-cell office:value-type="string">
            <text:p>Mi</text:p>
          </table:table-cell>
          <table:table-cell table:style-name="ce2" office:value-type="date" office:date-value="2010-07-28">
            <text:p>07/28/10</text:p>
          </table:table-cell>
        </table:table-row>
        <table:table-row table:style-name="ro1">
          <table:table-cell table:formula="of:=YEAR([.H211])&amp;RIGHT(&quot;0&quot;&amp;MONTH([.H211]);2)&amp;RIGHT(&quot;0&quot;&amp;DAY([.H211]);2)" office:value-type="string" office:string-value="20100729">
            <text:p>20100729</text:p>
          </table:table-cell>
          <table:table-cell table:formula="of:=YEAR([.H211])" office:value-type="float" office:value="2010">
            <text:p>2010</text:p>
          </table:table-cell>
          <table:table-cell table:formula="of:=ROUNDUP(MONTH([.H211])/3)" office:value-type="float" office:value="3">
            <text:p>3</text:p>
          </table:table-cell>
          <table:table-cell table:formula="of:=MONTH([.H211])" office:value-type="float" office:value="7">
            <text:p>7</text:p>
          </table:table-cell>
          <table:table-cell table:formula="of:=&quot;Jul &quot; &amp; [.B211]" office:value-type="string" office:string-value="Jul 2010">
            <text:p>Jul 2010</text:p>
          </table:table-cell>
          <table:table-cell table:formula="of:=DAY([.H211])" office:value-type="float" office:value="29">
            <text:p>29</text:p>
          </table:table-cell>
          <table:table-cell office:value-type="string">
            <text:p>Ju</text:p>
          </table:table-cell>
          <table:table-cell table:style-name="ce2" office:value-type="date" office:date-value="2010-07-29">
            <text:p>07/29/10</text:p>
          </table:table-cell>
        </table:table-row>
        <table:table-row table:style-name="ro1">
          <table:table-cell table:formula="of:=YEAR([.H212])&amp;RIGHT(&quot;0&quot;&amp;MONTH([.H212]);2)&amp;RIGHT(&quot;0&quot;&amp;DAY([.H212]);2)" office:value-type="string" office:string-value="20100730">
            <text:p>20100730</text:p>
          </table:table-cell>
          <table:table-cell table:formula="of:=YEAR([.H212])" office:value-type="float" office:value="2010">
            <text:p>2010</text:p>
          </table:table-cell>
          <table:table-cell table:formula="of:=ROUNDUP(MONTH([.H212])/3)" office:value-type="float" office:value="3">
            <text:p>3</text:p>
          </table:table-cell>
          <table:table-cell table:formula="of:=MONTH([.H212])" office:value-type="float" office:value="7">
            <text:p>7</text:p>
          </table:table-cell>
          <table:table-cell table:formula="of:=&quot;Jul &quot; &amp; [.B212]" office:value-type="string" office:string-value="Jul 2010">
            <text:p>Jul 2010</text:p>
          </table:table-cell>
          <table:table-cell table:formula="of:=DAY([.H212])" office:value-type="float" office:value="30">
            <text:p>30</text:p>
          </table:table-cell>
          <table:table-cell office:value-type="string">
            <text:p>Vi</text:p>
          </table:table-cell>
          <table:table-cell table:style-name="ce2" office:value-type="date" office:date-value="2010-07-30">
            <text:p>07/30/10</text:p>
          </table:table-cell>
        </table:table-row>
        <table:table-row table:style-name="ro1">
          <table:table-cell table:formula="of:=YEAR([.H213])&amp;RIGHT(&quot;0&quot;&amp;MONTH([.H213]);2)&amp;RIGHT(&quot;0&quot;&amp;DAY([.H213]);2)" office:value-type="string" office:string-value="20100731">
            <text:p>20100731</text:p>
          </table:table-cell>
          <table:table-cell table:formula="of:=YEAR([.H213])" office:value-type="float" office:value="2010">
            <text:p>2010</text:p>
          </table:table-cell>
          <table:table-cell table:formula="of:=ROUNDUP(MONTH([.H213])/3)" office:value-type="float" office:value="3">
            <text:p>3</text:p>
          </table:table-cell>
          <table:table-cell table:formula="of:=MONTH([.H213])" office:value-type="float" office:value="7">
            <text:p>7</text:p>
          </table:table-cell>
          <table:table-cell table:formula="of:=&quot;Jul &quot; &amp; [.B213]" office:value-type="string" office:string-value="Jul 2010">
            <text:p>Jul 2010</text:p>
          </table:table-cell>
          <table:table-cell table:formula="of:=DAY([.H213])" office:value-type="float" office:value="31">
            <text:p>31</text:p>
          </table:table-cell>
          <table:table-cell office:value-type="string">
            <text:p>Sa</text:p>
          </table:table-cell>
          <table:table-cell table:style-name="ce2" office:value-type="date" office:date-value="2010-07-31">
            <text:p>07/31/10</text:p>
          </table:table-cell>
        </table:table-row>
        <table:table-row table:style-name="ro1">
          <table:table-cell table:formula="of:=YEAR([.H214])&amp;RIGHT(&quot;0&quot;&amp;MONTH([.H214]);2)&amp;RIGHT(&quot;0&quot;&amp;DAY([.H214]);2)" office:value-type="string" office:string-value="20100801">
            <text:p>20100801</text:p>
          </table:table-cell>
          <table:table-cell table:formula="of:=YEAR([.H214])" office:value-type="float" office:value="2010">
            <text:p>2010</text:p>
          </table:table-cell>
          <table:table-cell table:formula="of:=ROUNDUP(MONTH([.H214])/3)" office:value-type="float" office:value="3">
            <text:p>3</text:p>
          </table:table-cell>
          <table:table-cell table:formula="of:=MONTH([.H214])" office:value-type="float" office:value="8">
            <text:p>8</text:p>
          </table:table-cell>
          <table:table-cell table:formula="of:=&quot;Ago &quot; &amp; [.B214]" office:value-type="string" office:string-value="Ago 2010">
            <text:p>Ago 2010</text:p>
          </table:table-cell>
          <table:table-cell table:formula="of:=DAY([.H214])" office:value-type="float" office:value="1">
            <text:p>1</text:p>
          </table:table-cell>
          <table:table-cell office:value-type="string">
            <text:p>Do</text:p>
          </table:table-cell>
          <table:table-cell table:style-name="ce2" office:value-type="date" office:date-value="2010-08-01">
            <text:p>08/01/10</text:p>
          </table:table-cell>
        </table:table-row>
        <table:table-row table:style-name="ro1">
          <table:table-cell table:formula="of:=YEAR([.H215])&amp;RIGHT(&quot;0&quot;&amp;MONTH([.H215]);2)&amp;RIGHT(&quot;0&quot;&amp;DAY([.H215]);2)" office:value-type="string" office:string-value="20100802">
            <text:p>20100802</text:p>
          </table:table-cell>
          <table:table-cell table:formula="of:=YEAR([.H215])" office:value-type="float" office:value="2010">
            <text:p>2010</text:p>
          </table:table-cell>
          <table:table-cell table:formula="of:=ROUNDUP(MONTH([.H215])/3)" office:value-type="float" office:value="3">
            <text:p>3</text:p>
          </table:table-cell>
          <table:table-cell table:formula="of:=MONTH([.H215])" office:value-type="float" office:value="8">
            <text:p>8</text:p>
          </table:table-cell>
          <table:table-cell table:formula="of:=&quot;Ago &quot; &amp; [.B215]" office:value-type="string" office:string-value="Ago 2010">
            <text:p>Ago 2010</text:p>
          </table:table-cell>
          <table:table-cell table:formula="of:=DAY([.H215])" office:value-type="float" office:value="2">
            <text:p>2</text:p>
          </table:table-cell>
          <table:table-cell office:value-type="string">
            <text:p>Lu</text:p>
          </table:table-cell>
          <table:table-cell table:style-name="ce2" office:value-type="date" office:date-value="2010-08-02">
            <text:p>08/02/10</text:p>
          </table:table-cell>
        </table:table-row>
        <table:table-row table:style-name="ro1">
          <table:table-cell table:formula="of:=YEAR([.H216])&amp;RIGHT(&quot;0&quot;&amp;MONTH([.H216]);2)&amp;RIGHT(&quot;0&quot;&amp;DAY([.H216]);2)" office:value-type="string" office:string-value="20100803">
            <text:p>20100803</text:p>
          </table:table-cell>
          <table:table-cell table:formula="of:=YEAR([.H216])" office:value-type="float" office:value="2010">
            <text:p>2010</text:p>
          </table:table-cell>
          <table:table-cell table:formula="of:=ROUNDUP(MONTH([.H216])/3)" office:value-type="float" office:value="3">
            <text:p>3</text:p>
          </table:table-cell>
          <table:table-cell table:formula="of:=MONTH([.H216])" office:value-type="float" office:value="8">
            <text:p>8</text:p>
          </table:table-cell>
          <table:table-cell table:formula="of:=&quot;Ago &quot; &amp; [.B216]" office:value-type="string" office:string-value="Ago 2010">
            <text:p>Ago 2010</text:p>
          </table:table-cell>
          <table:table-cell table:formula="of:=DAY([.H216])" office:value-type="float" office:value="3">
            <text:p>3</text:p>
          </table:table-cell>
          <table:table-cell office:value-type="string">
            <text:p>Ma</text:p>
          </table:table-cell>
          <table:table-cell table:style-name="ce2" office:value-type="date" office:date-value="2010-08-03">
            <text:p>08/03/10</text:p>
          </table:table-cell>
        </table:table-row>
        <table:table-row table:style-name="ro1">
          <table:table-cell table:formula="of:=YEAR([.H217])&amp;RIGHT(&quot;0&quot;&amp;MONTH([.H217]);2)&amp;RIGHT(&quot;0&quot;&amp;DAY([.H217]);2)" office:value-type="string" office:string-value="20100804">
            <text:p>20100804</text:p>
          </table:table-cell>
          <table:table-cell table:formula="of:=YEAR([.H217])" office:value-type="float" office:value="2010">
            <text:p>2010</text:p>
          </table:table-cell>
          <table:table-cell table:formula="of:=ROUNDUP(MONTH([.H217])/3)" office:value-type="float" office:value="3">
            <text:p>3</text:p>
          </table:table-cell>
          <table:table-cell table:formula="of:=MONTH([.H217])" office:value-type="float" office:value="8">
            <text:p>8</text:p>
          </table:table-cell>
          <table:table-cell table:formula="of:=&quot;Ago &quot; &amp; [.B217]" office:value-type="string" office:string-value="Ago 2010">
            <text:p>Ago 2010</text:p>
          </table:table-cell>
          <table:table-cell table:formula="of:=DAY([.H217])" office:value-type="float" office:value="4">
            <text:p>4</text:p>
          </table:table-cell>
          <table:table-cell office:value-type="string">
            <text:p>Mi</text:p>
          </table:table-cell>
          <table:table-cell table:style-name="ce2" office:value-type="date" office:date-value="2010-08-04">
            <text:p>08/04/10</text:p>
          </table:table-cell>
        </table:table-row>
        <table:table-row table:style-name="ro1">
          <table:table-cell table:formula="of:=YEAR([.H218])&amp;RIGHT(&quot;0&quot;&amp;MONTH([.H218]);2)&amp;RIGHT(&quot;0&quot;&amp;DAY([.H218]);2)" office:value-type="string" office:string-value="20100805">
            <text:p>20100805</text:p>
          </table:table-cell>
          <table:table-cell table:formula="of:=YEAR([.H218])" office:value-type="float" office:value="2010">
            <text:p>2010</text:p>
          </table:table-cell>
          <table:table-cell table:formula="of:=ROUNDUP(MONTH([.H218])/3)" office:value-type="float" office:value="3">
            <text:p>3</text:p>
          </table:table-cell>
          <table:table-cell table:formula="of:=MONTH([.H218])" office:value-type="float" office:value="8">
            <text:p>8</text:p>
          </table:table-cell>
          <table:table-cell table:formula="of:=&quot;Ago &quot; &amp; [.B218]" office:value-type="string" office:string-value="Ago 2010">
            <text:p>Ago 2010</text:p>
          </table:table-cell>
          <table:table-cell table:formula="of:=DAY([.H218])" office:value-type="float" office:value="5">
            <text:p>5</text:p>
          </table:table-cell>
          <table:table-cell office:value-type="string">
            <text:p>Ju</text:p>
          </table:table-cell>
          <table:table-cell table:style-name="ce2" office:value-type="date" office:date-value="2010-08-05">
            <text:p>08/05/10</text:p>
          </table:table-cell>
        </table:table-row>
        <table:table-row table:style-name="ro1">
          <table:table-cell table:formula="of:=YEAR([.H219])&amp;RIGHT(&quot;0&quot;&amp;MONTH([.H219]);2)&amp;RIGHT(&quot;0&quot;&amp;DAY([.H219]);2)" office:value-type="string" office:string-value="20100806">
            <text:p>20100806</text:p>
          </table:table-cell>
          <table:table-cell table:formula="of:=YEAR([.H219])" office:value-type="float" office:value="2010">
            <text:p>2010</text:p>
          </table:table-cell>
          <table:table-cell table:formula="of:=ROUNDUP(MONTH([.H219])/3)" office:value-type="float" office:value="3">
            <text:p>3</text:p>
          </table:table-cell>
          <table:table-cell table:formula="of:=MONTH([.H219])" office:value-type="float" office:value="8">
            <text:p>8</text:p>
          </table:table-cell>
          <table:table-cell table:formula="of:=&quot;Ago &quot; &amp; [.B219]" office:value-type="string" office:string-value="Ago 2010">
            <text:p>Ago 2010</text:p>
          </table:table-cell>
          <table:table-cell table:formula="of:=DAY([.H219])" office:value-type="float" office:value="6">
            <text:p>6</text:p>
          </table:table-cell>
          <table:table-cell office:value-type="string">
            <text:p>Vi</text:p>
          </table:table-cell>
          <table:table-cell table:style-name="ce2" office:value-type="date" office:date-value="2010-08-06">
            <text:p>08/06/10</text:p>
          </table:table-cell>
        </table:table-row>
        <table:table-row table:style-name="ro1">
          <table:table-cell table:formula="of:=YEAR([.H220])&amp;RIGHT(&quot;0&quot;&amp;MONTH([.H220]);2)&amp;RIGHT(&quot;0&quot;&amp;DAY([.H220]);2)" office:value-type="string" office:string-value="20100807">
            <text:p>20100807</text:p>
          </table:table-cell>
          <table:table-cell table:formula="of:=YEAR([.H220])" office:value-type="float" office:value="2010">
            <text:p>2010</text:p>
          </table:table-cell>
          <table:table-cell table:formula="of:=ROUNDUP(MONTH([.H220])/3)" office:value-type="float" office:value="3">
            <text:p>3</text:p>
          </table:table-cell>
          <table:table-cell table:formula="of:=MONTH([.H220])" office:value-type="float" office:value="8">
            <text:p>8</text:p>
          </table:table-cell>
          <table:table-cell table:formula="of:=&quot;Ago &quot; &amp; [.B220]" office:value-type="string" office:string-value="Ago 2010">
            <text:p>Ago 2010</text:p>
          </table:table-cell>
          <table:table-cell table:formula="of:=DAY([.H220])" office:value-type="float" office:value="7">
            <text:p>7</text:p>
          </table:table-cell>
          <table:table-cell office:value-type="string">
            <text:p>Sa</text:p>
          </table:table-cell>
          <table:table-cell table:style-name="ce2" office:value-type="date" office:date-value="2010-08-07">
            <text:p>08/07/10</text:p>
          </table:table-cell>
        </table:table-row>
        <table:table-row table:style-name="ro1">
          <table:table-cell table:formula="of:=YEAR([.H221])&amp;RIGHT(&quot;0&quot;&amp;MONTH([.H221]);2)&amp;RIGHT(&quot;0&quot;&amp;DAY([.H221]);2)" office:value-type="string" office:string-value="20100808">
            <text:p>20100808</text:p>
          </table:table-cell>
          <table:table-cell table:formula="of:=YEAR([.H221])" office:value-type="float" office:value="2010">
            <text:p>2010</text:p>
          </table:table-cell>
          <table:table-cell table:formula="of:=ROUNDUP(MONTH([.H221])/3)" office:value-type="float" office:value="3">
            <text:p>3</text:p>
          </table:table-cell>
          <table:table-cell table:formula="of:=MONTH([.H221])" office:value-type="float" office:value="8">
            <text:p>8</text:p>
          </table:table-cell>
          <table:table-cell table:formula="of:=&quot;Ago &quot; &amp; [.B221]" office:value-type="string" office:string-value="Ago 2010">
            <text:p>Ago 2010</text:p>
          </table:table-cell>
          <table:table-cell table:formula="of:=DAY([.H221])" office:value-type="float" office:value="8">
            <text:p>8</text:p>
          </table:table-cell>
          <table:table-cell office:value-type="string">
            <text:p>Do</text:p>
          </table:table-cell>
          <table:table-cell table:style-name="ce2" office:value-type="date" office:date-value="2010-08-08">
            <text:p>08/08/10</text:p>
          </table:table-cell>
        </table:table-row>
        <table:table-row table:style-name="ro1">
          <table:table-cell table:formula="of:=YEAR([.H222])&amp;RIGHT(&quot;0&quot;&amp;MONTH([.H222]);2)&amp;RIGHT(&quot;0&quot;&amp;DAY([.H222]);2)" office:value-type="string" office:string-value="20100809">
            <text:p>20100809</text:p>
          </table:table-cell>
          <table:table-cell table:formula="of:=YEAR([.H222])" office:value-type="float" office:value="2010">
            <text:p>2010</text:p>
          </table:table-cell>
          <table:table-cell table:formula="of:=ROUNDUP(MONTH([.H222])/3)" office:value-type="float" office:value="3">
            <text:p>3</text:p>
          </table:table-cell>
          <table:table-cell table:formula="of:=MONTH([.H222])" office:value-type="float" office:value="8">
            <text:p>8</text:p>
          </table:table-cell>
          <table:table-cell table:formula="of:=&quot;Ago &quot; &amp; [.B222]" office:value-type="string" office:string-value="Ago 2010">
            <text:p>Ago 2010</text:p>
          </table:table-cell>
          <table:table-cell table:formula="of:=DAY([.H222])" office:value-type="float" office:value="9">
            <text:p>9</text:p>
          </table:table-cell>
          <table:table-cell office:value-type="string">
            <text:p>Lu</text:p>
          </table:table-cell>
          <table:table-cell table:style-name="ce2" office:value-type="date" office:date-value="2010-08-09">
            <text:p>08/09/10</text:p>
          </table:table-cell>
        </table:table-row>
        <table:table-row table:style-name="ro1">
          <table:table-cell table:formula="of:=YEAR([.H223])&amp;RIGHT(&quot;0&quot;&amp;MONTH([.H223]);2)&amp;RIGHT(&quot;0&quot;&amp;DAY([.H223]);2)" office:value-type="string" office:string-value="20100810">
            <text:p>20100810</text:p>
          </table:table-cell>
          <table:table-cell table:formula="of:=YEAR([.H223])" office:value-type="float" office:value="2010">
            <text:p>2010</text:p>
          </table:table-cell>
          <table:table-cell table:formula="of:=ROUNDUP(MONTH([.H223])/3)" office:value-type="float" office:value="3">
            <text:p>3</text:p>
          </table:table-cell>
          <table:table-cell table:formula="of:=MONTH([.H223])" office:value-type="float" office:value="8">
            <text:p>8</text:p>
          </table:table-cell>
          <table:table-cell table:formula="of:=&quot;Ago &quot; &amp; [.B223]" office:value-type="string" office:string-value="Ago 2010">
            <text:p>Ago 2010</text:p>
          </table:table-cell>
          <table:table-cell table:formula="of:=DAY([.H223])" office:value-type="float" office:value="10">
            <text:p>10</text:p>
          </table:table-cell>
          <table:table-cell office:value-type="string">
            <text:p>Ma</text:p>
          </table:table-cell>
          <table:table-cell table:style-name="ce2" office:value-type="date" office:date-value="2010-08-10">
            <text:p>08/10/10</text:p>
          </table:table-cell>
        </table:table-row>
        <table:table-row table:style-name="ro1">
          <table:table-cell table:formula="of:=YEAR([.H224])&amp;RIGHT(&quot;0&quot;&amp;MONTH([.H224]);2)&amp;RIGHT(&quot;0&quot;&amp;DAY([.H224]);2)" office:value-type="string" office:string-value="20100811">
            <text:p>20100811</text:p>
          </table:table-cell>
          <table:table-cell table:formula="of:=YEAR([.H224])" office:value-type="float" office:value="2010">
            <text:p>2010</text:p>
          </table:table-cell>
          <table:table-cell table:formula="of:=ROUNDUP(MONTH([.H224])/3)" office:value-type="float" office:value="3">
            <text:p>3</text:p>
          </table:table-cell>
          <table:table-cell table:formula="of:=MONTH([.H224])" office:value-type="float" office:value="8">
            <text:p>8</text:p>
          </table:table-cell>
          <table:table-cell table:formula="of:=&quot;Ago &quot; &amp; [.B224]" office:value-type="string" office:string-value="Ago 2010">
            <text:p>Ago 2010</text:p>
          </table:table-cell>
          <table:table-cell table:formula="of:=DAY([.H224])" office:value-type="float" office:value="11">
            <text:p>11</text:p>
          </table:table-cell>
          <table:table-cell office:value-type="string">
            <text:p>Mi</text:p>
          </table:table-cell>
          <table:table-cell table:style-name="ce2" office:value-type="date" office:date-value="2010-08-11">
            <text:p>08/11/10</text:p>
          </table:table-cell>
        </table:table-row>
        <table:table-row table:style-name="ro1">
          <table:table-cell table:formula="of:=YEAR([.H225])&amp;RIGHT(&quot;0&quot;&amp;MONTH([.H225]);2)&amp;RIGHT(&quot;0&quot;&amp;DAY([.H225]);2)" office:value-type="string" office:string-value="20100812">
            <text:p>20100812</text:p>
          </table:table-cell>
          <table:table-cell table:formula="of:=YEAR([.H225])" office:value-type="float" office:value="2010">
            <text:p>2010</text:p>
          </table:table-cell>
          <table:table-cell table:formula="of:=ROUNDUP(MONTH([.H225])/3)" office:value-type="float" office:value="3">
            <text:p>3</text:p>
          </table:table-cell>
          <table:table-cell table:formula="of:=MONTH([.H225])" office:value-type="float" office:value="8">
            <text:p>8</text:p>
          </table:table-cell>
          <table:table-cell table:formula="of:=&quot;Ago &quot; &amp; [.B225]" office:value-type="string" office:string-value="Ago 2010">
            <text:p>Ago 2010</text:p>
          </table:table-cell>
          <table:table-cell table:formula="of:=DAY([.H225])" office:value-type="float" office:value="12">
            <text:p>12</text:p>
          </table:table-cell>
          <table:table-cell office:value-type="string">
            <text:p>Ju</text:p>
          </table:table-cell>
          <table:table-cell table:style-name="ce2" office:value-type="date" office:date-value="2010-08-12">
            <text:p>08/12/10</text:p>
          </table:table-cell>
        </table:table-row>
        <table:table-row table:style-name="ro1">
          <table:table-cell table:formula="of:=YEAR([.H226])&amp;RIGHT(&quot;0&quot;&amp;MONTH([.H226]);2)&amp;RIGHT(&quot;0&quot;&amp;DAY([.H226]);2)" office:value-type="string" office:string-value="20100813">
            <text:p>20100813</text:p>
          </table:table-cell>
          <table:table-cell table:formula="of:=YEAR([.H226])" office:value-type="float" office:value="2010">
            <text:p>2010</text:p>
          </table:table-cell>
          <table:table-cell table:formula="of:=ROUNDUP(MONTH([.H226])/3)" office:value-type="float" office:value="3">
            <text:p>3</text:p>
          </table:table-cell>
          <table:table-cell table:formula="of:=MONTH([.H226])" office:value-type="float" office:value="8">
            <text:p>8</text:p>
          </table:table-cell>
          <table:table-cell table:formula="of:=&quot;Ago &quot; &amp; [.B226]" office:value-type="string" office:string-value="Ago 2010">
            <text:p>Ago 2010</text:p>
          </table:table-cell>
          <table:table-cell table:formula="of:=DAY([.H226])" office:value-type="float" office:value="13">
            <text:p>13</text:p>
          </table:table-cell>
          <table:table-cell office:value-type="string">
            <text:p>Vi</text:p>
          </table:table-cell>
          <table:table-cell table:style-name="ce2" office:value-type="date" office:date-value="2010-08-13">
            <text:p>08/13/10</text:p>
          </table:table-cell>
        </table:table-row>
        <table:table-row table:style-name="ro1">
          <table:table-cell table:formula="of:=YEAR([.H227])&amp;RIGHT(&quot;0&quot;&amp;MONTH([.H227]);2)&amp;RIGHT(&quot;0&quot;&amp;DAY([.H227]);2)" office:value-type="string" office:string-value="20100814">
            <text:p>20100814</text:p>
          </table:table-cell>
          <table:table-cell table:formula="of:=YEAR([.H227])" office:value-type="float" office:value="2010">
            <text:p>2010</text:p>
          </table:table-cell>
          <table:table-cell table:formula="of:=ROUNDUP(MONTH([.H227])/3)" office:value-type="float" office:value="3">
            <text:p>3</text:p>
          </table:table-cell>
          <table:table-cell table:formula="of:=MONTH([.H227])" office:value-type="float" office:value="8">
            <text:p>8</text:p>
          </table:table-cell>
          <table:table-cell table:formula="of:=&quot;Ago &quot; &amp; [.B227]" office:value-type="string" office:string-value="Ago 2010">
            <text:p>Ago 2010</text:p>
          </table:table-cell>
          <table:table-cell table:formula="of:=DAY([.H227])" office:value-type="float" office:value="14">
            <text:p>14</text:p>
          </table:table-cell>
          <table:table-cell office:value-type="string">
            <text:p>Sa</text:p>
          </table:table-cell>
          <table:table-cell table:style-name="ce2" office:value-type="date" office:date-value="2010-08-14">
            <text:p>08/14/10</text:p>
          </table:table-cell>
        </table:table-row>
        <table:table-row table:style-name="ro1">
          <table:table-cell table:formula="of:=YEAR([.H228])&amp;RIGHT(&quot;0&quot;&amp;MONTH([.H228]);2)&amp;RIGHT(&quot;0&quot;&amp;DAY([.H228]);2)" office:value-type="string" office:string-value="20100815">
            <text:p>20100815</text:p>
          </table:table-cell>
          <table:table-cell table:formula="of:=YEAR([.H228])" office:value-type="float" office:value="2010">
            <text:p>2010</text:p>
          </table:table-cell>
          <table:table-cell table:formula="of:=ROUNDUP(MONTH([.H228])/3)" office:value-type="float" office:value="3">
            <text:p>3</text:p>
          </table:table-cell>
          <table:table-cell table:formula="of:=MONTH([.H228])" office:value-type="float" office:value="8">
            <text:p>8</text:p>
          </table:table-cell>
          <table:table-cell table:formula="of:=&quot;Ago &quot; &amp; [.B228]" office:value-type="string" office:string-value="Ago 2010">
            <text:p>Ago 2010</text:p>
          </table:table-cell>
          <table:table-cell table:formula="of:=DAY([.H228])" office:value-type="float" office:value="15">
            <text:p>15</text:p>
          </table:table-cell>
          <table:table-cell office:value-type="string">
            <text:p>Do</text:p>
          </table:table-cell>
          <table:table-cell table:style-name="ce2" office:value-type="date" office:date-value="2010-08-15">
            <text:p>08/15/10</text:p>
          </table:table-cell>
        </table:table-row>
        <table:table-row table:style-name="ro1">
          <table:table-cell table:formula="of:=YEAR([.H229])&amp;RIGHT(&quot;0&quot;&amp;MONTH([.H229]);2)&amp;RIGHT(&quot;0&quot;&amp;DAY([.H229]);2)" office:value-type="string" office:string-value="20100816">
            <text:p>20100816</text:p>
          </table:table-cell>
          <table:table-cell table:formula="of:=YEAR([.H229])" office:value-type="float" office:value="2010">
            <text:p>2010</text:p>
          </table:table-cell>
          <table:table-cell table:formula="of:=ROUNDUP(MONTH([.H229])/3)" office:value-type="float" office:value="3">
            <text:p>3</text:p>
          </table:table-cell>
          <table:table-cell table:formula="of:=MONTH([.H229])" office:value-type="float" office:value="8">
            <text:p>8</text:p>
          </table:table-cell>
          <table:table-cell table:formula="of:=&quot;Ago &quot; &amp; [.B229]" office:value-type="string" office:string-value="Ago 2010">
            <text:p>Ago 2010</text:p>
          </table:table-cell>
          <table:table-cell table:formula="of:=DAY([.H229])" office:value-type="float" office:value="16">
            <text:p>16</text:p>
          </table:table-cell>
          <table:table-cell office:value-type="string">
            <text:p>Lu</text:p>
          </table:table-cell>
          <table:table-cell table:style-name="ce2" office:value-type="date" office:date-value="2010-08-16">
            <text:p>08/16/10</text:p>
          </table:table-cell>
        </table:table-row>
        <table:table-row table:style-name="ro1">
          <table:table-cell table:formula="of:=YEAR([.H230])&amp;RIGHT(&quot;0&quot;&amp;MONTH([.H230]);2)&amp;RIGHT(&quot;0&quot;&amp;DAY([.H230]);2)" office:value-type="string" office:string-value="20100817">
            <text:p>20100817</text:p>
          </table:table-cell>
          <table:table-cell table:formula="of:=YEAR([.H230])" office:value-type="float" office:value="2010">
            <text:p>2010</text:p>
          </table:table-cell>
          <table:table-cell table:formula="of:=ROUNDUP(MONTH([.H230])/3)" office:value-type="float" office:value="3">
            <text:p>3</text:p>
          </table:table-cell>
          <table:table-cell table:formula="of:=MONTH([.H230])" office:value-type="float" office:value="8">
            <text:p>8</text:p>
          </table:table-cell>
          <table:table-cell table:formula="of:=&quot;Ago &quot; &amp; [.B230]" office:value-type="string" office:string-value="Ago 2010">
            <text:p>Ago 2010</text:p>
          </table:table-cell>
          <table:table-cell table:formula="of:=DAY([.H230])" office:value-type="float" office:value="17">
            <text:p>17</text:p>
          </table:table-cell>
          <table:table-cell office:value-type="string">
            <text:p>Ma</text:p>
          </table:table-cell>
          <table:table-cell table:style-name="ce2" office:value-type="date" office:date-value="2010-08-17">
            <text:p>08/17/10</text:p>
          </table:table-cell>
        </table:table-row>
        <table:table-row table:style-name="ro1">
          <table:table-cell table:formula="of:=YEAR([.H231])&amp;RIGHT(&quot;0&quot;&amp;MONTH([.H231]);2)&amp;RIGHT(&quot;0&quot;&amp;DAY([.H231]);2)" office:value-type="string" office:string-value="20100818">
            <text:p>20100818</text:p>
          </table:table-cell>
          <table:table-cell table:formula="of:=YEAR([.H231])" office:value-type="float" office:value="2010">
            <text:p>2010</text:p>
          </table:table-cell>
          <table:table-cell table:formula="of:=ROUNDUP(MONTH([.H231])/3)" office:value-type="float" office:value="3">
            <text:p>3</text:p>
          </table:table-cell>
          <table:table-cell table:formula="of:=MONTH([.H231])" office:value-type="float" office:value="8">
            <text:p>8</text:p>
          </table:table-cell>
          <table:table-cell table:formula="of:=&quot;Ago &quot; &amp; [.B231]" office:value-type="string" office:string-value="Ago 2010">
            <text:p>Ago 2010</text:p>
          </table:table-cell>
          <table:table-cell table:formula="of:=DAY([.H231])" office:value-type="float" office:value="18">
            <text:p>18</text:p>
          </table:table-cell>
          <table:table-cell office:value-type="string">
            <text:p>Mi</text:p>
          </table:table-cell>
          <table:table-cell table:style-name="ce2" office:value-type="date" office:date-value="2010-08-18">
            <text:p>08/18/10</text:p>
          </table:table-cell>
        </table:table-row>
        <table:table-row table:style-name="ro1">
          <table:table-cell table:formula="of:=YEAR([.H232])&amp;RIGHT(&quot;0&quot;&amp;MONTH([.H232]);2)&amp;RIGHT(&quot;0&quot;&amp;DAY([.H232]);2)" office:value-type="string" office:string-value="20100819">
            <text:p>20100819</text:p>
          </table:table-cell>
          <table:table-cell table:formula="of:=YEAR([.H232])" office:value-type="float" office:value="2010">
            <text:p>2010</text:p>
          </table:table-cell>
          <table:table-cell table:formula="of:=ROUNDUP(MONTH([.H232])/3)" office:value-type="float" office:value="3">
            <text:p>3</text:p>
          </table:table-cell>
          <table:table-cell table:formula="of:=MONTH([.H232])" office:value-type="float" office:value="8">
            <text:p>8</text:p>
          </table:table-cell>
          <table:table-cell table:formula="of:=&quot;Ago &quot; &amp; [.B232]" office:value-type="string" office:string-value="Ago 2010">
            <text:p>Ago 2010</text:p>
          </table:table-cell>
          <table:table-cell table:formula="of:=DAY([.H232])" office:value-type="float" office:value="19">
            <text:p>19</text:p>
          </table:table-cell>
          <table:table-cell office:value-type="string">
            <text:p>Ju</text:p>
          </table:table-cell>
          <table:table-cell table:style-name="ce2" office:value-type="date" office:date-value="2010-08-19">
            <text:p>08/19/10</text:p>
          </table:table-cell>
        </table:table-row>
        <table:table-row table:style-name="ro1">
          <table:table-cell table:formula="of:=YEAR([.H233])&amp;RIGHT(&quot;0&quot;&amp;MONTH([.H233]);2)&amp;RIGHT(&quot;0&quot;&amp;DAY([.H233]);2)" office:value-type="string" office:string-value="20100820">
            <text:p>20100820</text:p>
          </table:table-cell>
          <table:table-cell table:formula="of:=YEAR([.H233])" office:value-type="float" office:value="2010">
            <text:p>2010</text:p>
          </table:table-cell>
          <table:table-cell table:formula="of:=ROUNDUP(MONTH([.H233])/3)" office:value-type="float" office:value="3">
            <text:p>3</text:p>
          </table:table-cell>
          <table:table-cell table:formula="of:=MONTH([.H233])" office:value-type="float" office:value="8">
            <text:p>8</text:p>
          </table:table-cell>
          <table:table-cell table:formula="of:=&quot;Ago &quot; &amp; [.B233]" office:value-type="string" office:string-value="Ago 2010">
            <text:p>Ago 2010</text:p>
          </table:table-cell>
          <table:table-cell table:formula="of:=DAY([.H233])" office:value-type="float" office:value="20">
            <text:p>20</text:p>
          </table:table-cell>
          <table:table-cell office:value-type="string">
            <text:p>Vi</text:p>
          </table:table-cell>
          <table:table-cell table:style-name="ce2" office:value-type="date" office:date-value="2010-08-20">
            <text:p>08/20/10</text:p>
          </table:table-cell>
        </table:table-row>
        <table:table-row table:style-name="ro1">
          <table:table-cell table:formula="of:=YEAR([.H234])&amp;RIGHT(&quot;0&quot;&amp;MONTH([.H234]);2)&amp;RIGHT(&quot;0&quot;&amp;DAY([.H234]);2)" office:value-type="string" office:string-value="20100821">
            <text:p>20100821</text:p>
          </table:table-cell>
          <table:table-cell table:formula="of:=YEAR([.H234])" office:value-type="float" office:value="2010">
            <text:p>2010</text:p>
          </table:table-cell>
          <table:table-cell table:formula="of:=ROUNDUP(MONTH([.H234])/3)" office:value-type="float" office:value="3">
            <text:p>3</text:p>
          </table:table-cell>
          <table:table-cell table:formula="of:=MONTH([.H234])" office:value-type="float" office:value="8">
            <text:p>8</text:p>
          </table:table-cell>
          <table:table-cell table:formula="of:=&quot;Ago &quot; &amp; [.B234]" office:value-type="string" office:string-value="Ago 2010">
            <text:p>Ago 2010</text:p>
          </table:table-cell>
          <table:table-cell table:formula="of:=DAY([.H234])" office:value-type="float" office:value="21">
            <text:p>21</text:p>
          </table:table-cell>
          <table:table-cell office:value-type="string">
            <text:p>Sa</text:p>
          </table:table-cell>
          <table:table-cell table:style-name="ce2" office:value-type="date" office:date-value="2010-08-21">
            <text:p>08/21/10</text:p>
          </table:table-cell>
        </table:table-row>
        <table:table-row table:style-name="ro1">
          <table:table-cell table:formula="of:=YEAR([.H235])&amp;RIGHT(&quot;0&quot;&amp;MONTH([.H235]);2)&amp;RIGHT(&quot;0&quot;&amp;DAY([.H235]);2)" office:value-type="string" office:string-value="20100822">
            <text:p>20100822</text:p>
          </table:table-cell>
          <table:table-cell table:formula="of:=YEAR([.H235])" office:value-type="float" office:value="2010">
            <text:p>2010</text:p>
          </table:table-cell>
          <table:table-cell table:formula="of:=ROUNDUP(MONTH([.H235])/3)" office:value-type="float" office:value="3">
            <text:p>3</text:p>
          </table:table-cell>
          <table:table-cell table:formula="of:=MONTH([.H235])" office:value-type="float" office:value="8">
            <text:p>8</text:p>
          </table:table-cell>
          <table:table-cell table:formula="of:=&quot;Ago &quot; &amp; [.B235]" office:value-type="string" office:string-value="Ago 2010">
            <text:p>Ago 2010</text:p>
          </table:table-cell>
          <table:table-cell table:formula="of:=DAY([.H235])" office:value-type="float" office:value="22">
            <text:p>22</text:p>
          </table:table-cell>
          <table:table-cell office:value-type="string">
            <text:p>Do</text:p>
          </table:table-cell>
          <table:table-cell table:style-name="ce2" office:value-type="date" office:date-value="2010-08-22">
            <text:p>08/22/10</text:p>
          </table:table-cell>
        </table:table-row>
        <table:table-row table:style-name="ro1">
          <table:table-cell table:formula="of:=YEAR([.H236])&amp;RIGHT(&quot;0&quot;&amp;MONTH([.H236]);2)&amp;RIGHT(&quot;0&quot;&amp;DAY([.H236]);2)" office:value-type="string" office:string-value="20100823">
            <text:p>20100823</text:p>
          </table:table-cell>
          <table:table-cell table:formula="of:=YEAR([.H236])" office:value-type="float" office:value="2010">
            <text:p>2010</text:p>
          </table:table-cell>
          <table:table-cell table:formula="of:=ROUNDUP(MONTH([.H236])/3)" office:value-type="float" office:value="3">
            <text:p>3</text:p>
          </table:table-cell>
          <table:table-cell table:formula="of:=MONTH([.H236])" office:value-type="float" office:value="8">
            <text:p>8</text:p>
          </table:table-cell>
          <table:table-cell table:formula="of:=&quot;Ago &quot; &amp; [.B236]" office:value-type="string" office:string-value="Ago 2010">
            <text:p>Ago 2010</text:p>
          </table:table-cell>
          <table:table-cell table:formula="of:=DAY([.H236])" office:value-type="float" office:value="23">
            <text:p>23</text:p>
          </table:table-cell>
          <table:table-cell office:value-type="string">
            <text:p>Lu</text:p>
          </table:table-cell>
          <table:table-cell table:style-name="ce2" office:value-type="date" office:date-value="2010-08-23">
            <text:p>08/23/10</text:p>
          </table:table-cell>
        </table:table-row>
        <table:table-row table:style-name="ro1">
          <table:table-cell table:formula="of:=YEAR([.H237])&amp;RIGHT(&quot;0&quot;&amp;MONTH([.H237]);2)&amp;RIGHT(&quot;0&quot;&amp;DAY([.H237]);2)" office:value-type="string" office:string-value="20100824">
            <text:p>20100824</text:p>
          </table:table-cell>
          <table:table-cell table:formula="of:=YEAR([.H237])" office:value-type="float" office:value="2010">
            <text:p>2010</text:p>
          </table:table-cell>
          <table:table-cell table:formula="of:=ROUNDUP(MONTH([.H237])/3)" office:value-type="float" office:value="3">
            <text:p>3</text:p>
          </table:table-cell>
          <table:table-cell table:formula="of:=MONTH([.H237])" office:value-type="float" office:value="8">
            <text:p>8</text:p>
          </table:table-cell>
          <table:table-cell table:formula="of:=&quot;Ago &quot; &amp; [.B237]" office:value-type="string" office:string-value="Ago 2010">
            <text:p>Ago 2010</text:p>
          </table:table-cell>
          <table:table-cell table:formula="of:=DAY([.H237])" office:value-type="float" office:value="24">
            <text:p>24</text:p>
          </table:table-cell>
          <table:table-cell office:value-type="string">
            <text:p>Ma</text:p>
          </table:table-cell>
          <table:table-cell table:style-name="ce2" office:value-type="date" office:date-value="2010-08-24">
            <text:p>08/24/10</text:p>
          </table:table-cell>
        </table:table-row>
        <table:table-row table:style-name="ro1">
          <table:table-cell table:formula="of:=YEAR([.H238])&amp;RIGHT(&quot;0&quot;&amp;MONTH([.H238]);2)&amp;RIGHT(&quot;0&quot;&amp;DAY([.H238]);2)" office:value-type="string" office:string-value="20100825">
            <text:p>20100825</text:p>
          </table:table-cell>
          <table:table-cell table:formula="of:=YEAR([.H238])" office:value-type="float" office:value="2010">
            <text:p>2010</text:p>
          </table:table-cell>
          <table:table-cell table:formula="of:=ROUNDUP(MONTH([.H238])/3)" office:value-type="float" office:value="3">
            <text:p>3</text:p>
          </table:table-cell>
          <table:table-cell table:formula="of:=MONTH([.H238])" office:value-type="float" office:value="8">
            <text:p>8</text:p>
          </table:table-cell>
          <table:table-cell table:formula="of:=&quot;Ago &quot; &amp; [.B238]" office:value-type="string" office:string-value="Ago 2010">
            <text:p>Ago 2010</text:p>
          </table:table-cell>
          <table:table-cell table:formula="of:=DAY([.H238])" office:value-type="float" office:value="25">
            <text:p>25</text:p>
          </table:table-cell>
          <table:table-cell office:value-type="string">
            <text:p>Mi</text:p>
          </table:table-cell>
          <table:table-cell table:style-name="ce2" office:value-type="date" office:date-value="2010-08-25">
            <text:p>08/25/10</text:p>
          </table:table-cell>
        </table:table-row>
        <table:table-row table:style-name="ro1">
          <table:table-cell table:formula="of:=YEAR([.H239])&amp;RIGHT(&quot;0&quot;&amp;MONTH([.H239]);2)&amp;RIGHT(&quot;0&quot;&amp;DAY([.H239]);2)" office:value-type="string" office:string-value="20100826">
            <text:p>20100826</text:p>
          </table:table-cell>
          <table:table-cell table:formula="of:=YEAR([.H239])" office:value-type="float" office:value="2010">
            <text:p>2010</text:p>
          </table:table-cell>
          <table:table-cell table:formula="of:=ROUNDUP(MONTH([.H239])/3)" office:value-type="float" office:value="3">
            <text:p>3</text:p>
          </table:table-cell>
          <table:table-cell table:formula="of:=MONTH([.H239])" office:value-type="float" office:value="8">
            <text:p>8</text:p>
          </table:table-cell>
          <table:table-cell table:formula="of:=&quot;Ago &quot; &amp; [.B239]" office:value-type="string" office:string-value="Ago 2010">
            <text:p>Ago 2010</text:p>
          </table:table-cell>
          <table:table-cell table:formula="of:=DAY([.H239])" office:value-type="float" office:value="26">
            <text:p>26</text:p>
          </table:table-cell>
          <table:table-cell office:value-type="string">
            <text:p>Ju</text:p>
          </table:table-cell>
          <table:table-cell table:style-name="ce2" office:value-type="date" office:date-value="2010-08-26">
            <text:p>08/26/10</text:p>
          </table:table-cell>
        </table:table-row>
        <table:table-row table:style-name="ro1">
          <table:table-cell table:formula="of:=YEAR([.H240])&amp;RIGHT(&quot;0&quot;&amp;MONTH([.H240]);2)&amp;RIGHT(&quot;0&quot;&amp;DAY([.H240]);2)" office:value-type="string" office:string-value="20100827">
            <text:p>20100827</text:p>
          </table:table-cell>
          <table:table-cell table:formula="of:=YEAR([.H240])" office:value-type="float" office:value="2010">
            <text:p>2010</text:p>
          </table:table-cell>
          <table:table-cell table:formula="of:=ROUNDUP(MONTH([.H240])/3)" office:value-type="float" office:value="3">
            <text:p>3</text:p>
          </table:table-cell>
          <table:table-cell table:formula="of:=MONTH([.H240])" office:value-type="float" office:value="8">
            <text:p>8</text:p>
          </table:table-cell>
          <table:table-cell table:formula="of:=&quot;Ago &quot; &amp; [.B240]" office:value-type="string" office:string-value="Ago 2010">
            <text:p>Ago 2010</text:p>
          </table:table-cell>
          <table:table-cell table:formula="of:=DAY([.H240])" office:value-type="float" office:value="27">
            <text:p>27</text:p>
          </table:table-cell>
          <table:table-cell office:value-type="string">
            <text:p>Vi</text:p>
          </table:table-cell>
          <table:table-cell table:style-name="ce2" office:value-type="date" office:date-value="2010-08-27">
            <text:p>08/27/10</text:p>
          </table:table-cell>
        </table:table-row>
        <table:table-row table:style-name="ro1">
          <table:table-cell table:formula="of:=YEAR([.H241])&amp;RIGHT(&quot;0&quot;&amp;MONTH([.H241]);2)&amp;RIGHT(&quot;0&quot;&amp;DAY([.H241]);2)" office:value-type="string" office:string-value="20100828">
            <text:p>20100828</text:p>
          </table:table-cell>
          <table:table-cell table:formula="of:=YEAR([.H241])" office:value-type="float" office:value="2010">
            <text:p>2010</text:p>
          </table:table-cell>
          <table:table-cell table:formula="of:=ROUNDUP(MONTH([.H241])/3)" office:value-type="float" office:value="3">
            <text:p>3</text:p>
          </table:table-cell>
          <table:table-cell table:formula="of:=MONTH([.H241])" office:value-type="float" office:value="8">
            <text:p>8</text:p>
          </table:table-cell>
          <table:table-cell table:formula="of:=&quot;Ago &quot; &amp; [.B241]" office:value-type="string" office:string-value="Ago 2010">
            <text:p>Ago 2010</text:p>
          </table:table-cell>
          <table:table-cell table:formula="of:=DAY([.H241])" office:value-type="float" office:value="28">
            <text:p>28</text:p>
          </table:table-cell>
          <table:table-cell office:value-type="string">
            <text:p>Sa</text:p>
          </table:table-cell>
          <table:table-cell table:style-name="ce2" office:value-type="date" office:date-value="2010-08-28">
            <text:p>08/28/10</text:p>
          </table:table-cell>
        </table:table-row>
        <table:table-row table:style-name="ro1">
          <table:table-cell table:formula="of:=YEAR([.H242])&amp;RIGHT(&quot;0&quot;&amp;MONTH([.H242]);2)&amp;RIGHT(&quot;0&quot;&amp;DAY([.H242]);2)" office:value-type="string" office:string-value="20100829">
            <text:p>20100829</text:p>
          </table:table-cell>
          <table:table-cell table:formula="of:=YEAR([.H242])" office:value-type="float" office:value="2010">
            <text:p>2010</text:p>
          </table:table-cell>
          <table:table-cell table:formula="of:=ROUNDUP(MONTH([.H242])/3)" office:value-type="float" office:value="3">
            <text:p>3</text:p>
          </table:table-cell>
          <table:table-cell table:formula="of:=MONTH([.H242])" office:value-type="float" office:value="8">
            <text:p>8</text:p>
          </table:table-cell>
          <table:table-cell table:formula="of:=&quot;Ago &quot; &amp; [.B242]" office:value-type="string" office:string-value="Ago 2010">
            <text:p>Ago 2010</text:p>
          </table:table-cell>
          <table:table-cell table:formula="of:=DAY([.H242])" office:value-type="float" office:value="29">
            <text:p>29</text:p>
          </table:table-cell>
          <table:table-cell office:value-type="string">
            <text:p>Do</text:p>
          </table:table-cell>
          <table:table-cell table:style-name="ce2" office:value-type="date" office:date-value="2010-08-29">
            <text:p>08/29/10</text:p>
          </table:table-cell>
        </table:table-row>
        <table:table-row table:style-name="ro1">
          <table:table-cell table:formula="of:=YEAR([.H243])&amp;RIGHT(&quot;0&quot;&amp;MONTH([.H243]);2)&amp;RIGHT(&quot;0&quot;&amp;DAY([.H243]);2)" office:value-type="string" office:string-value="20100830">
            <text:p>20100830</text:p>
          </table:table-cell>
          <table:table-cell table:formula="of:=YEAR([.H243])" office:value-type="float" office:value="2010">
            <text:p>2010</text:p>
          </table:table-cell>
          <table:table-cell table:formula="of:=ROUNDUP(MONTH([.H243])/3)" office:value-type="float" office:value="3">
            <text:p>3</text:p>
          </table:table-cell>
          <table:table-cell table:formula="of:=MONTH([.H243])" office:value-type="float" office:value="8">
            <text:p>8</text:p>
          </table:table-cell>
          <table:table-cell table:formula="of:=&quot;Ago &quot; &amp; [.B243]" office:value-type="string" office:string-value="Ago 2010">
            <text:p>Ago 2010</text:p>
          </table:table-cell>
          <table:table-cell table:formula="of:=DAY([.H243])" office:value-type="float" office:value="30">
            <text:p>30</text:p>
          </table:table-cell>
          <table:table-cell office:value-type="string">
            <text:p>Lu</text:p>
          </table:table-cell>
          <table:table-cell table:style-name="ce2" office:value-type="date" office:date-value="2010-08-30">
            <text:p>08/30/10</text:p>
          </table:table-cell>
        </table:table-row>
        <table:table-row table:style-name="ro1">
          <table:table-cell table:formula="of:=YEAR([.H244])&amp;RIGHT(&quot;0&quot;&amp;MONTH([.H244]);2)&amp;RIGHT(&quot;0&quot;&amp;DAY([.H244]);2)" office:value-type="string" office:string-value="20100831">
            <text:p>20100831</text:p>
          </table:table-cell>
          <table:table-cell table:formula="of:=YEAR([.H244])" office:value-type="float" office:value="2010">
            <text:p>2010</text:p>
          </table:table-cell>
          <table:table-cell table:formula="of:=ROUNDUP(MONTH([.H244])/3)" office:value-type="float" office:value="3">
            <text:p>3</text:p>
          </table:table-cell>
          <table:table-cell table:formula="of:=MONTH([.H244])" office:value-type="float" office:value="8">
            <text:p>8</text:p>
          </table:table-cell>
          <table:table-cell table:formula="of:=&quot;Ago &quot; &amp; [.B244]" office:value-type="string" office:string-value="Ago 2010">
            <text:p>Ago 2010</text:p>
          </table:table-cell>
          <table:table-cell table:formula="of:=DAY([.H244])" office:value-type="float" office:value="31">
            <text:p>31</text:p>
          </table:table-cell>
          <table:table-cell office:value-type="string">
            <text:p>Ma</text:p>
          </table:table-cell>
          <table:table-cell table:style-name="ce2" office:value-type="date" office:date-value="2010-08-31">
            <text:p>08/31/10</text:p>
          </table:table-cell>
        </table:table-row>
        <table:table-row table:style-name="ro1">
          <table:table-cell table:formula="of:=YEAR([.H245])&amp;RIGHT(&quot;0&quot;&amp;MONTH([.H245]);2)&amp;RIGHT(&quot;0&quot;&amp;DAY([.H245]);2)" office:value-type="string" office:string-value="20100901">
            <text:p>20100901</text:p>
          </table:table-cell>
          <table:table-cell table:formula="of:=YEAR([.H245])" office:value-type="float" office:value="2010">
            <text:p>2010</text:p>
          </table:table-cell>
          <table:table-cell table:formula="of:=ROUNDUP(MONTH([.H245])/3)" office:value-type="float" office:value="3">
            <text:p>3</text:p>
          </table:table-cell>
          <table:table-cell table:formula="of:=MONTH([.H245])" office:value-type="float" office:value="9">
            <text:p>9</text:p>
          </table:table-cell>
          <table:table-cell table:formula="of:=&quot;Sep &quot; &amp; [.B245]" office:value-type="string" office:string-value="Sep 2010">
            <text:p>Sep 2010</text:p>
          </table:table-cell>
          <table:table-cell table:formula="of:=DAY([.H245])" office:value-type="float" office:value="1">
            <text:p>1</text:p>
          </table:table-cell>
          <table:table-cell office:value-type="string">
            <text:p>Mi</text:p>
          </table:table-cell>
          <table:table-cell table:style-name="ce2" office:value-type="date" office:date-value="2010-09-01">
            <text:p>09/01/10</text:p>
          </table:table-cell>
        </table:table-row>
        <table:table-row table:style-name="ro1">
          <table:table-cell table:formula="of:=YEAR([.H246])&amp;RIGHT(&quot;0&quot;&amp;MONTH([.H246]);2)&amp;RIGHT(&quot;0&quot;&amp;DAY([.H246]);2)" office:value-type="string" office:string-value="20100902">
            <text:p>20100902</text:p>
          </table:table-cell>
          <table:table-cell table:formula="of:=YEAR([.H246])" office:value-type="float" office:value="2010">
            <text:p>2010</text:p>
          </table:table-cell>
          <table:table-cell table:formula="of:=ROUNDUP(MONTH([.H246])/3)" office:value-type="float" office:value="3">
            <text:p>3</text:p>
          </table:table-cell>
          <table:table-cell table:formula="of:=MONTH([.H246])" office:value-type="float" office:value="9">
            <text:p>9</text:p>
          </table:table-cell>
          <table:table-cell table:formula="of:=&quot;Sep &quot; &amp; [.B246]" office:value-type="string" office:string-value="Sep 2010">
            <text:p>Sep 2010</text:p>
          </table:table-cell>
          <table:table-cell table:formula="of:=DAY([.H246])" office:value-type="float" office:value="2">
            <text:p>2</text:p>
          </table:table-cell>
          <table:table-cell office:value-type="string">
            <text:p>Ju</text:p>
          </table:table-cell>
          <table:table-cell table:style-name="ce2" office:value-type="date" office:date-value="2010-09-02">
            <text:p>09/02/10</text:p>
          </table:table-cell>
        </table:table-row>
        <table:table-row table:style-name="ro1">
          <table:table-cell table:formula="of:=YEAR([.H247])&amp;RIGHT(&quot;0&quot;&amp;MONTH([.H247]);2)&amp;RIGHT(&quot;0&quot;&amp;DAY([.H247]);2)" office:value-type="string" office:string-value="20100903">
            <text:p>20100903</text:p>
          </table:table-cell>
          <table:table-cell table:formula="of:=YEAR([.H247])" office:value-type="float" office:value="2010">
            <text:p>2010</text:p>
          </table:table-cell>
          <table:table-cell table:formula="of:=ROUNDUP(MONTH([.H247])/3)" office:value-type="float" office:value="3">
            <text:p>3</text:p>
          </table:table-cell>
          <table:table-cell table:formula="of:=MONTH([.H247])" office:value-type="float" office:value="9">
            <text:p>9</text:p>
          </table:table-cell>
          <table:table-cell table:formula="of:=&quot;Sep &quot; &amp; [.B247]" office:value-type="string" office:string-value="Sep 2010">
            <text:p>Sep 2010</text:p>
          </table:table-cell>
          <table:table-cell table:formula="of:=DAY([.H247])" office:value-type="float" office:value="3">
            <text:p>3</text:p>
          </table:table-cell>
          <table:table-cell office:value-type="string">
            <text:p>Vi</text:p>
          </table:table-cell>
          <table:table-cell table:style-name="ce2" office:value-type="date" office:date-value="2010-09-03">
            <text:p>09/03/10</text:p>
          </table:table-cell>
        </table:table-row>
        <table:table-row table:style-name="ro1">
          <table:table-cell table:formula="of:=YEAR([.H248])&amp;RIGHT(&quot;0&quot;&amp;MONTH([.H248]);2)&amp;RIGHT(&quot;0&quot;&amp;DAY([.H248]);2)" office:value-type="string" office:string-value="20100904">
            <text:p>20100904</text:p>
          </table:table-cell>
          <table:table-cell table:formula="of:=YEAR([.H248])" office:value-type="float" office:value="2010">
            <text:p>2010</text:p>
          </table:table-cell>
          <table:table-cell table:formula="of:=ROUNDUP(MONTH([.H248])/3)" office:value-type="float" office:value="3">
            <text:p>3</text:p>
          </table:table-cell>
          <table:table-cell table:formula="of:=MONTH([.H248])" office:value-type="float" office:value="9">
            <text:p>9</text:p>
          </table:table-cell>
          <table:table-cell table:formula="of:=&quot;Sep &quot; &amp; [.B248]" office:value-type="string" office:string-value="Sep 2010">
            <text:p>Sep 2010</text:p>
          </table:table-cell>
          <table:table-cell table:formula="of:=DAY([.H248])" office:value-type="float" office:value="4">
            <text:p>4</text:p>
          </table:table-cell>
          <table:table-cell office:value-type="string">
            <text:p>Sa</text:p>
          </table:table-cell>
          <table:table-cell table:style-name="ce2" office:value-type="date" office:date-value="2010-09-04">
            <text:p>09/04/10</text:p>
          </table:table-cell>
        </table:table-row>
        <table:table-row table:style-name="ro1">
          <table:table-cell table:formula="of:=YEAR([.H249])&amp;RIGHT(&quot;0&quot;&amp;MONTH([.H249]);2)&amp;RIGHT(&quot;0&quot;&amp;DAY([.H249]);2)" office:value-type="string" office:string-value="20100905">
            <text:p>20100905</text:p>
          </table:table-cell>
          <table:table-cell table:formula="of:=YEAR([.H249])" office:value-type="float" office:value="2010">
            <text:p>2010</text:p>
          </table:table-cell>
          <table:table-cell table:formula="of:=ROUNDUP(MONTH([.H249])/3)" office:value-type="float" office:value="3">
            <text:p>3</text:p>
          </table:table-cell>
          <table:table-cell table:formula="of:=MONTH([.H249])" office:value-type="float" office:value="9">
            <text:p>9</text:p>
          </table:table-cell>
          <table:table-cell table:formula="of:=&quot;Sep &quot; &amp; [.B249]" office:value-type="string" office:string-value="Sep 2010">
            <text:p>Sep 2010</text:p>
          </table:table-cell>
          <table:table-cell table:formula="of:=DAY([.H249])" office:value-type="float" office:value="5">
            <text:p>5</text:p>
          </table:table-cell>
          <table:table-cell office:value-type="string">
            <text:p>Do</text:p>
          </table:table-cell>
          <table:table-cell table:style-name="ce2" office:value-type="date" office:date-value="2010-09-05">
            <text:p>09/05/10</text:p>
          </table:table-cell>
        </table:table-row>
        <table:table-row table:style-name="ro1">
          <table:table-cell table:formula="of:=YEAR([.H250])&amp;RIGHT(&quot;0&quot;&amp;MONTH([.H250]);2)&amp;RIGHT(&quot;0&quot;&amp;DAY([.H250]);2)" office:value-type="string" office:string-value="20100906">
            <text:p>20100906</text:p>
          </table:table-cell>
          <table:table-cell table:formula="of:=YEAR([.H250])" office:value-type="float" office:value="2010">
            <text:p>2010</text:p>
          </table:table-cell>
          <table:table-cell table:formula="of:=ROUNDUP(MONTH([.H250])/3)" office:value-type="float" office:value="3">
            <text:p>3</text:p>
          </table:table-cell>
          <table:table-cell table:formula="of:=MONTH([.H250])" office:value-type="float" office:value="9">
            <text:p>9</text:p>
          </table:table-cell>
          <table:table-cell table:formula="of:=&quot;Sep &quot; &amp; [.B250]" office:value-type="string" office:string-value="Sep 2010">
            <text:p>Sep 2010</text:p>
          </table:table-cell>
          <table:table-cell table:formula="of:=DAY([.H250])" office:value-type="float" office:value="6">
            <text:p>6</text:p>
          </table:table-cell>
          <table:table-cell office:value-type="string">
            <text:p>Lu</text:p>
          </table:table-cell>
          <table:table-cell table:style-name="ce2" office:value-type="date" office:date-value="2010-09-06">
            <text:p>09/06/10</text:p>
          </table:table-cell>
        </table:table-row>
        <table:table-row table:style-name="ro1">
          <table:table-cell table:formula="of:=YEAR([.H251])&amp;RIGHT(&quot;0&quot;&amp;MONTH([.H251]);2)&amp;RIGHT(&quot;0&quot;&amp;DAY([.H251]);2)" office:value-type="string" office:string-value="20100907">
            <text:p>20100907</text:p>
          </table:table-cell>
          <table:table-cell table:formula="of:=YEAR([.H251])" office:value-type="float" office:value="2010">
            <text:p>2010</text:p>
          </table:table-cell>
          <table:table-cell table:formula="of:=ROUNDUP(MONTH([.H251])/3)" office:value-type="float" office:value="3">
            <text:p>3</text:p>
          </table:table-cell>
          <table:table-cell table:formula="of:=MONTH([.H251])" office:value-type="float" office:value="9">
            <text:p>9</text:p>
          </table:table-cell>
          <table:table-cell table:formula="of:=&quot;Sep &quot; &amp; [.B251]" office:value-type="string" office:string-value="Sep 2010">
            <text:p>Sep 2010</text:p>
          </table:table-cell>
          <table:table-cell table:formula="of:=DAY([.H251])" office:value-type="float" office:value="7">
            <text:p>7</text:p>
          </table:table-cell>
          <table:table-cell office:value-type="string">
            <text:p>Ma</text:p>
          </table:table-cell>
          <table:table-cell table:style-name="ce2" office:value-type="date" office:date-value="2010-09-07">
            <text:p>09/07/10</text:p>
          </table:table-cell>
        </table:table-row>
        <table:table-row table:style-name="ro1">
          <table:table-cell table:formula="of:=YEAR([.H252])&amp;RIGHT(&quot;0&quot;&amp;MONTH([.H252]);2)&amp;RIGHT(&quot;0&quot;&amp;DAY([.H252]);2)" office:value-type="string" office:string-value="20100908">
            <text:p>20100908</text:p>
          </table:table-cell>
          <table:table-cell table:formula="of:=YEAR([.H252])" office:value-type="float" office:value="2010">
            <text:p>2010</text:p>
          </table:table-cell>
          <table:table-cell table:formula="of:=ROUNDUP(MONTH([.H252])/3)" office:value-type="float" office:value="3">
            <text:p>3</text:p>
          </table:table-cell>
          <table:table-cell table:formula="of:=MONTH([.H252])" office:value-type="float" office:value="9">
            <text:p>9</text:p>
          </table:table-cell>
          <table:table-cell table:formula="of:=&quot;Sep &quot; &amp; [.B252]" office:value-type="string" office:string-value="Sep 2010">
            <text:p>Sep 2010</text:p>
          </table:table-cell>
          <table:table-cell table:formula="of:=DAY([.H252])" office:value-type="float" office:value="8">
            <text:p>8</text:p>
          </table:table-cell>
          <table:table-cell office:value-type="string">
            <text:p>Mi</text:p>
          </table:table-cell>
          <table:table-cell table:style-name="ce2" office:value-type="date" office:date-value="2010-09-08">
            <text:p>09/08/10</text:p>
          </table:table-cell>
        </table:table-row>
        <table:table-row table:style-name="ro1">
          <table:table-cell table:formula="of:=YEAR([.H253])&amp;RIGHT(&quot;0&quot;&amp;MONTH([.H253]);2)&amp;RIGHT(&quot;0&quot;&amp;DAY([.H253]);2)" office:value-type="string" office:string-value="20100909">
            <text:p>20100909</text:p>
          </table:table-cell>
          <table:table-cell table:formula="of:=YEAR([.H253])" office:value-type="float" office:value="2010">
            <text:p>2010</text:p>
          </table:table-cell>
          <table:table-cell table:formula="of:=ROUNDUP(MONTH([.H253])/3)" office:value-type="float" office:value="3">
            <text:p>3</text:p>
          </table:table-cell>
          <table:table-cell table:formula="of:=MONTH([.H253])" office:value-type="float" office:value="9">
            <text:p>9</text:p>
          </table:table-cell>
          <table:table-cell table:formula="of:=&quot;Sep &quot; &amp; [.B253]" office:value-type="string" office:string-value="Sep 2010">
            <text:p>Sep 2010</text:p>
          </table:table-cell>
          <table:table-cell table:formula="of:=DAY([.H253])" office:value-type="float" office:value="9">
            <text:p>9</text:p>
          </table:table-cell>
          <table:table-cell office:value-type="string">
            <text:p>Ju</text:p>
          </table:table-cell>
          <table:table-cell table:style-name="ce2" office:value-type="date" office:date-value="2010-09-09">
            <text:p>09/09/10</text:p>
          </table:table-cell>
        </table:table-row>
        <table:table-row table:style-name="ro1">
          <table:table-cell table:formula="of:=YEAR([.H254])&amp;RIGHT(&quot;0&quot;&amp;MONTH([.H254]);2)&amp;RIGHT(&quot;0&quot;&amp;DAY([.H254]);2)" office:value-type="string" office:string-value="20100910">
            <text:p>20100910</text:p>
          </table:table-cell>
          <table:table-cell table:formula="of:=YEAR([.H254])" office:value-type="float" office:value="2010">
            <text:p>2010</text:p>
          </table:table-cell>
          <table:table-cell table:formula="of:=ROUNDUP(MONTH([.H254])/3)" office:value-type="float" office:value="3">
            <text:p>3</text:p>
          </table:table-cell>
          <table:table-cell table:formula="of:=MONTH([.H254])" office:value-type="float" office:value="9">
            <text:p>9</text:p>
          </table:table-cell>
          <table:table-cell table:formula="of:=&quot;Sep &quot; &amp; [.B254]" office:value-type="string" office:string-value="Sep 2010">
            <text:p>Sep 2010</text:p>
          </table:table-cell>
          <table:table-cell table:formula="of:=DAY([.H254])" office:value-type="float" office:value="10">
            <text:p>10</text:p>
          </table:table-cell>
          <table:table-cell office:value-type="string">
            <text:p>Vi</text:p>
          </table:table-cell>
          <table:table-cell table:style-name="ce2" office:value-type="date" office:date-value="2010-09-10">
            <text:p>09/10/10</text:p>
          </table:table-cell>
        </table:table-row>
        <table:table-row table:style-name="ro1">
          <table:table-cell table:formula="of:=YEAR([.H255])&amp;RIGHT(&quot;0&quot;&amp;MONTH([.H255]);2)&amp;RIGHT(&quot;0&quot;&amp;DAY([.H255]);2)" office:value-type="string" office:string-value="20100911">
            <text:p>20100911</text:p>
          </table:table-cell>
          <table:table-cell table:formula="of:=YEAR([.H255])" office:value-type="float" office:value="2010">
            <text:p>2010</text:p>
          </table:table-cell>
          <table:table-cell table:formula="of:=ROUNDUP(MONTH([.H255])/3)" office:value-type="float" office:value="3">
            <text:p>3</text:p>
          </table:table-cell>
          <table:table-cell table:formula="of:=MONTH([.H255])" office:value-type="float" office:value="9">
            <text:p>9</text:p>
          </table:table-cell>
          <table:table-cell table:formula="of:=&quot;Sep &quot; &amp; [.B255]" office:value-type="string" office:string-value="Sep 2010">
            <text:p>Sep 2010</text:p>
          </table:table-cell>
          <table:table-cell table:formula="of:=DAY([.H255])" office:value-type="float" office:value="11">
            <text:p>11</text:p>
          </table:table-cell>
          <table:table-cell office:value-type="string">
            <text:p>Sa</text:p>
          </table:table-cell>
          <table:table-cell table:style-name="ce2" office:value-type="date" office:date-value="2010-09-11">
            <text:p>09/11/10</text:p>
          </table:table-cell>
        </table:table-row>
        <table:table-row table:style-name="ro1">
          <table:table-cell table:formula="of:=YEAR([.H256])&amp;RIGHT(&quot;0&quot;&amp;MONTH([.H256]);2)&amp;RIGHT(&quot;0&quot;&amp;DAY([.H256]);2)" office:value-type="string" office:string-value="20100912">
            <text:p>20100912</text:p>
          </table:table-cell>
          <table:table-cell table:formula="of:=YEAR([.H256])" office:value-type="float" office:value="2010">
            <text:p>2010</text:p>
          </table:table-cell>
          <table:table-cell table:formula="of:=ROUNDUP(MONTH([.H256])/3)" office:value-type="float" office:value="3">
            <text:p>3</text:p>
          </table:table-cell>
          <table:table-cell table:formula="of:=MONTH([.H256])" office:value-type="float" office:value="9">
            <text:p>9</text:p>
          </table:table-cell>
          <table:table-cell table:formula="of:=&quot;Sep &quot; &amp; [.B256]" office:value-type="string" office:string-value="Sep 2010">
            <text:p>Sep 2010</text:p>
          </table:table-cell>
          <table:table-cell table:formula="of:=DAY([.H256])" office:value-type="float" office:value="12">
            <text:p>12</text:p>
          </table:table-cell>
          <table:table-cell office:value-type="string">
            <text:p>Do</text:p>
          </table:table-cell>
          <table:table-cell table:style-name="ce2" office:value-type="date" office:date-value="2010-09-12">
            <text:p>09/12/10</text:p>
          </table:table-cell>
        </table:table-row>
        <table:table-row table:style-name="ro1">
          <table:table-cell table:formula="of:=YEAR([.H257])&amp;RIGHT(&quot;0&quot;&amp;MONTH([.H257]);2)&amp;RIGHT(&quot;0&quot;&amp;DAY([.H257]);2)" office:value-type="string" office:string-value="20100913">
            <text:p>20100913</text:p>
          </table:table-cell>
          <table:table-cell table:formula="of:=YEAR([.H257])" office:value-type="float" office:value="2010">
            <text:p>2010</text:p>
          </table:table-cell>
          <table:table-cell table:formula="of:=ROUNDUP(MONTH([.H257])/3)" office:value-type="float" office:value="3">
            <text:p>3</text:p>
          </table:table-cell>
          <table:table-cell table:formula="of:=MONTH([.H257])" office:value-type="float" office:value="9">
            <text:p>9</text:p>
          </table:table-cell>
          <table:table-cell table:formula="of:=&quot;Sep &quot; &amp; [.B257]" office:value-type="string" office:string-value="Sep 2010">
            <text:p>Sep 2010</text:p>
          </table:table-cell>
          <table:table-cell table:formula="of:=DAY([.H257])" office:value-type="float" office:value="13">
            <text:p>13</text:p>
          </table:table-cell>
          <table:table-cell office:value-type="string">
            <text:p>Lu</text:p>
          </table:table-cell>
          <table:table-cell table:style-name="ce2" office:value-type="date" office:date-value="2010-09-13">
            <text:p>09/13/10</text:p>
          </table:table-cell>
        </table:table-row>
        <table:table-row table:style-name="ro1">
          <table:table-cell table:formula="of:=YEAR([.H258])&amp;RIGHT(&quot;0&quot;&amp;MONTH([.H258]);2)&amp;RIGHT(&quot;0&quot;&amp;DAY([.H258]);2)" office:value-type="string" office:string-value="20100914">
            <text:p>20100914</text:p>
          </table:table-cell>
          <table:table-cell table:formula="of:=YEAR([.H258])" office:value-type="float" office:value="2010">
            <text:p>2010</text:p>
          </table:table-cell>
          <table:table-cell table:formula="of:=ROUNDUP(MONTH([.H258])/3)" office:value-type="float" office:value="3">
            <text:p>3</text:p>
          </table:table-cell>
          <table:table-cell table:formula="of:=MONTH([.H258])" office:value-type="float" office:value="9">
            <text:p>9</text:p>
          </table:table-cell>
          <table:table-cell table:formula="of:=&quot;Sep &quot; &amp; [.B258]" office:value-type="string" office:string-value="Sep 2010">
            <text:p>Sep 2010</text:p>
          </table:table-cell>
          <table:table-cell table:formula="of:=DAY([.H258])" office:value-type="float" office:value="14">
            <text:p>14</text:p>
          </table:table-cell>
          <table:table-cell office:value-type="string">
            <text:p>Ma</text:p>
          </table:table-cell>
          <table:table-cell table:style-name="ce2" office:value-type="date" office:date-value="2010-09-14">
            <text:p>09/14/10</text:p>
          </table:table-cell>
        </table:table-row>
        <table:table-row table:style-name="ro1">
          <table:table-cell table:formula="of:=YEAR([.H259])&amp;RIGHT(&quot;0&quot;&amp;MONTH([.H259]);2)&amp;RIGHT(&quot;0&quot;&amp;DAY([.H259]);2)" office:value-type="string" office:string-value="20100915">
            <text:p>20100915</text:p>
          </table:table-cell>
          <table:table-cell table:formula="of:=YEAR([.H259])" office:value-type="float" office:value="2010">
            <text:p>2010</text:p>
          </table:table-cell>
          <table:table-cell table:formula="of:=ROUNDUP(MONTH([.H259])/3)" office:value-type="float" office:value="3">
            <text:p>3</text:p>
          </table:table-cell>
          <table:table-cell table:formula="of:=MONTH([.H259])" office:value-type="float" office:value="9">
            <text:p>9</text:p>
          </table:table-cell>
          <table:table-cell table:formula="of:=&quot;Sep &quot; &amp; [.B259]" office:value-type="string" office:string-value="Sep 2010">
            <text:p>Sep 2010</text:p>
          </table:table-cell>
          <table:table-cell table:formula="of:=DAY([.H259])" office:value-type="float" office:value="15">
            <text:p>15</text:p>
          </table:table-cell>
          <table:table-cell office:value-type="string">
            <text:p>Mi</text:p>
          </table:table-cell>
          <table:table-cell table:style-name="ce2" office:value-type="date" office:date-value="2010-09-15">
            <text:p>09/15/10</text:p>
          </table:table-cell>
        </table:table-row>
        <table:table-row table:style-name="ro1">
          <table:table-cell table:formula="of:=YEAR([.H260])&amp;RIGHT(&quot;0&quot;&amp;MONTH([.H260]);2)&amp;RIGHT(&quot;0&quot;&amp;DAY([.H260]);2)" office:value-type="string" office:string-value="20100916">
            <text:p>20100916</text:p>
          </table:table-cell>
          <table:table-cell table:formula="of:=YEAR([.H260])" office:value-type="float" office:value="2010">
            <text:p>2010</text:p>
          </table:table-cell>
          <table:table-cell table:formula="of:=ROUNDUP(MONTH([.H260])/3)" office:value-type="float" office:value="3">
            <text:p>3</text:p>
          </table:table-cell>
          <table:table-cell table:formula="of:=MONTH([.H260])" office:value-type="float" office:value="9">
            <text:p>9</text:p>
          </table:table-cell>
          <table:table-cell table:formula="of:=&quot;Sep &quot; &amp; [.B260]" office:value-type="string" office:string-value="Sep 2010">
            <text:p>Sep 2010</text:p>
          </table:table-cell>
          <table:table-cell table:formula="of:=DAY([.H260])" office:value-type="float" office:value="16">
            <text:p>16</text:p>
          </table:table-cell>
          <table:table-cell office:value-type="string">
            <text:p>Ju</text:p>
          </table:table-cell>
          <table:table-cell table:style-name="ce2" office:value-type="date" office:date-value="2010-09-16">
            <text:p>09/16/10</text:p>
          </table:table-cell>
        </table:table-row>
        <table:table-row table:style-name="ro1">
          <table:table-cell table:formula="of:=YEAR([.H261])&amp;RIGHT(&quot;0&quot;&amp;MONTH([.H261]);2)&amp;RIGHT(&quot;0&quot;&amp;DAY([.H261]);2)" office:value-type="string" office:string-value="20100917">
            <text:p>20100917</text:p>
          </table:table-cell>
          <table:table-cell table:formula="of:=YEAR([.H261])" office:value-type="float" office:value="2010">
            <text:p>2010</text:p>
          </table:table-cell>
          <table:table-cell table:formula="of:=ROUNDUP(MONTH([.H261])/3)" office:value-type="float" office:value="3">
            <text:p>3</text:p>
          </table:table-cell>
          <table:table-cell table:formula="of:=MONTH([.H261])" office:value-type="float" office:value="9">
            <text:p>9</text:p>
          </table:table-cell>
          <table:table-cell table:formula="of:=&quot;Sep &quot; &amp; [.B261]" office:value-type="string" office:string-value="Sep 2010">
            <text:p>Sep 2010</text:p>
          </table:table-cell>
          <table:table-cell table:formula="of:=DAY([.H261])" office:value-type="float" office:value="17">
            <text:p>17</text:p>
          </table:table-cell>
          <table:table-cell office:value-type="string">
            <text:p>Vi</text:p>
          </table:table-cell>
          <table:table-cell table:style-name="ce2" office:value-type="date" office:date-value="2010-09-17">
            <text:p>09/17/10</text:p>
          </table:table-cell>
        </table:table-row>
        <table:table-row table:style-name="ro1">
          <table:table-cell table:formula="of:=YEAR([.H262])&amp;RIGHT(&quot;0&quot;&amp;MONTH([.H262]);2)&amp;RIGHT(&quot;0&quot;&amp;DAY([.H262]);2)" office:value-type="string" office:string-value="20100918">
            <text:p>20100918</text:p>
          </table:table-cell>
          <table:table-cell table:formula="of:=YEAR([.H262])" office:value-type="float" office:value="2010">
            <text:p>2010</text:p>
          </table:table-cell>
          <table:table-cell table:formula="of:=ROUNDUP(MONTH([.H262])/3)" office:value-type="float" office:value="3">
            <text:p>3</text:p>
          </table:table-cell>
          <table:table-cell table:formula="of:=MONTH([.H262])" office:value-type="float" office:value="9">
            <text:p>9</text:p>
          </table:table-cell>
          <table:table-cell table:formula="of:=&quot;Sep &quot; &amp; [.B262]" office:value-type="string" office:string-value="Sep 2010">
            <text:p>Sep 2010</text:p>
          </table:table-cell>
          <table:table-cell table:formula="of:=DAY([.H262])" office:value-type="float" office:value="18">
            <text:p>18</text:p>
          </table:table-cell>
          <table:table-cell office:value-type="string">
            <text:p>Sa</text:p>
          </table:table-cell>
          <table:table-cell table:style-name="ce2" office:value-type="date" office:date-value="2010-09-18">
            <text:p>09/18/10</text:p>
          </table:table-cell>
        </table:table-row>
        <table:table-row table:style-name="ro1">
          <table:table-cell table:formula="of:=YEAR([.H263])&amp;RIGHT(&quot;0&quot;&amp;MONTH([.H263]);2)&amp;RIGHT(&quot;0&quot;&amp;DAY([.H263]);2)" office:value-type="string" office:string-value="20100919">
            <text:p>20100919</text:p>
          </table:table-cell>
          <table:table-cell table:formula="of:=YEAR([.H263])" office:value-type="float" office:value="2010">
            <text:p>2010</text:p>
          </table:table-cell>
          <table:table-cell table:formula="of:=ROUNDUP(MONTH([.H263])/3)" office:value-type="float" office:value="3">
            <text:p>3</text:p>
          </table:table-cell>
          <table:table-cell table:formula="of:=MONTH([.H263])" office:value-type="float" office:value="9">
            <text:p>9</text:p>
          </table:table-cell>
          <table:table-cell table:formula="of:=&quot;Sep &quot; &amp; [.B263]" office:value-type="string" office:string-value="Sep 2010">
            <text:p>Sep 2010</text:p>
          </table:table-cell>
          <table:table-cell table:formula="of:=DAY([.H263])" office:value-type="float" office:value="19">
            <text:p>19</text:p>
          </table:table-cell>
          <table:table-cell office:value-type="string">
            <text:p>Do</text:p>
          </table:table-cell>
          <table:table-cell table:style-name="ce2" office:value-type="date" office:date-value="2010-09-19">
            <text:p>09/19/10</text:p>
          </table:table-cell>
        </table:table-row>
        <table:table-row table:style-name="ro1">
          <table:table-cell table:formula="of:=YEAR([.H264])&amp;RIGHT(&quot;0&quot;&amp;MONTH([.H264]);2)&amp;RIGHT(&quot;0&quot;&amp;DAY([.H264]);2)" office:value-type="string" office:string-value="20100920">
            <text:p>20100920</text:p>
          </table:table-cell>
          <table:table-cell table:formula="of:=YEAR([.H264])" office:value-type="float" office:value="2010">
            <text:p>2010</text:p>
          </table:table-cell>
          <table:table-cell table:formula="of:=ROUNDUP(MONTH([.H264])/3)" office:value-type="float" office:value="3">
            <text:p>3</text:p>
          </table:table-cell>
          <table:table-cell table:formula="of:=MONTH([.H264])" office:value-type="float" office:value="9">
            <text:p>9</text:p>
          </table:table-cell>
          <table:table-cell table:formula="of:=&quot;Sep &quot; &amp; [.B264]" office:value-type="string" office:string-value="Sep 2010">
            <text:p>Sep 2010</text:p>
          </table:table-cell>
          <table:table-cell table:formula="of:=DAY([.H264])" office:value-type="float" office:value="20">
            <text:p>20</text:p>
          </table:table-cell>
          <table:table-cell office:value-type="string">
            <text:p>Lu</text:p>
          </table:table-cell>
          <table:table-cell table:style-name="ce2" office:value-type="date" office:date-value="2010-09-20">
            <text:p>09/20/10</text:p>
          </table:table-cell>
        </table:table-row>
        <table:table-row table:style-name="ro1">
          <table:table-cell table:formula="of:=YEAR([.H265])&amp;RIGHT(&quot;0&quot;&amp;MONTH([.H265]);2)&amp;RIGHT(&quot;0&quot;&amp;DAY([.H265]);2)" office:value-type="string" office:string-value="20100921">
            <text:p>20100921</text:p>
          </table:table-cell>
          <table:table-cell table:formula="of:=YEAR([.H265])" office:value-type="float" office:value="2010">
            <text:p>2010</text:p>
          </table:table-cell>
          <table:table-cell table:formula="of:=ROUNDUP(MONTH([.H265])/3)" office:value-type="float" office:value="3">
            <text:p>3</text:p>
          </table:table-cell>
          <table:table-cell table:formula="of:=MONTH([.H265])" office:value-type="float" office:value="9">
            <text:p>9</text:p>
          </table:table-cell>
          <table:table-cell table:formula="of:=&quot;Sep &quot; &amp; [.B265]" office:value-type="string" office:string-value="Sep 2010">
            <text:p>Sep 2010</text:p>
          </table:table-cell>
          <table:table-cell table:formula="of:=DAY([.H265])" office:value-type="float" office:value="21">
            <text:p>21</text:p>
          </table:table-cell>
          <table:table-cell office:value-type="string">
            <text:p>Ma</text:p>
          </table:table-cell>
          <table:table-cell table:style-name="ce2" office:value-type="date" office:date-value="2010-09-21">
            <text:p>09/21/10</text:p>
          </table:table-cell>
        </table:table-row>
        <table:table-row table:style-name="ro1">
          <table:table-cell table:formula="of:=YEAR([.H266])&amp;RIGHT(&quot;0&quot;&amp;MONTH([.H266]);2)&amp;RIGHT(&quot;0&quot;&amp;DAY([.H266]);2)" office:value-type="string" office:string-value="20100922">
            <text:p>20100922</text:p>
          </table:table-cell>
          <table:table-cell table:formula="of:=YEAR([.H266])" office:value-type="float" office:value="2010">
            <text:p>2010</text:p>
          </table:table-cell>
          <table:table-cell table:formula="of:=ROUNDUP(MONTH([.H266])/3)" office:value-type="float" office:value="3">
            <text:p>3</text:p>
          </table:table-cell>
          <table:table-cell table:formula="of:=MONTH([.H266])" office:value-type="float" office:value="9">
            <text:p>9</text:p>
          </table:table-cell>
          <table:table-cell table:formula="of:=&quot;Sep &quot; &amp; [.B266]" office:value-type="string" office:string-value="Sep 2010">
            <text:p>Sep 2010</text:p>
          </table:table-cell>
          <table:table-cell table:formula="of:=DAY([.H266])" office:value-type="float" office:value="22">
            <text:p>22</text:p>
          </table:table-cell>
          <table:table-cell office:value-type="string">
            <text:p>Mi</text:p>
          </table:table-cell>
          <table:table-cell table:style-name="ce2" office:value-type="date" office:date-value="2010-09-22">
            <text:p>09/22/10</text:p>
          </table:table-cell>
        </table:table-row>
        <table:table-row table:style-name="ro1">
          <table:table-cell table:formula="of:=YEAR([.H267])&amp;RIGHT(&quot;0&quot;&amp;MONTH([.H267]);2)&amp;RIGHT(&quot;0&quot;&amp;DAY([.H267]);2)" office:value-type="string" office:string-value="20100923">
            <text:p>20100923</text:p>
          </table:table-cell>
          <table:table-cell table:formula="of:=YEAR([.H267])" office:value-type="float" office:value="2010">
            <text:p>2010</text:p>
          </table:table-cell>
          <table:table-cell table:formula="of:=ROUNDUP(MONTH([.H267])/3)" office:value-type="float" office:value="3">
            <text:p>3</text:p>
          </table:table-cell>
          <table:table-cell table:formula="of:=MONTH([.H267])" office:value-type="float" office:value="9">
            <text:p>9</text:p>
          </table:table-cell>
          <table:table-cell table:formula="of:=&quot;Sep &quot; &amp; [.B267]" office:value-type="string" office:string-value="Sep 2010">
            <text:p>Sep 2010</text:p>
          </table:table-cell>
          <table:table-cell table:formula="of:=DAY([.H267])" office:value-type="float" office:value="23">
            <text:p>23</text:p>
          </table:table-cell>
          <table:table-cell office:value-type="string">
            <text:p>Ju</text:p>
          </table:table-cell>
          <table:table-cell table:style-name="ce2" office:value-type="date" office:date-value="2010-09-23">
            <text:p>09/23/10</text:p>
          </table:table-cell>
        </table:table-row>
        <table:table-row table:style-name="ro1">
          <table:table-cell table:formula="of:=YEAR([.H268])&amp;RIGHT(&quot;0&quot;&amp;MONTH([.H268]);2)&amp;RIGHT(&quot;0&quot;&amp;DAY([.H268]);2)" office:value-type="string" office:string-value="20100924">
            <text:p>20100924</text:p>
          </table:table-cell>
          <table:table-cell table:formula="of:=YEAR([.H268])" office:value-type="float" office:value="2010">
            <text:p>2010</text:p>
          </table:table-cell>
          <table:table-cell table:formula="of:=ROUNDUP(MONTH([.H268])/3)" office:value-type="float" office:value="3">
            <text:p>3</text:p>
          </table:table-cell>
          <table:table-cell table:formula="of:=MONTH([.H268])" office:value-type="float" office:value="9">
            <text:p>9</text:p>
          </table:table-cell>
          <table:table-cell table:formula="of:=&quot;Sep &quot; &amp; [.B268]" office:value-type="string" office:string-value="Sep 2010">
            <text:p>Sep 2010</text:p>
          </table:table-cell>
          <table:table-cell table:formula="of:=DAY([.H268])" office:value-type="float" office:value="24">
            <text:p>24</text:p>
          </table:table-cell>
          <table:table-cell office:value-type="string">
            <text:p>Vi</text:p>
          </table:table-cell>
          <table:table-cell table:style-name="ce2" office:value-type="date" office:date-value="2010-09-24">
            <text:p>09/24/10</text:p>
          </table:table-cell>
        </table:table-row>
        <table:table-row table:style-name="ro1">
          <table:table-cell table:formula="of:=YEAR([.H269])&amp;RIGHT(&quot;0&quot;&amp;MONTH([.H269]);2)&amp;RIGHT(&quot;0&quot;&amp;DAY([.H269]);2)" office:value-type="string" office:string-value="20100925">
            <text:p>20100925</text:p>
          </table:table-cell>
          <table:table-cell table:formula="of:=YEAR([.H269])" office:value-type="float" office:value="2010">
            <text:p>2010</text:p>
          </table:table-cell>
          <table:table-cell table:formula="of:=ROUNDUP(MONTH([.H269])/3)" office:value-type="float" office:value="3">
            <text:p>3</text:p>
          </table:table-cell>
          <table:table-cell table:formula="of:=MONTH([.H269])" office:value-type="float" office:value="9">
            <text:p>9</text:p>
          </table:table-cell>
          <table:table-cell table:formula="of:=&quot;Sep &quot; &amp; [.B269]" office:value-type="string" office:string-value="Sep 2010">
            <text:p>Sep 2010</text:p>
          </table:table-cell>
          <table:table-cell table:formula="of:=DAY([.H269])" office:value-type="float" office:value="25">
            <text:p>25</text:p>
          </table:table-cell>
          <table:table-cell office:value-type="string">
            <text:p>Sa</text:p>
          </table:table-cell>
          <table:table-cell table:style-name="ce2" office:value-type="date" office:date-value="2010-09-25">
            <text:p>09/25/10</text:p>
          </table:table-cell>
        </table:table-row>
        <table:table-row table:style-name="ro1">
          <table:table-cell table:formula="of:=YEAR([.H270])&amp;RIGHT(&quot;0&quot;&amp;MONTH([.H270]);2)&amp;RIGHT(&quot;0&quot;&amp;DAY([.H270]);2)" office:value-type="string" office:string-value="20100926">
            <text:p>20100926</text:p>
          </table:table-cell>
          <table:table-cell table:formula="of:=YEAR([.H270])" office:value-type="float" office:value="2010">
            <text:p>2010</text:p>
          </table:table-cell>
          <table:table-cell table:formula="of:=ROUNDUP(MONTH([.H270])/3)" office:value-type="float" office:value="3">
            <text:p>3</text:p>
          </table:table-cell>
          <table:table-cell table:formula="of:=MONTH([.H270])" office:value-type="float" office:value="9">
            <text:p>9</text:p>
          </table:table-cell>
          <table:table-cell table:formula="of:=&quot;Sep &quot; &amp; [.B270]" office:value-type="string" office:string-value="Sep 2010">
            <text:p>Sep 2010</text:p>
          </table:table-cell>
          <table:table-cell table:formula="of:=DAY([.H270])" office:value-type="float" office:value="26">
            <text:p>26</text:p>
          </table:table-cell>
          <table:table-cell office:value-type="string">
            <text:p>Do</text:p>
          </table:table-cell>
          <table:table-cell table:style-name="ce2" office:value-type="date" office:date-value="2010-09-26">
            <text:p>09/26/10</text:p>
          </table:table-cell>
        </table:table-row>
        <table:table-row table:style-name="ro1">
          <table:table-cell table:formula="of:=YEAR([.H271])&amp;RIGHT(&quot;0&quot;&amp;MONTH([.H271]);2)&amp;RIGHT(&quot;0&quot;&amp;DAY([.H271]);2)" office:value-type="string" office:string-value="20100927">
            <text:p>20100927</text:p>
          </table:table-cell>
          <table:table-cell table:formula="of:=YEAR([.H271])" office:value-type="float" office:value="2010">
            <text:p>2010</text:p>
          </table:table-cell>
          <table:table-cell table:formula="of:=ROUNDUP(MONTH([.H271])/3)" office:value-type="float" office:value="3">
            <text:p>3</text:p>
          </table:table-cell>
          <table:table-cell table:formula="of:=MONTH([.H271])" office:value-type="float" office:value="9">
            <text:p>9</text:p>
          </table:table-cell>
          <table:table-cell table:formula="of:=&quot;Sep &quot; &amp; [.B271]" office:value-type="string" office:string-value="Sep 2010">
            <text:p>Sep 2010</text:p>
          </table:table-cell>
          <table:table-cell table:formula="of:=DAY([.H271])" office:value-type="float" office:value="27">
            <text:p>27</text:p>
          </table:table-cell>
          <table:table-cell office:value-type="string">
            <text:p>Lu</text:p>
          </table:table-cell>
          <table:table-cell table:style-name="ce2" office:value-type="date" office:date-value="2010-09-27">
            <text:p>09/27/10</text:p>
          </table:table-cell>
        </table:table-row>
        <table:table-row table:style-name="ro1">
          <table:table-cell table:formula="of:=YEAR([.H272])&amp;RIGHT(&quot;0&quot;&amp;MONTH([.H272]);2)&amp;RIGHT(&quot;0&quot;&amp;DAY([.H272]);2)" office:value-type="string" office:string-value="20100928">
            <text:p>20100928</text:p>
          </table:table-cell>
          <table:table-cell table:formula="of:=YEAR([.H272])" office:value-type="float" office:value="2010">
            <text:p>2010</text:p>
          </table:table-cell>
          <table:table-cell table:formula="of:=ROUNDUP(MONTH([.H272])/3)" office:value-type="float" office:value="3">
            <text:p>3</text:p>
          </table:table-cell>
          <table:table-cell table:formula="of:=MONTH([.H272])" office:value-type="float" office:value="9">
            <text:p>9</text:p>
          </table:table-cell>
          <table:table-cell table:formula="of:=&quot;Sep &quot; &amp; [.B272]" office:value-type="string" office:string-value="Sep 2010">
            <text:p>Sep 2010</text:p>
          </table:table-cell>
          <table:table-cell table:formula="of:=DAY([.H272])" office:value-type="float" office:value="28">
            <text:p>28</text:p>
          </table:table-cell>
          <table:table-cell office:value-type="string">
            <text:p>Ma</text:p>
          </table:table-cell>
          <table:table-cell table:style-name="ce2" office:value-type="date" office:date-value="2010-09-28">
            <text:p>09/28/10</text:p>
          </table:table-cell>
        </table:table-row>
        <table:table-row table:style-name="ro1">
          <table:table-cell table:formula="of:=YEAR([.H273])&amp;RIGHT(&quot;0&quot;&amp;MONTH([.H273]);2)&amp;RIGHT(&quot;0&quot;&amp;DAY([.H273]);2)" office:value-type="string" office:string-value="20100929">
            <text:p>20100929</text:p>
          </table:table-cell>
          <table:table-cell table:formula="of:=YEAR([.H273])" office:value-type="float" office:value="2010">
            <text:p>2010</text:p>
          </table:table-cell>
          <table:table-cell table:formula="of:=ROUNDUP(MONTH([.H273])/3)" office:value-type="float" office:value="3">
            <text:p>3</text:p>
          </table:table-cell>
          <table:table-cell table:formula="of:=MONTH([.H273])" office:value-type="float" office:value="9">
            <text:p>9</text:p>
          </table:table-cell>
          <table:table-cell table:formula="of:=&quot;Sep &quot; &amp; [.B273]" office:value-type="string" office:string-value="Sep 2010">
            <text:p>Sep 2010</text:p>
          </table:table-cell>
          <table:table-cell table:formula="of:=DAY([.H273])" office:value-type="float" office:value="29">
            <text:p>29</text:p>
          </table:table-cell>
          <table:table-cell office:value-type="string">
            <text:p>Mi</text:p>
          </table:table-cell>
          <table:table-cell table:style-name="ce2" office:value-type="date" office:date-value="2010-09-29">
            <text:p>09/29/10</text:p>
          </table:table-cell>
        </table:table-row>
        <table:table-row table:style-name="ro1">
          <table:table-cell table:formula="of:=YEAR([.H274])&amp;RIGHT(&quot;0&quot;&amp;MONTH([.H274]);2)&amp;RIGHT(&quot;0&quot;&amp;DAY([.H274]);2)" office:value-type="string" office:string-value="20100930">
            <text:p>20100930</text:p>
          </table:table-cell>
          <table:table-cell table:formula="of:=YEAR([.H274])" office:value-type="float" office:value="2010">
            <text:p>2010</text:p>
          </table:table-cell>
          <table:table-cell table:formula="of:=ROUNDUP(MONTH([.H274])/3)" office:value-type="float" office:value="3">
            <text:p>3</text:p>
          </table:table-cell>
          <table:table-cell table:formula="of:=MONTH([.H274])" office:value-type="float" office:value="9">
            <text:p>9</text:p>
          </table:table-cell>
          <table:table-cell table:formula="of:=&quot;Sep &quot; &amp; [.B274]" office:value-type="string" office:string-value="Sep 2010">
            <text:p>Sep 2010</text:p>
          </table:table-cell>
          <table:table-cell table:formula="of:=DAY([.H274])" office:value-type="float" office:value="30">
            <text:p>30</text:p>
          </table:table-cell>
          <table:table-cell office:value-type="string">
            <text:p>Ju</text:p>
          </table:table-cell>
          <table:table-cell table:style-name="ce2" office:value-type="date" office:date-value="2010-09-30">
            <text:p>09/30/10</text:p>
          </table:table-cell>
        </table:table-row>
        <table:table-row table:style-name="ro1">
          <table:table-cell table:formula="of:=YEAR([.H275])&amp;RIGHT(&quot;0&quot;&amp;MONTH([.H275]);2)&amp;RIGHT(&quot;0&quot;&amp;DAY([.H275]);2)" office:value-type="string" office:string-value="20101001">
            <text:p>20101001</text:p>
          </table:table-cell>
          <table:table-cell table:formula="of:=YEAR([.H275])" office:value-type="float" office:value="2010">
            <text:p>2010</text:p>
          </table:table-cell>
          <table:table-cell table:formula="of:=ROUNDUP(MONTH([.H275])/3)" office:value-type="float" office:value="4">
            <text:p>4</text:p>
          </table:table-cell>
          <table:table-cell table:formula="of:=MONTH([.H275])" office:value-type="float" office:value="10">
            <text:p>10</text:p>
          </table:table-cell>
          <table:table-cell table:formula="of:=&quot;Oct &quot; &amp; [.B275]" office:value-type="string" office:string-value="Oct 2010">
            <text:p>Oct 2010</text:p>
          </table:table-cell>
          <table:table-cell table:formula="of:=DAY([.H275])" office:value-type="float" office:value="1">
            <text:p>1</text:p>
          </table:table-cell>
          <table:table-cell office:value-type="string">
            <text:p>Vi</text:p>
          </table:table-cell>
          <table:table-cell table:style-name="ce2" office:value-type="date" office:date-value="2010-10-01">
            <text:p>10/01/10</text:p>
          </table:table-cell>
        </table:table-row>
        <table:table-row table:style-name="ro1">
          <table:table-cell table:formula="of:=YEAR([.H276])&amp;RIGHT(&quot;0&quot;&amp;MONTH([.H276]);2)&amp;RIGHT(&quot;0&quot;&amp;DAY([.H276]);2)" office:value-type="string" office:string-value="20101002">
            <text:p>20101002</text:p>
          </table:table-cell>
          <table:table-cell table:formula="of:=YEAR([.H276])" office:value-type="float" office:value="2010">
            <text:p>2010</text:p>
          </table:table-cell>
          <table:table-cell table:formula="of:=ROUNDUP(MONTH([.H276])/3)" office:value-type="float" office:value="4">
            <text:p>4</text:p>
          </table:table-cell>
          <table:table-cell table:formula="of:=MONTH([.H276])" office:value-type="float" office:value="10">
            <text:p>10</text:p>
          </table:table-cell>
          <table:table-cell table:formula="of:=&quot;Oct &quot; &amp; [.B276]" office:value-type="string" office:string-value="Oct 2010">
            <text:p>Oct 2010</text:p>
          </table:table-cell>
          <table:table-cell table:formula="of:=DAY([.H276])" office:value-type="float" office:value="2">
            <text:p>2</text:p>
          </table:table-cell>
          <table:table-cell office:value-type="string">
            <text:p>Sa</text:p>
          </table:table-cell>
          <table:table-cell table:style-name="ce2" office:value-type="date" office:date-value="2010-10-02">
            <text:p>10/02/10</text:p>
          </table:table-cell>
        </table:table-row>
        <table:table-row table:style-name="ro1">
          <table:table-cell table:formula="of:=YEAR([.H277])&amp;RIGHT(&quot;0&quot;&amp;MONTH([.H277]);2)&amp;RIGHT(&quot;0&quot;&amp;DAY([.H277]);2)" office:value-type="string" office:string-value="20101003">
            <text:p>20101003</text:p>
          </table:table-cell>
          <table:table-cell table:formula="of:=YEAR([.H277])" office:value-type="float" office:value="2010">
            <text:p>2010</text:p>
          </table:table-cell>
          <table:table-cell table:formula="of:=ROUNDUP(MONTH([.H277])/3)" office:value-type="float" office:value="4">
            <text:p>4</text:p>
          </table:table-cell>
          <table:table-cell table:formula="of:=MONTH([.H277])" office:value-type="float" office:value="10">
            <text:p>10</text:p>
          </table:table-cell>
          <table:table-cell table:formula="of:=&quot;Oct &quot; &amp; [.B277]" office:value-type="string" office:string-value="Oct 2010">
            <text:p>Oct 2010</text:p>
          </table:table-cell>
          <table:table-cell table:formula="of:=DAY([.H277])" office:value-type="float" office:value="3">
            <text:p>3</text:p>
          </table:table-cell>
          <table:table-cell office:value-type="string">
            <text:p>Do</text:p>
          </table:table-cell>
          <table:table-cell table:style-name="ce2" office:value-type="date" office:date-value="2010-10-03">
            <text:p>10/03/10</text:p>
          </table:table-cell>
        </table:table-row>
        <table:table-row table:style-name="ro1">
          <table:table-cell table:formula="of:=YEAR([.H278])&amp;RIGHT(&quot;0&quot;&amp;MONTH([.H278]);2)&amp;RIGHT(&quot;0&quot;&amp;DAY([.H278]);2)" office:value-type="string" office:string-value="20101004">
            <text:p>20101004</text:p>
          </table:table-cell>
          <table:table-cell table:formula="of:=YEAR([.H278])" office:value-type="float" office:value="2010">
            <text:p>2010</text:p>
          </table:table-cell>
          <table:table-cell table:formula="of:=ROUNDUP(MONTH([.H278])/3)" office:value-type="float" office:value="4">
            <text:p>4</text:p>
          </table:table-cell>
          <table:table-cell table:formula="of:=MONTH([.H278])" office:value-type="float" office:value="10">
            <text:p>10</text:p>
          </table:table-cell>
          <table:table-cell table:formula="of:=&quot;Oct &quot; &amp; [.B278]" office:value-type="string" office:string-value="Oct 2010">
            <text:p>Oct 2010</text:p>
          </table:table-cell>
          <table:table-cell table:formula="of:=DAY([.H278])" office:value-type="float" office:value="4">
            <text:p>4</text:p>
          </table:table-cell>
          <table:table-cell office:value-type="string">
            <text:p>Lu</text:p>
          </table:table-cell>
          <table:table-cell table:style-name="ce2" office:value-type="date" office:date-value="2010-10-04">
            <text:p>10/04/10</text:p>
          </table:table-cell>
        </table:table-row>
        <table:table-row table:style-name="ro1">
          <table:table-cell table:formula="of:=YEAR([.H279])&amp;RIGHT(&quot;0&quot;&amp;MONTH([.H279]);2)&amp;RIGHT(&quot;0&quot;&amp;DAY([.H279]);2)" office:value-type="string" office:string-value="20101005">
            <text:p>20101005</text:p>
          </table:table-cell>
          <table:table-cell table:formula="of:=YEAR([.H279])" office:value-type="float" office:value="2010">
            <text:p>2010</text:p>
          </table:table-cell>
          <table:table-cell table:formula="of:=ROUNDUP(MONTH([.H279])/3)" office:value-type="float" office:value="4">
            <text:p>4</text:p>
          </table:table-cell>
          <table:table-cell table:formula="of:=MONTH([.H279])" office:value-type="float" office:value="10">
            <text:p>10</text:p>
          </table:table-cell>
          <table:table-cell table:formula="of:=&quot;Oct &quot; &amp; [.B279]" office:value-type="string" office:string-value="Oct 2010">
            <text:p>Oct 2010</text:p>
          </table:table-cell>
          <table:table-cell table:formula="of:=DAY([.H279])" office:value-type="float" office:value="5">
            <text:p>5</text:p>
          </table:table-cell>
          <table:table-cell office:value-type="string">
            <text:p>Ma</text:p>
          </table:table-cell>
          <table:table-cell table:style-name="ce2" office:value-type="date" office:date-value="2010-10-05">
            <text:p>10/05/10</text:p>
          </table:table-cell>
        </table:table-row>
        <table:table-row table:style-name="ro1">
          <table:table-cell table:formula="of:=YEAR([.H280])&amp;RIGHT(&quot;0&quot;&amp;MONTH([.H280]);2)&amp;RIGHT(&quot;0&quot;&amp;DAY([.H280]);2)" office:value-type="string" office:string-value="20101006">
            <text:p>20101006</text:p>
          </table:table-cell>
          <table:table-cell table:formula="of:=YEAR([.H280])" office:value-type="float" office:value="2010">
            <text:p>2010</text:p>
          </table:table-cell>
          <table:table-cell table:formula="of:=ROUNDUP(MONTH([.H280])/3)" office:value-type="float" office:value="4">
            <text:p>4</text:p>
          </table:table-cell>
          <table:table-cell table:formula="of:=MONTH([.H280])" office:value-type="float" office:value="10">
            <text:p>10</text:p>
          </table:table-cell>
          <table:table-cell table:formula="of:=&quot;Oct &quot; &amp; [.B280]" office:value-type="string" office:string-value="Oct 2010">
            <text:p>Oct 2010</text:p>
          </table:table-cell>
          <table:table-cell table:formula="of:=DAY([.H280])" office:value-type="float" office:value="6">
            <text:p>6</text:p>
          </table:table-cell>
          <table:table-cell office:value-type="string">
            <text:p>Mi</text:p>
          </table:table-cell>
          <table:table-cell table:style-name="ce2" office:value-type="date" office:date-value="2010-10-06">
            <text:p>10/06/10</text:p>
          </table:table-cell>
        </table:table-row>
        <table:table-row table:style-name="ro1">
          <table:table-cell table:formula="of:=YEAR([.H281])&amp;RIGHT(&quot;0&quot;&amp;MONTH([.H281]);2)&amp;RIGHT(&quot;0&quot;&amp;DAY([.H281]);2)" office:value-type="string" office:string-value="20101007">
            <text:p>20101007</text:p>
          </table:table-cell>
          <table:table-cell table:formula="of:=YEAR([.H281])" office:value-type="float" office:value="2010">
            <text:p>2010</text:p>
          </table:table-cell>
          <table:table-cell table:formula="of:=ROUNDUP(MONTH([.H281])/3)" office:value-type="float" office:value="4">
            <text:p>4</text:p>
          </table:table-cell>
          <table:table-cell table:formula="of:=MONTH([.H281])" office:value-type="float" office:value="10">
            <text:p>10</text:p>
          </table:table-cell>
          <table:table-cell table:formula="of:=&quot;Oct &quot; &amp; [.B281]" office:value-type="string" office:string-value="Oct 2010">
            <text:p>Oct 2010</text:p>
          </table:table-cell>
          <table:table-cell table:formula="of:=DAY([.H281])" office:value-type="float" office:value="7">
            <text:p>7</text:p>
          </table:table-cell>
          <table:table-cell office:value-type="string">
            <text:p>Ju</text:p>
          </table:table-cell>
          <table:table-cell table:style-name="ce2" office:value-type="date" office:date-value="2010-10-07">
            <text:p>10/07/10</text:p>
          </table:table-cell>
        </table:table-row>
        <table:table-row table:style-name="ro1">
          <table:table-cell table:formula="of:=YEAR([.H282])&amp;RIGHT(&quot;0&quot;&amp;MONTH([.H282]);2)&amp;RIGHT(&quot;0&quot;&amp;DAY([.H282]);2)" office:value-type="string" office:string-value="20101008">
            <text:p>20101008</text:p>
          </table:table-cell>
          <table:table-cell table:formula="of:=YEAR([.H282])" office:value-type="float" office:value="2010">
            <text:p>2010</text:p>
          </table:table-cell>
          <table:table-cell table:formula="of:=ROUNDUP(MONTH([.H282])/3)" office:value-type="float" office:value="4">
            <text:p>4</text:p>
          </table:table-cell>
          <table:table-cell table:formula="of:=MONTH([.H282])" office:value-type="float" office:value="10">
            <text:p>10</text:p>
          </table:table-cell>
          <table:table-cell table:formula="of:=&quot;Oct &quot; &amp; [.B282]" office:value-type="string" office:string-value="Oct 2010">
            <text:p>Oct 2010</text:p>
          </table:table-cell>
          <table:table-cell table:formula="of:=DAY([.H282])" office:value-type="float" office:value="8">
            <text:p>8</text:p>
          </table:table-cell>
          <table:table-cell office:value-type="string">
            <text:p>Vi</text:p>
          </table:table-cell>
          <table:table-cell table:style-name="ce2" office:value-type="date" office:date-value="2010-10-08">
            <text:p>10/08/10</text:p>
          </table:table-cell>
        </table:table-row>
        <table:table-row table:style-name="ro1">
          <table:table-cell table:formula="of:=YEAR([.H283])&amp;RIGHT(&quot;0&quot;&amp;MONTH([.H283]);2)&amp;RIGHT(&quot;0&quot;&amp;DAY([.H283]);2)" office:value-type="string" office:string-value="20101009">
            <text:p>20101009</text:p>
          </table:table-cell>
          <table:table-cell table:formula="of:=YEAR([.H283])" office:value-type="float" office:value="2010">
            <text:p>2010</text:p>
          </table:table-cell>
          <table:table-cell table:formula="of:=ROUNDUP(MONTH([.H283])/3)" office:value-type="float" office:value="4">
            <text:p>4</text:p>
          </table:table-cell>
          <table:table-cell table:formula="of:=MONTH([.H283])" office:value-type="float" office:value="10">
            <text:p>10</text:p>
          </table:table-cell>
          <table:table-cell table:formula="of:=&quot;Oct &quot; &amp; [.B283]" office:value-type="string" office:string-value="Oct 2010">
            <text:p>Oct 2010</text:p>
          </table:table-cell>
          <table:table-cell table:formula="of:=DAY([.H283])" office:value-type="float" office:value="9">
            <text:p>9</text:p>
          </table:table-cell>
          <table:table-cell office:value-type="string">
            <text:p>Sa</text:p>
          </table:table-cell>
          <table:table-cell table:style-name="ce2" office:value-type="date" office:date-value="2010-10-09">
            <text:p>10/09/10</text:p>
          </table:table-cell>
        </table:table-row>
        <table:table-row table:style-name="ro1">
          <table:table-cell table:formula="of:=YEAR([.H284])&amp;RIGHT(&quot;0&quot;&amp;MONTH([.H284]);2)&amp;RIGHT(&quot;0&quot;&amp;DAY([.H284]);2)" office:value-type="string" office:string-value="20101010">
            <text:p>20101010</text:p>
          </table:table-cell>
          <table:table-cell table:formula="of:=YEAR([.H284])" office:value-type="float" office:value="2010">
            <text:p>2010</text:p>
          </table:table-cell>
          <table:table-cell table:formula="of:=ROUNDUP(MONTH([.H284])/3)" office:value-type="float" office:value="4">
            <text:p>4</text:p>
          </table:table-cell>
          <table:table-cell table:formula="of:=MONTH([.H284])" office:value-type="float" office:value="10">
            <text:p>10</text:p>
          </table:table-cell>
          <table:table-cell table:formula="of:=&quot;Oct &quot; &amp; [.B284]" office:value-type="string" office:string-value="Oct 2010">
            <text:p>Oct 2010</text:p>
          </table:table-cell>
          <table:table-cell table:formula="of:=DAY([.H284])" office:value-type="float" office:value="10">
            <text:p>10</text:p>
          </table:table-cell>
          <table:table-cell office:value-type="string">
            <text:p>Do</text:p>
          </table:table-cell>
          <table:table-cell table:style-name="ce2" office:value-type="date" office:date-value="2010-10-10">
            <text:p>10/10/10</text:p>
          </table:table-cell>
        </table:table-row>
        <table:table-row table:style-name="ro1">
          <table:table-cell table:formula="of:=YEAR([.H285])&amp;RIGHT(&quot;0&quot;&amp;MONTH([.H285]);2)&amp;RIGHT(&quot;0&quot;&amp;DAY([.H285]);2)" office:value-type="string" office:string-value="20101011">
            <text:p>20101011</text:p>
          </table:table-cell>
          <table:table-cell table:formula="of:=YEAR([.H285])" office:value-type="float" office:value="2010">
            <text:p>2010</text:p>
          </table:table-cell>
          <table:table-cell table:formula="of:=ROUNDUP(MONTH([.H285])/3)" office:value-type="float" office:value="4">
            <text:p>4</text:p>
          </table:table-cell>
          <table:table-cell table:formula="of:=MONTH([.H285])" office:value-type="float" office:value="10">
            <text:p>10</text:p>
          </table:table-cell>
          <table:table-cell table:formula="of:=&quot;Oct &quot; &amp; [.B285]" office:value-type="string" office:string-value="Oct 2010">
            <text:p>Oct 2010</text:p>
          </table:table-cell>
          <table:table-cell table:formula="of:=DAY([.H285])" office:value-type="float" office:value="11">
            <text:p>11</text:p>
          </table:table-cell>
          <table:table-cell office:value-type="string">
            <text:p>Lu</text:p>
          </table:table-cell>
          <table:table-cell table:style-name="ce2" office:value-type="date" office:date-value="2010-10-11">
            <text:p>10/11/10</text:p>
          </table:table-cell>
        </table:table-row>
        <table:table-row table:style-name="ro1">
          <table:table-cell table:formula="of:=YEAR([.H286])&amp;RIGHT(&quot;0&quot;&amp;MONTH([.H286]);2)&amp;RIGHT(&quot;0&quot;&amp;DAY([.H286]);2)" office:value-type="string" office:string-value="20101012">
            <text:p>20101012</text:p>
          </table:table-cell>
          <table:table-cell table:formula="of:=YEAR([.H286])" office:value-type="float" office:value="2010">
            <text:p>2010</text:p>
          </table:table-cell>
          <table:table-cell table:formula="of:=ROUNDUP(MONTH([.H286])/3)" office:value-type="float" office:value="4">
            <text:p>4</text:p>
          </table:table-cell>
          <table:table-cell table:formula="of:=MONTH([.H286])" office:value-type="float" office:value="10">
            <text:p>10</text:p>
          </table:table-cell>
          <table:table-cell table:formula="of:=&quot;Oct &quot; &amp; [.B286]" office:value-type="string" office:string-value="Oct 2010">
            <text:p>Oct 2010</text:p>
          </table:table-cell>
          <table:table-cell table:formula="of:=DAY([.H286])" office:value-type="float" office:value="12">
            <text:p>12</text:p>
          </table:table-cell>
          <table:table-cell office:value-type="string">
            <text:p>Ma</text:p>
          </table:table-cell>
          <table:table-cell table:style-name="ce2" office:value-type="date" office:date-value="2010-10-12">
            <text:p>10/12/10</text:p>
          </table:table-cell>
        </table:table-row>
        <table:table-row table:style-name="ro1">
          <table:table-cell table:formula="of:=YEAR([.H287])&amp;RIGHT(&quot;0&quot;&amp;MONTH([.H287]);2)&amp;RIGHT(&quot;0&quot;&amp;DAY([.H287]);2)" office:value-type="string" office:string-value="20101013">
            <text:p>20101013</text:p>
          </table:table-cell>
          <table:table-cell table:formula="of:=YEAR([.H287])" office:value-type="float" office:value="2010">
            <text:p>2010</text:p>
          </table:table-cell>
          <table:table-cell table:formula="of:=ROUNDUP(MONTH([.H287])/3)" office:value-type="float" office:value="4">
            <text:p>4</text:p>
          </table:table-cell>
          <table:table-cell table:formula="of:=MONTH([.H287])" office:value-type="float" office:value="10">
            <text:p>10</text:p>
          </table:table-cell>
          <table:table-cell table:formula="of:=&quot;Oct &quot; &amp; [.B287]" office:value-type="string" office:string-value="Oct 2010">
            <text:p>Oct 2010</text:p>
          </table:table-cell>
          <table:table-cell table:formula="of:=DAY([.H287])" office:value-type="float" office:value="13">
            <text:p>13</text:p>
          </table:table-cell>
          <table:table-cell office:value-type="string">
            <text:p>Mi</text:p>
          </table:table-cell>
          <table:table-cell table:style-name="ce2" office:value-type="date" office:date-value="2010-10-13">
            <text:p>10/13/10</text:p>
          </table:table-cell>
        </table:table-row>
        <table:table-row table:style-name="ro1">
          <table:table-cell table:formula="of:=YEAR([.H288])&amp;RIGHT(&quot;0&quot;&amp;MONTH([.H288]);2)&amp;RIGHT(&quot;0&quot;&amp;DAY([.H288]);2)" office:value-type="string" office:string-value="20101014">
            <text:p>20101014</text:p>
          </table:table-cell>
          <table:table-cell table:formula="of:=YEAR([.H288])" office:value-type="float" office:value="2010">
            <text:p>2010</text:p>
          </table:table-cell>
          <table:table-cell table:formula="of:=ROUNDUP(MONTH([.H288])/3)" office:value-type="float" office:value="4">
            <text:p>4</text:p>
          </table:table-cell>
          <table:table-cell table:formula="of:=MONTH([.H288])" office:value-type="float" office:value="10">
            <text:p>10</text:p>
          </table:table-cell>
          <table:table-cell table:formula="of:=&quot;Oct &quot; &amp; [.B288]" office:value-type="string" office:string-value="Oct 2010">
            <text:p>Oct 2010</text:p>
          </table:table-cell>
          <table:table-cell table:formula="of:=DAY([.H288])" office:value-type="float" office:value="14">
            <text:p>14</text:p>
          </table:table-cell>
          <table:table-cell office:value-type="string">
            <text:p>Ju</text:p>
          </table:table-cell>
          <table:table-cell table:style-name="ce2" office:value-type="date" office:date-value="2010-10-14">
            <text:p>10/14/10</text:p>
          </table:table-cell>
        </table:table-row>
        <table:table-row table:style-name="ro1">
          <table:table-cell table:formula="of:=YEAR([.H289])&amp;RIGHT(&quot;0&quot;&amp;MONTH([.H289]);2)&amp;RIGHT(&quot;0&quot;&amp;DAY([.H289]);2)" office:value-type="string" office:string-value="20101015">
            <text:p>20101015</text:p>
          </table:table-cell>
          <table:table-cell table:formula="of:=YEAR([.H289])" office:value-type="float" office:value="2010">
            <text:p>2010</text:p>
          </table:table-cell>
          <table:table-cell table:formula="of:=ROUNDUP(MONTH([.H289])/3)" office:value-type="float" office:value="4">
            <text:p>4</text:p>
          </table:table-cell>
          <table:table-cell table:formula="of:=MONTH([.H289])" office:value-type="float" office:value="10">
            <text:p>10</text:p>
          </table:table-cell>
          <table:table-cell table:formula="of:=&quot;Oct &quot; &amp; [.B289]" office:value-type="string" office:string-value="Oct 2010">
            <text:p>Oct 2010</text:p>
          </table:table-cell>
          <table:table-cell table:formula="of:=DAY([.H289])" office:value-type="float" office:value="15">
            <text:p>15</text:p>
          </table:table-cell>
          <table:table-cell office:value-type="string">
            <text:p>Vi</text:p>
          </table:table-cell>
          <table:table-cell table:style-name="ce2" office:value-type="date" office:date-value="2010-10-15">
            <text:p>10/15/10</text:p>
          </table:table-cell>
        </table:table-row>
        <table:table-row table:style-name="ro1">
          <table:table-cell table:formula="of:=YEAR([.H290])&amp;RIGHT(&quot;0&quot;&amp;MONTH([.H290]);2)&amp;RIGHT(&quot;0&quot;&amp;DAY([.H290]);2)" office:value-type="string" office:string-value="20101016">
            <text:p>20101016</text:p>
          </table:table-cell>
          <table:table-cell table:formula="of:=YEAR([.H290])" office:value-type="float" office:value="2010">
            <text:p>2010</text:p>
          </table:table-cell>
          <table:table-cell table:formula="of:=ROUNDUP(MONTH([.H290])/3)" office:value-type="float" office:value="4">
            <text:p>4</text:p>
          </table:table-cell>
          <table:table-cell table:formula="of:=MONTH([.H290])" office:value-type="float" office:value="10">
            <text:p>10</text:p>
          </table:table-cell>
          <table:table-cell table:formula="of:=&quot;Oct &quot; &amp; [.B290]" office:value-type="string" office:string-value="Oct 2010">
            <text:p>Oct 2010</text:p>
          </table:table-cell>
          <table:table-cell table:formula="of:=DAY([.H290])" office:value-type="float" office:value="16">
            <text:p>16</text:p>
          </table:table-cell>
          <table:table-cell office:value-type="string">
            <text:p>Sa</text:p>
          </table:table-cell>
          <table:table-cell table:style-name="ce2" office:value-type="date" office:date-value="2010-10-16">
            <text:p>10/16/10</text:p>
          </table:table-cell>
        </table:table-row>
        <table:table-row table:style-name="ro1">
          <table:table-cell table:formula="of:=YEAR([.H291])&amp;RIGHT(&quot;0&quot;&amp;MONTH([.H291]);2)&amp;RIGHT(&quot;0&quot;&amp;DAY([.H291]);2)" office:value-type="string" office:string-value="20101017">
            <text:p>20101017</text:p>
          </table:table-cell>
          <table:table-cell table:formula="of:=YEAR([.H291])" office:value-type="float" office:value="2010">
            <text:p>2010</text:p>
          </table:table-cell>
          <table:table-cell table:formula="of:=ROUNDUP(MONTH([.H291])/3)" office:value-type="float" office:value="4">
            <text:p>4</text:p>
          </table:table-cell>
          <table:table-cell table:formula="of:=MONTH([.H291])" office:value-type="float" office:value="10">
            <text:p>10</text:p>
          </table:table-cell>
          <table:table-cell table:formula="of:=&quot;Oct &quot; &amp; [.B291]" office:value-type="string" office:string-value="Oct 2010">
            <text:p>Oct 2010</text:p>
          </table:table-cell>
          <table:table-cell table:formula="of:=DAY([.H291])" office:value-type="float" office:value="17">
            <text:p>17</text:p>
          </table:table-cell>
          <table:table-cell office:value-type="string">
            <text:p>Do</text:p>
          </table:table-cell>
          <table:table-cell table:style-name="ce2" office:value-type="date" office:date-value="2010-10-17">
            <text:p>10/17/10</text:p>
          </table:table-cell>
        </table:table-row>
        <table:table-row table:style-name="ro1">
          <table:table-cell table:formula="of:=YEAR([.H292])&amp;RIGHT(&quot;0&quot;&amp;MONTH([.H292]);2)&amp;RIGHT(&quot;0&quot;&amp;DAY([.H292]);2)" office:value-type="string" office:string-value="20101018">
            <text:p>20101018</text:p>
          </table:table-cell>
          <table:table-cell table:formula="of:=YEAR([.H292])" office:value-type="float" office:value="2010">
            <text:p>2010</text:p>
          </table:table-cell>
          <table:table-cell table:formula="of:=ROUNDUP(MONTH([.H292])/3)" office:value-type="float" office:value="4">
            <text:p>4</text:p>
          </table:table-cell>
          <table:table-cell table:formula="of:=MONTH([.H292])" office:value-type="float" office:value="10">
            <text:p>10</text:p>
          </table:table-cell>
          <table:table-cell table:formula="of:=&quot;Oct &quot; &amp; [.B292]" office:value-type="string" office:string-value="Oct 2010">
            <text:p>Oct 2010</text:p>
          </table:table-cell>
          <table:table-cell table:formula="of:=DAY([.H292])" office:value-type="float" office:value="18">
            <text:p>18</text:p>
          </table:table-cell>
          <table:table-cell office:value-type="string">
            <text:p>Lu</text:p>
          </table:table-cell>
          <table:table-cell table:style-name="ce2" office:value-type="date" office:date-value="2010-10-18">
            <text:p>10/18/10</text:p>
          </table:table-cell>
        </table:table-row>
        <table:table-row table:style-name="ro1">
          <table:table-cell table:formula="of:=YEAR([.H293])&amp;RIGHT(&quot;0&quot;&amp;MONTH([.H293]);2)&amp;RIGHT(&quot;0&quot;&amp;DAY([.H293]);2)" office:value-type="string" office:string-value="20101019">
            <text:p>20101019</text:p>
          </table:table-cell>
          <table:table-cell table:formula="of:=YEAR([.H293])" office:value-type="float" office:value="2010">
            <text:p>2010</text:p>
          </table:table-cell>
          <table:table-cell table:formula="of:=ROUNDUP(MONTH([.H293])/3)" office:value-type="float" office:value="4">
            <text:p>4</text:p>
          </table:table-cell>
          <table:table-cell table:formula="of:=MONTH([.H293])" office:value-type="float" office:value="10">
            <text:p>10</text:p>
          </table:table-cell>
          <table:table-cell table:formula="of:=&quot;Oct &quot; &amp; [.B293]" office:value-type="string" office:string-value="Oct 2010">
            <text:p>Oct 2010</text:p>
          </table:table-cell>
          <table:table-cell table:formula="of:=DAY([.H293])" office:value-type="float" office:value="19">
            <text:p>19</text:p>
          </table:table-cell>
          <table:table-cell office:value-type="string">
            <text:p>Ma</text:p>
          </table:table-cell>
          <table:table-cell table:style-name="ce2" office:value-type="date" office:date-value="2010-10-19">
            <text:p>10/19/10</text:p>
          </table:table-cell>
        </table:table-row>
        <table:table-row table:style-name="ro1">
          <table:table-cell table:formula="of:=YEAR([.H294])&amp;RIGHT(&quot;0&quot;&amp;MONTH([.H294]);2)&amp;RIGHT(&quot;0&quot;&amp;DAY([.H294]);2)" office:value-type="string" office:string-value="20101020">
            <text:p>20101020</text:p>
          </table:table-cell>
          <table:table-cell table:formula="of:=YEAR([.H294])" office:value-type="float" office:value="2010">
            <text:p>2010</text:p>
          </table:table-cell>
          <table:table-cell table:formula="of:=ROUNDUP(MONTH([.H294])/3)" office:value-type="float" office:value="4">
            <text:p>4</text:p>
          </table:table-cell>
          <table:table-cell table:formula="of:=MONTH([.H294])" office:value-type="float" office:value="10">
            <text:p>10</text:p>
          </table:table-cell>
          <table:table-cell table:formula="of:=&quot;Oct &quot; &amp; [.B294]" office:value-type="string" office:string-value="Oct 2010">
            <text:p>Oct 2010</text:p>
          </table:table-cell>
          <table:table-cell table:formula="of:=DAY([.H294])" office:value-type="float" office:value="20">
            <text:p>20</text:p>
          </table:table-cell>
          <table:table-cell office:value-type="string">
            <text:p>Mi</text:p>
          </table:table-cell>
          <table:table-cell table:style-name="ce2" office:value-type="date" office:date-value="2010-10-20">
            <text:p>10/20/10</text:p>
          </table:table-cell>
        </table:table-row>
        <table:table-row table:style-name="ro1">
          <table:table-cell table:formula="of:=YEAR([.H295])&amp;RIGHT(&quot;0&quot;&amp;MONTH([.H295]);2)&amp;RIGHT(&quot;0&quot;&amp;DAY([.H295]);2)" office:value-type="string" office:string-value="20101021">
            <text:p>20101021</text:p>
          </table:table-cell>
          <table:table-cell table:formula="of:=YEAR([.H295])" office:value-type="float" office:value="2010">
            <text:p>2010</text:p>
          </table:table-cell>
          <table:table-cell table:formula="of:=ROUNDUP(MONTH([.H295])/3)" office:value-type="float" office:value="4">
            <text:p>4</text:p>
          </table:table-cell>
          <table:table-cell table:formula="of:=MONTH([.H295])" office:value-type="float" office:value="10">
            <text:p>10</text:p>
          </table:table-cell>
          <table:table-cell table:formula="of:=&quot;Oct &quot; &amp; [.B295]" office:value-type="string" office:string-value="Oct 2010">
            <text:p>Oct 2010</text:p>
          </table:table-cell>
          <table:table-cell table:formula="of:=DAY([.H295])" office:value-type="float" office:value="21">
            <text:p>21</text:p>
          </table:table-cell>
          <table:table-cell office:value-type="string">
            <text:p>Ju</text:p>
          </table:table-cell>
          <table:table-cell table:style-name="ce2" office:value-type="date" office:date-value="2010-10-21">
            <text:p>10/21/10</text:p>
          </table:table-cell>
        </table:table-row>
        <table:table-row table:style-name="ro1">
          <table:table-cell table:formula="of:=YEAR([.H296])&amp;RIGHT(&quot;0&quot;&amp;MONTH([.H296]);2)&amp;RIGHT(&quot;0&quot;&amp;DAY([.H296]);2)" office:value-type="string" office:string-value="20101022">
            <text:p>20101022</text:p>
          </table:table-cell>
          <table:table-cell table:formula="of:=YEAR([.H296])" office:value-type="float" office:value="2010">
            <text:p>2010</text:p>
          </table:table-cell>
          <table:table-cell table:formula="of:=ROUNDUP(MONTH([.H296])/3)" office:value-type="float" office:value="4">
            <text:p>4</text:p>
          </table:table-cell>
          <table:table-cell table:formula="of:=MONTH([.H296])" office:value-type="float" office:value="10">
            <text:p>10</text:p>
          </table:table-cell>
          <table:table-cell table:formula="of:=&quot;Oct &quot; &amp; [.B296]" office:value-type="string" office:string-value="Oct 2010">
            <text:p>Oct 2010</text:p>
          </table:table-cell>
          <table:table-cell table:formula="of:=DAY([.H296])" office:value-type="float" office:value="22">
            <text:p>22</text:p>
          </table:table-cell>
          <table:table-cell office:value-type="string">
            <text:p>Vi</text:p>
          </table:table-cell>
          <table:table-cell table:style-name="ce2" office:value-type="date" office:date-value="2010-10-22">
            <text:p>10/22/10</text:p>
          </table:table-cell>
        </table:table-row>
        <table:table-row table:style-name="ro1">
          <table:table-cell table:formula="of:=YEAR([.H297])&amp;RIGHT(&quot;0&quot;&amp;MONTH([.H297]);2)&amp;RIGHT(&quot;0&quot;&amp;DAY([.H297]);2)" office:value-type="string" office:string-value="20101023">
            <text:p>20101023</text:p>
          </table:table-cell>
          <table:table-cell table:formula="of:=YEAR([.H297])" office:value-type="float" office:value="2010">
            <text:p>2010</text:p>
          </table:table-cell>
          <table:table-cell table:formula="of:=ROUNDUP(MONTH([.H297])/3)" office:value-type="float" office:value="4">
            <text:p>4</text:p>
          </table:table-cell>
          <table:table-cell table:formula="of:=MONTH([.H297])" office:value-type="float" office:value="10">
            <text:p>10</text:p>
          </table:table-cell>
          <table:table-cell table:formula="of:=&quot;Oct &quot; &amp; [.B297]" office:value-type="string" office:string-value="Oct 2010">
            <text:p>Oct 2010</text:p>
          </table:table-cell>
          <table:table-cell table:formula="of:=DAY([.H297])" office:value-type="float" office:value="23">
            <text:p>23</text:p>
          </table:table-cell>
          <table:table-cell office:value-type="string">
            <text:p>Sa</text:p>
          </table:table-cell>
          <table:table-cell table:style-name="ce2" office:value-type="date" office:date-value="2010-10-23">
            <text:p>10/23/10</text:p>
          </table:table-cell>
        </table:table-row>
        <table:table-row table:style-name="ro1">
          <table:table-cell table:formula="of:=YEAR([.H298])&amp;RIGHT(&quot;0&quot;&amp;MONTH([.H298]);2)&amp;RIGHT(&quot;0&quot;&amp;DAY([.H298]);2)" office:value-type="string" office:string-value="20101024">
            <text:p>20101024</text:p>
          </table:table-cell>
          <table:table-cell table:formula="of:=YEAR([.H298])" office:value-type="float" office:value="2010">
            <text:p>2010</text:p>
          </table:table-cell>
          <table:table-cell table:formula="of:=ROUNDUP(MONTH([.H298])/3)" office:value-type="float" office:value="4">
            <text:p>4</text:p>
          </table:table-cell>
          <table:table-cell table:formula="of:=MONTH([.H298])" office:value-type="float" office:value="10">
            <text:p>10</text:p>
          </table:table-cell>
          <table:table-cell table:formula="of:=&quot;Oct &quot; &amp; [.B298]" office:value-type="string" office:string-value="Oct 2010">
            <text:p>Oct 2010</text:p>
          </table:table-cell>
          <table:table-cell table:formula="of:=DAY([.H298])" office:value-type="float" office:value="24">
            <text:p>24</text:p>
          </table:table-cell>
          <table:table-cell office:value-type="string">
            <text:p>Do</text:p>
          </table:table-cell>
          <table:table-cell table:style-name="ce2" office:value-type="date" office:date-value="2010-10-24">
            <text:p>10/24/10</text:p>
          </table:table-cell>
        </table:table-row>
        <table:table-row table:style-name="ro1">
          <table:table-cell table:formula="of:=YEAR([.H299])&amp;RIGHT(&quot;0&quot;&amp;MONTH([.H299]);2)&amp;RIGHT(&quot;0&quot;&amp;DAY([.H299]);2)" office:value-type="string" office:string-value="20101025">
            <text:p>20101025</text:p>
          </table:table-cell>
          <table:table-cell table:formula="of:=YEAR([.H299])" office:value-type="float" office:value="2010">
            <text:p>2010</text:p>
          </table:table-cell>
          <table:table-cell table:formula="of:=ROUNDUP(MONTH([.H299])/3)" office:value-type="float" office:value="4">
            <text:p>4</text:p>
          </table:table-cell>
          <table:table-cell table:formula="of:=MONTH([.H299])" office:value-type="float" office:value="10">
            <text:p>10</text:p>
          </table:table-cell>
          <table:table-cell table:formula="of:=&quot;Oct &quot; &amp; [.B299]" office:value-type="string" office:string-value="Oct 2010">
            <text:p>Oct 2010</text:p>
          </table:table-cell>
          <table:table-cell table:formula="of:=DAY([.H299])" office:value-type="float" office:value="25">
            <text:p>25</text:p>
          </table:table-cell>
          <table:table-cell office:value-type="string">
            <text:p>Lu</text:p>
          </table:table-cell>
          <table:table-cell table:style-name="ce2" office:value-type="date" office:date-value="2010-10-25">
            <text:p>10/25/10</text:p>
          </table:table-cell>
        </table:table-row>
        <table:table-row table:style-name="ro1">
          <table:table-cell table:formula="of:=YEAR([.H300])&amp;RIGHT(&quot;0&quot;&amp;MONTH([.H300]);2)&amp;RIGHT(&quot;0&quot;&amp;DAY([.H300]);2)" office:value-type="string" office:string-value="20101026">
            <text:p>20101026</text:p>
          </table:table-cell>
          <table:table-cell table:formula="of:=YEAR([.H300])" office:value-type="float" office:value="2010">
            <text:p>2010</text:p>
          </table:table-cell>
          <table:table-cell table:formula="of:=ROUNDUP(MONTH([.H300])/3)" office:value-type="float" office:value="4">
            <text:p>4</text:p>
          </table:table-cell>
          <table:table-cell table:formula="of:=MONTH([.H300])" office:value-type="float" office:value="10">
            <text:p>10</text:p>
          </table:table-cell>
          <table:table-cell table:formula="of:=&quot;Oct &quot; &amp; [.B300]" office:value-type="string" office:string-value="Oct 2010">
            <text:p>Oct 2010</text:p>
          </table:table-cell>
          <table:table-cell table:formula="of:=DAY([.H300])" office:value-type="float" office:value="26">
            <text:p>26</text:p>
          </table:table-cell>
          <table:table-cell office:value-type="string">
            <text:p>Ma</text:p>
          </table:table-cell>
          <table:table-cell table:style-name="ce2" office:value-type="date" office:date-value="2010-10-26">
            <text:p>10/26/10</text:p>
          </table:table-cell>
        </table:table-row>
        <table:table-row table:style-name="ro1">
          <table:table-cell table:formula="of:=YEAR([.H301])&amp;RIGHT(&quot;0&quot;&amp;MONTH([.H301]);2)&amp;RIGHT(&quot;0&quot;&amp;DAY([.H301]);2)" office:value-type="string" office:string-value="20101027">
            <text:p>20101027</text:p>
          </table:table-cell>
          <table:table-cell table:formula="of:=YEAR([.H301])" office:value-type="float" office:value="2010">
            <text:p>2010</text:p>
          </table:table-cell>
          <table:table-cell table:formula="of:=ROUNDUP(MONTH([.H301])/3)" office:value-type="float" office:value="4">
            <text:p>4</text:p>
          </table:table-cell>
          <table:table-cell table:formula="of:=MONTH([.H301])" office:value-type="float" office:value="10">
            <text:p>10</text:p>
          </table:table-cell>
          <table:table-cell table:formula="of:=&quot;Oct &quot; &amp; [.B301]" office:value-type="string" office:string-value="Oct 2010">
            <text:p>Oct 2010</text:p>
          </table:table-cell>
          <table:table-cell table:formula="of:=DAY([.H301])" office:value-type="float" office:value="27">
            <text:p>27</text:p>
          </table:table-cell>
          <table:table-cell office:value-type="string">
            <text:p>Mi</text:p>
          </table:table-cell>
          <table:table-cell table:style-name="ce2" office:value-type="date" office:date-value="2010-10-27">
            <text:p>10/27/10</text:p>
          </table:table-cell>
        </table:table-row>
        <table:table-row table:style-name="ro1">
          <table:table-cell table:formula="of:=YEAR([.H302])&amp;RIGHT(&quot;0&quot;&amp;MONTH([.H302]);2)&amp;RIGHT(&quot;0&quot;&amp;DAY([.H302]);2)" office:value-type="string" office:string-value="20101028">
            <text:p>20101028</text:p>
          </table:table-cell>
          <table:table-cell table:formula="of:=YEAR([.H302])" office:value-type="float" office:value="2010">
            <text:p>2010</text:p>
          </table:table-cell>
          <table:table-cell table:formula="of:=ROUNDUP(MONTH([.H302])/3)" office:value-type="float" office:value="4">
            <text:p>4</text:p>
          </table:table-cell>
          <table:table-cell table:formula="of:=MONTH([.H302])" office:value-type="float" office:value="10">
            <text:p>10</text:p>
          </table:table-cell>
          <table:table-cell table:formula="of:=&quot;Oct &quot; &amp; [.B302]" office:value-type="string" office:string-value="Oct 2010">
            <text:p>Oct 2010</text:p>
          </table:table-cell>
          <table:table-cell table:formula="of:=DAY([.H302])" office:value-type="float" office:value="28">
            <text:p>28</text:p>
          </table:table-cell>
          <table:table-cell office:value-type="string">
            <text:p>Ju</text:p>
          </table:table-cell>
          <table:table-cell table:style-name="ce2" office:value-type="date" office:date-value="2010-10-28">
            <text:p>10/28/10</text:p>
          </table:table-cell>
        </table:table-row>
        <table:table-row table:style-name="ro1">
          <table:table-cell table:formula="of:=YEAR([.H303])&amp;RIGHT(&quot;0&quot;&amp;MONTH([.H303]);2)&amp;RIGHT(&quot;0&quot;&amp;DAY([.H303]);2)" office:value-type="string" office:string-value="20101029">
            <text:p>20101029</text:p>
          </table:table-cell>
          <table:table-cell table:formula="of:=YEAR([.H303])" office:value-type="float" office:value="2010">
            <text:p>2010</text:p>
          </table:table-cell>
          <table:table-cell table:formula="of:=ROUNDUP(MONTH([.H303])/3)" office:value-type="float" office:value="4">
            <text:p>4</text:p>
          </table:table-cell>
          <table:table-cell table:formula="of:=MONTH([.H303])" office:value-type="float" office:value="10">
            <text:p>10</text:p>
          </table:table-cell>
          <table:table-cell table:formula="of:=&quot;Oct &quot; &amp; [.B303]" office:value-type="string" office:string-value="Oct 2010">
            <text:p>Oct 2010</text:p>
          </table:table-cell>
          <table:table-cell table:formula="of:=DAY([.H303])" office:value-type="float" office:value="29">
            <text:p>29</text:p>
          </table:table-cell>
          <table:table-cell office:value-type="string">
            <text:p>Vi</text:p>
          </table:table-cell>
          <table:table-cell table:style-name="ce2" office:value-type="date" office:date-value="2010-10-29">
            <text:p>10/29/10</text:p>
          </table:table-cell>
        </table:table-row>
        <table:table-row table:style-name="ro1">
          <table:table-cell table:formula="of:=YEAR([.H304])&amp;RIGHT(&quot;0&quot;&amp;MONTH([.H304]);2)&amp;RIGHT(&quot;0&quot;&amp;DAY([.H304]);2)" office:value-type="string" office:string-value="20101030">
            <text:p>20101030</text:p>
          </table:table-cell>
          <table:table-cell table:formula="of:=YEAR([.H304])" office:value-type="float" office:value="2010">
            <text:p>2010</text:p>
          </table:table-cell>
          <table:table-cell table:formula="of:=ROUNDUP(MONTH([.H304])/3)" office:value-type="float" office:value="4">
            <text:p>4</text:p>
          </table:table-cell>
          <table:table-cell table:formula="of:=MONTH([.H304])" office:value-type="float" office:value="10">
            <text:p>10</text:p>
          </table:table-cell>
          <table:table-cell table:formula="of:=&quot;Oct &quot; &amp; [.B304]" office:value-type="string" office:string-value="Oct 2010">
            <text:p>Oct 2010</text:p>
          </table:table-cell>
          <table:table-cell table:formula="of:=DAY([.H304])" office:value-type="float" office:value="30">
            <text:p>30</text:p>
          </table:table-cell>
          <table:table-cell office:value-type="string">
            <text:p>Sa</text:p>
          </table:table-cell>
          <table:table-cell table:style-name="ce2" office:value-type="date" office:date-value="2010-10-30">
            <text:p>10/30/10</text:p>
          </table:table-cell>
        </table:table-row>
        <table:table-row table:style-name="ro1">
          <table:table-cell table:formula="of:=YEAR([.H305])&amp;RIGHT(&quot;0&quot;&amp;MONTH([.H305]);2)&amp;RIGHT(&quot;0&quot;&amp;DAY([.H305]);2)" office:value-type="string" office:string-value="20101031">
            <text:p>20101031</text:p>
          </table:table-cell>
          <table:table-cell table:formula="of:=YEAR([.H305])" office:value-type="float" office:value="2010">
            <text:p>2010</text:p>
          </table:table-cell>
          <table:table-cell table:formula="of:=ROUNDUP(MONTH([.H305])/3)" office:value-type="float" office:value="4">
            <text:p>4</text:p>
          </table:table-cell>
          <table:table-cell table:formula="of:=MONTH([.H305])" office:value-type="float" office:value="10">
            <text:p>10</text:p>
          </table:table-cell>
          <table:table-cell table:formula="of:=&quot;Oct &quot; &amp; [.B305]" office:value-type="string" office:string-value="Oct 2010">
            <text:p>Oct 2010</text:p>
          </table:table-cell>
          <table:table-cell table:formula="of:=DAY([.H305])" office:value-type="float" office:value="31">
            <text:p>31</text:p>
          </table:table-cell>
          <table:table-cell office:value-type="string">
            <text:p>Do</text:p>
          </table:table-cell>
          <table:table-cell table:style-name="ce2" office:value-type="date" office:date-value="2010-10-31">
            <text:p>10/31/10</text:p>
          </table:table-cell>
        </table:table-row>
        <table:table-row table:style-name="ro1">
          <table:table-cell table:formula="of:=YEAR([.H306])&amp;RIGHT(&quot;0&quot;&amp;MONTH([.H306]);2)&amp;RIGHT(&quot;0&quot;&amp;DAY([.H306]);2)" office:value-type="string" office:string-value="20101101">
            <text:p>20101101</text:p>
          </table:table-cell>
          <table:table-cell table:formula="of:=YEAR([.H306])" office:value-type="float" office:value="2010">
            <text:p>2010</text:p>
          </table:table-cell>
          <table:table-cell table:formula="of:=ROUNDUP(MONTH([.H306])/3)" office:value-type="float" office:value="4">
            <text:p>4</text:p>
          </table:table-cell>
          <table:table-cell table:formula="of:=MONTH([.H306])" office:value-type="float" office:value="11">
            <text:p>11</text:p>
          </table:table-cell>
          <table:table-cell table:formula="of:=&quot;Nov &quot; &amp; [.B306]" office:value-type="string" office:string-value="Nov 2010">
            <text:p>Nov 2010</text:p>
          </table:table-cell>
          <table:table-cell table:formula="of:=DAY([.H306])" office:value-type="float" office:value="1">
            <text:p>1</text:p>
          </table:table-cell>
          <table:table-cell office:value-type="string">
            <text:p>Lu</text:p>
          </table:table-cell>
          <table:table-cell table:style-name="ce2" office:value-type="date" office:date-value="2010-11-01">
            <text:p>11/01/10</text:p>
          </table:table-cell>
        </table:table-row>
        <table:table-row table:style-name="ro1">
          <table:table-cell table:formula="of:=YEAR([.H307])&amp;RIGHT(&quot;0&quot;&amp;MONTH([.H307]);2)&amp;RIGHT(&quot;0&quot;&amp;DAY([.H307]);2)" office:value-type="string" office:string-value="20101102">
            <text:p>20101102</text:p>
          </table:table-cell>
          <table:table-cell table:formula="of:=YEAR([.H307])" office:value-type="float" office:value="2010">
            <text:p>2010</text:p>
          </table:table-cell>
          <table:table-cell table:formula="of:=ROUNDUP(MONTH([.H307])/3)" office:value-type="float" office:value="4">
            <text:p>4</text:p>
          </table:table-cell>
          <table:table-cell table:formula="of:=MONTH([.H307])" office:value-type="float" office:value="11">
            <text:p>11</text:p>
          </table:table-cell>
          <table:table-cell table:formula="of:=&quot;Nov &quot; &amp; [.B307]" office:value-type="string" office:string-value="Nov 2010">
            <text:p>Nov 2010</text:p>
          </table:table-cell>
          <table:table-cell table:formula="of:=DAY([.H307])" office:value-type="float" office:value="2">
            <text:p>2</text:p>
          </table:table-cell>
          <table:table-cell office:value-type="string">
            <text:p>Ma</text:p>
          </table:table-cell>
          <table:table-cell table:style-name="ce2" office:value-type="date" office:date-value="2010-11-02">
            <text:p>11/02/10</text:p>
          </table:table-cell>
        </table:table-row>
        <table:table-row table:style-name="ro1">
          <table:table-cell table:formula="of:=YEAR([.H308])&amp;RIGHT(&quot;0&quot;&amp;MONTH([.H308]);2)&amp;RIGHT(&quot;0&quot;&amp;DAY([.H308]);2)" office:value-type="string" office:string-value="20101103">
            <text:p>20101103</text:p>
          </table:table-cell>
          <table:table-cell table:formula="of:=YEAR([.H308])" office:value-type="float" office:value="2010">
            <text:p>2010</text:p>
          </table:table-cell>
          <table:table-cell table:formula="of:=ROUNDUP(MONTH([.H308])/3)" office:value-type="float" office:value="4">
            <text:p>4</text:p>
          </table:table-cell>
          <table:table-cell table:formula="of:=MONTH([.H308])" office:value-type="float" office:value="11">
            <text:p>11</text:p>
          </table:table-cell>
          <table:table-cell table:formula="of:=&quot;Nov &quot; &amp; [.B308]" office:value-type="string" office:string-value="Nov 2010">
            <text:p>Nov 2010</text:p>
          </table:table-cell>
          <table:table-cell table:formula="of:=DAY([.H308])" office:value-type="float" office:value="3">
            <text:p>3</text:p>
          </table:table-cell>
          <table:table-cell office:value-type="string">
            <text:p>Mi</text:p>
          </table:table-cell>
          <table:table-cell table:style-name="ce2" office:value-type="date" office:date-value="2010-11-03">
            <text:p>11/03/10</text:p>
          </table:table-cell>
        </table:table-row>
        <table:table-row table:style-name="ro1">
          <table:table-cell table:formula="of:=YEAR([.H309])&amp;RIGHT(&quot;0&quot;&amp;MONTH([.H309]);2)&amp;RIGHT(&quot;0&quot;&amp;DAY([.H309]);2)" office:value-type="string" office:string-value="20101104">
            <text:p>20101104</text:p>
          </table:table-cell>
          <table:table-cell table:formula="of:=YEAR([.H309])" office:value-type="float" office:value="2010">
            <text:p>2010</text:p>
          </table:table-cell>
          <table:table-cell table:formula="of:=ROUNDUP(MONTH([.H309])/3)" office:value-type="float" office:value="4">
            <text:p>4</text:p>
          </table:table-cell>
          <table:table-cell table:formula="of:=MONTH([.H309])" office:value-type="float" office:value="11">
            <text:p>11</text:p>
          </table:table-cell>
          <table:table-cell table:formula="of:=&quot;Nov &quot; &amp; [.B309]" office:value-type="string" office:string-value="Nov 2010">
            <text:p>Nov 2010</text:p>
          </table:table-cell>
          <table:table-cell table:formula="of:=DAY([.H309])" office:value-type="float" office:value="4">
            <text:p>4</text:p>
          </table:table-cell>
          <table:table-cell office:value-type="string">
            <text:p>Ju</text:p>
          </table:table-cell>
          <table:table-cell table:style-name="ce2" office:value-type="date" office:date-value="2010-11-04">
            <text:p>11/04/10</text:p>
          </table:table-cell>
        </table:table-row>
        <table:table-row table:style-name="ro1">
          <table:table-cell table:formula="of:=YEAR([.H310])&amp;RIGHT(&quot;0&quot;&amp;MONTH([.H310]);2)&amp;RIGHT(&quot;0&quot;&amp;DAY([.H310]);2)" office:value-type="string" office:string-value="20101105">
            <text:p>20101105</text:p>
          </table:table-cell>
          <table:table-cell table:formula="of:=YEAR([.H310])" office:value-type="float" office:value="2010">
            <text:p>2010</text:p>
          </table:table-cell>
          <table:table-cell table:formula="of:=ROUNDUP(MONTH([.H310])/3)" office:value-type="float" office:value="4">
            <text:p>4</text:p>
          </table:table-cell>
          <table:table-cell table:formula="of:=MONTH([.H310])" office:value-type="float" office:value="11">
            <text:p>11</text:p>
          </table:table-cell>
          <table:table-cell table:formula="of:=&quot;Nov &quot; &amp; [.B310]" office:value-type="string" office:string-value="Nov 2010">
            <text:p>Nov 2010</text:p>
          </table:table-cell>
          <table:table-cell table:formula="of:=DAY([.H310])" office:value-type="float" office:value="5">
            <text:p>5</text:p>
          </table:table-cell>
          <table:table-cell office:value-type="string">
            <text:p>Vi</text:p>
          </table:table-cell>
          <table:table-cell table:style-name="ce2" office:value-type="date" office:date-value="2010-11-05">
            <text:p>11/05/10</text:p>
          </table:table-cell>
        </table:table-row>
        <table:table-row table:style-name="ro1">
          <table:table-cell table:formula="of:=YEAR([.H311])&amp;RIGHT(&quot;0&quot;&amp;MONTH([.H311]);2)&amp;RIGHT(&quot;0&quot;&amp;DAY([.H311]);2)" office:value-type="string" office:string-value="20101106">
            <text:p>20101106</text:p>
          </table:table-cell>
          <table:table-cell table:formula="of:=YEAR([.H311])" office:value-type="float" office:value="2010">
            <text:p>2010</text:p>
          </table:table-cell>
          <table:table-cell table:formula="of:=ROUNDUP(MONTH([.H311])/3)" office:value-type="float" office:value="4">
            <text:p>4</text:p>
          </table:table-cell>
          <table:table-cell table:formula="of:=MONTH([.H311])" office:value-type="float" office:value="11">
            <text:p>11</text:p>
          </table:table-cell>
          <table:table-cell table:formula="of:=&quot;Nov &quot; &amp; [.B311]" office:value-type="string" office:string-value="Nov 2010">
            <text:p>Nov 2010</text:p>
          </table:table-cell>
          <table:table-cell table:formula="of:=DAY([.H311])" office:value-type="float" office:value="6">
            <text:p>6</text:p>
          </table:table-cell>
          <table:table-cell office:value-type="string">
            <text:p>Sa</text:p>
          </table:table-cell>
          <table:table-cell table:style-name="ce2" office:value-type="date" office:date-value="2010-11-06">
            <text:p>11/06/10</text:p>
          </table:table-cell>
        </table:table-row>
        <table:table-row table:style-name="ro1">
          <table:table-cell table:formula="of:=YEAR([.H312])&amp;RIGHT(&quot;0&quot;&amp;MONTH([.H312]);2)&amp;RIGHT(&quot;0&quot;&amp;DAY([.H312]);2)" office:value-type="string" office:string-value="20101107">
            <text:p>20101107</text:p>
          </table:table-cell>
          <table:table-cell table:formula="of:=YEAR([.H312])" office:value-type="float" office:value="2010">
            <text:p>2010</text:p>
          </table:table-cell>
          <table:table-cell table:formula="of:=ROUNDUP(MONTH([.H312])/3)" office:value-type="float" office:value="4">
            <text:p>4</text:p>
          </table:table-cell>
          <table:table-cell table:formula="of:=MONTH([.H312])" office:value-type="float" office:value="11">
            <text:p>11</text:p>
          </table:table-cell>
          <table:table-cell table:formula="of:=&quot;Nov &quot; &amp; [.B312]" office:value-type="string" office:string-value="Nov 2010">
            <text:p>Nov 2010</text:p>
          </table:table-cell>
          <table:table-cell table:formula="of:=DAY([.H312])" office:value-type="float" office:value="7">
            <text:p>7</text:p>
          </table:table-cell>
          <table:table-cell office:value-type="string">
            <text:p>Do</text:p>
          </table:table-cell>
          <table:table-cell table:style-name="ce2" office:value-type="date" office:date-value="2010-11-07">
            <text:p>11/07/10</text:p>
          </table:table-cell>
        </table:table-row>
        <table:table-row table:style-name="ro1">
          <table:table-cell table:formula="of:=YEAR([.H313])&amp;RIGHT(&quot;0&quot;&amp;MONTH([.H313]);2)&amp;RIGHT(&quot;0&quot;&amp;DAY([.H313]);2)" office:value-type="string" office:string-value="20101108">
            <text:p>20101108</text:p>
          </table:table-cell>
          <table:table-cell table:formula="of:=YEAR([.H313])" office:value-type="float" office:value="2010">
            <text:p>2010</text:p>
          </table:table-cell>
          <table:table-cell table:formula="of:=ROUNDUP(MONTH([.H313])/3)" office:value-type="float" office:value="4">
            <text:p>4</text:p>
          </table:table-cell>
          <table:table-cell table:formula="of:=MONTH([.H313])" office:value-type="float" office:value="11">
            <text:p>11</text:p>
          </table:table-cell>
          <table:table-cell table:formula="of:=&quot;Nov &quot; &amp; [.B313]" office:value-type="string" office:string-value="Nov 2010">
            <text:p>Nov 2010</text:p>
          </table:table-cell>
          <table:table-cell table:formula="of:=DAY([.H313])" office:value-type="float" office:value="8">
            <text:p>8</text:p>
          </table:table-cell>
          <table:table-cell office:value-type="string">
            <text:p>Lu</text:p>
          </table:table-cell>
          <table:table-cell table:style-name="ce2" office:value-type="date" office:date-value="2010-11-08">
            <text:p>11/08/10</text:p>
          </table:table-cell>
        </table:table-row>
        <table:table-row table:style-name="ro1">
          <table:table-cell table:formula="of:=YEAR([.H314])&amp;RIGHT(&quot;0&quot;&amp;MONTH([.H314]);2)&amp;RIGHT(&quot;0&quot;&amp;DAY([.H314]);2)" office:value-type="string" office:string-value="20101109">
            <text:p>20101109</text:p>
          </table:table-cell>
          <table:table-cell table:formula="of:=YEAR([.H314])" office:value-type="float" office:value="2010">
            <text:p>2010</text:p>
          </table:table-cell>
          <table:table-cell table:formula="of:=ROUNDUP(MONTH([.H314])/3)" office:value-type="float" office:value="4">
            <text:p>4</text:p>
          </table:table-cell>
          <table:table-cell table:formula="of:=MONTH([.H314])" office:value-type="float" office:value="11">
            <text:p>11</text:p>
          </table:table-cell>
          <table:table-cell table:formula="of:=&quot;Nov &quot; &amp; [.B314]" office:value-type="string" office:string-value="Nov 2010">
            <text:p>Nov 2010</text:p>
          </table:table-cell>
          <table:table-cell table:formula="of:=DAY([.H314])" office:value-type="float" office:value="9">
            <text:p>9</text:p>
          </table:table-cell>
          <table:table-cell office:value-type="string">
            <text:p>Ma</text:p>
          </table:table-cell>
          <table:table-cell table:style-name="ce2" office:value-type="date" office:date-value="2010-11-09">
            <text:p>11/09/10</text:p>
          </table:table-cell>
        </table:table-row>
        <table:table-row table:style-name="ro1">
          <table:table-cell table:formula="of:=YEAR([.H315])&amp;RIGHT(&quot;0&quot;&amp;MONTH([.H315]);2)&amp;RIGHT(&quot;0&quot;&amp;DAY([.H315]);2)" office:value-type="string" office:string-value="20101110">
            <text:p>20101110</text:p>
          </table:table-cell>
          <table:table-cell table:formula="of:=YEAR([.H315])" office:value-type="float" office:value="2010">
            <text:p>2010</text:p>
          </table:table-cell>
          <table:table-cell table:formula="of:=ROUNDUP(MONTH([.H315])/3)" office:value-type="float" office:value="4">
            <text:p>4</text:p>
          </table:table-cell>
          <table:table-cell table:formula="of:=MONTH([.H315])" office:value-type="float" office:value="11">
            <text:p>11</text:p>
          </table:table-cell>
          <table:table-cell table:formula="of:=&quot;Nov &quot; &amp; [.B315]" office:value-type="string" office:string-value="Nov 2010">
            <text:p>Nov 2010</text:p>
          </table:table-cell>
          <table:table-cell table:formula="of:=DAY([.H315])" office:value-type="float" office:value="10">
            <text:p>10</text:p>
          </table:table-cell>
          <table:table-cell office:value-type="string">
            <text:p>Mi</text:p>
          </table:table-cell>
          <table:table-cell table:style-name="ce2" office:value-type="date" office:date-value="2010-11-10">
            <text:p>11/10/10</text:p>
          </table:table-cell>
        </table:table-row>
        <table:table-row table:style-name="ro1">
          <table:table-cell table:formula="of:=YEAR([.H316])&amp;RIGHT(&quot;0&quot;&amp;MONTH([.H316]);2)&amp;RIGHT(&quot;0&quot;&amp;DAY([.H316]);2)" office:value-type="string" office:string-value="20101111">
            <text:p>20101111</text:p>
          </table:table-cell>
          <table:table-cell table:formula="of:=YEAR([.H316])" office:value-type="float" office:value="2010">
            <text:p>2010</text:p>
          </table:table-cell>
          <table:table-cell table:formula="of:=ROUNDUP(MONTH([.H316])/3)" office:value-type="float" office:value="4">
            <text:p>4</text:p>
          </table:table-cell>
          <table:table-cell table:formula="of:=MONTH([.H316])" office:value-type="float" office:value="11">
            <text:p>11</text:p>
          </table:table-cell>
          <table:table-cell table:formula="of:=&quot;Nov &quot; &amp; [.B316]" office:value-type="string" office:string-value="Nov 2010">
            <text:p>Nov 2010</text:p>
          </table:table-cell>
          <table:table-cell table:formula="of:=DAY([.H316])" office:value-type="float" office:value="11">
            <text:p>11</text:p>
          </table:table-cell>
          <table:table-cell office:value-type="string">
            <text:p>Ju</text:p>
          </table:table-cell>
          <table:table-cell table:style-name="ce2" office:value-type="date" office:date-value="2010-11-11">
            <text:p>11/11/10</text:p>
          </table:table-cell>
        </table:table-row>
        <table:table-row table:style-name="ro1">
          <table:table-cell table:formula="of:=YEAR([.H317])&amp;RIGHT(&quot;0&quot;&amp;MONTH([.H317]);2)&amp;RIGHT(&quot;0&quot;&amp;DAY([.H317]);2)" office:value-type="string" office:string-value="20101112">
            <text:p>20101112</text:p>
          </table:table-cell>
          <table:table-cell table:formula="of:=YEAR([.H317])" office:value-type="float" office:value="2010">
            <text:p>2010</text:p>
          </table:table-cell>
          <table:table-cell table:formula="of:=ROUNDUP(MONTH([.H317])/3)" office:value-type="float" office:value="4">
            <text:p>4</text:p>
          </table:table-cell>
          <table:table-cell table:formula="of:=MONTH([.H317])" office:value-type="float" office:value="11">
            <text:p>11</text:p>
          </table:table-cell>
          <table:table-cell table:formula="of:=&quot;Nov &quot; &amp; [.B317]" office:value-type="string" office:string-value="Nov 2010">
            <text:p>Nov 2010</text:p>
          </table:table-cell>
          <table:table-cell table:formula="of:=DAY([.H317])" office:value-type="float" office:value="12">
            <text:p>12</text:p>
          </table:table-cell>
          <table:table-cell office:value-type="string">
            <text:p>Vi</text:p>
          </table:table-cell>
          <table:table-cell table:style-name="ce2" office:value-type="date" office:date-value="2010-11-12">
            <text:p>11/12/10</text:p>
          </table:table-cell>
        </table:table-row>
        <table:table-row table:style-name="ro1">
          <table:table-cell table:formula="of:=YEAR([.H318])&amp;RIGHT(&quot;0&quot;&amp;MONTH([.H318]);2)&amp;RIGHT(&quot;0&quot;&amp;DAY([.H318]);2)" office:value-type="string" office:string-value="20101113">
            <text:p>20101113</text:p>
          </table:table-cell>
          <table:table-cell table:formula="of:=YEAR([.H318])" office:value-type="float" office:value="2010">
            <text:p>2010</text:p>
          </table:table-cell>
          <table:table-cell table:formula="of:=ROUNDUP(MONTH([.H318])/3)" office:value-type="float" office:value="4">
            <text:p>4</text:p>
          </table:table-cell>
          <table:table-cell table:formula="of:=MONTH([.H318])" office:value-type="float" office:value="11">
            <text:p>11</text:p>
          </table:table-cell>
          <table:table-cell table:formula="of:=&quot;Nov &quot; &amp; [.B318]" office:value-type="string" office:string-value="Nov 2010">
            <text:p>Nov 2010</text:p>
          </table:table-cell>
          <table:table-cell table:formula="of:=DAY([.H318])" office:value-type="float" office:value="13">
            <text:p>13</text:p>
          </table:table-cell>
          <table:table-cell office:value-type="string">
            <text:p>Sa</text:p>
          </table:table-cell>
          <table:table-cell table:style-name="ce2" office:value-type="date" office:date-value="2010-11-13">
            <text:p>11/13/10</text:p>
          </table:table-cell>
        </table:table-row>
        <table:table-row table:style-name="ro1">
          <table:table-cell table:formula="of:=YEAR([.H319])&amp;RIGHT(&quot;0&quot;&amp;MONTH([.H319]);2)&amp;RIGHT(&quot;0&quot;&amp;DAY([.H319]);2)" office:value-type="string" office:string-value="20101114">
            <text:p>20101114</text:p>
          </table:table-cell>
          <table:table-cell table:formula="of:=YEAR([.H319])" office:value-type="float" office:value="2010">
            <text:p>2010</text:p>
          </table:table-cell>
          <table:table-cell table:formula="of:=ROUNDUP(MONTH([.H319])/3)" office:value-type="float" office:value="4">
            <text:p>4</text:p>
          </table:table-cell>
          <table:table-cell table:formula="of:=MONTH([.H319])" office:value-type="float" office:value="11">
            <text:p>11</text:p>
          </table:table-cell>
          <table:table-cell table:formula="of:=&quot;Nov &quot; &amp; [.B319]" office:value-type="string" office:string-value="Nov 2010">
            <text:p>Nov 2010</text:p>
          </table:table-cell>
          <table:table-cell table:formula="of:=DAY([.H319])" office:value-type="float" office:value="14">
            <text:p>14</text:p>
          </table:table-cell>
          <table:table-cell office:value-type="string">
            <text:p>Do</text:p>
          </table:table-cell>
          <table:table-cell table:style-name="ce2" office:value-type="date" office:date-value="2010-11-14">
            <text:p>11/14/10</text:p>
          </table:table-cell>
        </table:table-row>
        <table:table-row table:style-name="ro1">
          <table:table-cell table:formula="of:=YEAR([.H320])&amp;RIGHT(&quot;0&quot;&amp;MONTH([.H320]);2)&amp;RIGHT(&quot;0&quot;&amp;DAY([.H320]);2)" office:value-type="string" office:string-value="20101115">
            <text:p>20101115</text:p>
          </table:table-cell>
          <table:table-cell table:formula="of:=YEAR([.H320])" office:value-type="float" office:value="2010">
            <text:p>2010</text:p>
          </table:table-cell>
          <table:table-cell table:formula="of:=ROUNDUP(MONTH([.H320])/3)" office:value-type="float" office:value="4">
            <text:p>4</text:p>
          </table:table-cell>
          <table:table-cell table:formula="of:=MONTH([.H320])" office:value-type="float" office:value="11">
            <text:p>11</text:p>
          </table:table-cell>
          <table:table-cell table:formula="of:=&quot;Nov &quot; &amp; [.B320]" office:value-type="string" office:string-value="Nov 2010">
            <text:p>Nov 2010</text:p>
          </table:table-cell>
          <table:table-cell table:formula="of:=DAY([.H320])" office:value-type="float" office:value="15">
            <text:p>15</text:p>
          </table:table-cell>
          <table:table-cell office:value-type="string">
            <text:p>Lu</text:p>
          </table:table-cell>
          <table:table-cell table:style-name="ce2" office:value-type="date" office:date-value="2010-11-15">
            <text:p>11/15/10</text:p>
          </table:table-cell>
        </table:table-row>
        <table:table-row table:style-name="ro1">
          <table:table-cell table:formula="of:=YEAR([.H321])&amp;RIGHT(&quot;0&quot;&amp;MONTH([.H321]);2)&amp;RIGHT(&quot;0&quot;&amp;DAY([.H321]);2)" office:value-type="string" office:string-value="20101116">
            <text:p>20101116</text:p>
          </table:table-cell>
          <table:table-cell table:formula="of:=YEAR([.H321])" office:value-type="float" office:value="2010">
            <text:p>2010</text:p>
          </table:table-cell>
          <table:table-cell table:formula="of:=ROUNDUP(MONTH([.H321])/3)" office:value-type="float" office:value="4">
            <text:p>4</text:p>
          </table:table-cell>
          <table:table-cell table:formula="of:=MONTH([.H321])" office:value-type="float" office:value="11">
            <text:p>11</text:p>
          </table:table-cell>
          <table:table-cell table:formula="of:=&quot;Nov &quot; &amp; [.B321]" office:value-type="string" office:string-value="Nov 2010">
            <text:p>Nov 2010</text:p>
          </table:table-cell>
          <table:table-cell table:formula="of:=DAY([.H321])" office:value-type="float" office:value="16">
            <text:p>16</text:p>
          </table:table-cell>
          <table:table-cell office:value-type="string">
            <text:p>Ma</text:p>
          </table:table-cell>
          <table:table-cell table:style-name="ce2" office:value-type="date" office:date-value="2010-11-16">
            <text:p>11/16/10</text:p>
          </table:table-cell>
        </table:table-row>
        <table:table-row table:style-name="ro1">
          <table:table-cell table:formula="of:=YEAR([.H322])&amp;RIGHT(&quot;0&quot;&amp;MONTH([.H322]);2)&amp;RIGHT(&quot;0&quot;&amp;DAY([.H322]);2)" office:value-type="string" office:string-value="20101117">
            <text:p>20101117</text:p>
          </table:table-cell>
          <table:table-cell table:formula="of:=YEAR([.H322])" office:value-type="float" office:value="2010">
            <text:p>2010</text:p>
          </table:table-cell>
          <table:table-cell table:formula="of:=ROUNDUP(MONTH([.H322])/3)" office:value-type="float" office:value="4">
            <text:p>4</text:p>
          </table:table-cell>
          <table:table-cell table:formula="of:=MONTH([.H322])" office:value-type="float" office:value="11">
            <text:p>11</text:p>
          </table:table-cell>
          <table:table-cell table:formula="of:=&quot;Nov &quot; &amp; [.B322]" office:value-type="string" office:string-value="Nov 2010">
            <text:p>Nov 2010</text:p>
          </table:table-cell>
          <table:table-cell table:formula="of:=DAY([.H322])" office:value-type="float" office:value="17">
            <text:p>17</text:p>
          </table:table-cell>
          <table:table-cell office:value-type="string">
            <text:p>Mi</text:p>
          </table:table-cell>
          <table:table-cell table:style-name="ce2" office:value-type="date" office:date-value="2010-11-17">
            <text:p>11/17/10</text:p>
          </table:table-cell>
        </table:table-row>
        <table:table-row table:style-name="ro1">
          <table:table-cell table:formula="of:=YEAR([.H323])&amp;RIGHT(&quot;0&quot;&amp;MONTH([.H323]);2)&amp;RIGHT(&quot;0&quot;&amp;DAY([.H323]);2)" office:value-type="string" office:string-value="20101118">
            <text:p>20101118</text:p>
          </table:table-cell>
          <table:table-cell table:formula="of:=YEAR([.H323])" office:value-type="float" office:value="2010">
            <text:p>2010</text:p>
          </table:table-cell>
          <table:table-cell table:formula="of:=ROUNDUP(MONTH([.H323])/3)" office:value-type="float" office:value="4">
            <text:p>4</text:p>
          </table:table-cell>
          <table:table-cell table:formula="of:=MONTH([.H323])" office:value-type="float" office:value="11">
            <text:p>11</text:p>
          </table:table-cell>
          <table:table-cell table:formula="of:=&quot;Nov &quot; &amp; [.B323]" office:value-type="string" office:string-value="Nov 2010">
            <text:p>Nov 2010</text:p>
          </table:table-cell>
          <table:table-cell table:formula="of:=DAY([.H323])" office:value-type="float" office:value="18">
            <text:p>18</text:p>
          </table:table-cell>
          <table:table-cell office:value-type="string">
            <text:p>Ju</text:p>
          </table:table-cell>
          <table:table-cell table:style-name="ce2" office:value-type="date" office:date-value="2010-11-18">
            <text:p>11/18/10</text:p>
          </table:table-cell>
        </table:table-row>
        <table:table-row table:style-name="ro1">
          <table:table-cell table:formula="of:=YEAR([.H324])&amp;RIGHT(&quot;0&quot;&amp;MONTH([.H324]);2)&amp;RIGHT(&quot;0&quot;&amp;DAY([.H324]);2)" office:value-type="string" office:string-value="20101119">
            <text:p>20101119</text:p>
          </table:table-cell>
          <table:table-cell table:formula="of:=YEAR([.H324])" office:value-type="float" office:value="2010">
            <text:p>2010</text:p>
          </table:table-cell>
          <table:table-cell table:formula="of:=ROUNDUP(MONTH([.H324])/3)" office:value-type="float" office:value="4">
            <text:p>4</text:p>
          </table:table-cell>
          <table:table-cell table:formula="of:=MONTH([.H324])" office:value-type="float" office:value="11">
            <text:p>11</text:p>
          </table:table-cell>
          <table:table-cell table:formula="of:=&quot;Nov &quot; &amp; [.B324]" office:value-type="string" office:string-value="Nov 2010">
            <text:p>Nov 2010</text:p>
          </table:table-cell>
          <table:table-cell table:formula="of:=DAY([.H324])" office:value-type="float" office:value="19">
            <text:p>19</text:p>
          </table:table-cell>
          <table:table-cell office:value-type="string">
            <text:p>Vi</text:p>
          </table:table-cell>
          <table:table-cell table:style-name="ce2" office:value-type="date" office:date-value="2010-11-19">
            <text:p>11/19/10</text:p>
          </table:table-cell>
        </table:table-row>
        <table:table-row table:style-name="ro1">
          <table:table-cell table:formula="of:=YEAR([.H325])&amp;RIGHT(&quot;0&quot;&amp;MONTH([.H325]);2)&amp;RIGHT(&quot;0&quot;&amp;DAY([.H325]);2)" office:value-type="string" office:string-value="20101120">
            <text:p>20101120</text:p>
          </table:table-cell>
          <table:table-cell table:formula="of:=YEAR([.H325])" office:value-type="float" office:value="2010">
            <text:p>2010</text:p>
          </table:table-cell>
          <table:table-cell table:formula="of:=ROUNDUP(MONTH([.H325])/3)" office:value-type="float" office:value="4">
            <text:p>4</text:p>
          </table:table-cell>
          <table:table-cell table:formula="of:=MONTH([.H325])" office:value-type="float" office:value="11">
            <text:p>11</text:p>
          </table:table-cell>
          <table:table-cell table:formula="of:=&quot;Nov &quot; &amp; [.B325]" office:value-type="string" office:string-value="Nov 2010">
            <text:p>Nov 2010</text:p>
          </table:table-cell>
          <table:table-cell table:formula="of:=DAY([.H325])" office:value-type="float" office:value="20">
            <text:p>20</text:p>
          </table:table-cell>
          <table:table-cell office:value-type="string">
            <text:p>Sa</text:p>
          </table:table-cell>
          <table:table-cell table:style-name="ce2" office:value-type="date" office:date-value="2010-11-20">
            <text:p>11/20/10</text:p>
          </table:table-cell>
        </table:table-row>
        <table:table-row table:style-name="ro1">
          <table:table-cell table:formula="of:=YEAR([.H326])&amp;RIGHT(&quot;0&quot;&amp;MONTH([.H326]);2)&amp;RIGHT(&quot;0&quot;&amp;DAY([.H326]);2)" office:value-type="string" office:string-value="20101121">
            <text:p>20101121</text:p>
          </table:table-cell>
          <table:table-cell table:formula="of:=YEAR([.H326])" office:value-type="float" office:value="2010">
            <text:p>2010</text:p>
          </table:table-cell>
          <table:table-cell table:formula="of:=ROUNDUP(MONTH([.H326])/3)" office:value-type="float" office:value="4">
            <text:p>4</text:p>
          </table:table-cell>
          <table:table-cell table:formula="of:=MONTH([.H326])" office:value-type="float" office:value="11">
            <text:p>11</text:p>
          </table:table-cell>
          <table:table-cell table:formula="of:=&quot;Nov &quot; &amp; [.B326]" office:value-type="string" office:string-value="Nov 2010">
            <text:p>Nov 2010</text:p>
          </table:table-cell>
          <table:table-cell table:formula="of:=DAY([.H326])" office:value-type="float" office:value="21">
            <text:p>21</text:p>
          </table:table-cell>
          <table:table-cell office:value-type="string">
            <text:p>Do</text:p>
          </table:table-cell>
          <table:table-cell table:style-name="ce2" office:value-type="date" office:date-value="2010-11-21">
            <text:p>11/21/10</text:p>
          </table:table-cell>
        </table:table-row>
        <table:table-row table:style-name="ro1">
          <table:table-cell table:formula="of:=YEAR([.H327])&amp;RIGHT(&quot;0&quot;&amp;MONTH([.H327]);2)&amp;RIGHT(&quot;0&quot;&amp;DAY([.H327]);2)" office:value-type="string" office:string-value="20101122">
            <text:p>20101122</text:p>
          </table:table-cell>
          <table:table-cell table:formula="of:=YEAR([.H327])" office:value-type="float" office:value="2010">
            <text:p>2010</text:p>
          </table:table-cell>
          <table:table-cell table:formula="of:=ROUNDUP(MONTH([.H327])/3)" office:value-type="float" office:value="4">
            <text:p>4</text:p>
          </table:table-cell>
          <table:table-cell table:formula="of:=MONTH([.H327])" office:value-type="float" office:value="11">
            <text:p>11</text:p>
          </table:table-cell>
          <table:table-cell table:formula="of:=&quot;Nov &quot; &amp; [.B327]" office:value-type="string" office:string-value="Nov 2010">
            <text:p>Nov 2010</text:p>
          </table:table-cell>
          <table:table-cell table:formula="of:=DAY([.H327])" office:value-type="float" office:value="22">
            <text:p>22</text:p>
          </table:table-cell>
          <table:table-cell office:value-type="string">
            <text:p>Lu</text:p>
          </table:table-cell>
          <table:table-cell table:style-name="ce2" office:value-type="date" office:date-value="2010-11-22">
            <text:p>11/22/10</text:p>
          </table:table-cell>
        </table:table-row>
        <table:table-row table:style-name="ro1">
          <table:table-cell table:formula="of:=YEAR([.H328])&amp;RIGHT(&quot;0&quot;&amp;MONTH([.H328]);2)&amp;RIGHT(&quot;0&quot;&amp;DAY([.H328]);2)" office:value-type="string" office:string-value="20101123">
            <text:p>20101123</text:p>
          </table:table-cell>
          <table:table-cell table:formula="of:=YEAR([.H328])" office:value-type="float" office:value="2010">
            <text:p>2010</text:p>
          </table:table-cell>
          <table:table-cell table:formula="of:=ROUNDUP(MONTH([.H328])/3)" office:value-type="float" office:value="4">
            <text:p>4</text:p>
          </table:table-cell>
          <table:table-cell table:formula="of:=MONTH([.H328])" office:value-type="float" office:value="11">
            <text:p>11</text:p>
          </table:table-cell>
          <table:table-cell table:formula="of:=&quot;Nov &quot; &amp; [.B328]" office:value-type="string" office:string-value="Nov 2010">
            <text:p>Nov 2010</text:p>
          </table:table-cell>
          <table:table-cell table:formula="of:=DAY([.H328])" office:value-type="float" office:value="23">
            <text:p>23</text:p>
          </table:table-cell>
          <table:table-cell office:value-type="string">
            <text:p>Ma</text:p>
          </table:table-cell>
          <table:table-cell table:style-name="ce2" office:value-type="date" office:date-value="2010-11-23">
            <text:p>11/23/10</text:p>
          </table:table-cell>
        </table:table-row>
        <table:table-row table:style-name="ro1">
          <table:table-cell table:formula="of:=YEAR([.H329])&amp;RIGHT(&quot;0&quot;&amp;MONTH([.H329]);2)&amp;RIGHT(&quot;0&quot;&amp;DAY([.H329]);2)" office:value-type="string" office:string-value="20101124">
            <text:p>20101124</text:p>
          </table:table-cell>
          <table:table-cell table:formula="of:=YEAR([.H329])" office:value-type="float" office:value="2010">
            <text:p>2010</text:p>
          </table:table-cell>
          <table:table-cell table:formula="of:=ROUNDUP(MONTH([.H329])/3)" office:value-type="float" office:value="4">
            <text:p>4</text:p>
          </table:table-cell>
          <table:table-cell table:formula="of:=MONTH([.H329])" office:value-type="float" office:value="11">
            <text:p>11</text:p>
          </table:table-cell>
          <table:table-cell table:formula="of:=&quot;Nov &quot; &amp; [.B329]" office:value-type="string" office:string-value="Nov 2010">
            <text:p>Nov 2010</text:p>
          </table:table-cell>
          <table:table-cell table:formula="of:=DAY([.H329])" office:value-type="float" office:value="24">
            <text:p>24</text:p>
          </table:table-cell>
          <table:table-cell office:value-type="string">
            <text:p>Mi</text:p>
          </table:table-cell>
          <table:table-cell table:style-name="ce2" office:value-type="date" office:date-value="2010-11-24">
            <text:p>11/24/10</text:p>
          </table:table-cell>
        </table:table-row>
        <table:table-row table:style-name="ro1">
          <table:table-cell table:formula="of:=YEAR([.H330])&amp;RIGHT(&quot;0&quot;&amp;MONTH([.H330]);2)&amp;RIGHT(&quot;0&quot;&amp;DAY([.H330]);2)" office:value-type="string" office:string-value="20101125">
            <text:p>20101125</text:p>
          </table:table-cell>
          <table:table-cell table:formula="of:=YEAR([.H330])" office:value-type="float" office:value="2010">
            <text:p>2010</text:p>
          </table:table-cell>
          <table:table-cell table:formula="of:=ROUNDUP(MONTH([.H330])/3)" office:value-type="float" office:value="4">
            <text:p>4</text:p>
          </table:table-cell>
          <table:table-cell table:formula="of:=MONTH([.H330])" office:value-type="float" office:value="11">
            <text:p>11</text:p>
          </table:table-cell>
          <table:table-cell table:formula="of:=&quot;Nov &quot; &amp; [.B330]" office:value-type="string" office:string-value="Nov 2010">
            <text:p>Nov 2010</text:p>
          </table:table-cell>
          <table:table-cell table:formula="of:=DAY([.H330])" office:value-type="float" office:value="25">
            <text:p>25</text:p>
          </table:table-cell>
          <table:table-cell office:value-type="string">
            <text:p>Ju</text:p>
          </table:table-cell>
          <table:table-cell table:style-name="ce2" office:value-type="date" office:date-value="2010-11-25">
            <text:p>11/25/10</text:p>
          </table:table-cell>
        </table:table-row>
        <table:table-row table:style-name="ro1">
          <table:table-cell table:formula="of:=YEAR([.H331])&amp;RIGHT(&quot;0&quot;&amp;MONTH([.H331]);2)&amp;RIGHT(&quot;0&quot;&amp;DAY([.H331]);2)" office:value-type="string" office:string-value="20101126">
            <text:p>20101126</text:p>
          </table:table-cell>
          <table:table-cell table:formula="of:=YEAR([.H331])" office:value-type="float" office:value="2010">
            <text:p>2010</text:p>
          </table:table-cell>
          <table:table-cell table:formula="of:=ROUNDUP(MONTH([.H331])/3)" office:value-type="float" office:value="4">
            <text:p>4</text:p>
          </table:table-cell>
          <table:table-cell table:formula="of:=MONTH([.H331])" office:value-type="float" office:value="11">
            <text:p>11</text:p>
          </table:table-cell>
          <table:table-cell table:formula="of:=&quot;Nov &quot; &amp; [.B331]" office:value-type="string" office:string-value="Nov 2010">
            <text:p>Nov 2010</text:p>
          </table:table-cell>
          <table:table-cell table:formula="of:=DAY([.H331])" office:value-type="float" office:value="26">
            <text:p>26</text:p>
          </table:table-cell>
          <table:table-cell office:value-type="string">
            <text:p>Vi</text:p>
          </table:table-cell>
          <table:table-cell table:style-name="ce2" office:value-type="date" office:date-value="2010-11-26">
            <text:p>11/26/10</text:p>
          </table:table-cell>
        </table:table-row>
        <table:table-row table:style-name="ro1">
          <table:table-cell table:formula="of:=YEAR([.H332])&amp;RIGHT(&quot;0&quot;&amp;MONTH([.H332]);2)&amp;RIGHT(&quot;0&quot;&amp;DAY([.H332]);2)" office:value-type="string" office:string-value="20101127">
            <text:p>20101127</text:p>
          </table:table-cell>
          <table:table-cell table:formula="of:=YEAR([.H332])" office:value-type="float" office:value="2010">
            <text:p>2010</text:p>
          </table:table-cell>
          <table:table-cell table:formula="of:=ROUNDUP(MONTH([.H332])/3)" office:value-type="float" office:value="4">
            <text:p>4</text:p>
          </table:table-cell>
          <table:table-cell table:formula="of:=MONTH([.H332])" office:value-type="float" office:value="11">
            <text:p>11</text:p>
          </table:table-cell>
          <table:table-cell table:formula="of:=&quot;Nov &quot; &amp; [.B332]" office:value-type="string" office:string-value="Nov 2010">
            <text:p>Nov 2010</text:p>
          </table:table-cell>
          <table:table-cell table:formula="of:=DAY([.H332])" office:value-type="float" office:value="27">
            <text:p>27</text:p>
          </table:table-cell>
          <table:table-cell office:value-type="string">
            <text:p>Sa</text:p>
          </table:table-cell>
          <table:table-cell table:style-name="ce2" office:value-type="date" office:date-value="2010-11-27">
            <text:p>11/27/10</text:p>
          </table:table-cell>
        </table:table-row>
        <table:table-row table:style-name="ro1">
          <table:table-cell table:formula="of:=YEAR([.H333])&amp;RIGHT(&quot;0&quot;&amp;MONTH([.H333]);2)&amp;RIGHT(&quot;0&quot;&amp;DAY([.H333]);2)" office:value-type="string" office:string-value="20101128">
            <text:p>20101128</text:p>
          </table:table-cell>
          <table:table-cell table:formula="of:=YEAR([.H333])" office:value-type="float" office:value="2010">
            <text:p>2010</text:p>
          </table:table-cell>
          <table:table-cell table:formula="of:=ROUNDUP(MONTH([.H333])/3)" office:value-type="float" office:value="4">
            <text:p>4</text:p>
          </table:table-cell>
          <table:table-cell table:formula="of:=MONTH([.H333])" office:value-type="float" office:value="11">
            <text:p>11</text:p>
          </table:table-cell>
          <table:table-cell table:formula="of:=&quot;Nov &quot; &amp; [.B333]" office:value-type="string" office:string-value="Nov 2010">
            <text:p>Nov 2010</text:p>
          </table:table-cell>
          <table:table-cell table:formula="of:=DAY([.H333])" office:value-type="float" office:value="28">
            <text:p>28</text:p>
          </table:table-cell>
          <table:table-cell office:value-type="string">
            <text:p>Do</text:p>
          </table:table-cell>
          <table:table-cell table:style-name="ce2" office:value-type="date" office:date-value="2010-11-28">
            <text:p>11/28/10</text:p>
          </table:table-cell>
        </table:table-row>
        <table:table-row table:style-name="ro1">
          <table:table-cell table:formula="of:=YEAR([.H334])&amp;RIGHT(&quot;0&quot;&amp;MONTH([.H334]);2)&amp;RIGHT(&quot;0&quot;&amp;DAY([.H334]);2)" office:value-type="string" office:string-value="20101129">
            <text:p>20101129</text:p>
          </table:table-cell>
          <table:table-cell table:formula="of:=YEAR([.H334])" office:value-type="float" office:value="2010">
            <text:p>2010</text:p>
          </table:table-cell>
          <table:table-cell table:formula="of:=ROUNDUP(MONTH([.H334])/3)" office:value-type="float" office:value="4">
            <text:p>4</text:p>
          </table:table-cell>
          <table:table-cell table:formula="of:=MONTH([.H334])" office:value-type="float" office:value="11">
            <text:p>11</text:p>
          </table:table-cell>
          <table:table-cell table:formula="of:=&quot;Nov &quot; &amp; [.B334]" office:value-type="string" office:string-value="Nov 2010">
            <text:p>Nov 2010</text:p>
          </table:table-cell>
          <table:table-cell table:formula="of:=DAY([.H334])" office:value-type="float" office:value="29">
            <text:p>29</text:p>
          </table:table-cell>
          <table:table-cell office:value-type="string">
            <text:p>Lu</text:p>
          </table:table-cell>
          <table:table-cell table:style-name="ce2" office:value-type="date" office:date-value="2010-11-29">
            <text:p>11/29/10</text:p>
          </table:table-cell>
        </table:table-row>
        <table:table-row table:style-name="ro1">
          <table:table-cell table:formula="of:=YEAR([.H335])&amp;RIGHT(&quot;0&quot;&amp;MONTH([.H335]);2)&amp;RIGHT(&quot;0&quot;&amp;DAY([.H335]);2)" office:value-type="string" office:string-value="20101130">
            <text:p>20101130</text:p>
          </table:table-cell>
          <table:table-cell table:formula="of:=YEAR([.H335])" office:value-type="float" office:value="2010">
            <text:p>2010</text:p>
          </table:table-cell>
          <table:table-cell table:formula="of:=ROUNDUP(MONTH([.H335])/3)" office:value-type="float" office:value="4">
            <text:p>4</text:p>
          </table:table-cell>
          <table:table-cell table:formula="of:=MONTH([.H335])" office:value-type="float" office:value="11">
            <text:p>11</text:p>
          </table:table-cell>
          <table:table-cell table:formula="of:=&quot;Nov &quot; &amp; [.B335]" office:value-type="string" office:string-value="Nov 2010">
            <text:p>Nov 2010</text:p>
          </table:table-cell>
          <table:table-cell table:formula="of:=DAY([.H335])" office:value-type="float" office:value="30">
            <text:p>30</text:p>
          </table:table-cell>
          <table:table-cell office:value-type="string">
            <text:p>Ma</text:p>
          </table:table-cell>
          <table:table-cell table:style-name="ce2" office:value-type="date" office:date-value="2010-11-30">
            <text:p>11/30/10</text:p>
          </table:table-cell>
        </table:table-row>
        <table:table-row table:style-name="ro1">
          <table:table-cell table:formula="of:=YEAR([.H336])&amp;RIGHT(&quot;0&quot;&amp;MONTH([.H336]);2)&amp;RIGHT(&quot;0&quot;&amp;DAY([.H336]);2)" office:value-type="string" office:string-value="20101201">
            <text:p>20101201</text:p>
          </table:table-cell>
          <table:table-cell table:formula="of:=YEAR([.H336])" office:value-type="float" office:value="2010">
            <text:p>2010</text:p>
          </table:table-cell>
          <table:table-cell table:formula="of:=ROUNDUP(MONTH([.H336])/3)" office:value-type="float" office:value="4">
            <text:p>4</text:p>
          </table:table-cell>
          <table:table-cell table:formula="of:=MONTH([.H336])" office:value-type="float" office:value="12">
            <text:p>12</text:p>
          </table:table-cell>
          <table:table-cell table:formula="of:=&quot;Dic &quot; &amp; [.B336]" office:value-type="string" office:string-value="Dic 2010">
            <text:p>Dic 2010</text:p>
          </table:table-cell>
          <table:table-cell table:formula="of:=DAY([.H336])" office:value-type="float" office:value="1">
            <text:p>1</text:p>
          </table:table-cell>
          <table:table-cell office:value-type="string">
            <text:p>Mi</text:p>
          </table:table-cell>
          <table:table-cell table:style-name="ce2" office:value-type="date" office:date-value="2010-12-01">
            <text:p>12/01/10</text:p>
          </table:table-cell>
        </table:table-row>
        <table:table-row table:style-name="ro1">
          <table:table-cell table:formula="of:=YEAR([.H337])&amp;RIGHT(&quot;0&quot;&amp;MONTH([.H337]);2)&amp;RIGHT(&quot;0&quot;&amp;DAY([.H337]);2)" office:value-type="string" office:string-value="20101202">
            <text:p>20101202</text:p>
          </table:table-cell>
          <table:table-cell table:formula="of:=YEAR([.H337])" office:value-type="float" office:value="2010">
            <text:p>2010</text:p>
          </table:table-cell>
          <table:table-cell table:formula="of:=ROUNDUP(MONTH([.H337])/3)" office:value-type="float" office:value="4">
            <text:p>4</text:p>
          </table:table-cell>
          <table:table-cell table:formula="of:=MONTH([.H337])" office:value-type="float" office:value="12">
            <text:p>12</text:p>
          </table:table-cell>
          <table:table-cell table:formula="of:=&quot;Dic &quot; &amp; [.B337]" office:value-type="string" office:string-value="Dic 2010">
            <text:p>Dic 2010</text:p>
          </table:table-cell>
          <table:table-cell table:formula="of:=DAY([.H337])" office:value-type="float" office:value="2">
            <text:p>2</text:p>
          </table:table-cell>
          <table:table-cell office:value-type="string">
            <text:p>Ju</text:p>
          </table:table-cell>
          <table:table-cell table:style-name="ce2" office:value-type="date" office:date-value="2010-12-02">
            <text:p>12/02/10</text:p>
          </table:table-cell>
        </table:table-row>
        <table:table-row table:style-name="ro1">
          <table:table-cell table:formula="of:=YEAR([.H338])&amp;RIGHT(&quot;0&quot;&amp;MONTH([.H338]);2)&amp;RIGHT(&quot;0&quot;&amp;DAY([.H338]);2)" office:value-type="string" office:string-value="20101203">
            <text:p>20101203</text:p>
          </table:table-cell>
          <table:table-cell table:formula="of:=YEAR([.H338])" office:value-type="float" office:value="2010">
            <text:p>2010</text:p>
          </table:table-cell>
          <table:table-cell table:formula="of:=ROUNDUP(MONTH([.H338])/3)" office:value-type="float" office:value="4">
            <text:p>4</text:p>
          </table:table-cell>
          <table:table-cell table:formula="of:=MONTH([.H338])" office:value-type="float" office:value="12">
            <text:p>12</text:p>
          </table:table-cell>
          <table:table-cell table:formula="of:=&quot;Dic &quot; &amp; [.B338]" office:value-type="string" office:string-value="Dic 2010">
            <text:p>Dic 2010</text:p>
          </table:table-cell>
          <table:table-cell table:formula="of:=DAY([.H338])" office:value-type="float" office:value="3">
            <text:p>3</text:p>
          </table:table-cell>
          <table:table-cell office:value-type="string">
            <text:p>Vi</text:p>
          </table:table-cell>
          <table:table-cell table:style-name="ce2" office:value-type="date" office:date-value="2010-12-03">
            <text:p>12/03/10</text:p>
          </table:table-cell>
        </table:table-row>
        <table:table-row table:style-name="ro1">
          <table:table-cell table:formula="of:=YEAR([.H339])&amp;RIGHT(&quot;0&quot;&amp;MONTH([.H339]);2)&amp;RIGHT(&quot;0&quot;&amp;DAY([.H339]);2)" office:value-type="string" office:string-value="20101204">
            <text:p>20101204</text:p>
          </table:table-cell>
          <table:table-cell table:formula="of:=YEAR([.H339])" office:value-type="float" office:value="2010">
            <text:p>2010</text:p>
          </table:table-cell>
          <table:table-cell table:formula="of:=ROUNDUP(MONTH([.H339])/3)" office:value-type="float" office:value="4">
            <text:p>4</text:p>
          </table:table-cell>
          <table:table-cell table:formula="of:=MONTH([.H339])" office:value-type="float" office:value="12">
            <text:p>12</text:p>
          </table:table-cell>
          <table:table-cell table:formula="of:=&quot;Dic &quot; &amp; [.B339]" office:value-type="string" office:string-value="Dic 2010">
            <text:p>Dic 2010</text:p>
          </table:table-cell>
          <table:table-cell table:formula="of:=DAY([.H339])" office:value-type="float" office:value="4">
            <text:p>4</text:p>
          </table:table-cell>
          <table:table-cell office:value-type="string">
            <text:p>Sa</text:p>
          </table:table-cell>
          <table:table-cell table:style-name="ce2" office:value-type="date" office:date-value="2010-12-04">
            <text:p>12/04/10</text:p>
          </table:table-cell>
        </table:table-row>
        <table:table-row table:style-name="ro1">
          <table:table-cell table:formula="of:=YEAR([.H340])&amp;RIGHT(&quot;0&quot;&amp;MONTH([.H340]);2)&amp;RIGHT(&quot;0&quot;&amp;DAY([.H340]);2)" office:value-type="string" office:string-value="20101205">
            <text:p>20101205</text:p>
          </table:table-cell>
          <table:table-cell table:formula="of:=YEAR([.H340])" office:value-type="float" office:value="2010">
            <text:p>2010</text:p>
          </table:table-cell>
          <table:table-cell table:formula="of:=ROUNDUP(MONTH([.H340])/3)" office:value-type="float" office:value="4">
            <text:p>4</text:p>
          </table:table-cell>
          <table:table-cell table:formula="of:=MONTH([.H340])" office:value-type="float" office:value="12">
            <text:p>12</text:p>
          </table:table-cell>
          <table:table-cell table:formula="of:=&quot;Dic &quot; &amp; [.B340]" office:value-type="string" office:string-value="Dic 2010">
            <text:p>Dic 2010</text:p>
          </table:table-cell>
          <table:table-cell table:formula="of:=DAY([.H340])" office:value-type="float" office:value="5">
            <text:p>5</text:p>
          </table:table-cell>
          <table:table-cell office:value-type="string">
            <text:p>Do</text:p>
          </table:table-cell>
          <table:table-cell table:style-name="ce2" office:value-type="date" office:date-value="2010-12-05">
            <text:p>12/05/10</text:p>
          </table:table-cell>
        </table:table-row>
        <table:table-row table:style-name="ro1">
          <table:table-cell table:formula="of:=YEAR([.H341])&amp;RIGHT(&quot;0&quot;&amp;MONTH([.H341]);2)&amp;RIGHT(&quot;0&quot;&amp;DAY([.H341]);2)" office:value-type="string" office:string-value="20101206">
            <text:p>20101206</text:p>
          </table:table-cell>
          <table:table-cell table:formula="of:=YEAR([.H341])" office:value-type="float" office:value="2010">
            <text:p>2010</text:p>
          </table:table-cell>
          <table:table-cell table:formula="of:=ROUNDUP(MONTH([.H341])/3)" office:value-type="float" office:value="4">
            <text:p>4</text:p>
          </table:table-cell>
          <table:table-cell table:formula="of:=MONTH([.H341])" office:value-type="float" office:value="12">
            <text:p>12</text:p>
          </table:table-cell>
          <table:table-cell table:formula="of:=&quot;Dic &quot; &amp; [.B341]" office:value-type="string" office:string-value="Dic 2010">
            <text:p>Dic 2010</text:p>
          </table:table-cell>
          <table:table-cell table:formula="of:=DAY([.H341])" office:value-type="float" office:value="6">
            <text:p>6</text:p>
          </table:table-cell>
          <table:table-cell office:value-type="string">
            <text:p>Lu</text:p>
          </table:table-cell>
          <table:table-cell table:style-name="ce2" office:value-type="date" office:date-value="2010-12-06">
            <text:p>12/06/10</text:p>
          </table:table-cell>
        </table:table-row>
        <table:table-row table:style-name="ro1">
          <table:table-cell table:formula="of:=YEAR([.H342])&amp;RIGHT(&quot;0&quot;&amp;MONTH([.H342]);2)&amp;RIGHT(&quot;0&quot;&amp;DAY([.H342]);2)" office:value-type="string" office:string-value="20101207">
            <text:p>20101207</text:p>
          </table:table-cell>
          <table:table-cell table:formula="of:=YEAR([.H342])" office:value-type="float" office:value="2010">
            <text:p>2010</text:p>
          </table:table-cell>
          <table:table-cell table:formula="of:=ROUNDUP(MONTH([.H342])/3)" office:value-type="float" office:value="4">
            <text:p>4</text:p>
          </table:table-cell>
          <table:table-cell table:formula="of:=MONTH([.H342])" office:value-type="float" office:value="12">
            <text:p>12</text:p>
          </table:table-cell>
          <table:table-cell table:formula="of:=&quot;Dic &quot; &amp; [.B342]" office:value-type="string" office:string-value="Dic 2010">
            <text:p>Dic 2010</text:p>
          </table:table-cell>
          <table:table-cell table:formula="of:=DAY([.H342])" office:value-type="float" office:value="7">
            <text:p>7</text:p>
          </table:table-cell>
          <table:table-cell office:value-type="string">
            <text:p>Ma</text:p>
          </table:table-cell>
          <table:table-cell table:style-name="ce2" office:value-type="date" office:date-value="2010-12-07">
            <text:p>12/07/10</text:p>
          </table:table-cell>
        </table:table-row>
        <table:table-row table:style-name="ro1">
          <table:table-cell table:formula="of:=YEAR([.H343])&amp;RIGHT(&quot;0&quot;&amp;MONTH([.H343]);2)&amp;RIGHT(&quot;0&quot;&amp;DAY([.H343]);2)" office:value-type="string" office:string-value="20101208">
            <text:p>20101208</text:p>
          </table:table-cell>
          <table:table-cell table:formula="of:=YEAR([.H343])" office:value-type="float" office:value="2010">
            <text:p>2010</text:p>
          </table:table-cell>
          <table:table-cell table:formula="of:=ROUNDUP(MONTH([.H343])/3)" office:value-type="float" office:value="4">
            <text:p>4</text:p>
          </table:table-cell>
          <table:table-cell table:formula="of:=MONTH([.H343])" office:value-type="float" office:value="12">
            <text:p>12</text:p>
          </table:table-cell>
          <table:table-cell table:formula="of:=&quot;Dic &quot; &amp; [.B343]" office:value-type="string" office:string-value="Dic 2010">
            <text:p>Dic 2010</text:p>
          </table:table-cell>
          <table:table-cell table:formula="of:=DAY([.H343])" office:value-type="float" office:value="8">
            <text:p>8</text:p>
          </table:table-cell>
          <table:table-cell office:value-type="string">
            <text:p>Mi</text:p>
          </table:table-cell>
          <table:table-cell table:style-name="ce2" office:value-type="date" office:date-value="2010-12-08">
            <text:p>12/08/10</text:p>
          </table:table-cell>
        </table:table-row>
        <table:table-row table:style-name="ro1">
          <table:table-cell table:formula="of:=YEAR([.H344])&amp;RIGHT(&quot;0&quot;&amp;MONTH([.H344]);2)&amp;RIGHT(&quot;0&quot;&amp;DAY([.H344]);2)" office:value-type="string" office:string-value="20101209">
            <text:p>20101209</text:p>
          </table:table-cell>
          <table:table-cell table:formula="of:=YEAR([.H344])" office:value-type="float" office:value="2010">
            <text:p>2010</text:p>
          </table:table-cell>
          <table:table-cell table:formula="of:=ROUNDUP(MONTH([.H344])/3)" office:value-type="float" office:value="4">
            <text:p>4</text:p>
          </table:table-cell>
          <table:table-cell table:formula="of:=MONTH([.H344])" office:value-type="float" office:value="12">
            <text:p>12</text:p>
          </table:table-cell>
          <table:table-cell table:formula="of:=&quot;Dic &quot; &amp; [.B344]" office:value-type="string" office:string-value="Dic 2010">
            <text:p>Dic 2010</text:p>
          </table:table-cell>
          <table:table-cell table:formula="of:=DAY([.H344])" office:value-type="float" office:value="9">
            <text:p>9</text:p>
          </table:table-cell>
          <table:table-cell office:value-type="string">
            <text:p>Ju</text:p>
          </table:table-cell>
          <table:table-cell table:style-name="ce2" office:value-type="date" office:date-value="2010-12-09">
            <text:p>12/09/10</text:p>
          </table:table-cell>
        </table:table-row>
        <table:table-row table:style-name="ro1">
          <table:table-cell table:formula="of:=YEAR([.H345])&amp;RIGHT(&quot;0&quot;&amp;MONTH([.H345]);2)&amp;RIGHT(&quot;0&quot;&amp;DAY([.H345]);2)" office:value-type="string" office:string-value="20101210">
            <text:p>20101210</text:p>
          </table:table-cell>
          <table:table-cell table:formula="of:=YEAR([.H345])" office:value-type="float" office:value="2010">
            <text:p>2010</text:p>
          </table:table-cell>
          <table:table-cell table:formula="of:=ROUNDUP(MONTH([.H345])/3)" office:value-type="float" office:value="4">
            <text:p>4</text:p>
          </table:table-cell>
          <table:table-cell table:formula="of:=MONTH([.H345])" office:value-type="float" office:value="12">
            <text:p>12</text:p>
          </table:table-cell>
          <table:table-cell table:formula="of:=&quot;Dic &quot; &amp; [.B345]" office:value-type="string" office:string-value="Dic 2010">
            <text:p>Dic 2010</text:p>
          </table:table-cell>
          <table:table-cell table:formula="of:=DAY([.H345])" office:value-type="float" office:value="10">
            <text:p>10</text:p>
          </table:table-cell>
          <table:table-cell office:value-type="string">
            <text:p>Vi</text:p>
          </table:table-cell>
          <table:table-cell table:style-name="ce2" office:value-type="date" office:date-value="2010-12-10">
            <text:p>12/10/10</text:p>
          </table:table-cell>
        </table:table-row>
        <table:table-row table:style-name="ro1">
          <table:table-cell table:formula="of:=YEAR([.H346])&amp;RIGHT(&quot;0&quot;&amp;MONTH([.H346]);2)&amp;RIGHT(&quot;0&quot;&amp;DAY([.H346]);2)" office:value-type="string" office:string-value="20101211">
            <text:p>20101211</text:p>
          </table:table-cell>
          <table:table-cell table:formula="of:=YEAR([.H346])" office:value-type="float" office:value="2010">
            <text:p>2010</text:p>
          </table:table-cell>
          <table:table-cell table:formula="of:=ROUNDUP(MONTH([.H346])/3)" office:value-type="float" office:value="4">
            <text:p>4</text:p>
          </table:table-cell>
          <table:table-cell table:formula="of:=MONTH([.H346])" office:value-type="float" office:value="12">
            <text:p>12</text:p>
          </table:table-cell>
          <table:table-cell table:formula="of:=&quot;Dic &quot; &amp; [.B346]" office:value-type="string" office:string-value="Dic 2010">
            <text:p>Dic 2010</text:p>
          </table:table-cell>
          <table:table-cell table:formula="of:=DAY([.H346])" office:value-type="float" office:value="11">
            <text:p>11</text:p>
          </table:table-cell>
          <table:table-cell office:value-type="string">
            <text:p>Sa</text:p>
          </table:table-cell>
          <table:table-cell table:style-name="ce2" office:value-type="date" office:date-value="2010-12-11">
            <text:p>12/11/10</text:p>
          </table:table-cell>
        </table:table-row>
        <table:table-row table:style-name="ro1">
          <table:table-cell table:formula="of:=YEAR([.H347])&amp;RIGHT(&quot;0&quot;&amp;MONTH([.H347]);2)&amp;RIGHT(&quot;0&quot;&amp;DAY([.H347]);2)" office:value-type="string" office:string-value="20101212">
            <text:p>20101212</text:p>
          </table:table-cell>
          <table:table-cell table:formula="of:=YEAR([.H347])" office:value-type="float" office:value="2010">
            <text:p>2010</text:p>
          </table:table-cell>
          <table:table-cell table:formula="of:=ROUNDUP(MONTH([.H347])/3)" office:value-type="float" office:value="4">
            <text:p>4</text:p>
          </table:table-cell>
          <table:table-cell table:formula="of:=MONTH([.H347])" office:value-type="float" office:value="12">
            <text:p>12</text:p>
          </table:table-cell>
          <table:table-cell table:formula="of:=&quot;Dic &quot; &amp; [.B347]" office:value-type="string" office:string-value="Dic 2010">
            <text:p>Dic 2010</text:p>
          </table:table-cell>
          <table:table-cell table:formula="of:=DAY([.H347])" office:value-type="float" office:value="12">
            <text:p>12</text:p>
          </table:table-cell>
          <table:table-cell office:value-type="string">
            <text:p>Do</text:p>
          </table:table-cell>
          <table:table-cell table:style-name="ce2" office:value-type="date" office:date-value="2010-12-12">
            <text:p>12/12/10</text:p>
          </table:table-cell>
        </table:table-row>
        <table:table-row table:style-name="ro1">
          <table:table-cell table:formula="of:=YEAR([.H348])&amp;RIGHT(&quot;0&quot;&amp;MONTH([.H348]);2)&amp;RIGHT(&quot;0&quot;&amp;DAY([.H348]);2)" office:value-type="string" office:string-value="20101213">
            <text:p>20101213</text:p>
          </table:table-cell>
          <table:table-cell table:formula="of:=YEAR([.H348])" office:value-type="float" office:value="2010">
            <text:p>2010</text:p>
          </table:table-cell>
          <table:table-cell table:formula="of:=ROUNDUP(MONTH([.H348])/3)" office:value-type="float" office:value="4">
            <text:p>4</text:p>
          </table:table-cell>
          <table:table-cell table:formula="of:=MONTH([.H348])" office:value-type="float" office:value="12">
            <text:p>12</text:p>
          </table:table-cell>
          <table:table-cell table:formula="of:=&quot;Dic &quot; &amp; [.B348]" office:value-type="string" office:string-value="Dic 2010">
            <text:p>Dic 2010</text:p>
          </table:table-cell>
          <table:table-cell table:formula="of:=DAY([.H348])" office:value-type="float" office:value="13">
            <text:p>13</text:p>
          </table:table-cell>
          <table:table-cell office:value-type="string">
            <text:p>Lu</text:p>
          </table:table-cell>
          <table:table-cell table:style-name="ce2" office:value-type="date" office:date-value="2010-12-13">
            <text:p>12/13/10</text:p>
          </table:table-cell>
        </table:table-row>
        <table:table-row table:style-name="ro1">
          <table:table-cell table:formula="of:=YEAR([.H349])&amp;RIGHT(&quot;0&quot;&amp;MONTH([.H349]);2)&amp;RIGHT(&quot;0&quot;&amp;DAY([.H349]);2)" office:value-type="string" office:string-value="20101214">
            <text:p>20101214</text:p>
          </table:table-cell>
          <table:table-cell table:formula="of:=YEAR([.H349])" office:value-type="float" office:value="2010">
            <text:p>2010</text:p>
          </table:table-cell>
          <table:table-cell table:formula="of:=ROUNDUP(MONTH([.H349])/3)" office:value-type="float" office:value="4">
            <text:p>4</text:p>
          </table:table-cell>
          <table:table-cell table:formula="of:=MONTH([.H349])" office:value-type="float" office:value="12">
            <text:p>12</text:p>
          </table:table-cell>
          <table:table-cell table:formula="of:=&quot;Dic &quot; &amp; [.B349]" office:value-type="string" office:string-value="Dic 2010">
            <text:p>Dic 2010</text:p>
          </table:table-cell>
          <table:table-cell table:formula="of:=DAY([.H349])" office:value-type="float" office:value="14">
            <text:p>14</text:p>
          </table:table-cell>
          <table:table-cell office:value-type="string">
            <text:p>Ma</text:p>
          </table:table-cell>
          <table:table-cell table:style-name="ce2" office:value-type="date" office:date-value="2010-12-14">
            <text:p>12/14/10</text:p>
          </table:table-cell>
        </table:table-row>
        <table:table-row table:style-name="ro1">
          <table:table-cell table:formula="of:=YEAR([.H350])&amp;RIGHT(&quot;0&quot;&amp;MONTH([.H350]);2)&amp;RIGHT(&quot;0&quot;&amp;DAY([.H350]);2)" office:value-type="string" office:string-value="20101215">
            <text:p>20101215</text:p>
          </table:table-cell>
          <table:table-cell table:formula="of:=YEAR([.H350])" office:value-type="float" office:value="2010">
            <text:p>2010</text:p>
          </table:table-cell>
          <table:table-cell table:formula="of:=ROUNDUP(MONTH([.H350])/3)" office:value-type="float" office:value="4">
            <text:p>4</text:p>
          </table:table-cell>
          <table:table-cell table:formula="of:=MONTH([.H350])" office:value-type="float" office:value="12">
            <text:p>12</text:p>
          </table:table-cell>
          <table:table-cell table:formula="of:=&quot;Dic &quot; &amp; [.B350]" office:value-type="string" office:string-value="Dic 2010">
            <text:p>Dic 2010</text:p>
          </table:table-cell>
          <table:table-cell table:formula="of:=DAY([.H350])" office:value-type="float" office:value="15">
            <text:p>15</text:p>
          </table:table-cell>
          <table:table-cell office:value-type="string">
            <text:p>Mi</text:p>
          </table:table-cell>
          <table:table-cell table:style-name="ce2" office:value-type="date" office:date-value="2010-12-15">
            <text:p>12/15/10</text:p>
          </table:table-cell>
        </table:table-row>
        <table:table-row table:style-name="ro1">
          <table:table-cell table:formula="of:=YEAR([.H351])&amp;RIGHT(&quot;0&quot;&amp;MONTH([.H351]);2)&amp;RIGHT(&quot;0&quot;&amp;DAY([.H351]);2)" office:value-type="string" office:string-value="20101216">
            <text:p>20101216</text:p>
          </table:table-cell>
          <table:table-cell table:formula="of:=YEAR([.H351])" office:value-type="float" office:value="2010">
            <text:p>2010</text:p>
          </table:table-cell>
          <table:table-cell table:formula="of:=ROUNDUP(MONTH([.H351])/3)" office:value-type="float" office:value="4">
            <text:p>4</text:p>
          </table:table-cell>
          <table:table-cell table:formula="of:=MONTH([.H351])" office:value-type="float" office:value="12">
            <text:p>12</text:p>
          </table:table-cell>
          <table:table-cell table:formula="of:=&quot;Dic &quot; &amp; [.B351]" office:value-type="string" office:string-value="Dic 2010">
            <text:p>Dic 2010</text:p>
          </table:table-cell>
          <table:table-cell table:formula="of:=DAY([.H351])" office:value-type="float" office:value="16">
            <text:p>16</text:p>
          </table:table-cell>
          <table:table-cell office:value-type="string">
            <text:p>Ju</text:p>
          </table:table-cell>
          <table:table-cell table:style-name="ce2" office:value-type="date" office:date-value="2010-12-16">
            <text:p>12/16/10</text:p>
          </table:table-cell>
        </table:table-row>
        <table:table-row table:style-name="ro1">
          <table:table-cell table:formula="of:=YEAR([.H352])&amp;RIGHT(&quot;0&quot;&amp;MONTH([.H352]);2)&amp;RIGHT(&quot;0&quot;&amp;DAY([.H352]);2)" office:value-type="string" office:string-value="20101217">
            <text:p>20101217</text:p>
          </table:table-cell>
          <table:table-cell table:formula="of:=YEAR([.H352])" office:value-type="float" office:value="2010">
            <text:p>2010</text:p>
          </table:table-cell>
          <table:table-cell table:formula="of:=ROUNDUP(MONTH([.H352])/3)" office:value-type="float" office:value="4">
            <text:p>4</text:p>
          </table:table-cell>
          <table:table-cell table:formula="of:=MONTH([.H352])" office:value-type="float" office:value="12">
            <text:p>12</text:p>
          </table:table-cell>
          <table:table-cell table:formula="of:=&quot;Dic &quot; &amp; [.B352]" office:value-type="string" office:string-value="Dic 2010">
            <text:p>Dic 2010</text:p>
          </table:table-cell>
          <table:table-cell table:formula="of:=DAY([.H352])" office:value-type="float" office:value="17">
            <text:p>17</text:p>
          </table:table-cell>
          <table:table-cell office:value-type="string">
            <text:p>Vi</text:p>
          </table:table-cell>
          <table:table-cell table:style-name="ce2" office:value-type="date" office:date-value="2010-12-17">
            <text:p>12/17/10</text:p>
          </table:table-cell>
        </table:table-row>
        <table:table-row table:style-name="ro1">
          <table:table-cell table:formula="of:=YEAR([.H353])&amp;RIGHT(&quot;0&quot;&amp;MONTH([.H353]);2)&amp;RIGHT(&quot;0&quot;&amp;DAY([.H353]);2)" office:value-type="string" office:string-value="20101218">
            <text:p>20101218</text:p>
          </table:table-cell>
          <table:table-cell table:formula="of:=YEAR([.H353])" office:value-type="float" office:value="2010">
            <text:p>2010</text:p>
          </table:table-cell>
          <table:table-cell table:formula="of:=ROUNDUP(MONTH([.H353])/3)" office:value-type="float" office:value="4">
            <text:p>4</text:p>
          </table:table-cell>
          <table:table-cell table:formula="of:=MONTH([.H353])" office:value-type="float" office:value="12">
            <text:p>12</text:p>
          </table:table-cell>
          <table:table-cell table:formula="of:=&quot;Dic &quot; &amp; [.B353]" office:value-type="string" office:string-value="Dic 2010">
            <text:p>Dic 2010</text:p>
          </table:table-cell>
          <table:table-cell table:formula="of:=DAY([.H353])" office:value-type="float" office:value="18">
            <text:p>18</text:p>
          </table:table-cell>
          <table:table-cell office:value-type="string">
            <text:p>Sa</text:p>
          </table:table-cell>
          <table:table-cell table:style-name="ce2" office:value-type="date" office:date-value="2010-12-18">
            <text:p>12/18/10</text:p>
          </table:table-cell>
        </table:table-row>
        <table:table-row table:style-name="ro1">
          <table:table-cell table:formula="of:=YEAR([.H354])&amp;RIGHT(&quot;0&quot;&amp;MONTH([.H354]);2)&amp;RIGHT(&quot;0&quot;&amp;DAY([.H354]);2)" office:value-type="string" office:string-value="20101219">
            <text:p>20101219</text:p>
          </table:table-cell>
          <table:table-cell table:formula="of:=YEAR([.H354])" office:value-type="float" office:value="2010">
            <text:p>2010</text:p>
          </table:table-cell>
          <table:table-cell table:formula="of:=ROUNDUP(MONTH([.H354])/3)" office:value-type="float" office:value="4">
            <text:p>4</text:p>
          </table:table-cell>
          <table:table-cell table:formula="of:=MONTH([.H354])" office:value-type="float" office:value="12">
            <text:p>12</text:p>
          </table:table-cell>
          <table:table-cell table:formula="of:=&quot;Dic &quot; &amp; [.B354]" office:value-type="string" office:string-value="Dic 2010">
            <text:p>Dic 2010</text:p>
          </table:table-cell>
          <table:table-cell table:formula="of:=DAY([.H354])" office:value-type="float" office:value="19">
            <text:p>19</text:p>
          </table:table-cell>
          <table:table-cell office:value-type="string">
            <text:p>Do</text:p>
          </table:table-cell>
          <table:table-cell table:style-name="ce2" office:value-type="date" office:date-value="2010-12-19">
            <text:p>12/19/10</text:p>
          </table:table-cell>
        </table:table-row>
        <table:table-row table:style-name="ro1">
          <table:table-cell table:formula="of:=YEAR([.H355])&amp;RIGHT(&quot;0&quot;&amp;MONTH([.H355]);2)&amp;RIGHT(&quot;0&quot;&amp;DAY([.H355]);2)" office:value-type="string" office:string-value="20101220">
            <text:p>20101220</text:p>
          </table:table-cell>
          <table:table-cell table:formula="of:=YEAR([.H355])" office:value-type="float" office:value="2010">
            <text:p>2010</text:p>
          </table:table-cell>
          <table:table-cell table:formula="of:=ROUNDUP(MONTH([.H355])/3)" office:value-type="float" office:value="4">
            <text:p>4</text:p>
          </table:table-cell>
          <table:table-cell table:formula="of:=MONTH([.H355])" office:value-type="float" office:value="12">
            <text:p>12</text:p>
          </table:table-cell>
          <table:table-cell table:formula="of:=&quot;Dic &quot; &amp; [.B355]" office:value-type="string" office:string-value="Dic 2010">
            <text:p>Dic 2010</text:p>
          </table:table-cell>
          <table:table-cell table:formula="of:=DAY([.H355])" office:value-type="float" office:value="20">
            <text:p>20</text:p>
          </table:table-cell>
          <table:table-cell office:value-type="string">
            <text:p>Lu</text:p>
          </table:table-cell>
          <table:table-cell table:style-name="ce2" office:value-type="date" office:date-value="2010-12-20">
            <text:p>12/20/10</text:p>
          </table:table-cell>
        </table:table-row>
        <table:table-row table:style-name="ro1">
          <table:table-cell table:formula="of:=YEAR([.H356])&amp;RIGHT(&quot;0&quot;&amp;MONTH([.H356]);2)&amp;RIGHT(&quot;0&quot;&amp;DAY([.H356]);2)" office:value-type="string" office:string-value="20101221">
            <text:p>20101221</text:p>
          </table:table-cell>
          <table:table-cell table:formula="of:=YEAR([.H356])" office:value-type="float" office:value="2010">
            <text:p>2010</text:p>
          </table:table-cell>
          <table:table-cell table:formula="of:=ROUNDUP(MONTH([.H356])/3)" office:value-type="float" office:value="4">
            <text:p>4</text:p>
          </table:table-cell>
          <table:table-cell table:formula="of:=MONTH([.H356])" office:value-type="float" office:value="12">
            <text:p>12</text:p>
          </table:table-cell>
          <table:table-cell table:formula="of:=&quot;Dic &quot; &amp; [.B356]" office:value-type="string" office:string-value="Dic 2010">
            <text:p>Dic 2010</text:p>
          </table:table-cell>
          <table:table-cell table:formula="of:=DAY([.H356])" office:value-type="float" office:value="21">
            <text:p>21</text:p>
          </table:table-cell>
          <table:table-cell office:value-type="string">
            <text:p>Ma</text:p>
          </table:table-cell>
          <table:table-cell table:style-name="ce2" office:value-type="date" office:date-value="2010-12-21">
            <text:p>12/21/10</text:p>
          </table:table-cell>
        </table:table-row>
        <table:table-row table:style-name="ro1">
          <table:table-cell table:formula="of:=YEAR([.H357])&amp;RIGHT(&quot;0&quot;&amp;MONTH([.H357]);2)&amp;RIGHT(&quot;0&quot;&amp;DAY([.H357]);2)" office:value-type="string" office:string-value="20101222">
            <text:p>20101222</text:p>
          </table:table-cell>
          <table:table-cell table:formula="of:=YEAR([.H357])" office:value-type="float" office:value="2010">
            <text:p>2010</text:p>
          </table:table-cell>
          <table:table-cell table:formula="of:=ROUNDUP(MONTH([.H357])/3)" office:value-type="float" office:value="4">
            <text:p>4</text:p>
          </table:table-cell>
          <table:table-cell table:formula="of:=MONTH([.H357])" office:value-type="float" office:value="12">
            <text:p>12</text:p>
          </table:table-cell>
          <table:table-cell table:formula="of:=&quot;Dic &quot; &amp; [.B357]" office:value-type="string" office:string-value="Dic 2010">
            <text:p>Dic 2010</text:p>
          </table:table-cell>
          <table:table-cell table:formula="of:=DAY([.H357])" office:value-type="float" office:value="22">
            <text:p>22</text:p>
          </table:table-cell>
          <table:table-cell office:value-type="string">
            <text:p>Mi</text:p>
          </table:table-cell>
          <table:table-cell table:style-name="ce2" office:value-type="date" office:date-value="2010-12-22">
            <text:p>12/22/10</text:p>
          </table:table-cell>
        </table:table-row>
        <table:table-row table:style-name="ro1">
          <table:table-cell table:formula="of:=YEAR([.H358])&amp;RIGHT(&quot;0&quot;&amp;MONTH([.H358]);2)&amp;RIGHT(&quot;0&quot;&amp;DAY([.H358]);2)" office:value-type="string" office:string-value="20101223">
            <text:p>20101223</text:p>
          </table:table-cell>
          <table:table-cell table:formula="of:=YEAR([.H358])" office:value-type="float" office:value="2010">
            <text:p>2010</text:p>
          </table:table-cell>
          <table:table-cell table:formula="of:=ROUNDUP(MONTH([.H358])/3)" office:value-type="float" office:value="4">
            <text:p>4</text:p>
          </table:table-cell>
          <table:table-cell table:formula="of:=MONTH([.H358])" office:value-type="float" office:value="12">
            <text:p>12</text:p>
          </table:table-cell>
          <table:table-cell table:formula="of:=&quot;Dic &quot; &amp; [.B358]" office:value-type="string" office:string-value="Dic 2010">
            <text:p>Dic 2010</text:p>
          </table:table-cell>
          <table:table-cell table:formula="of:=DAY([.H358])" office:value-type="float" office:value="23">
            <text:p>23</text:p>
          </table:table-cell>
          <table:table-cell office:value-type="string">
            <text:p>Ju</text:p>
          </table:table-cell>
          <table:table-cell table:style-name="ce2" office:value-type="date" office:date-value="2010-12-23">
            <text:p>12/23/10</text:p>
          </table:table-cell>
        </table:table-row>
        <table:table-row table:style-name="ro1">
          <table:table-cell table:formula="of:=YEAR([.H359])&amp;RIGHT(&quot;0&quot;&amp;MONTH([.H359]);2)&amp;RIGHT(&quot;0&quot;&amp;DAY([.H359]);2)" office:value-type="string" office:string-value="20101224">
            <text:p>20101224</text:p>
          </table:table-cell>
          <table:table-cell table:formula="of:=YEAR([.H359])" office:value-type="float" office:value="2010">
            <text:p>2010</text:p>
          </table:table-cell>
          <table:table-cell table:formula="of:=ROUNDUP(MONTH([.H359])/3)" office:value-type="float" office:value="4">
            <text:p>4</text:p>
          </table:table-cell>
          <table:table-cell table:formula="of:=MONTH([.H359])" office:value-type="float" office:value="12">
            <text:p>12</text:p>
          </table:table-cell>
          <table:table-cell table:formula="of:=&quot;Dic &quot; &amp; [.B359]" office:value-type="string" office:string-value="Dic 2010">
            <text:p>Dic 2010</text:p>
          </table:table-cell>
          <table:table-cell table:formula="of:=DAY([.H359])" office:value-type="float" office:value="24">
            <text:p>24</text:p>
          </table:table-cell>
          <table:table-cell office:value-type="string">
            <text:p>Vi</text:p>
          </table:table-cell>
          <table:table-cell table:style-name="ce2" office:value-type="date" office:date-value="2010-12-24">
            <text:p>12/24/10</text:p>
          </table:table-cell>
        </table:table-row>
        <table:table-row table:style-name="ro1">
          <table:table-cell table:formula="of:=YEAR([.H360])&amp;RIGHT(&quot;0&quot;&amp;MONTH([.H360]);2)&amp;RIGHT(&quot;0&quot;&amp;DAY([.H360]);2)" office:value-type="string" office:string-value="20101225">
            <text:p>20101225</text:p>
          </table:table-cell>
          <table:table-cell table:formula="of:=YEAR([.H360])" office:value-type="float" office:value="2010">
            <text:p>2010</text:p>
          </table:table-cell>
          <table:table-cell table:formula="of:=ROUNDUP(MONTH([.H360])/3)" office:value-type="float" office:value="4">
            <text:p>4</text:p>
          </table:table-cell>
          <table:table-cell table:formula="of:=MONTH([.H360])" office:value-type="float" office:value="12">
            <text:p>12</text:p>
          </table:table-cell>
          <table:table-cell table:formula="of:=&quot;Dic &quot; &amp; [.B360]" office:value-type="string" office:string-value="Dic 2010">
            <text:p>Dic 2010</text:p>
          </table:table-cell>
          <table:table-cell table:formula="of:=DAY([.H360])" office:value-type="float" office:value="25">
            <text:p>25</text:p>
          </table:table-cell>
          <table:table-cell office:value-type="string">
            <text:p>Sa</text:p>
          </table:table-cell>
          <table:table-cell table:style-name="ce2" office:value-type="date" office:date-value="2010-12-25">
            <text:p>12/25/10</text:p>
          </table:table-cell>
        </table:table-row>
        <table:table-row table:style-name="ro1">
          <table:table-cell table:formula="of:=YEAR([.H361])&amp;RIGHT(&quot;0&quot;&amp;MONTH([.H361]);2)&amp;RIGHT(&quot;0&quot;&amp;DAY([.H361]);2)" office:value-type="string" office:string-value="20101226">
            <text:p>20101226</text:p>
          </table:table-cell>
          <table:table-cell table:formula="of:=YEAR([.H361])" office:value-type="float" office:value="2010">
            <text:p>2010</text:p>
          </table:table-cell>
          <table:table-cell table:formula="of:=ROUNDUP(MONTH([.H361])/3)" office:value-type="float" office:value="4">
            <text:p>4</text:p>
          </table:table-cell>
          <table:table-cell table:formula="of:=MONTH([.H361])" office:value-type="float" office:value="12">
            <text:p>12</text:p>
          </table:table-cell>
          <table:table-cell table:formula="of:=&quot;Dic &quot; &amp; [.B361]" office:value-type="string" office:string-value="Dic 2010">
            <text:p>Dic 2010</text:p>
          </table:table-cell>
          <table:table-cell table:formula="of:=DAY([.H361])" office:value-type="float" office:value="26">
            <text:p>26</text:p>
          </table:table-cell>
          <table:table-cell office:value-type="string">
            <text:p>Do</text:p>
          </table:table-cell>
          <table:table-cell table:style-name="ce2" office:value-type="date" office:date-value="2010-12-26">
            <text:p>12/26/10</text:p>
          </table:table-cell>
        </table:table-row>
        <table:table-row table:style-name="ro1">
          <table:table-cell table:formula="of:=YEAR([.H362])&amp;RIGHT(&quot;0&quot;&amp;MONTH([.H362]);2)&amp;RIGHT(&quot;0&quot;&amp;DAY([.H362]);2)" office:value-type="string" office:string-value="20101227">
            <text:p>20101227</text:p>
          </table:table-cell>
          <table:table-cell table:formula="of:=YEAR([.H362])" office:value-type="float" office:value="2010">
            <text:p>2010</text:p>
          </table:table-cell>
          <table:table-cell table:formula="of:=ROUNDUP(MONTH([.H362])/3)" office:value-type="float" office:value="4">
            <text:p>4</text:p>
          </table:table-cell>
          <table:table-cell table:formula="of:=MONTH([.H362])" office:value-type="float" office:value="12">
            <text:p>12</text:p>
          </table:table-cell>
          <table:table-cell table:formula="of:=&quot;Dic &quot; &amp; [.B362]" office:value-type="string" office:string-value="Dic 2010">
            <text:p>Dic 2010</text:p>
          </table:table-cell>
          <table:table-cell table:formula="of:=DAY([.H362])" office:value-type="float" office:value="27">
            <text:p>27</text:p>
          </table:table-cell>
          <table:table-cell office:value-type="string">
            <text:p>Lu</text:p>
          </table:table-cell>
          <table:table-cell table:style-name="ce2" office:value-type="date" office:date-value="2010-12-27">
            <text:p>12/27/10</text:p>
          </table:table-cell>
        </table:table-row>
        <table:table-row table:style-name="ro1">
          <table:table-cell table:formula="of:=YEAR([.H363])&amp;RIGHT(&quot;0&quot;&amp;MONTH([.H363]);2)&amp;RIGHT(&quot;0&quot;&amp;DAY([.H363]);2)" office:value-type="string" office:string-value="20101228">
            <text:p>20101228</text:p>
          </table:table-cell>
          <table:table-cell table:formula="of:=YEAR([.H363])" office:value-type="float" office:value="2010">
            <text:p>2010</text:p>
          </table:table-cell>
          <table:table-cell table:formula="of:=ROUNDUP(MONTH([.H363])/3)" office:value-type="float" office:value="4">
            <text:p>4</text:p>
          </table:table-cell>
          <table:table-cell table:formula="of:=MONTH([.H363])" office:value-type="float" office:value="12">
            <text:p>12</text:p>
          </table:table-cell>
          <table:table-cell table:formula="of:=&quot;Dic &quot; &amp; [.B363]" office:value-type="string" office:string-value="Dic 2010">
            <text:p>Dic 2010</text:p>
          </table:table-cell>
          <table:table-cell table:formula="of:=DAY([.H363])" office:value-type="float" office:value="28">
            <text:p>28</text:p>
          </table:table-cell>
          <table:table-cell office:value-type="string">
            <text:p>Ma</text:p>
          </table:table-cell>
          <table:table-cell table:style-name="ce2" office:value-type="date" office:date-value="2010-12-28">
            <text:p>12/28/10</text:p>
          </table:table-cell>
        </table:table-row>
        <table:table-row table:style-name="ro1">
          <table:table-cell table:formula="of:=YEAR([.H364])&amp;RIGHT(&quot;0&quot;&amp;MONTH([.H364]);2)&amp;RIGHT(&quot;0&quot;&amp;DAY([.H364]);2)" office:value-type="string" office:string-value="20101229">
            <text:p>20101229</text:p>
          </table:table-cell>
          <table:table-cell table:formula="of:=YEAR([.H364])" office:value-type="float" office:value="2010">
            <text:p>2010</text:p>
          </table:table-cell>
          <table:table-cell table:formula="of:=ROUNDUP(MONTH([.H364])/3)" office:value-type="float" office:value="4">
            <text:p>4</text:p>
          </table:table-cell>
          <table:table-cell table:formula="of:=MONTH([.H364])" office:value-type="float" office:value="12">
            <text:p>12</text:p>
          </table:table-cell>
          <table:table-cell table:formula="of:=&quot;Dic &quot; &amp; [.B364]" office:value-type="string" office:string-value="Dic 2010">
            <text:p>Dic 2010</text:p>
          </table:table-cell>
          <table:table-cell table:formula="of:=DAY([.H364])" office:value-type="float" office:value="29">
            <text:p>29</text:p>
          </table:table-cell>
          <table:table-cell office:value-type="string">
            <text:p>Mi</text:p>
          </table:table-cell>
          <table:table-cell table:style-name="ce2" office:value-type="date" office:date-value="2010-12-29">
            <text:p>12/29/10</text:p>
          </table:table-cell>
        </table:table-row>
        <table:table-row table:style-name="ro1">
          <table:table-cell table:formula="of:=YEAR([.H365])&amp;RIGHT(&quot;0&quot;&amp;MONTH([.H365]);2)&amp;RIGHT(&quot;0&quot;&amp;DAY([.H365]);2)" office:value-type="string" office:string-value="20101230">
            <text:p>20101230</text:p>
          </table:table-cell>
          <table:table-cell table:formula="of:=YEAR([.H365])" office:value-type="float" office:value="2010">
            <text:p>2010</text:p>
          </table:table-cell>
          <table:table-cell table:formula="of:=ROUNDUP(MONTH([.H365])/3)" office:value-type="float" office:value="4">
            <text:p>4</text:p>
          </table:table-cell>
          <table:table-cell table:formula="of:=MONTH([.H365])" office:value-type="float" office:value="12">
            <text:p>12</text:p>
          </table:table-cell>
          <table:table-cell table:formula="of:=&quot;Dic &quot; &amp; [.B365]" office:value-type="string" office:string-value="Dic 2010">
            <text:p>Dic 2010</text:p>
          </table:table-cell>
          <table:table-cell table:formula="of:=DAY([.H365])" office:value-type="float" office:value="30">
            <text:p>30</text:p>
          </table:table-cell>
          <table:table-cell office:value-type="string">
            <text:p>Ju</text:p>
          </table:table-cell>
          <table:table-cell table:style-name="ce2" office:value-type="date" office:date-value="2010-12-30">
            <text:p>12/30/10</text:p>
          </table:table-cell>
        </table:table-row>
        <table:table-row table:style-name="ro1">
          <table:table-cell table:formula="of:=YEAR([.H366])&amp;RIGHT(&quot;0&quot;&amp;MONTH([.H366]);2)&amp;RIGHT(&quot;0&quot;&amp;DAY([.H366]);2)" office:value-type="string" office:string-value="20101231">
            <text:p>20101231</text:p>
          </table:table-cell>
          <table:table-cell table:formula="of:=YEAR([.H366])" office:value-type="float" office:value="2010">
            <text:p>2010</text:p>
          </table:table-cell>
          <table:table-cell table:formula="of:=ROUNDUP(MONTH([.H366])/3)" office:value-type="float" office:value="4">
            <text:p>4</text:p>
          </table:table-cell>
          <table:table-cell table:formula="of:=MONTH([.H366])" office:value-type="float" office:value="12">
            <text:p>12</text:p>
          </table:table-cell>
          <table:table-cell table:formula="of:=&quot;Dic &quot; &amp; [.B366]" office:value-type="string" office:string-value="Dic 2010">
            <text:p>Dic 2010</text:p>
          </table:table-cell>
          <table:table-cell table:formula="of:=DAY([.H366])" office:value-type="float" office:value="31">
            <text:p>31</text:p>
          </table:table-cell>
          <table:table-cell office:value-type="string">
            <text:p>Vi</text:p>
          </table:table-cell>
          <table:table-cell table:style-name="ce2" office:value-type="date" office:date-value="2010-12-31">
            <text:p>12/31/10</text:p>
          </table:table-cell>
        </table:table-row>
        <table:table-row table:style-name="ro1">
          <table:table-cell table:formula="of:=YEAR([.H367])&amp;RIGHT(&quot;0&quot;&amp;MONTH([.H367]);2)&amp;RIGHT(&quot;0&quot;&amp;DAY([.H367]);2)" office:value-type="string" office:string-value="20110101">
            <text:p>20110101</text:p>
          </table:table-cell>
          <table:table-cell table:formula="of:=YEAR([.H367])" office:value-type="float" office:value="2011">
            <text:p>2011</text:p>
          </table:table-cell>
          <table:table-cell table:formula="of:=ROUNDUP(MONTH([.H367])/3)" office:value-type="float" office:value="1">
            <text:p>1</text:p>
          </table:table-cell>
          <table:table-cell table:formula="of:=MONTH([.H367])" office:value-type="float" office:value="1">
            <text:p>1</text:p>
          </table:table-cell>
          <table:table-cell table:formula="of:=&quot;Ene &quot; &amp; [.B367]" office:value-type="string" office:string-value="Ene 2011">
            <text:p>Ene 2011</text:p>
          </table:table-cell>
          <table:table-cell table:formula="of:=DAY([.H367])" office:value-type="float" office:value="1">
            <text:p>1</text:p>
          </table:table-cell>
          <table:table-cell office:value-type="string">
            <text:p>Sa</text:p>
          </table:table-cell>
          <table:table-cell table:style-name="ce2" office:value-type="date" office:date-value="2011-01-01">
            <text:p>01/01/11</text:p>
          </table:table-cell>
        </table:table-row>
        <table:table-row table:style-name="ro1">
          <table:table-cell table:formula="of:=YEAR([.H368])&amp;RIGHT(&quot;0&quot;&amp;MONTH([.H368]);2)&amp;RIGHT(&quot;0&quot;&amp;DAY([.H368]);2)" office:value-type="string" office:string-value="20110102">
            <text:p>20110102</text:p>
          </table:table-cell>
          <table:table-cell table:formula="of:=YEAR([.H368])" office:value-type="float" office:value="2011">
            <text:p>2011</text:p>
          </table:table-cell>
          <table:table-cell table:formula="of:=ROUNDUP(MONTH([.H368])/3)" office:value-type="float" office:value="1">
            <text:p>1</text:p>
          </table:table-cell>
          <table:table-cell table:formula="of:=MONTH([.H368])" office:value-type="float" office:value="1">
            <text:p>1</text:p>
          </table:table-cell>
          <table:table-cell table:formula="of:=&quot;Ene &quot; &amp; [.B368]" office:value-type="string" office:string-value="Ene 2011">
            <text:p>Ene 2011</text:p>
          </table:table-cell>
          <table:table-cell table:formula="of:=DAY([.H368])" office:value-type="float" office:value="2">
            <text:p>2</text:p>
          </table:table-cell>
          <table:table-cell office:value-type="string">
            <text:p>Do</text:p>
          </table:table-cell>
          <table:table-cell table:style-name="ce2" office:value-type="date" office:date-value="2011-01-02">
            <text:p>01/02/11</text:p>
          </table:table-cell>
        </table:table-row>
        <table:table-row table:style-name="ro1">
          <table:table-cell table:formula="of:=YEAR([.H369])&amp;RIGHT(&quot;0&quot;&amp;MONTH([.H369]);2)&amp;RIGHT(&quot;0&quot;&amp;DAY([.H369]);2)" office:value-type="string" office:string-value="20110103">
            <text:p>20110103</text:p>
          </table:table-cell>
          <table:table-cell table:formula="of:=YEAR([.H369])" office:value-type="float" office:value="2011">
            <text:p>2011</text:p>
          </table:table-cell>
          <table:table-cell table:formula="of:=ROUNDUP(MONTH([.H369])/3)" office:value-type="float" office:value="1">
            <text:p>1</text:p>
          </table:table-cell>
          <table:table-cell table:formula="of:=MONTH([.H369])" office:value-type="float" office:value="1">
            <text:p>1</text:p>
          </table:table-cell>
          <table:table-cell table:formula="of:=&quot;Ene &quot; &amp; [.B369]" office:value-type="string" office:string-value="Ene 2011">
            <text:p>Ene 2011</text:p>
          </table:table-cell>
          <table:table-cell table:formula="of:=DAY([.H369])" office:value-type="float" office:value="3">
            <text:p>3</text:p>
          </table:table-cell>
          <table:table-cell office:value-type="string">
            <text:p>Lu</text:p>
          </table:table-cell>
          <table:table-cell table:style-name="ce2" office:value-type="date" office:date-value="2011-01-03">
            <text:p>01/03/11</text:p>
          </table:table-cell>
        </table:table-row>
        <table:table-row table:style-name="ro1">
          <table:table-cell table:formula="of:=YEAR([.H370])&amp;RIGHT(&quot;0&quot;&amp;MONTH([.H370]);2)&amp;RIGHT(&quot;0&quot;&amp;DAY([.H370]);2)" office:value-type="string" office:string-value="20110104">
            <text:p>20110104</text:p>
          </table:table-cell>
          <table:table-cell table:formula="of:=YEAR([.H370])" office:value-type="float" office:value="2011">
            <text:p>2011</text:p>
          </table:table-cell>
          <table:table-cell table:formula="of:=ROUNDUP(MONTH([.H370])/3)" office:value-type="float" office:value="1">
            <text:p>1</text:p>
          </table:table-cell>
          <table:table-cell table:formula="of:=MONTH([.H370])" office:value-type="float" office:value="1">
            <text:p>1</text:p>
          </table:table-cell>
          <table:table-cell table:formula="of:=&quot;Ene &quot; &amp; [.B370]" office:value-type="string" office:string-value="Ene 2011">
            <text:p>Ene 2011</text:p>
          </table:table-cell>
          <table:table-cell table:formula="of:=DAY([.H370])" office:value-type="float" office:value="4">
            <text:p>4</text:p>
          </table:table-cell>
          <table:table-cell office:value-type="string">
            <text:p>Ma</text:p>
          </table:table-cell>
          <table:table-cell table:style-name="ce2" office:value-type="date" office:date-value="2011-01-04">
            <text:p>01/04/11</text:p>
          </table:table-cell>
        </table:table-row>
        <table:table-row table:style-name="ro1">
          <table:table-cell table:formula="of:=YEAR([.H371])&amp;RIGHT(&quot;0&quot;&amp;MONTH([.H371]);2)&amp;RIGHT(&quot;0&quot;&amp;DAY([.H371]);2)" office:value-type="string" office:string-value="20110105">
            <text:p>20110105</text:p>
          </table:table-cell>
          <table:table-cell table:formula="of:=YEAR([.H371])" office:value-type="float" office:value="2011">
            <text:p>2011</text:p>
          </table:table-cell>
          <table:table-cell table:formula="of:=ROUNDUP(MONTH([.H371])/3)" office:value-type="float" office:value="1">
            <text:p>1</text:p>
          </table:table-cell>
          <table:table-cell table:formula="of:=MONTH([.H371])" office:value-type="float" office:value="1">
            <text:p>1</text:p>
          </table:table-cell>
          <table:table-cell table:formula="of:=&quot;Ene &quot; &amp; [.B371]" office:value-type="string" office:string-value="Ene 2011">
            <text:p>Ene 2011</text:p>
          </table:table-cell>
          <table:table-cell table:formula="of:=DAY([.H371])" office:value-type="float" office:value="5">
            <text:p>5</text:p>
          </table:table-cell>
          <table:table-cell office:value-type="string">
            <text:p>Mi</text:p>
          </table:table-cell>
          <table:table-cell table:style-name="ce2" office:value-type="date" office:date-value="2011-01-05">
            <text:p>01/05/11</text:p>
          </table:table-cell>
        </table:table-row>
        <table:table-row table:style-name="ro1">
          <table:table-cell table:formula="of:=YEAR([.H372])&amp;RIGHT(&quot;0&quot;&amp;MONTH([.H372]);2)&amp;RIGHT(&quot;0&quot;&amp;DAY([.H372]);2)" office:value-type="string" office:string-value="20110106">
            <text:p>20110106</text:p>
          </table:table-cell>
          <table:table-cell table:formula="of:=YEAR([.H372])" office:value-type="float" office:value="2011">
            <text:p>2011</text:p>
          </table:table-cell>
          <table:table-cell table:formula="of:=ROUNDUP(MONTH([.H372])/3)" office:value-type="float" office:value="1">
            <text:p>1</text:p>
          </table:table-cell>
          <table:table-cell table:formula="of:=MONTH([.H372])" office:value-type="float" office:value="1">
            <text:p>1</text:p>
          </table:table-cell>
          <table:table-cell table:formula="of:=&quot;Ene &quot; &amp; [.B372]" office:value-type="string" office:string-value="Ene 2011">
            <text:p>Ene 2011</text:p>
          </table:table-cell>
          <table:table-cell table:formula="of:=DAY([.H372])" office:value-type="float" office:value="6">
            <text:p>6</text:p>
          </table:table-cell>
          <table:table-cell office:value-type="string">
            <text:p>Ju</text:p>
          </table:table-cell>
          <table:table-cell table:style-name="ce2" office:value-type="date" office:date-value="2011-01-06">
            <text:p>01/06/11</text:p>
          </table:table-cell>
        </table:table-row>
        <table:table-row table:style-name="ro1">
          <table:table-cell table:formula="of:=YEAR([.H373])&amp;RIGHT(&quot;0&quot;&amp;MONTH([.H373]);2)&amp;RIGHT(&quot;0&quot;&amp;DAY([.H373]);2)" office:value-type="string" office:string-value="20110107">
            <text:p>20110107</text:p>
          </table:table-cell>
          <table:table-cell table:formula="of:=YEAR([.H373])" office:value-type="float" office:value="2011">
            <text:p>2011</text:p>
          </table:table-cell>
          <table:table-cell table:formula="of:=ROUNDUP(MONTH([.H373])/3)" office:value-type="float" office:value="1">
            <text:p>1</text:p>
          </table:table-cell>
          <table:table-cell table:formula="of:=MONTH([.H373])" office:value-type="float" office:value="1">
            <text:p>1</text:p>
          </table:table-cell>
          <table:table-cell table:formula="of:=&quot;Ene &quot; &amp; [.B373]" office:value-type="string" office:string-value="Ene 2011">
            <text:p>Ene 2011</text:p>
          </table:table-cell>
          <table:table-cell table:formula="of:=DAY([.H373])" office:value-type="float" office:value="7">
            <text:p>7</text:p>
          </table:table-cell>
          <table:table-cell office:value-type="string">
            <text:p>Vi</text:p>
          </table:table-cell>
          <table:table-cell table:style-name="ce2" office:value-type="date" office:date-value="2011-01-07">
            <text:p>01/07/11</text:p>
          </table:table-cell>
        </table:table-row>
        <table:table-row table:style-name="ro1">
          <table:table-cell table:formula="of:=YEAR([.H374])&amp;RIGHT(&quot;0&quot;&amp;MONTH([.H374]);2)&amp;RIGHT(&quot;0&quot;&amp;DAY([.H374]);2)" office:value-type="string" office:string-value="20110108">
            <text:p>20110108</text:p>
          </table:table-cell>
          <table:table-cell table:formula="of:=YEAR([.H374])" office:value-type="float" office:value="2011">
            <text:p>2011</text:p>
          </table:table-cell>
          <table:table-cell table:formula="of:=ROUNDUP(MONTH([.H374])/3)" office:value-type="float" office:value="1">
            <text:p>1</text:p>
          </table:table-cell>
          <table:table-cell table:formula="of:=MONTH([.H374])" office:value-type="float" office:value="1">
            <text:p>1</text:p>
          </table:table-cell>
          <table:table-cell table:formula="of:=&quot;Ene &quot; &amp; [.B374]" office:value-type="string" office:string-value="Ene 2011">
            <text:p>Ene 2011</text:p>
          </table:table-cell>
          <table:table-cell table:formula="of:=DAY([.H374])" office:value-type="float" office:value="8">
            <text:p>8</text:p>
          </table:table-cell>
          <table:table-cell office:value-type="string">
            <text:p>Sa</text:p>
          </table:table-cell>
          <table:table-cell table:style-name="ce2" office:value-type="date" office:date-value="2011-01-08">
            <text:p>01/08/11</text:p>
          </table:table-cell>
        </table:table-row>
        <table:table-row table:style-name="ro1">
          <table:table-cell table:formula="of:=YEAR([.H375])&amp;RIGHT(&quot;0&quot;&amp;MONTH([.H375]);2)&amp;RIGHT(&quot;0&quot;&amp;DAY([.H375]);2)" office:value-type="string" office:string-value="20110109">
            <text:p>20110109</text:p>
          </table:table-cell>
          <table:table-cell table:formula="of:=YEAR([.H375])" office:value-type="float" office:value="2011">
            <text:p>2011</text:p>
          </table:table-cell>
          <table:table-cell table:formula="of:=ROUNDUP(MONTH([.H375])/3)" office:value-type="float" office:value="1">
            <text:p>1</text:p>
          </table:table-cell>
          <table:table-cell table:formula="of:=MONTH([.H375])" office:value-type="float" office:value="1">
            <text:p>1</text:p>
          </table:table-cell>
          <table:table-cell table:formula="of:=&quot;Ene &quot; &amp; [.B375]" office:value-type="string" office:string-value="Ene 2011">
            <text:p>Ene 2011</text:p>
          </table:table-cell>
          <table:table-cell table:formula="of:=DAY([.H375])" office:value-type="float" office:value="9">
            <text:p>9</text:p>
          </table:table-cell>
          <table:table-cell office:value-type="string">
            <text:p>Do</text:p>
          </table:table-cell>
          <table:table-cell table:style-name="ce2" office:value-type="date" office:date-value="2011-01-09">
            <text:p>01/09/11</text:p>
          </table:table-cell>
        </table:table-row>
        <table:table-row table:style-name="ro1">
          <table:table-cell table:formula="of:=YEAR([.H376])&amp;RIGHT(&quot;0&quot;&amp;MONTH([.H376]);2)&amp;RIGHT(&quot;0&quot;&amp;DAY([.H376]);2)" office:value-type="string" office:string-value="20110110">
            <text:p>20110110</text:p>
          </table:table-cell>
          <table:table-cell table:formula="of:=YEAR([.H376])" office:value-type="float" office:value="2011">
            <text:p>2011</text:p>
          </table:table-cell>
          <table:table-cell table:formula="of:=ROUNDUP(MONTH([.H376])/3)" office:value-type="float" office:value="1">
            <text:p>1</text:p>
          </table:table-cell>
          <table:table-cell table:formula="of:=MONTH([.H376])" office:value-type="float" office:value="1">
            <text:p>1</text:p>
          </table:table-cell>
          <table:table-cell table:formula="of:=&quot;Ene &quot; &amp; [.B376]" office:value-type="string" office:string-value="Ene 2011">
            <text:p>Ene 2011</text:p>
          </table:table-cell>
          <table:table-cell table:formula="of:=DAY([.H376])" office:value-type="float" office:value="10">
            <text:p>10</text:p>
          </table:table-cell>
          <table:table-cell office:value-type="string">
            <text:p>Lu</text:p>
          </table:table-cell>
          <table:table-cell table:style-name="ce2" office:value-type="date" office:date-value="2011-01-10">
            <text:p>01/10/11</text:p>
          </table:table-cell>
        </table:table-row>
        <table:table-row table:style-name="ro1">
          <table:table-cell table:formula="of:=YEAR([.H377])&amp;RIGHT(&quot;0&quot;&amp;MONTH([.H377]);2)&amp;RIGHT(&quot;0&quot;&amp;DAY([.H377]);2)" office:value-type="string" office:string-value="20110111">
            <text:p>20110111</text:p>
          </table:table-cell>
          <table:table-cell table:formula="of:=YEAR([.H377])" office:value-type="float" office:value="2011">
            <text:p>2011</text:p>
          </table:table-cell>
          <table:table-cell table:formula="of:=ROUNDUP(MONTH([.H377])/3)" office:value-type="float" office:value="1">
            <text:p>1</text:p>
          </table:table-cell>
          <table:table-cell table:formula="of:=MONTH([.H377])" office:value-type="float" office:value="1">
            <text:p>1</text:p>
          </table:table-cell>
          <table:table-cell table:formula="of:=&quot;Ene &quot; &amp; [.B377]" office:value-type="string" office:string-value="Ene 2011">
            <text:p>Ene 2011</text:p>
          </table:table-cell>
          <table:table-cell table:formula="of:=DAY([.H377])" office:value-type="float" office:value="11">
            <text:p>11</text:p>
          </table:table-cell>
          <table:table-cell office:value-type="string">
            <text:p>Ma</text:p>
          </table:table-cell>
          <table:table-cell table:style-name="ce2" office:value-type="date" office:date-value="2011-01-11">
            <text:p>01/11/11</text:p>
          </table:table-cell>
        </table:table-row>
        <table:table-row table:style-name="ro1">
          <table:table-cell table:formula="of:=YEAR([.H378])&amp;RIGHT(&quot;0&quot;&amp;MONTH([.H378]);2)&amp;RIGHT(&quot;0&quot;&amp;DAY([.H378]);2)" office:value-type="string" office:string-value="20110112">
            <text:p>20110112</text:p>
          </table:table-cell>
          <table:table-cell table:formula="of:=YEAR([.H378])" office:value-type="float" office:value="2011">
            <text:p>2011</text:p>
          </table:table-cell>
          <table:table-cell table:formula="of:=ROUNDUP(MONTH([.H378])/3)" office:value-type="float" office:value="1">
            <text:p>1</text:p>
          </table:table-cell>
          <table:table-cell table:formula="of:=MONTH([.H378])" office:value-type="float" office:value="1">
            <text:p>1</text:p>
          </table:table-cell>
          <table:table-cell table:formula="of:=&quot;Ene &quot; &amp; [.B378]" office:value-type="string" office:string-value="Ene 2011">
            <text:p>Ene 2011</text:p>
          </table:table-cell>
          <table:table-cell table:formula="of:=DAY([.H378])" office:value-type="float" office:value="12">
            <text:p>12</text:p>
          </table:table-cell>
          <table:table-cell office:value-type="string">
            <text:p>Mi</text:p>
          </table:table-cell>
          <table:table-cell table:style-name="ce2" office:value-type="date" office:date-value="2011-01-12">
            <text:p>01/12/11</text:p>
          </table:table-cell>
        </table:table-row>
        <table:table-row table:style-name="ro1">
          <table:table-cell table:formula="of:=YEAR([.H379])&amp;RIGHT(&quot;0&quot;&amp;MONTH([.H379]);2)&amp;RIGHT(&quot;0&quot;&amp;DAY([.H379]);2)" office:value-type="string" office:string-value="20110113">
            <text:p>20110113</text:p>
          </table:table-cell>
          <table:table-cell table:formula="of:=YEAR([.H379])" office:value-type="float" office:value="2011">
            <text:p>2011</text:p>
          </table:table-cell>
          <table:table-cell table:formula="of:=ROUNDUP(MONTH([.H379])/3)" office:value-type="float" office:value="1">
            <text:p>1</text:p>
          </table:table-cell>
          <table:table-cell table:formula="of:=MONTH([.H379])" office:value-type="float" office:value="1">
            <text:p>1</text:p>
          </table:table-cell>
          <table:table-cell table:formula="of:=&quot;Ene &quot; &amp; [.B379]" office:value-type="string" office:string-value="Ene 2011">
            <text:p>Ene 2011</text:p>
          </table:table-cell>
          <table:table-cell table:formula="of:=DAY([.H379])" office:value-type="float" office:value="13">
            <text:p>13</text:p>
          </table:table-cell>
          <table:table-cell office:value-type="string">
            <text:p>Ju</text:p>
          </table:table-cell>
          <table:table-cell table:style-name="ce2" office:value-type="date" office:date-value="2011-01-13">
            <text:p>01/13/11</text:p>
          </table:table-cell>
        </table:table-row>
        <table:table-row table:style-name="ro1">
          <table:table-cell table:formula="of:=YEAR([.H380])&amp;RIGHT(&quot;0&quot;&amp;MONTH([.H380]);2)&amp;RIGHT(&quot;0&quot;&amp;DAY([.H380]);2)" office:value-type="string" office:string-value="20110114">
            <text:p>20110114</text:p>
          </table:table-cell>
          <table:table-cell table:formula="of:=YEAR([.H380])" office:value-type="float" office:value="2011">
            <text:p>2011</text:p>
          </table:table-cell>
          <table:table-cell table:formula="of:=ROUNDUP(MONTH([.H380])/3)" office:value-type="float" office:value="1">
            <text:p>1</text:p>
          </table:table-cell>
          <table:table-cell table:formula="of:=MONTH([.H380])" office:value-type="float" office:value="1">
            <text:p>1</text:p>
          </table:table-cell>
          <table:table-cell table:formula="of:=&quot;Ene &quot; &amp; [.B380]" office:value-type="string" office:string-value="Ene 2011">
            <text:p>Ene 2011</text:p>
          </table:table-cell>
          <table:table-cell table:formula="of:=DAY([.H380])" office:value-type="float" office:value="14">
            <text:p>14</text:p>
          </table:table-cell>
          <table:table-cell office:value-type="string">
            <text:p>Vi</text:p>
          </table:table-cell>
          <table:table-cell table:style-name="ce2" office:value-type="date" office:date-value="2011-01-14">
            <text:p>01/14/11</text:p>
          </table:table-cell>
        </table:table-row>
        <table:table-row table:style-name="ro1">
          <table:table-cell table:formula="of:=YEAR([.H381])&amp;RIGHT(&quot;0&quot;&amp;MONTH([.H381]);2)&amp;RIGHT(&quot;0&quot;&amp;DAY([.H381]);2)" office:value-type="string" office:string-value="20110115">
            <text:p>20110115</text:p>
          </table:table-cell>
          <table:table-cell table:formula="of:=YEAR([.H381])" office:value-type="float" office:value="2011">
            <text:p>2011</text:p>
          </table:table-cell>
          <table:table-cell table:formula="of:=ROUNDUP(MONTH([.H381])/3)" office:value-type="float" office:value="1">
            <text:p>1</text:p>
          </table:table-cell>
          <table:table-cell table:formula="of:=MONTH([.H381])" office:value-type="float" office:value="1">
            <text:p>1</text:p>
          </table:table-cell>
          <table:table-cell table:formula="of:=&quot;Ene &quot; &amp; [.B381]" office:value-type="string" office:string-value="Ene 2011">
            <text:p>Ene 2011</text:p>
          </table:table-cell>
          <table:table-cell table:formula="of:=DAY([.H381])" office:value-type="float" office:value="15">
            <text:p>15</text:p>
          </table:table-cell>
          <table:table-cell office:value-type="string">
            <text:p>Sa</text:p>
          </table:table-cell>
          <table:table-cell table:style-name="ce2" office:value-type="date" office:date-value="2011-01-15">
            <text:p>01/15/11</text:p>
          </table:table-cell>
        </table:table-row>
        <table:table-row table:style-name="ro1">
          <table:table-cell table:formula="of:=YEAR([.H382])&amp;RIGHT(&quot;0&quot;&amp;MONTH([.H382]);2)&amp;RIGHT(&quot;0&quot;&amp;DAY([.H382]);2)" office:value-type="string" office:string-value="20110116">
            <text:p>20110116</text:p>
          </table:table-cell>
          <table:table-cell table:formula="of:=YEAR([.H382])" office:value-type="float" office:value="2011">
            <text:p>2011</text:p>
          </table:table-cell>
          <table:table-cell table:formula="of:=ROUNDUP(MONTH([.H382])/3)" office:value-type="float" office:value="1">
            <text:p>1</text:p>
          </table:table-cell>
          <table:table-cell table:formula="of:=MONTH([.H382])" office:value-type="float" office:value="1">
            <text:p>1</text:p>
          </table:table-cell>
          <table:table-cell table:formula="of:=&quot;Ene &quot; &amp; [.B382]" office:value-type="string" office:string-value="Ene 2011">
            <text:p>Ene 2011</text:p>
          </table:table-cell>
          <table:table-cell table:formula="of:=DAY([.H382])" office:value-type="float" office:value="16">
            <text:p>16</text:p>
          </table:table-cell>
          <table:table-cell office:value-type="string">
            <text:p>Do</text:p>
          </table:table-cell>
          <table:table-cell table:style-name="ce2" office:value-type="date" office:date-value="2011-01-16">
            <text:p>01/16/11</text:p>
          </table:table-cell>
        </table:table-row>
        <table:table-row table:style-name="ro1">
          <table:table-cell table:formula="of:=YEAR([.H383])&amp;RIGHT(&quot;0&quot;&amp;MONTH([.H383]);2)&amp;RIGHT(&quot;0&quot;&amp;DAY([.H383]);2)" office:value-type="string" office:string-value="20110117">
            <text:p>20110117</text:p>
          </table:table-cell>
          <table:table-cell table:formula="of:=YEAR([.H383])" office:value-type="float" office:value="2011">
            <text:p>2011</text:p>
          </table:table-cell>
          <table:table-cell table:formula="of:=ROUNDUP(MONTH([.H383])/3)" office:value-type="float" office:value="1">
            <text:p>1</text:p>
          </table:table-cell>
          <table:table-cell table:formula="of:=MONTH([.H383])" office:value-type="float" office:value="1">
            <text:p>1</text:p>
          </table:table-cell>
          <table:table-cell table:formula="of:=&quot;Ene &quot; &amp; [.B383]" office:value-type="string" office:string-value="Ene 2011">
            <text:p>Ene 2011</text:p>
          </table:table-cell>
          <table:table-cell table:formula="of:=DAY([.H383])" office:value-type="float" office:value="17">
            <text:p>17</text:p>
          </table:table-cell>
          <table:table-cell office:value-type="string">
            <text:p>Lu</text:p>
          </table:table-cell>
          <table:table-cell table:style-name="ce2" office:value-type="date" office:date-value="2011-01-17">
            <text:p>01/17/11</text:p>
          </table:table-cell>
        </table:table-row>
        <table:table-row table:style-name="ro1">
          <table:table-cell table:formula="of:=YEAR([.H384])&amp;RIGHT(&quot;0&quot;&amp;MONTH([.H384]);2)&amp;RIGHT(&quot;0&quot;&amp;DAY([.H384]);2)" office:value-type="string" office:string-value="20110118">
            <text:p>20110118</text:p>
          </table:table-cell>
          <table:table-cell table:formula="of:=YEAR([.H384])" office:value-type="float" office:value="2011">
            <text:p>2011</text:p>
          </table:table-cell>
          <table:table-cell table:formula="of:=ROUNDUP(MONTH([.H384])/3)" office:value-type="float" office:value="1">
            <text:p>1</text:p>
          </table:table-cell>
          <table:table-cell table:formula="of:=MONTH([.H384])" office:value-type="float" office:value="1">
            <text:p>1</text:p>
          </table:table-cell>
          <table:table-cell table:formula="of:=&quot;Ene &quot; &amp; [.B384]" office:value-type="string" office:string-value="Ene 2011">
            <text:p>Ene 2011</text:p>
          </table:table-cell>
          <table:table-cell table:formula="of:=DAY([.H384])" office:value-type="float" office:value="18">
            <text:p>18</text:p>
          </table:table-cell>
          <table:table-cell office:value-type="string">
            <text:p>Ma</text:p>
          </table:table-cell>
          <table:table-cell table:style-name="ce2" office:value-type="date" office:date-value="2011-01-18">
            <text:p>01/18/11</text:p>
          </table:table-cell>
        </table:table-row>
        <table:table-row table:style-name="ro1">
          <table:table-cell table:formula="of:=YEAR([.H385])&amp;RIGHT(&quot;0&quot;&amp;MONTH([.H385]);2)&amp;RIGHT(&quot;0&quot;&amp;DAY([.H385]);2)" office:value-type="string" office:string-value="20110119">
            <text:p>20110119</text:p>
          </table:table-cell>
          <table:table-cell table:formula="of:=YEAR([.H385])" office:value-type="float" office:value="2011">
            <text:p>2011</text:p>
          </table:table-cell>
          <table:table-cell table:formula="of:=ROUNDUP(MONTH([.H385])/3)" office:value-type="float" office:value="1">
            <text:p>1</text:p>
          </table:table-cell>
          <table:table-cell table:formula="of:=MONTH([.H385])" office:value-type="float" office:value="1">
            <text:p>1</text:p>
          </table:table-cell>
          <table:table-cell table:formula="of:=&quot;Ene &quot; &amp; [.B385]" office:value-type="string" office:string-value="Ene 2011">
            <text:p>Ene 2011</text:p>
          </table:table-cell>
          <table:table-cell table:formula="of:=DAY([.H385])" office:value-type="float" office:value="19">
            <text:p>19</text:p>
          </table:table-cell>
          <table:table-cell office:value-type="string">
            <text:p>Mi</text:p>
          </table:table-cell>
          <table:table-cell table:style-name="ce2" office:value-type="date" office:date-value="2011-01-19">
            <text:p>01/19/11</text:p>
          </table:table-cell>
        </table:table-row>
        <table:table-row table:style-name="ro1">
          <table:table-cell table:formula="of:=YEAR([.H386])&amp;RIGHT(&quot;0&quot;&amp;MONTH([.H386]);2)&amp;RIGHT(&quot;0&quot;&amp;DAY([.H386]);2)" office:value-type="string" office:string-value="20110120">
            <text:p>20110120</text:p>
          </table:table-cell>
          <table:table-cell table:formula="of:=YEAR([.H386])" office:value-type="float" office:value="2011">
            <text:p>2011</text:p>
          </table:table-cell>
          <table:table-cell table:formula="of:=ROUNDUP(MONTH([.H386])/3)" office:value-type="float" office:value="1">
            <text:p>1</text:p>
          </table:table-cell>
          <table:table-cell table:formula="of:=MONTH([.H386])" office:value-type="float" office:value="1">
            <text:p>1</text:p>
          </table:table-cell>
          <table:table-cell table:formula="of:=&quot;Ene &quot; &amp; [.B386]" office:value-type="string" office:string-value="Ene 2011">
            <text:p>Ene 2011</text:p>
          </table:table-cell>
          <table:table-cell table:formula="of:=DAY([.H386])" office:value-type="float" office:value="20">
            <text:p>20</text:p>
          </table:table-cell>
          <table:table-cell office:value-type="string">
            <text:p>Ju</text:p>
          </table:table-cell>
          <table:table-cell table:style-name="ce2" office:value-type="date" office:date-value="2011-01-20">
            <text:p>01/20/11</text:p>
          </table:table-cell>
        </table:table-row>
        <table:table-row table:style-name="ro1">
          <table:table-cell table:formula="of:=YEAR([.H387])&amp;RIGHT(&quot;0&quot;&amp;MONTH([.H387]);2)&amp;RIGHT(&quot;0&quot;&amp;DAY([.H387]);2)" office:value-type="string" office:string-value="20110121">
            <text:p>20110121</text:p>
          </table:table-cell>
          <table:table-cell table:formula="of:=YEAR([.H387])" office:value-type="float" office:value="2011">
            <text:p>2011</text:p>
          </table:table-cell>
          <table:table-cell table:formula="of:=ROUNDUP(MONTH([.H387])/3)" office:value-type="float" office:value="1">
            <text:p>1</text:p>
          </table:table-cell>
          <table:table-cell table:formula="of:=MONTH([.H387])" office:value-type="float" office:value="1">
            <text:p>1</text:p>
          </table:table-cell>
          <table:table-cell table:formula="of:=&quot;Ene &quot; &amp; [.B387]" office:value-type="string" office:string-value="Ene 2011">
            <text:p>Ene 2011</text:p>
          </table:table-cell>
          <table:table-cell table:formula="of:=DAY([.H387])" office:value-type="float" office:value="21">
            <text:p>21</text:p>
          </table:table-cell>
          <table:table-cell office:value-type="string">
            <text:p>Vi</text:p>
          </table:table-cell>
          <table:table-cell table:style-name="ce2" office:value-type="date" office:date-value="2011-01-21">
            <text:p>01/21/11</text:p>
          </table:table-cell>
        </table:table-row>
        <table:table-row table:style-name="ro1">
          <table:table-cell table:formula="of:=YEAR([.H388])&amp;RIGHT(&quot;0&quot;&amp;MONTH([.H388]);2)&amp;RIGHT(&quot;0&quot;&amp;DAY([.H388]);2)" office:value-type="string" office:string-value="20110122">
            <text:p>20110122</text:p>
          </table:table-cell>
          <table:table-cell table:formula="of:=YEAR([.H388])" office:value-type="float" office:value="2011">
            <text:p>2011</text:p>
          </table:table-cell>
          <table:table-cell table:formula="of:=ROUNDUP(MONTH([.H388])/3)" office:value-type="float" office:value="1">
            <text:p>1</text:p>
          </table:table-cell>
          <table:table-cell table:formula="of:=MONTH([.H388])" office:value-type="float" office:value="1">
            <text:p>1</text:p>
          </table:table-cell>
          <table:table-cell table:formula="of:=&quot;Ene &quot; &amp; [.B388]" office:value-type="string" office:string-value="Ene 2011">
            <text:p>Ene 2011</text:p>
          </table:table-cell>
          <table:table-cell table:formula="of:=DAY([.H388])" office:value-type="float" office:value="22">
            <text:p>22</text:p>
          </table:table-cell>
          <table:table-cell office:value-type="string">
            <text:p>Sa</text:p>
          </table:table-cell>
          <table:table-cell table:style-name="ce2" office:value-type="date" office:date-value="2011-01-22">
            <text:p>01/22/11</text:p>
          </table:table-cell>
        </table:table-row>
        <table:table-row table:style-name="ro1">
          <table:table-cell table:formula="of:=YEAR([.H389])&amp;RIGHT(&quot;0&quot;&amp;MONTH([.H389]);2)&amp;RIGHT(&quot;0&quot;&amp;DAY([.H389]);2)" office:value-type="string" office:string-value="20110123">
            <text:p>20110123</text:p>
          </table:table-cell>
          <table:table-cell table:formula="of:=YEAR([.H389])" office:value-type="float" office:value="2011">
            <text:p>2011</text:p>
          </table:table-cell>
          <table:table-cell table:formula="of:=ROUNDUP(MONTH([.H389])/3)" office:value-type="float" office:value="1">
            <text:p>1</text:p>
          </table:table-cell>
          <table:table-cell table:formula="of:=MONTH([.H389])" office:value-type="float" office:value="1">
            <text:p>1</text:p>
          </table:table-cell>
          <table:table-cell table:formula="of:=&quot;Ene &quot; &amp; [.B389]" office:value-type="string" office:string-value="Ene 2011">
            <text:p>Ene 2011</text:p>
          </table:table-cell>
          <table:table-cell table:formula="of:=DAY([.H389])" office:value-type="float" office:value="23">
            <text:p>23</text:p>
          </table:table-cell>
          <table:table-cell office:value-type="string">
            <text:p>Do</text:p>
          </table:table-cell>
          <table:table-cell table:style-name="ce2" office:value-type="date" office:date-value="2011-01-23">
            <text:p>01/23/11</text:p>
          </table:table-cell>
        </table:table-row>
        <table:table-row table:style-name="ro1">
          <table:table-cell table:formula="of:=YEAR([.H390])&amp;RIGHT(&quot;0&quot;&amp;MONTH([.H390]);2)&amp;RIGHT(&quot;0&quot;&amp;DAY([.H390]);2)" office:value-type="string" office:string-value="20110124">
            <text:p>20110124</text:p>
          </table:table-cell>
          <table:table-cell table:formula="of:=YEAR([.H390])" office:value-type="float" office:value="2011">
            <text:p>2011</text:p>
          </table:table-cell>
          <table:table-cell table:formula="of:=ROUNDUP(MONTH([.H390])/3)" office:value-type="float" office:value="1">
            <text:p>1</text:p>
          </table:table-cell>
          <table:table-cell table:formula="of:=MONTH([.H390])" office:value-type="float" office:value="1">
            <text:p>1</text:p>
          </table:table-cell>
          <table:table-cell table:formula="of:=&quot;Ene &quot; &amp; [.B390]" office:value-type="string" office:string-value="Ene 2011">
            <text:p>Ene 2011</text:p>
          </table:table-cell>
          <table:table-cell table:formula="of:=DAY([.H390])" office:value-type="float" office:value="24">
            <text:p>24</text:p>
          </table:table-cell>
          <table:table-cell office:value-type="string">
            <text:p>Lu</text:p>
          </table:table-cell>
          <table:table-cell table:style-name="ce2" office:value-type="date" office:date-value="2011-01-24">
            <text:p>01/24/11</text:p>
          </table:table-cell>
        </table:table-row>
        <table:table-row table:style-name="ro1">
          <table:table-cell table:formula="of:=YEAR([.H391])&amp;RIGHT(&quot;0&quot;&amp;MONTH([.H391]);2)&amp;RIGHT(&quot;0&quot;&amp;DAY([.H391]);2)" office:value-type="string" office:string-value="20110125">
            <text:p>20110125</text:p>
          </table:table-cell>
          <table:table-cell table:formula="of:=YEAR([.H391])" office:value-type="float" office:value="2011">
            <text:p>2011</text:p>
          </table:table-cell>
          <table:table-cell table:formula="of:=ROUNDUP(MONTH([.H391])/3)" office:value-type="float" office:value="1">
            <text:p>1</text:p>
          </table:table-cell>
          <table:table-cell table:formula="of:=MONTH([.H391])" office:value-type="float" office:value="1">
            <text:p>1</text:p>
          </table:table-cell>
          <table:table-cell table:formula="of:=&quot;Ene &quot; &amp; [.B391]" office:value-type="string" office:string-value="Ene 2011">
            <text:p>Ene 2011</text:p>
          </table:table-cell>
          <table:table-cell table:formula="of:=DAY([.H391])" office:value-type="float" office:value="25">
            <text:p>25</text:p>
          </table:table-cell>
          <table:table-cell office:value-type="string">
            <text:p>Ma</text:p>
          </table:table-cell>
          <table:table-cell table:style-name="ce2" office:value-type="date" office:date-value="2011-01-25">
            <text:p>01/25/11</text:p>
          </table:table-cell>
        </table:table-row>
        <table:table-row table:style-name="ro1">
          <table:table-cell table:formula="of:=YEAR([.H392])&amp;RIGHT(&quot;0&quot;&amp;MONTH([.H392]);2)&amp;RIGHT(&quot;0&quot;&amp;DAY([.H392]);2)" office:value-type="string" office:string-value="20110126">
            <text:p>20110126</text:p>
          </table:table-cell>
          <table:table-cell table:formula="of:=YEAR([.H392])" office:value-type="float" office:value="2011">
            <text:p>2011</text:p>
          </table:table-cell>
          <table:table-cell table:formula="of:=ROUNDUP(MONTH([.H392])/3)" office:value-type="float" office:value="1">
            <text:p>1</text:p>
          </table:table-cell>
          <table:table-cell table:formula="of:=MONTH([.H392])" office:value-type="float" office:value="1">
            <text:p>1</text:p>
          </table:table-cell>
          <table:table-cell table:formula="of:=&quot;Ene &quot; &amp; [.B392]" office:value-type="string" office:string-value="Ene 2011">
            <text:p>Ene 2011</text:p>
          </table:table-cell>
          <table:table-cell table:formula="of:=DAY([.H392])" office:value-type="float" office:value="26">
            <text:p>26</text:p>
          </table:table-cell>
          <table:table-cell office:value-type="string">
            <text:p>Mi</text:p>
          </table:table-cell>
          <table:table-cell table:style-name="ce2" office:value-type="date" office:date-value="2011-01-26">
            <text:p>01/26/11</text:p>
          </table:table-cell>
        </table:table-row>
        <table:table-row table:style-name="ro1">
          <table:table-cell table:formula="of:=YEAR([.H393])&amp;RIGHT(&quot;0&quot;&amp;MONTH([.H393]);2)&amp;RIGHT(&quot;0&quot;&amp;DAY([.H393]);2)" office:value-type="string" office:string-value="20110127">
            <text:p>20110127</text:p>
          </table:table-cell>
          <table:table-cell table:formula="of:=YEAR([.H393])" office:value-type="float" office:value="2011">
            <text:p>2011</text:p>
          </table:table-cell>
          <table:table-cell table:formula="of:=ROUNDUP(MONTH([.H393])/3)" office:value-type="float" office:value="1">
            <text:p>1</text:p>
          </table:table-cell>
          <table:table-cell table:formula="of:=MONTH([.H393])" office:value-type="float" office:value="1">
            <text:p>1</text:p>
          </table:table-cell>
          <table:table-cell table:formula="of:=&quot;Ene &quot; &amp; [.B393]" office:value-type="string" office:string-value="Ene 2011">
            <text:p>Ene 2011</text:p>
          </table:table-cell>
          <table:table-cell table:formula="of:=DAY([.H393])" office:value-type="float" office:value="27">
            <text:p>27</text:p>
          </table:table-cell>
          <table:table-cell office:value-type="string">
            <text:p>Ju</text:p>
          </table:table-cell>
          <table:table-cell table:style-name="ce2" office:value-type="date" office:date-value="2011-01-27">
            <text:p>01/27/11</text:p>
          </table:table-cell>
        </table:table-row>
        <table:table-row table:style-name="ro1">
          <table:table-cell table:formula="of:=YEAR([.H394])&amp;RIGHT(&quot;0&quot;&amp;MONTH([.H394]);2)&amp;RIGHT(&quot;0&quot;&amp;DAY([.H394]);2)" office:value-type="string" office:string-value="20110128">
            <text:p>20110128</text:p>
          </table:table-cell>
          <table:table-cell table:formula="of:=YEAR([.H394])" office:value-type="float" office:value="2011">
            <text:p>2011</text:p>
          </table:table-cell>
          <table:table-cell table:formula="of:=ROUNDUP(MONTH([.H394])/3)" office:value-type="float" office:value="1">
            <text:p>1</text:p>
          </table:table-cell>
          <table:table-cell table:formula="of:=MONTH([.H394])" office:value-type="float" office:value="1">
            <text:p>1</text:p>
          </table:table-cell>
          <table:table-cell table:formula="of:=&quot;Ene &quot; &amp; [.B394]" office:value-type="string" office:string-value="Ene 2011">
            <text:p>Ene 2011</text:p>
          </table:table-cell>
          <table:table-cell table:formula="of:=DAY([.H394])" office:value-type="float" office:value="28">
            <text:p>28</text:p>
          </table:table-cell>
          <table:table-cell office:value-type="string">
            <text:p>Vi</text:p>
          </table:table-cell>
          <table:table-cell table:style-name="ce2" office:value-type="date" office:date-value="2011-01-28">
            <text:p>01/28/11</text:p>
          </table:table-cell>
        </table:table-row>
        <table:table-row table:style-name="ro1">
          <table:table-cell table:formula="of:=YEAR([.H395])&amp;RIGHT(&quot;0&quot;&amp;MONTH([.H395]);2)&amp;RIGHT(&quot;0&quot;&amp;DAY([.H395]);2)" office:value-type="string" office:string-value="20110129">
            <text:p>20110129</text:p>
          </table:table-cell>
          <table:table-cell table:formula="of:=YEAR([.H395])" office:value-type="float" office:value="2011">
            <text:p>2011</text:p>
          </table:table-cell>
          <table:table-cell table:formula="of:=ROUNDUP(MONTH([.H395])/3)" office:value-type="float" office:value="1">
            <text:p>1</text:p>
          </table:table-cell>
          <table:table-cell table:formula="of:=MONTH([.H395])" office:value-type="float" office:value="1">
            <text:p>1</text:p>
          </table:table-cell>
          <table:table-cell table:formula="of:=&quot;Ene &quot; &amp; [.B395]" office:value-type="string" office:string-value="Ene 2011">
            <text:p>Ene 2011</text:p>
          </table:table-cell>
          <table:table-cell table:formula="of:=DAY([.H395])" office:value-type="float" office:value="29">
            <text:p>29</text:p>
          </table:table-cell>
          <table:table-cell office:value-type="string">
            <text:p>Sa</text:p>
          </table:table-cell>
          <table:table-cell table:style-name="ce2" office:value-type="date" office:date-value="2011-01-29">
            <text:p>01/29/11</text:p>
          </table:table-cell>
        </table:table-row>
        <table:table-row table:style-name="ro1">
          <table:table-cell table:formula="of:=YEAR([.H396])&amp;RIGHT(&quot;0&quot;&amp;MONTH([.H396]);2)&amp;RIGHT(&quot;0&quot;&amp;DAY([.H396]);2)" office:value-type="string" office:string-value="20110130">
            <text:p>20110130</text:p>
          </table:table-cell>
          <table:table-cell table:formula="of:=YEAR([.H396])" office:value-type="float" office:value="2011">
            <text:p>2011</text:p>
          </table:table-cell>
          <table:table-cell table:formula="of:=ROUNDUP(MONTH([.H396])/3)" office:value-type="float" office:value="1">
            <text:p>1</text:p>
          </table:table-cell>
          <table:table-cell table:formula="of:=MONTH([.H396])" office:value-type="float" office:value="1">
            <text:p>1</text:p>
          </table:table-cell>
          <table:table-cell table:formula="of:=&quot;Ene &quot; &amp; [.B396]" office:value-type="string" office:string-value="Ene 2011">
            <text:p>Ene 2011</text:p>
          </table:table-cell>
          <table:table-cell table:formula="of:=DAY([.H396])" office:value-type="float" office:value="30">
            <text:p>30</text:p>
          </table:table-cell>
          <table:table-cell office:value-type="string">
            <text:p>Do</text:p>
          </table:table-cell>
          <table:table-cell table:style-name="ce2" office:value-type="date" office:date-value="2011-01-30">
            <text:p>01/30/11</text:p>
          </table:table-cell>
        </table:table-row>
        <table:table-row table:style-name="ro1">
          <table:table-cell table:formula="of:=YEAR([.H397])&amp;RIGHT(&quot;0&quot;&amp;MONTH([.H397]);2)&amp;RIGHT(&quot;0&quot;&amp;DAY([.H397]);2)" office:value-type="string" office:string-value="20110131">
            <text:p>20110131</text:p>
          </table:table-cell>
          <table:table-cell table:formula="of:=YEAR([.H397])" office:value-type="float" office:value="2011">
            <text:p>2011</text:p>
          </table:table-cell>
          <table:table-cell table:formula="of:=ROUNDUP(MONTH([.H397])/3)" office:value-type="float" office:value="1">
            <text:p>1</text:p>
          </table:table-cell>
          <table:table-cell table:formula="of:=MONTH([.H397])" office:value-type="float" office:value="1">
            <text:p>1</text:p>
          </table:table-cell>
          <table:table-cell table:formula="of:=&quot;Ene &quot; &amp; [.B397]" office:value-type="string" office:string-value="Ene 2011">
            <text:p>Ene 2011</text:p>
          </table:table-cell>
          <table:table-cell table:formula="of:=DAY([.H397])" office:value-type="float" office:value="31">
            <text:p>31</text:p>
          </table:table-cell>
          <table:table-cell office:value-type="string">
            <text:p>Lu</text:p>
          </table:table-cell>
          <table:table-cell table:style-name="ce2" office:value-type="date" office:date-value="2011-01-31">
            <text:p>01/31/11</text:p>
          </table:table-cell>
        </table:table-row>
        <table:table-row table:style-name="ro1">
          <table:table-cell table:formula="of:=YEAR([.H398])&amp;RIGHT(&quot;0&quot;&amp;MONTH([.H398]);2)&amp;RIGHT(&quot;0&quot;&amp;DAY([.H398]);2)" office:value-type="string" office:string-value="20110201">
            <text:p>20110201</text:p>
          </table:table-cell>
          <table:table-cell table:formula="of:=YEAR([.H398])" office:value-type="float" office:value="2011">
            <text:p>2011</text:p>
          </table:table-cell>
          <table:table-cell table:formula="of:=ROUNDUP(MONTH([.H398])/3)" office:value-type="float" office:value="1">
            <text:p>1</text:p>
          </table:table-cell>
          <table:table-cell table:formula="of:=MONTH([.H398])" office:value-type="float" office:value="2">
            <text:p>2</text:p>
          </table:table-cell>
          <table:table-cell table:formula="of:=&quot;Feb &quot; &amp; [.B398]" office:value-type="string" office:string-value="Feb 2011">
            <text:p>Feb 2011</text:p>
          </table:table-cell>
          <table:table-cell table:formula="of:=DAY([.H398])" office:value-type="float" office:value="1">
            <text:p>1</text:p>
          </table:table-cell>
          <table:table-cell office:value-type="string">
            <text:p>Ma</text:p>
          </table:table-cell>
          <table:table-cell table:style-name="ce2" office:value-type="date" office:date-value="2011-02-01">
            <text:p>02/01/11</text:p>
          </table:table-cell>
        </table:table-row>
        <table:table-row table:style-name="ro1">
          <table:table-cell table:formula="of:=YEAR([.H399])&amp;RIGHT(&quot;0&quot;&amp;MONTH([.H399]);2)&amp;RIGHT(&quot;0&quot;&amp;DAY([.H399]);2)" office:value-type="string" office:string-value="20110202">
            <text:p>20110202</text:p>
          </table:table-cell>
          <table:table-cell table:formula="of:=YEAR([.H399])" office:value-type="float" office:value="2011">
            <text:p>2011</text:p>
          </table:table-cell>
          <table:table-cell table:formula="of:=ROUNDUP(MONTH([.H399])/3)" office:value-type="float" office:value="1">
            <text:p>1</text:p>
          </table:table-cell>
          <table:table-cell table:formula="of:=MONTH([.H399])" office:value-type="float" office:value="2">
            <text:p>2</text:p>
          </table:table-cell>
          <table:table-cell table:formula="of:=&quot;Feb &quot; &amp; [.B399]" office:value-type="string" office:string-value="Feb 2011">
            <text:p>Feb 2011</text:p>
          </table:table-cell>
          <table:table-cell table:formula="of:=DAY([.H399])" office:value-type="float" office:value="2">
            <text:p>2</text:p>
          </table:table-cell>
          <table:table-cell office:value-type="string">
            <text:p>Mi</text:p>
          </table:table-cell>
          <table:table-cell table:style-name="ce2" office:value-type="date" office:date-value="2011-02-02">
            <text:p>02/02/11</text:p>
          </table:table-cell>
        </table:table-row>
        <table:table-row table:style-name="ro1">
          <table:table-cell table:formula="of:=YEAR([.H400])&amp;RIGHT(&quot;0&quot;&amp;MONTH([.H400]);2)&amp;RIGHT(&quot;0&quot;&amp;DAY([.H400]);2)" office:value-type="string" office:string-value="20110203">
            <text:p>20110203</text:p>
          </table:table-cell>
          <table:table-cell table:formula="of:=YEAR([.H400])" office:value-type="float" office:value="2011">
            <text:p>2011</text:p>
          </table:table-cell>
          <table:table-cell table:formula="of:=ROUNDUP(MONTH([.H400])/3)" office:value-type="float" office:value="1">
            <text:p>1</text:p>
          </table:table-cell>
          <table:table-cell table:formula="of:=MONTH([.H400])" office:value-type="float" office:value="2">
            <text:p>2</text:p>
          </table:table-cell>
          <table:table-cell table:formula="of:=&quot;Feb &quot; &amp; [.B400]" office:value-type="string" office:string-value="Feb 2011">
            <text:p>Feb 2011</text:p>
          </table:table-cell>
          <table:table-cell table:formula="of:=DAY([.H400])" office:value-type="float" office:value="3">
            <text:p>3</text:p>
          </table:table-cell>
          <table:table-cell office:value-type="string">
            <text:p>Ju</text:p>
          </table:table-cell>
          <table:table-cell table:style-name="ce2" office:value-type="date" office:date-value="2011-02-03">
            <text:p>02/03/11</text:p>
          </table:table-cell>
        </table:table-row>
        <table:table-row table:style-name="ro1">
          <table:table-cell table:formula="of:=YEAR([.H401])&amp;RIGHT(&quot;0&quot;&amp;MONTH([.H401]);2)&amp;RIGHT(&quot;0&quot;&amp;DAY([.H401]);2)" office:value-type="string" office:string-value="20110204">
            <text:p>20110204</text:p>
          </table:table-cell>
          <table:table-cell table:formula="of:=YEAR([.H401])" office:value-type="float" office:value="2011">
            <text:p>2011</text:p>
          </table:table-cell>
          <table:table-cell table:formula="of:=ROUNDUP(MONTH([.H401])/3)" office:value-type="float" office:value="1">
            <text:p>1</text:p>
          </table:table-cell>
          <table:table-cell table:formula="of:=MONTH([.H401])" office:value-type="float" office:value="2">
            <text:p>2</text:p>
          </table:table-cell>
          <table:table-cell table:formula="of:=&quot;Feb &quot; &amp; [.B401]" office:value-type="string" office:string-value="Feb 2011">
            <text:p>Feb 2011</text:p>
          </table:table-cell>
          <table:table-cell table:formula="of:=DAY([.H401])" office:value-type="float" office:value="4">
            <text:p>4</text:p>
          </table:table-cell>
          <table:table-cell office:value-type="string">
            <text:p>Vi</text:p>
          </table:table-cell>
          <table:table-cell table:style-name="ce2" office:value-type="date" office:date-value="2011-02-04">
            <text:p>02/04/11</text:p>
          </table:table-cell>
        </table:table-row>
        <table:table-row table:style-name="ro1">
          <table:table-cell table:formula="of:=YEAR([.H402])&amp;RIGHT(&quot;0&quot;&amp;MONTH([.H402]);2)&amp;RIGHT(&quot;0&quot;&amp;DAY([.H402]);2)" office:value-type="string" office:string-value="20110205">
            <text:p>20110205</text:p>
          </table:table-cell>
          <table:table-cell table:formula="of:=YEAR([.H402])" office:value-type="float" office:value="2011">
            <text:p>2011</text:p>
          </table:table-cell>
          <table:table-cell table:formula="of:=ROUNDUP(MONTH([.H402])/3)" office:value-type="float" office:value="1">
            <text:p>1</text:p>
          </table:table-cell>
          <table:table-cell table:formula="of:=MONTH([.H402])" office:value-type="float" office:value="2">
            <text:p>2</text:p>
          </table:table-cell>
          <table:table-cell table:formula="of:=&quot;Feb &quot; &amp; [.B402]" office:value-type="string" office:string-value="Feb 2011">
            <text:p>Feb 2011</text:p>
          </table:table-cell>
          <table:table-cell table:formula="of:=DAY([.H402])" office:value-type="float" office:value="5">
            <text:p>5</text:p>
          </table:table-cell>
          <table:table-cell office:value-type="string">
            <text:p>Sa</text:p>
          </table:table-cell>
          <table:table-cell table:style-name="ce2" office:value-type="date" office:date-value="2011-02-05">
            <text:p>02/05/11</text:p>
          </table:table-cell>
        </table:table-row>
        <table:table-row table:style-name="ro1">
          <table:table-cell table:formula="of:=YEAR([.H403])&amp;RIGHT(&quot;0&quot;&amp;MONTH([.H403]);2)&amp;RIGHT(&quot;0&quot;&amp;DAY([.H403]);2)" office:value-type="string" office:string-value="20110206">
            <text:p>20110206</text:p>
          </table:table-cell>
          <table:table-cell table:formula="of:=YEAR([.H403])" office:value-type="float" office:value="2011">
            <text:p>2011</text:p>
          </table:table-cell>
          <table:table-cell table:formula="of:=ROUNDUP(MONTH([.H403])/3)" office:value-type="float" office:value="1">
            <text:p>1</text:p>
          </table:table-cell>
          <table:table-cell table:formula="of:=MONTH([.H403])" office:value-type="float" office:value="2">
            <text:p>2</text:p>
          </table:table-cell>
          <table:table-cell table:formula="of:=&quot;Feb &quot; &amp; [.B403]" office:value-type="string" office:string-value="Feb 2011">
            <text:p>Feb 2011</text:p>
          </table:table-cell>
          <table:table-cell table:formula="of:=DAY([.H403])" office:value-type="float" office:value="6">
            <text:p>6</text:p>
          </table:table-cell>
          <table:table-cell office:value-type="string">
            <text:p>Do</text:p>
          </table:table-cell>
          <table:table-cell table:style-name="ce2" office:value-type="date" office:date-value="2011-02-06">
            <text:p>02/06/11</text:p>
          </table:table-cell>
        </table:table-row>
        <table:table-row table:style-name="ro1">
          <table:table-cell table:formula="of:=YEAR([.H404])&amp;RIGHT(&quot;0&quot;&amp;MONTH([.H404]);2)&amp;RIGHT(&quot;0&quot;&amp;DAY([.H404]);2)" office:value-type="string" office:string-value="20110207">
            <text:p>20110207</text:p>
          </table:table-cell>
          <table:table-cell table:formula="of:=YEAR([.H404])" office:value-type="float" office:value="2011">
            <text:p>2011</text:p>
          </table:table-cell>
          <table:table-cell table:formula="of:=ROUNDUP(MONTH([.H404])/3)" office:value-type="float" office:value="1">
            <text:p>1</text:p>
          </table:table-cell>
          <table:table-cell table:formula="of:=MONTH([.H404])" office:value-type="float" office:value="2">
            <text:p>2</text:p>
          </table:table-cell>
          <table:table-cell table:formula="of:=&quot;Feb &quot; &amp; [.B404]" office:value-type="string" office:string-value="Feb 2011">
            <text:p>Feb 2011</text:p>
          </table:table-cell>
          <table:table-cell table:formula="of:=DAY([.H404])" office:value-type="float" office:value="7">
            <text:p>7</text:p>
          </table:table-cell>
          <table:table-cell office:value-type="string">
            <text:p>Lu</text:p>
          </table:table-cell>
          <table:table-cell table:style-name="ce2" office:value-type="date" office:date-value="2011-02-07">
            <text:p>02/07/11</text:p>
          </table:table-cell>
        </table:table-row>
        <table:table-row table:style-name="ro1">
          <table:table-cell table:formula="of:=YEAR([.H405])&amp;RIGHT(&quot;0&quot;&amp;MONTH([.H405]);2)&amp;RIGHT(&quot;0&quot;&amp;DAY([.H405]);2)" office:value-type="string" office:string-value="20110208">
            <text:p>20110208</text:p>
          </table:table-cell>
          <table:table-cell table:formula="of:=YEAR([.H405])" office:value-type="float" office:value="2011">
            <text:p>2011</text:p>
          </table:table-cell>
          <table:table-cell table:formula="of:=ROUNDUP(MONTH([.H405])/3)" office:value-type="float" office:value="1">
            <text:p>1</text:p>
          </table:table-cell>
          <table:table-cell table:formula="of:=MONTH([.H405])" office:value-type="float" office:value="2">
            <text:p>2</text:p>
          </table:table-cell>
          <table:table-cell table:formula="of:=&quot;Feb &quot; &amp; [.B405]" office:value-type="string" office:string-value="Feb 2011">
            <text:p>Feb 2011</text:p>
          </table:table-cell>
          <table:table-cell table:formula="of:=DAY([.H405])" office:value-type="float" office:value="8">
            <text:p>8</text:p>
          </table:table-cell>
          <table:table-cell office:value-type="string">
            <text:p>Ma</text:p>
          </table:table-cell>
          <table:table-cell table:style-name="ce2" office:value-type="date" office:date-value="2011-02-08">
            <text:p>02/08/11</text:p>
          </table:table-cell>
        </table:table-row>
        <table:table-row table:style-name="ro1">
          <table:table-cell table:formula="of:=YEAR([.H406])&amp;RIGHT(&quot;0&quot;&amp;MONTH([.H406]);2)&amp;RIGHT(&quot;0&quot;&amp;DAY([.H406]);2)" office:value-type="string" office:string-value="20110209">
            <text:p>20110209</text:p>
          </table:table-cell>
          <table:table-cell table:formula="of:=YEAR([.H406])" office:value-type="float" office:value="2011">
            <text:p>2011</text:p>
          </table:table-cell>
          <table:table-cell table:formula="of:=ROUNDUP(MONTH([.H406])/3)" office:value-type="float" office:value="1">
            <text:p>1</text:p>
          </table:table-cell>
          <table:table-cell table:formula="of:=MONTH([.H406])" office:value-type="float" office:value="2">
            <text:p>2</text:p>
          </table:table-cell>
          <table:table-cell table:formula="of:=&quot;Feb &quot; &amp; [.B406]" office:value-type="string" office:string-value="Feb 2011">
            <text:p>Feb 2011</text:p>
          </table:table-cell>
          <table:table-cell table:formula="of:=DAY([.H406])" office:value-type="float" office:value="9">
            <text:p>9</text:p>
          </table:table-cell>
          <table:table-cell office:value-type="string">
            <text:p>Mi</text:p>
          </table:table-cell>
          <table:table-cell table:style-name="ce2" office:value-type="date" office:date-value="2011-02-09">
            <text:p>02/09/11</text:p>
          </table:table-cell>
        </table:table-row>
        <table:table-row table:style-name="ro1">
          <table:table-cell table:formula="of:=YEAR([.H407])&amp;RIGHT(&quot;0&quot;&amp;MONTH([.H407]);2)&amp;RIGHT(&quot;0&quot;&amp;DAY([.H407]);2)" office:value-type="string" office:string-value="20110210">
            <text:p>20110210</text:p>
          </table:table-cell>
          <table:table-cell table:formula="of:=YEAR([.H407])" office:value-type="float" office:value="2011">
            <text:p>2011</text:p>
          </table:table-cell>
          <table:table-cell table:formula="of:=ROUNDUP(MONTH([.H407])/3)" office:value-type="float" office:value="1">
            <text:p>1</text:p>
          </table:table-cell>
          <table:table-cell table:formula="of:=MONTH([.H407])" office:value-type="float" office:value="2">
            <text:p>2</text:p>
          </table:table-cell>
          <table:table-cell table:formula="of:=&quot;Feb &quot; &amp; [.B407]" office:value-type="string" office:string-value="Feb 2011">
            <text:p>Feb 2011</text:p>
          </table:table-cell>
          <table:table-cell table:formula="of:=DAY([.H407])" office:value-type="float" office:value="10">
            <text:p>10</text:p>
          </table:table-cell>
          <table:table-cell office:value-type="string">
            <text:p>Ju</text:p>
          </table:table-cell>
          <table:table-cell table:style-name="ce2" office:value-type="date" office:date-value="2011-02-10">
            <text:p>02/10/11</text:p>
          </table:table-cell>
        </table:table-row>
        <table:table-row table:style-name="ro1">
          <table:table-cell table:formula="of:=YEAR([.H408])&amp;RIGHT(&quot;0&quot;&amp;MONTH([.H408]);2)&amp;RIGHT(&quot;0&quot;&amp;DAY([.H408]);2)" office:value-type="string" office:string-value="20110211">
            <text:p>20110211</text:p>
          </table:table-cell>
          <table:table-cell table:formula="of:=YEAR([.H408])" office:value-type="float" office:value="2011">
            <text:p>2011</text:p>
          </table:table-cell>
          <table:table-cell table:formula="of:=ROUNDUP(MONTH([.H408])/3)" office:value-type="float" office:value="1">
            <text:p>1</text:p>
          </table:table-cell>
          <table:table-cell table:formula="of:=MONTH([.H408])" office:value-type="float" office:value="2">
            <text:p>2</text:p>
          </table:table-cell>
          <table:table-cell table:formula="of:=&quot;Feb &quot; &amp; [.B408]" office:value-type="string" office:string-value="Feb 2011">
            <text:p>Feb 2011</text:p>
          </table:table-cell>
          <table:table-cell table:formula="of:=DAY([.H408])" office:value-type="float" office:value="11">
            <text:p>11</text:p>
          </table:table-cell>
          <table:table-cell office:value-type="string">
            <text:p>Vi</text:p>
          </table:table-cell>
          <table:table-cell table:style-name="ce2" office:value-type="date" office:date-value="2011-02-11">
            <text:p>02/11/11</text:p>
          </table:table-cell>
        </table:table-row>
        <table:table-row table:style-name="ro1">
          <table:table-cell table:formula="of:=YEAR([.H409])&amp;RIGHT(&quot;0&quot;&amp;MONTH([.H409]);2)&amp;RIGHT(&quot;0&quot;&amp;DAY([.H409]);2)" office:value-type="string" office:string-value="20110212">
            <text:p>20110212</text:p>
          </table:table-cell>
          <table:table-cell table:formula="of:=YEAR([.H409])" office:value-type="float" office:value="2011">
            <text:p>2011</text:p>
          </table:table-cell>
          <table:table-cell table:formula="of:=ROUNDUP(MONTH([.H409])/3)" office:value-type="float" office:value="1">
            <text:p>1</text:p>
          </table:table-cell>
          <table:table-cell table:formula="of:=MONTH([.H409])" office:value-type="float" office:value="2">
            <text:p>2</text:p>
          </table:table-cell>
          <table:table-cell table:formula="of:=&quot;Feb &quot; &amp; [.B409]" office:value-type="string" office:string-value="Feb 2011">
            <text:p>Feb 2011</text:p>
          </table:table-cell>
          <table:table-cell table:formula="of:=DAY([.H409])" office:value-type="float" office:value="12">
            <text:p>12</text:p>
          </table:table-cell>
          <table:table-cell office:value-type="string">
            <text:p>Sa</text:p>
          </table:table-cell>
          <table:table-cell table:style-name="ce2" office:value-type="date" office:date-value="2011-02-12">
            <text:p>02/12/11</text:p>
          </table:table-cell>
        </table:table-row>
        <table:table-row table:style-name="ro1">
          <table:table-cell table:formula="of:=YEAR([.H410])&amp;RIGHT(&quot;0&quot;&amp;MONTH([.H410]);2)&amp;RIGHT(&quot;0&quot;&amp;DAY([.H410]);2)" office:value-type="string" office:string-value="20110213">
            <text:p>20110213</text:p>
          </table:table-cell>
          <table:table-cell table:formula="of:=YEAR([.H410])" office:value-type="float" office:value="2011">
            <text:p>2011</text:p>
          </table:table-cell>
          <table:table-cell table:formula="of:=ROUNDUP(MONTH([.H410])/3)" office:value-type="float" office:value="1">
            <text:p>1</text:p>
          </table:table-cell>
          <table:table-cell table:formula="of:=MONTH([.H410])" office:value-type="float" office:value="2">
            <text:p>2</text:p>
          </table:table-cell>
          <table:table-cell table:formula="of:=&quot;Feb &quot; &amp; [.B410]" office:value-type="string" office:string-value="Feb 2011">
            <text:p>Feb 2011</text:p>
          </table:table-cell>
          <table:table-cell table:formula="of:=DAY([.H410])" office:value-type="float" office:value="13">
            <text:p>13</text:p>
          </table:table-cell>
          <table:table-cell office:value-type="string">
            <text:p>Do</text:p>
          </table:table-cell>
          <table:table-cell table:style-name="ce2" office:value-type="date" office:date-value="2011-02-13">
            <text:p>02/13/11</text:p>
          </table:table-cell>
        </table:table-row>
        <table:table-row table:style-name="ro1">
          <table:table-cell table:formula="of:=YEAR([.H411])&amp;RIGHT(&quot;0&quot;&amp;MONTH([.H411]);2)&amp;RIGHT(&quot;0&quot;&amp;DAY([.H411]);2)" office:value-type="string" office:string-value="20110214">
            <text:p>20110214</text:p>
          </table:table-cell>
          <table:table-cell table:formula="of:=YEAR([.H411])" office:value-type="float" office:value="2011">
            <text:p>2011</text:p>
          </table:table-cell>
          <table:table-cell table:formula="of:=ROUNDUP(MONTH([.H411])/3)" office:value-type="float" office:value="1">
            <text:p>1</text:p>
          </table:table-cell>
          <table:table-cell table:formula="of:=MONTH([.H411])" office:value-type="float" office:value="2">
            <text:p>2</text:p>
          </table:table-cell>
          <table:table-cell table:formula="of:=&quot;Feb &quot; &amp; [.B411]" office:value-type="string" office:string-value="Feb 2011">
            <text:p>Feb 2011</text:p>
          </table:table-cell>
          <table:table-cell table:formula="of:=DAY([.H411])" office:value-type="float" office:value="14">
            <text:p>14</text:p>
          </table:table-cell>
          <table:table-cell office:value-type="string">
            <text:p>Lu</text:p>
          </table:table-cell>
          <table:table-cell table:style-name="ce2" office:value-type="date" office:date-value="2011-02-14">
            <text:p>02/14/11</text:p>
          </table:table-cell>
        </table:table-row>
        <table:table-row table:style-name="ro1">
          <table:table-cell table:formula="of:=YEAR([.H412])&amp;RIGHT(&quot;0&quot;&amp;MONTH([.H412]);2)&amp;RIGHT(&quot;0&quot;&amp;DAY([.H412]);2)" office:value-type="string" office:string-value="20110215">
            <text:p>20110215</text:p>
          </table:table-cell>
          <table:table-cell table:formula="of:=YEAR([.H412])" office:value-type="float" office:value="2011">
            <text:p>2011</text:p>
          </table:table-cell>
          <table:table-cell table:formula="of:=ROUNDUP(MONTH([.H412])/3)" office:value-type="float" office:value="1">
            <text:p>1</text:p>
          </table:table-cell>
          <table:table-cell table:formula="of:=MONTH([.H412])" office:value-type="float" office:value="2">
            <text:p>2</text:p>
          </table:table-cell>
          <table:table-cell table:formula="of:=&quot;Feb &quot; &amp; [.B412]" office:value-type="string" office:string-value="Feb 2011">
            <text:p>Feb 2011</text:p>
          </table:table-cell>
          <table:table-cell table:formula="of:=DAY([.H412])" office:value-type="float" office:value="15">
            <text:p>15</text:p>
          </table:table-cell>
          <table:table-cell office:value-type="string">
            <text:p>Ma</text:p>
          </table:table-cell>
          <table:table-cell table:style-name="ce2" office:value-type="date" office:date-value="2011-02-15">
            <text:p>02/15/11</text:p>
          </table:table-cell>
        </table:table-row>
        <table:table-row table:style-name="ro1">
          <table:table-cell table:formula="of:=YEAR([.H413])&amp;RIGHT(&quot;0&quot;&amp;MONTH([.H413]);2)&amp;RIGHT(&quot;0&quot;&amp;DAY([.H413]);2)" office:value-type="string" office:string-value="20110216">
            <text:p>20110216</text:p>
          </table:table-cell>
          <table:table-cell table:formula="of:=YEAR([.H413])" office:value-type="float" office:value="2011">
            <text:p>2011</text:p>
          </table:table-cell>
          <table:table-cell table:formula="of:=ROUNDUP(MONTH([.H413])/3)" office:value-type="float" office:value="1">
            <text:p>1</text:p>
          </table:table-cell>
          <table:table-cell table:formula="of:=MONTH([.H413])" office:value-type="float" office:value="2">
            <text:p>2</text:p>
          </table:table-cell>
          <table:table-cell table:formula="of:=&quot;Feb &quot; &amp; [.B413]" office:value-type="string" office:string-value="Feb 2011">
            <text:p>Feb 2011</text:p>
          </table:table-cell>
          <table:table-cell table:formula="of:=DAY([.H413])" office:value-type="float" office:value="16">
            <text:p>16</text:p>
          </table:table-cell>
          <table:table-cell office:value-type="string">
            <text:p>Mi</text:p>
          </table:table-cell>
          <table:table-cell table:style-name="ce2" office:value-type="date" office:date-value="2011-02-16">
            <text:p>02/16/11</text:p>
          </table:table-cell>
        </table:table-row>
        <table:table-row table:style-name="ro1">
          <table:table-cell table:formula="of:=YEAR([.H414])&amp;RIGHT(&quot;0&quot;&amp;MONTH([.H414]);2)&amp;RIGHT(&quot;0&quot;&amp;DAY([.H414]);2)" office:value-type="string" office:string-value="20110217">
            <text:p>20110217</text:p>
          </table:table-cell>
          <table:table-cell table:formula="of:=YEAR([.H414])" office:value-type="float" office:value="2011">
            <text:p>2011</text:p>
          </table:table-cell>
          <table:table-cell table:formula="of:=ROUNDUP(MONTH([.H414])/3)" office:value-type="float" office:value="1">
            <text:p>1</text:p>
          </table:table-cell>
          <table:table-cell table:formula="of:=MONTH([.H414])" office:value-type="float" office:value="2">
            <text:p>2</text:p>
          </table:table-cell>
          <table:table-cell table:formula="of:=&quot;Feb &quot; &amp; [.B414]" office:value-type="string" office:string-value="Feb 2011">
            <text:p>Feb 2011</text:p>
          </table:table-cell>
          <table:table-cell table:formula="of:=DAY([.H414])" office:value-type="float" office:value="17">
            <text:p>17</text:p>
          </table:table-cell>
          <table:table-cell office:value-type="string">
            <text:p>Ju</text:p>
          </table:table-cell>
          <table:table-cell table:style-name="ce2" office:value-type="date" office:date-value="2011-02-17">
            <text:p>02/17/11</text:p>
          </table:table-cell>
        </table:table-row>
        <table:table-row table:style-name="ro1">
          <table:table-cell table:formula="of:=YEAR([.H415])&amp;RIGHT(&quot;0&quot;&amp;MONTH([.H415]);2)&amp;RIGHT(&quot;0&quot;&amp;DAY([.H415]);2)" office:value-type="string" office:string-value="20110218">
            <text:p>20110218</text:p>
          </table:table-cell>
          <table:table-cell table:formula="of:=YEAR([.H415])" office:value-type="float" office:value="2011">
            <text:p>2011</text:p>
          </table:table-cell>
          <table:table-cell table:formula="of:=ROUNDUP(MONTH([.H415])/3)" office:value-type="float" office:value="1">
            <text:p>1</text:p>
          </table:table-cell>
          <table:table-cell table:formula="of:=MONTH([.H415])" office:value-type="float" office:value="2">
            <text:p>2</text:p>
          </table:table-cell>
          <table:table-cell table:formula="of:=&quot;Feb &quot; &amp; [.B415]" office:value-type="string" office:string-value="Feb 2011">
            <text:p>Feb 2011</text:p>
          </table:table-cell>
          <table:table-cell table:formula="of:=DAY([.H415])" office:value-type="float" office:value="18">
            <text:p>18</text:p>
          </table:table-cell>
          <table:table-cell office:value-type="string">
            <text:p>Vi</text:p>
          </table:table-cell>
          <table:table-cell table:style-name="ce2" office:value-type="date" office:date-value="2011-02-18">
            <text:p>02/18/11</text:p>
          </table:table-cell>
        </table:table-row>
        <table:table-row table:style-name="ro1">
          <table:table-cell table:formula="of:=YEAR([.H416])&amp;RIGHT(&quot;0&quot;&amp;MONTH([.H416]);2)&amp;RIGHT(&quot;0&quot;&amp;DAY([.H416]);2)" office:value-type="string" office:string-value="20110219">
            <text:p>20110219</text:p>
          </table:table-cell>
          <table:table-cell table:formula="of:=YEAR([.H416])" office:value-type="float" office:value="2011">
            <text:p>2011</text:p>
          </table:table-cell>
          <table:table-cell table:formula="of:=ROUNDUP(MONTH([.H416])/3)" office:value-type="float" office:value="1">
            <text:p>1</text:p>
          </table:table-cell>
          <table:table-cell table:formula="of:=MONTH([.H416])" office:value-type="float" office:value="2">
            <text:p>2</text:p>
          </table:table-cell>
          <table:table-cell table:formula="of:=&quot;Feb &quot; &amp; [.B416]" office:value-type="string" office:string-value="Feb 2011">
            <text:p>Feb 2011</text:p>
          </table:table-cell>
          <table:table-cell table:formula="of:=DAY([.H416])" office:value-type="float" office:value="19">
            <text:p>19</text:p>
          </table:table-cell>
          <table:table-cell office:value-type="string">
            <text:p>Sa</text:p>
          </table:table-cell>
          <table:table-cell table:style-name="ce2" office:value-type="date" office:date-value="2011-02-19">
            <text:p>02/19/11</text:p>
          </table:table-cell>
        </table:table-row>
        <table:table-row table:style-name="ro1">
          <table:table-cell table:formula="of:=YEAR([.H417])&amp;RIGHT(&quot;0&quot;&amp;MONTH([.H417]);2)&amp;RIGHT(&quot;0&quot;&amp;DAY([.H417]);2)" office:value-type="string" office:string-value="20110220">
            <text:p>20110220</text:p>
          </table:table-cell>
          <table:table-cell table:formula="of:=YEAR([.H417])" office:value-type="float" office:value="2011">
            <text:p>2011</text:p>
          </table:table-cell>
          <table:table-cell table:formula="of:=ROUNDUP(MONTH([.H417])/3)" office:value-type="float" office:value="1">
            <text:p>1</text:p>
          </table:table-cell>
          <table:table-cell table:formula="of:=MONTH([.H417])" office:value-type="float" office:value="2">
            <text:p>2</text:p>
          </table:table-cell>
          <table:table-cell table:formula="of:=&quot;Feb &quot; &amp; [.B417]" office:value-type="string" office:string-value="Feb 2011">
            <text:p>Feb 2011</text:p>
          </table:table-cell>
          <table:table-cell table:formula="of:=DAY([.H417])" office:value-type="float" office:value="20">
            <text:p>20</text:p>
          </table:table-cell>
          <table:table-cell office:value-type="string">
            <text:p>Do</text:p>
          </table:table-cell>
          <table:table-cell table:style-name="ce2" office:value-type="date" office:date-value="2011-02-20">
            <text:p>02/20/11</text:p>
          </table:table-cell>
        </table:table-row>
        <table:table-row table:style-name="ro1">
          <table:table-cell table:formula="of:=YEAR([.H418])&amp;RIGHT(&quot;0&quot;&amp;MONTH([.H418]);2)&amp;RIGHT(&quot;0&quot;&amp;DAY([.H418]);2)" office:value-type="string" office:string-value="20110221">
            <text:p>20110221</text:p>
          </table:table-cell>
          <table:table-cell table:formula="of:=YEAR([.H418])" office:value-type="float" office:value="2011">
            <text:p>2011</text:p>
          </table:table-cell>
          <table:table-cell table:formula="of:=ROUNDUP(MONTH([.H418])/3)" office:value-type="float" office:value="1">
            <text:p>1</text:p>
          </table:table-cell>
          <table:table-cell table:formula="of:=MONTH([.H418])" office:value-type="float" office:value="2">
            <text:p>2</text:p>
          </table:table-cell>
          <table:table-cell table:formula="of:=&quot;Feb &quot; &amp; [.B418]" office:value-type="string" office:string-value="Feb 2011">
            <text:p>Feb 2011</text:p>
          </table:table-cell>
          <table:table-cell table:formula="of:=DAY([.H418])" office:value-type="float" office:value="21">
            <text:p>21</text:p>
          </table:table-cell>
          <table:table-cell office:value-type="string">
            <text:p>Lu</text:p>
          </table:table-cell>
          <table:table-cell table:style-name="ce2" office:value-type="date" office:date-value="2011-02-21">
            <text:p>02/21/11</text:p>
          </table:table-cell>
        </table:table-row>
        <table:table-row table:style-name="ro1">
          <table:table-cell table:formula="of:=YEAR([.H419])&amp;RIGHT(&quot;0&quot;&amp;MONTH([.H419]);2)&amp;RIGHT(&quot;0&quot;&amp;DAY([.H419]);2)" office:value-type="string" office:string-value="20110222">
            <text:p>20110222</text:p>
          </table:table-cell>
          <table:table-cell table:formula="of:=YEAR([.H419])" office:value-type="float" office:value="2011">
            <text:p>2011</text:p>
          </table:table-cell>
          <table:table-cell table:formula="of:=ROUNDUP(MONTH([.H419])/3)" office:value-type="float" office:value="1">
            <text:p>1</text:p>
          </table:table-cell>
          <table:table-cell table:formula="of:=MONTH([.H419])" office:value-type="float" office:value="2">
            <text:p>2</text:p>
          </table:table-cell>
          <table:table-cell table:formula="of:=&quot;Feb &quot; &amp; [.B419]" office:value-type="string" office:string-value="Feb 2011">
            <text:p>Feb 2011</text:p>
          </table:table-cell>
          <table:table-cell table:formula="of:=DAY([.H419])" office:value-type="float" office:value="22">
            <text:p>22</text:p>
          </table:table-cell>
          <table:table-cell office:value-type="string">
            <text:p>Ma</text:p>
          </table:table-cell>
          <table:table-cell table:style-name="ce2" office:value-type="date" office:date-value="2011-02-22">
            <text:p>02/22/11</text:p>
          </table:table-cell>
        </table:table-row>
        <table:table-row table:style-name="ro1">
          <table:table-cell table:formula="of:=YEAR([.H420])&amp;RIGHT(&quot;0&quot;&amp;MONTH([.H420]);2)&amp;RIGHT(&quot;0&quot;&amp;DAY([.H420]);2)" office:value-type="string" office:string-value="20110223">
            <text:p>20110223</text:p>
          </table:table-cell>
          <table:table-cell table:formula="of:=YEAR([.H420])" office:value-type="float" office:value="2011">
            <text:p>2011</text:p>
          </table:table-cell>
          <table:table-cell table:formula="of:=ROUNDUP(MONTH([.H420])/3)" office:value-type="float" office:value="1">
            <text:p>1</text:p>
          </table:table-cell>
          <table:table-cell table:formula="of:=MONTH([.H420])" office:value-type="float" office:value="2">
            <text:p>2</text:p>
          </table:table-cell>
          <table:table-cell table:formula="of:=&quot;Feb &quot; &amp; [.B420]" office:value-type="string" office:string-value="Feb 2011">
            <text:p>Feb 2011</text:p>
          </table:table-cell>
          <table:table-cell table:formula="of:=DAY([.H420])" office:value-type="float" office:value="23">
            <text:p>23</text:p>
          </table:table-cell>
          <table:table-cell office:value-type="string">
            <text:p>Mi</text:p>
          </table:table-cell>
          <table:table-cell table:style-name="ce2" office:value-type="date" office:date-value="2011-02-23">
            <text:p>02/23/11</text:p>
          </table:table-cell>
        </table:table-row>
        <table:table-row table:style-name="ro1">
          <table:table-cell table:formula="of:=YEAR([.H421])&amp;RIGHT(&quot;0&quot;&amp;MONTH([.H421]);2)&amp;RIGHT(&quot;0&quot;&amp;DAY([.H421]);2)" office:value-type="string" office:string-value="20110224">
            <text:p>20110224</text:p>
          </table:table-cell>
          <table:table-cell table:formula="of:=YEAR([.H421])" office:value-type="float" office:value="2011">
            <text:p>2011</text:p>
          </table:table-cell>
          <table:table-cell table:formula="of:=ROUNDUP(MONTH([.H421])/3)" office:value-type="float" office:value="1">
            <text:p>1</text:p>
          </table:table-cell>
          <table:table-cell table:formula="of:=MONTH([.H421])" office:value-type="float" office:value="2">
            <text:p>2</text:p>
          </table:table-cell>
          <table:table-cell table:formula="of:=&quot;Feb &quot; &amp; [.B421]" office:value-type="string" office:string-value="Feb 2011">
            <text:p>Feb 2011</text:p>
          </table:table-cell>
          <table:table-cell table:formula="of:=DAY([.H421])" office:value-type="float" office:value="24">
            <text:p>24</text:p>
          </table:table-cell>
          <table:table-cell office:value-type="string">
            <text:p>Ju</text:p>
          </table:table-cell>
          <table:table-cell table:style-name="ce2" office:value-type="date" office:date-value="2011-02-24">
            <text:p>02/24/11</text:p>
          </table:table-cell>
        </table:table-row>
        <table:table-row table:style-name="ro1">
          <table:table-cell table:formula="of:=YEAR([.H422])&amp;RIGHT(&quot;0&quot;&amp;MONTH([.H422]);2)&amp;RIGHT(&quot;0&quot;&amp;DAY([.H422]);2)" office:value-type="string" office:string-value="20110225">
            <text:p>20110225</text:p>
          </table:table-cell>
          <table:table-cell table:formula="of:=YEAR([.H422])" office:value-type="float" office:value="2011">
            <text:p>2011</text:p>
          </table:table-cell>
          <table:table-cell table:formula="of:=ROUNDUP(MONTH([.H422])/3)" office:value-type="float" office:value="1">
            <text:p>1</text:p>
          </table:table-cell>
          <table:table-cell table:formula="of:=MONTH([.H422])" office:value-type="float" office:value="2">
            <text:p>2</text:p>
          </table:table-cell>
          <table:table-cell table:formula="of:=&quot;Feb &quot; &amp; [.B422]" office:value-type="string" office:string-value="Feb 2011">
            <text:p>Feb 2011</text:p>
          </table:table-cell>
          <table:table-cell table:formula="of:=DAY([.H422])" office:value-type="float" office:value="25">
            <text:p>25</text:p>
          </table:table-cell>
          <table:table-cell office:value-type="string">
            <text:p>Vi</text:p>
          </table:table-cell>
          <table:table-cell table:style-name="ce2" office:value-type="date" office:date-value="2011-02-25">
            <text:p>02/25/11</text:p>
          </table:table-cell>
        </table:table-row>
        <table:table-row table:style-name="ro1">
          <table:table-cell table:formula="of:=YEAR([.H423])&amp;RIGHT(&quot;0&quot;&amp;MONTH([.H423]);2)&amp;RIGHT(&quot;0&quot;&amp;DAY([.H423]);2)" office:value-type="string" office:string-value="20110226">
            <text:p>20110226</text:p>
          </table:table-cell>
          <table:table-cell table:formula="of:=YEAR([.H423])" office:value-type="float" office:value="2011">
            <text:p>2011</text:p>
          </table:table-cell>
          <table:table-cell table:formula="of:=ROUNDUP(MONTH([.H423])/3)" office:value-type="float" office:value="1">
            <text:p>1</text:p>
          </table:table-cell>
          <table:table-cell table:formula="of:=MONTH([.H423])" office:value-type="float" office:value="2">
            <text:p>2</text:p>
          </table:table-cell>
          <table:table-cell table:formula="of:=&quot;Feb &quot; &amp; [.B423]" office:value-type="string" office:string-value="Feb 2011">
            <text:p>Feb 2011</text:p>
          </table:table-cell>
          <table:table-cell table:formula="of:=DAY([.H423])" office:value-type="float" office:value="26">
            <text:p>26</text:p>
          </table:table-cell>
          <table:table-cell office:value-type="string">
            <text:p>Sa</text:p>
          </table:table-cell>
          <table:table-cell table:style-name="ce2" office:value-type="date" office:date-value="2011-02-26">
            <text:p>02/26/11</text:p>
          </table:table-cell>
        </table:table-row>
        <table:table-row table:style-name="ro1">
          <table:table-cell table:formula="of:=YEAR([.H424])&amp;RIGHT(&quot;0&quot;&amp;MONTH([.H424]);2)&amp;RIGHT(&quot;0&quot;&amp;DAY([.H424]);2)" office:value-type="string" office:string-value="20110227">
            <text:p>20110227</text:p>
          </table:table-cell>
          <table:table-cell table:formula="of:=YEAR([.H424])" office:value-type="float" office:value="2011">
            <text:p>2011</text:p>
          </table:table-cell>
          <table:table-cell table:formula="of:=ROUNDUP(MONTH([.H424])/3)" office:value-type="float" office:value="1">
            <text:p>1</text:p>
          </table:table-cell>
          <table:table-cell table:formula="of:=MONTH([.H424])" office:value-type="float" office:value="2">
            <text:p>2</text:p>
          </table:table-cell>
          <table:table-cell table:formula="of:=&quot;Feb &quot; &amp; [.B424]" office:value-type="string" office:string-value="Feb 2011">
            <text:p>Feb 2011</text:p>
          </table:table-cell>
          <table:table-cell table:formula="of:=DAY([.H424])" office:value-type="float" office:value="27">
            <text:p>27</text:p>
          </table:table-cell>
          <table:table-cell office:value-type="string">
            <text:p>Do</text:p>
          </table:table-cell>
          <table:table-cell table:style-name="ce2" office:value-type="date" office:date-value="2011-02-27">
            <text:p>02/27/11</text:p>
          </table:table-cell>
        </table:table-row>
        <table:table-row table:style-name="ro1">
          <table:table-cell table:formula="of:=YEAR([.H425])&amp;RIGHT(&quot;0&quot;&amp;MONTH([.H425]);2)&amp;RIGHT(&quot;0&quot;&amp;DAY([.H425]);2)" office:value-type="string" office:string-value="20110228">
            <text:p>20110228</text:p>
          </table:table-cell>
          <table:table-cell table:formula="of:=YEAR([.H425])" office:value-type="float" office:value="2011">
            <text:p>2011</text:p>
          </table:table-cell>
          <table:table-cell table:formula="of:=ROUNDUP(MONTH([.H425])/3)" office:value-type="float" office:value="1">
            <text:p>1</text:p>
          </table:table-cell>
          <table:table-cell table:formula="of:=MONTH([.H425])" office:value-type="float" office:value="2">
            <text:p>2</text:p>
          </table:table-cell>
          <table:table-cell table:formula="of:=&quot;Feb &quot; &amp; [.B425]" office:value-type="string" office:string-value="Feb 2011">
            <text:p>Feb 2011</text:p>
          </table:table-cell>
          <table:table-cell table:formula="of:=DAY([.H425])" office:value-type="float" office:value="28">
            <text:p>28</text:p>
          </table:table-cell>
          <table:table-cell office:value-type="string">
            <text:p>Lu</text:p>
          </table:table-cell>
          <table:table-cell table:style-name="ce2" office:value-type="date" office:date-value="2011-02-28">
            <text:p>02/28/11</text:p>
          </table:table-cell>
        </table:table-row>
        <table:table-row table:style-name="ro1">
          <table:table-cell table:formula="of:=YEAR([.H426])&amp;RIGHT(&quot;0&quot;&amp;MONTH([.H426]);2)&amp;RIGHT(&quot;0&quot;&amp;DAY([.H426]);2)" office:value-type="string" office:string-value="20110301">
            <text:p>20110301</text:p>
          </table:table-cell>
          <table:table-cell table:formula="of:=YEAR([.H426])" office:value-type="float" office:value="2011">
            <text:p>2011</text:p>
          </table:table-cell>
          <table:table-cell table:formula="of:=ROUNDUP(MONTH([.H426])/3)" office:value-type="float" office:value="1">
            <text:p>1</text:p>
          </table:table-cell>
          <table:table-cell table:formula="of:=MONTH([.H426])" office:value-type="float" office:value="3">
            <text:p>3</text:p>
          </table:table-cell>
          <table:table-cell table:formula="of:=&quot;Mar &quot; &amp; [.B426]" office:value-type="string" office:string-value="Mar 2011">
            <text:p>Mar 2011</text:p>
          </table:table-cell>
          <table:table-cell table:formula="of:=DAY([.H426])" office:value-type="float" office:value="1">
            <text:p>1</text:p>
          </table:table-cell>
          <table:table-cell office:value-type="string">
            <text:p>Ma</text:p>
          </table:table-cell>
          <table:table-cell table:style-name="ce2" office:value-type="date" office:date-value="2011-03-01">
            <text:p>03/01/11</text:p>
          </table:table-cell>
        </table:table-row>
        <table:table-row table:style-name="ro1">
          <table:table-cell table:formula="of:=YEAR([.H427])&amp;RIGHT(&quot;0&quot;&amp;MONTH([.H427]);2)&amp;RIGHT(&quot;0&quot;&amp;DAY([.H427]);2)" office:value-type="string" office:string-value="20110302">
            <text:p>20110302</text:p>
          </table:table-cell>
          <table:table-cell table:formula="of:=YEAR([.H427])" office:value-type="float" office:value="2011">
            <text:p>2011</text:p>
          </table:table-cell>
          <table:table-cell table:formula="of:=ROUNDUP(MONTH([.H427])/3)" office:value-type="float" office:value="1">
            <text:p>1</text:p>
          </table:table-cell>
          <table:table-cell table:formula="of:=MONTH([.H427])" office:value-type="float" office:value="3">
            <text:p>3</text:p>
          </table:table-cell>
          <table:table-cell table:formula="of:=&quot;Mar &quot; &amp; [.B427]" office:value-type="string" office:string-value="Mar 2011">
            <text:p>Mar 2011</text:p>
          </table:table-cell>
          <table:table-cell table:formula="of:=DAY([.H427])" office:value-type="float" office:value="2">
            <text:p>2</text:p>
          </table:table-cell>
          <table:table-cell office:value-type="string">
            <text:p>Mi</text:p>
          </table:table-cell>
          <table:table-cell table:style-name="ce2" office:value-type="date" office:date-value="2011-03-02">
            <text:p>03/02/11</text:p>
          </table:table-cell>
        </table:table-row>
        <table:table-row table:style-name="ro1">
          <table:table-cell table:formula="of:=YEAR([.H428])&amp;RIGHT(&quot;0&quot;&amp;MONTH([.H428]);2)&amp;RIGHT(&quot;0&quot;&amp;DAY([.H428]);2)" office:value-type="string" office:string-value="20110303">
            <text:p>20110303</text:p>
          </table:table-cell>
          <table:table-cell table:formula="of:=YEAR([.H428])" office:value-type="float" office:value="2011">
            <text:p>2011</text:p>
          </table:table-cell>
          <table:table-cell table:formula="of:=ROUNDUP(MONTH([.H428])/3)" office:value-type="float" office:value="1">
            <text:p>1</text:p>
          </table:table-cell>
          <table:table-cell table:formula="of:=MONTH([.H428])" office:value-type="float" office:value="3">
            <text:p>3</text:p>
          </table:table-cell>
          <table:table-cell table:formula="of:=&quot;Mar &quot; &amp; [.B428]" office:value-type="string" office:string-value="Mar 2011">
            <text:p>Mar 2011</text:p>
          </table:table-cell>
          <table:table-cell table:formula="of:=DAY([.H428])" office:value-type="float" office:value="3">
            <text:p>3</text:p>
          </table:table-cell>
          <table:table-cell office:value-type="string">
            <text:p>Ju</text:p>
          </table:table-cell>
          <table:table-cell table:style-name="ce2" office:value-type="date" office:date-value="2011-03-03">
            <text:p>03/03/11</text:p>
          </table:table-cell>
        </table:table-row>
        <table:table-row table:style-name="ro1">
          <table:table-cell table:formula="of:=YEAR([.H429])&amp;RIGHT(&quot;0&quot;&amp;MONTH([.H429]);2)&amp;RIGHT(&quot;0&quot;&amp;DAY([.H429]);2)" office:value-type="string" office:string-value="20110304">
            <text:p>20110304</text:p>
          </table:table-cell>
          <table:table-cell table:formula="of:=YEAR([.H429])" office:value-type="float" office:value="2011">
            <text:p>2011</text:p>
          </table:table-cell>
          <table:table-cell table:formula="of:=ROUNDUP(MONTH([.H429])/3)" office:value-type="float" office:value="1">
            <text:p>1</text:p>
          </table:table-cell>
          <table:table-cell table:formula="of:=MONTH([.H429])" office:value-type="float" office:value="3">
            <text:p>3</text:p>
          </table:table-cell>
          <table:table-cell table:formula="of:=&quot;Mar &quot; &amp; [.B429]" office:value-type="string" office:string-value="Mar 2011">
            <text:p>Mar 2011</text:p>
          </table:table-cell>
          <table:table-cell table:formula="of:=DAY([.H429])" office:value-type="float" office:value="4">
            <text:p>4</text:p>
          </table:table-cell>
          <table:table-cell office:value-type="string">
            <text:p>Vi</text:p>
          </table:table-cell>
          <table:table-cell table:style-name="ce2" office:value-type="date" office:date-value="2011-03-04">
            <text:p>03/04/11</text:p>
          </table:table-cell>
        </table:table-row>
        <table:table-row table:style-name="ro1">
          <table:table-cell table:formula="of:=YEAR([.H430])&amp;RIGHT(&quot;0&quot;&amp;MONTH([.H430]);2)&amp;RIGHT(&quot;0&quot;&amp;DAY([.H430]);2)" office:value-type="string" office:string-value="20110305">
            <text:p>20110305</text:p>
          </table:table-cell>
          <table:table-cell table:formula="of:=YEAR([.H430])" office:value-type="float" office:value="2011">
            <text:p>2011</text:p>
          </table:table-cell>
          <table:table-cell table:formula="of:=ROUNDUP(MONTH([.H430])/3)" office:value-type="float" office:value="1">
            <text:p>1</text:p>
          </table:table-cell>
          <table:table-cell table:formula="of:=MONTH([.H430])" office:value-type="float" office:value="3">
            <text:p>3</text:p>
          </table:table-cell>
          <table:table-cell table:formula="of:=&quot;Mar &quot; &amp; [.B430]" office:value-type="string" office:string-value="Mar 2011">
            <text:p>Mar 2011</text:p>
          </table:table-cell>
          <table:table-cell table:formula="of:=DAY([.H430])" office:value-type="float" office:value="5">
            <text:p>5</text:p>
          </table:table-cell>
          <table:table-cell office:value-type="string">
            <text:p>Sa</text:p>
          </table:table-cell>
          <table:table-cell table:style-name="ce2" office:value-type="date" office:date-value="2011-03-05">
            <text:p>03/05/11</text:p>
          </table:table-cell>
        </table:table-row>
        <table:table-row table:style-name="ro1">
          <table:table-cell table:formula="of:=YEAR([.H431])&amp;RIGHT(&quot;0&quot;&amp;MONTH([.H431]);2)&amp;RIGHT(&quot;0&quot;&amp;DAY([.H431]);2)" office:value-type="string" office:string-value="20110306">
            <text:p>20110306</text:p>
          </table:table-cell>
          <table:table-cell table:formula="of:=YEAR([.H431])" office:value-type="float" office:value="2011">
            <text:p>2011</text:p>
          </table:table-cell>
          <table:table-cell table:formula="of:=ROUNDUP(MONTH([.H431])/3)" office:value-type="float" office:value="1">
            <text:p>1</text:p>
          </table:table-cell>
          <table:table-cell table:formula="of:=MONTH([.H431])" office:value-type="float" office:value="3">
            <text:p>3</text:p>
          </table:table-cell>
          <table:table-cell table:formula="of:=&quot;Mar &quot; &amp; [.B431]" office:value-type="string" office:string-value="Mar 2011">
            <text:p>Mar 2011</text:p>
          </table:table-cell>
          <table:table-cell table:formula="of:=DAY([.H431])" office:value-type="float" office:value="6">
            <text:p>6</text:p>
          </table:table-cell>
          <table:table-cell office:value-type="string">
            <text:p>Do</text:p>
          </table:table-cell>
          <table:table-cell table:style-name="ce2" office:value-type="date" office:date-value="2011-03-06">
            <text:p>03/06/11</text:p>
          </table:table-cell>
        </table:table-row>
        <table:table-row table:style-name="ro1">
          <table:table-cell table:formula="of:=YEAR([.H432])&amp;RIGHT(&quot;0&quot;&amp;MONTH([.H432]);2)&amp;RIGHT(&quot;0&quot;&amp;DAY([.H432]);2)" office:value-type="string" office:string-value="20110307">
            <text:p>20110307</text:p>
          </table:table-cell>
          <table:table-cell table:formula="of:=YEAR([.H432])" office:value-type="float" office:value="2011">
            <text:p>2011</text:p>
          </table:table-cell>
          <table:table-cell table:formula="of:=ROUNDUP(MONTH([.H432])/3)" office:value-type="float" office:value="1">
            <text:p>1</text:p>
          </table:table-cell>
          <table:table-cell table:formula="of:=MONTH([.H432])" office:value-type="float" office:value="3">
            <text:p>3</text:p>
          </table:table-cell>
          <table:table-cell table:formula="of:=&quot;Mar &quot; &amp; [.B432]" office:value-type="string" office:string-value="Mar 2011">
            <text:p>Mar 2011</text:p>
          </table:table-cell>
          <table:table-cell table:formula="of:=DAY([.H432])" office:value-type="float" office:value="7">
            <text:p>7</text:p>
          </table:table-cell>
          <table:table-cell office:value-type="string">
            <text:p>Lu</text:p>
          </table:table-cell>
          <table:table-cell table:style-name="ce2" office:value-type="date" office:date-value="2011-03-07">
            <text:p>03/07/11</text:p>
          </table:table-cell>
        </table:table-row>
        <table:table-row table:style-name="ro1">
          <table:table-cell table:formula="of:=YEAR([.H433])&amp;RIGHT(&quot;0&quot;&amp;MONTH([.H433]);2)&amp;RIGHT(&quot;0&quot;&amp;DAY([.H433]);2)" office:value-type="string" office:string-value="20110308">
            <text:p>20110308</text:p>
          </table:table-cell>
          <table:table-cell table:formula="of:=YEAR([.H433])" office:value-type="float" office:value="2011">
            <text:p>2011</text:p>
          </table:table-cell>
          <table:table-cell table:formula="of:=ROUNDUP(MONTH([.H433])/3)" office:value-type="float" office:value="1">
            <text:p>1</text:p>
          </table:table-cell>
          <table:table-cell table:formula="of:=MONTH([.H433])" office:value-type="float" office:value="3">
            <text:p>3</text:p>
          </table:table-cell>
          <table:table-cell table:formula="of:=&quot;Mar &quot; &amp; [.B433]" office:value-type="string" office:string-value="Mar 2011">
            <text:p>Mar 2011</text:p>
          </table:table-cell>
          <table:table-cell table:formula="of:=DAY([.H433])" office:value-type="float" office:value="8">
            <text:p>8</text:p>
          </table:table-cell>
          <table:table-cell office:value-type="string">
            <text:p>Ma</text:p>
          </table:table-cell>
          <table:table-cell table:style-name="ce2" office:value-type="date" office:date-value="2011-03-08">
            <text:p>03/08/11</text:p>
          </table:table-cell>
        </table:table-row>
        <table:table-row table:style-name="ro1">
          <table:table-cell table:formula="of:=YEAR([.H434])&amp;RIGHT(&quot;0&quot;&amp;MONTH([.H434]);2)&amp;RIGHT(&quot;0&quot;&amp;DAY([.H434]);2)" office:value-type="string" office:string-value="20110309">
            <text:p>20110309</text:p>
          </table:table-cell>
          <table:table-cell table:formula="of:=YEAR([.H434])" office:value-type="float" office:value="2011">
            <text:p>2011</text:p>
          </table:table-cell>
          <table:table-cell table:formula="of:=ROUNDUP(MONTH([.H434])/3)" office:value-type="float" office:value="1">
            <text:p>1</text:p>
          </table:table-cell>
          <table:table-cell table:formula="of:=MONTH([.H434])" office:value-type="float" office:value="3">
            <text:p>3</text:p>
          </table:table-cell>
          <table:table-cell table:formula="of:=&quot;Mar &quot; &amp; [.B434]" office:value-type="string" office:string-value="Mar 2011">
            <text:p>Mar 2011</text:p>
          </table:table-cell>
          <table:table-cell table:formula="of:=DAY([.H434])" office:value-type="float" office:value="9">
            <text:p>9</text:p>
          </table:table-cell>
          <table:table-cell office:value-type="string">
            <text:p>Mi</text:p>
          </table:table-cell>
          <table:table-cell table:style-name="ce2" office:value-type="date" office:date-value="2011-03-09">
            <text:p>03/09/11</text:p>
          </table:table-cell>
        </table:table-row>
        <table:table-row table:style-name="ro1">
          <table:table-cell table:formula="of:=YEAR([.H435])&amp;RIGHT(&quot;0&quot;&amp;MONTH([.H435]);2)&amp;RIGHT(&quot;0&quot;&amp;DAY([.H435]);2)" office:value-type="string" office:string-value="20110310">
            <text:p>20110310</text:p>
          </table:table-cell>
          <table:table-cell table:formula="of:=YEAR([.H435])" office:value-type="float" office:value="2011">
            <text:p>2011</text:p>
          </table:table-cell>
          <table:table-cell table:formula="of:=ROUNDUP(MONTH([.H435])/3)" office:value-type="float" office:value="1">
            <text:p>1</text:p>
          </table:table-cell>
          <table:table-cell table:formula="of:=MONTH([.H435])" office:value-type="float" office:value="3">
            <text:p>3</text:p>
          </table:table-cell>
          <table:table-cell table:formula="of:=&quot;Mar &quot; &amp; [.B435]" office:value-type="string" office:string-value="Mar 2011">
            <text:p>Mar 2011</text:p>
          </table:table-cell>
          <table:table-cell table:formula="of:=DAY([.H435])" office:value-type="float" office:value="10">
            <text:p>10</text:p>
          </table:table-cell>
          <table:table-cell office:value-type="string">
            <text:p>Ju</text:p>
          </table:table-cell>
          <table:table-cell table:style-name="ce2" office:value-type="date" office:date-value="2011-03-10">
            <text:p>03/10/11</text:p>
          </table:table-cell>
        </table:table-row>
        <table:table-row table:style-name="ro1">
          <table:table-cell table:formula="of:=YEAR([.H436])&amp;RIGHT(&quot;0&quot;&amp;MONTH([.H436]);2)&amp;RIGHT(&quot;0&quot;&amp;DAY([.H436]);2)" office:value-type="string" office:string-value="20110311">
            <text:p>20110311</text:p>
          </table:table-cell>
          <table:table-cell table:formula="of:=YEAR([.H436])" office:value-type="float" office:value="2011">
            <text:p>2011</text:p>
          </table:table-cell>
          <table:table-cell table:formula="of:=ROUNDUP(MONTH([.H436])/3)" office:value-type="float" office:value="1">
            <text:p>1</text:p>
          </table:table-cell>
          <table:table-cell table:formula="of:=MONTH([.H436])" office:value-type="float" office:value="3">
            <text:p>3</text:p>
          </table:table-cell>
          <table:table-cell table:formula="of:=&quot;Mar &quot; &amp; [.B436]" office:value-type="string" office:string-value="Mar 2011">
            <text:p>Mar 2011</text:p>
          </table:table-cell>
          <table:table-cell table:formula="of:=DAY([.H436])" office:value-type="float" office:value="11">
            <text:p>11</text:p>
          </table:table-cell>
          <table:table-cell office:value-type="string">
            <text:p>Vi</text:p>
          </table:table-cell>
          <table:table-cell table:style-name="ce2" office:value-type="date" office:date-value="2011-03-11">
            <text:p>03/11/11</text:p>
          </table:table-cell>
        </table:table-row>
        <table:table-row table:style-name="ro1">
          <table:table-cell table:formula="of:=YEAR([.H437])&amp;RIGHT(&quot;0&quot;&amp;MONTH([.H437]);2)&amp;RIGHT(&quot;0&quot;&amp;DAY([.H437]);2)" office:value-type="string" office:string-value="20110312">
            <text:p>20110312</text:p>
          </table:table-cell>
          <table:table-cell table:formula="of:=YEAR([.H437])" office:value-type="float" office:value="2011">
            <text:p>2011</text:p>
          </table:table-cell>
          <table:table-cell table:formula="of:=ROUNDUP(MONTH([.H437])/3)" office:value-type="float" office:value="1">
            <text:p>1</text:p>
          </table:table-cell>
          <table:table-cell table:formula="of:=MONTH([.H437])" office:value-type="float" office:value="3">
            <text:p>3</text:p>
          </table:table-cell>
          <table:table-cell table:formula="of:=&quot;Mar &quot; &amp; [.B437]" office:value-type="string" office:string-value="Mar 2011">
            <text:p>Mar 2011</text:p>
          </table:table-cell>
          <table:table-cell table:formula="of:=DAY([.H437])" office:value-type="float" office:value="12">
            <text:p>12</text:p>
          </table:table-cell>
          <table:table-cell office:value-type="string">
            <text:p>Sa</text:p>
          </table:table-cell>
          <table:table-cell table:style-name="ce2" office:value-type="date" office:date-value="2011-03-12">
            <text:p>03/12/11</text:p>
          </table:table-cell>
        </table:table-row>
        <table:table-row table:style-name="ro1">
          <table:table-cell table:formula="of:=YEAR([.H438])&amp;RIGHT(&quot;0&quot;&amp;MONTH([.H438]);2)&amp;RIGHT(&quot;0&quot;&amp;DAY([.H438]);2)" office:value-type="string" office:string-value="20110313">
            <text:p>20110313</text:p>
          </table:table-cell>
          <table:table-cell table:formula="of:=YEAR([.H438])" office:value-type="float" office:value="2011">
            <text:p>2011</text:p>
          </table:table-cell>
          <table:table-cell table:formula="of:=ROUNDUP(MONTH([.H438])/3)" office:value-type="float" office:value="1">
            <text:p>1</text:p>
          </table:table-cell>
          <table:table-cell table:formula="of:=MONTH([.H438])" office:value-type="float" office:value="3">
            <text:p>3</text:p>
          </table:table-cell>
          <table:table-cell table:formula="of:=&quot;Mar &quot; &amp; [.B438]" office:value-type="string" office:string-value="Mar 2011">
            <text:p>Mar 2011</text:p>
          </table:table-cell>
          <table:table-cell table:formula="of:=DAY([.H438])" office:value-type="float" office:value="13">
            <text:p>13</text:p>
          </table:table-cell>
          <table:table-cell office:value-type="string">
            <text:p>Do</text:p>
          </table:table-cell>
          <table:table-cell table:style-name="ce2" office:value-type="date" office:date-value="2011-03-13">
            <text:p>03/13/11</text:p>
          </table:table-cell>
        </table:table-row>
        <table:table-row table:style-name="ro1">
          <table:table-cell table:formula="of:=YEAR([.H439])&amp;RIGHT(&quot;0&quot;&amp;MONTH([.H439]);2)&amp;RIGHT(&quot;0&quot;&amp;DAY([.H439]);2)" office:value-type="string" office:string-value="20110314">
            <text:p>20110314</text:p>
          </table:table-cell>
          <table:table-cell table:formula="of:=YEAR([.H439])" office:value-type="float" office:value="2011">
            <text:p>2011</text:p>
          </table:table-cell>
          <table:table-cell table:formula="of:=ROUNDUP(MONTH([.H439])/3)" office:value-type="float" office:value="1">
            <text:p>1</text:p>
          </table:table-cell>
          <table:table-cell table:formula="of:=MONTH([.H439])" office:value-type="float" office:value="3">
            <text:p>3</text:p>
          </table:table-cell>
          <table:table-cell table:formula="of:=&quot;Mar &quot; &amp; [.B439]" office:value-type="string" office:string-value="Mar 2011">
            <text:p>Mar 2011</text:p>
          </table:table-cell>
          <table:table-cell table:formula="of:=DAY([.H439])" office:value-type="float" office:value="14">
            <text:p>14</text:p>
          </table:table-cell>
          <table:table-cell office:value-type="string">
            <text:p>Lu</text:p>
          </table:table-cell>
          <table:table-cell table:style-name="ce2" office:value-type="date" office:date-value="2011-03-14">
            <text:p>03/14/11</text:p>
          </table:table-cell>
        </table:table-row>
        <table:table-row table:style-name="ro1">
          <table:table-cell table:formula="of:=YEAR([.H440])&amp;RIGHT(&quot;0&quot;&amp;MONTH([.H440]);2)&amp;RIGHT(&quot;0&quot;&amp;DAY([.H440]);2)" office:value-type="string" office:string-value="20110315">
            <text:p>20110315</text:p>
          </table:table-cell>
          <table:table-cell table:formula="of:=YEAR([.H440])" office:value-type="float" office:value="2011">
            <text:p>2011</text:p>
          </table:table-cell>
          <table:table-cell table:formula="of:=ROUNDUP(MONTH([.H440])/3)" office:value-type="float" office:value="1">
            <text:p>1</text:p>
          </table:table-cell>
          <table:table-cell table:formula="of:=MONTH([.H440])" office:value-type="float" office:value="3">
            <text:p>3</text:p>
          </table:table-cell>
          <table:table-cell table:formula="of:=&quot;Mar &quot; &amp; [.B440]" office:value-type="string" office:string-value="Mar 2011">
            <text:p>Mar 2011</text:p>
          </table:table-cell>
          <table:table-cell table:formula="of:=DAY([.H440])" office:value-type="float" office:value="15">
            <text:p>15</text:p>
          </table:table-cell>
          <table:table-cell office:value-type="string">
            <text:p>Ma</text:p>
          </table:table-cell>
          <table:table-cell table:style-name="ce2" office:value-type="date" office:date-value="2011-03-15">
            <text:p>03/15/11</text:p>
          </table:table-cell>
        </table:table-row>
        <table:table-row table:style-name="ro1">
          <table:table-cell table:formula="of:=YEAR([.H441])&amp;RIGHT(&quot;0&quot;&amp;MONTH([.H441]);2)&amp;RIGHT(&quot;0&quot;&amp;DAY([.H441]);2)" office:value-type="string" office:string-value="20110316">
            <text:p>20110316</text:p>
          </table:table-cell>
          <table:table-cell table:formula="of:=YEAR([.H441])" office:value-type="float" office:value="2011">
            <text:p>2011</text:p>
          </table:table-cell>
          <table:table-cell table:formula="of:=ROUNDUP(MONTH([.H441])/3)" office:value-type="float" office:value="1">
            <text:p>1</text:p>
          </table:table-cell>
          <table:table-cell table:formula="of:=MONTH([.H441])" office:value-type="float" office:value="3">
            <text:p>3</text:p>
          </table:table-cell>
          <table:table-cell table:formula="of:=&quot;Mar &quot; &amp; [.B441]" office:value-type="string" office:string-value="Mar 2011">
            <text:p>Mar 2011</text:p>
          </table:table-cell>
          <table:table-cell table:formula="of:=DAY([.H441])" office:value-type="float" office:value="16">
            <text:p>16</text:p>
          </table:table-cell>
          <table:table-cell office:value-type="string">
            <text:p>Mi</text:p>
          </table:table-cell>
          <table:table-cell table:style-name="ce2" office:value-type="date" office:date-value="2011-03-16">
            <text:p>03/16/11</text:p>
          </table:table-cell>
        </table:table-row>
        <table:table-row table:style-name="ro1">
          <table:table-cell table:formula="of:=YEAR([.H442])&amp;RIGHT(&quot;0&quot;&amp;MONTH([.H442]);2)&amp;RIGHT(&quot;0&quot;&amp;DAY([.H442]);2)" office:value-type="string" office:string-value="20110317">
            <text:p>20110317</text:p>
          </table:table-cell>
          <table:table-cell table:formula="of:=YEAR([.H442])" office:value-type="float" office:value="2011">
            <text:p>2011</text:p>
          </table:table-cell>
          <table:table-cell table:formula="of:=ROUNDUP(MONTH([.H442])/3)" office:value-type="float" office:value="1">
            <text:p>1</text:p>
          </table:table-cell>
          <table:table-cell table:formula="of:=MONTH([.H442])" office:value-type="float" office:value="3">
            <text:p>3</text:p>
          </table:table-cell>
          <table:table-cell table:formula="of:=&quot;Mar &quot; &amp; [.B442]" office:value-type="string" office:string-value="Mar 2011">
            <text:p>Mar 2011</text:p>
          </table:table-cell>
          <table:table-cell table:formula="of:=DAY([.H442])" office:value-type="float" office:value="17">
            <text:p>17</text:p>
          </table:table-cell>
          <table:table-cell office:value-type="string">
            <text:p>Ju</text:p>
          </table:table-cell>
          <table:table-cell table:style-name="ce2" office:value-type="date" office:date-value="2011-03-17">
            <text:p>03/17/11</text:p>
          </table:table-cell>
        </table:table-row>
        <table:table-row table:style-name="ro1">
          <table:table-cell table:formula="of:=YEAR([.H443])&amp;RIGHT(&quot;0&quot;&amp;MONTH([.H443]);2)&amp;RIGHT(&quot;0&quot;&amp;DAY([.H443]);2)" office:value-type="string" office:string-value="20110318">
            <text:p>20110318</text:p>
          </table:table-cell>
          <table:table-cell table:formula="of:=YEAR([.H443])" office:value-type="float" office:value="2011">
            <text:p>2011</text:p>
          </table:table-cell>
          <table:table-cell table:formula="of:=ROUNDUP(MONTH([.H443])/3)" office:value-type="float" office:value="1">
            <text:p>1</text:p>
          </table:table-cell>
          <table:table-cell table:formula="of:=MONTH([.H443])" office:value-type="float" office:value="3">
            <text:p>3</text:p>
          </table:table-cell>
          <table:table-cell table:formula="of:=&quot;Mar &quot; &amp; [.B443]" office:value-type="string" office:string-value="Mar 2011">
            <text:p>Mar 2011</text:p>
          </table:table-cell>
          <table:table-cell table:formula="of:=DAY([.H443])" office:value-type="float" office:value="18">
            <text:p>18</text:p>
          </table:table-cell>
          <table:table-cell office:value-type="string">
            <text:p>Vi</text:p>
          </table:table-cell>
          <table:table-cell table:style-name="ce2" office:value-type="date" office:date-value="2011-03-18">
            <text:p>03/18/11</text:p>
          </table:table-cell>
        </table:table-row>
        <table:table-row table:style-name="ro1">
          <table:table-cell table:formula="of:=YEAR([.H444])&amp;RIGHT(&quot;0&quot;&amp;MONTH([.H444]);2)&amp;RIGHT(&quot;0&quot;&amp;DAY([.H444]);2)" office:value-type="string" office:string-value="20110319">
            <text:p>20110319</text:p>
          </table:table-cell>
          <table:table-cell table:formula="of:=YEAR([.H444])" office:value-type="float" office:value="2011">
            <text:p>2011</text:p>
          </table:table-cell>
          <table:table-cell table:formula="of:=ROUNDUP(MONTH([.H444])/3)" office:value-type="float" office:value="1">
            <text:p>1</text:p>
          </table:table-cell>
          <table:table-cell table:formula="of:=MONTH([.H444])" office:value-type="float" office:value="3">
            <text:p>3</text:p>
          </table:table-cell>
          <table:table-cell table:formula="of:=&quot;Mar &quot; &amp; [.B444]" office:value-type="string" office:string-value="Mar 2011">
            <text:p>Mar 2011</text:p>
          </table:table-cell>
          <table:table-cell table:formula="of:=DAY([.H444])" office:value-type="float" office:value="19">
            <text:p>19</text:p>
          </table:table-cell>
          <table:table-cell office:value-type="string">
            <text:p>Sa</text:p>
          </table:table-cell>
          <table:table-cell table:style-name="ce2" office:value-type="date" office:date-value="2011-03-19">
            <text:p>03/19/11</text:p>
          </table:table-cell>
        </table:table-row>
        <table:table-row table:style-name="ro1">
          <table:table-cell table:formula="of:=YEAR([.H445])&amp;RIGHT(&quot;0&quot;&amp;MONTH([.H445]);2)&amp;RIGHT(&quot;0&quot;&amp;DAY([.H445]);2)" office:value-type="string" office:string-value="20110320">
            <text:p>20110320</text:p>
          </table:table-cell>
          <table:table-cell table:formula="of:=YEAR([.H445])" office:value-type="float" office:value="2011">
            <text:p>2011</text:p>
          </table:table-cell>
          <table:table-cell table:formula="of:=ROUNDUP(MONTH([.H445])/3)" office:value-type="float" office:value="1">
            <text:p>1</text:p>
          </table:table-cell>
          <table:table-cell table:formula="of:=MONTH([.H445])" office:value-type="float" office:value="3">
            <text:p>3</text:p>
          </table:table-cell>
          <table:table-cell table:formula="of:=&quot;Mar &quot; &amp; [.B445]" office:value-type="string" office:string-value="Mar 2011">
            <text:p>Mar 2011</text:p>
          </table:table-cell>
          <table:table-cell table:formula="of:=DAY([.H445])" office:value-type="float" office:value="20">
            <text:p>20</text:p>
          </table:table-cell>
          <table:table-cell office:value-type="string">
            <text:p>Do</text:p>
          </table:table-cell>
          <table:table-cell table:style-name="ce2" office:value-type="date" office:date-value="2011-03-20">
            <text:p>03/20/11</text:p>
          </table:table-cell>
        </table:table-row>
        <table:table-row table:style-name="ro1">
          <table:table-cell table:formula="of:=YEAR([.H446])&amp;RIGHT(&quot;0&quot;&amp;MONTH([.H446]);2)&amp;RIGHT(&quot;0&quot;&amp;DAY([.H446]);2)" office:value-type="string" office:string-value="20110321">
            <text:p>20110321</text:p>
          </table:table-cell>
          <table:table-cell table:formula="of:=YEAR([.H446])" office:value-type="float" office:value="2011">
            <text:p>2011</text:p>
          </table:table-cell>
          <table:table-cell table:formula="of:=ROUNDUP(MONTH([.H446])/3)" office:value-type="float" office:value="1">
            <text:p>1</text:p>
          </table:table-cell>
          <table:table-cell table:formula="of:=MONTH([.H446])" office:value-type="float" office:value="3">
            <text:p>3</text:p>
          </table:table-cell>
          <table:table-cell table:formula="of:=&quot;Mar &quot; &amp; [.B446]" office:value-type="string" office:string-value="Mar 2011">
            <text:p>Mar 2011</text:p>
          </table:table-cell>
          <table:table-cell table:formula="of:=DAY([.H446])" office:value-type="float" office:value="21">
            <text:p>21</text:p>
          </table:table-cell>
          <table:table-cell office:value-type="string">
            <text:p>Lu</text:p>
          </table:table-cell>
          <table:table-cell table:style-name="ce2" office:value-type="date" office:date-value="2011-03-21">
            <text:p>03/21/11</text:p>
          </table:table-cell>
        </table:table-row>
        <table:table-row table:style-name="ro1">
          <table:table-cell table:formula="of:=YEAR([.H447])&amp;RIGHT(&quot;0&quot;&amp;MONTH([.H447]);2)&amp;RIGHT(&quot;0&quot;&amp;DAY([.H447]);2)" office:value-type="string" office:string-value="20110322">
            <text:p>20110322</text:p>
          </table:table-cell>
          <table:table-cell table:formula="of:=YEAR([.H447])" office:value-type="float" office:value="2011">
            <text:p>2011</text:p>
          </table:table-cell>
          <table:table-cell table:formula="of:=ROUNDUP(MONTH([.H447])/3)" office:value-type="float" office:value="1">
            <text:p>1</text:p>
          </table:table-cell>
          <table:table-cell table:formula="of:=MONTH([.H447])" office:value-type="float" office:value="3">
            <text:p>3</text:p>
          </table:table-cell>
          <table:table-cell table:formula="of:=&quot;Mar &quot; &amp; [.B447]" office:value-type="string" office:string-value="Mar 2011">
            <text:p>Mar 2011</text:p>
          </table:table-cell>
          <table:table-cell table:formula="of:=DAY([.H447])" office:value-type="float" office:value="22">
            <text:p>22</text:p>
          </table:table-cell>
          <table:table-cell office:value-type="string">
            <text:p>Ma</text:p>
          </table:table-cell>
          <table:table-cell table:style-name="ce2" office:value-type="date" office:date-value="2011-03-22">
            <text:p>03/22/11</text:p>
          </table:table-cell>
        </table:table-row>
        <table:table-row table:style-name="ro1">
          <table:table-cell table:formula="of:=YEAR([.H448])&amp;RIGHT(&quot;0&quot;&amp;MONTH([.H448]);2)&amp;RIGHT(&quot;0&quot;&amp;DAY([.H448]);2)" office:value-type="string" office:string-value="20110323">
            <text:p>20110323</text:p>
          </table:table-cell>
          <table:table-cell table:formula="of:=YEAR([.H448])" office:value-type="float" office:value="2011">
            <text:p>2011</text:p>
          </table:table-cell>
          <table:table-cell table:formula="of:=ROUNDUP(MONTH([.H448])/3)" office:value-type="float" office:value="1">
            <text:p>1</text:p>
          </table:table-cell>
          <table:table-cell table:formula="of:=MONTH([.H448])" office:value-type="float" office:value="3">
            <text:p>3</text:p>
          </table:table-cell>
          <table:table-cell table:formula="of:=&quot;Mar &quot; &amp; [.B448]" office:value-type="string" office:string-value="Mar 2011">
            <text:p>Mar 2011</text:p>
          </table:table-cell>
          <table:table-cell table:formula="of:=DAY([.H448])" office:value-type="float" office:value="23">
            <text:p>23</text:p>
          </table:table-cell>
          <table:table-cell office:value-type="string">
            <text:p>Mi</text:p>
          </table:table-cell>
          <table:table-cell table:style-name="ce2" office:value-type="date" office:date-value="2011-03-23">
            <text:p>03/23/11</text:p>
          </table:table-cell>
        </table:table-row>
        <table:table-row table:style-name="ro1">
          <table:table-cell table:formula="of:=YEAR([.H449])&amp;RIGHT(&quot;0&quot;&amp;MONTH([.H449]);2)&amp;RIGHT(&quot;0&quot;&amp;DAY([.H449]);2)" office:value-type="string" office:string-value="20110324">
            <text:p>20110324</text:p>
          </table:table-cell>
          <table:table-cell table:formula="of:=YEAR([.H449])" office:value-type="float" office:value="2011">
            <text:p>2011</text:p>
          </table:table-cell>
          <table:table-cell table:formula="of:=ROUNDUP(MONTH([.H449])/3)" office:value-type="float" office:value="1">
            <text:p>1</text:p>
          </table:table-cell>
          <table:table-cell table:formula="of:=MONTH([.H449])" office:value-type="float" office:value="3">
            <text:p>3</text:p>
          </table:table-cell>
          <table:table-cell table:formula="of:=&quot;Mar &quot; &amp; [.B449]" office:value-type="string" office:string-value="Mar 2011">
            <text:p>Mar 2011</text:p>
          </table:table-cell>
          <table:table-cell table:formula="of:=DAY([.H449])" office:value-type="float" office:value="24">
            <text:p>24</text:p>
          </table:table-cell>
          <table:table-cell office:value-type="string">
            <text:p>Ju</text:p>
          </table:table-cell>
          <table:table-cell table:style-name="ce2" office:value-type="date" office:date-value="2011-03-24">
            <text:p>03/24/11</text:p>
          </table:table-cell>
        </table:table-row>
        <table:table-row table:style-name="ro1">
          <table:table-cell table:formula="of:=YEAR([.H450])&amp;RIGHT(&quot;0&quot;&amp;MONTH([.H450]);2)&amp;RIGHT(&quot;0&quot;&amp;DAY([.H450]);2)" office:value-type="string" office:string-value="20110325">
            <text:p>20110325</text:p>
          </table:table-cell>
          <table:table-cell table:formula="of:=YEAR([.H450])" office:value-type="float" office:value="2011">
            <text:p>2011</text:p>
          </table:table-cell>
          <table:table-cell table:formula="of:=ROUNDUP(MONTH([.H450])/3)" office:value-type="float" office:value="1">
            <text:p>1</text:p>
          </table:table-cell>
          <table:table-cell table:formula="of:=MONTH([.H450])" office:value-type="float" office:value="3">
            <text:p>3</text:p>
          </table:table-cell>
          <table:table-cell table:formula="of:=&quot;Mar &quot; &amp; [.B450]" office:value-type="string" office:string-value="Mar 2011">
            <text:p>Mar 2011</text:p>
          </table:table-cell>
          <table:table-cell table:formula="of:=DAY([.H450])" office:value-type="float" office:value="25">
            <text:p>25</text:p>
          </table:table-cell>
          <table:table-cell office:value-type="string">
            <text:p>Vi</text:p>
          </table:table-cell>
          <table:table-cell table:style-name="ce2" office:value-type="date" office:date-value="2011-03-25">
            <text:p>03/25/11</text:p>
          </table:table-cell>
        </table:table-row>
        <table:table-row table:style-name="ro1">
          <table:table-cell table:formula="of:=YEAR([.H451])&amp;RIGHT(&quot;0&quot;&amp;MONTH([.H451]);2)&amp;RIGHT(&quot;0&quot;&amp;DAY([.H451]);2)" office:value-type="string" office:string-value="20110326">
            <text:p>20110326</text:p>
          </table:table-cell>
          <table:table-cell table:formula="of:=YEAR([.H451])" office:value-type="float" office:value="2011">
            <text:p>2011</text:p>
          </table:table-cell>
          <table:table-cell table:formula="of:=ROUNDUP(MONTH([.H451])/3)" office:value-type="float" office:value="1">
            <text:p>1</text:p>
          </table:table-cell>
          <table:table-cell table:formula="of:=MONTH([.H451])" office:value-type="float" office:value="3">
            <text:p>3</text:p>
          </table:table-cell>
          <table:table-cell table:formula="of:=&quot;Mar &quot; &amp; [.B451]" office:value-type="string" office:string-value="Mar 2011">
            <text:p>Mar 2011</text:p>
          </table:table-cell>
          <table:table-cell table:formula="of:=DAY([.H451])" office:value-type="float" office:value="26">
            <text:p>26</text:p>
          </table:table-cell>
          <table:table-cell office:value-type="string">
            <text:p>Sa</text:p>
          </table:table-cell>
          <table:table-cell table:style-name="ce2" office:value-type="date" office:date-value="2011-03-26">
            <text:p>03/26/11</text:p>
          </table:table-cell>
        </table:table-row>
        <table:table-row table:style-name="ro1">
          <table:table-cell table:formula="of:=YEAR([.H452])&amp;RIGHT(&quot;0&quot;&amp;MONTH([.H452]);2)&amp;RIGHT(&quot;0&quot;&amp;DAY([.H452]);2)" office:value-type="string" office:string-value="20110327">
            <text:p>20110327</text:p>
          </table:table-cell>
          <table:table-cell table:formula="of:=YEAR([.H452])" office:value-type="float" office:value="2011">
            <text:p>2011</text:p>
          </table:table-cell>
          <table:table-cell table:formula="of:=ROUNDUP(MONTH([.H452])/3)" office:value-type="float" office:value="1">
            <text:p>1</text:p>
          </table:table-cell>
          <table:table-cell table:formula="of:=MONTH([.H452])" office:value-type="float" office:value="3">
            <text:p>3</text:p>
          </table:table-cell>
          <table:table-cell table:formula="of:=&quot;Mar &quot; &amp; [.B452]" office:value-type="string" office:string-value="Mar 2011">
            <text:p>Mar 2011</text:p>
          </table:table-cell>
          <table:table-cell table:formula="of:=DAY([.H452])" office:value-type="float" office:value="27">
            <text:p>27</text:p>
          </table:table-cell>
          <table:table-cell office:value-type="string">
            <text:p>Do</text:p>
          </table:table-cell>
          <table:table-cell table:style-name="ce2" office:value-type="date" office:date-value="2011-03-27">
            <text:p>03/27/11</text:p>
          </table:table-cell>
        </table:table-row>
        <table:table-row table:style-name="ro1">
          <table:table-cell table:formula="of:=YEAR([.H453])&amp;RIGHT(&quot;0&quot;&amp;MONTH([.H453]);2)&amp;RIGHT(&quot;0&quot;&amp;DAY([.H453]);2)" office:value-type="string" office:string-value="20110328">
            <text:p>20110328</text:p>
          </table:table-cell>
          <table:table-cell table:formula="of:=YEAR([.H453])" office:value-type="float" office:value="2011">
            <text:p>2011</text:p>
          </table:table-cell>
          <table:table-cell table:formula="of:=ROUNDUP(MONTH([.H453])/3)" office:value-type="float" office:value="1">
            <text:p>1</text:p>
          </table:table-cell>
          <table:table-cell table:formula="of:=MONTH([.H453])" office:value-type="float" office:value="3">
            <text:p>3</text:p>
          </table:table-cell>
          <table:table-cell table:formula="of:=&quot;Mar &quot; &amp; [.B453]" office:value-type="string" office:string-value="Mar 2011">
            <text:p>Mar 2011</text:p>
          </table:table-cell>
          <table:table-cell table:formula="of:=DAY([.H453])" office:value-type="float" office:value="28">
            <text:p>28</text:p>
          </table:table-cell>
          <table:table-cell office:value-type="string">
            <text:p>Lu</text:p>
          </table:table-cell>
          <table:table-cell table:style-name="ce2" office:value-type="date" office:date-value="2011-03-28">
            <text:p>03/28/11</text:p>
          </table:table-cell>
        </table:table-row>
        <table:table-row table:style-name="ro1">
          <table:table-cell table:formula="of:=YEAR([.H454])&amp;RIGHT(&quot;0&quot;&amp;MONTH([.H454]);2)&amp;RIGHT(&quot;0&quot;&amp;DAY([.H454]);2)" office:value-type="string" office:string-value="20110329">
            <text:p>20110329</text:p>
          </table:table-cell>
          <table:table-cell table:formula="of:=YEAR([.H454])" office:value-type="float" office:value="2011">
            <text:p>2011</text:p>
          </table:table-cell>
          <table:table-cell table:formula="of:=ROUNDUP(MONTH([.H454])/3)" office:value-type="float" office:value="1">
            <text:p>1</text:p>
          </table:table-cell>
          <table:table-cell table:formula="of:=MONTH([.H454])" office:value-type="float" office:value="3">
            <text:p>3</text:p>
          </table:table-cell>
          <table:table-cell table:formula="of:=&quot;Mar &quot; &amp; [.B454]" office:value-type="string" office:string-value="Mar 2011">
            <text:p>Mar 2011</text:p>
          </table:table-cell>
          <table:table-cell table:formula="of:=DAY([.H454])" office:value-type="float" office:value="29">
            <text:p>29</text:p>
          </table:table-cell>
          <table:table-cell office:value-type="string">
            <text:p>Ma</text:p>
          </table:table-cell>
          <table:table-cell table:style-name="ce2" office:value-type="date" office:date-value="2011-03-29">
            <text:p>03/29/11</text:p>
          </table:table-cell>
        </table:table-row>
        <table:table-row table:style-name="ro1">
          <table:table-cell table:formula="of:=YEAR([.H455])&amp;RIGHT(&quot;0&quot;&amp;MONTH([.H455]);2)&amp;RIGHT(&quot;0&quot;&amp;DAY([.H455]);2)" office:value-type="string" office:string-value="20110330">
            <text:p>20110330</text:p>
          </table:table-cell>
          <table:table-cell table:formula="of:=YEAR([.H455])" office:value-type="float" office:value="2011">
            <text:p>2011</text:p>
          </table:table-cell>
          <table:table-cell table:formula="of:=ROUNDUP(MONTH([.H455])/3)" office:value-type="float" office:value="1">
            <text:p>1</text:p>
          </table:table-cell>
          <table:table-cell table:formula="of:=MONTH([.H455])" office:value-type="float" office:value="3">
            <text:p>3</text:p>
          </table:table-cell>
          <table:table-cell table:formula="of:=&quot;Mar &quot; &amp; [.B455]" office:value-type="string" office:string-value="Mar 2011">
            <text:p>Mar 2011</text:p>
          </table:table-cell>
          <table:table-cell table:formula="of:=DAY([.H455])" office:value-type="float" office:value="30">
            <text:p>30</text:p>
          </table:table-cell>
          <table:table-cell office:value-type="string">
            <text:p>Mi</text:p>
          </table:table-cell>
          <table:table-cell table:style-name="ce2" office:value-type="date" office:date-value="2011-03-30">
            <text:p>03/30/11</text:p>
          </table:table-cell>
        </table:table-row>
        <table:table-row table:style-name="ro1">
          <table:table-cell table:formula="of:=YEAR([.H456])&amp;RIGHT(&quot;0&quot;&amp;MONTH([.H456]);2)&amp;RIGHT(&quot;0&quot;&amp;DAY([.H456]);2)" office:value-type="string" office:string-value="20110331">
            <text:p>20110331</text:p>
          </table:table-cell>
          <table:table-cell table:formula="of:=YEAR([.H456])" office:value-type="float" office:value="2011">
            <text:p>2011</text:p>
          </table:table-cell>
          <table:table-cell table:formula="of:=ROUNDUP(MONTH([.H456])/3)" office:value-type="float" office:value="1">
            <text:p>1</text:p>
          </table:table-cell>
          <table:table-cell table:formula="of:=MONTH([.H456])" office:value-type="float" office:value="3">
            <text:p>3</text:p>
          </table:table-cell>
          <table:table-cell table:formula="of:=&quot;Mar &quot; &amp; [.B456]" office:value-type="string" office:string-value="Mar 2011">
            <text:p>Mar 2011</text:p>
          </table:table-cell>
          <table:table-cell table:formula="of:=DAY([.H456])" office:value-type="float" office:value="31">
            <text:p>31</text:p>
          </table:table-cell>
          <table:table-cell office:value-type="string">
            <text:p>Ju</text:p>
          </table:table-cell>
          <table:table-cell table:style-name="ce2" office:value-type="date" office:date-value="2011-03-31">
            <text:p>03/31/11</text:p>
          </table:table-cell>
        </table:table-row>
        <table:table-row table:style-name="ro1">
          <table:table-cell table:formula="of:=YEAR([.H457])&amp;RIGHT(&quot;0&quot;&amp;MONTH([.H457]);2)&amp;RIGHT(&quot;0&quot;&amp;DAY([.H457]);2)" office:value-type="string" office:string-value="20110401">
            <text:p>20110401</text:p>
          </table:table-cell>
          <table:table-cell table:formula="of:=YEAR([.H457])" office:value-type="float" office:value="2011">
            <text:p>2011</text:p>
          </table:table-cell>
          <table:table-cell table:formula="of:=ROUNDUP(MONTH([.H457])/3)" office:value-type="float" office:value="2">
            <text:p>2</text:p>
          </table:table-cell>
          <table:table-cell table:formula="of:=MONTH([.H457])" office:value-type="float" office:value="4">
            <text:p>4</text:p>
          </table:table-cell>
          <table:table-cell table:formula="of:=&quot;Abr &quot; &amp; [.B457]" office:value-type="string" office:string-value="Abr 2011">
            <text:p>Abr 2011</text:p>
          </table:table-cell>
          <table:table-cell table:formula="of:=DAY([.H457])" office:value-type="float" office:value="1">
            <text:p>1</text:p>
          </table:table-cell>
          <table:table-cell office:value-type="string">
            <text:p>Vi</text:p>
          </table:table-cell>
          <table:table-cell table:style-name="ce2" office:value-type="date" office:date-value="2011-04-01">
            <text:p>04/01/11</text:p>
          </table:table-cell>
        </table:table-row>
        <table:table-row table:style-name="ro1">
          <table:table-cell table:formula="of:=YEAR([.H458])&amp;RIGHT(&quot;0&quot;&amp;MONTH([.H458]);2)&amp;RIGHT(&quot;0&quot;&amp;DAY([.H458]);2)" office:value-type="string" office:string-value="20110402">
            <text:p>20110402</text:p>
          </table:table-cell>
          <table:table-cell table:formula="of:=YEAR([.H458])" office:value-type="float" office:value="2011">
            <text:p>2011</text:p>
          </table:table-cell>
          <table:table-cell table:formula="of:=ROUNDUP(MONTH([.H458])/3)" office:value-type="float" office:value="2">
            <text:p>2</text:p>
          </table:table-cell>
          <table:table-cell table:formula="of:=MONTH([.H458])" office:value-type="float" office:value="4">
            <text:p>4</text:p>
          </table:table-cell>
          <table:table-cell table:formula="of:=&quot;Abr &quot; &amp; [.B458]" office:value-type="string" office:string-value="Abr 2011">
            <text:p>Abr 2011</text:p>
          </table:table-cell>
          <table:table-cell table:formula="of:=DAY([.H458])" office:value-type="float" office:value="2">
            <text:p>2</text:p>
          </table:table-cell>
          <table:table-cell office:value-type="string">
            <text:p>Sa</text:p>
          </table:table-cell>
          <table:table-cell table:style-name="ce2" office:value-type="date" office:date-value="2011-04-02">
            <text:p>04/02/11</text:p>
          </table:table-cell>
        </table:table-row>
        <table:table-row table:style-name="ro1">
          <table:table-cell table:formula="of:=YEAR([.H459])&amp;RIGHT(&quot;0&quot;&amp;MONTH([.H459]);2)&amp;RIGHT(&quot;0&quot;&amp;DAY([.H459]);2)" office:value-type="string" office:string-value="20110403">
            <text:p>20110403</text:p>
          </table:table-cell>
          <table:table-cell table:formula="of:=YEAR([.H459])" office:value-type="float" office:value="2011">
            <text:p>2011</text:p>
          </table:table-cell>
          <table:table-cell table:formula="of:=ROUNDUP(MONTH([.H459])/3)" office:value-type="float" office:value="2">
            <text:p>2</text:p>
          </table:table-cell>
          <table:table-cell table:formula="of:=MONTH([.H459])" office:value-type="float" office:value="4">
            <text:p>4</text:p>
          </table:table-cell>
          <table:table-cell table:formula="of:=&quot;Abr &quot; &amp; [.B459]" office:value-type="string" office:string-value="Abr 2011">
            <text:p>Abr 2011</text:p>
          </table:table-cell>
          <table:table-cell table:formula="of:=DAY([.H459])" office:value-type="float" office:value="3">
            <text:p>3</text:p>
          </table:table-cell>
          <table:table-cell office:value-type="string">
            <text:p>Do</text:p>
          </table:table-cell>
          <table:table-cell table:style-name="ce2" office:value-type="date" office:date-value="2011-04-03">
            <text:p>04/03/11</text:p>
          </table:table-cell>
        </table:table-row>
        <table:table-row table:style-name="ro1">
          <table:table-cell table:formula="of:=YEAR([.H460])&amp;RIGHT(&quot;0&quot;&amp;MONTH([.H460]);2)&amp;RIGHT(&quot;0&quot;&amp;DAY([.H460]);2)" office:value-type="string" office:string-value="20110404">
            <text:p>20110404</text:p>
          </table:table-cell>
          <table:table-cell table:formula="of:=YEAR([.H460])" office:value-type="float" office:value="2011">
            <text:p>2011</text:p>
          </table:table-cell>
          <table:table-cell table:formula="of:=ROUNDUP(MONTH([.H460])/3)" office:value-type="float" office:value="2">
            <text:p>2</text:p>
          </table:table-cell>
          <table:table-cell table:formula="of:=MONTH([.H460])" office:value-type="float" office:value="4">
            <text:p>4</text:p>
          </table:table-cell>
          <table:table-cell table:formula="of:=&quot;Abr &quot; &amp; [.B460]" office:value-type="string" office:string-value="Abr 2011">
            <text:p>Abr 2011</text:p>
          </table:table-cell>
          <table:table-cell table:formula="of:=DAY([.H460])" office:value-type="float" office:value="4">
            <text:p>4</text:p>
          </table:table-cell>
          <table:table-cell office:value-type="string">
            <text:p>Lu</text:p>
          </table:table-cell>
          <table:table-cell table:style-name="ce2" office:value-type="date" office:date-value="2011-04-04">
            <text:p>04/04/11</text:p>
          </table:table-cell>
        </table:table-row>
        <table:table-row table:style-name="ro1">
          <table:table-cell table:formula="of:=YEAR([.H461])&amp;RIGHT(&quot;0&quot;&amp;MONTH([.H461]);2)&amp;RIGHT(&quot;0&quot;&amp;DAY([.H461]);2)" office:value-type="string" office:string-value="20110405">
            <text:p>20110405</text:p>
          </table:table-cell>
          <table:table-cell table:formula="of:=YEAR([.H461])" office:value-type="float" office:value="2011">
            <text:p>2011</text:p>
          </table:table-cell>
          <table:table-cell table:formula="of:=ROUNDUP(MONTH([.H461])/3)" office:value-type="float" office:value="2">
            <text:p>2</text:p>
          </table:table-cell>
          <table:table-cell table:formula="of:=MONTH([.H461])" office:value-type="float" office:value="4">
            <text:p>4</text:p>
          </table:table-cell>
          <table:table-cell table:formula="of:=&quot;Abr &quot; &amp; [.B461]" office:value-type="string" office:string-value="Abr 2011">
            <text:p>Abr 2011</text:p>
          </table:table-cell>
          <table:table-cell table:formula="of:=DAY([.H461])" office:value-type="float" office:value="5">
            <text:p>5</text:p>
          </table:table-cell>
          <table:table-cell office:value-type="string">
            <text:p>Ma</text:p>
          </table:table-cell>
          <table:table-cell table:style-name="ce2" office:value-type="date" office:date-value="2011-04-05">
            <text:p>04/05/11</text:p>
          </table:table-cell>
        </table:table-row>
        <table:table-row table:style-name="ro1">
          <table:table-cell table:formula="of:=YEAR([.H462])&amp;RIGHT(&quot;0&quot;&amp;MONTH([.H462]);2)&amp;RIGHT(&quot;0&quot;&amp;DAY([.H462]);2)" office:value-type="string" office:string-value="20110406">
            <text:p>20110406</text:p>
          </table:table-cell>
          <table:table-cell table:formula="of:=YEAR([.H462])" office:value-type="float" office:value="2011">
            <text:p>2011</text:p>
          </table:table-cell>
          <table:table-cell table:formula="of:=ROUNDUP(MONTH([.H462])/3)" office:value-type="float" office:value="2">
            <text:p>2</text:p>
          </table:table-cell>
          <table:table-cell table:formula="of:=MONTH([.H462])" office:value-type="float" office:value="4">
            <text:p>4</text:p>
          </table:table-cell>
          <table:table-cell table:formula="of:=&quot;Abr &quot; &amp; [.B462]" office:value-type="string" office:string-value="Abr 2011">
            <text:p>Abr 2011</text:p>
          </table:table-cell>
          <table:table-cell table:formula="of:=DAY([.H462])" office:value-type="float" office:value="6">
            <text:p>6</text:p>
          </table:table-cell>
          <table:table-cell office:value-type="string">
            <text:p>Mi</text:p>
          </table:table-cell>
          <table:table-cell table:style-name="ce2" office:value-type="date" office:date-value="2011-04-06">
            <text:p>04/06/11</text:p>
          </table:table-cell>
        </table:table-row>
        <table:table-row table:style-name="ro1">
          <table:table-cell table:formula="of:=YEAR([.H463])&amp;RIGHT(&quot;0&quot;&amp;MONTH([.H463]);2)&amp;RIGHT(&quot;0&quot;&amp;DAY([.H463]);2)" office:value-type="string" office:string-value="20110407">
            <text:p>20110407</text:p>
          </table:table-cell>
          <table:table-cell table:formula="of:=YEAR([.H463])" office:value-type="float" office:value="2011">
            <text:p>2011</text:p>
          </table:table-cell>
          <table:table-cell table:formula="of:=ROUNDUP(MONTH([.H463])/3)" office:value-type="float" office:value="2">
            <text:p>2</text:p>
          </table:table-cell>
          <table:table-cell table:formula="of:=MONTH([.H463])" office:value-type="float" office:value="4">
            <text:p>4</text:p>
          </table:table-cell>
          <table:table-cell table:formula="of:=&quot;Abr &quot; &amp; [.B463]" office:value-type="string" office:string-value="Abr 2011">
            <text:p>Abr 2011</text:p>
          </table:table-cell>
          <table:table-cell table:formula="of:=DAY([.H463])" office:value-type="float" office:value="7">
            <text:p>7</text:p>
          </table:table-cell>
          <table:table-cell office:value-type="string">
            <text:p>Ju</text:p>
          </table:table-cell>
          <table:table-cell table:style-name="ce2" office:value-type="date" office:date-value="2011-04-07">
            <text:p>04/07/11</text:p>
          </table:table-cell>
        </table:table-row>
        <table:table-row table:style-name="ro1">
          <table:table-cell table:formula="of:=YEAR([.H464])&amp;RIGHT(&quot;0&quot;&amp;MONTH([.H464]);2)&amp;RIGHT(&quot;0&quot;&amp;DAY([.H464]);2)" office:value-type="string" office:string-value="20110408">
            <text:p>20110408</text:p>
          </table:table-cell>
          <table:table-cell table:formula="of:=YEAR([.H464])" office:value-type="float" office:value="2011">
            <text:p>2011</text:p>
          </table:table-cell>
          <table:table-cell table:formula="of:=ROUNDUP(MONTH([.H464])/3)" office:value-type="float" office:value="2">
            <text:p>2</text:p>
          </table:table-cell>
          <table:table-cell table:formula="of:=MONTH([.H464])" office:value-type="float" office:value="4">
            <text:p>4</text:p>
          </table:table-cell>
          <table:table-cell table:formula="of:=&quot;Abr &quot; &amp; [.B464]" office:value-type="string" office:string-value="Abr 2011">
            <text:p>Abr 2011</text:p>
          </table:table-cell>
          <table:table-cell table:formula="of:=DAY([.H464])" office:value-type="float" office:value="8">
            <text:p>8</text:p>
          </table:table-cell>
          <table:table-cell office:value-type="string">
            <text:p>Vi</text:p>
          </table:table-cell>
          <table:table-cell table:style-name="ce2" office:value-type="date" office:date-value="2011-04-08">
            <text:p>04/08/11</text:p>
          </table:table-cell>
        </table:table-row>
        <table:table-row table:style-name="ro1">
          <table:table-cell table:formula="of:=YEAR([.H465])&amp;RIGHT(&quot;0&quot;&amp;MONTH([.H465]);2)&amp;RIGHT(&quot;0&quot;&amp;DAY([.H465]);2)" office:value-type="string" office:string-value="20110409">
            <text:p>20110409</text:p>
          </table:table-cell>
          <table:table-cell table:formula="of:=YEAR([.H465])" office:value-type="float" office:value="2011">
            <text:p>2011</text:p>
          </table:table-cell>
          <table:table-cell table:formula="of:=ROUNDUP(MONTH([.H465])/3)" office:value-type="float" office:value="2">
            <text:p>2</text:p>
          </table:table-cell>
          <table:table-cell table:formula="of:=MONTH([.H465])" office:value-type="float" office:value="4">
            <text:p>4</text:p>
          </table:table-cell>
          <table:table-cell table:formula="of:=&quot;Abr &quot; &amp; [.B465]" office:value-type="string" office:string-value="Abr 2011">
            <text:p>Abr 2011</text:p>
          </table:table-cell>
          <table:table-cell table:formula="of:=DAY([.H465])" office:value-type="float" office:value="9">
            <text:p>9</text:p>
          </table:table-cell>
          <table:table-cell office:value-type="string">
            <text:p>Sa</text:p>
          </table:table-cell>
          <table:table-cell table:style-name="ce2" office:value-type="date" office:date-value="2011-04-09">
            <text:p>04/09/11</text:p>
          </table:table-cell>
        </table:table-row>
        <table:table-row table:style-name="ro1">
          <table:table-cell table:formula="of:=YEAR([.H466])&amp;RIGHT(&quot;0&quot;&amp;MONTH([.H466]);2)&amp;RIGHT(&quot;0&quot;&amp;DAY([.H466]);2)" office:value-type="string" office:string-value="20110410">
            <text:p>20110410</text:p>
          </table:table-cell>
          <table:table-cell table:formula="of:=YEAR([.H466])" office:value-type="float" office:value="2011">
            <text:p>2011</text:p>
          </table:table-cell>
          <table:table-cell table:formula="of:=ROUNDUP(MONTH([.H466])/3)" office:value-type="float" office:value="2">
            <text:p>2</text:p>
          </table:table-cell>
          <table:table-cell table:formula="of:=MONTH([.H466])" office:value-type="float" office:value="4">
            <text:p>4</text:p>
          </table:table-cell>
          <table:table-cell table:formula="of:=&quot;Abr &quot; &amp; [.B466]" office:value-type="string" office:string-value="Abr 2011">
            <text:p>Abr 2011</text:p>
          </table:table-cell>
          <table:table-cell table:formula="of:=DAY([.H466])" office:value-type="float" office:value="10">
            <text:p>10</text:p>
          </table:table-cell>
          <table:table-cell office:value-type="string">
            <text:p>Do</text:p>
          </table:table-cell>
          <table:table-cell table:style-name="ce2" office:value-type="date" office:date-value="2011-04-10">
            <text:p>04/10/11</text:p>
          </table:table-cell>
        </table:table-row>
        <table:table-row table:style-name="ro1">
          <table:table-cell table:formula="of:=YEAR([.H467])&amp;RIGHT(&quot;0&quot;&amp;MONTH([.H467]);2)&amp;RIGHT(&quot;0&quot;&amp;DAY([.H467]);2)" office:value-type="string" office:string-value="20110411">
            <text:p>20110411</text:p>
          </table:table-cell>
          <table:table-cell table:formula="of:=YEAR([.H467])" office:value-type="float" office:value="2011">
            <text:p>2011</text:p>
          </table:table-cell>
          <table:table-cell table:formula="of:=ROUNDUP(MONTH([.H467])/3)" office:value-type="float" office:value="2">
            <text:p>2</text:p>
          </table:table-cell>
          <table:table-cell table:formula="of:=MONTH([.H467])" office:value-type="float" office:value="4">
            <text:p>4</text:p>
          </table:table-cell>
          <table:table-cell table:formula="of:=&quot;Abr &quot; &amp; [.B467]" office:value-type="string" office:string-value="Abr 2011">
            <text:p>Abr 2011</text:p>
          </table:table-cell>
          <table:table-cell table:formula="of:=DAY([.H467])" office:value-type="float" office:value="11">
            <text:p>11</text:p>
          </table:table-cell>
          <table:table-cell office:value-type="string">
            <text:p>Lu</text:p>
          </table:table-cell>
          <table:table-cell table:style-name="ce2" office:value-type="date" office:date-value="2011-04-11">
            <text:p>04/11/11</text:p>
          </table:table-cell>
        </table:table-row>
        <table:table-row table:style-name="ro1">
          <table:table-cell table:formula="of:=YEAR([.H468])&amp;RIGHT(&quot;0&quot;&amp;MONTH([.H468]);2)&amp;RIGHT(&quot;0&quot;&amp;DAY([.H468]);2)" office:value-type="string" office:string-value="20110412">
            <text:p>20110412</text:p>
          </table:table-cell>
          <table:table-cell table:formula="of:=YEAR([.H468])" office:value-type="float" office:value="2011">
            <text:p>2011</text:p>
          </table:table-cell>
          <table:table-cell table:formula="of:=ROUNDUP(MONTH([.H468])/3)" office:value-type="float" office:value="2">
            <text:p>2</text:p>
          </table:table-cell>
          <table:table-cell table:formula="of:=MONTH([.H468])" office:value-type="float" office:value="4">
            <text:p>4</text:p>
          </table:table-cell>
          <table:table-cell table:formula="of:=&quot;Abr &quot; &amp; [.B468]" office:value-type="string" office:string-value="Abr 2011">
            <text:p>Abr 2011</text:p>
          </table:table-cell>
          <table:table-cell table:formula="of:=DAY([.H468])" office:value-type="float" office:value="12">
            <text:p>12</text:p>
          </table:table-cell>
          <table:table-cell office:value-type="string">
            <text:p>Ma</text:p>
          </table:table-cell>
          <table:table-cell table:style-name="ce2" office:value-type="date" office:date-value="2011-04-12">
            <text:p>04/12/11</text:p>
          </table:table-cell>
        </table:table-row>
        <table:table-row table:style-name="ro1">
          <table:table-cell table:formula="of:=YEAR([.H469])&amp;RIGHT(&quot;0&quot;&amp;MONTH([.H469]);2)&amp;RIGHT(&quot;0&quot;&amp;DAY([.H469]);2)" office:value-type="string" office:string-value="20110413">
            <text:p>20110413</text:p>
          </table:table-cell>
          <table:table-cell table:formula="of:=YEAR([.H469])" office:value-type="float" office:value="2011">
            <text:p>2011</text:p>
          </table:table-cell>
          <table:table-cell table:formula="of:=ROUNDUP(MONTH([.H469])/3)" office:value-type="float" office:value="2">
            <text:p>2</text:p>
          </table:table-cell>
          <table:table-cell table:formula="of:=MONTH([.H469])" office:value-type="float" office:value="4">
            <text:p>4</text:p>
          </table:table-cell>
          <table:table-cell table:formula="of:=&quot;Abr &quot; &amp; [.B469]" office:value-type="string" office:string-value="Abr 2011">
            <text:p>Abr 2011</text:p>
          </table:table-cell>
          <table:table-cell table:formula="of:=DAY([.H469])" office:value-type="float" office:value="13">
            <text:p>13</text:p>
          </table:table-cell>
          <table:table-cell office:value-type="string">
            <text:p>Mi</text:p>
          </table:table-cell>
          <table:table-cell table:style-name="ce2" office:value-type="date" office:date-value="2011-04-13">
            <text:p>04/13/11</text:p>
          </table:table-cell>
        </table:table-row>
        <table:table-row table:style-name="ro1">
          <table:table-cell table:formula="of:=YEAR([.H470])&amp;RIGHT(&quot;0&quot;&amp;MONTH([.H470]);2)&amp;RIGHT(&quot;0&quot;&amp;DAY([.H470]);2)" office:value-type="string" office:string-value="20110414">
            <text:p>20110414</text:p>
          </table:table-cell>
          <table:table-cell table:formula="of:=YEAR([.H470])" office:value-type="float" office:value="2011">
            <text:p>2011</text:p>
          </table:table-cell>
          <table:table-cell table:formula="of:=ROUNDUP(MONTH([.H470])/3)" office:value-type="float" office:value="2">
            <text:p>2</text:p>
          </table:table-cell>
          <table:table-cell table:formula="of:=MONTH([.H470])" office:value-type="float" office:value="4">
            <text:p>4</text:p>
          </table:table-cell>
          <table:table-cell table:formula="of:=&quot;Abr &quot; &amp; [.B470]" office:value-type="string" office:string-value="Abr 2011">
            <text:p>Abr 2011</text:p>
          </table:table-cell>
          <table:table-cell table:formula="of:=DAY([.H470])" office:value-type="float" office:value="14">
            <text:p>14</text:p>
          </table:table-cell>
          <table:table-cell office:value-type="string">
            <text:p>Ju</text:p>
          </table:table-cell>
          <table:table-cell table:style-name="ce2" office:value-type="date" office:date-value="2011-04-14">
            <text:p>04/14/11</text:p>
          </table:table-cell>
        </table:table-row>
        <table:table-row table:style-name="ro1">
          <table:table-cell table:formula="of:=YEAR([.H471])&amp;RIGHT(&quot;0&quot;&amp;MONTH([.H471]);2)&amp;RIGHT(&quot;0&quot;&amp;DAY([.H471]);2)" office:value-type="string" office:string-value="20110415">
            <text:p>20110415</text:p>
          </table:table-cell>
          <table:table-cell table:formula="of:=YEAR([.H471])" office:value-type="float" office:value="2011">
            <text:p>2011</text:p>
          </table:table-cell>
          <table:table-cell table:formula="of:=ROUNDUP(MONTH([.H471])/3)" office:value-type="float" office:value="2">
            <text:p>2</text:p>
          </table:table-cell>
          <table:table-cell table:formula="of:=MONTH([.H471])" office:value-type="float" office:value="4">
            <text:p>4</text:p>
          </table:table-cell>
          <table:table-cell table:formula="of:=&quot;Abr &quot; &amp; [.B471]" office:value-type="string" office:string-value="Abr 2011">
            <text:p>Abr 2011</text:p>
          </table:table-cell>
          <table:table-cell table:formula="of:=DAY([.H471])" office:value-type="float" office:value="15">
            <text:p>15</text:p>
          </table:table-cell>
          <table:table-cell office:value-type="string">
            <text:p>Vi</text:p>
          </table:table-cell>
          <table:table-cell table:style-name="ce2" office:value-type="date" office:date-value="2011-04-15">
            <text:p>04/15/11</text:p>
          </table:table-cell>
        </table:table-row>
        <table:table-row table:style-name="ro1">
          <table:table-cell table:formula="of:=YEAR([.H472])&amp;RIGHT(&quot;0&quot;&amp;MONTH([.H472]);2)&amp;RIGHT(&quot;0&quot;&amp;DAY([.H472]);2)" office:value-type="string" office:string-value="20110416">
            <text:p>20110416</text:p>
          </table:table-cell>
          <table:table-cell table:formula="of:=YEAR([.H472])" office:value-type="float" office:value="2011">
            <text:p>2011</text:p>
          </table:table-cell>
          <table:table-cell table:formula="of:=ROUNDUP(MONTH([.H472])/3)" office:value-type="float" office:value="2">
            <text:p>2</text:p>
          </table:table-cell>
          <table:table-cell table:formula="of:=MONTH([.H472])" office:value-type="float" office:value="4">
            <text:p>4</text:p>
          </table:table-cell>
          <table:table-cell table:formula="of:=&quot;Abr &quot; &amp; [.B472]" office:value-type="string" office:string-value="Abr 2011">
            <text:p>Abr 2011</text:p>
          </table:table-cell>
          <table:table-cell table:formula="of:=DAY([.H472])" office:value-type="float" office:value="16">
            <text:p>16</text:p>
          </table:table-cell>
          <table:table-cell office:value-type="string">
            <text:p>Sa</text:p>
          </table:table-cell>
          <table:table-cell table:style-name="ce2" office:value-type="date" office:date-value="2011-04-16">
            <text:p>04/16/11</text:p>
          </table:table-cell>
        </table:table-row>
        <table:table-row table:style-name="ro1">
          <table:table-cell table:formula="of:=YEAR([.H473])&amp;RIGHT(&quot;0&quot;&amp;MONTH([.H473]);2)&amp;RIGHT(&quot;0&quot;&amp;DAY([.H473]);2)" office:value-type="string" office:string-value="20110417">
            <text:p>20110417</text:p>
          </table:table-cell>
          <table:table-cell table:formula="of:=YEAR([.H473])" office:value-type="float" office:value="2011">
            <text:p>2011</text:p>
          </table:table-cell>
          <table:table-cell table:formula="of:=ROUNDUP(MONTH([.H473])/3)" office:value-type="float" office:value="2">
            <text:p>2</text:p>
          </table:table-cell>
          <table:table-cell table:formula="of:=MONTH([.H473])" office:value-type="float" office:value="4">
            <text:p>4</text:p>
          </table:table-cell>
          <table:table-cell table:formula="of:=&quot;Abr &quot; &amp; [.B473]" office:value-type="string" office:string-value="Abr 2011">
            <text:p>Abr 2011</text:p>
          </table:table-cell>
          <table:table-cell table:formula="of:=DAY([.H473])" office:value-type="float" office:value="17">
            <text:p>17</text:p>
          </table:table-cell>
          <table:table-cell office:value-type="string">
            <text:p>Do</text:p>
          </table:table-cell>
          <table:table-cell table:style-name="ce2" office:value-type="date" office:date-value="2011-04-17">
            <text:p>04/17/11</text:p>
          </table:table-cell>
        </table:table-row>
        <table:table-row table:style-name="ro1">
          <table:table-cell table:formula="of:=YEAR([.H474])&amp;RIGHT(&quot;0&quot;&amp;MONTH([.H474]);2)&amp;RIGHT(&quot;0&quot;&amp;DAY([.H474]);2)" office:value-type="string" office:string-value="20110418">
            <text:p>20110418</text:p>
          </table:table-cell>
          <table:table-cell table:formula="of:=YEAR([.H474])" office:value-type="float" office:value="2011">
            <text:p>2011</text:p>
          </table:table-cell>
          <table:table-cell table:formula="of:=ROUNDUP(MONTH([.H474])/3)" office:value-type="float" office:value="2">
            <text:p>2</text:p>
          </table:table-cell>
          <table:table-cell table:formula="of:=MONTH([.H474])" office:value-type="float" office:value="4">
            <text:p>4</text:p>
          </table:table-cell>
          <table:table-cell table:formula="of:=&quot;Abr &quot; &amp; [.B474]" office:value-type="string" office:string-value="Abr 2011">
            <text:p>Abr 2011</text:p>
          </table:table-cell>
          <table:table-cell table:formula="of:=DAY([.H474])" office:value-type="float" office:value="18">
            <text:p>18</text:p>
          </table:table-cell>
          <table:table-cell office:value-type="string">
            <text:p>Lu</text:p>
          </table:table-cell>
          <table:table-cell table:style-name="ce2" office:value-type="date" office:date-value="2011-04-18">
            <text:p>04/18/11</text:p>
          </table:table-cell>
        </table:table-row>
        <table:table-row table:style-name="ro1">
          <table:table-cell table:formula="of:=YEAR([.H475])&amp;RIGHT(&quot;0&quot;&amp;MONTH([.H475]);2)&amp;RIGHT(&quot;0&quot;&amp;DAY([.H475]);2)" office:value-type="string" office:string-value="20110419">
            <text:p>20110419</text:p>
          </table:table-cell>
          <table:table-cell table:formula="of:=YEAR([.H475])" office:value-type="float" office:value="2011">
            <text:p>2011</text:p>
          </table:table-cell>
          <table:table-cell table:formula="of:=ROUNDUP(MONTH([.H475])/3)" office:value-type="float" office:value="2">
            <text:p>2</text:p>
          </table:table-cell>
          <table:table-cell table:formula="of:=MONTH([.H475])" office:value-type="float" office:value="4">
            <text:p>4</text:p>
          </table:table-cell>
          <table:table-cell table:formula="of:=&quot;Abr &quot; &amp; [.B475]" office:value-type="string" office:string-value="Abr 2011">
            <text:p>Abr 2011</text:p>
          </table:table-cell>
          <table:table-cell table:formula="of:=DAY([.H475])" office:value-type="float" office:value="19">
            <text:p>19</text:p>
          </table:table-cell>
          <table:table-cell office:value-type="string">
            <text:p>Ma</text:p>
          </table:table-cell>
          <table:table-cell table:style-name="ce2" office:value-type="date" office:date-value="2011-04-19">
            <text:p>04/19/11</text:p>
          </table:table-cell>
        </table:table-row>
        <table:table-row table:style-name="ro1">
          <table:table-cell table:formula="of:=YEAR([.H476])&amp;RIGHT(&quot;0&quot;&amp;MONTH([.H476]);2)&amp;RIGHT(&quot;0&quot;&amp;DAY([.H476]);2)" office:value-type="string" office:string-value="20110420">
            <text:p>20110420</text:p>
          </table:table-cell>
          <table:table-cell table:formula="of:=YEAR([.H476])" office:value-type="float" office:value="2011">
            <text:p>2011</text:p>
          </table:table-cell>
          <table:table-cell table:formula="of:=ROUNDUP(MONTH([.H476])/3)" office:value-type="float" office:value="2">
            <text:p>2</text:p>
          </table:table-cell>
          <table:table-cell table:formula="of:=MONTH([.H476])" office:value-type="float" office:value="4">
            <text:p>4</text:p>
          </table:table-cell>
          <table:table-cell table:formula="of:=&quot;Abr &quot; &amp; [.B476]" office:value-type="string" office:string-value="Abr 2011">
            <text:p>Abr 2011</text:p>
          </table:table-cell>
          <table:table-cell table:formula="of:=DAY([.H476])" office:value-type="float" office:value="20">
            <text:p>20</text:p>
          </table:table-cell>
          <table:table-cell office:value-type="string">
            <text:p>Mi</text:p>
          </table:table-cell>
          <table:table-cell table:style-name="ce2" office:value-type="date" office:date-value="2011-04-20">
            <text:p>04/20/11</text:p>
          </table:table-cell>
        </table:table-row>
        <table:table-row table:style-name="ro1">
          <table:table-cell table:formula="of:=YEAR([.H477])&amp;RIGHT(&quot;0&quot;&amp;MONTH([.H477]);2)&amp;RIGHT(&quot;0&quot;&amp;DAY([.H477]);2)" office:value-type="string" office:string-value="20110421">
            <text:p>20110421</text:p>
          </table:table-cell>
          <table:table-cell table:formula="of:=YEAR([.H477])" office:value-type="float" office:value="2011">
            <text:p>2011</text:p>
          </table:table-cell>
          <table:table-cell table:formula="of:=ROUNDUP(MONTH([.H477])/3)" office:value-type="float" office:value="2">
            <text:p>2</text:p>
          </table:table-cell>
          <table:table-cell table:formula="of:=MONTH([.H477])" office:value-type="float" office:value="4">
            <text:p>4</text:p>
          </table:table-cell>
          <table:table-cell table:formula="of:=&quot;Abr &quot; &amp; [.B477]" office:value-type="string" office:string-value="Abr 2011">
            <text:p>Abr 2011</text:p>
          </table:table-cell>
          <table:table-cell table:formula="of:=DAY([.H477])" office:value-type="float" office:value="21">
            <text:p>21</text:p>
          </table:table-cell>
          <table:table-cell office:value-type="string">
            <text:p>Ju</text:p>
          </table:table-cell>
          <table:table-cell table:style-name="ce2" office:value-type="date" office:date-value="2011-04-21">
            <text:p>04/21/11</text:p>
          </table:table-cell>
        </table:table-row>
        <table:table-row table:style-name="ro1">
          <table:table-cell table:formula="of:=YEAR([.H478])&amp;RIGHT(&quot;0&quot;&amp;MONTH([.H478]);2)&amp;RIGHT(&quot;0&quot;&amp;DAY([.H478]);2)" office:value-type="string" office:string-value="20110422">
            <text:p>20110422</text:p>
          </table:table-cell>
          <table:table-cell table:formula="of:=YEAR([.H478])" office:value-type="float" office:value="2011">
            <text:p>2011</text:p>
          </table:table-cell>
          <table:table-cell table:formula="of:=ROUNDUP(MONTH([.H478])/3)" office:value-type="float" office:value="2">
            <text:p>2</text:p>
          </table:table-cell>
          <table:table-cell table:formula="of:=MONTH([.H478])" office:value-type="float" office:value="4">
            <text:p>4</text:p>
          </table:table-cell>
          <table:table-cell table:formula="of:=&quot;Abr &quot; &amp; [.B478]" office:value-type="string" office:string-value="Abr 2011">
            <text:p>Abr 2011</text:p>
          </table:table-cell>
          <table:table-cell table:formula="of:=DAY([.H478])" office:value-type="float" office:value="22">
            <text:p>22</text:p>
          </table:table-cell>
          <table:table-cell office:value-type="string">
            <text:p>Vi</text:p>
          </table:table-cell>
          <table:table-cell table:style-name="ce2" office:value-type="date" office:date-value="2011-04-22">
            <text:p>04/22/11</text:p>
          </table:table-cell>
        </table:table-row>
        <table:table-row table:style-name="ro1">
          <table:table-cell table:formula="of:=YEAR([.H479])&amp;RIGHT(&quot;0&quot;&amp;MONTH([.H479]);2)&amp;RIGHT(&quot;0&quot;&amp;DAY([.H479]);2)" office:value-type="string" office:string-value="20110423">
            <text:p>20110423</text:p>
          </table:table-cell>
          <table:table-cell table:formula="of:=YEAR([.H479])" office:value-type="float" office:value="2011">
            <text:p>2011</text:p>
          </table:table-cell>
          <table:table-cell table:formula="of:=ROUNDUP(MONTH([.H479])/3)" office:value-type="float" office:value="2">
            <text:p>2</text:p>
          </table:table-cell>
          <table:table-cell table:formula="of:=MONTH([.H479])" office:value-type="float" office:value="4">
            <text:p>4</text:p>
          </table:table-cell>
          <table:table-cell table:formula="of:=&quot;Abr &quot; &amp; [.B479]" office:value-type="string" office:string-value="Abr 2011">
            <text:p>Abr 2011</text:p>
          </table:table-cell>
          <table:table-cell table:formula="of:=DAY([.H479])" office:value-type="float" office:value="23">
            <text:p>23</text:p>
          </table:table-cell>
          <table:table-cell office:value-type="string">
            <text:p>Sa</text:p>
          </table:table-cell>
          <table:table-cell table:style-name="ce2" office:value-type="date" office:date-value="2011-04-23">
            <text:p>04/23/11</text:p>
          </table:table-cell>
        </table:table-row>
        <table:table-row table:style-name="ro1">
          <table:table-cell table:formula="of:=YEAR([.H480])&amp;RIGHT(&quot;0&quot;&amp;MONTH([.H480]);2)&amp;RIGHT(&quot;0&quot;&amp;DAY([.H480]);2)" office:value-type="string" office:string-value="20110424">
            <text:p>20110424</text:p>
          </table:table-cell>
          <table:table-cell table:formula="of:=YEAR([.H480])" office:value-type="float" office:value="2011">
            <text:p>2011</text:p>
          </table:table-cell>
          <table:table-cell table:formula="of:=ROUNDUP(MONTH([.H480])/3)" office:value-type="float" office:value="2">
            <text:p>2</text:p>
          </table:table-cell>
          <table:table-cell table:formula="of:=MONTH([.H480])" office:value-type="float" office:value="4">
            <text:p>4</text:p>
          </table:table-cell>
          <table:table-cell table:formula="of:=&quot;Abr &quot; &amp; [.B480]" office:value-type="string" office:string-value="Abr 2011">
            <text:p>Abr 2011</text:p>
          </table:table-cell>
          <table:table-cell table:formula="of:=DAY([.H480])" office:value-type="float" office:value="24">
            <text:p>24</text:p>
          </table:table-cell>
          <table:table-cell office:value-type="string">
            <text:p>Do</text:p>
          </table:table-cell>
          <table:table-cell table:style-name="ce2" office:value-type="date" office:date-value="2011-04-24">
            <text:p>04/24/11</text:p>
          </table:table-cell>
        </table:table-row>
        <table:table-row table:style-name="ro1">
          <table:table-cell table:formula="of:=YEAR([.H481])&amp;RIGHT(&quot;0&quot;&amp;MONTH([.H481]);2)&amp;RIGHT(&quot;0&quot;&amp;DAY([.H481]);2)" office:value-type="string" office:string-value="20110425">
            <text:p>20110425</text:p>
          </table:table-cell>
          <table:table-cell table:formula="of:=YEAR([.H481])" office:value-type="float" office:value="2011">
            <text:p>2011</text:p>
          </table:table-cell>
          <table:table-cell table:formula="of:=ROUNDUP(MONTH([.H481])/3)" office:value-type="float" office:value="2">
            <text:p>2</text:p>
          </table:table-cell>
          <table:table-cell table:formula="of:=MONTH([.H481])" office:value-type="float" office:value="4">
            <text:p>4</text:p>
          </table:table-cell>
          <table:table-cell table:formula="of:=&quot;Abr &quot; &amp; [.B481]" office:value-type="string" office:string-value="Abr 2011">
            <text:p>Abr 2011</text:p>
          </table:table-cell>
          <table:table-cell table:formula="of:=DAY([.H481])" office:value-type="float" office:value="25">
            <text:p>25</text:p>
          </table:table-cell>
          <table:table-cell office:value-type="string">
            <text:p>Lu</text:p>
          </table:table-cell>
          <table:table-cell table:style-name="ce2" office:value-type="date" office:date-value="2011-04-25">
            <text:p>04/25/11</text:p>
          </table:table-cell>
        </table:table-row>
        <table:table-row table:style-name="ro1">
          <table:table-cell table:formula="of:=YEAR([.H482])&amp;RIGHT(&quot;0&quot;&amp;MONTH([.H482]);2)&amp;RIGHT(&quot;0&quot;&amp;DAY([.H482]);2)" office:value-type="string" office:string-value="20110426">
            <text:p>20110426</text:p>
          </table:table-cell>
          <table:table-cell table:formula="of:=YEAR([.H482])" office:value-type="float" office:value="2011">
            <text:p>2011</text:p>
          </table:table-cell>
          <table:table-cell table:formula="of:=ROUNDUP(MONTH([.H482])/3)" office:value-type="float" office:value="2">
            <text:p>2</text:p>
          </table:table-cell>
          <table:table-cell table:formula="of:=MONTH([.H482])" office:value-type="float" office:value="4">
            <text:p>4</text:p>
          </table:table-cell>
          <table:table-cell table:formula="of:=&quot;Abr &quot; &amp; [.B482]" office:value-type="string" office:string-value="Abr 2011">
            <text:p>Abr 2011</text:p>
          </table:table-cell>
          <table:table-cell table:formula="of:=DAY([.H482])" office:value-type="float" office:value="26">
            <text:p>26</text:p>
          </table:table-cell>
          <table:table-cell office:value-type="string">
            <text:p>Ma</text:p>
          </table:table-cell>
          <table:table-cell table:style-name="ce2" office:value-type="date" office:date-value="2011-04-26">
            <text:p>04/26/11</text:p>
          </table:table-cell>
        </table:table-row>
        <table:table-row table:style-name="ro1">
          <table:table-cell table:formula="of:=YEAR([.H483])&amp;RIGHT(&quot;0&quot;&amp;MONTH([.H483]);2)&amp;RIGHT(&quot;0&quot;&amp;DAY([.H483]);2)" office:value-type="string" office:string-value="20110427">
            <text:p>20110427</text:p>
          </table:table-cell>
          <table:table-cell table:formula="of:=YEAR([.H483])" office:value-type="float" office:value="2011">
            <text:p>2011</text:p>
          </table:table-cell>
          <table:table-cell table:formula="of:=ROUNDUP(MONTH([.H483])/3)" office:value-type="float" office:value="2">
            <text:p>2</text:p>
          </table:table-cell>
          <table:table-cell table:formula="of:=MONTH([.H483])" office:value-type="float" office:value="4">
            <text:p>4</text:p>
          </table:table-cell>
          <table:table-cell table:formula="of:=&quot;Abr &quot; &amp; [.B483]" office:value-type="string" office:string-value="Abr 2011">
            <text:p>Abr 2011</text:p>
          </table:table-cell>
          <table:table-cell table:formula="of:=DAY([.H483])" office:value-type="float" office:value="27">
            <text:p>27</text:p>
          </table:table-cell>
          <table:table-cell office:value-type="string">
            <text:p>Mi</text:p>
          </table:table-cell>
          <table:table-cell table:style-name="ce2" office:value-type="date" office:date-value="2011-04-27">
            <text:p>04/27/11</text:p>
          </table:table-cell>
        </table:table-row>
        <table:table-row table:style-name="ro1">
          <table:table-cell table:formula="of:=YEAR([.H484])&amp;RIGHT(&quot;0&quot;&amp;MONTH([.H484]);2)&amp;RIGHT(&quot;0&quot;&amp;DAY([.H484]);2)" office:value-type="string" office:string-value="20110428">
            <text:p>20110428</text:p>
          </table:table-cell>
          <table:table-cell table:formula="of:=YEAR([.H484])" office:value-type="float" office:value="2011">
            <text:p>2011</text:p>
          </table:table-cell>
          <table:table-cell table:formula="of:=ROUNDUP(MONTH([.H484])/3)" office:value-type="float" office:value="2">
            <text:p>2</text:p>
          </table:table-cell>
          <table:table-cell table:formula="of:=MONTH([.H484])" office:value-type="float" office:value="4">
            <text:p>4</text:p>
          </table:table-cell>
          <table:table-cell table:formula="of:=&quot;Abr &quot; &amp; [.B484]" office:value-type="string" office:string-value="Abr 2011">
            <text:p>Abr 2011</text:p>
          </table:table-cell>
          <table:table-cell table:formula="of:=DAY([.H484])" office:value-type="float" office:value="28">
            <text:p>28</text:p>
          </table:table-cell>
          <table:table-cell office:value-type="string">
            <text:p>Ju</text:p>
          </table:table-cell>
          <table:table-cell table:style-name="ce2" office:value-type="date" office:date-value="2011-04-28">
            <text:p>04/28/11</text:p>
          </table:table-cell>
        </table:table-row>
        <table:table-row table:style-name="ro1">
          <table:table-cell table:formula="of:=YEAR([.H485])&amp;RIGHT(&quot;0&quot;&amp;MONTH([.H485]);2)&amp;RIGHT(&quot;0&quot;&amp;DAY([.H485]);2)" office:value-type="string" office:string-value="20110429">
            <text:p>20110429</text:p>
          </table:table-cell>
          <table:table-cell table:formula="of:=YEAR([.H485])" office:value-type="float" office:value="2011">
            <text:p>2011</text:p>
          </table:table-cell>
          <table:table-cell table:formula="of:=ROUNDUP(MONTH([.H485])/3)" office:value-type="float" office:value="2">
            <text:p>2</text:p>
          </table:table-cell>
          <table:table-cell table:formula="of:=MONTH([.H485])" office:value-type="float" office:value="4">
            <text:p>4</text:p>
          </table:table-cell>
          <table:table-cell table:formula="of:=&quot;Abr &quot; &amp; [.B485]" office:value-type="string" office:string-value="Abr 2011">
            <text:p>Abr 2011</text:p>
          </table:table-cell>
          <table:table-cell table:formula="of:=DAY([.H485])" office:value-type="float" office:value="29">
            <text:p>29</text:p>
          </table:table-cell>
          <table:table-cell office:value-type="string">
            <text:p>Vi</text:p>
          </table:table-cell>
          <table:table-cell table:style-name="ce2" office:value-type="date" office:date-value="2011-04-29">
            <text:p>04/29/11</text:p>
          </table:table-cell>
        </table:table-row>
        <table:table-row table:style-name="ro1">
          <table:table-cell table:formula="of:=YEAR([.H486])&amp;RIGHT(&quot;0&quot;&amp;MONTH([.H486]);2)&amp;RIGHT(&quot;0&quot;&amp;DAY([.H486]);2)" office:value-type="string" office:string-value="20110430">
            <text:p>20110430</text:p>
          </table:table-cell>
          <table:table-cell table:formula="of:=YEAR([.H486])" office:value-type="float" office:value="2011">
            <text:p>2011</text:p>
          </table:table-cell>
          <table:table-cell table:formula="of:=ROUNDUP(MONTH([.H486])/3)" office:value-type="float" office:value="2">
            <text:p>2</text:p>
          </table:table-cell>
          <table:table-cell table:formula="of:=MONTH([.H486])" office:value-type="float" office:value="4">
            <text:p>4</text:p>
          </table:table-cell>
          <table:table-cell table:formula="of:=&quot;Abr &quot; &amp; [.B486]" office:value-type="string" office:string-value="Abr 2011">
            <text:p>Abr 2011</text:p>
          </table:table-cell>
          <table:table-cell table:formula="of:=DAY([.H486])" office:value-type="float" office:value="30">
            <text:p>30</text:p>
          </table:table-cell>
          <table:table-cell office:value-type="string">
            <text:p>Sa</text:p>
          </table:table-cell>
          <table:table-cell table:style-name="ce2" office:value-type="date" office:date-value="2011-04-30">
            <text:p>04/30/11</text:p>
          </table:table-cell>
        </table:table-row>
        <table:table-row table:style-name="ro1">
          <table:table-cell table:formula="of:=YEAR([.H487])&amp;RIGHT(&quot;0&quot;&amp;MONTH([.H487]);2)&amp;RIGHT(&quot;0&quot;&amp;DAY([.H487]);2)" office:value-type="string" office:string-value="20110501">
            <text:p>20110501</text:p>
          </table:table-cell>
          <table:table-cell table:formula="of:=YEAR([.H487])" office:value-type="float" office:value="2011">
            <text:p>2011</text:p>
          </table:table-cell>
          <table:table-cell table:formula="of:=ROUNDUP(MONTH([.H487])/3)" office:value-type="float" office:value="2">
            <text:p>2</text:p>
          </table:table-cell>
          <table:table-cell table:formula="of:=MONTH([.H487])" office:value-type="float" office:value="5">
            <text:p>5</text:p>
          </table:table-cell>
          <table:table-cell table:formula="of:=&quot;May &quot; &amp; [.B487]" office:value-type="string" office:string-value="May 2011">
            <text:p>May 2011</text:p>
          </table:table-cell>
          <table:table-cell table:formula="of:=DAY([.H487])" office:value-type="float" office:value="1">
            <text:p>1</text:p>
          </table:table-cell>
          <table:table-cell office:value-type="string">
            <text:p>Do</text:p>
          </table:table-cell>
          <table:table-cell table:style-name="ce2" office:value-type="date" office:date-value="2011-05-01">
            <text:p>05/01/11</text:p>
          </table:table-cell>
        </table:table-row>
        <table:table-row table:style-name="ro1">
          <table:table-cell table:formula="of:=YEAR([.H488])&amp;RIGHT(&quot;0&quot;&amp;MONTH([.H488]);2)&amp;RIGHT(&quot;0&quot;&amp;DAY([.H488]);2)" office:value-type="string" office:string-value="20110502">
            <text:p>20110502</text:p>
          </table:table-cell>
          <table:table-cell table:formula="of:=YEAR([.H488])" office:value-type="float" office:value="2011">
            <text:p>2011</text:p>
          </table:table-cell>
          <table:table-cell table:formula="of:=ROUNDUP(MONTH([.H488])/3)" office:value-type="float" office:value="2">
            <text:p>2</text:p>
          </table:table-cell>
          <table:table-cell table:formula="of:=MONTH([.H488])" office:value-type="float" office:value="5">
            <text:p>5</text:p>
          </table:table-cell>
          <table:table-cell table:formula="of:=&quot;May &quot; &amp; [.B488]" office:value-type="string" office:string-value="May 2011">
            <text:p>May 2011</text:p>
          </table:table-cell>
          <table:table-cell table:formula="of:=DAY([.H488])" office:value-type="float" office:value="2">
            <text:p>2</text:p>
          </table:table-cell>
          <table:table-cell office:value-type="string">
            <text:p>Lu</text:p>
          </table:table-cell>
          <table:table-cell table:style-name="ce2" office:value-type="date" office:date-value="2011-05-02">
            <text:p>05/02/11</text:p>
          </table:table-cell>
        </table:table-row>
        <table:table-row table:style-name="ro1">
          <table:table-cell table:formula="of:=YEAR([.H489])&amp;RIGHT(&quot;0&quot;&amp;MONTH([.H489]);2)&amp;RIGHT(&quot;0&quot;&amp;DAY([.H489]);2)" office:value-type="string" office:string-value="20110503">
            <text:p>20110503</text:p>
          </table:table-cell>
          <table:table-cell table:formula="of:=YEAR([.H489])" office:value-type="float" office:value="2011">
            <text:p>2011</text:p>
          </table:table-cell>
          <table:table-cell table:formula="of:=ROUNDUP(MONTH([.H489])/3)" office:value-type="float" office:value="2">
            <text:p>2</text:p>
          </table:table-cell>
          <table:table-cell table:formula="of:=MONTH([.H489])" office:value-type="float" office:value="5">
            <text:p>5</text:p>
          </table:table-cell>
          <table:table-cell table:formula="of:=&quot;May &quot; &amp; [.B489]" office:value-type="string" office:string-value="May 2011">
            <text:p>May 2011</text:p>
          </table:table-cell>
          <table:table-cell table:formula="of:=DAY([.H489])" office:value-type="float" office:value="3">
            <text:p>3</text:p>
          </table:table-cell>
          <table:table-cell office:value-type="string">
            <text:p>Ma</text:p>
          </table:table-cell>
          <table:table-cell table:style-name="ce2" office:value-type="date" office:date-value="2011-05-03">
            <text:p>05/03/11</text:p>
          </table:table-cell>
        </table:table-row>
        <table:table-row table:style-name="ro1">
          <table:table-cell table:formula="of:=YEAR([.H490])&amp;RIGHT(&quot;0&quot;&amp;MONTH([.H490]);2)&amp;RIGHT(&quot;0&quot;&amp;DAY([.H490]);2)" office:value-type="string" office:string-value="20110504">
            <text:p>20110504</text:p>
          </table:table-cell>
          <table:table-cell table:formula="of:=YEAR([.H490])" office:value-type="float" office:value="2011">
            <text:p>2011</text:p>
          </table:table-cell>
          <table:table-cell table:formula="of:=ROUNDUP(MONTH([.H490])/3)" office:value-type="float" office:value="2">
            <text:p>2</text:p>
          </table:table-cell>
          <table:table-cell table:formula="of:=MONTH([.H490])" office:value-type="float" office:value="5">
            <text:p>5</text:p>
          </table:table-cell>
          <table:table-cell table:formula="of:=&quot;May &quot; &amp; [.B490]" office:value-type="string" office:string-value="May 2011">
            <text:p>May 2011</text:p>
          </table:table-cell>
          <table:table-cell table:formula="of:=DAY([.H490])" office:value-type="float" office:value="4">
            <text:p>4</text:p>
          </table:table-cell>
          <table:table-cell office:value-type="string">
            <text:p>Mi</text:p>
          </table:table-cell>
          <table:table-cell table:style-name="ce2" office:value-type="date" office:date-value="2011-05-04">
            <text:p>05/04/11</text:p>
          </table:table-cell>
        </table:table-row>
        <table:table-row table:style-name="ro1">
          <table:table-cell table:formula="of:=YEAR([.H491])&amp;RIGHT(&quot;0&quot;&amp;MONTH([.H491]);2)&amp;RIGHT(&quot;0&quot;&amp;DAY([.H491]);2)" office:value-type="string" office:string-value="20110505">
            <text:p>20110505</text:p>
          </table:table-cell>
          <table:table-cell table:formula="of:=YEAR([.H491])" office:value-type="float" office:value="2011">
            <text:p>2011</text:p>
          </table:table-cell>
          <table:table-cell table:formula="of:=ROUNDUP(MONTH([.H491])/3)" office:value-type="float" office:value="2">
            <text:p>2</text:p>
          </table:table-cell>
          <table:table-cell table:formula="of:=MONTH([.H491])" office:value-type="float" office:value="5">
            <text:p>5</text:p>
          </table:table-cell>
          <table:table-cell table:formula="of:=&quot;May &quot; &amp; [.B491]" office:value-type="string" office:string-value="May 2011">
            <text:p>May 2011</text:p>
          </table:table-cell>
          <table:table-cell table:formula="of:=DAY([.H491])" office:value-type="float" office:value="5">
            <text:p>5</text:p>
          </table:table-cell>
          <table:table-cell office:value-type="string">
            <text:p>Ju</text:p>
          </table:table-cell>
          <table:table-cell table:style-name="ce2" office:value-type="date" office:date-value="2011-05-05">
            <text:p>05/05/11</text:p>
          </table:table-cell>
        </table:table-row>
        <table:table-row table:style-name="ro1">
          <table:table-cell table:formula="of:=YEAR([.H492])&amp;RIGHT(&quot;0&quot;&amp;MONTH([.H492]);2)&amp;RIGHT(&quot;0&quot;&amp;DAY([.H492]);2)" office:value-type="string" office:string-value="20110506">
            <text:p>20110506</text:p>
          </table:table-cell>
          <table:table-cell table:formula="of:=YEAR([.H492])" office:value-type="float" office:value="2011">
            <text:p>2011</text:p>
          </table:table-cell>
          <table:table-cell table:formula="of:=ROUNDUP(MONTH([.H492])/3)" office:value-type="float" office:value="2">
            <text:p>2</text:p>
          </table:table-cell>
          <table:table-cell table:formula="of:=MONTH([.H492])" office:value-type="float" office:value="5">
            <text:p>5</text:p>
          </table:table-cell>
          <table:table-cell table:formula="of:=&quot;May &quot; &amp; [.B492]" office:value-type="string" office:string-value="May 2011">
            <text:p>May 2011</text:p>
          </table:table-cell>
          <table:table-cell table:formula="of:=DAY([.H492])" office:value-type="float" office:value="6">
            <text:p>6</text:p>
          </table:table-cell>
          <table:table-cell office:value-type="string">
            <text:p>Vi</text:p>
          </table:table-cell>
          <table:table-cell table:style-name="ce2" office:value-type="date" office:date-value="2011-05-06">
            <text:p>05/06/11</text:p>
          </table:table-cell>
        </table:table-row>
        <table:table-row table:style-name="ro1">
          <table:table-cell table:formula="of:=YEAR([.H493])&amp;RIGHT(&quot;0&quot;&amp;MONTH([.H493]);2)&amp;RIGHT(&quot;0&quot;&amp;DAY([.H493]);2)" office:value-type="string" office:string-value="20110507">
            <text:p>20110507</text:p>
          </table:table-cell>
          <table:table-cell table:formula="of:=YEAR([.H493])" office:value-type="float" office:value="2011">
            <text:p>2011</text:p>
          </table:table-cell>
          <table:table-cell table:formula="of:=ROUNDUP(MONTH([.H493])/3)" office:value-type="float" office:value="2">
            <text:p>2</text:p>
          </table:table-cell>
          <table:table-cell table:formula="of:=MONTH([.H493])" office:value-type="float" office:value="5">
            <text:p>5</text:p>
          </table:table-cell>
          <table:table-cell table:formula="of:=&quot;May &quot; &amp; [.B493]" office:value-type="string" office:string-value="May 2011">
            <text:p>May 2011</text:p>
          </table:table-cell>
          <table:table-cell table:formula="of:=DAY([.H493])" office:value-type="float" office:value="7">
            <text:p>7</text:p>
          </table:table-cell>
          <table:table-cell office:value-type="string">
            <text:p>Sa</text:p>
          </table:table-cell>
          <table:table-cell table:style-name="ce2" office:value-type="date" office:date-value="2011-05-07">
            <text:p>05/07/11</text:p>
          </table:table-cell>
        </table:table-row>
        <table:table-row table:style-name="ro1">
          <table:table-cell table:formula="of:=YEAR([.H494])&amp;RIGHT(&quot;0&quot;&amp;MONTH([.H494]);2)&amp;RIGHT(&quot;0&quot;&amp;DAY([.H494]);2)" office:value-type="string" office:string-value="20110508">
            <text:p>20110508</text:p>
          </table:table-cell>
          <table:table-cell table:formula="of:=YEAR([.H494])" office:value-type="float" office:value="2011">
            <text:p>2011</text:p>
          </table:table-cell>
          <table:table-cell table:formula="of:=ROUNDUP(MONTH([.H494])/3)" office:value-type="float" office:value="2">
            <text:p>2</text:p>
          </table:table-cell>
          <table:table-cell table:formula="of:=MONTH([.H494])" office:value-type="float" office:value="5">
            <text:p>5</text:p>
          </table:table-cell>
          <table:table-cell table:formula="of:=&quot;May &quot; &amp; [.B494]" office:value-type="string" office:string-value="May 2011">
            <text:p>May 2011</text:p>
          </table:table-cell>
          <table:table-cell table:formula="of:=DAY([.H494])" office:value-type="float" office:value="8">
            <text:p>8</text:p>
          </table:table-cell>
          <table:table-cell office:value-type="string">
            <text:p>Do</text:p>
          </table:table-cell>
          <table:table-cell table:style-name="ce2" office:value-type="date" office:date-value="2011-05-08">
            <text:p>05/08/11</text:p>
          </table:table-cell>
        </table:table-row>
        <table:table-row table:style-name="ro1">
          <table:table-cell table:formula="of:=YEAR([.H495])&amp;RIGHT(&quot;0&quot;&amp;MONTH([.H495]);2)&amp;RIGHT(&quot;0&quot;&amp;DAY([.H495]);2)" office:value-type="string" office:string-value="20110509">
            <text:p>20110509</text:p>
          </table:table-cell>
          <table:table-cell table:formula="of:=YEAR([.H495])" office:value-type="float" office:value="2011">
            <text:p>2011</text:p>
          </table:table-cell>
          <table:table-cell table:formula="of:=ROUNDUP(MONTH([.H495])/3)" office:value-type="float" office:value="2">
            <text:p>2</text:p>
          </table:table-cell>
          <table:table-cell table:formula="of:=MONTH([.H495])" office:value-type="float" office:value="5">
            <text:p>5</text:p>
          </table:table-cell>
          <table:table-cell table:formula="of:=&quot;May &quot; &amp; [.B495]" office:value-type="string" office:string-value="May 2011">
            <text:p>May 2011</text:p>
          </table:table-cell>
          <table:table-cell table:formula="of:=DAY([.H495])" office:value-type="float" office:value="9">
            <text:p>9</text:p>
          </table:table-cell>
          <table:table-cell office:value-type="string">
            <text:p>Lu</text:p>
          </table:table-cell>
          <table:table-cell table:style-name="ce2" office:value-type="date" office:date-value="2011-05-09">
            <text:p>05/09/11</text:p>
          </table:table-cell>
        </table:table-row>
        <table:table-row table:style-name="ro1">
          <table:table-cell table:formula="of:=YEAR([.H496])&amp;RIGHT(&quot;0&quot;&amp;MONTH([.H496]);2)&amp;RIGHT(&quot;0&quot;&amp;DAY([.H496]);2)" office:value-type="string" office:string-value="20110510">
            <text:p>20110510</text:p>
          </table:table-cell>
          <table:table-cell table:formula="of:=YEAR([.H496])" office:value-type="float" office:value="2011">
            <text:p>2011</text:p>
          </table:table-cell>
          <table:table-cell table:formula="of:=ROUNDUP(MONTH([.H496])/3)" office:value-type="float" office:value="2">
            <text:p>2</text:p>
          </table:table-cell>
          <table:table-cell table:formula="of:=MONTH([.H496])" office:value-type="float" office:value="5">
            <text:p>5</text:p>
          </table:table-cell>
          <table:table-cell table:formula="of:=&quot;May &quot; &amp; [.B496]" office:value-type="string" office:string-value="May 2011">
            <text:p>May 2011</text:p>
          </table:table-cell>
          <table:table-cell table:formula="of:=DAY([.H496])" office:value-type="float" office:value="10">
            <text:p>10</text:p>
          </table:table-cell>
          <table:table-cell office:value-type="string">
            <text:p>Ma</text:p>
          </table:table-cell>
          <table:table-cell table:style-name="ce2" office:value-type="date" office:date-value="2011-05-10">
            <text:p>05/10/11</text:p>
          </table:table-cell>
        </table:table-row>
        <table:table-row table:style-name="ro1">
          <table:table-cell table:formula="of:=YEAR([.H497])&amp;RIGHT(&quot;0&quot;&amp;MONTH([.H497]);2)&amp;RIGHT(&quot;0&quot;&amp;DAY([.H497]);2)" office:value-type="string" office:string-value="20110511">
            <text:p>20110511</text:p>
          </table:table-cell>
          <table:table-cell table:formula="of:=YEAR([.H497])" office:value-type="float" office:value="2011">
            <text:p>2011</text:p>
          </table:table-cell>
          <table:table-cell table:formula="of:=ROUNDUP(MONTH([.H497])/3)" office:value-type="float" office:value="2">
            <text:p>2</text:p>
          </table:table-cell>
          <table:table-cell table:formula="of:=MONTH([.H497])" office:value-type="float" office:value="5">
            <text:p>5</text:p>
          </table:table-cell>
          <table:table-cell table:formula="of:=&quot;May &quot; &amp; [.B497]" office:value-type="string" office:string-value="May 2011">
            <text:p>May 2011</text:p>
          </table:table-cell>
          <table:table-cell table:formula="of:=DAY([.H497])" office:value-type="float" office:value="11">
            <text:p>11</text:p>
          </table:table-cell>
          <table:table-cell office:value-type="string">
            <text:p>Mi</text:p>
          </table:table-cell>
          <table:table-cell table:style-name="ce2" office:value-type="date" office:date-value="2011-05-11">
            <text:p>05/11/11</text:p>
          </table:table-cell>
        </table:table-row>
        <table:table-row table:style-name="ro1">
          <table:table-cell table:formula="of:=YEAR([.H498])&amp;RIGHT(&quot;0&quot;&amp;MONTH([.H498]);2)&amp;RIGHT(&quot;0&quot;&amp;DAY([.H498]);2)" office:value-type="string" office:string-value="20110512">
            <text:p>20110512</text:p>
          </table:table-cell>
          <table:table-cell table:formula="of:=YEAR([.H498])" office:value-type="float" office:value="2011">
            <text:p>2011</text:p>
          </table:table-cell>
          <table:table-cell table:formula="of:=ROUNDUP(MONTH([.H498])/3)" office:value-type="float" office:value="2">
            <text:p>2</text:p>
          </table:table-cell>
          <table:table-cell table:formula="of:=MONTH([.H498])" office:value-type="float" office:value="5">
            <text:p>5</text:p>
          </table:table-cell>
          <table:table-cell table:formula="of:=&quot;May &quot; &amp; [.B498]" office:value-type="string" office:string-value="May 2011">
            <text:p>May 2011</text:p>
          </table:table-cell>
          <table:table-cell table:formula="of:=DAY([.H498])" office:value-type="float" office:value="12">
            <text:p>12</text:p>
          </table:table-cell>
          <table:table-cell office:value-type="string">
            <text:p>Ju</text:p>
          </table:table-cell>
          <table:table-cell table:style-name="ce2" office:value-type="date" office:date-value="2011-05-12">
            <text:p>05/12/11</text:p>
          </table:table-cell>
        </table:table-row>
        <table:table-row table:style-name="ro1">
          <table:table-cell table:formula="of:=YEAR([.H499])&amp;RIGHT(&quot;0&quot;&amp;MONTH([.H499]);2)&amp;RIGHT(&quot;0&quot;&amp;DAY([.H499]);2)" office:value-type="string" office:string-value="20110513">
            <text:p>20110513</text:p>
          </table:table-cell>
          <table:table-cell table:formula="of:=YEAR([.H499])" office:value-type="float" office:value="2011">
            <text:p>2011</text:p>
          </table:table-cell>
          <table:table-cell table:formula="of:=ROUNDUP(MONTH([.H499])/3)" office:value-type="float" office:value="2">
            <text:p>2</text:p>
          </table:table-cell>
          <table:table-cell table:formula="of:=MONTH([.H499])" office:value-type="float" office:value="5">
            <text:p>5</text:p>
          </table:table-cell>
          <table:table-cell table:formula="of:=&quot;May &quot; &amp; [.B499]" office:value-type="string" office:string-value="May 2011">
            <text:p>May 2011</text:p>
          </table:table-cell>
          <table:table-cell table:formula="of:=DAY([.H499])" office:value-type="float" office:value="13">
            <text:p>13</text:p>
          </table:table-cell>
          <table:table-cell office:value-type="string">
            <text:p>Vi</text:p>
          </table:table-cell>
          <table:table-cell table:style-name="ce2" office:value-type="date" office:date-value="2011-05-13">
            <text:p>05/13/11</text:p>
          </table:table-cell>
        </table:table-row>
        <table:table-row table:style-name="ro1">
          <table:table-cell table:formula="of:=YEAR([.H500])&amp;RIGHT(&quot;0&quot;&amp;MONTH([.H500]);2)&amp;RIGHT(&quot;0&quot;&amp;DAY([.H500]);2)" office:value-type="string" office:string-value="20110514">
            <text:p>20110514</text:p>
          </table:table-cell>
          <table:table-cell table:formula="of:=YEAR([.H500])" office:value-type="float" office:value="2011">
            <text:p>2011</text:p>
          </table:table-cell>
          <table:table-cell table:formula="of:=ROUNDUP(MONTH([.H500])/3)" office:value-type="float" office:value="2">
            <text:p>2</text:p>
          </table:table-cell>
          <table:table-cell table:formula="of:=MONTH([.H500])" office:value-type="float" office:value="5">
            <text:p>5</text:p>
          </table:table-cell>
          <table:table-cell table:formula="of:=&quot;May &quot; &amp; [.B500]" office:value-type="string" office:string-value="May 2011">
            <text:p>May 2011</text:p>
          </table:table-cell>
          <table:table-cell table:formula="of:=DAY([.H500])" office:value-type="float" office:value="14">
            <text:p>14</text:p>
          </table:table-cell>
          <table:table-cell office:value-type="string">
            <text:p>Sa</text:p>
          </table:table-cell>
          <table:table-cell table:style-name="ce2" office:value-type="date" office:date-value="2011-05-14">
            <text:p>05/14/11</text:p>
          </table:table-cell>
        </table:table-row>
        <table:table-row table:style-name="ro1">
          <table:table-cell table:formula="of:=YEAR([.H501])&amp;RIGHT(&quot;0&quot;&amp;MONTH([.H501]);2)&amp;RIGHT(&quot;0&quot;&amp;DAY([.H501]);2)" office:value-type="string" office:string-value="20110515">
            <text:p>20110515</text:p>
          </table:table-cell>
          <table:table-cell table:formula="of:=YEAR([.H501])" office:value-type="float" office:value="2011">
            <text:p>2011</text:p>
          </table:table-cell>
          <table:table-cell table:formula="of:=ROUNDUP(MONTH([.H501])/3)" office:value-type="float" office:value="2">
            <text:p>2</text:p>
          </table:table-cell>
          <table:table-cell table:formula="of:=MONTH([.H501])" office:value-type="float" office:value="5">
            <text:p>5</text:p>
          </table:table-cell>
          <table:table-cell table:formula="of:=&quot;May &quot; &amp; [.B501]" office:value-type="string" office:string-value="May 2011">
            <text:p>May 2011</text:p>
          </table:table-cell>
          <table:table-cell table:formula="of:=DAY([.H501])" office:value-type="float" office:value="15">
            <text:p>15</text:p>
          </table:table-cell>
          <table:table-cell office:value-type="string">
            <text:p>Do</text:p>
          </table:table-cell>
          <table:table-cell table:style-name="ce2" office:value-type="date" office:date-value="2011-05-15">
            <text:p>05/15/11</text:p>
          </table:table-cell>
        </table:table-row>
        <table:table-row table:style-name="ro1">
          <table:table-cell table:formula="of:=YEAR([.H502])&amp;RIGHT(&quot;0&quot;&amp;MONTH([.H502]);2)&amp;RIGHT(&quot;0&quot;&amp;DAY([.H502]);2)" office:value-type="string" office:string-value="20110516">
            <text:p>20110516</text:p>
          </table:table-cell>
          <table:table-cell table:formula="of:=YEAR([.H502])" office:value-type="float" office:value="2011">
            <text:p>2011</text:p>
          </table:table-cell>
          <table:table-cell table:formula="of:=ROUNDUP(MONTH([.H502])/3)" office:value-type="float" office:value="2">
            <text:p>2</text:p>
          </table:table-cell>
          <table:table-cell table:formula="of:=MONTH([.H502])" office:value-type="float" office:value="5">
            <text:p>5</text:p>
          </table:table-cell>
          <table:table-cell table:formula="of:=&quot;May &quot; &amp; [.B502]" office:value-type="string" office:string-value="May 2011">
            <text:p>May 2011</text:p>
          </table:table-cell>
          <table:table-cell table:formula="of:=DAY([.H502])" office:value-type="float" office:value="16">
            <text:p>16</text:p>
          </table:table-cell>
          <table:table-cell office:value-type="string">
            <text:p>Lu</text:p>
          </table:table-cell>
          <table:table-cell table:style-name="ce2" office:value-type="date" office:date-value="2011-05-16">
            <text:p>05/16/11</text:p>
          </table:table-cell>
        </table:table-row>
        <table:table-row table:style-name="ro1">
          <table:table-cell table:formula="of:=YEAR([.H503])&amp;RIGHT(&quot;0&quot;&amp;MONTH([.H503]);2)&amp;RIGHT(&quot;0&quot;&amp;DAY([.H503]);2)" office:value-type="string" office:string-value="20110517">
            <text:p>20110517</text:p>
          </table:table-cell>
          <table:table-cell table:formula="of:=YEAR([.H503])" office:value-type="float" office:value="2011">
            <text:p>2011</text:p>
          </table:table-cell>
          <table:table-cell table:formula="of:=ROUNDUP(MONTH([.H503])/3)" office:value-type="float" office:value="2">
            <text:p>2</text:p>
          </table:table-cell>
          <table:table-cell table:formula="of:=MONTH([.H503])" office:value-type="float" office:value="5">
            <text:p>5</text:p>
          </table:table-cell>
          <table:table-cell table:formula="of:=&quot;May &quot; &amp; [.B503]" office:value-type="string" office:string-value="May 2011">
            <text:p>May 2011</text:p>
          </table:table-cell>
          <table:table-cell table:formula="of:=DAY([.H503])" office:value-type="float" office:value="17">
            <text:p>17</text:p>
          </table:table-cell>
          <table:table-cell office:value-type="string">
            <text:p>Ma</text:p>
          </table:table-cell>
          <table:table-cell table:style-name="ce2" office:value-type="date" office:date-value="2011-05-17">
            <text:p>05/17/11</text:p>
          </table:table-cell>
        </table:table-row>
        <table:table-row table:style-name="ro1">
          <table:table-cell table:formula="of:=YEAR([.H504])&amp;RIGHT(&quot;0&quot;&amp;MONTH([.H504]);2)&amp;RIGHT(&quot;0&quot;&amp;DAY([.H504]);2)" office:value-type="string" office:string-value="20110518">
            <text:p>20110518</text:p>
          </table:table-cell>
          <table:table-cell table:formula="of:=YEAR([.H504])" office:value-type="float" office:value="2011">
            <text:p>2011</text:p>
          </table:table-cell>
          <table:table-cell table:formula="of:=ROUNDUP(MONTH([.H504])/3)" office:value-type="float" office:value="2">
            <text:p>2</text:p>
          </table:table-cell>
          <table:table-cell table:formula="of:=MONTH([.H504])" office:value-type="float" office:value="5">
            <text:p>5</text:p>
          </table:table-cell>
          <table:table-cell table:formula="of:=&quot;May &quot; &amp; [.B504]" office:value-type="string" office:string-value="May 2011">
            <text:p>May 2011</text:p>
          </table:table-cell>
          <table:table-cell table:formula="of:=DAY([.H504])" office:value-type="float" office:value="18">
            <text:p>18</text:p>
          </table:table-cell>
          <table:table-cell office:value-type="string">
            <text:p>Mi</text:p>
          </table:table-cell>
          <table:table-cell table:style-name="ce2" office:value-type="date" office:date-value="2011-05-18">
            <text:p>05/18/11</text:p>
          </table:table-cell>
        </table:table-row>
        <table:table-row table:style-name="ro1">
          <table:table-cell table:formula="of:=YEAR([.H505])&amp;RIGHT(&quot;0&quot;&amp;MONTH([.H505]);2)&amp;RIGHT(&quot;0&quot;&amp;DAY([.H505]);2)" office:value-type="string" office:string-value="20110519">
            <text:p>20110519</text:p>
          </table:table-cell>
          <table:table-cell table:formula="of:=YEAR([.H505])" office:value-type="float" office:value="2011">
            <text:p>2011</text:p>
          </table:table-cell>
          <table:table-cell table:formula="of:=ROUNDUP(MONTH([.H505])/3)" office:value-type="float" office:value="2">
            <text:p>2</text:p>
          </table:table-cell>
          <table:table-cell table:formula="of:=MONTH([.H505])" office:value-type="float" office:value="5">
            <text:p>5</text:p>
          </table:table-cell>
          <table:table-cell table:formula="of:=&quot;May &quot; &amp; [.B505]" office:value-type="string" office:string-value="May 2011">
            <text:p>May 2011</text:p>
          </table:table-cell>
          <table:table-cell table:formula="of:=DAY([.H505])" office:value-type="float" office:value="19">
            <text:p>19</text:p>
          </table:table-cell>
          <table:table-cell office:value-type="string">
            <text:p>Ju</text:p>
          </table:table-cell>
          <table:table-cell table:style-name="ce2" office:value-type="date" office:date-value="2011-05-19">
            <text:p>05/19/11</text:p>
          </table:table-cell>
        </table:table-row>
        <table:table-row table:style-name="ro1">
          <table:table-cell table:formula="of:=YEAR([.H506])&amp;RIGHT(&quot;0&quot;&amp;MONTH([.H506]);2)&amp;RIGHT(&quot;0&quot;&amp;DAY([.H506]);2)" office:value-type="string" office:string-value="20110520">
            <text:p>20110520</text:p>
          </table:table-cell>
          <table:table-cell table:formula="of:=YEAR([.H506])" office:value-type="float" office:value="2011">
            <text:p>2011</text:p>
          </table:table-cell>
          <table:table-cell table:formula="of:=ROUNDUP(MONTH([.H506])/3)" office:value-type="float" office:value="2">
            <text:p>2</text:p>
          </table:table-cell>
          <table:table-cell table:formula="of:=MONTH([.H506])" office:value-type="float" office:value="5">
            <text:p>5</text:p>
          </table:table-cell>
          <table:table-cell table:formula="of:=&quot;May &quot; &amp; [.B506]" office:value-type="string" office:string-value="May 2011">
            <text:p>May 2011</text:p>
          </table:table-cell>
          <table:table-cell table:formula="of:=DAY([.H506])" office:value-type="float" office:value="20">
            <text:p>20</text:p>
          </table:table-cell>
          <table:table-cell office:value-type="string">
            <text:p>Vi</text:p>
          </table:table-cell>
          <table:table-cell table:style-name="ce2" office:value-type="date" office:date-value="2011-05-20">
            <text:p>05/20/11</text:p>
          </table:table-cell>
        </table:table-row>
        <table:table-row table:style-name="ro1">
          <table:table-cell table:formula="of:=YEAR([.H507])&amp;RIGHT(&quot;0&quot;&amp;MONTH([.H507]);2)&amp;RIGHT(&quot;0&quot;&amp;DAY([.H507]);2)" office:value-type="string" office:string-value="20110521">
            <text:p>20110521</text:p>
          </table:table-cell>
          <table:table-cell table:formula="of:=YEAR([.H507])" office:value-type="float" office:value="2011">
            <text:p>2011</text:p>
          </table:table-cell>
          <table:table-cell table:formula="of:=ROUNDUP(MONTH([.H507])/3)" office:value-type="float" office:value="2">
            <text:p>2</text:p>
          </table:table-cell>
          <table:table-cell table:formula="of:=MONTH([.H507])" office:value-type="float" office:value="5">
            <text:p>5</text:p>
          </table:table-cell>
          <table:table-cell table:formula="of:=&quot;May &quot; &amp; [.B507]" office:value-type="string" office:string-value="May 2011">
            <text:p>May 2011</text:p>
          </table:table-cell>
          <table:table-cell table:formula="of:=DAY([.H507])" office:value-type="float" office:value="21">
            <text:p>21</text:p>
          </table:table-cell>
          <table:table-cell office:value-type="string">
            <text:p>Sa</text:p>
          </table:table-cell>
          <table:table-cell table:style-name="ce2" office:value-type="date" office:date-value="2011-05-21">
            <text:p>05/21/11</text:p>
          </table:table-cell>
        </table:table-row>
        <table:table-row table:style-name="ro1">
          <table:table-cell table:formula="of:=YEAR([.H508])&amp;RIGHT(&quot;0&quot;&amp;MONTH([.H508]);2)&amp;RIGHT(&quot;0&quot;&amp;DAY([.H508]);2)" office:value-type="string" office:string-value="20110522">
            <text:p>20110522</text:p>
          </table:table-cell>
          <table:table-cell table:formula="of:=YEAR([.H508])" office:value-type="float" office:value="2011">
            <text:p>2011</text:p>
          </table:table-cell>
          <table:table-cell table:formula="of:=ROUNDUP(MONTH([.H508])/3)" office:value-type="float" office:value="2">
            <text:p>2</text:p>
          </table:table-cell>
          <table:table-cell table:formula="of:=MONTH([.H508])" office:value-type="float" office:value="5">
            <text:p>5</text:p>
          </table:table-cell>
          <table:table-cell table:formula="of:=&quot;May &quot; &amp; [.B508]" office:value-type="string" office:string-value="May 2011">
            <text:p>May 2011</text:p>
          </table:table-cell>
          <table:table-cell table:formula="of:=DAY([.H508])" office:value-type="float" office:value="22">
            <text:p>22</text:p>
          </table:table-cell>
          <table:table-cell office:value-type="string">
            <text:p>Do</text:p>
          </table:table-cell>
          <table:table-cell table:style-name="ce2" office:value-type="date" office:date-value="2011-05-22">
            <text:p>05/22/11</text:p>
          </table:table-cell>
        </table:table-row>
        <table:table-row table:style-name="ro1">
          <table:table-cell table:formula="of:=YEAR([.H509])&amp;RIGHT(&quot;0&quot;&amp;MONTH([.H509]);2)&amp;RIGHT(&quot;0&quot;&amp;DAY([.H509]);2)" office:value-type="string" office:string-value="20110523">
            <text:p>20110523</text:p>
          </table:table-cell>
          <table:table-cell table:formula="of:=YEAR([.H509])" office:value-type="float" office:value="2011">
            <text:p>2011</text:p>
          </table:table-cell>
          <table:table-cell table:formula="of:=ROUNDUP(MONTH([.H509])/3)" office:value-type="float" office:value="2">
            <text:p>2</text:p>
          </table:table-cell>
          <table:table-cell table:formula="of:=MONTH([.H509])" office:value-type="float" office:value="5">
            <text:p>5</text:p>
          </table:table-cell>
          <table:table-cell table:formula="of:=&quot;May &quot; &amp; [.B509]" office:value-type="string" office:string-value="May 2011">
            <text:p>May 2011</text:p>
          </table:table-cell>
          <table:table-cell table:formula="of:=DAY([.H509])" office:value-type="float" office:value="23">
            <text:p>23</text:p>
          </table:table-cell>
          <table:table-cell office:value-type="string">
            <text:p>Lu</text:p>
          </table:table-cell>
          <table:table-cell table:style-name="ce2" office:value-type="date" office:date-value="2011-05-23">
            <text:p>05/23/11</text:p>
          </table:table-cell>
        </table:table-row>
        <table:table-row table:style-name="ro1">
          <table:table-cell table:formula="of:=YEAR([.H510])&amp;RIGHT(&quot;0&quot;&amp;MONTH([.H510]);2)&amp;RIGHT(&quot;0&quot;&amp;DAY([.H510]);2)" office:value-type="string" office:string-value="20110524">
            <text:p>20110524</text:p>
          </table:table-cell>
          <table:table-cell table:formula="of:=YEAR([.H510])" office:value-type="float" office:value="2011">
            <text:p>2011</text:p>
          </table:table-cell>
          <table:table-cell table:formula="of:=ROUNDUP(MONTH([.H510])/3)" office:value-type="float" office:value="2">
            <text:p>2</text:p>
          </table:table-cell>
          <table:table-cell table:formula="of:=MONTH([.H510])" office:value-type="float" office:value="5">
            <text:p>5</text:p>
          </table:table-cell>
          <table:table-cell table:formula="of:=&quot;May &quot; &amp; [.B510]" office:value-type="string" office:string-value="May 2011">
            <text:p>May 2011</text:p>
          </table:table-cell>
          <table:table-cell table:formula="of:=DAY([.H510])" office:value-type="float" office:value="24">
            <text:p>24</text:p>
          </table:table-cell>
          <table:table-cell office:value-type="string">
            <text:p>Ma</text:p>
          </table:table-cell>
          <table:table-cell table:style-name="ce2" office:value-type="date" office:date-value="2011-05-24">
            <text:p>05/24/11</text:p>
          </table:table-cell>
        </table:table-row>
        <table:table-row table:style-name="ro1">
          <table:table-cell table:formula="of:=YEAR([.H511])&amp;RIGHT(&quot;0&quot;&amp;MONTH([.H511]);2)&amp;RIGHT(&quot;0&quot;&amp;DAY([.H511]);2)" office:value-type="string" office:string-value="20110525">
            <text:p>20110525</text:p>
          </table:table-cell>
          <table:table-cell table:formula="of:=YEAR([.H511])" office:value-type="float" office:value="2011">
            <text:p>2011</text:p>
          </table:table-cell>
          <table:table-cell table:formula="of:=ROUNDUP(MONTH([.H511])/3)" office:value-type="float" office:value="2">
            <text:p>2</text:p>
          </table:table-cell>
          <table:table-cell table:formula="of:=MONTH([.H511])" office:value-type="float" office:value="5">
            <text:p>5</text:p>
          </table:table-cell>
          <table:table-cell table:formula="of:=&quot;May &quot; &amp; [.B511]" office:value-type="string" office:string-value="May 2011">
            <text:p>May 2011</text:p>
          </table:table-cell>
          <table:table-cell table:formula="of:=DAY([.H511])" office:value-type="float" office:value="25">
            <text:p>25</text:p>
          </table:table-cell>
          <table:table-cell office:value-type="string">
            <text:p>Mi</text:p>
          </table:table-cell>
          <table:table-cell table:style-name="ce2" office:value-type="date" office:date-value="2011-05-25">
            <text:p>05/25/11</text:p>
          </table:table-cell>
        </table:table-row>
        <table:table-row table:style-name="ro1">
          <table:table-cell table:formula="of:=YEAR([.H512])&amp;RIGHT(&quot;0&quot;&amp;MONTH([.H512]);2)&amp;RIGHT(&quot;0&quot;&amp;DAY([.H512]);2)" office:value-type="string" office:string-value="20110526">
            <text:p>20110526</text:p>
          </table:table-cell>
          <table:table-cell table:formula="of:=YEAR([.H512])" office:value-type="float" office:value="2011">
            <text:p>2011</text:p>
          </table:table-cell>
          <table:table-cell table:formula="of:=ROUNDUP(MONTH([.H512])/3)" office:value-type="float" office:value="2">
            <text:p>2</text:p>
          </table:table-cell>
          <table:table-cell table:formula="of:=MONTH([.H512])" office:value-type="float" office:value="5">
            <text:p>5</text:p>
          </table:table-cell>
          <table:table-cell table:formula="of:=&quot;May &quot; &amp; [.B512]" office:value-type="string" office:string-value="May 2011">
            <text:p>May 2011</text:p>
          </table:table-cell>
          <table:table-cell table:formula="of:=DAY([.H512])" office:value-type="float" office:value="26">
            <text:p>26</text:p>
          </table:table-cell>
          <table:table-cell office:value-type="string">
            <text:p>Ju</text:p>
          </table:table-cell>
          <table:table-cell table:style-name="ce2" office:value-type="date" office:date-value="2011-05-26">
            <text:p>05/26/11</text:p>
          </table:table-cell>
        </table:table-row>
        <table:table-row table:style-name="ro1">
          <table:table-cell table:formula="of:=YEAR([.H513])&amp;RIGHT(&quot;0&quot;&amp;MONTH([.H513]);2)&amp;RIGHT(&quot;0&quot;&amp;DAY([.H513]);2)" office:value-type="string" office:string-value="20110527">
            <text:p>20110527</text:p>
          </table:table-cell>
          <table:table-cell table:formula="of:=YEAR([.H513])" office:value-type="float" office:value="2011">
            <text:p>2011</text:p>
          </table:table-cell>
          <table:table-cell table:formula="of:=ROUNDUP(MONTH([.H513])/3)" office:value-type="float" office:value="2">
            <text:p>2</text:p>
          </table:table-cell>
          <table:table-cell table:formula="of:=MONTH([.H513])" office:value-type="float" office:value="5">
            <text:p>5</text:p>
          </table:table-cell>
          <table:table-cell table:formula="of:=&quot;May &quot; &amp; [.B513]" office:value-type="string" office:string-value="May 2011">
            <text:p>May 2011</text:p>
          </table:table-cell>
          <table:table-cell table:formula="of:=DAY([.H513])" office:value-type="float" office:value="27">
            <text:p>27</text:p>
          </table:table-cell>
          <table:table-cell office:value-type="string">
            <text:p>Vi</text:p>
          </table:table-cell>
          <table:table-cell table:style-name="ce2" office:value-type="date" office:date-value="2011-05-27">
            <text:p>05/27/11</text:p>
          </table:table-cell>
        </table:table-row>
        <table:table-row table:style-name="ro1">
          <table:table-cell table:formula="of:=YEAR([.H514])&amp;RIGHT(&quot;0&quot;&amp;MONTH([.H514]);2)&amp;RIGHT(&quot;0&quot;&amp;DAY([.H514]);2)" office:value-type="string" office:string-value="20110528">
            <text:p>20110528</text:p>
          </table:table-cell>
          <table:table-cell table:formula="of:=YEAR([.H514])" office:value-type="float" office:value="2011">
            <text:p>2011</text:p>
          </table:table-cell>
          <table:table-cell table:formula="of:=ROUNDUP(MONTH([.H514])/3)" office:value-type="float" office:value="2">
            <text:p>2</text:p>
          </table:table-cell>
          <table:table-cell table:formula="of:=MONTH([.H514])" office:value-type="float" office:value="5">
            <text:p>5</text:p>
          </table:table-cell>
          <table:table-cell table:formula="of:=&quot;May &quot; &amp; [.B514]" office:value-type="string" office:string-value="May 2011">
            <text:p>May 2011</text:p>
          </table:table-cell>
          <table:table-cell table:formula="of:=DAY([.H514])" office:value-type="float" office:value="28">
            <text:p>28</text:p>
          </table:table-cell>
          <table:table-cell office:value-type="string">
            <text:p>Sa</text:p>
          </table:table-cell>
          <table:table-cell table:style-name="ce2" office:value-type="date" office:date-value="2011-05-28">
            <text:p>05/28/11</text:p>
          </table:table-cell>
        </table:table-row>
        <table:table-row table:style-name="ro1">
          <table:table-cell table:formula="of:=YEAR([.H515])&amp;RIGHT(&quot;0&quot;&amp;MONTH([.H515]);2)&amp;RIGHT(&quot;0&quot;&amp;DAY([.H515]);2)" office:value-type="string" office:string-value="20110529">
            <text:p>20110529</text:p>
          </table:table-cell>
          <table:table-cell table:formula="of:=YEAR([.H515])" office:value-type="float" office:value="2011">
            <text:p>2011</text:p>
          </table:table-cell>
          <table:table-cell table:formula="of:=ROUNDUP(MONTH([.H515])/3)" office:value-type="float" office:value="2">
            <text:p>2</text:p>
          </table:table-cell>
          <table:table-cell table:formula="of:=MONTH([.H515])" office:value-type="float" office:value="5">
            <text:p>5</text:p>
          </table:table-cell>
          <table:table-cell table:formula="of:=&quot;May &quot; &amp; [.B515]" office:value-type="string" office:string-value="May 2011">
            <text:p>May 2011</text:p>
          </table:table-cell>
          <table:table-cell table:formula="of:=DAY([.H515])" office:value-type="float" office:value="29">
            <text:p>29</text:p>
          </table:table-cell>
          <table:table-cell office:value-type="string">
            <text:p>Do</text:p>
          </table:table-cell>
          <table:table-cell table:style-name="ce2" office:value-type="date" office:date-value="2011-05-29">
            <text:p>05/29/11</text:p>
          </table:table-cell>
        </table:table-row>
        <table:table-row table:style-name="ro1">
          <table:table-cell table:formula="of:=YEAR([.H516])&amp;RIGHT(&quot;0&quot;&amp;MONTH([.H516]);2)&amp;RIGHT(&quot;0&quot;&amp;DAY([.H516]);2)" office:value-type="string" office:string-value="20110530">
            <text:p>20110530</text:p>
          </table:table-cell>
          <table:table-cell table:formula="of:=YEAR([.H516])" office:value-type="float" office:value="2011">
            <text:p>2011</text:p>
          </table:table-cell>
          <table:table-cell table:formula="of:=ROUNDUP(MONTH([.H516])/3)" office:value-type="float" office:value="2">
            <text:p>2</text:p>
          </table:table-cell>
          <table:table-cell table:formula="of:=MONTH([.H516])" office:value-type="float" office:value="5">
            <text:p>5</text:p>
          </table:table-cell>
          <table:table-cell table:formula="of:=&quot;May &quot; &amp; [.B516]" office:value-type="string" office:string-value="May 2011">
            <text:p>May 2011</text:p>
          </table:table-cell>
          <table:table-cell table:formula="of:=DAY([.H516])" office:value-type="float" office:value="30">
            <text:p>30</text:p>
          </table:table-cell>
          <table:table-cell office:value-type="string">
            <text:p>Lu</text:p>
          </table:table-cell>
          <table:table-cell table:style-name="ce2" office:value-type="date" office:date-value="2011-05-30">
            <text:p>05/30/11</text:p>
          </table:table-cell>
        </table:table-row>
        <table:table-row table:style-name="ro1">
          <table:table-cell table:formula="of:=YEAR([.H517])&amp;RIGHT(&quot;0&quot;&amp;MONTH([.H517]);2)&amp;RIGHT(&quot;0&quot;&amp;DAY([.H517]);2)" office:value-type="string" office:string-value="20110531">
            <text:p>20110531</text:p>
          </table:table-cell>
          <table:table-cell table:formula="of:=YEAR([.H517])" office:value-type="float" office:value="2011">
            <text:p>2011</text:p>
          </table:table-cell>
          <table:table-cell table:formula="of:=ROUNDUP(MONTH([.H517])/3)" office:value-type="float" office:value="2">
            <text:p>2</text:p>
          </table:table-cell>
          <table:table-cell table:formula="of:=MONTH([.H517])" office:value-type="float" office:value="5">
            <text:p>5</text:p>
          </table:table-cell>
          <table:table-cell table:formula="of:=&quot;May &quot; &amp; [.B517]" office:value-type="string" office:string-value="May 2011">
            <text:p>May 2011</text:p>
          </table:table-cell>
          <table:table-cell table:formula="of:=DAY([.H517])" office:value-type="float" office:value="31">
            <text:p>31</text:p>
          </table:table-cell>
          <table:table-cell office:value-type="string">
            <text:p>Ma</text:p>
          </table:table-cell>
          <table:table-cell table:style-name="ce2" office:value-type="date" office:date-value="2011-05-31">
            <text:p>05/31/11</text:p>
          </table:table-cell>
        </table:table-row>
        <table:table-row table:style-name="ro1">
          <table:table-cell table:formula="of:=YEAR([.H518])&amp;RIGHT(&quot;0&quot;&amp;MONTH([.H518]);2)&amp;RIGHT(&quot;0&quot;&amp;DAY([.H518]);2)" office:value-type="string" office:string-value="20110601">
            <text:p>20110601</text:p>
          </table:table-cell>
          <table:table-cell table:formula="of:=YEAR([.H518])" office:value-type="float" office:value="2011">
            <text:p>2011</text:p>
          </table:table-cell>
          <table:table-cell table:formula="of:=ROUNDUP(MONTH([.H518])/3)" office:value-type="float" office:value="2">
            <text:p>2</text:p>
          </table:table-cell>
          <table:table-cell table:formula="of:=MONTH([.H518])" office:value-type="float" office:value="6">
            <text:p>6</text:p>
          </table:table-cell>
          <table:table-cell table:formula="of:=&quot;Jun &quot; &amp; [.B518]" office:value-type="string" office:string-value="Jun 2011">
            <text:p>Jun 2011</text:p>
          </table:table-cell>
          <table:table-cell table:formula="of:=DAY([.H518])" office:value-type="float" office:value="1">
            <text:p>1</text:p>
          </table:table-cell>
          <table:table-cell office:value-type="string">
            <text:p>Mi</text:p>
          </table:table-cell>
          <table:table-cell table:style-name="ce2" office:value-type="date" office:date-value="2011-06-01">
            <text:p>06/01/11</text:p>
          </table:table-cell>
        </table:table-row>
        <table:table-row table:style-name="ro1">
          <table:table-cell table:formula="of:=YEAR([.H519])&amp;RIGHT(&quot;0&quot;&amp;MONTH([.H519]);2)&amp;RIGHT(&quot;0&quot;&amp;DAY([.H519]);2)" office:value-type="string" office:string-value="20110602">
            <text:p>20110602</text:p>
          </table:table-cell>
          <table:table-cell table:formula="of:=YEAR([.H519])" office:value-type="float" office:value="2011">
            <text:p>2011</text:p>
          </table:table-cell>
          <table:table-cell table:formula="of:=ROUNDUP(MONTH([.H519])/3)" office:value-type="float" office:value="2">
            <text:p>2</text:p>
          </table:table-cell>
          <table:table-cell table:formula="of:=MONTH([.H519])" office:value-type="float" office:value="6">
            <text:p>6</text:p>
          </table:table-cell>
          <table:table-cell table:formula="of:=&quot;Jun &quot; &amp; [.B519]" office:value-type="string" office:string-value="Jun 2011">
            <text:p>Jun 2011</text:p>
          </table:table-cell>
          <table:table-cell table:formula="of:=DAY([.H519])" office:value-type="float" office:value="2">
            <text:p>2</text:p>
          </table:table-cell>
          <table:table-cell office:value-type="string">
            <text:p>Ju</text:p>
          </table:table-cell>
          <table:table-cell table:style-name="ce2" office:value-type="date" office:date-value="2011-06-02">
            <text:p>06/02/11</text:p>
          </table:table-cell>
        </table:table-row>
        <table:table-row table:style-name="ro1">
          <table:table-cell table:formula="of:=YEAR([.H520])&amp;RIGHT(&quot;0&quot;&amp;MONTH([.H520]);2)&amp;RIGHT(&quot;0&quot;&amp;DAY([.H520]);2)" office:value-type="string" office:string-value="20110603">
            <text:p>20110603</text:p>
          </table:table-cell>
          <table:table-cell table:formula="of:=YEAR([.H520])" office:value-type="float" office:value="2011">
            <text:p>2011</text:p>
          </table:table-cell>
          <table:table-cell table:formula="of:=ROUNDUP(MONTH([.H520])/3)" office:value-type="float" office:value="2">
            <text:p>2</text:p>
          </table:table-cell>
          <table:table-cell table:formula="of:=MONTH([.H520])" office:value-type="float" office:value="6">
            <text:p>6</text:p>
          </table:table-cell>
          <table:table-cell table:formula="of:=&quot;Jun &quot; &amp; [.B520]" office:value-type="string" office:string-value="Jun 2011">
            <text:p>Jun 2011</text:p>
          </table:table-cell>
          <table:table-cell table:formula="of:=DAY([.H520])" office:value-type="float" office:value="3">
            <text:p>3</text:p>
          </table:table-cell>
          <table:table-cell office:value-type="string">
            <text:p>Vi</text:p>
          </table:table-cell>
          <table:table-cell table:style-name="ce2" office:value-type="date" office:date-value="2011-06-03">
            <text:p>06/03/11</text:p>
          </table:table-cell>
        </table:table-row>
        <table:table-row table:style-name="ro1">
          <table:table-cell table:formula="of:=YEAR([.H521])&amp;RIGHT(&quot;0&quot;&amp;MONTH([.H521]);2)&amp;RIGHT(&quot;0&quot;&amp;DAY([.H521]);2)" office:value-type="string" office:string-value="20110604">
            <text:p>20110604</text:p>
          </table:table-cell>
          <table:table-cell table:formula="of:=YEAR([.H521])" office:value-type="float" office:value="2011">
            <text:p>2011</text:p>
          </table:table-cell>
          <table:table-cell table:formula="of:=ROUNDUP(MONTH([.H521])/3)" office:value-type="float" office:value="2">
            <text:p>2</text:p>
          </table:table-cell>
          <table:table-cell table:formula="of:=MONTH([.H521])" office:value-type="float" office:value="6">
            <text:p>6</text:p>
          </table:table-cell>
          <table:table-cell table:formula="of:=&quot;Jun &quot; &amp; [.B521]" office:value-type="string" office:string-value="Jun 2011">
            <text:p>Jun 2011</text:p>
          </table:table-cell>
          <table:table-cell table:formula="of:=DAY([.H521])" office:value-type="float" office:value="4">
            <text:p>4</text:p>
          </table:table-cell>
          <table:table-cell office:value-type="string">
            <text:p>Sa</text:p>
          </table:table-cell>
          <table:table-cell table:style-name="ce2" office:value-type="date" office:date-value="2011-06-04">
            <text:p>06/04/11</text:p>
          </table:table-cell>
        </table:table-row>
        <table:table-row table:style-name="ro1">
          <table:table-cell table:formula="of:=YEAR([.H522])&amp;RIGHT(&quot;0&quot;&amp;MONTH([.H522]);2)&amp;RIGHT(&quot;0&quot;&amp;DAY([.H522]);2)" office:value-type="string" office:string-value="20110605">
            <text:p>20110605</text:p>
          </table:table-cell>
          <table:table-cell table:formula="of:=YEAR([.H522])" office:value-type="float" office:value="2011">
            <text:p>2011</text:p>
          </table:table-cell>
          <table:table-cell table:formula="of:=ROUNDUP(MONTH([.H522])/3)" office:value-type="float" office:value="2">
            <text:p>2</text:p>
          </table:table-cell>
          <table:table-cell table:formula="of:=MONTH([.H522])" office:value-type="float" office:value="6">
            <text:p>6</text:p>
          </table:table-cell>
          <table:table-cell table:formula="of:=&quot;Jun &quot; &amp; [.B522]" office:value-type="string" office:string-value="Jun 2011">
            <text:p>Jun 2011</text:p>
          </table:table-cell>
          <table:table-cell table:formula="of:=DAY([.H522])" office:value-type="float" office:value="5">
            <text:p>5</text:p>
          </table:table-cell>
          <table:table-cell office:value-type="string">
            <text:p>Do</text:p>
          </table:table-cell>
          <table:table-cell table:style-name="ce2" office:value-type="date" office:date-value="2011-06-05">
            <text:p>06/05/11</text:p>
          </table:table-cell>
        </table:table-row>
        <table:table-row table:style-name="ro1">
          <table:table-cell table:formula="of:=YEAR([.H523])&amp;RIGHT(&quot;0&quot;&amp;MONTH([.H523]);2)&amp;RIGHT(&quot;0&quot;&amp;DAY([.H523]);2)" office:value-type="string" office:string-value="20110606">
            <text:p>20110606</text:p>
          </table:table-cell>
          <table:table-cell table:formula="of:=YEAR([.H523])" office:value-type="float" office:value="2011">
            <text:p>2011</text:p>
          </table:table-cell>
          <table:table-cell table:formula="of:=ROUNDUP(MONTH([.H523])/3)" office:value-type="float" office:value="2">
            <text:p>2</text:p>
          </table:table-cell>
          <table:table-cell table:formula="of:=MONTH([.H523])" office:value-type="float" office:value="6">
            <text:p>6</text:p>
          </table:table-cell>
          <table:table-cell table:formula="of:=&quot;Jun &quot; &amp; [.B523]" office:value-type="string" office:string-value="Jun 2011">
            <text:p>Jun 2011</text:p>
          </table:table-cell>
          <table:table-cell table:formula="of:=DAY([.H523])" office:value-type="float" office:value="6">
            <text:p>6</text:p>
          </table:table-cell>
          <table:table-cell office:value-type="string">
            <text:p>Lu</text:p>
          </table:table-cell>
          <table:table-cell table:style-name="ce2" office:value-type="date" office:date-value="2011-06-06">
            <text:p>06/06/11</text:p>
          </table:table-cell>
        </table:table-row>
        <table:table-row table:style-name="ro1">
          <table:table-cell table:formula="of:=YEAR([.H524])&amp;RIGHT(&quot;0&quot;&amp;MONTH([.H524]);2)&amp;RIGHT(&quot;0&quot;&amp;DAY([.H524]);2)" office:value-type="string" office:string-value="20110607">
            <text:p>20110607</text:p>
          </table:table-cell>
          <table:table-cell table:formula="of:=YEAR([.H524])" office:value-type="float" office:value="2011">
            <text:p>2011</text:p>
          </table:table-cell>
          <table:table-cell table:formula="of:=ROUNDUP(MONTH([.H524])/3)" office:value-type="float" office:value="2">
            <text:p>2</text:p>
          </table:table-cell>
          <table:table-cell table:formula="of:=MONTH([.H524])" office:value-type="float" office:value="6">
            <text:p>6</text:p>
          </table:table-cell>
          <table:table-cell table:formula="of:=&quot;Jun &quot; &amp; [.B524]" office:value-type="string" office:string-value="Jun 2011">
            <text:p>Jun 2011</text:p>
          </table:table-cell>
          <table:table-cell table:formula="of:=DAY([.H524])" office:value-type="float" office:value="7">
            <text:p>7</text:p>
          </table:table-cell>
          <table:table-cell office:value-type="string">
            <text:p>Ma</text:p>
          </table:table-cell>
          <table:table-cell table:style-name="ce2" office:value-type="date" office:date-value="2011-06-07">
            <text:p>06/07/11</text:p>
          </table:table-cell>
        </table:table-row>
        <table:table-row table:style-name="ro1">
          <table:table-cell table:formula="of:=YEAR([.H525])&amp;RIGHT(&quot;0&quot;&amp;MONTH([.H525]);2)&amp;RIGHT(&quot;0&quot;&amp;DAY([.H525]);2)" office:value-type="string" office:string-value="20110608">
            <text:p>20110608</text:p>
          </table:table-cell>
          <table:table-cell table:formula="of:=YEAR([.H525])" office:value-type="float" office:value="2011">
            <text:p>2011</text:p>
          </table:table-cell>
          <table:table-cell table:formula="of:=ROUNDUP(MONTH([.H525])/3)" office:value-type="float" office:value="2">
            <text:p>2</text:p>
          </table:table-cell>
          <table:table-cell table:formula="of:=MONTH([.H525])" office:value-type="float" office:value="6">
            <text:p>6</text:p>
          </table:table-cell>
          <table:table-cell table:formula="of:=&quot;Jun &quot; &amp; [.B525]" office:value-type="string" office:string-value="Jun 2011">
            <text:p>Jun 2011</text:p>
          </table:table-cell>
          <table:table-cell table:formula="of:=DAY([.H525])" office:value-type="float" office:value="8">
            <text:p>8</text:p>
          </table:table-cell>
          <table:table-cell office:value-type="string">
            <text:p>Mi</text:p>
          </table:table-cell>
          <table:table-cell table:style-name="ce2" office:value-type="date" office:date-value="2011-06-08">
            <text:p>06/08/11</text:p>
          </table:table-cell>
        </table:table-row>
        <table:table-row table:style-name="ro1">
          <table:table-cell table:formula="of:=YEAR([.H526])&amp;RIGHT(&quot;0&quot;&amp;MONTH([.H526]);2)&amp;RIGHT(&quot;0&quot;&amp;DAY([.H526]);2)" office:value-type="string" office:string-value="20110609">
            <text:p>20110609</text:p>
          </table:table-cell>
          <table:table-cell table:formula="of:=YEAR([.H526])" office:value-type="float" office:value="2011">
            <text:p>2011</text:p>
          </table:table-cell>
          <table:table-cell table:formula="of:=ROUNDUP(MONTH([.H526])/3)" office:value-type="float" office:value="2">
            <text:p>2</text:p>
          </table:table-cell>
          <table:table-cell table:formula="of:=MONTH([.H526])" office:value-type="float" office:value="6">
            <text:p>6</text:p>
          </table:table-cell>
          <table:table-cell table:formula="of:=&quot;Jun &quot; &amp; [.B526]" office:value-type="string" office:string-value="Jun 2011">
            <text:p>Jun 2011</text:p>
          </table:table-cell>
          <table:table-cell table:formula="of:=DAY([.H526])" office:value-type="float" office:value="9">
            <text:p>9</text:p>
          </table:table-cell>
          <table:table-cell office:value-type="string">
            <text:p>Ju</text:p>
          </table:table-cell>
          <table:table-cell table:style-name="ce2" office:value-type="date" office:date-value="2011-06-09">
            <text:p>06/09/11</text:p>
          </table:table-cell>
        </table:table-row>
        <table:table-row table:style-name="ro1">
          <table:table-cell table:formula="of:=YEAR([.H527])&amp;RIGHT(&quot;0&quot;&amp;MONTH([.H527]);2)&amp;RIGHT(&quot;0&quot;&amp;DAY([.H527]);2)" office:value-type="string" office:string-value="20110610">
            <text:p>20110610</text:p>
          </table:table-cell>
          <table:table-cell table:formula="of:=YEAR([.H527])" office:value-type="float" office:value="2011">
            <text:p>2011</text:p>
          </table:table-cell>
          <table:table-cell table:formula="of:=ROUNDUP(MONTH([.H527])/3)" office:value-type="float" office:value="2">
            <text:p>2</text:p>
          </table:table-cell>
          <table:table-cell table:formula="of:=MONTH([.H527])" office:value-type="float" office:value="6">
            <text:p>6</text:p>
          </table:table-cell>
          <table:table-cell table:formula="of:=&quot;Jun &quot; &amp; [.B527]" office:value-type="string" office:string-value="Jun 2011">
            <text:p>Jun 2011</text:p>
          </table:table-cell>
          <table:table-cell table:formula="of:=DAY([.H527])" office:value-type="float" office:value="10">
            <text:p>10</text:p>
          </table:table-cell>
          <table:table-cell office:value-type="string">
            <text:p>Vi</text:p>
          </table:table-cell>
          <table:table-cell table:style-name="ce2" office:value-type="date" office:date-value="2011-06-10">
            <text:p>06/10/11</text:p>
          </table:table-cell>
        </table:table-row>
        <table:table-row table:style-name="ro1">
          <table:table-cell table:formula="of:=YEAR([.H528])&amp;RIGHT(&quot;0&quot;&amp;MONTH([.H528]);2)&amp;RIGHT(&quot;0&quot;&amp;DAY([.H528]);2)" office:value-type="string" office:string-value="20110611">
            <text:p>20110611</text:p>
          </table:table-cell>
          <table:table-cell table:formula="of:=YEAR([.H528])" office:value-type="float" office:value="2011">
            <text:p>2011</text:p>
          </table:table-cell>
          <table:table-cell table:formula="of:=ROUNDUP(MONTH([.H528])/3)" office:value-type="float" office:value="2">
            <text:p>2</text:p>
          </table:table-cell>
          <table:table-cell table:formula="of:=MONTH([.H528])" office:value-type="float" office:value="6">
            <text:p>6</text:p>
          </table:table-cell>
          <table:table-cell table:formula="of:=&quot;Jun &quot; &amp; [.B528]" office:value-type="string" office:string-value="Jun 2011">
            <text:p>Jun 2011</text:p>
          </table:table-cell>
          <table:table-cell table:formula="of:=DAY([.H528])" office:value-type="float" office:value="11">
            <text:p>11</text:p>
          </table:table-cell>
          <table:table-cell office:value-type="string">
            <text:p>Sa</text:p>
          </table:table-cell>
          <table:table-cell table:style-name="ce2" office:value-type="date" office:date-value="2011-06-11">
            <text:p>06/11/11</text:p>
          </table:table-cell>
        </table:table-row>
        <table:table-row table:style-name="ro1">
          <table:table-cell table:formula="of:=YEAR([.H529])&amp;RIGHT(&quot;0&quot;&amp;MONTH([.H529]);2)&amp;RIGHT(&quot;0&quot;&amp;DAY([.H529]);2)" office:value-type="string" office:string-value="20110612">
            <text:p>20110612</text:p>
          </table:table-cell>
          <table:table-cell table:formula="of:=YEAR([.H529])" office:value-type="float" office:value="2011">
            <text:p>2011</text:p>
          </table:table-cell>
          <table:table-cell table:formula="of:=ROUNDUP(MONTH([.H529])/3)" office:value-type="float" office:value="2">
            <text:p>2</text:p>
          </table:table-cell>
          <table:table-cell table:formula="of:=MONTH([.H529])" office:value-type="float" office:value="6">
            <text:p>6</text:p>
          </table:table-cell>
          <table:table-cell table:formula="of:=&quot;Jun &quot; &amp; [.B529]" office:value-type="string" office:string-value="Jun 2011">
            <text:p>Jun 2011</text:p>
          </table:table-cell>
          <table:table-cell table:formula="of:=DAY([.H529])" office:value-type="float" office:value="12">
            <text:p>12</text:p>
          </table:table-cell>
          <table:table-cell office:value-type="string">
            <text:p>Do</text:p>
          </table:table-cell>
          <table:table-cell table:style-name="ce2" office:value-type="date" office:date-value="2011-06-12">
            <text:p>06/12/11</text:p>
          </table:table-cell>
        </table:table-row>
        <table:table-row table:style-name="ro1">
          <table:table-cell table:formula="of:=YEAR([.H530])&amp;RIGHT(&quot;0&quot;&amp;MONTH([.H530]);2)&amp;RIGHT(&quot;0&quot;&amp;DAY([.H530]);2)" office:value-type="string" office:string-value="20110613">
            <text:p>20110613</text:p>
          </table:table-cell>
          <table:table-cell table:formula="of:=YEAR([.H530])" office:value-type="float" office:value="2011">
            <text:p>2011</text:p>
          </table:table-cell>
          <table:table-cell table:formula="of:=ROUNDUP(MONTH([.H530])/3)" office:value-type="float" office:value="2">
            <text:p>2</text:p>
          </table:table-cell>
          <table:table-cell table:formula="of:=MONTH([.H530])" office:value-type="float" office:value="6">
            <text:p>6</text:p>
          </table:table-cell>
          <table:table-cell table:formula="of:=&quot;Jun &quot; &amp; [.B530]" office:value-type="string" office:string-value="Jun 2011">
            <text:p>Jun 2011</text:p>
          </table:table-cell>
          <table:table-cell table:formula="of:=DAY([.H530])" office:value-type="float" office:value="13">
            <text:p>13</text:p>
          </table:table-cell>
          <table:table-cell office:value-type="string">
            <text:p>Lu</text:p>
          </table:table-cell>
          <table:table-cell table:style-name="ce2" office:value-type="date" office:date-value="2011-06-13">
            <text:p>06/13/11</text:p>
          </table:table-cell>
        </table:table-row>
        <table:table-row table:style-name="ro1">
          <table:table-cell table:formula="of:=YEAR([.H531])&amp;RIGHT(&quot;0&quot;&amp;MONTH([.H531]);2)&amp;RIGHT(&quot;0&quot;&amp;DAY([.H531]);2)" office:value-type="string" office:string-value="20110614">
            <text:p>20110614</text:p>
          </table:table-cell>
          <table:table-cell table:formula="of:=YEAR([.H531])" office:value-type="float" office:value="2011">
            <text:p>2011</text:p>
          </table:table-cell>
          <table:table-cell table:formula="of:=ROUNDUP(MONTH([.H531])/3)" office:value-type="float" office:value="2">
            <text:p>2</text:p>
          </table:table-cell>
          <table:table-cell table:formula="of:=MONTH([.H531])" office:value-type="float" office:value="6">
            <text:p>6</text:p>
          </table:table-cell>
          <table:table-cell table:formula="of:=&quot;Jun &quot; &amp; [.B531]" office:value-type="string" office:string-value="Jun 2011">
            <text:p>Jun 2011</text:p>
          </table:table-cell>
          <table:table-cell table:formula="of:=DAY([.H531])" office:value-type="float" office:value="14">
            <text:p>14</text:p>
          </table:table-cell>
          <table:table-cell office:value-type="string">
            <text:p>Ma</text:p>
          </table:table-cell>
          <table:table-cell table:style-name="ce2" office:value-type="date" office:date-value="2011-06-14">
            <text:p>06/14/11</text:p>
          </table:table-cell>
        </table:table-row>
        <table:table-row table:style-name="ro1">
          <table:table-cell table:formula="of:=YEAR([.H532])&amp;RIGHT(&quot;0&quot;&amp;MONTH([.H532]);2)&amp;RIGHT(&quot;0&quot;&amp;DAY([.H532]);2)" office:value-type="string" office:string-value="20110615">
            <text:p>20110615</text:p>
          </table:table-cell>
          <table:table-cell table:formula="of:=YEAR([.H532])" office:value-type="float" office:value="2011">
            <text:p>2011</text:p>
          </table:table-cell>
          <table:table-cell table:formula="of:=ROUNDUP(MONTH([.H532])/3)" office:value-type="float" office:value="2">
            <text:p>2</text:p>
          </table:table-cell>
          <table:table-cell table:formula="of:=MONTH([.H532])" office:value-type="float" office:value="6">
            <text:p>6</text:p>
          </table:table-cell>
          <table:table-cell table:formula="of:=&quot;Jun &quot; &amp; [.B532]" office:value-type="string" office:string-value="Jun 2011">
            <text:p>Jun 2011</text:p>
          </table:table-cell>
          <table:table-cell table:formula="of:=DAY([.H532])" office:value-type="float" office:value="15">
            <text:p>15</text:p>
          </table:table-cell>
          <table:table-cell office:value-type="string">
            <text:p>Mi</text:p>
          </table:table-cell>
          <table:table-cell table:style-name="ce2" office:value-type="date" office:date-value="2011-06-15">
            <text:p>06/15/11</text:p>
          </table:table-cell>
        </table:table-row>
        <table:table-row table:style-name="ro1">
          <table:table-cell table:formula="of:=YEAR([.H533])&amp;RIGHT(&quot;0&quot;&amp;MONTH([.H533]);2)&amp;RIGHT(&quot;0&quot;&amp;DAY([.H533]);2)" office:value-type="string" office:string-value="20110616">
            <text:p>20110616</text:p>
          </table:table-cell>
          <table:table-cell table:formula="of:=YEAR([.H533])" office:value-type="float" office:value="2011">
            <text:p>2011</text:p>
          </table:table-cell>
          <table:table-cell table:formula="of:=ROUNDUP(MONTH([.H533])/3)" office:value-type="float" office:value="2">
            <text:p>2</text:p>
          </table:table-cell>
          <table:table-cell table:formula="of:=MONTH([.H533])" office:value-type="float" office:value="6">
            <text:p>6</text:p>
          </table:table-cell>
          <table:table-cell table:formula="of:=&quot;Jun &quot; &amp; [.B533]" office:value-type="string" office:string-value="Jun 2011">
            <text:p>Jun 2011</text:p>
          </table:table-cell>
          <table:table-cell table:formula="of:=DAY([.H533])" office:value-type="float" office:value="16">
            <text:p>16</text:p>
          </table:table-cell>
          <table:table-cell office:value-type="string">
            <text:p>Ju</text:p>
          </table:table-cell>
          <table:table-cell table:style-name="ce2" office:value-type="date" office:date-value="2011-06-16">
            <text:p>06/16/11</text:p>
          </table:table-cell>
        </table:table-row>
        <table:table-row table:style-name="ro1">
          <table:table-cell table:formula="of:=YEAR([.H534])&amp;RIGHT(&quot;0&quot;&amp;MONTH([.H534]);2)&amp;RIGHT(&quot;0&quot;&amp;DAY([.H534]);2)" office:value-type="string" office:string-value="20110617">
            <text:p>20110617</text:p>
          </table:table-cell>
          <table:table-cell table:formula="of:=YEAR([.H534])" office:value-type="float" office:value="2011">
            <text:p>2011</text:p>
          </table:table-cell>
          <table:table-cell table:formula="of:=ROUNDUP(MONTH([.H534])/3)" office:value-type="float" office:value="2">
            <text:p>2</text:p>
          </table:table-cell>
          <table:table-cell table:formula="of:=MONTH([.H534])" office:value-type="float" office:value="6">
            <text:p>6</text:p>
          </table:table-cell>
          <table:table-cell table:formula="of:=&quot;Jun &quot; &amp; [.B534]" office:value-type="string" office:string-value="Jun 2011">
            <text:p>Jun 2011</text:p>
          </table:table-cell>
          <table:table-cell table:formula="of:=DAY([.H534])" office:value-type="float" office:value="17">
            <text:p>17</text:p>
          </table:table-cell>
          <table:table-cell office:value-type="string">
            <text:p>Vi</text:p>
          </table:table-cell>
          <table:table-cell table:style-name="ce2" office:value-type="date" office:date-value="2011-06-17">
            <text:p>06/17/11</text:p>
          </table:table-cell>
        </table:table-row>
        <table:table-row table:style-name="ro1">
          <table:table-cell table:formula="of:=YEAR([.H535])&amp;RIGHT(&quot;0&quot;&amp;MONTH([.H535]);2)&amp;RIGHT(&quot;0&quot;&amp;DAY([.H535]);2)" office:value-type="string" office:string-value="20110618">
            <text:p>20110618</text:p>
          </table:table-cell>
          <table:table-cell table:formula="of:=YEAR([.H535])" office:value-type="float" office:value="2011">
            <text:p>2011</text:p>
          </table:table-cell>
          <table:table-cell table:formula="of:=ROUNDUP(MONTH([.H535])/3)" office:value-type="float" office:value="2">
            <text:p>2</text:p>
          </table:table-cell>
          <table:table-cell table:formula="of:=MONTH([.H535])" office:value-type="float" office:value="6">
            <text:p>6</text:p>
          </table:table-cell>
          <table:table-cell table:formula="of:=&quot;Jun &quot; &amp; [.B535]" office:value-type="string" office:string-value="Jun 2011">
            <text:p>Jun 2011</text:p>
          </table:table-cell>
          <table:table-cell table:formula="of:=DAY([.H535])" office:value-type="float" office:value="18">
            <text:p>18</text:p>
          </table:table-cell>
          <table:table-cell office:value-type="string">
            <text:p>Sa</text:p>
          </table:table-cell>
          <table:table-cell table:style-name="ce2" office:value-type="date" office:date-value="2011-06-18">
            <text:p>06/18/11</text:p>
          </table:table-cell>
        </table:table-row>
        <table:table-row table:style-name="ro1">
          <table:table-cell table:formula="of:=YEAR([.H536])&amp;RIGHT(&quot;0&quot;&amp;MONTH([.H536]);2)&amp;RIGHT(&quot;0&quot;&amp;DAY([.H536]);2)" office:value-type="string" office:string-value="20110619">
            <text:p>20110619</text:p>
          </table:table-cell>
          <table:table-cell table:formula="of:=YEAR([.H536])" office:value-type="float" office:value="2011">
            <text:p>2011</text:p>
          </table:table-cell>
          <table:table-cell table:formula="of:=ROUNDUP(MONTH([.H536])/3)" office:value-type="float" office:value="2">
            <text:p>2</text:p>
          </table:table-cell>
          <table:table-cell table:formula="of:=MONTH([.H536])" office:value-type="float" office:value="6">
            <text:p>6</text:p>
          </table:table-cell>
          <table:table-cell table:formula="of:=&quot;Jun &quot; &amp; [.B536]" office:value-type="string" office:string-value="Jun 2011">
            <text:p>Jun 2011</text:p>
          </table:table-cell>
          <table:table-cell table:formula="of:=DAY([.H536])" office:value-type="float" office:value="19">
            <text:p>19</text:p>
          </table:table-cell>
          <table:table-cell office:value-type="string">
            <text:p>Do</text:p>
          </table:table-cell>
          <table:table-cell table:style-name="ce2" office:value-type="date" office:date-value="2011-06-19">
            <text:p>06/19/11</text:p>
          </table:table-cell>
        </table:table-row>
        <table:table-row table:style-name="ro1">
          <table:table-cell table:formula="of:=YEAR([.H537])&amp;RIGHT(&quot;0&quot;&amp;MONTH([.H537]);2)&amp;RIGHT(&quot;0&quot;&amp;DAY([.H537]);2)" office:value-type="string" office:string-value="20110620">
            <text:p>20110620</text:p>
          </table:table-cell>
          <table:table-cell table:formula="of:=YEAR([.H537])" office:value-type="float" office:value="2011">
            <text:p>2011</text:p>
          </table:table-cell>
          <table:table-cell table:formula="of:=ROUNDUP(MONTH([.H537])/3)" office:value-type="float" office:value="2">
            <text:p>2</text:p>
          </table:table-cell>
          <table:table-cell table:formula="of:=MONTH([.H537])" office:value-type="float" office:value="6">
            <text:p>6</text:p>
          </table:table-cell>
          <table:table-cell table:formula="of:=&quot;Jun &quot; &amp; [.B537]" office:value-type="string" office:string-value="Jun 2011">
            <text:p>Jun 2011</text:p>
          </table:table-cell>
          <table:table-cell table:formula="of:=DAY([.H537])" office:value-type="float" office:value="20">
            <text:p>20</text:p>
          </table:table-cell>
          <table:table-cell office:value-type="string">
            <text:p>Lu</text:p>
          </table:table-cell>
          <table:table-cell table:style-name="ce2" office:value-type="date" office:date-value="2011-06-20">
            <text:p>06/20/11</text:p>
          </table:table-cell>
        </table:table-row>
        <table:table-row table:style-name="ro1">
          <table:table-cell table:formula="of:=YEAR([.H538])&amp;RIGHT(&quot;0&quot;&amp;MONTH([.H538]);2)&amp;RIGHT(&quot;0&quot;&amp;DAY([.H538]);2)" office:value-type="string" office:string-value="20110621">
            <text:p>20110621</text:p>
          </table:table-cell>
          <table:table-cell table:formula="of:=YEAR([.H538])" office:value-type="float" office:value="2011">
            <text:p>2011</text:p>
          </table:table-cell>
          <table:table-cell table:formula="of:=ROUNDUP(MONTH([.H538])/3)" office:value-type="float" office:value="2">
            <text:p>2</text:p>
          </table:table-cell>
          <table:table-cell table:formula="of:=MONTH([.H538])" office:value-type="float" office:value="6">
            <text:p>6</text:p>
          </table:table-cell>
          <table:table-cell table:formula="of:=&quot;Jun &quot; &amp; [.B538]" office:value-type="string" office:string-value="Jun 2011">
            <text:p>Jun 2011</text:p>
          </table:table-cell>
          <table:table-cell table:formula="of:=DAY([.H538])" office:value-type="float" office:value="21">
            <text:p>21</text:p>
          </table:table-cell>
          <table:table-cell office:value-type="string">
            <text:p>Ma</text:p>
          </table:table-cell>
          <table:table-cell table:style-name="ce2" office:value-type="date" office:date-value="2011-06-21">
            <text:p>06/21/11</text:p>
          </table:table-cell>
        </table:table-row>
        <table:table-row table:style-name="ro1">
          <table:table-cell table:formula="of:=YEAR([.H539])&amp;RIGHT(&quot;0&quot;&amp;MONTH([.H539]);2)&amp;RIGHT(&quot;0&quot;&amp;DAY([.H539]);2)" office:value-type="string" office:string-value="20110622">
            <text:p>20110622</text:p>
          </table:table-cell>
          <table:table-cell table:formula="of:=YEAR([.H539])" office:value-type="float" office:value="2011">
            <text:p>2011</text:p>
          </table:table-cell>
          <table:table-cell table:formula="of:=ROUNDUP(MONTH([.H539])/3)" office:value-type="float" office:value="2">
            <text:p>2</text:p>
          </table:table-cell>
          <table:table-cell table:formula="of:=MONTH([.H539])" office:value-type="float" office:value="6">
            <text:p>6</text:p>
          </table:table-cell>
          <table:table-cell table:formula="of:=&quot;Jun &quot; &amp; [.B539]" office:value-type="string" office:string-value="Jun 2011">
            <text:p>Jun 2011</text:p>
          </table:table-cell>
          <table:table-cell table:formula="of:=DAY([.H539])" office:value-type="float" office:value="22">
            <text:p>22</text:p>
          </table:table-cell>
          <table:table-cell office:value-type="string">
            <text:p>Mi</text:p>
          </table:table-cell>
          <table:table-cell table:style-name="ce2" office:value-type="date" office:date-value="2011-06-22">
            <text:p>06/22/11</text:p>
          </table:table-cell>
        </table:table-row>
        <table:table-row table:style-name="ro1">
          <table:table-cell table:formula="of:=YEAR([.H540])&amp;RIGHT(&quot;0&quot;&amp;MONTH([.H540]);2)&amp;RIGHT(&quot;0&quot;&amp;DAY([.H540]);2)" office:value-type="string" office:string-value="20110623">
            <text:p>20110623</text:p>
          </table:table-cell>
          <table:table-cell table:formula="of:=YEAR([.H540])" office:value-type="float" office:value="2011">
            <text:p>2011</text:p>
          </table:table-cell>
          <table:table-cell table:formula="of:=ROUNDUP(MONTH([.H540])/3)" office:value-type="float" office:value="2">
            <text:p>2</text:p>
          </table:table-cell>
          <table:table-cell table:formula="of:=MONTH([.H540])" office:value-type="float" office:value="6">
            <text:p>6</text:p>
          </table:table-cell>
          <table:table-cell table:formula="of:=&quot;Jun &quot; &amp; [.B540]" office:value-type="string" office:string-value="Jun 2011">
            <text:p>Jun 2011</text:p>
          </table:table-cell>
          <table:table-cell table:formula="of:=DAY([.H540])" office:value-type="float" office:value="23">
            <text:p>23</text:p>
          </table:table-cell>
          <table:table-cell office:value-type="string">
            <text:p>Ju</text:p>
          </table:table-cell>
          <table:table-cell table:style-name="ce2" office:value-type="date" office:date-value="2011-06-23">
            <text:p>06/23/11</text:p>
          </table:table-cell>
        </table:table-row>
        <table:table-row table:style-name="ro1">
          <table:table-cell table:formula="of:=YEAR([.H541])&amp;RIGHT(&quot;0&quot;&amp;MONTH([.H541]);2)&amp;RIGHT(&quot;0&quot;&amp;DAY([.H541]);2)" office:value-type="string" office:string-value="20110624">
            <text:p>20110624</text:p>
          </table:table-cell>
          <table:table-cell table:formula="of:=YEAR([.H541])" office:value-type="float" office:value="2011">
            <text:p>2011</text:p>
          </table:table-cell>
          <table:table-cell table:formula="of:=ROUNDUP(MONTH([.H541])/3)" office:value-type="float" office:value="2">
            <text:p>2</text:p>
          </table:table-cell>
          <table:table-cell table:formula="of:=MONTH([.H541])" office:value-type="float" office:value="6">
            <text:p>6</text:p>
          </table:table-cell>
          <table:table-cell table:formula="of:=&quot;Jun &quot; &amp; [.B541]" office:value-type="string" office:string-value="Jun 2011">
            <text:p>Jun 2011</text:p>
          </table:table-cell>
          <table:table-cell table:formula="of:=DAY([.H541])" office:value-type="float" office:value="24">
            <text:p>24</text:p>
          </table:table-cell>
          <table:table-cell office:value-type="string">
            <text:p>Vi</text:p>
          </table:table-cell>
          <table:table-cell table:style-name="ce2" office:value-type="date" office:date-value="2011-06-24">
            <text:p>06/24/11</text:p>
          </table:table-cell>
        </table:table-row>
        <table:table-row table:style-name="ro1">
          <table:table-cell table:formula="of:=YEAR([.H542])&amp;RIGHT(&quot;0&quot;&amp;MONTH([.H542]);2)&amp;RIGHT(&quot;0&quot;&amp;DAY([.H542]);2)" office:value-type="string" office:string-value="20110625">
            <text:p>20110625</text:p>
          </table:table-cell>
          <table:table-cell table:formula="of:=YEAR([.H542])" office:value-type="float" office:value="2011">
            <text:p>2011</text:p>
          </table:table-cell>
          <table:table-cell table:formula="of:=ROUNDUP(MONTH([.H542])/3)" office:value-type="float" office:value="2">
            <text:p>2</text:p>
          </table:table-cell>
          <table:table-cell table:formula="of:=MONTH([.H542])" office:value-type="float" office:value="6">
            <text:p>6</text:p>
          </table:table-cell>
          <table:table-cell table:formula="of:=&quot;Jun &quot; &amp; [.B542]" office:value-type="string" office:string-value="Jun 2011">
            <text:p>Jun 2011</text:p>
          </table:table-cell>
          <table:table-cell table:formula="of:=DAY([.H542])" office:value-type="float" office:value="25">
            <text:p>25</text:p>
          </table:table-cell>
          <table:table-cell office:value-type="string">
            <text:p>Sa</text:p>
          </table:table-cell>
          <table:table-cell table:style-name="ce2" office:value-type="date" office:date-value="2011-06-25">
            <text:p>06/25/11</text:p>
          </table:table-cell>
        </table:table-row>
        <table:table-row table:style-name="ro1">
          <table:table-cell table:formula="of:=YEAR([.H543])&amp;RIGHT(&quot;0&quot;&amp;MONTH([.H543]);2)&amp;RIGHT(&quot;0&quot;&amp;DAY([.H543]);2)" office:value-type="string" office:string-value="20110626">
            <text:p>20110626</text:p>
          </table:table-cell>
          <table:table-cell table:formula="of:=YEAR([.H543])" office:value-type="float" office:value="2011">
            <text:p>2011</text:p>
          </table:table-cell>
          <table:table-cell table:formula="of:=ROUNDUP(MONTH([.H543])/3)" office:value-type="float" office:value="2">
            <text:p>2</text:p>
          </table:table-cell>
          <table:table-cell table:formula="of:=MONTH([.H543])" office:value-type="float" office:value="6">
            <text:p>6</text:p>
          </table:table-cell>
          <table:table-cell table:formula="of:=&quot;Jun &quot; &amp; [.B543]" office:value-type="string" office:string-value="Jun 2011">
            <text:p>Jun 2011</text:p>
          </table:table-cell>
          <table:table-cell table:formula="of:=DAY([.H543])" office:value-type="float" office:value="26">
            <text:p>26</text:p>
          </table:table-cell>
          <table:table-cell office:value-type="string">
            <text:p>Do</text:p>
          </table:table-cell>
          <table:table-cell table:style-name="ce2" office:value-type="date" office:date-value="2011-06-26">
            <text:p>06/26/11</text:p>
          </table:table-cell>
        </table:table-row>
        <table:table-row table:style-name="ro1">
          <table:table-cell table:formula="of:=YEAR([.H544])&amp;RIGHT(&quot;0&quot;&amp;MONTH([.H544]);2)&amp;RIGHT(&quot;0&quot;&amp;DAY([.H544]);2)" office:value-type="string" office:string-value="20110627">
            <text:p>20110627</text:p>
          </table:table-cell>
          <table:table-cell table:formula="of:=YEAR([.H544])" office:value-type="float" office:value="2011">
            <text:p>2011</text:p>
          </table:table-cell>
          <table:table-cell table:formula="of:=ROUNDUP(MONTH([.H544])/3)" office:value-type="float" office:value="2">
            <text:p>2</text:p>
          </table:table-cell>
          <table:table-cell table:formula="of:=MONTH([.H544])" office:value-type="float" office:value="6">
            <text:p>6</text:p>
          </table:table-cell>
          <table:table-cell table:formula="of:=&quot;Jun &quot; &amp; [.B544]" office:value-type="string" office:string-value="Jun 2011">
            <text:p>Jun 2011</text:p>
          </table:table-cell>
          <table:table-cell table:formula="of:=DAY([.H544])" office:value-type="float" office:value="27">
            <text:p>27</text:p>
          </table:table-cell>
          <table:table-cell office:value-type="string">
            <text:p>Lu</text:p>
          </table:table-cell>
          <table:table-cell table:style-name="ce2" office:value-type="date" office:date-value="2011-06-27">
            <text:p>06/27/11</text:p>
          </table:table-cell>
        </table:table-row>
        <table:table-row table:style-name="ro1">
          <table:table-cell table:formula="of:=YEAR([.H545])&amp;RIGHT(&quot;0&quot;&amp;MONTH([.H545]);2)&amp;RIGHT(&quot;0&quot;&amp;DAY([.H545]);2)" office:value-type="string" office:string-value="20110628">
            <text:p>20110628</text:p>
          </table:table-cell>
          <table:table-cell table:formula="of:=YEAR([.H545])" office:value-type="float" office:value="2011">
            <text:p>2011</text:p>
          </table:table-cell>
          <table:table-cell table:formula="of:=ROUNDUP(MONTH([.H545])/3)" office:value-type="float" office:value="2">
            <text:p>2</text:p>
          </table:table-cell>
          <table:table-cell table:formula="of:=MONTH([.H545])" office:value-type="float" office:value="6">
            <text:p>6</text:p>
          </table:table-cell>
          <table:table-cell table:formula="of:=&quot;Jun &quot; &amp; [.B545]" office:value-type="string" office:string-value="Jun 2011">
            <text:p>Jun 2011</text:p>
          </table:table-cell>
          <table:table-cell table:formula="of:=DAY([.H545])" office:value-type="float" office:value="28">
            <text:p>28</text:p>
          </table:table-cell>
          <table:table-cell office:value-type="string">
            <text:p>Ma</text:p>
          </table:table-cell>
          <table:table-cell table:style-name="ce2" office:value-type="date" office:date-value="2011-06-28">
            <text:p>06/28/11</text:p>
          </table:table-cell>
        </table:table-row>
        <table:table-row table:style-name="ro1">
          <table:table-cell table:formula="of:=YEAR([.H546])&amp;RIGHT(&quot;0&quot;&amp;MONTH([.H546]);2)&amp;RIGHT(&quot;0&quot;&amp;DAY([.H546]);2)" office:value-type="string" office:string-value="20110629">
            <text:p>20110629</text:p>
          </table:table-cell>
          <table:table-cell table:formula="of:=YEAR([.H546])" office:value-type="float" office:value="2011">
            <text:p>2011</text:p>
          </table:table-cell>
          <table:table-cell table:formula="of:=ROUNDUP(MONTH([.H546])/3)" office:value-type="float" office:value="2">
            <text:p>2</text:p>
          </table:table-cell>
          <table:table-cell table:formula="of:=MONTH([.H546])" office:value-type="float" office:value="6">
            <text:p>6</text:p>
          </table:table-cell>
          <table:table-cell table:formula="of:=&quot;Jun &quot; &amp; [.B546]" office:value-type="string" office:string-value="Jun 2011">
            <text:p>Jun 2011</text:p>
          </table:table-cell>
          <table:table-cell table:formula="of:=DAY([.H546])" office:value-type="float" office:value="29">
            <text:p>29</text:p>
          </table:table-cell>
          <table:table-cell office:value-type="string">
            <text:p>Mi</text:p>
          </table:table-cell>
          <table:table-cell table:style-name="ce2" office:value-type="date" office:date-value="2011-06-29">
            <text:p>06/29/11</text:p>
          </table:table-cell>
        </table:table-row>
        <table:table-row table:style-name="ro1">
          <table:table-cell table:formula="of:=YEAR([.H547])&amp;RIGHT(&quot;0&quot;&amp;MONTH([.H547]);2)&amp;RIGHT(&quot;0&quot;&amp;DAY([.H547]);2)" office:value-type="string" office:string-value="20110630">
            <text:p>20110630</text:p>
          </table:table-cell>
          <table:table-cell table:formula="of:=YEAR([.H547])" office:value-type="float" office:value="2011">
            <text:p>2011</text:p>
          </table:table-cell>
          <table:table-cell table:formula="of:=ROUNDUP(MONTH([.H547])/3)" office:value-type="float" office:value="2">
            <text:p>2</text:p>
          </table:table-cell>
          <table:table-cell table:formula="of:=MONTH([.H547])" office:value-type="float" office:value="6">
            <text:p>6</text:p>
          </table:table-cell>
          <table:table-cell table:formula="of:=&quot;Jun &quot; &amp; [.B547]" office:value-type="string" office:string-value="Jun 2011">
            <text:p>Jun 2011</text:p>
          </table:table-cell>
          <table:table-cell table:formula="of:=DAY([.H547])" office:value-type="float" office:value="30">
            <text:p>30</text:p>
          </table:table-cell>
          <table:table-cell office:value-type="string">
            <text:p>Ju</text:p>
          </table:table-cell>
          <table:table-cell table:style-name="ce2" office:value-type="date" office:date-value="2011-06-30">
            <text:p>06/30/11</text:p>
          </table:table-cell>
        </table:table-row>
        <table:table-row table:style-name="ro1">
          <table:table-cell table:formula="of:=YEAR([.H548])&amp;RIGHT(&quot;0&quot;&amp;MONTH([.H548]);2)&amp;RIGHT(&quot;0&quot;&amp;DAY([.H548]);2)" office:value-type="string" office:string-value="20110701">
            <text:p>20110701</text:p>
          </table:table-cell>
          <table:table-cell table:formula="of:=YEAR([.H548])" office:value-type="float" office:value="2011">
            <text:p>2011</text:p>
          </table:table-cell>
          <table:table-cell table:formula="of:=ROUNDUP(MONTH([.H548])/3)" office:value-type="float" office:value="3">
            <text:p>3</text:p>
          </table:table-cell>
          <table:table-cell table:formula="of:=MONTH([.H548])" office:value-type="float" office:value="7">
            <text:p>7</text:p>
          </table:table-cell>
          <table:table-cell table:formula="of:=&quot;Jul &quot; &amp; [.B548]" office:value-type="string" office:string-value="Jul 2011">
            <text:p>Jul 2011</text:p>
          </table:table-cell>
          <table:table-cell table:formula="of:=DAY([.H548])" office:value-type="float" office:value="1">
            <text:p>1</text:p>
          </table:table-cell>
          <table:table-cell office:value-type="string">
            <text:p>Vi</text:p>
          </table:table-cell>
          <table:table-cell table:style-name="ce2" office:value-type="date" office:date-value="2011-07-01">
            <text:p>07/01/11</text:p>
          </table:table-cell>
        </table:table-row>
        <table:table-row table:style-name="ro1">
          <table:table-cell table:formula="of:=YEAR([.H549])&amp;RIGHT(&quot;0&quot;&amp;MONTH([.H549]);2)&amp;RIGHT(&quot;0&quot;&amp;DAY([.H549]);2)" office:value-type="string" office:string-value="20110702">
            <text:p>20110702</text:p>
          </table:table-cell>
          <table:table-cell table:formula="of:=YEAR([.H549])" office:value-type="float" office:value="2011">
            <text:p>2011</text:p>
          </table:table-cell>
          <table:table-cell table:formula="of:=ROUNDUP(MONTH([.H549])/3)" office:value-type="float" office:value="3">
            <text:p>3</text:p>
          </table:table-cell>
          <table:table-cell table:formula="of:=MONTH([.H549])" office:value-type="float" office:value="7">
            <text:p>7</text:p>
          </table:table-cell>
          <table:table-cell table:formula="of:=&quot;Jul &quot; &amp; [.B549]" office:value-type="string" office:string-value="Jul 2011">
            <text:p>Jul 2011</text:p>
          </table:table-cell>
          <table:table-cell table:formula="of:=DAY([.H549])" office:value-type="float" office:value="2">
            <text:p>2</text:p>
          </table:table-cell>
          <table:table-cell office:value-type="string">
            <text:p>Sa</text:p>
          </table:table-cell>
          <table:table-cell table:style-name="ce2" office:value-type="date" office:date-value="2011-07-02">
            <text:p>07/02/11</text:p>
          </table:table-cell>
        </table:table-row>
        <table:table-row table:style-name="ro1">
          <table:table-cell table:formula="of:=YEAR([.H550])&amp;RIGHT(&quot;0&quot;&amp;MONTH([.H550]);2)&amp;RIGHT(&quot;0&quot;&amp;DAY([.H550]);2)" office:value-type="string" office:string-value="20110703">
            <text:p>20110703</text:p>
          </table:table-cell>
          <table:table-cell table:formula="of:=YEAR([.H550])" office:value-type="float" office:value="2011">
            <text:p>2011</text:p>
          </table:table-cell>
          <table:table-cell table:formula="of:=ROUNDUP(MONTH([.H550])/3)" office:value-type="float" office:value="3">
            <text:p>3</text:p>
          </table:table-cell>
          <table:table-cell table:formula="of:=MONTH([.H550])" office:value-type="float" office:value="7">
            <text:p>7</text:p>
          </table:table-cell>
          <table:table-cell table:formula="of:=&quot;Jul &quot; &amp; [.B550]" office:value-type="string" office:string-value="Jul 2011">
            <text:p>Jul 2011</text:p>
          </table:table-cell>
          <table:table-cell table:formula="of:=DAY([.H550])" office:value-type="float" office:value="3">
            <text:p>3</text:p>
          </table:table-cell>
          <table:table-cell office:value-type="string">
            <text:p>Do</text:p>
          </table:table-cell>
          <table:table-cell table:style-name="ce2" office:value-type="date" office:date-value="2011-07-03">
            <text:p>07/03/11</text:p>
          </table:table-cell>
        </table:table-row>
        <table:table-row table:style-name="ro1">
          <table:table-cell table:formula="of:=YEAR([.H551])&amp;RIGHT(&quot;0&quot;&amp;MONTH([.H551]);2)&amp;RIGHT(&quot;0&quot;&amp;DAY([.H551]);2)" office:value-type="string" office:string-value="20110704">
            <text:p>20110704</text:p>
          </table:table-cell>
          <table:table-cell table:formula="of:=YEAR([.H551])" office:value-type="float" office:value="2011">
            <text:p>2011</text:p>
          </table:table-cell>
          <table:table-cell table:formula="of:=ROUNDUP(MONTH([.H551])/3)" office:value-type="float" office:value="3">
            <text:p>3</text:p>
          </table:table-cell>
          <table:table-cell table:formula="of:=MONTH([.H551])" office:value-type="float" office:value="7">
            <text:p>7</text:p>
          </table:table-cell>
          <table:table-cell table:formula="of:=&quot;Jul &quot; &amp; [.B551]" office:value-type="string" office:string-value="Jul 2011">
            <text:p>Jul 2011</text:p>
          </table:table-cell>
          <table:table-cell table:formula="of:=DAY([.H551])" office:value-type="float" office:value="4">
            <text:p>4</text:p>
          </table:table-cell>
          <table:table-cell office:value-type="string">
            <text:p>Lu</text:p>
          </table:table-cell>
          <table:table-cell table:style-name="ce2" office:value-type="date" office:date-value="2011-07-04">
            <text:p>07/04/11</text:p>
          </table:table-cell>
        </table:table-row>
        <table:table-row table:style-name="ro1">
          <table:table-cell table:formula="of:=YEAR([.H552])&amp;RIGHT(&quot;0&quot;&amp;MONTH([.H552]);2)&amp;RIGHT(&quot;0&quot;&amp;DAY([.H552]);2)" office:value-type="string" office:string-value="20110705">
            <text:p>20110705</text:p>
          </table:table-cell>
          <table:table-cell table:formula="of:=YEAR([.H552])" office:value-type="float" office:value="2011">
            <text:p>2011</text:p>
          </table:table-cell>
          <table:table-cell table:formula="of:=ROUNDUP(MONTH([.H552])/3)" office:value-type="float" office:value="3">
            <text:p>3</text:p>
          </table:table-cell>
          <table:table-cell table:formula="of:=MONTH([.H552])" office:value-type="float" office:value="7">
            <text:p>7</text:p>
          </table:table-cell>
          <table:table-cell table:formula="of:=&quot;Jul &quot; &amp; [.B552]" office:value-type="string" office:string-value="Jul 2011">
            <text:p>Jul 2011</text:p>
          </table:table-cell>
          <table:table-cell table:formula="of:=DAY([.H552])" office:value-type="float" office:value="5">
            <text:p>5</text:p>
          </table:table-cell>
          <table:table-cell office:value-type="string">
            <text:p>Ma</text:p>
          </table:table-cell>
          <table:table-cell table:style-name="ce2" office:value-type="date" office:date-value="2011-07-05">
            <text:p>07/05/11</text:p>
          </table:table-cell>
        </table:table-row>
        <table:table-row table:style-name="ro1">
          <table:table-cell table:formula="of:=YEAR([.H553])&amp;RIGHT(&quot;0&quot;&amp;MONTH([.H553]);2)&amp;RIGHT(&quot;0&quot;&amp;DAY([.H553]);2)" office:value-type="string" office:string-value="20110706">
            <text:p>20110706</text:p>
          </table:table-cell>
          <table:table-cell table:formula="of:=YEAR([.H553])" office:value-type="float" office:value="2011">
            <text:p>2011</text:p>
          </table:table-cell>
          <table:table-cell table:formula="of:=ROUNDUP(MONTH([.H553])/3)" office:value-type="float" office:value="3">
            <text:p>3</text:p>
          </table:table-cell>
          <table:table-cell table:formula="of:=MONTH([.H553])" office:value-type="float" office:value="7">
            <text:p>7</text:p>
          </table:table-cell>
          <table:table-cell table:formula="of:=&quot;Jul &quot; &amp; [.B553]" office:value-type="string" office:string-value="Jul 2011">
            <text:p>Jul 2011</text:p>
          </table:table-cell>
          <table:table-cell table:formula="of:=DAY([.H553])" office:value-type="float" office:value="6">
            <text:p>6</text:p>
          </table:table-cell>
          <table:table-cell office:value-type="string">
            <text:p>Mi</text:p>
          </table:table-cell>
          <table:table-cell table:style-name="ce2" office:value-type="date" office:date-value="2011-07-06">
            <text:p>07/06/11</text:p>
          </table:table-cell>
        </table:table-row>
        <table:table-row table:style-name="ro1">
          <table:table-cell table:formula="of:=YEAR([.H554])&amp;RIGHT(&quot;0&quot;&amp;MONTH([.H554]);2)&amp;RIGHT(&quot;0&quot;&amp;DAY([.H554]);2)" office:value-type="string" office:string-value="20110707">
            <text:p>20110707</text:p>
          </table:table-cell>
          <table:table-cell table:formula="of:=YEAR([.H554])" office:value-type="float" office:value="2011">
            <text:p>2011</text:p>
          </table:table-cell>
          <table:table-cell table:formula="of:=ROUNDUP(MONTH([.H554])/3)" office:value-type="float" office:value="3">
            <text:p>3</text:p>
          </table:table-cell>
          <table:table-cell table:formula="of:=MONTH([.H554])" office:value-type="float" office:value="7">
            <text:p>7</text:p>
          </table:table-cell>
          <table:table-cell table:formula="of:=&quot;Jul &quot; &amp; [.B554]" office:value-type="string" office:string-value="Jul 2011">
            <text:p>Jul 2011</text:p>
          </table:table-cell>
          <table:table-cell table:formula="of:=DAY([.H554])" office:value-type="float" office:value="7">
            <text:p>7</text:p>
          </table:table-cell>
          <table:table-cell office:value-type="string">
            <text:p>Ju</text:p>
          </table:table-cell>
          <table:table-cell table:style-name="ce2" office:value-type="date" office:date-value="2011-07-07">
            <text:p>07/07/11</text:p>
          </table:table-cell>
        </table:table-row>
        <table:table-row table:style-name="ro1">
          <table:table-cell table:formula="of:=YEAR([.H555])&amp;RIGHT(&quot;0&quot;&amp;MONTH([.H555]);2)&amp;RIGHT(&quot;0&quot;&amp;DAY([.H555]);2)" office:value-type="string" office:string-value="20110708">
            <text:p>20110708</text:p>
          </table:table-cell>
          <table:table-cell table:formula="of:=YEAR([.H555])" office:value-type="float" office:value="2011">
            <text:p>2011</text:p>
          </table:table-cell>
          <table:table-cell table:formula="of:=ROUNDUP(MONTH([.H555])/3)" office:value-type="float" office:value="3">
            <text:p>3</text:p>
          </table:table-cell>
          <table:table-cell table:formula="of:=MONTH([.H555])" office:value-type="float" office:value="7">
            <text:p>7</text:p>
          </table:table-cell>
          <table:table-cell table:formula="of:=&quot;Jul &quot; &amp; [.B555]" office:value-type="string" office:string-value="Jul 2011">
            <text:p>Jul 2011</text:p>
          </table:table-cell>
          <table:table-cell table:formula="of:=DAY([.H555])" office:value-type="float" office:value="8">
            <text:p>8</text:p>
          </table:table-cell>
          <table:table-cell office:value-type="string">
            <text:p>Vi</text:p>
          </table:table-cell>
          <table:table-cell table:style-name="ce2" office:value-type="date" office:date-value="2011-07-08">
            <text:p>07/08/11</text:p>
          </table:table-cell>
        </table:table-row>
        <table:table-row table:style-name="ro1">
          <table:table-cell table:formula="of:=YEAR([.H556])&amp;RIGHT(&quot;0&quot;&amp;MONTH([.H556]);2)&amp;RIGHT(&quot;0&quot;&amp;DAY([.H556]);2)" office:value-type="string" office:string-value="20110709">
            <text:p>20110709</text:p>
          </table:table-cell>
          <table:table-cell table:formula="of:=YEAR([.H556])" office:value-type="float" office:value="2011">
            <text:p>2011</text:p>
          </table:table-cell>
          <table:table-cell table:formula="of:=ROUNDUP(MONTH([.H556])/3)" office:value-type="float" office:value="3">
            <text:p>3</text:p>
          </table:table-cell>
          <table:table-cell table:formula="of:=MONTH([.H556])" office:value-type="float" office:value="7">
            <text:p>7</text:p>
          </table:table-cell>
          <table:table-cell table:formula="of:=&quot;Jul &quot; &amp; [.B556]" office:value-type="string" office:string-value="Jul 2011">
            <text:p>Jul 2011</text:p>
          </table:table-cell>
          <table:table-cell table:formula="of:=DAY([.H556])" office:value-type="float" office:value="9">
            <text:p>9</text:p>
          </table:table-cell>
          <table:table-cell office:value-type="string">
            <text:p>Sa</text:p>
          </table:table-cell>
          <table:table-cell table:style-name="ce2" office:value-type="date" office:date-value="2011-07-09">
            <text:p>07/09/11</text:p>
          </table:table-cell>
        </table:table-row>
        <table:table-row table:style-name="ro1">
          <table:table-cell table:formula="of:=YEAR([.H557])&amp;RIGHT(&quot;0&quot;&amp;MONTH([.H557]);2)&amp;RIGHT(&quot;0&quot;&amp;DAY([.H557]);2)" office:value-type="string" office:string-value="20110710">
            <text:p>20110710</text:p>
          </table:table-cell>
          <table:table-cell table:formula="of:=YEAR([.H557])" office:value-type="float" office:value="2011">
            <text:p>2011</text:p>
          </table:table-cell>
          <table:table-cell table:formula="of:=ROUNDUP(MONTH([.H557])/3)" office:value-type="float" office:value="3">
            <text:p>3</text:p>
          </table:table-cell>
          <table:table-cell table:formula="of:=MONTH([.H557])" office:value-type="float" office:value="7">
            <text:p>7</text:p>
          </table:table-cell>
          <table:table-cell table:formula="of:=&quot;Jul &quot; &amp; [.B557]" office:value-type="string" office:string-value="Jul 2011">
            <text:p>Jul 2011</text:p>
          </table:table-cell>
          <table:table-cell table:formula="of:=DAY([.H557])" office:value-type="float" office:value="10">
            <text:p>10</text:p>
          </table:table-cell>
          <table:table-cell office:value-type="string">
            <text:p>Do</text:p>
          </table:table-cell>
          <table:table-cell table:style-name="ce2" office:value-type="date" office:date-value="2011-07-10">
            <text:p>07/10/11</text:p>
          </table:table-cell>
        </table:table-row>
        <table:table-row table:style-name="ro1">
          <table:table-cell table:formula="of:=YEAR([.H558])&amp;RIGHT(&quot;0&quot;&amp;MONTH([.H558]);2)&amp;RIGHT(&quot;0&quot;&amp;DAY([.H558]);2)" office:value-type="string" office:string-value="20110711">
            <text:p>20110711</text:p>
          </table:table-cell>
          <table:table-cell table:formula="of:=YEAR([.H558])" office:value-type="float" office:value="2011">
            <text:p>2011</text:p>
          </table:table-cell>
          <table:table-cell table:formula="of:=ROUNDUP(MONTH([.H558])/3)" office:value-type="float" office:value="3">
            <text:p>3</text:p>
          </table:table-cell>
          <table:table-cell table:formula="of:=MONTH([.H558])" office:value-type="float" office:value="7">
            <text:p>7</text:p>
          </table:table-cell>
          <table:table-cell table:formula="of:=&quot;Jul &quot; &amp; [.B558]" office:value-type="string" office:string-value="Jul 2011">
            <text:p>Jul 2011</text:p>
          </table:table-cell>
          <table:table-cell table:formula="of:=DAY([.H558])" office:value-type="float" office:value="11">
            <text:p>11</text:p>
          </table:table-cell>
          <table:table-cell office:value-type="string">
            <text:p>Lu</text:p>
          </table:table-cell>
          <table:table-cell table:style-name="ce2" office:value-type="date" office:date-value="2011-07-11">
            <text:p>07/11/11</text:p>
          </table:table-cell>
        </table:table-row>
        <table:table-row table:style-name="ro1">
          <table:table-cell table:formula="of:=YEAR([.H559])&amp;RIGHT(&quot;0&quot;&amp;MONTH([.H559]);2)&amp;RIGHT(&quot;0&quot;&amp;DAY([.H559]);2)" office:value-type="string" office:string-value="20110712">
            <text:p>20110712</text:p>
          </table:table-cell>
          <table:table-cell table:formula="of:=YEAR([.H559])" office:value-type="float" office:value="2011">
            <text:p>2011</text:p>
          </table:table-cell>
          <table:table-cell table:formula="of:=ROUNDUP(MONTH([.H559])/3)" office:value-type="float" office:value="3">
            <text:p>3</text:p>
          </table:table-cell>
          <table:table-cell table:formula="of:=MONTH([.H559])" office:value-type="float" office:value="7">
            <text:p>7</text:p>
          </table:table-cell>
          <table:table-cell table:formula="of:=&quot;Jul &quot; &amp; [.B559]" office:value-type="string" office:string-value="Jul 2011">
            <text:p>Jul 2011</text:p>
          </table:table-cell>
          <table:table-cell table:formula="of:=DAY([.H559])" office:value-type="float" office:value="12">
            <text:p>12</text:p>
          </table:table-cell>
          <table:table-cell office:value-type="string">
            <text:p>Ma</text:p>
          </table:table-cell>
          <table:table-cell table:style-name="ce2" office:value-type="date" office:date-value="2011-07-12">
            <text:p>07/12/11</text:p>
          </table:table-cell>
        </table:table-row>
        <table:table-row table:style-name="ro1">
          <table:table-cell table:formula="of:=YEAR([.H560])&amp;RIGHT(&quot;0&quot;&amp;MONTH([.H560]);2)&amp;RIGHT(&quot;0&quot;&amp;DAY([.H560]);2)" office:value-type="string" office:string-value="20110713">
            <text:p>20110713</text:p>
          </table:table-cell>
          <table:table-cell table:formula="of:=YEAR([.H560])" office:value-type="float" office:value="2011">
            <text:p>2011</text:p>
          </table:table-cell>
          <table:table-cell table:formula="of:=ROUNDUP(MONTH([.H560])/3)" office:value-type="float" office:value="3">
            <text:p>3</text:p>
          </table:table-cell>
          <table:table-cell table:formula="of:=MONTH([.H560])" office:value-type="float" office:value="7">
            <text:p>7</text:p>
          </table:table-cell>
          <table:table-cell table:formula="of:=&quot;Jul &quot; &amp; [.B560]" office:value-type="string" office:string-value="Jul 2011">
            <text:p>Jul 2011</text:p>
          </table:table-cell>
          <table:table-cell table:formula="of:=DAY([.H560])" office:value-type="float" office:value="13">
            <text:p>13</text:p>
          </table:table-cell>
          <table:table-cell office:value-type="string">
            <text:p>Mi</text:p>
          </table:table-cell>
          <table:table-cell table:style-name="ce2" office:value-type="date" office:date-value="2011-07-13">
            <text:p>07/13/11</text:p>
          </table:table-cell>
        </table:table-row>
        <table:table-row table:style-name="ro1">
          <table:table-cell table:formula="of:=YEAR([.H561])&amp;RIGHT(&quot;0&quot;&amp;MONTH([.H561]);2)&amp;RIGHT(&quot;0&quot;&amp;DAY([.H561]);2)" office:value-type="string" office:string-value="20110714">
            <text:p>20110714</text:p>
          </table:table-cell>
          <table:table-cell table:formula="of:=YEAR([.H561])" office:value-type="float" office:value="2011">
            <text:p>2011</text:p>
          </table:table-cell>
          <table:table-cell table:formula="of:=ROUNDUP(MONTH([.H561])/3)" office:value-type="float" office:value="3">
            <text:p>3</text:p>
          </table:table-cell>
          <table:table-cell table:formula="of:=MONTH([.H561])" office:value-type="float" office:value="7">
            <text:p>7</text:p>
          </table:table-cell>
          <table:table-cell table:formula="of:=&quot;Jul &quot; &amp; [.B561]" office:value-type="string" office:string-value="Jul 2011">
            <text:p>Jul 2011</text:p>
          </table:table-cell>
          <table:table-cell table:formula="of:=DAY([.H561])" office:value-type="float" office:value="14">
            <text:p>14</text:p>
          </table:table-cell>
          <table:table-cell office:value-type="string">
            <text:p>Ju</text:p>
          </table:table-cell>
          <table:table-cell table:style-name="ce2" office:value-type="date" office:date-value="2011-07-14">
            <text:p>07/14/11</text:p>
          </table:table-cell>
        </table:table-row>
        <table:table-row table:style-name="ro1">
          <table:table-cell table:formula="of:=YEAR([.H562])&amp;RIGHT(&quot;0&quot;&amp;MONTH([.H562]);2)&amp;RIGHT(&quot;0&quot;&amp;DAY([.H562]);2)" office:value-type="string" office:string-value="20110715">
            <text:p>20110715</text:p>
          </table:table-cell>
          <table:table-cell table:formula="of:=YEAR([.H562])" office:value-type="float" office:value="2011">
            <text:p>2011</text:p>
          </table:table-cell>
          <table:table-cell table:formula="of:=ROUNDUP(MONTH([.H562])/3)" office:value-type="float" office:value="3">
            <text:p>3</text:p>
          </table:table-cell>
          <table:table-cell table:formula="of:=MONTH([.H562])" office:value-type="float" office:value="7">
            <text:p>7</text:p>
          </table:table-cell>
          <table:table-cell table:formula="of:=&quot;Jul &quot; &amp; [.B562]" office:value-type="string" office:string-value="Jul 2011">
            <text:p>Jul 2011</text:p>
          </table:table-cell>
          <table:table-cell table:formula="of:=DAY([.H562])" office:value-type="float" office:value="15">
            <text:p>15</text:p>
          </table:table-cell>
          <table:table-cell office:value-type="string">
            <text:p>Vi</text:p>
          </table:table-cell>
          <table:table-cell table:style-name="ce2" office:value-type="date" office:date-value="2011-07-15">
            <text:p>07/15/11</text:p>
          </table:table-cell>
        </table:table-row>
        <table:table-row table:style-name="ro1">
          <table:table-cell table:formula="of:=YEAR([.H563])&amp;RIGHT(&quot;0&quot;&amp;MONTH([.H563]);2)&amp;RIGHT(&quot;0&quot;&amp;DAY([.H563]);2)" office:value-type="string" office:string-value="20110716">
            <text:p>20110716</text:p>
          </table:table-cell>
          <table:table-cell table:formula="of:=YEAR([.H563])" office:value-type="float" office:value="2011">
            <text:p>2011</text:p>
          </table:table-cell>
          <table:table-cell table:formula="of:=ROUNDUP(MONTH([.H563])/3)" office:value-type="float" office:value="3">
            <text:p>3</text:p>
          </table:table-cell>
          <table:table-cell table:formula="of:=MONTH([.H563])" office:value-type="float" office:value="7">
            <text:p>7</text:p>
          </table:table-cell>
          <table:table-cell table:formula="of:=&quot;Jul &quot; &amp; [.B563]" office:value-type="string" office:string-value="Jul 2011">
            <text:p>Jul 2011</text:p>
          </table:table-cell>
          <table:table-cell table:formula="of:=DAY([.H563])" office:value-type="float" office:value="16">
            <text:p>16</text:p>
          </table:table-cell>
          <table:table-cell office:value-type="string">
            <text:p>Sa</text:p>
          </table:table-cell>
          <table:table-cell table:style-name="ce2" office:value-type="date" office:date-value="2011-07-16">
            <text:p>07/16/11</text:p>
          </table:table-cell>
        </table:table-row>
        <table:table-row table:style-name="ro1">
          <table:table-cell table:formula="of:=YEAR([.H564])&amp;RIGHT(&quot;0&quot;&amp;MONTH([.H564]);2)&amp;RIGHT(&quot;0&quot;&amp;DAY([.H564]);2)" office:value-type="string" office:string-value="20110717">
            <text:p>20110717</text:p>
          </table:table-cell>
          <table:table-cell table:formula="of:=YEAR([.H564])" office:value-type="float" office:value="2011">
            <text:p>2011</text:p>
          </table:table-cell>
          <table:table-cell table:formula="of:=ROUNDUP(MONTH([.H564])/3)" office:value-type="float" office:value="3">
            <text:p>3</text:p>
          </table:table-cell>
          <table:table-cell table:formula="of:=MONTH([.H564])" office:value-type="float" office:value="7">
            <text:p>7</text:p>
          </table:table-cell>
          <table:table-cell table:formula="of:=&quot;Jul &quot; &amp; [.B564]" office:value-type="string" office:string-value="Jul 2011">
            <text:p>Jul 2011</text:p>
          </table:table-cell>
          <table:table-cell table:formula="of:=DAY([.H564])" office:value-type="float" office:value="17">
            <text:p>17</text:p>
          </table:table-cell>
          <table:table-cell office:value-type="string">
            <text:p>Do</text:p>
          </table:table-cell>
          <table:table-cell table:style-name="ce2" office:value-type="date" office:date-value="2011-07-17">
            <text:p>07/17/11</text:p>
          </table:table-cell>
        </table:table-row>
        <table:table-row table:style-name="ro1">
          <table:table-cell table:formula="of:=YEAR([.H565])&amp;RIGHT(&quot;0&quot;&amp;MONTH([.H565]);2)&amp;RIGHT(&quot;0&quot;&amp;DAY([.H565]);2)" office:value-type="string" office:string-value="20110718">
            <text:p>20110718</text:p>
          </table:table-cell>
          <table:table-cell table:formula="of:=YEAR([.H565])" office:value-type="float" office:value="2011">
            <text:p>2011</text:p>
          </table:table-cell>
          <table:table-cell table:formula="of:=ROUNDUP(MONTH([.H565])/3)" office:value-type="float" office:value="3">
            <text:p>3</text:p>
          </table:table-cell>
          <table:table-cell table:formula="of:=MONTH([.H565])" office:value-type="float" office:value="7">
            <text:p>7</text:p>
          </table:table-cell>
          <table:table-cell table:formula="of:=&quot;Jul &quot; &amp; [.B565]" office:value-type="string" office:string-value="Jul 2011">
            <text:p>Jul 2011</text:p>
          </table:table-cell>
          <table:table-cell table:formula="of:=DAY([.H565])" office:value-type="float" office:value="18">
            <text:p>18</text:p>
          </table:table-cell>
          <table:table-cell office:value-type="string">
            <text:p>Lu</text:p>
          </table:table-cell>
          <table:table-cell table:style-name="ce2" office:value-type="date" office:date-value="2011-07-18">
            <text:p>07/18/11</text:p>
          </table:table-cell>
        </table:table-row>
        <table:table-row table:style-name="ro1">
          <table:table-cell table:formula="of:=YEAR([.H566])&amp;RIGHT(&quot;0&quot;&amp;MONTH([.H566]);2)&amp;RIGHT(&quot;0&quot;&amp;DAY([.H566]);2)" office:value-type="string" office:string-value="20110719">
            <text:p>20110719</text:p>
          </table:table-cell>
          <table:table-cell table:formula="of:=YEAR([.H566])" office:value-type="float" office:value="2011">
            <text:p>2011</text:p>
          </table:table-cell>
          <table:table-cell table:formula="of:=ROUNDUP(MONTH([.H566])/3)" office:value-type="float" office:value="3">
            <text:p>3</text:p>
          </table:table-cell>
          <table:table-cell table:formula="of:=MONTH([.H566])" office:value-type="float" office:value="7">
            <text:p>7</text:p>
          </table:table-cell>
          <table:table-cell table:formula="of:=&quot;Jul &quot; &amp; [.B566]" office:value-type="string" office:string-value="Jul 2011">
            <text:p>Jul 2011</text:p>
          </table:table-cell>
          <table:table-cell table:formula="of:=DAY([.H566])" office:value-type="float" office:value="19">
            <text:p>19</text:p>
          </table:table-cell>
          <table:table-cell office:value-type="string">
            <text:p>Ma</text:p>
          </table:table-cell>
          <table:table-cell table:style-name="ce2" office:value-type="date" office:date-value="2011-07-19">
            <text:p>07/19/11</text:p>
          </table:table-cell>
        </table:table-row>
        <table:table-row table:style-name="ro1">
          <table:table-cell table:formula="of:=YEAR([.H567])&amp;RIGHT(&quot;0&quot;&amp;MONTH([.H567]);2)&amp;RIGHT(&quot;0&quot;&amp;DAY([.H567]);2)" office:value-type="string" office:string-value="20110720">
            <text:p>20110720</text:p>
          </table:table-cell>
          <table:table-cell table:formula="of:=YEAR([.H567])" office:value-type="float" office:value="2011">
            <text:p>2011</text:p>
          </table:table-cell>
          <table:table-cell table:formula="of:=ROUNDUP(MONTH([.H567])/3)" office:value-type="float" office:value="3">
            <text:p>3</text:p>
          </table:table-cell>
          <table:table-cell table:formula="of:=MONTH([.H567])" office:value-type="float" office:value="7">
            <text:p>7</text:p>
          </table:table-cell>
          <table:table-cell table:formula="of:=&quot;Jul &quot; &amp; [.B567]" office:value-type="string" office:string-value="Jul 2011">
            <text:p>Jul 2011</text:p>
          </table:table-cell>
          <table:table-cell table:formula="of:=DAY([.H567])" office:value-type="float" office:value="20">
            <text:p>20</text:p>
          </table:table-cell>
          <table:table-cell office:value-type="string">
            <text:p>Mi</text:p>
          </table:table-cell>
          <table:table-cell table:style-name="ce2" office:value-type="date" office:date-value="2011-07-20">
            <text:p>07/20/11</text:p>
          </table:table-cell>
        </table:table-row>
        <table:table-row table:style-name="ro1">
          <table:table-cell table:formula="of:=YEAR([.H568])&amp;RIGHT(&quot;0&quot;&amp;MONTH([.H568]);2)&amp;RIGHT(&quot;0&quot;&amp;DAY([.H568]);2)" office:value-type="string" office:string-value="20110721">
            <text:p>20110721</text:p>
          </table:table-cell>
          <table:table-cell table:formula="of:=YEAR([.H568])" office:value-type="float" office:value="2011">
            <text:p>2011</text:p>
          </table:table-cell>
          <table:table-cell table:formula="of:=ROUNDUP(MONTH([.H568])/3)" office:value-type="float" office:value="3">
            <text:p>3</text:p>
          </table:table-cell>
          <table:table-cell table:formula="of:=MONTH([.H568])" office:value-type="float" office:value="7">
            <text:p>7</text:p>
          </table:table-cell>
          <table:table-cell table:formula="of:=&quot;Jul &quot; &amp; [.B568]" office:value-type="string" office:string-value="Jul 2011">
            <text:p>Jul 2011</text:p>
          </table:table-cell>
          <table:table-cell table:formula="of:=DAY([.H568])" office:value-type="float" office:value="21">
            <text:p>21</text:p>
          </table:table-cell>
          <table:table-cell office:value-type="string">
            <text:p>Ju</text:p>
          </table:table-cell>
          <table:table-cell table:style-name="ce2" office:value-type="date" office:date-value="2011-07-21">
            <text:p>07/21/11</text:p>
          </table:table-cell>
        </table:table-row>
        <table:table-row table:style-name="ro1">
          <table:table-cell table:formula="of:=YEAR([.H569])&amp;RIGHT(&quot;0&quot;&amp;MONTH([.H569]);2)&amp;RIGHT(&quot;0&quot;&amp;DAY([.H569]);2)" office:value-type="string" office:string-value="20110722">
            <text:p>20110722</text:p>
          </table:table-cell>
          <table:table-cell table:formula="of:=YEAR([.H569])" office:value-type="float" office:value="2011">
            <text:p>2011</text:p>
          </table:table-cell>
          <table:table-cell table:formula="of:=ROUNDUP(MONTH([.H569])/3)" office:value-type="float" office:value="3">
            <text:p>3</text:p>
          </table:table-cell>
          <table:table-cell table:formula="of:=MONTH([.H569])" office:value-type="float" office:value="7">
            <text:p>7</text:p>
          </table:table-cell>
          <table:table-cell table:formula="of:=&quot;Jul &quot; &amp; [.B569]" office:value-type="string" office:string-value="Jul 2011">
            <text:p>Jul 2011</text:p>
          </table:table-cell>
          <table:table-cell table:formula="of:=DAY([.H569])" office:value-type="float" office:value="22">
            <text:p>22</text:p>
          </table:table-cell>
          <table:table-cell office:value-type="string">
            <text:p>Vi</text:p>
          </table:table-cell>
          <table:table-cell table:style-name="ce2" office:value-type="date" office:date-value="2011-07-22">
            <text:p>07/22/11</text:p>
          </table:table-cell>
        </table:table-row>
        <table:table-row table:style-name="ro1">
          <table:table-cell table:formula="of:=YEAR([.H570])&amp;RIGHT(&quot;0&quot;&amp;MONTH([.H570]);2)&amp;RIGHT(&quot;0&quot;&amp;DAY([.H570]);2)" office:value-type="string" office:string-value="20110723">
            <text:p>20110723</text:p>
          </table:table-cell>
          <table:table-cell table:formula="of:=YEAR([.H570])" office:value-type="float" office:value="2011">
            <text:p>2011</text:p>
          </table:table-cell>
          <table:table-cell table:formula="of:=ROUNDUP(MONTH([.H570])/3)" office:value-type="float" office:value="3">
            <text:p>3</text:p>
          </table:table-cell>
          <table:table-cell table:formula="of:=MONTH([.H570])" office:value-type="float" office:value="7">
            <text:p>7</text:p>
          </table:table-cell>
          <table:table-cell table:formula="of:=&quot;Jul &quot; &amp; [.B570]" office:value-type="string" office:string-value="Jul 2011">
            <text:p>Jul 2011</text:p>
          </table:table-cell>
          <table:table-cell table:formula="of:=DAY([.H570])" office:value-type="float" office:value="23">
            <text:p>23</text:p>
          </table:table-cell>
          <table:table-cell office:value-type="string">
            <text:p>Sa</text:p>
          </table:table-cell>
          <table:table-cell table:style-name="ce2" office:value-type="date" office:date-value="2011-07-23">
            <text:p>07/23/11</text:p>
          </table:table-cell>
        </table:table-row>
        <table:table-row table:style-name="ro1">
          <table:table-cell table:formula="of:=YEAR([.H571])&amp;RIGHT(&quot;0&quot;&amp;MONTH([.H571]);2)&amp;RIGHT(&quot;0&quot;&amp;DAY([.H571]);2)" office:value-type="string" office:string-value="20110724">
            <text:p>20110724</text:p>
          </table:table-cell>
          <table:table-cell table:formula="of:=YEAR([.H571])" office:value-type="float" office:value="2011">
            <text:p>2011</text:p>
          </table:table-cell>
          <table:table-cell table:formula="of:=ROUNDUP(MONTH([.H571])/3)" office:value-type="float" office:value="3">
            <text:p>3</text:p>
          </table:table-cell>
          <table:table-cell table:formula="of:=MONTH([.H571])" office:value-type="float" office:value="7">
            <text:p>7</text:p>
          </table:table-cell>
          <table:table-cell table:formula="of:=&quot;Jul &quot; &amp; [.B571]" office:value-type="string" office:string-value="Jul 2011">
            <text:p>Jul 2011</text:p>
          </table:table-cell>
          <table:table-cell table:formula="of:=DAY([.H571])" office:value-type="float" office:value="24">
            <text:p>24</text:p>
          </table:table-cell>
          <table:table-cell office:value-type="string">
            <text:p>Do</text:p>
          </table:table-cell>
          <table:table-cell table:style-name="ce2" office:value-type="date" office:date-value="2011-07-24">
            <text:p>07/24/11</text:p>
          </table:table-cell>
        </table:table-row>
        <table:table-row table:style-name="ro1">
          <table:table-cell table:formula="of:=YEAR([.H572])&amp;RIGHT(&quot;0&quot;&amp;MONTH([.H572]);2)&amp;RIGHT(&quot;0&quot;&amp;DAY([.H572]);2)" office:value-type="string" office:string-value="20110725">
            <text:p>20110725</text:p>
          </table:table-cell>
          <table:table-cell table:formula="of:=YEAR([.H572])" office:value-type="float" office:value="2011">
            <text:p>2011</text:p>
          </table:table-cell>
          <table:table-cell table:formula="of:=ROUNDUP(MONTH([.H572])/3)" office:value-type="float" office:value="3">
            <text:p>3</text:p>
          </table:table-cell>
          <table:table-cell table:formula="of:=MONTH([.H572])" office:value-type="float" office:value="7">
            <text:p>7</text:p>
          </table:table-cell>
          <table:table-cell table:formula="of:=&quot;Jul &quot; &amp; [.B572]" office:value-type="string" office:string-value="Jul 2011">
            <text:p>Jul 2011</text:p>
          </table:table-cell>
          <table:table-cell table:formula="of:=DAY([.H572])" office:value-type="float" office:value="25">
            <text:p>25</text:p>
          </table:table-cell>
          <table:table-cell office:value-type="string">
            <text:p>Lu</text:p>
          </table:table-cell>
          <table:table-cell table:style-name="ce2" office:value-type="date" office:date-value="2011-07-25">
            <text:p>07/25/11</text:p>
          </table:table-cell>
        </table:table-row>
        <table:table-row table:style-name="ro1">
          <table:table-cell table:formula="of:=YEAR([.H573])&amp;RIGHT(&quot;0&quot;&amp;MONTH([.H573]);2)&amp;RIGHT(&quot;0&quot;&amp;DAY([.H573]);2)" office:value-type="string" office:string-value="20110726">
            <text:p>20110726</text:p>
          </table:table-cell>
          <table:table-cell table:formula="of:=YEAR([.H573])" office:value-type="float" office:value="2011">
            <text:p>2011</text:p>
          </table:table-cell>
          <table:table-cell table:formula="of:=ROUNDUP(MONTH([.H573])/3)" office:value-type="float" office:value="3">
            <text:p>3</text:p>
          </table:table-cell>
          <table:table-cell table:formula="of:=MONTH([.H573])" office:value-type="float" office:value="7">
            <text:p>7</text:p>
          </table:table-cell>
          <table:table-cell table:formula="of:=&quot;Jul &quot; &amp; [.B573]" office:value-type="string" office:string-value="Jul 2011">
            <text:p>Jul 2011</text:p>
          </table:table-cell>
          <table:table-cell table:formula="of:=DAY([.H573])" office:value-type="float" office:value="26">
            <text:p>26</text:p>
          </table:table-cell>
          <table:table-cell office:value-type="string">
            <text:p>Ma</text:p>
          </table:table-cell>
          <table:table-cell table:style-name="ce2" office:value-type="date" office:date-value="2011-07-26">
            <text:p>07/26/11</text:p>
          </table:table-cell>
        </table:table-row>
        <table:table-row table:style-name="ro1">
          <table:table-cell table:formula="of:=YEAR([.H574])&amp;RIGHT(&quot;0&quot;&amp;MONTH([.H574]);2)&amp;RIGHT(&quot;0&quot;&amp;DAY([.H574]);2)" office:value-type="string" office:string-value="20110727">
            <text:p>20110727</text:p>
          </table:table-cell>
          <table:table-cell table:formula="of:=YEAR([.H574])" office:value-type="float" office:value="2011">
            <text:p>2011</text:p>
          </table:table-cell>
          <table:table-cell table:formula="of:=ROUNDUP(MONTH([.H574])/3)" office:value-type="float" office:value="3">
            <text:p>3</text:p>
          </table:table-cell>
          <table:table-cell table:formula="of:=MONTH([.H574])" office:value-type="float" office:value="7">
            <text:p>7</text:p>
          </table:table-cell>
          <table:table-cell table:formula="of:=&quot;Jul &quot; &amp; [.B574]" office:value-type="string" office:string-value="Jul 2011">
            <text:p>Jul 2011</text:p>
          </table:table-cell>
          <table:table-cell table:formula="of:=DAY([.H574])" office:value-type="float" office:value="27">
            <text:p>27</text:p>
          </table:table-cell>
          <table:table-cell office:value-type="string">
            <text:p>Mi</text:p>
          </table:table-cell>
          <table:table-cell table:style-name="ce2" office:value-type="date" office:date-value="2011-07-27">
            <text:p>07/27/11</text:p>
          </table:table-cell>
        </table:table-row>
        <table:table-row table:style-name="ro1">
          <table:table-cell table:formula="of:=YEAR([.H575])&amp;RIGHT(&quot;0&quot;&amp;MONTH([.H575]);2)&amp;RIGHT(&quot;0&quot;&amp;DAY([.H575]);2)" office:value-type="string" office:string-value="20110728">
            <text:p>20110728</text:p>
          </table:table-cell>
          <table:table-cell table:formula="of:=YEAR([.H575])" office:value-type="float" office:value="2011">
            <text:p>2011</text:p>
          </table:table-cell>
          <table:table-cell table:formula="of:=ROUNDUP(MONTH([.H575])/3)" office:value-type="float" office:value="3">
            <text:p>3</text:p>
          </table:table-cell>
          <table:table-cell table:formula="of:=MONTH([.H575])" office:value-type="float" office:value="7">
            <text:p>7</text:p>
          </table:table-cell>
          <table:table-cell table:formula="of:=&quot;Jul &quot; &amp; [.B575]" office:value-type="string" office:string-value="Jul 2011">
            <text:p>Jul 2011</text:p>
          </table:table-cell>
          <table:table-cell table:formula="of:=DAY([.H575])" office:value-type="float" office:value="28">
            <text:p>28</text:p>
          </table:table-cell>
          <table:table-cell office:value-type="string">
            <text:p>Ju</text:p>
          </table:table-cell>
          <table:table-cell table:style-name="ce2" office:value-type="date" office:date-value="2011-07-28">
            <text:p>07/28/11</text:p>
          </table:table-cell>
        </table:table-row>
        <table:table-row table:style-name="ro1">
          <table:table-cell table:formula="of:=YEAR([.H576])&amp;RIGHT(&quot;0&quot;&amp;MONTH([.H576]);2)&amp;RIGHT(&quot;0&quot;&amp;DAY([.H576]);2)" office:value-type="string" office:string-value="20110729">
            <text:p>20110729</text:p>
          </table:table-cell>
          <table:table-cell table:formula="of:=YEAR([.H576])" office:value-type="float" office:value="2011">
            <text:p>2011</text:p>
          </table:table-cell>
          <table:table-cell table:formula="of:=ROUNDUP(MONTH([.H576])/3)" office:value-type="float" office:value="3">
            <text:p>3</text:p>
          </table:table-cell>
          <table:table-cell table:formula="of:=MONTH([.H576])" office:value-type="float" office:value="7">
            <text:p>7</text:p>
          </table:table-cell>
          <table:table-cell table:formula="of:=&quot;Jul &quot; &amp; [.B576]" office:value-type="string" office:string-value="Jul 2011">
            <text:p>Jul 2011</text:p>
          </table:table-cell>
          <table:table-cell table:formula="of:=DAY([.H576])" office:value-type="float" office:value="29">
            <text:p>29</text:p>
          </table:table-cell>
          <table:table-cell office:value-type="string">
            <text:p>Vi</text:p>
          </table:table-cell>
          <table:table-cell table:style-name="ce2" office:value-type="date" office:date-value="2011-07-29">
            <text:p>07/29/11</text:p>
          </table:table-cell>
        </table:table-row>
        <table:table-row table:style-name="ro1">
          <table:table-cell table:formula="of:=YEAR([.H577])&amp;RIGHT(&quot;0&quot;&amp;MONTH([.H577]);2)&amp;RIGHT(&quot;0&quot;&amp;DAY([.H577]);2)" office:value-type="string" office:string-value="20110730">
            <text:p>20110730</text:p>
          </table:table-cell>
          <table:table-cell table:formula="of:=YEAR([.H577])" office:value-type="float" office:value="2011">
            <text:p>2011</text:p>
          </table:table-cell>
          <table:table-cell table:formula="of:=ROUNDUP(MONTH([.H577])/3)" office:value-type="float" office:value="3">
            <text:p>3</text:p>
          </table:table-cell>
          <table:table-cell table:formula="of:=MONTH([.H577])" office:value-type="float" office:value="7">
            <text:p>7</text:p>
          </table:table-cell>
          <table:table-cell table:formula="of:=&quot;Jul &quot; &amp; [.B577]" office:value-type="string" office:string-value="Jul 2011">
            <text:p>Jul 2011</text:p>
          </table:table-cell>
          <table:table-cell table:formula="of:=DAY([.H577])" office:value-type="float" office:value="30">
            <text:p>30</text:p>
          </table:table-cell>
          <table:table-cell office:value-type="string">
            <text:p>Sa</text:p>
          </table:table-cell>
          <table:table-cell table:style-name="ce2" office:value-type="date" office:date-value="2011-07-30">
            <text:p>07/30/11</text:p>
          </table:table-cell>
        </table:table-row>
        <table:table-row table:style-name="ro1">
          <table:table-cell table:formula="of:=YEAR([.H578])&amp;RIGHT(&quot;0&quot;&amp;MONTH([.H578]);2)&amp;RIGHT(&quot;0&quot;&amp;DAY([.H578]);2)" office:value-type="string" office:string-value="20110731">
            <text:p>20110731</text:p>
          </table:table-cell>
          <table:table-cell table:formula="of:=YEAR([.H578])" office:value-type="float" office:value="2011">
            <text:p>2011</text:p>
          </table:table-cell>
          <table:table-cell table:formula="of:=ROUNDUP(MONTH([.H578])/3)" office:value-type="float" office:value="3">
            <text:p>3</text:p>
          </table:table-cell>
          <table:table-cell table:formula="of:=MONTH([.H578])" office:value-type="float" office:value="7">
            <text:p>7</text:p>
          </table:table-cell>
          <table:table-cell table:formula="of:=&quot;Jul &quot; &amp; [.B578]" office:value-type="string" office:string-value="Jul 2011">
            <text:p>Jul 2011</text:p>
          </table:table-cell>
          <table:table-cell table:formula="of:=DAY([.H578])" office:value-type="float" office:value="31">
            <text:p>31</text:p>
          </table:table-cell>
          <table:table-cell office:value-type="string">
            <text:p>Do</text:p>
          </table:table-cell>
          <table:table-cell table:style-name="ce2" office:value-type="date" office:date-value="2011-07-31">
            <text:p>07/31/11</text:p>
          </table:table-cell>
        </table:table-row>
        <table:table-row table:style-name="ro1">
          <table:table-cell table:formula="of:=YEAR([.H579])&amp;RIGHT(&quot;0&quot;&amp;MONTH([.H579]);2)&amp;RIGHT(&quot;0&quot;&amp;DAY([.H579]);2)" office:value-type="string" office:string-value="20110801">
            <text:p>20110801</text:p>
          </table:table-cell>
          <table:table-cell table:formula="of:=YEAR([.H579])" office:value-type="float" office:value="2011">
            <text:p>2011</text:p>
          </table:table-cell>
          <table:table-cell table:formula="of:=ROUNDUP(MONTH([.H579])/3)" office:value-type="float" office:value="3">
            <text:p>3</text:p>
          </table:table-cell>
          <table:table-cell table:formula="of:=MONTH([.H579])" office:value-type="float" office:value="8">
            <text:p>8</text:p>
          </table:table-cell>
          <table:table-cell table:formula="of:=&quot;Ago &quot; &amp; [.B579]" office:value-type="string" office:string-value="Ago 2011">
            <text:p>Ago 2011</text:p>
          </table:table-cell>
          <table:table-cell table:formula="of:=DAY([.H579])" office:value-type="float" office:value="1">
            <text:p>1</text:p>
          </table:table-cell>
          <table:table-cell office:value-type="string">
            <text:p>Lu</text:p>
          </table:table-cell>
          <table:table-cell table:style-name="ce2" office:value-type="date" office:date-value="2011-08-01">
            <text:p>08/01/11</text:p>
          </table:table-cell>
        </table:table-row>
        <table:table-row table:style-name="ro1">
          <table:table-cell table:formula="of:=YEAR([.H580])&amp;RIGHT(&quot;0&quot;&amp;MONTH([.H580]);2)&amp;RIGHT(&quot;0&quot;&amp;DAY([.H580]);2)" office:value-type="string" office:string-value="20110802">
            <text:p>20110802</text:p>
          </table:table-cell>
          <table:table-cell table:formula="of:=YEAR([.H580])" office:value-type="float" office:value="2011">
            <text:p>2011</text:p>
          </table:table-cell>
          <table:table-cell table:formula="of:=ROUNDUP(MONTH([.H580])/3)" office:value-type="float" office:value="3">
            <text:p>3</text:p>
          </table:table-cell>
          <table:table-cell table:formula="of:=MONTH([.H580])" office:value-type="float" office:value="8">
            <text:p>8</text:p>
          </table:table-cell>
          <table:table-cell table:formula="of:=&quot;Ago &quot; &amp; [.B580]" office:value-type="string" office:string-value="Ago 2011">
            <text:p>Ago 2011</text:p>
          </table:table-cell>
          <table:table-cell table:formula="of:=DAY([.H580])" office:value-type="float" office:value="2">
            <text:p>2</text:p>
          </table:table-cell>
          <table:table-cell office:value-type="string">
            <text:p>Ma</text:p>
          </table:table-cell>
          <table:table-cell table:style-name="ce2" office:value-type="date" office:date-value="2011-08-02">
            <text:p>08/02/11</text:p>
          </table:table-cell>
        </table:table-row>
        <table:table-row table:style-name="ro1">
          <table:table-cell table:formula="of:=YEAR([.H581])&amp;RIGHT(&quot;0&quot;&amp;MONTH([.H581]);2)&amp;RIGHT(&quot;0&quot;&amp;DAY([.H581]);2)" office:value-type="string" office:string-value="20110803">
            <text:p>20110803</text:p>
          </table:table-cell>
          <table:table-cell table:formula="of:=YEAR([.H581])" office:value-type="float" office:value="2011">
            <text:p>2011</text:p>
          </table:table-cell>
          <table:table-cell table:formula="of:=ROUNDUP(MONTH([.H581])/3)" office:value-type="float" office:value="3">
            <text:p>3</text:p>
          </table:table-cell>
          <table:table-cell table:formula="of:=MONTH([.H581])" office:value-type="float" office:value="8">
            <text:p>8</text:p>
          </table:table-cell>
          <table:table-cell table:formula="of:=&quot;Ago &quot; &amp; [.B581]" office:value-type="string" office:string-value="Ago 2011">
            <text:p>Ago 2011</text:p>
          </table:table-cell>
          <table:table-cell table:formula="of:=DAY([.H581])" office:value-type="float" office:value="3">
            <text:p>3</text:p>
          </table:table-cell>
          <table:table-cell office:value-type="string">
            <text:p>Mi</text:p>
          </table:table-cell>
          <table:table-cell table:style-name="ce2" office:value-type="date" office:date-value="2011-08-03">
            <text:p>08/03/11</text:p>
          </table:table-cell>
        </table:table-row>
        <table:table-row table:style-name="ro1">
          <table:table-cell table:formula="of:=YEAR([.H582])&amp;RIGHT(&quot;0&quot;&amp;MONTH([.H582]);2)&amp;RIGHT(&quot;0&quot;&amp;DAY([.H582]);2)" office:value-type="string" office:string-value="20110804">
            <text:p>20110804</text:p>
          </table:table-cell>
          <table:table-cell table:formula="of:=YEAR([.H582])" office:value-type="float" office:value="2011">
            <text:p>2011</text:p>
          </table:table-cell>
          <table:table-cell table:formula="of:=ROUNDUP(MONTH([.H582])/3)" office:value-type="float" office:value="3">
            <text:p>3</text:p>
          </table:table-cell>
          <table:table-cell table:formula="of:=MONTH([.H582])" office:value-type="float" office:value="8">
            <text:p>8</text:p>
          </table:table-cell>
          <table:table-cell table:formula="of:=&quot;Ago &quot; &amp; [.B582]" office:value-type="string" office:string-value="Ago 2011">
            <text:p>Ago 2011</text:p>
          </table:table-cell>
          <table:table-cell table:formula="of:=DAY([.H582])" office:value-type="float" office:value="4">
            <text:p>4</text:p>
          </table:table-cell>
          <table:table-cell office:value-type="string">
            <text:p>Ju</text:p>
          </table:table-cell>
          <table:table-cell table:style-name="ce2" office:value-type="date" office:date-value="2011-08-04">
            <text:p>08/04/11</text:p>
          </table:table-cell>
        </table:table-row>
        <table:table-row table:style-name="ro1">
          <table:table-cell table:formula="of:=YEAR([.H583])&amp;RIGHT(&quot;0&quot;&amp;MONTH([.H583]);2)&amp;RIGHT(&quot;0&quot;&amp;DAY([.H583]);2)" office:value-type="string" office:string-value="20110805">
            <text:p>20110805</text:p>
          </table:table-cell>
          <table:table-cell table:formula="of:=YEAR([.H583])" office:value-type="float" office:value="2011">
            <text:p>2011</text:p>
          </table:table-cell>
          <table:table-cell table:formula="of:=ROUNDUP(MONTH([.H583])/3)" office:value-type="float" office:value="3">
            <text:p>3</text:p>
          </table:table-cell>
          <table:table-cell table:formula="of:=MONTH([.H583])" office:value-type="float" office:value="8">
            <text:p>8</text:p>
          </table:table-cell>
          <table:table-cell table:formula="of:=&quot;Ago &quot; &amp; [.B583]" office:value-type="string" office:string-value="Ago 2011">
            <text:p>Ago 2011</text:p>
          </table:table-cell>
          <table:table-cell table:formula="of:=DAY([.H583])" office:value-type="float" office:value="5">
            <text:p>5</text:p>
          </table:table-cell>
          <table:table-cell office:value-type="string">
            <text:p>Vi</text:p>
          </table:table-cell>
          <table:table-cell table:style-name="ce2" office:value-type="date" office:date-value="2011-08-05">
            <text:p>08/05/11</text:p>
          </table:table-cell>
        </table:table-row>
        <table:table-row table:style-name="ro1">
          <table:table-cell table:formula="of:=YEAR([.H584])&amp;RIGHT(&quot;0&quot;&amp;MONTH([.H584]);2)&amp;RIGHT(&quot;0&quot;&amp;DAY([.H584]);2)" office:value-type="string" office:string-value="20110806">
            <text:p>20110806</text:p>
          </table:table-cell>
          <table:table-cell table:formula="of:=YEAR([.H584])" office:value-type="float" office:value="2011">
            <text:p>2011</text:p>
          </table:table-cell>
          <table:table-cell table:formula="of:=ROUNDUP(MONTH([.H584])/3)" office:value-type="float" office:value="3">
            <text:p>3</text:p>
          </table:table-cell>
          <table:table-cell table:formula="of:=MONTH([.H584])" office:value-type="float" office:value="8">
            <text:p>8</text:p>
          </table:table-cell>
          <table:table-cell table:formula="of:=&quot;Ago &quot; &amp; [.B584]" office:value-type="string" office:string-value="Ago 2011">
            <text:p>Ago 2011</text:p>
          </table:table-cell>
          <table:table-cell table:formula="of:=DAY([.H584])" office:value-type="float" office:value="6">
            <text:p>6</text:p>
          </table:table-cell>
          <table:table-cell office:value-type="string">
            <text:p>Sa</text:p>
          </table:table-cell>
          <table:table-cell table:style-name="ce2" office:value-type="date" office:date-value="2011-08-06">
            <text:p>08/06/11</text:p>
          </table:table-cell>
        </table:table-row>
        <table:table-row table:style-name="ro1">
          <table:table-cell table:formula="of:=YEAR([.H585])&amp;RIGHT(&quot;0&quot;&amp;MONTH([.H585]);2)&amp;RIGHT(&quot;0&quot;&amp;DAY([.H585]);2)" office:value-type="string" office:string-value="20110807">
            <text:p>20110807</text:p>
          </table:table-cell>
          <table:table-cell table:formula="of:=YEAR([.H585])" office:value-type="float" office:value="2011">
            <text:p>2011</text:p>
          </table:table-cell>
          <table:table-cell table:formula="of:=ROUNDUP(MONTH([.H585])/3)" office:value-type="float" office:value="3">
            <text:p>3</text:p>
          </table:table-cell>
          <table:table-cell table:formula="of:=MONTH([.H585])" office:value-type="float" office:value="8">
            <text:p>8</text:p>
          </table:table-cell>
          <table:table-cell table:formula="of:=&quot;Ago &quot; &amp; [.B585]" office:value-type="string" office:string-value="Ago 2011">
            <text:p>Ago 2011</text:p>
          </table:table-cell>
          <table:table-cell table:formula="of:=DAY([.H585])" office:value-type="float" office:value="7">
            <text:p>7</text:p>
          </table:table-cell>
          <table:table-cell office:value-type="string">
            <text:p>Do</text:p>
          </table:table-cell>
          <table:table-cell table:style-name="ce2" office:value-type="date" office:date-value="2011-08-07">
            <text:p>08/07/11</text:p>
          </table:table-cell>
        </table:table-row>
        <table:table-row table:style-name="ro1">
          <table:table-cell table:formula="of:=YEAR([.H586])&amp;RIGHT(&quot;0&quot;&amp;MONTH([.H586]);2)&amp;RIGHT(&quot;0&quot;&amp;DAY([.H586]);2)" office:value-type="string" office:string-value="20110808">
            <text:p>20110808</text:p>
          </table:table-cell>
          <table:table-cell table:formula="of:=YEAR([.H586])" office:value-type="float" office:value="2011">
            <text:p>2011</text:p>
          </table:table-cell>
          <table:table-cell table:formula="of:=ROUNDUP(MONTH([.H586])/3)" office:value-type="float" office:value="3">
            <text:p>3</text:p>
          </table:table-cell>
          <table:table-cell table:formula="of:=MONTH([.H586])" office:value-type="float" office:value="8">
            <text:p>8</text:p>
          </table:table-cell>
          <table:table-cell table:formula="of:=&quot;Ago &quot; &amp; [.B586]" office:value-type="string" office:string-value="Ago 2011">
            <text:p>Ago 2011</text:p>
          </table:table-cell>
          <table:table-cell table:formula="of:=DAY([.H586])" office:value-type="float" office:value="8">
            <text:p>8</text:p>
          </table:table-cell>
          <table:table-cell office:value-type="string">
            <text:p>Lu</text:p>
          </table:table-cell>
          <table:table-cell table:style-name="ce2" office:value-type="date" office:date-value="2011-08-08">
            <text:p>08/08/11</text:p>
          </table:table-cell>
        </table:table-row>
        <table:table-row table:style-name="ro1">
          <table:table-cell table:formula="of:=YEAR([.H587])&amp;RIGHT(&quot;0&quot;&amp;MONTH([.H587]);2)&amp;RIGHT(&quot;0&quot;&amp;DAY([.H587]);2)" office:value-type="string" office:string-value="20110809">
            <text:p>20110809</text:p>
          </table:table-cell>
          <table:table-cell table:formula="of:=YEAR([.H587])" office:value-type="float" office:value="2011">
            <text:p>2011</text:p>
          </table:table-cell>
          <table:table-cell table:formula="of:=ROUNDUP(MONTH([.H587])/3)" office:value-type="float" office:value="3">
            <text:p>3</text:p>
          </table:table-cell>
          <table:table-cell table:formula="of:=MONTH([.H587])" office:value-type="float" office:value="8">
            <text:p>8</text:p>
          </table:table-cell>
          <table:table-cell table:formula="of:=&quot;Ago &quot; &amp; [.B587]" office:value-type="string" office:string-value="Ago 2011">
            <text:p>Ago 2011</text:p>
          </table:table-cell>
          <table:table-cell table:formula="of:=DAY([.H587])" office:value-type="float" office:value="9">
            <text:p>9</text:p>
          </table:table-cell>
          <table:table-cell office:value-type="string">
            <text:p>Ma</text:p>
          </table:table-cell>
          <table:table-cell table:style-name="ce2" office:value-type="date" office:date-value="2011-08-09">
            <text:p>08/09/11</text:p>
          </table:table-cell>
        </table:table-row>
        <table:table-row table:style-name="ro1">
          <table:table-cell table:formula="of:=YEAR([.H588])&amp;RIGHT(&quot;0&quot;&amp;MONTH([.H588]);2)&amp;RIGHT(&quot;0&quot;&amp;DAY([.H588]);2)" office:value-type="string" office:string-value="20110810">
            <text:p>20110810</text:p>
          </table:table-cell>
          <table:table-cell table:formula="of:=YEAR([.H588])" office:value-type="float" office:value="2011">
            <text:p>2011</text:p>
          </table:table-cell>
          <table:table-cell table:formula="of:=ROUNDUP(MONTH([.H588])/3)" office:value-type="float" office:value="3">
            <text:p>3</text:p>
          </table:table-cell>
          <table:table-cell table:formula="of:=MONTH([.H588])" office:value-type="float" office:value="8">
            <text:p>8</text:p>
          </table:table-cell>
          <table:table-cell table:formula="of:=&quot;Ago &quot; &amp; [.B588]" office:value-type="string" office:string-value="Ago 2011">
            <text:p>Ago 2011</text:p>
          </table:table-cell>
          <table:table-cell table:formula="of:=DAY([.H588])" office:value-type="float" office:value="10">
            <text:p>10</text:p>
          </table:table-cell>
          <table:table-cell office:value-type="string">
            <text:p>Mi</text:p>
          </table:table-cell>
          <table:table-cell table:style-name="ce2" office:value-type="date" office:date-value="2011-08-10">
            <text:p>08/10/11</text:p>
          </table:table-cell>
        </table:table-row>
        <table:table-row table:style-name="ro1">
          <table:table-cell table:formula="of:=YEAR([.H589])&amp;RIGHT(&quot;0&quot;&amp;MONTH([.H589]);2)&amp;RIGHT(&quot;0&quot;&amp;DAY([.H589]);2)" office:value-type="string" office:string-value="20110811">
            <text:p>20110811</text:p>
          </table:table-cell>
          <table:table-cell table:formula="of:=YEAR([.H589])" office:value-type="float" office:value="2011">
            <text:p>2011</text:p>
          </table:table-cell>
          <table:table-cell table:formula="of:=ROUNDUP(MONTH([.H589])/3)" office:value-type="float" office:value="3">
            <text:p>3</text:p>
          </table:table-cell>
          <table:table-cell table:formula="of:=MONTH([.H589])" office:value-type="float" office:value="8">
            <text:p>8</text:p>
          </table:table-cell>
          <table:table-cell table:formula="of:=&quot;Ago &quot; &amp; [.B589]" office:value-type="string" office:string-value="Ago 2011">
            <text:p>Ago 2011</text:p>
          </table:table-cell>
          <table:table-cell table:formula="of:=DAY([.H589])" office:value-type="float" office:value="11">
            <text:p>11</text:p>
          </table:table-cell>
          <table:table-cell office:value-type="string">
            <text:p>Ju</text:p>
          </table:table-cell>
          <table:table-cell table:style-name="ce2" office:value-type="date" office:date-value="2011-08-11">
            <text:p>08/11/11</text:p>
          </table:table-cell>
        </table:table-row>
        <table:table-row table:style-name="ro1">
          <table:table-cell table:formula="of:=YEAR([.H590])&amp;RIGHT(&quot;0&quot;&amp;MONTH([.H590]);2)&amp;RIGHT(&quot;0&quot;&amp;DAY([.H590]);2)" office:value-type="string" office:string-value="20110812">
            <text:p>20110812</text:p>
          </table:table-cell>
          <table:table-cell table:formula="of:=YEAR([.H590])" office:value-type="float" office:value="2011">
            <text:p>2011</text:p>
          </table:table-cell>
          <table:table-cell table:formula="of:=ROUNDUP(MONTH([.H590])/3)" office:value-type="float" office:value="3">
            <text:p>3</text:p>
          </table:table-cell>
          <table:table-cell table:formula="of:=MONTH([.H590])" office:value-type="float" office:value="8">
            <text:p>8</text:p>
          </table:table-cell>
          <table:table-cell table:formula="of:=&quot;Ago &quot; &amp; [.B590]" office:value-type="string" office:string-value="Ago 2011">
            <text:p>Ago 2011</text:p>
          </table:table-cell>
          <table:table-cell table:formula="of:=DAY([.H590])" office:value-type="float" office:value="12">
            <text:p>12</text:p>
          </table:table-cell>
          <table:table-cell office:value-type="string">
            <text:p>Vi</text:p>
          </table:table-cell>
          <table:table-cell table:style-name="ce2" office:value-type="date" office:date-value="2011-08-12">
            <text:p>08/12/11</text:p>
          </table:table-cell>
        </table:table-row>
        <table:table-row table:style-name="ro1">
          <table:table-cell table:formula="of:=YEAR([.H591])&amp;RIGHT(&quot;0&quot;&amp;MONTH([.H591]);2)&amp;RIGHT(&quot;0&quot;&amp;DAY([.H591]);2)" office:value-type="string" office:string-value="20110813">
            <text:p>20110813</text:p>
          </table:table-cell>
          <table:table-cell table:formula="of:=YEAR([.H591])" office:value-type="float" office:value="2011">
            <text:p>2011</text:p>
          </table:table-cell>
          <table:table-cell table:formula="of:=ROUNDUP(MONTH([.H591])/3)" office:value-type="float" office:value="3">
            <text:p>3</text:p>
          </table:table-cell>
          <table:table-cell table:formula="of:=MONTH([.H591])" office:value-type="float" office:value="8">
            <text:p>8</text:p>
          </table:table-cell>
          <table:table-cell table:formula="of:=&quot;Ago &quot; &amp; [.B591]" office:value-type="string" office:string-value="Ago 2011">
            <text:p>Ago 2011</text:p>
          </table:table-cell>
          <table:table-cell table:formula="of:=DAY([.H591])" office:value-type="float" office:value="13">
            <text:p>13</text:p>
          </table:table-cell>
          <table:table-cell office:value-type="string">
            <text:p>Sa</text:p>
          </table:table-cell>
          <table:table-cell table:style-name="ce2" office:value-type="date" office:date-value="2011-08-13">
            <text:p>08/13/11</text:p>
          </table:table-cell>
        </table:table-row>
        <table:table-row table:style-name="ro1">
          <table:table-cell table:formula="of:=YEAR([.H592])&amp;RIGHT(&quot;0&quot;&amp;MONTH([.H592]);2)&amp;RIGHT(&quot;0&quot;&amp;DAY([.H592]);2)" office:value-type="string" office:string-value="20110814">
            <text:p>20110814</text:p>
          </table:table-cell>
          <table:table-cell table:formula="of:=YEAR([.H592])" office:value-type="float" office:value="2011">
            <text:p>2011</text:p>
          </table:table-cell>
          <table:table-cell table:formula="of:=ROUNDUP(MONTH([.H592])/3)" office:value-type="float" office:value="3">
            <text:p>3</text:p>
          </table:table-cell>
          <table:table-cell table:formula="of:=MONTH([.H592])" office:value-type="float" office:value="8">
            <text:p>8</text:p>
          </table:table-cell>
          <table:table-cell table:formula="of:=&quot;Ago &quot; &amp; [.B592]" office:value-type="string" office:string-value="Ago 2011">
            <text:p>Ago 2011</text:p>
          </table:table-cell>
          <table:table-cell table:formula="of:=DAY([.H592])" office:value-type="float" office:value="14">
            <text:p>14</text:p>
          </table:table-cell>
          <table:table-cell office:value-type="string">
            <text:p>Do</text:p>
          </table:table-cell>
          <table:table-cell table:style-name="ce2" office:value-type="date" office:date-value="2011-08-14">
            <text:p>08/14/11</text:p>
          </table:table-cell>
        </table:table-row>
        <table:table-row table:style-name="ro1">
          <table:table-cell table:formula="of:=YEAR([.H593])&amp;RIGHT(&quot;0&quot;&amp;MONTH([.H593]);2)&amp;RIGHT(&quot;0&quot;&amp;DAY([.H593]);2)" office:value-type="string" office:string-value="20110815">
            <text:p>20110815</text:p>
          </table:table-cell>
          <table:table-cell table:formula="of:=YEAR([.H593])" office:value-type="float" office:value="2011">
            <text:p>2011</text:p>
          </table:table-cell>
          <table:table-cell table:formula="of:=ROUNDUP(MONTH([.H593])/3)" office:value-type="float" office:value="3">
            <text:p>3</text:p>
          </table:table-cell>
          <table:table-cell table:formula="of:=MONTH([.H593])" office:value-type="float" office:value="8">
            <text:p>8</text:p>
          </table:table-cell>
          <table:table-cell table:formula="of:=&quot;Ago &quot; &amp; [.B593]" office:value-type="string" office:string-value="Ago 2011">
            <text:p>Ago 2011</text:p>
          </table:table-cell>
          <table:table-cell table:formula="of:=DAY([.H593])" office:value-type="float" office:value="15">
            <text:p>15</text:p>
          </table:table-cell>
          <table:table-cell office:value-type="string">
            <text:p>Lu</text:p>
          </table:table-cell>
          <table:table-cell table:style-name="ce2" office:value-type="date" office:date-value="2011-08-15">
            <text:p>08/15/11</text:p>
          </table:table-cell>
        </table:table-row>
        <table:table-row table:style-name="ro1">
          <table:table-cell table:formula="of:=YEAR([.H594])&amp;RIGHT(&quot;0&quot;&amp;MONTH([.H594]);2)&amp;RIGHT(&quot;0&quot;&amp;DAY([.H594]);2)" office:value-type="string" office:string-value="20110816">
            <text:p>20110816</text:p>
          </table:table-cell>
          <table:table-cell table:formula="of:=YEAR([.H594])" office:value-type="float" office:value="2011">
            <text:p>2011</text:p>
          </table:table-cell>
          <table:table-cell table:formula="of:=ROUNDUP(MONTH([.H594])/3)" office:value-type="float" office:value="3">
            <text:p>3</text:p>
          </table:table-cell>
          <table:table-cell table:formula="of:=MONTH([.H594])" office:value-type="float" office:value="8">
            <text:p>8</text:p>
          </table:table-cell>
          <table:table-cell table:formula="of:=&quot;Ago &quot; &amp; [.B594]" office:value-type="string" office:string-value="Ago 2011">
            <text:p>Ago 2011</text:p>
          </table:table-cell>
          <table:table-cell table:formula="of:=DAY([.H594])" office:value-type="float" office:value="16">
            <text:p>16</text:p>
          </table:table-cell>
          <table:table-cell office:value-type="string">
            <text:p>Ma</text:p>
          </table:table-cell>
          <table:table-cell table:style-name="ce2" office:value-type="date" office:date-value="2011-08-16">
            <text:p>08/16/11</text:p>
          </table:table-cell>
        </table:table-row>
        <table:table-row table:style-name="ro1">
          <table:table-cell table:formula="of:=YEAR([.H595])&amp;RIGHT(&quot;0&quot;&amp;MONTH([.H595]);2)&amp;RIGHT(&quot;0&quot;&amp;DAY([.H595]);2)" office:value-type="string" office:string-value="20110817">
            <text:p>20110817</text:p>
          </table:table-cell>
          <table:table-cell table:formula="of:=YEAR([.H595])" office:value-type="float" office:value="2011">
            <text:p>2011</text:p>
          </table:table-cell>
          <table:table-cell table:formula="of:=ROUNDUP(MONTH([.H595])/3)" office:value-type="float" office:value="3">
            <text:p>3</text:p>
          </table:table-cell>
          <table:table-cell table:formula="of:=MONTH([.H595])" office:value-type="float" office:value="8">
            <text:p>8</text:p>
          </table:table-cell>
          <table:table-cell table:formula="of:=&quot;Ago &quot; &amp; [.B595]" office:value-type="string" office:string-value="Ago 2011">
            <text:p>Ago 2011</text:p>
          </table:table-cell>
          <table:table-cell table:formula="of:=DAY([.H595])" office:value-type="float" office:value="17">
            <text:p>17</text:p>
          </table:table-cell>
          <table:table-cell office:value-type="string">
            <text:p>Mi</text:p>
          </table:table-cell>
          <table:table-cell table:style-name="ce2" office:value-type="date" office:date-value="2011-08-17">
            <text:p>08/17/11</text:p>
          </table:table-cell>
        </table:table-row>
        <table:table-row table:style-name="ro1">
          <table:table-cell table:formula="of:=YEAR([.H596])&amp;RIGHT(&quot;0&quot;&amp;MONTH([.H596]);2)&amp;RIGHT(&quot;0&quot;&amp;DAY([.H596]);2)" office:value-type="string" office:string-value="20110818">
            <text:p>20110818</text:p>
          </table:table-cell>
          <table:table-cell table:formula="of:=YEAR([.H596])" office:value-type="float" office:value="2011">
            <text:p>2011</text:p>
          </table:table-cell>
          <table:table-cell table:formula="of:=ROUNDUP(MONTH([.H596])/3)" office:value-type="float" office:value="3">
            <text:p>3</text:p>
          </table:table-cell>
          <table:table-cell table:formula="of:=MONTH([.H596])" office:value-type="float" office:value="8">
            <text:p>8</text:p>
          </table:table-cell>
          <table:table-cell table:formula="of:=&quot;Ago &quot; &amp; [.B596]" office:value-type="string" office:string-value="Ago 2011">
            <text:p>Ago 2011</text:p>
          </table:table-cell>
          <table:table-cell table:formula="of:=DAY([.H596])" office:value-type="float" office:value="18">
            <text:p>18</text:p>
          </table:table-cell>
          <table:table-cell office:value-type="string">
            <text:p>Ju</text:p>
          </table:table-cell>
          <table:table-cell table:style-name="ce2" office:value-type="date" office:date-value="2011-08-18">
            <text:p>08/18/11</text:p>
          </table:table-cell>
        </table:table-row>
        <table:table-row table:style-name="ro1">
          <table:table-cell table:formula="of:=YEAR([.H597])&amp;RIGHT(&quot;0&quot;&amp;MONTH([.H597]);2)&amp;RIGHT(&quot;0&quot;&amp;DAY([.H597]);2)" office:value-type="string" office:string-value="20110819">
            <text:p>20110819</text:p>
          </table:table-cell>
          <table:table-cell table:formula="of:=YEAR([.H597])" office:value-type="float" office:value="2011">
            <text:p>2011</text:p>
          </table:table-cell>
          <table:table-cell table:formula="of:=ROUNDUP(MONTH([.H597])/3)" office:value-type="float" office:value="3">
            <text:p>3</text:p>
          </table:table-cell>
          <table:table-cell table:formula="of:=MONTH([.H597])" office:value-type="float" office:value="8">
            <text:p>8</text:p>
          </table:table-cell>
          <table:table-cell table:formula="of:=&quot;Ago &quot; &amp; [.B597]" office:value-type="string" office:string-value="Ago 2011">
            <text:p>Ago 2011</text:p>
          </table:table-cell>
          <table:table-cell table:formula="of:=DAY([.H597])" office:value-type="float" office:value="19">
            <text:p>19</text:p>
          </table:table-cell>
          <table:table-cell office:value-type="string">
            <text:p>Vi</text:p>
          </table:table-cell>
          <table:table-cell table:style-name="ce2" office:value-type="date" office:date-value="2011-08-19">
            <text:p>08/19/11</text:p>
          </table:table-cell>
        </table:table-row>
        <table:table-row table:style-name="ro1">
          <table:table-cell table:formula="of:=YEAR([.H598])&amp;RIGHT(&quot;0&quot;&amp;MONTH([.H598]);2)&amp;RIGHT(&quot;0&quot;&amp;DAY([.H598]);2)" office:value-type="string" office:string-value="20110820">
            <text:p>20110820</text:p>
          </table:table-cell>
          <table:table-cell table:formula="of:=YEAR([.H598])" office:value-type="float" office:value="2011">
            <text:p>2011</text:p>
          </table:table-cell>
          <table:table-cell table:formula="of:=ROUNDUP(MONTH([.H598])/3)" office:value-type="float" office:value="3">
            <text:p>3</text:p>
          </table:table-cell>
          <table:table-cell table:formula="of:=MONTH([.H598])" office:value-type="float" office:value="8">
            <text:p>8</text:p>
          </table:table-cell>
          <table:table-cell table:formula="of:=&quot;Ago &quot; &amp; [.B598]" office:value-type="string" office:string-value="Ago 2011">
            <text:p>Ago 2011</text:p>
          </table:table-cell>
          <table:table-cell table:formula="of:=DAY([.H598])" office:value-type="float" office:value="20">
            <text:p>20</text:p>
          </table:table-cell>
          <table:table-cell office:value-type="string">
            <text:p>Sa</text:p>
          </table:table-cell>
          <table:table-cell table:style-name="ce2" office:value-type="date" office:date-value="2011-08-20">
            <text:p>08/20/11</text:p>
          </table:table-cell>
        </table:table-row>
        <table:table-row table:style-name="ro1">
          <table:table-cell table:formula="of:=YEAR([.H599])&amp;RIGHT(&quot;0&quot;&amp;MONTH([.H599]);2)&amp;RIGHT(&quot;0&quot;&amp;DAY([.H599]);2)" office:value-type="string" office:string-value="20110821">
            <text:p>20110821</text:p>
          </table:table-cell>
          <table:table-cell table:formula="of:=YEAR([.H599])" office:value-type="float" office:value="2011">
            <text:p>2011</text:p>
          </table:table-cell>
          <table:table-cell table:formula="of:=ROUNDUP(MONTH([.H599])/3)" office:value-type="float" office:value="3">
            <text:p>3</text:p>
          </table:table-cell>
          <table:table-cell table:formula="of:=MONTH([.H599])" office:value-type="float" office:value="8">
            <text:p>8</text:p>
          </table:table-cell>
          <table:table-cell table:formula="of:=&quot;Ago &quot; &amp; [.B599]" office:value-type="string" office:string-value="Ago 2011">
            <text:p>Ago 2011</text:p>
          </table:table-cell>
          <table:table-cell table:formula="of:=DAY([.H599])" office:value-type="float" office:value="21">
            <text:p>21</text:p>
          </table:table-cell>
          <table:table-cell office:value-type="string">
            <text:p>Do</text:p>
          </table:table-cell>
          <table:table-cell table:style-name="ce2" office:value-type="date" office:date-value="2011-08-21">
            <text:p>08/21/11</text:p>
          </table:table-cell>
        </table:table-row>
        <table:table-row table:style-name="ro1">
          <table:table-cell table:formula="of:=YEAR([.H600])&amp;RIGHT(&quot;0&quot;&amp;MONTH([.H600]);2)&amp;RIGHT(&quot;0&quot;&amp;DAY([.H600]);2)" office:value-type="string" office:string-value="20110822">
            <text:p>20110822</text:p>
          </table:table-cell>
          <table:table-cell table:formula="of:=YEAR([.H600])" office:value-type="float" office:value="2011">
            <text:p>2011</text:p>
          </table:table-cell>
          <table:table-cell table:formula="of:=ROUNDUP(MONTH([.H600])/3)" office:value-type="float" office:value="3">
            <text:p>3</text:p>
          </table:table-cell>
          <table:table-cell table:formula="of:=MONTH([.H600])" office:value-type="float" office:value="8">
            <text:p>8</text:p>
          </table:table-cell>
          <table:table-cell table:formula="of:=&quot;Ago &quot; &amp; [.B600]" office:value-type="string" office:string-value="Ago 2011">
            <text:p>Ago 2011</text:p>
          </table:table-cell>
          <table:table-cell table:formula="of:=DAY([.H600])" office:value-type="float" office:value="22">
            <text:p>22</text:p>
          </table:table-cell>
          <table:table-cell office:value-type="string">
            <text:p>Lu</text:p>
          </table:table-cell>
          <table:table-cell table:style-name="ce2" office:value-type="date" office:date-value="2011-08-22">
            <text:p>08/22/11</text:p>
          </table:table-cell>
        </table:table-row>
        <table:table-row table:style-name="ro1">
          <table:table-cell table:formula="of:=YEAR([.H601])&amp;RIGHT(&quot;0&quot;&amp;MONTH([.H601]);2)&amp;RIGHT(&quot;0&quot;&amp;DAY([.H601]);2)" office:value-type="string" office:string-value="20110823">
            <text:p>20110823</text:p>
          </table:table-cell>
          <table:table-cell table:formula="of:=YEAR([.H601])" office:value-type="float" office:value="2011">
            <text:p>2011</text:p>
          </table:table-cell>
          <table:table-cell table:formula="of:=ROUNDUP(MONTH([.H601])/3)" office:value-type="float" office:value="3">
            <text:p>3</text:p>
          </table:table-cell>
          <table:table-cell table:formula="of:=MONTH([.H601])" office:value-type="float" office:value="8">
            <text:p>8</text:p>
          </table:table-cell>
          <table:table-cell table:formula="of:=&quot;Ago &quot; &amp; [.B601]" office:value-type="string" office:string-value="Ago 2011">
            <text:p>Ago 2011</text:p>
          </table:table-cell>
          <table:table-cell table:formula="of:=DAY([.H601])" office:value-type="float" office:value="23">
            <text:p>23</text:p>
          </table:table-cell>
          <table:table-cell office:value-type="string">
            <text:p>Ma</text:p>
          </table:table-cell>
          <table:table-cell table:style-name="ce2" office:value-type="date" office:date-value="2011-08-23">
            <text:p>08/23/11</text:p>
          </table:table-cell>
        </table:table-row>
        <table:table-row table:style-name="ro1">
          <table:table-cell table:formula="of:=YEAR([.H602])&amp;RIGHT(&quot;0&quot;&amp;MONTH([.H602]);2)&amp;RIGHT(&quot;0&quot;&amp;DAY([.H602]);2)" office:value-type="string" office:string-value="20110824">
            <text:p>20110824</text:p>
          </table:table-cell>
          <table:table-cell table:formula="of:=YEAR([.H602])" office:value-type="float" office:value="2011">
            <text:p>2011</text:p>
          </table:table-cell>
          <table:table-cell table:formula="of:=ROUNDUP(MONTH([.H602])/3)" office:value-type="float" office:value="3">
            <text:p>3</text:p>
          </table:table-cell>
          <table:table-cell table:formula="of:=MONTH([.H602])" office:value-type="float" office:value="8">
            <text:p>8</text:p>
          </table:table-cell>
          <table:table-cell table:formula="of:=&quot;Ago &quot; &amp; [.B602]" office:value-type="string" office:string-value="Ago 2011">
            <text:p>Ago 2011</text:p>
          </table:table-cell>
          <table:table-cell table:formula="of:=DAY([.H602])" office:value-type="float" office:value="24">
            <text:p>24</text:p>
          </table:table-cell>
          <table:table-cell office:value-type="string">
            <text:p>Mi</text:p>
          </table:table-cell>
          <table:table-cell table:style-name="ce2" office:value-type="date" office:date-value="2011-08-24">
            <text:p>08/24/11</text:p>
          </table:table-cell>
        </table:table-row>
        <table:table-row table:style-name="ro1">
          <table:table-cell table:formula="of:=YEAR([.H603])&amp;RIGHT(&quot;0&quot;&amp;MONTH([.H603]);2)&amp;RIGHT(&quot;0&quot;&amp;DAY([.H603]);2)" office:value-type="string" office:string-value="20110825">
            <text:p>20110825</text:p>
          </table:table-cell>
          <table:table-cell table:formula="of:=YEAR([.H603])" office:value-type="float" office:value="2011">
            <text:p>2011</text:p>
          </table:table-cell>
          <table:table-cell table:formula="of:=ROUNDUP(MONTH([.H603])/3)" office:value-type="float" office:value="3">
            <text:p>3</text:p>
          </table:table-cell>
          <table:table-cell table:formula="of:=MONTH([.H603])" office:value-type="float" office:value="8">
            <text:p>8</text:p>
          </table:table-cell>
          <table:table-cell table:formula="of:=&quot;Ago &quot; &amp; [.B603]" office:value-type="string" office:string-value="Ago 2011">
            <text:p>Ago 2011</text:p>
          </table:table-cell>
          <table:table-cell table:formula="of:=DAY([.H603])" office:value-type="float" office:value="25">
            <text:p>25</text:p>
          </table:table-cell>
          <table:table-cell office:value-type="string">
            <text:p>Ju</text:p>
          </table:table-cell>
          <table:table-cell table:style-name="ce2" office:value-type="date" office:date-value="2011-08-25">
            <text:p>08/25/11</text:p>
          </table:table-cell>
        </table:table-row>
        <table:table-row table:style-name="ro1">
          <table:table-cell table:formula="of:=YEAR([.H604])&amp;RIGHT(&quot;0&quot;&amp;MONTH([.H604]);2)&amp;RIGHT(&quot;0&quot;&amp;DAY([.H604]);2)" office:value-type="string" office:string-value="20110826">
            <text:p>20110826</text:p>
          </table:table-cell>
          <table:table-cell table:formula="of:=YEAR([.H604])" office:value-type="float" office:value="2011">
            <text:p>2011</text:p>
          </table:table-cell>
          <table:table-cell table:formula="of:=ROUNDUP(MONTH([.H604])/3)" office:value-type="float" office:value="3">
            <text:p>3</text:p>
          </table:table-cell>
          <table:table-cell table:formula="of:=MONTH([.H604])" office:value-type="float" office:value="8">
            <text:p>8</text:p>
          </table:table-cell>
          <table:table-cell table:formula="of:=&quot;Ago &quot; &amp; [.B604]" office:value-type="string" office:string-value="Ago 2011">
            <text:p>Ago 2011</text:p>
          </table:table-cell>
          <table:table-cell table:formula="of:=DAY([.H604])" office:value-type="float" office:value="26">
            <text:p>26</text:p>
          </table:table-cell>
          <table:table-cell office:value-type="string">
            <text:p>Vi</text:p>
          </table:table-cell>
          <table:table-cell table:style-name="ce2" office:value-type="date" office:date-value="2011-08-26">
            <text:p>08/26/11</text:p>
          </table:table-cell>
        </table:table-row>
        <table:table-row table:style-name="ro1">
          <table:table-cell table:formula="of:=YEAR([.H605])&amp;RIGHT(&quot;0&quot;&amp;MONTH([.H605]);2)&amp;RIGHT(&quot;0&quot;&amp;DAY([.H605]);2)" office:value-type="string" office:string-value="20110827">
            <text:p>20110827</text:p>
          </table:table-cell>
          <table:table-cell table:formula="of:=YEAR([.H605])" office:value-type="float" office:value="2011">
            <text:p>2011</text:p>
          </table:table-cell>
          <table:table-cell table:formula="of:=ROUNDUP(MONTH([.H605])/3)" office:value-type="float" office:value="3">
            <text:p>3</text:p>
          </table:table-cell>
          <table:table-cell table:formula="of:=MONTH([.H605])" office:value-type="float" office:value="8">
            <text:p>8</text:p>
          </table:table-cell>
          <table:table-cell table:formula="of:=&quot;Ago &quot; &amp; [.B605]" office:value-type="string" office:string-value="Ago 2011">
            <text:p>Ago 2011</text:p>
          </table:table-cell>
          <table:table-cell table:formula="of:=DAY([.H605])" office:value-type="float" office:value="27">
            <text:p>27</text:p>
          </table:table-cell>
          <table:table-cell office:value-type="string">
            <text:p>Sa</text:p>
          </table:table-cell>
          <table:table-cell table:style-name="ce2" office:value-type="date" office:date-value="2011-08-27">
            <text:p>08/27/11</text:p>
          </table:table-cell>
        </table:table-row>
        <table:table-row table:style-name="ro1">
          <table:table-cell table:formula="of:=YEAR([.H606])&amp;RIGHT(&quot;0&quot;&amp;MONTH([.H606]);2)&amp;RIGHT(&quot;0&quot;&amp;DAY([.H606]);2)" office:value-type="string" office:string-value="20110828">
            <text:p>20110828</text:p>
          </table:table-cell>
          <table:table-cell table:formula="of:=YEAR([.H606])" office:value-type="float" office:value="2011">
            <text:p>2011</text:p>
          </table:table-cell>
          <table:table-cell table:formula="of:=ROUNDUP(MONTH([.H606])/3)" office:value-type="float" office:value="3">
            <text:p>3</text:p>
          </table:table-cell>
          <table:table-cell table:formula="of:=MONTH([.H606])" office:value-type="float" office:value="8">
            <text:p>8</text:p>
          </table:table-cell>
          <table:table-cell table:formula="of:=&quot;Ago &quot; &amp; [.B606]" office:value-type="string" office:string-value="Ago 2011">
            <text:p>Ago 2011</text:p>
          </table:table-cell>
          <table:table-cell table:formula="of:=DAY([.H606])" office:value-type="float" office:value="28">
            <text:p>28</text:p>
          </table:table-cell>
          <table:table-cell office:value-type="string">
            <text:p>Do</text:p>
          </table:table-cell>
          <table:table-cell table:style-name="ce2" office:value-type="date" office:date-value="2011-08-28">
            <text:p>08/28/11</text:p>
          </table:table-cell>
        </table:table-row>
        <table:table-row table:style-name="ro1">
          <table:table-cell table:formula="of:=YEAR([.H607])&amp;RIGHT(&quot;0&quot;&amp;MONTH([.H607]);2)&amp;RIGHT(&quot;0&quot;&amp;DAY([.H607]);2)" office:value-type="string" office:string-value="20110829">
            <text:p>20110829</text:p>
          </table:table-cell>
          <table:table-cell table:formula="of:=YEAR([.H607])" office:value-type="float" office:value="2011">
            <text:p>2011</text:p>
          </table:table-cell>
          <table:table-cell table:formula="of:=ROUNDUP(MONTH([.H607])/3)" office:value-type="float" office:value="3">
            <text:p>3</text:p>
          </table:table-cell>
          <table:table-cell table:formula="of:=MONTH([.H607])" office:value-type="float" office:value="8">
            <text:p>8</text:p>
          </table:table-cell>
          <table:table-cell table:formula="of:=&quot;Ago &quot; &amp; [.B607]" office:value-type="string" office:string-value="Ago 2011">
            <text:p>Ago 2011</text:p>
          </table:table-cell>
          <table:table-cell table:formula="of:=DAY([.H607])" office:value-type="float" office:value="29">
            <text:p>29</text:p>
          </table:table-cell>
          <table:table-cell office:value-type="string">
            <text:p>Lu</text:p>
          </table:table-cell>
          <table:table-cell table:style-name="ce2" office:value-type="date" office:date-value="2011-08-29">
            <text:p>08/29/11</text:p>
          </table:table-cell>
        </table:table-row>
        <table:table-row table:style-name="ro1">
          <table:table-cell table:formula="of:=YEAR([.H608])&amp;RIGHT(&quot;0&quot;&amp;MONTH([.H608]);2)&amp;RIGHT(&quot;0&quot;&amp;DAY([.H608]);2)" office:value-type="string" office:string-value="20110830">
            <text:p>20110830</text:p>
          </table:table-cell>
          <table:table-cell table:formula="of:=YEAR([.H608])" office:value-type="float" office:value="2011">
            <text:p>2011</text:p>
          </table:table-cell>
          <table:table-cell table:formula="of:=ROUNDUP(MONTH([.H608])/3)" office:value-type="float" office:value="3">
            <text:p>3</text:p>
          </table:table-cell>
          <table:table-cell table:formula="of:=MONTH([.H608])" office:value-type="float" office:value="8">
            <text:p>8</text:p>
          </table:table-cell>
          <table:table-cell table:formula="of:=&quot;Ago &quot; &amp; [.B608]" office:value-type="string" office:string-value="Ago 2011">
            <text:p>Ago 2011</text:p>
          </table:table-cell>
          <table:table-cell table:formula="of:=DAY([.H608])" office:value-type="float" office:value="30">
            <text:p>30</text:p>
          </table:table-cell>
          <table:table-cell office:value-type="string">
            <text:p>Ma</text:p>
          </table:table-cell>
          <table:table-cell table:style-name="ce2" office:value-type="date" office:date-value="2011-08-30">
            <text:p>08/30/11</text:p>
          </table:table-cell>
        </table:table-row>
        <table:table-row table:style-name="ro1">
          <table:table-cell table:formula="of:=YEAR([.H609])&amp;RIGHT(&quot;0&quot;&amp;MONTH([.H609]);2)&amp;RIGHT(&quot;0&quot;&amp;DAY([.H609]);2)" office:value-type="string" office:string-value="20110831">
            <text:p>20110831</text:p>
          </table:table-cell>
          <table:table-cell table:formula="of:=YEAR([.H609])" office:value-type="float" office:value="2011">
            <text:p>2011</text:p>
          </table:table-cell>
          <table:table-cell table:formula="of:=ROUNDUP(MONTH([.H609])/3)" office:value-type="float" office:value="3">
            <text:p>3</text:p>
          </table:table-cell>
          <table:table-cell table:formula="of:=MONTH([.H609])" office:value-type="float" office:value="8">
            <text:p>8</text:p>
          </table:table-cell>
          <table:table-cell table:formula="of:=&quot;Ago &quot; &amp; [.B609]" office:value-type="string" office:string-value="Ago 2011">
            <text:p>Ago 2011</text:p>
          </table:table-cell>
          <table:table-cell table:formula="of:=DAY([.H609])" office:value-type="float" office:value="31">
            <text:p>31</text:p>
          </table:table-cell>
          <table:table-cell office:value-type="string">
            <text:p>Mi</text:p>
          </table:table-cell>
          <table:table-cell table:style-name="ce2" office:value-type="date" office:date-value="2011-08-31">
            <text:p>08/31/11</text:p>
          </table:table-cell>
        </table:table-row>
        <table:table-row table:style-name="ro1">
          <table:table-cell table:formula="of:=YEAR([.H610])&amp;RIGHT(&quot;0&quot;&amp;MONTH([.H610]);2)&amp;RIGHT(&quot;0&quot;&amp;DAY([.H610]);2)" office:value-type="string" office:string-value="20110901">
            <text:p>20110901</text:p>
          </table:table-cell>
          <table:table-cell table:formula="of:=YEAR([.H610])" office:value-type="float" office:value="2011">
            <text:p>2011</text:p>
          </table:table-cell>
          <table:table-cell table:formula="of:=ROUNDUP(MONTH([.H610])/3)" office:value-type="float" office:value="3">
            <text:p>3</text:p>
          </table:table-cell>
          <table:table-cell table:formula="of:=MONTH([.H610])" office:value-type="float" office:value="9">
            <text:p>9</text:p>
          </table:table-cell>
          <table:table-cell table:formula="of:=&quot;Sep &quot; &amp; [.B610]" office:value-type="string" office:string-value="Sep 2011">
            <text:p>Sep 2011</text:p>
          </table:table-cell>
          <table:table-cell table:formula="of:=DAY([.H610])" office:value-type="float" office:value="1">
            <text:p>1</text:p>
          </table:table-cell>
          <table:table-cell office:value-type="string">
            <text:p>Ju</text:p>
          </table:table-cell>
          <table:table-cell table:style-name="ce2" office:value-type="date" office:date-value="2011-09-01">
            <text:p>09/01/11</text:p>
          </table:table-cell>
        </table:table-row>
        <table:table-row table:style-name="ro1">
          <table:table-cell table:formula="of:=YEAR([.H611])&amp;RIGHT(&quot;0&quot;&amp;MONTH([.H611]);2)&amp;RIGHT(&quot;0&quot;&amp;DAY([.H611]);2)" office:value-type="string" office:string-value="20110902">
            <text:p>20110902</text:p>
          </table:table-cell>
          <table:table-cell table:formula="of:=YEAR([.H611])" office:value-type="float" office:value="2011">
            <text:p>2011</text:p>
          </table:table-cell>
          <table:table-cell table:formula="of:=ROUNDUP(MONTH([.H611])/3)" office:value-type="float" office:value="3">
            <text:p>3</text:p>
          </table:table-cell>
          <table:table-cell table:formula="of:=MONTH([.H611])" office:value-type="float" office:value="9">
            <text:p>9</text:p>
          </table:table-cell>
          <table:table-cell table:formula="of:=&quot;Sep &quot; &amp; [.B611]" office:value-type="string" office:string-value="Sep 2011">
            <text:p>Sep 2011</text:p>
          </table:table-cell>
          <table:table-cell table:formula="of:=DAY([.H611])" office:value-type="float" office:value="2">
            <text:p>2</text:p>
          </table:table-cell>
          <table:table-cell office:value-type="string">
            <text:p>Vi</text:p>
          </table:table-cell>
          <table:table-cell table:style-name="ce2" office:value-type="date" office:date-value="2011-09-02">
            <text:p>09/02/11</text:p>
          </table:table-cell>
        </table:table-row>
        <table:table-row table:style-name="ro1">
          <table:table-cell table:formula="of:=YEAR([.H612])&amp;RIGHT(&quot;0&quot;&amp;MONTH([.H612]);2)&amp;RIGHT(&quot;0&quot;&amp;DAY([.H612]);2)" office:value-type="string" office:string-value="20110903">
            <text:p>20110903</text:p>
          </table:table-cell>
          <table:table-cell table:formula="of:=YEAR([.H612])" office:value-type="float" office:value="2011">
            <text:p>2011</text:p>
          </table:table-cell>
          <table:table-cell table:formula="of:=ROUNDUP(MONTH([.H612])/3)" office:value-type="float" office:value="3">
            <text:p>3</text:p>
          </table:table-cell>
          <table:table-cell table:formula="of:=MONTH([.H612])" office:value-type="float" office:value="9">
            <text:p>9</text:p>
          </table:table-cell>
          <table:table-cell table:formula="of:=&quot;Sep &quot; &amp; [.B612]" office:value-type="string" office:string-value="Sep 2011">
            <text:p>Sep 2011</text:p>
          </table:table-cell>
          <table:table-cell table:formula="of:=DAY([.H612])" office:value-type="float" office:value="3">
            <text:p>3</text:p>
          </table:table-cell>
          <table:table-cell office:value-type="string">
            <text:p>Sa</text:p>
          </table:table-cell>
          <table:table-cell table:style-name="ce2" office:value-type="date" office:date-value="2011-09-03">
            <text:p>09/03/11</text:p>
          </table:table-cell>
        </table:table-row>
        <table:table-row table:style-name="ro1">
          <table:table-cell table:formula="of:=YEAR([.H613])&amp;RIGHT(&quot;0&quot;&amp;MONTH([.H613]);2)&amp;RIGHT(&quot;0&quot;&amp;DAY([.H613]);2)" office:value-type="string" office:string-value="20110904">
            <text:p>20110904</text:p>
          </table:table-cell>
          <table:table-cell table:formula="of:=YEAR([.H613])" office:value-type="float" office:value="2011">
            <text:p>2011</text:p>
          </table:table-cell>
          <table:table-cell table:formula="of:=ROUNDUP(MONTH([.H613])/3)" office:value-type="float" office:value="3">
            <text:p>3</text:p>
          </table:table-cell>
          <table:table-cell table:formula="of:=MONTH([.H613])" office:value-type="float" office:value="9">
            <text:p>9</text:p>
          </table:table-cell>
          <table:table-cell table:formula="of:=&quot;Sep &quot; &amp; [.B613]" office:value-type="string" office:string-value="Sep 2011">
            <text:p>Sep 2011</text:p>
          </table:table-cell>
          <table:table-cell table:formula="of:=DAY([.H613])" office:value-type="float" office:value="4">
            <text:p>4</text:p>
          </table:table-cell>
          <table:table-cell office:value-type="string">
            <text:p>Do</text:p>
          </table:table-cell>
          <table:table-cell table:style-name="ce2" office:value-type="date" office:date-value="2011-09-04">
            <text:p>09/04/11</text:p>
          </table:table-cell>
        </table:table-row>
        <table:table-row table:style-name="ro1">
          <table:table-cell table:formula="of:=YEAR([.H614])&amp;RIGHT(&quot;0&quot;&amp;MONTH([.H614]);2)&amp;RIGHT(&quot;0&quot;&amp;DAY([.H614]);2)" office:value-type="string" office:string-value="20110905">
            <text:p>20110905</text:p>
          </table:table-cell>
          <table:table-cell table:formula="of:=YEAR([.H614])" office:value-type="float" office:value="2011">
            <text:p>2011</text:p>
          </table:table-cell>
          <table:table-cell table:formula="of:=ROUNDUP(MONTH([.H614])/3)" office:value-type="float" office:value="3">
            <text:p>3</text:p>
          </table:table-cell>
          <table:table-cell table:formula="of:=MONTH([.H614])" office:value-type="float" office:value="9">
            <text:p>9</text:p>
          </table:table-cell>
          <table:table-cell table:formula="of:=&quot;Sep &quot; &amp; [.B614]" office:value-type="string" office:string-value="Sep 2011">
            <text:p>Sep 2011</text:p>
          </table:table-cell>
          <table:table-cell table:formula="of:=DAY([.H614])" office:value-type="float" office:value="5">
            <text:p>5</text:p>
          </table:table-cell>
          <table:table-cell office:value-type="string">
            <text:p>Lu</text:p>
          </table:table-cell>
          <table:table-cell table:style-name="ce2" office:value-type="date" office:date-value="2011-09-05">
            <text:p>09/05/11</text:p>
          </table:table-cell>
        </table:table-row>
        <table:table-row table:style-name="ro1">
          <table:table-cell table:formula="of:=YEAR([.H615])&amp;RIGHT(&quot;0&quot;&amp;MONTH([.H615]);2)&amp;RIGHT(&quot;0&quot;&amp;DAY([.H615]);2)" office:value-type="string" office:string-value="20110906">
            <text:p>20110906</text:p>
          </table:table-cell>
          <table:table-cell table:formula="of:=YEAR([.H615])" office:value-type="float" office:value="2011">
            <text:p>2011</text:p>
          </table:table-cell>
          <table:table-cell table:formula="of:=ROUNDUP(MONTH([.H615])/3)" office:value-type="float" office:value="3">
            <text:p>3</text:p>
          </table:table-cell>
          <table:table-cell table:formula="of:=MONTH([.H615])" office:value-type="float" office:value="9">
            <text:p>9</text:p>
          </table:table-cell>
          <table:table-cell table:formula="of:=&quot;Sep &quot; &amp; [.B615]" office:value-type="string" office:string-value="Sep 2011">
            <text:p>Sep 2011</text:p>
          </table:table-cell>
          <table:table-cell table:formula="of:=DAY([.H615])" office:value-type="float" office:value="6">
            <text:p>6</text:p>
          </table:table-cell>
          <table:table-cell office:value-type="string">
            <text:p>Ma</text:p>
          </table:table-cell>
          <table:table-cell table:style-name="ce2" office:value-type="date" office:date-value="2011-09-06">
            <text:p>09/06/11</text:p>
          </table:table-cell>
        </table:table-row>
        <table:table-row table:style-name="ro1">
          <table:table-cell table:formula="of:=YEAR([.H616])&amp;RIGHT(&quot;0&quot;&amp;MONTH([.H616]);2)&amp;RIGHT(&quot;0&quot;&amp;DAY([.H616]);2)" office:value-type="string" office:string-value="20110907">
            <text:p>20110907</text:p>
          </table:table-cell>
          <table:table-cell table:formula="of:=YEAR([.H616])" office:value-type="float" office:value="2011">
            <text:p>2011</text:p>
          </table:table-cell>
          <table:table-cell table:formula="of:=ROUNDUP(MONTH([.H616])/3)" office:value-type="float" office:value="3">
            <text:p>3</text:p>
          </table:table-cell>
          <table:table-cell table:formula="of:=MONTH([.H616])" office:value-type="float" office:value="9">
            <text:p>9</text:p>
          </table:table-cell>
          <table:table-cell table:formula="of:=&quot;Sep &quot; &amp; [.B616]" office:value-type="string" office:string-value="Sep 2011">
            <text:p>Sep 2011</text:p>
          </table:table-cell>
          <table:table-cell table:formula="of:=DAY([.H616])" office:value-type="float" office:value="7">
            <text:p>7</text:p>
          </table:table-cell>
          <table:table-cell office:value-type="string">
            <text:p>Mi</text:p>
          </table:table-cell>
          <table:table-cell table:style-name="ce2" office:value-type="date" office:date-value="2011-09-07">
            <text:p>09/07/11</text:p>
          </table:table-cell>
        </table:table-row>
        <table:table-row table:style-name="ro1">
          <table:table-cell table:formula="of:=YEAR([.H617])&amp;RIGHT(&quot;0&quot;&amp;MONTH([.H617]);2)&amp;RIGHT(&quot;0&quot;&amp;DAY([.H617]);2)" office:value-type="string" office:string-value="20110908">
            <text:p>20110908</text:p>
          </table:table-cell>
          <table:table-cell table:formula="of:=YEAR([.H617])" office:value-type="float" office:value="2011">
            <text:p>2011</text:p>
          </table:table-cell>
          <table:table-cell table:formula="of:=ROUNDUP(MONTH([.H617])/3)" office:value-type="float" office:value="3">
            <text:p>3</text:p>
          </table:table-cell>
          <table:table-cell table:formula="of:=MONTH([.H617])" office:value-type="float" office:value="9">
            <text:p>9</text:p>
          </table:table-cell>
          <table:table-cell table:formula="of:=&quot;Sep &quot; &amp; [.B617]" office:value-type="string" office:string-value="Sep 2011">
            <text:p>Sep 2011</text:p>
          </table:table-cell>
          <table:table-cell table:formula="of:=DAY([.H617])" office:value-type="float" office:value="8">
            <text:p>8</text:p>
          </table:table-cell>
          <table:table-cell office:value-type="string">
            <text:p>Ju</text:p>
          </table:table-cell>
          <table:table-cell table:style-name="ce2" office:value-type="date" office:date-value="2011-09-08">
            <text:p>09/08/11</text:p>
          </table:table-cell>
        </table:table-row>
        <table:table-row table:style-name="ro1">
          <table:table-cell table:formula="of:=YEAR([.H618])&amp;RIGHT(&quot;0&quot;&amp;MONTH([.H618]);2)&amp;RIGHT(&quot;0&quot;&amp;DAY([.H618]);2)" office:value-type="string" office:string-value="20110909">
            <text:p>20110909</text:p>
          </table:table-cell>
          <table:table-cell table:formula="of:=YEAR([.H618])" office:value-type="float" office:value="2011">
            <text:p>2011</text:p>
          </table:table-cell>
          <table:table-cell table:formula="of:=ROUNDUP(MONTH([.H618])/3)" office:value-type="float" office:value="3">
            <text:p>3</text:p>
          </table:table-cell>
          <table:table-cell table:formula="of:=MONTH([.H618])" office:value-type="float" office:value="9">
            <text:p>9</text:p>
          </table:table-cell>
          <table:table-cell table:formula="of:=&quot;Sep &quot; &amp; [.B618]" office:value-type="string" office:string-value="Sep 2011">
            <text:p>Sep 2011</text:p>
          </table:table-cell>
          <table:table-cell table:formula="of:=DAY([.H618])" office:value-type="float" office:value="9">
            <text:p>9</text:p>
          </table:table-cell>
          <table:table-cell office:value-type="string">
            <text:p>Vi</text:p>
          </table:table-cell>
          <table:table-cell table:style-name="ce2" office:value-type="date" office:date-value="2011-09-09">
            <text:p>09/09/11</text:p>
          </table:table-cell>
        </table:table-row>
        <table:table-row table:style-name="ro1">
          <table:table-cell table:formula="of:=YEAR([.H619])&amp;RIGHT(&quot;0&quot;&amp;MONTH([.H619]);2)&amp;RIGHT(&quot;0&quot;&amp;DAY([.H619]);2)" office:value-type="string" office:string-value="20110910">
            <text:p>20110910</text:p>
          </table:table-cell>
          <table:table-cell table:formula="of:=YEAR([.H619])" office:value-type="float" office:value="2011">
            <text:p>2011</text:p>
          </table:table-cell>
          <table:table-cell table:formula="of:=ROUNDUP(MONTH([.H619])/3)" office:value-type="float" office:value="3">
            <text:p>3</text:p>
          </table:table-cell>
          <table:table-cell table:formula="of:=MONTH([.H619])" office:value-type="float" office:value="9">
            <text:p>9</text:p>
          </table:table-cell>
          <table:table-cell table:formula="of:=&quot;Sep &quot; &amp; [.B619]" office:value-type="string" office:string-value="Sep 2011">
            <text:p>Sep 2011</text:p>
          </table:table-cell>
          <table:table-cell table:formula="of:=DAY([.H619])" office:value-type="float" office:value="10">
            <text:p>10</text:p>
          </table:table-cell>
          <table:table-cell office:value-type="string">
            <text:p>Sa</text:p>
          </table:table-cell>
          <table:table-cell table:style-name="ce2" office:value-type="date" office:date-value="2011-09-10">
            <text:p>09/10/11</text:p>
          </table:table-cell>
        </table:table-row>
        <table:table-row table:style-name="ro1">
          <table:table-cell table:formula="of:=YEAR([.H620])&amp;RIGHT(&quot;0&quot;&amp;MONTH([.H620]);2)&amp;RIGHT(&quot;0&quot;&amp;DAY([.H620]);2)" office:value-type="string" office:string-value="20110911">
            <text:p>20110911</text:p>
          </table:table-cell>
          <table:table-cell table:formula="of:=YEAR([.H620])" office:value-type="float" office:value="2011">
            <text:p>2011</text:p>
          </table:table-cell>
          <table:table-cell table:formula="of:=ROUNDUP(MONTH([.H620])/3)" office:value-type="float" office:value="3">
            <text:p>3</text:p>
          </table:table-cell>
          <table:table-cell table:formula="of:=MONTH([.H620])" office:value-type="float" office:value="9">
            <text:p>9</text:p>
          </table:table-cell>
          <table:table-cell table:formula="of:=&quot;Sep &quot; &amp; [.B620]" office:value-type="string" office:string-value="Sep 2011">
            <text:p>Sep 2011</text:p>
          </table:table-cell>
          <table:table-cell table:formula="of:=DAY([.H620])" office:value-type="float" office:value="11">
            <text:p>11</text:p>
          </table:table-cell>
          <table:table-cell office:value-type="string">
            <text:p>Do</text:p>
          </table:table-cell>
          <table:table-cell table:style-name="ce2" office:value-type="date" office:date-value="2011-09-11">
            <text:p>09/11/11</text:p>
          </table:table-cell>
        </table:table-row>
        <table:table-row table:style-name="ro1">
          <table:table-cell table:formula="of:=YEAR([.H621])&amp;RIGHT(&quot;0&quot;&amp;MONTH([.H621]);2)&amp;RIGHT(&quot;0&quot;&amp;DAY([.H621]);2)" office:value-type="string" office:string-value="20110912">
            <text:p>20110912</text:p>
          </table:table-cell>
          <table:table-cell table:formula="of:=YEAR([.H621])" office:value-type="float" office:value="2011">
            <text:p>2011</text:p>
          </table:table-cell>
          <table:table-cell table:formula="of:=ROUNDUP(MONTH([.H621])/3)" office:value-type="float" office:value="3">
            <text:p>3</text:p>
          </table:table-cell>
          <table:table-cell table:formula="of:=MONTH([.H621])" office:value-type="float" office:value="9">
            <text:p>9</text:p>
          </table:table-cell>
          <table:table-cell table:formula="of:=&quot;Sep &quot; &amp; [.B621]" office:value-type="string" office:string-value="Sep 2011">
            <text:p>Sep 2011</text:p>
          </table:table-cell>
          <table:table-cell table:formula="of:=DAY([.H621])" office:value-type="float" office:value="12">
            <text:p>12</text:p>
          </table:table-cell>
          <table:table-cell office:value-type="string">
            <text:p>Lu</text:p>
          </table:table-cell>
          <table:table-cell table:style-name="ce2" office:value-type="date" office:date-value="2011-09-12">
            <text:p>09/12/11</text:p>
          </table:table-cell>
        </table:table-row>
        <table:table-row table:style-name="ro1">
          <table:table-cell table:formula="of:=YEAR([.H622])&amp;RIGHT(&quot;0&quot;&amp;MONTH([.H622]);2)&amp;RIGHT(&quot;0&quot;&amp;DAY([.H622]);2)" office:value-type="string" office:string-value="20110913">
            <text:p>20110913</text:p>
          </table:table-cell>
          <table:table-cell table:formula="of:=YEAR([.H622])" office:value-type="float" office:value="2011">
            <text:p>2011</text:p>
          </table:table-cell>
          <table:table-cell table:formula="of:=ROUNDUP(MONTH([.H622])/3)" office:value-type="float" office:value="3">
            <text:p>3</text:p>
          </table:table-cell>
          <table:table-cell table:formula="of:=MONTH([.H622])" office:value-type="float" office:value="9">
            <text:p>9</text:p>
          </table:table-cell>
          <table:table-cell table:formula="of:=&quot;Sep &quot; &amp; [.B622]" office:value-type="string" office:string-value="Sep 2011">
            <text:p>Sep 2011</text:p>
          </table:table-cell>
          <table:table-cell table:formula="of:=DAY([.H622])" office:value-type="float" office:value="13">
            <text:p>13</text:p>
          </table:table-cell>
          <table:table-cell office:value-type="string">
            <text:p>Ma</text:p>
          </table:table-cell>
          <table:table-cell table:style-name="ce2" office:value-type="date" office:date-value="2011-09-13">
            <text:p>09/13/11</text:p>
          </table:table-cell>
        </table:table-row>
        <table:table-row table:style-name="ro1">
          <table:table-cell table:formula="of:=YEAR([.H623])&amp;RIGHT(&quot;0&quot;&amp;MONTH([.H623]);2)&amp;RIGHT(&quot;0&quot;&amp;DAY([.H623]);2)" office:value-type="string" office:string-value="20110914">
            <text:p>20110914</text:p>
          </table:table-cell>
          <table:table-cell table:formula="of:=YEAR([.H623])" office:value-type="float" office:value="2011">
            <text:p>2011</text:p>
          </table:table-cell>
          <table:table-cell table:formula="of:=ROUNDUP(MONTH([.H623])/3)" office:value-type="float" office:value="3">
            <text:p>3</text:p>
          </table:table-cell>
          <table:table-cell table:formula="of:=MONTH([.H623])" office:value-type="float" office:value="9">
            <text:p>9</text:p>
          </table:table-cell>
          <table:table-cell table:formula="of:=&quot;Sep &quot; &amp; [.B623]" office:value-type="string" office:string-value="Sep 2011">
            <text:p>Sep 2011</text:p>
          </table:table-cell>
          <table:table-cell table:formula="of:=DAY([.H623])" office:value-type="float" office:value="14">
            <text:p>14</text:p>
          </table:table-cell>
          <table:table-cell office:value-type="string">
            <text:p>Mi</text:p>
          </table:table-cell>
          <table:table-cell table:style-name="ce2" office:value-type="date" office:date-value="2011-09-14">
            <text:p>09/14/11</text:p>
          </table:table-cell>
        </table:table-row>
        <table:table-row table:style-name="ro1">
          <table:table-cell table:formula="of:=YEAR([.H624])&amp;RIGHT(&quot;0&quot;&amp;MONTH([.H624]);2)&amp;RIGHT(&quot;0&quot;&amp;DAY([.H624]);2)" office:value-type="string" office:string-value="20110915">
            <text:p>20110915</text:p>
          </table:table-cell>
          <table:table-cell table:formula="of:=YEAR([.H624])" office:value-type="float" office:value="2011">
            <text:p>2011</text:p>
          </table:table-cell>
          <table:table-cell table:formula="of:=ROUNDUP(MONTH([.H624])/3)" office:value-type="float" office:value="3">
            <text:p>3</text:p>
          </table:table-cell>
          <table:table-cell table:formula="of:=MONTH([.H624])" office:value-type="float" office:value="9">
            <text:p>9</text:p>
          </table:table-cell>
          <table:table-cell table:formula="of:=&quot;Sep &quot; &amp; [.B624]" office:value-type="string" office:string-value="Sep 2011">
            <text:p>Sep 2011</text:p>
          </table:table-cell>
          <table:table-cell table:formula="of:=DAY([.H624])" office:value-type="float" office:value="15">
            <text:p>15</text:p>
          </table:table-cell>
          <table:table-cell office:value-type="string">
            <text:p>Ju</text:p>
          </table:table-cell>
          <table:table-cell table:style-name="ce2" office:value-type="date" office:date-value="2011-09-15">
            <text:p>09/15/11</text:p>
          </table:table-cell>
        </table:table-row>
        <table:table-row table:style-name="ro1">
          <table:table-cell table:formula="of:=YEAR([.H625])&amp;RIGHT(&quot;0&quot;&amp;MONTH([.H625]);2)&amp;RIGHT(&quot;0&quot;&amp;DAY([.H625]);2)" office:value-type="string" office:string-value="20110916">
            <text:p>20110916</text:p>
          </table:table-cell>
          <table:table-cell table:formula="of:=YEAR([.H625])" office:value-type="float" office:value="2011">
            <text:p>2011</text:p>
          </table:table-cell>
          <table:table-cell table:formula="of:=ROUNDUP(MONTH([.H625])/3)" office:value-type="float" office:value="3">
            <text:p>3</text:p>
          </table:table-cell>
          <table:table-cell table:formula="of:=MONTH([.H625])" office:value-type="float" office:value="9">
            <text:p>9</text:p>
          </table:table-cell>
          <table:table-cell table:formula="of:=&quot;Sep &quot; &amp; [.B625]" office:value-type="string" office:string-value="Sep 2011">
            <text:p>Sep 2011</text:p>
          </table:table-cell>
          <table:table-cell table:formula="of:=DAY([.H625])" office:value-type="float" office:value="16">
            <text:p>16</text:p>
          </table:table-cell>
          <table:table-cell office:value-type="string">
            <text:p>Vi</text:p>
          </table:table-cell>
          <table:table-cell table:style-name="ce2" office:value-type="date" office:date-value="2011-09-16">
            <text:p>09/16/11</text:p>
          </table:table-cell>
        </table:table-row>
        <table:table-row table:style-name="ro1">
          <table:table-cell table:formula="of:=YEAR([.H626])&amp;RIGHT(&quot;0&quot;&amp;MONTH([.H626]);2)&amp;RIGHT(&quot;0&quot;&amp;DAY([.H626]);2)" office:value-type="string" office:string-value="20110917">
            <text:p>20110917</text:p>
          </table:table-cell>
          <table:table-cell table:formula="of:=YEAR([.H626])" office:value-type="float" office:value="2011">
            <text:p>2011</text:p>
          </table:table-cell>
          <table:table-cell table:formula="of:=ROUNDUP(MONTH([.H626])/3)" office:value-type="float" office:value="3">
            <text:p>3</text:p>
          </table:table-cell>
          <table:table-cell table:formula="of:=MONTH([.H626])" office:value-type="float" office:value="9">
            <text:p>9</text:p>
          </table:table-cell>
          <table:table-cell table:formula="of:=&quot;Sep &quot; &amp; [.B626]" office:value-type="string" office:string-value="Sep 2011">
            <text:p>Sep 2011</text:p>
          </table:table-cell>
          <table:table-cell table:formula="of:=DAY([.H626])" office:value-type="float" office:value="17">
            <text:p>17</text:p>
          </table:table-cell>
          <table:table-cell office:value-type="string">
            <text:p>Sa</text:p>
          </table:table-cell>
          <table:table-cell table:style-name="ce2" office:value-type="date" office:date-value="2011-09-17">
            <text:p>09/17/11</text:p>
          </table:table-cell>
        </table:table-row>
        <table:table-row table:style-name="ro1">
          <table:table-cell table:formula="of:=YEAR([.H627])&amp;RIGHT(&quot;0&quot;&amp;MONTH([.H627]);2)&amp;RIGHT(&quot;0&quot;&amp;DAY([.H627]);2)" office:value-type="string" office:string-value="20110918">
            <text:p>20110918</text:p>
          </table:table-cell>
          <table:table-cell table:formula="of:=YEAR([.H627])" office:value-type="float" office:value="2011">
            <text:p>2011</text:p>
          </table:table-cell>
          <table:table-cell table:formula="of:=ROUNDUP(MONTH([.H627])/3)" office:value-type="float" office:value="3">
            <text:p>3</text:p>
          </table:table-cell>
          <table:table-cell table:formula="of:=MONTH([.H627])" office:value-type="float" office:value="9">
            <text:p>9</text:p>
          </table:table-cell>
          <table:table-cell table:formula="of:=&quot;Sep &quot; &amp; [.B627]" office:value-type="string" office:string-value="Sep 2011">
            <text:p>Sep 2011</text:p>
          </table:table-cell>
          <table:table-cell table:formula="of:=DAY([.H627])" office:value-type="float" office:value="18">
            <text:p>18</text:p>
          </table:table-cell>
          <table:table-cell office:value-type="string">
            <text:p>Do</text:p>
          </table:table-cell>
          <table:table-cell table:style-name="ce2" office:value-type="date" office:date-value="2011-09-18">
            <text:p>09/18/11</text:p>
          </table:table-cell>
        </table:table-row>
        <table:table-row table:style-name="ro1">
          <table:table-cell table:formula="of:=YEAR([.H628])&amp;RIGHT(&quot;0&quot;&amp;MONTH([.H628]);2)&amp;RIGHT(&quot;0&quot;&amp;DAY([.H628]);2)" office:value-type="string" office:string-value="20110919">
            <text:p>20110919</text:p>
          </table:table-cell>
          <table:table-cell table:formula="of:=YEAR([.H628])" office:value-type="float" office:value="2011">
            <text:p>2011</text:p>
          </table:table-cell>
          <table:table-cell table:formula="of:=ROUNDUP(MONTH([.H628])/3)" office:value-type="float" office:value="3">
            <text:p>3</text:p>
          </table:table-cell>
          <table:table-cell table:formula="of:=MONTH([.H628])" office:value-type="float" office:value="9">
            <text:p>9</text:p>
          </table:table-cell>
          <table:table-cell table:formula="of:=&quot;Sep &quot; &amp; [.B628]" office:value-type="string" office:string-value="Sep 2011">
            <text:p>Sep 2011</text:p>
          </table:table-cell>
          <table:table-cell table:formula="of:=DAY([.H628])" office:value-type="float" office:value="19">
            <text:p>19</text:p>
          </table:table-cell>
          <table:table-cell office:value-type="string">
            <text:p>Lu</text:p>
          </table:table-cell>
          <table:table-cell table:style-name="ce2" office:value-type="date" office:date-value="2011-09-19">
            <text:p>09/19/11</text:p>
          </table:table-cell>
        </table:table-row>
        <table:table-row table:style-name="ro1">
          <table:table-cell table:formula="of:=YEAR([.H629])&amp;RIGHT(&quot;0&quot;&amp;MONTH([.H629]);2)&amp;RIGHT(&quot;0&quot;&amp;DAY([.H629]);2)" office:value-type="string" office:string-value="20110920">
            <text:p>20110920</text:p>
          </table:table-cell>
          <table:table-cell table:formula="of:=YEAR([.H629])" office:value-type="float" office:value="2011">
            <text:p>2011</text:p>
          </table:table-cell>
          <table:table-cell table:formula="of:=ROUNDUP(MONTH([.H629])/3)" office:value-type="float" office:value="3">
            <text:p>3</text:p>
          </table:table-cell>
          <table:table-cell table:formula="of:=MONTH([.H629])" office:value-type="float" office:value="9">
            <text:p>9</text:p>
          </table:table-cell>
          <table:table-cell table:formula="of:=&quot;Sep &quot; &amp; [.B629]" office:value-type="string" office:string-value="Sep 2011">
            <text:p>Sep 2011</text:p>
          </table:table-cell>
          <table:table-cell table:formula="of:=DAY([.H629])" office:value-type="float" office:value="20">
            <text:p>20</text:p>
          </table:table-cell>
          <table:table-cell office:value-type="string">
            <text:p>Ma</text:p>
          </table:table-cell>
          <table:table-cell table:style-name="ce2" office:value-type="date" office:date-value="2011-09-20">
            <text:p>09/20/11</text:p>
          </table:table-cell>
        </table:table-row>
        <table:table-row table:style-name="ro1">
          <table:table-cell table:formula="of:=YEAR([.H630])&amp;RIGHT(&quot;0&quot;&amp;MONTH([.H630]);2)&amp;RIGHT(&quot;0&quot;&amp;DAY([.H630]);2)" office:value-type="string" office:string-value="20110921">
            <text:p>20110921</text:p>
          </table:table-cell>
          <table:table-cell table:formula="of:=YEAR([.H630])" office:value-type="float" office:value="2011">
            <text:p>2011</text:p>
          </table:table-cell>
          <table:table-cell table:formula="of:=ROUNDUP(MONTH([.H630])/3)" office:value-type="float" office:value="3">
            <text:p>3</text:p>
          </table:table-cell>
          <table:table-cell table:formula="of:=MONTH([.H630])" office:value-type="float" office:value="9">
            <text:p>9</text:p>
          </table:table-cell>
          <table:table-cell table:formula="of:=&quot;Sep &quot; &amp; [.B630]" office:value-type="string" office:string-value="Sep 2011">
            <text:p>Sep 2011</text:p>
          </table:table-cell>
          <table:table-cell table:formula="of:=DAY([.H630])" office:value-type="float" office:value="21">
            <text:p>21</text:p>
          </table:table-cell>
          <table:table-cell office:value-type="string">
            <text:p>Mi</text:p>
          </table:table-cell>
          <table:table-cell table:style-name="ce2" office:value-type="date" office:date-value="2011-09-21">
            <text:p>09/21/11</text:p>
          </table:table-cell>
        </table:table-row>
        <table:table-row table:style-name="ro1">
          <table:table-cell table:formula="of:=YEAR([.H631])&amp;RIGHT(&quot;0&quot;&amp;MONTH([.H631]);2)&amp;RIGHT(&quot;0&quot;&amp;DAY([.H631]);2)" office:value-type="string" office:string-value="20110922">
            <text:p>20110922</text:p>
          </table:table-cell>
          <table:table-cell table:formula="of:=YEAR([.H631])" office:value-type="float" office:value="2011">
            <text:p>2011</text:p>
          </table:table-cell>
          <table:table-cell table:formula="of:=ROUNDUP(MONTH([.H631])/3)" office:value-type="float" office:value="3">
            <text:p>3</text:p>
          </table:table-cell>
          <table:table-cell table:formula="of:=MONTH([.H631])" office:value-type="float" office:value="9">
            <text:p>9</text:p>
          </table:table-cell>
          <table:table-cell table:formula="of:=&quot;Sep &quot; &amp; [.B631]" office:value-type="string" office:string-value="Sep 2011">
            <text:p>Sep 2011</text:p>
          </table:table-cell>
          <table:table-cell table:formula="of:=DAY([.H631])" office:value-type="float" office:value="22">
            <text:p>22</text:p>
          </table:table-cell>
          <table:table-cell office:value-type="string">
            <text:p>Ju</text:p>
          </table:table-cell>
          <table:table-cell table:style-name="ce2" office:value-type="date" office:date-value="2011-09-22">
            <text:p>09/22/11</text:p>
          </table:table-cell>
        </table:table-row>
        <table:table-row table:style-name="ro1">
          <table:table-cell table:formula="of:=YEAR([.H632])&amp;RIGHT(&quot;0&quot;&amp;MONTH([.H632]);2)&amp;RIGHT(&quot;0&quot;&amp;DAY([.H632]);2)" office:value-type="string" office:string-value="20110923">
            <text:p>20110923</text:p>
          </table:table-cell>
          <table:table-cell table:formula="of:=YEAR([.H632])" office:value-type="float" office:value="2011">
            <text:p>2011</text:p>
          </table:table-cell>
          <table:table-cell table:formula="of:=ROUNDUP(MONTH([.H632])/3)" office:value-type="float" office:value="3">
            <text:p>3</text:p>
          </table:table-cell>
          <table:table-cell table:formula="of:=MONTH([.H632])" office:value-type="float" office:value="9">
            <text:p>9</text:p>
          </table:table-cell>
          <table:table-cell table:formula="of:=&quot;Sep &quot; &amp; [.B632]" office:value-type="string" office:string-value="Sep 2011">
            <text:p>Sep 2011</text:p>
          </table:table-cell>
          <table:table-cell table:formula="of:=DAY([.H632])" office:value-type="float" office:value="23">
            <text:p>23</text:p>
          </table:table-cell>
          <table:table-cell office:value-type="string">
            <text:p>Vi</text:p>
          </table:table-cell>
          <table:table-cell table:style-name="ce2" office:value-type="date" office:date-value="2011-09-23">
            <text:p>09/23/11</text:p>
          </table:table-cell>
        </table:table-row>
        <table:table-row table:style-name="ro1">
          <table:table-cell table:formula="of:=YEAR([.H633])&amp;RIGHT(&quot;0&quot;&amp;MONTH([.H633]);2)&amp;RIGHT(&quot;0&quot;&amp;DAY([.H633]);2)" office:value-type="string" office:string-value="20110924">
            <text:p>20110924</text:p>
          </table:table-cell>
          <table:table-cell table:formula="of:=YEAR([.H633])" office:value-type="float" office:value="2011">
            <text:p>2011</text:p>
          </table:table-cell>
          <table:table-cell table:formula="of:=ROUNDUP(MONTH([.H633])/3)" office:value-type="float" office:value="3">
            <text:p>3</text:p>
          </table:table-cell>
          <table:table-cell table:formula="of:=MONTH([.H633])" office:value-type="float" office:value="9">
            <text:p>9</text:p>
          </table:table-cell>
          <table:table-cell table:formula="of:=&quot;Sep &quot; &amp; [.B633]" office:value-type="string" office:string-value="Sep 2011">
            <text:p>Sep 2011</text:p>
          </table:table-cell>
          <table:table-cell table:formula="of:=DAY([.H633])" office:value-type="float" office:value="24">
            <text:p>24</text:p>
          </table:table-cell>
          <table:table-cell office:value-type="string">
            <text:p>Sa</text:p>
          </table:table-cell>
          <table:table-cell table:style-name="ce2" office:value-type="date" office:date-value="2011-09-24">
            <text:p>09/24/11</text:p>
          </table:table-cell>
        </table:table-row>
        <table:table-row table:style-name="ro1">
          <table:table-cell table:formula="of:=YEAR([.H634])&amp;RIGHT(&quot;0&quot;&amp;MONTH([.H634]);2)&amp;RIGHT(&quot;0&quot;&amp;DAY([.H634]);2)" office:value-type="string" office:string-value="20110925">
            <text:p>20110925</text:p>
          </table:table-cell>
          <table:table-cell table:formula="of:=YEAR([.H634])" office:value-type="float" office:value="2011">
            <text:p>2011</text:p>
          </table:table-cell>
          <table:table-cell table:formula="of:=ROUNDUP(MONTH([.H634])/3)" office:value-type="float" office:value="3">
            <text:p>3</text:p>
          </table:table-cell>
          <table:table-cell table:formula="of:=MONTH([.H634])" office:value-type="float" office:value="9">
            <text:p>9</text:p>
          </table:table-cell>
          <table:table-cell table:formula="of:=&quot;Sep &quot; &amp; [.B634]" office:value-type="string" office:string-value="Sep 2011">
            <text:p>Sep 2011</text:p>
          </table:table-cell>
          <table:table-cell table:formula="of:=DAY([.H634])" office:value-type="float" office:value="25">
            <text:p>25</text:p>
          </table:table-cell>
          <table:table-cell office:value-type="string">
            <text:p>Do</text:p>
          </table:table-cell>
          <table:table-cell table:style-name="ce2" office:value-type="date" office:date-value="2011-09-25">
            <text:p>09/25/11</text:p>
          </table:table-cell>
        </table:table-row>
        <table:table-row table:style-name="ro1">
          <table:table-cell table:formula="of:=YEAR([.H635])&amp;RIGHT(&quot;0&quot;&amp;MONTH([.H635]);2)&amp;RIGHT(&quot;0&quot;&amp;DAY([.H635]);2)" office:value-type="string" office:string-value="20110926">
            <text:p>20110926</text:p>
          </table:table-cell>
          <table:table-cell table:formula="of:=YEAR([.H635])" office:value-type="float" office:value="2011">
            <text:p>2011</text:p>
          </table:table-cell>
          <table:table-cell table:formula="of:=ROUNDUP(MONTH([.H635])/3)" office:value-type="float" office:value="3">
            <text:p>3</text:p>
          </table:table-cell>
          <table:table-cell table:formula="of:=MONTH([.H635])" office:value-type="float" office:value="9">
            <text:p>9</text:p>
          </table:table-cell>
          <table:table-cell table:formula="of:=&quot;Sep &quot; &amp; [.B635]" office:value-type="string" office:string-value="Sep 2011">
            <text:p>Sep 2011</text:p>
          </table:table-cell>
          <table:table-cell table:formula="of:=DAY([.H635])" office:value-type="float" office:value="26">
            <text:p>26</text:p>
          </table:table-cell>
          <table:table-cell office:value-type="string">
            <text:p>Lu</text:p>
          </table:table-cell>
          <table:table-cell table:style-name="ce2" office:value-type="date" office:date-value="2011-09-26">
            <text:p>09/26/11</text:p>
          </table:table-cell>
        </table:table-row>
        <table:table-row table:style-name="ro1">
          <table:table-cell table:formula="of:=YEAR([.H636])&amp;RIGHT(&quot;0&quot;&amp;MONTH([.H636]);2)&amp;RIGHT(&quot;0&quot;&amp;DAY([.H636]);2)" office:value-type="string" office:string-value="20110927">
            <text:p>20110927</text:p>
          </table:table-cell>
          <table:table-cell table:formula="of:=YEAR([.H636])" office:value-type="float" office:value="2011">
            <text:p>2011</text:p>
          </table:table-cell>
          <table:table-cell table:formula="of:=ROUNDUP(MONTH([.H636])/3)" office:value-type="float" office:value="3">
            <text:p>3</text:p>
          </table:table-cell>
          <table:table-cell table:formula="of:=MONTH([.H636])" office:value-type="float" office:value="9">
            <text:p>9</text:p>
          </table:table-cell>
          <table:table-cell table:formula="of:=&quot;Sep &quot; &amp; [.B636]" office:value-type="string" office:string-value="Sep 2011">
            <text:p>Sep 2011</text:p>
          </table:table-cell>
          <table:table-cell table:formula="of:=DAY([.H636])" office:value-type="float" office:value="27">
            <text:p>27</text:p>
          </table:table-cell>
          <table:table-cell office:value-type="string">
            <text:p>Ma</text:p>
          </table:table-cell>
          <table:table-cell table:style-name="ce2" office:value-type="date" office:date-value="2011-09-27">
            <text:p>09/27/11</text:p>
          </table:table-cell>
        </table:table-row>
        <table:table-row table:style-name="ro1">
          <table:table-cell table:formula="of:=YEAR([.H637])&amp;RIGHT(&quot;0&quot;&amp;MONTH([.H637]);2)&amp;RIGHT(&quot;0&quot;&amp;DAY([.H637]);2)" office:value-type="string" office:string-value="20110928">
            <text:p>20110928</text:p>
          </table:table-cell>
          <table:table-cell table:formula="of:=YEAR([.H637])" office:value-type="float" office:value="2011">
            <text:p>2011</text:p>
          </table:table-cell>
          <table:table-cell table:formula="of:=ROUNDUP(MONTH([.H637])/3)" office:value-type="float" office:value="3">
            <text:p>3</text:p>
          </table:table-cell>
          <table:table-cell table:formula="of:=MONTH([.H637])" office:value-type="float" office:value="9">
            <text:p>9</text:p>
          </table:table-cell>
          <table:table-cell table:formula="of:=&quot;Sep &quot; &amp; [.B637]" office:value-type="string" office:string-value="Sep 2011">
            <text:p>Sep 2011</text:p>
          </table:table-cell>
          <table:table-cell table:formula="of:=DAY([.H637])" office:value-type="float" office:value="28">
            <text:p>28</text:p>
          </table:table-cell>
          <table:table-cell office:value-type="string">
            <text:p>Mi</text:p>
          </table:table-cell>
          <table:table-cell table:style-name="ce2" office:value-type="date" office:date-value="2011-09-28">
            <text:p>09/28/11</text:p>
          </table:table-cell>
        </table:table-row>
        <table:table-row table:style-name="ro1">
          <table:table-cell table:formula="of:=YEAR([.H638])&amp;RIGHT(&quot;0&quot;&amp;MONTH([.H638]);2)&amp;RIGHT(&quot;0&quot;&amp;DAY([.H638]);2)" office:value-type="string" office:string-value="20110929">
            <text:p>20110929</text:p>
          </table:table-cell>
          <table:table-cell table:formula="of:=YEAR([.H638])" office:value-type="float" office:value="2011">
            <text:p>2011</text:p>
          </table:table-cell>
          <table:table-cell table:formula="of:=ROUNDUP(MONTH([.H638])/3)" office:value-type="float" office:value="3">
            <text:p>3</text:p>
          </table:table-cell>
          <table:table-cell table:formula="of:=MONTH([.H638])" office:value-type="float" office:value="9">
            <text:p>9</text:p>
          </table:table-cell>
          <table:table-cell table:formula="of:=&quot;Sep &quot; &amp; [.B638]" office:value-type="string" office:string-value="Sep 2011">
            <text:p>Sep 2011</text:p>
          </table:table-cell>
          <table:table-cell table:formula="of:=DAY([.H638])" office:value-type="float" office:value="29">
            <text:p>29</text:p>
          </table:table-cell>
          <table:table-cell office:value-type="string">
            <text:p>Ju</text:p>
          </table:table-cell>
          <table:table-cell table:style-name="ce2" office:value-type="date" office:date-value="2011-09-29">
            <text:p>09/29/11</text:p>
          </table:table-cell>
        </table:table-row>
        <table:table-row table:style-name="ro1">
          <table:table-cell table:formula="of:=YEAR([.H639])&amp;RIGHT(&quot;0&quot;&amp;MONTH([.H639]);2)&amp;RIGHT(&quot;0&quot;&amp;DAY([.H639]);2)" office:value-type="string" office:string-value="20110930">
            <text:p>20110930</text:p>
          </table:table-cell>
          <table:table-cell table:formula="of:=YEAR([.H639])" office:value-type="float" office:value="2011">
            <text:p>2011</text:p>
          </table:table-cell>
          <table:table-cell table:formula="of:=ROUNDUP(MONTH([.H639])/3)" office:value-type="float" office:value="3">
            <text:p>3</text:p>
          </table:table-cell>
          <table:table-cell table:formula="of:=MONTH([.H639])" office:value-type="float" office:value="9">
            <text:p>9</text:p>
          </table:table-cell>
          <table:table-cell table:formula="of:=&quot;Sep &quot; &amp; [.B639]" office:value-type="string" office:string-value="Sep 2011">
            <text:p>Sep 2011</text:p>
          </table:table-cell>
          <table:table-cell table:formula="of:=DAY([.H639])" office:value-type="float" office:value="30">
            <text:p>30</text:p>
          </table:table-cell>
          <table:table-cell office:value-type="string">
            <text:p>Vi</text:p>
          </table:table-cell>
          <table:table-cell table:style-name="ce2" office:value-type="date" office:date-value="2011-09-30">
            <text:p>09/30/11</text:p>
          </table:table-cell>
        </table:table-row>
        <table:table-row table:style-name="ro1">
          <table:table-cell table:formula="of:=YEAR([.H640])&amp;RIGHT(&quot;0&quot;&amp;MONTH([.H640]);2)&amp;RIGHT(&quot;0&quot;&amp;DAY([.H640]);2)" office:value-type="string" office:string-value="20111001">
            <text:p>20111001</text:p>
          </table:table-cell>
          <table:table-cell table:formula="of:=YEAR([.H640])" office:value-type="float" office:value="2011">
            <text:p>2011</text:p>
          </table:table-cell>
          <table:table-cell table:formula="of:=ROUNDUP(MONTH([.H640])/3)" office:value-type="float" office:value="4">
            <text:p>4</text:p>
          </table:table-cell>
          <table:table-cell table:formula="of:=MONTH([.H640])" office:value-type="float" office:value="10">
            <text:p>10</text:p>
          </table:table-cell>
          <table:table-cell table:formula="of:=&quot;Oct &quot; &amp; [.B640]" office:value-type="string" office:string-value="Oct 2011">
            <text:p>Oct 2011</text:p>
          </table:table-cell>
          <table:table-cell table:formula="of:=DAY([.H640])" office:value-type="float" office:value="1">
            <text:p>1</text:p>
          </table:table-cell>
          <table:table-cell office:value-type="string">
            <text:p>Sa</text:p>
          </table:table-cell>
          <table:table-cell table:style-name="ce2" office:value-type="date" office:date-value="2011-10-01">
            <text:p>10/01/11</text:p>
          </table:table-cell>
        </table:table-row>
        <table:table-row table:style-name="ro1">
          <table:table-cell table:formula="of:=YEAR([.H641])&amp;RIGHT(&quot;0&quot;&amp;MONTH([.H641]);2)&amp;RIGHT(&quot;0&quot;&amp;DAY([.H641]);2)" office:value-type="string" office:string-value="20111002">
            <text:p>20111002</text:p>
          </table:table-cell>
          <table:table-cell table:formula="of:=YEAR([.H641])" office:value-type="float" office:value="2011">
            <text:p>2011</text:p>
          </table:table-cell>
          <table:table-cell table:formula="of:=ROUNDUP(MONTH([.H641])/3)" office:value-type="float" office:value="4">
            <text:p>4</text:p>
          </table:table-cell>
          <table:table-cell table:formula="of:=MONTH([.H641])" office:value-type="float" office:value="10">
            <text:p>10</text:p>
          </table:table-cell>
          <table:table-cell table:formula="of:=&quot;Oct &quot; &amp; [.B641]" office:value-type="string" office:string-value="Oct 2011">
            <text:p>Oct 2011</text:p>
          </table:table-cell>
          <table:table-cell table:formula="of:=DAY([.H641])" office:value-type="float" office:value="2">
            <text:p>2</text:p>
          </table:table-cell>
          <table:table-cell office:value-type="string">
            <text:p>Do</text:p>
          </table:table-cell>
          <table:table-cell table:style-name="ce2" office:value-type="date" office:date-value="2011-10-02">
            <text:p>10/02/11</text:p>
          </table:table-cell>
        </table:table-row>
        <table:table-row table:style-name="ro1">
          <table:table-cell table:formula="of:=YEAR([.H642])&amp;RIGHT(&quot;0&quot;&amp;MONTH([.H642]);2)&amp;RIGHT(&quot;0&quot;&amp;DAY([.H642]);2)" office:value-type="string" office:string-value="20111003">
            <text:p>20111003</text:p>
          </table:table-cell>
          <table:table-cell table:formula="of:=YEAR([.H642])" office:value-type="float" office:value="2011">
            <text:p>2011</text:p>
          </table:table-cell>
          <table:table-cell table:formula="of:=ROUNDUP(MONTH([.H642])/3)" office:value-type="float" office:value="4">
            <text:p>4</text:p>
          </table:table-cell>
          <table:table-cell table:formula="of:=MONTH([.H642])" office:value-type="float" office:value="10">
            <text:p>10</text:p>
          </table:table-cell>
          <table:table-cell table:formula="of:=&quot;Oct &quot; &amp; [.B642]" office:value-type="string" office:string-value="Oct 2011">
            <text:p>Oct 2011</text:p>
          </table:table-cell>
          <table:table-cell table:formula="of:=DAY([.H642])" office:value-type="float" office:value="3">
            <text:p>3</text:p>
          </table:table-cell>
          <table:table-cell office:value-type="string">
            <text:p>Lu</text:p>
          </table:table-cell>
          <table:table-cell table:style-name="ce2" office:value-type="date" office:date-value="2011-10-03">
            <text:p>10/03/11</text:p>
          </table:table-cell>
        </table:table-row>
        <table:table-row table:style-name="ro1">
          <table:table-cell table:formula="of:=YEAR([.H643])&amp;RIGHT(&quot;0&quot;&amp;MONTH([.H643]);2)&amp;RIGHT(&quot;0&quot;&amp;DAY([.H643]);2)" office:value-type="string" office:string-value="20111004">
            <text:p>20111004</text:p>
          </table:table-cell>
          <table:table-cell table:formula="of:=YEAR([.H643])" office:value-type="float" office:value="2011">
            <text:p>2011</text:p>
          </table:table-cell>
          <table:table-cell table:formula="of:=ROUNDUP(MONTH([.H643])/3)" office:value-type="float" office:value="4">
            <text:p>4</text:p>
          </table:table-cell>
          <table:table-cell table:formula="of:=MONTH([.H643])" office:value-type="float" office:value="10">
            <text:p>10</text:p>
          </table:table-cell>
          <table:table-cell table:formula="of:=&quot;Oct &quot; &amp; [.B643]" office:value-type="string" office:string-value="Oct 2011">
            <text:p>Oct 2011</text:p>
          </table:table-cell>
          <table:table-cell table:formula="of:=DAY([.H643])" office:value-type="float" office:value="4">
            <text:p>4</text:p>
          </table:table-cell>
          <table:table-cell office:value-type="string">
            <text:p>Ma</text:p>
          </table:table-cell>
          <table:table-cell table:style-name="ce2" office:value-type="date" office:date-value="2011-10-04">
            <text:p>10/04/11</text:p>
          </table:table-cell>
        </table:table-row>
        <table:table-row table:style-name="ro1">
          <table:table-cell table:formula="of:=YEAR([.H644])&amp;RIGHT(&quot;0&quot;&amp;MONTH([.H644]);2)&amp;RIGHT(&quot;0&quot;&amp;DAY([.H644]);2)" office:value-type="string" office:string-value="20111005">
            <text:p>20111005</text:p>
          </table:table-cell>
          <table:table-cell table:formula="of:=YEAR([.H644])" office:value-type="float" office:value="2011">
            <text:p>2011</text:p>
          </table:table-cell>
          <table:table-cell table:formula="of:=ROUNDUP(MONTH([.H644])/3)" office:value-type="float" office:value="4">
            <text:p>4</text:p>
          </table:table-cell>
          <table:table-cell table:formula="of:=MONTH([.H644])" office:value-type="float" office:value="10">
            <text:p>10</text:p>
          </table:table-cell>
          <table:table-cell table:formula="of:=&quot;Oct &quot; &amp; [.B644]" office:value-type="string" office:string-value="Oct 2011">
            <text:p>Oct 2011</text:p>
          </table:table-cell>
          <table:table-cell table:formula="of:=DAY([.H644])" office:value-type="float" office:value="5">
            <text:p>5</text:p>
          </table:table-cell>
          <table:table-cell office:value-type="string">
            <text:p>Mi</text:p>
          </table:table-cell>
          <table:table-cell table:style-name="ce2" office:value-type="date" office:date-value="2011-10-05">
            <text:p>10/05/11</text:p>
          </table:table-cell>
        </table:table-row>
        <table:table-row table:style-name="ro1">
          <table:table-cell table:formula="of:=YEAR([.H645])&amp;RIGHT(&quot;0&quot;&amp;MONTH([.H645]);2)&amp;RIGHT(&quot;0&quot;&amp;DAY([.H645]);2)" office:value-type="string" office:string-value="20111006">
            <text:p>20111006</text:p>
          </table:table-cell>
          <table:table-cell table:formula="of:=YEAR([.H645])" office:value-type="float" office:value="2011">
            <text:p>2011</text:p>
          </table:table-cell>
          <table:table-cell table:formula="of:=ROUNDUP(MONTH([.H645])/3)" office:value-type="float" office:value="4">
            <text:p>4</text:p>
          </table:table-cell>
          <table:table-cell table:formula="of:=MONTH([.H645])" office:value-type="float" office:value="10">
            <text:p>10</text:p>
          </table:table-cell>
          <table:table-cell table:formula="of:=&quot;Oct &quot; &amp; [.B645]" office:value-type="string" office:string-value="Oct 2011">
            <text:p>Oct 2011</text:p>
          </table:table-cell>
          <table:table-cell table:formula="of:=DAY([.H645])" office:value-type="float" office:value="6">
            <text:p>6</text:p>
          </table:table-cell>
          <table:table-cell office:value-type="string">
            <text:p>Ju</text:p>
          </table:table-cell>
          <table:table-cell table:style-name="ce2" office:value-type="date" office:date-value="2011-10-06">
            <text:p>10/06/11</text:p>
          </table:table-cell>
        </table:table-row>
        <table:table-row table:style-name="ro1">
          <table:table-cell table:formula="of:=YEAR([.H646])&amp;RIGHT(&quot;0&quot;&amp;MONTH([.H646]);2)&amp;RIGHT(&quot;0&quot;&amp;DAY([.H646]);2)" office:value-type="string" office:string-value="20111007">
            <text:p>20111007</text:p>
          </table:table-cell>
          <table:table-cell table:formula="of:=YEAR([.H646])" office:value-type="float" office:value="2011">
            <text:p>2011</text:p>
          </table:table-cell>
          <table:table-cell table:formula="of:=ROUNDUP(MONTH([.H646])/3)" office:value-type="float" office:value="4">
            <text:p>4</text:p>
          </table:table-cell>
          <table:table-cell table:formula="of:=MONTH([.H646])" office:value-type="float" office:value="10">
            <text:p>10</text:p>
          </table:table-cell>
          <table:table-cell table:formula="of:=&quot;Oct &quot; &amp; [.B646]" office:value-type="string" office:string-value="Oct 2011">
            <text:p>Oct 2011</text:p>
          </table:table-cell>
          <table:table-cell table:formula="of:=DAY([.H646])" office:value-type="float" office:value="7">
            <text:p>7</text:p>
          </table:table-cell>
          <table:table-cell office:value-type="string">
            <text:p>Vi</text:p>
          </table:table-cell>
          <table:table-cell table:style-name="ce2" office:value-type="date" office:date-value="2011-10-07">
            <text:p>10/07/11</text:p>
          </table:table-cell>
        </table:table-row>
        <table:table-row table:style-name="ro1">
          <table:table-cell table:formula="of:=YEAR([.H647])&amp;RIGHT(&quot;0&quot;&amp;MONTH([.H647]);2)&amp;RIGHT(&quot;0&quot;&amp;DAY([.H647]);2)" office:value-type="string" office:string-value="20111008">
            <text:p>20111008</text:p>
          </table:table-cell>
          <table:table-cell table:formula="of:=YEAR([.H647])" office:value-type="float" office:value="2011">
            <text:p>2011</text:p>
          </table:table-cell>
          <table:table-cell table:formula="of:=ROUNDUP(MONTH([.H647])/3)" office:value-type="float" office:value="4">
            <text:p>4</text:p>
          </table:table-cell>
          <table:table-cell table:formula="of:=MONTH([.H647])" office:value-type="float" office:value="10">
            <text:p>10</text:p>
          </table:table-cell>
          <table:table-cell table:formula="of:=&quot;Oct &quot; &amp; [.B647]" office:value-type="string" office:string-value="Oct 2011">
            <text:p>Oct 2011</text:p>
          </table:table-cell>
          <table:table-cell table:formula="of:=DAY([.H647])" office:value-type="float" office:value="8">
            <text:p>8</text:p>
          </table:table-cell>
          <table:table-cell office:value-type="string">
            <text:p>Sa</text:p>
          </table:table-cell>
          <table:table-cell table:style-name="ce2" office:value-type="date" office:date-value="2011-10-08">
            <text:p>10/08/11</text:p>
          </table:table-cell>
        </table:table-row>
        <table:table-row table:style-name="ro1">
          <table:table-cell table:formula="of:=YEAR([.H648])&amp;RIGHT(&quot;0&quot;&amp;MONTH([.H648]);2)&amp;RIGHT(&quot;0&quot;&amp;DAY([.H648]);2)" office:value-type="string" office:string-value="20111009">
            <text:p>20111009</text:p>
          </table:table-cell>
          <table:table-cell table:formula="of:=YEAR([.H648])" office:value-type="float" office:value="2011">
            <text:p>2011</text:p>
          </table:table-cell>
          <table:table-cell table:formula="of:=ROUNDUP(MONTH([.H648])/3)" office:value-type="float" office:value="4">
            <text:p>4</text:p>
          </table:table-cell>
          <table:table-cell table:formula="of:=MONTH([.H648])" office:value-type="float" office:value="10">
            <text:p>10</text:p>
          </table:table-cell>
          <table:table-cell table:formula="of:=&quot;Oct &quot; &amp; [.B648]" office:value-type="string" office:string-value="Oct 2011">
            <text:p>Oct 2011</text:p>
          </table:table-cell>
          <table:table-cell table:formula="of:=DAY([.H648])" office:value-type="float" office:value="9">
            <text:p>9</text:p>
          </table:table-cell>
          <table:table-cell office:value-type="string">
            <text:p>Do</text:p>
          </table:table-cell>
          <table:table-cell table:style-name="ce2" office:value-type="date" office:date-value="2011-10-09">
            <text:p>10/09/11</text:p>
          </table:table-cell>
        </table:table-row>
        <table:table-row table:style-name="ro1">
          <table:table-cell table:formula="of:=YEAR([.H649])&amp;RIGHT(&quot;0&quot;&amp;MONTH([.H649]);2)&amp;RIGHT(&quot;0&quot;&amp;DAY([.H649]);2)" office:value-type="string" office:string-value="20111010">
            <text:p>20111010</text:p>
          </table:table-cell>
          <table:table-cell table:formula="of:=YEAR([.H649])" office:value-type="float" office:value="2011">
            <text:p>2011</text:p>
          </table:table-cell>
          <table:table-cell table:formula="of:=ROUNDUP(MONTH([.H649])/3)" office:value-type="float" office:value="4">
            <text:p>4</text:p>
          </table:table-cell>
          <table:table-cell table:formula="of:=MONTH([.H649])" office:value-type="float" office:value="10">
            <text:p>10</text:p>
          </table:table-cell>
          <table:table-cell table:formula="of:=&quot;Oct &quot; &amp; [.B649]" office:value-type="string" office:string-value="Oct 2011">
            <text:p>Oct 2011</text:p>
          </table:table-cell>
          <table:table-cell table:formula="of:=DAY([.H649])" office:value-type="float" office:value="10">
            <text:p>10</text:p>
          </table:table-cell>
          <table:table-cell office:value-type="string">
            <text:p>Lu</text:p>
          </table:table-cell>
          <table:table-cell table:style-name="ce2" office:value-type="date" office:date-value="2011-10-10">
            <text:p>10/10/11</text:p>
          </table:table-cell>
        </table:table-row>
        <table:table-row table:style-name="ro1">
          <table:table-cell table:formula="of:=YEAR([.H650])&amp;RIGHT(&quot;0&quot;&amp;MONTH([.H650]);2)&amp;RIGHT(&quot;0&quot;&amp;DAY([.H650]);2)" office:value-type="string" office:string-value="20111011">
            <text:p>20111011</text:p>
          </table:table-cell>
          <table:table-cell table:formula="of:=YEAR([.H650])" office:value-type="float" office:value="2011">
            <text:p>2011</text:p>
          </table:table-cell>
          <table:table-cell table:formula="of:=ROUNDUP(MONTH([.H650])/3)" office:value-type="float" office:value="4">
            <text:p>4</text:p>
          </table:table-cell>
          <table:table-cell table:formula="of:=MONTH([.H650])" office:value-type="float" office:value="10">
            <text:p>10</text:p>
          </table:table-cell>
          <table:table-cell table:formula="of:=&quot;Oct &quot; &amp; [.B650]" office:value-type="string" office:string-value="Oct 2011">
            <text:p>Oct 2011</text:p>
          </table:table-cell>
          <table:table-cell table:formula="of:=DAY([.H650])" office:value-type="float" office:value="11">
            <text:p>11</text:p>
          </table:table-cell>
          <table:table-cell office:value-type="string">
            <text:p>Ma</text:p>
          </table:table-cell>
          <table:table-cell table:style-name="ce2" office:value-type="date" office:date-value="2011-10-11">
            <text:p>10/11/11</text:p>
          </table:table-cell>
        </table:table-row>
        <table:table-row table:style-name="ro1">
          <table:table-cell table:formula="of:=YEAR([.H651])&amp;RIGHT(&quot;0&quot;&amp;MONTH([.H651]);2)&amp;RIGHT(&quot;0&quot;&amp;DAY([.H651]);2)" office:value-type="string" office:string-value="20111012">
            <text:p>20111012</text:p>
          </table:table-cell>
          <table:table-cell table:formula="of:=YEAR([.H651])" office:value-type="float" office:value="2011">
            <text:p>2011</text:p>
          </table:table-cell>
          <table:table-cell table:formula="of:=ROUNDUP(MONTH([.H651])/3)" office:value-type="float" office:value="4">
            <text:p>4</text:p>
          </table:table-cell>
          <table:table-cell table:formula="of:=MONTH([.H651])" office:value-type="float" office:value="10">
            <text:p>10</text:p>
          </table:table-cell>
          <table:table-cell table:formula="of:=&quot;Oct &quot; &amp; [.B651]" office:value-type="string" office:string-value="Oct 2011">
            <text:p>Oct 2011</text:p>
          </table:table-cell>
          <table:table-cell table:formula="of:=DAY([.H651])" office:value-type="float" office:value="12">
            <text:p>12</text:p>
          </table:table-cell>
          <table:table-cell office:value-type="string">
            <text:p>Mi</text:p>
          </table:table-cell>
          <table:table-cell table:style-name="ce2" office:value-type="date" office:date-value="2011-10-12">
            <text:p>10/12/11</text:p>
          </table:table-cell>
        </table:table-row>
        <table:table-row table:style-name="ro1">
          <table:table-cell table:formula="of:=YEAR([.H652])&amp;RIGHT(&quot;0&quot;&amp;MONTH([.H652]);2)&amp;RIGHT(&quot;0&quot;&amp;DAY([.H652]);2)" office:value-type="string" office:string-value="20111013">
            <text:p>20111013</text:p>
          </table:table-cell>
          <table:table-cell table:formula="of:=YEAR([.H652])" office:value-type="float" office:value="2011">
            <text:p>2011</text:p>
          </table:table-cell>
          <table:table-cell table:formula="of:=ROUNDUP(MONTH([.H652])/3)" office:value-type="float" office:value="4">
            <text:p>4</text:p>
          </table:table-cell>
          <table:table-cell table:formula="of:=MONTH([.H652])" office:value-type="float" office:value="10">
            <text:p>10</text:p>
          </table:table-cell>
          <table:table-cell table:formula="of:=&quot;Oct &quot; &amp; [.B652]" office:value-type="string" office:string-value="Oct 2011">
            <text:p>Oct 2011</text:p>
          </table:table-cell>
          <table:table-cell table:formula="of:=DAY([.H652])" office:value-type="float" office:value="13">
            <text:p>13</text:p>
          </table:table-cell>
          <table:table-cell office:value-type="string">
            <text:p>Ju</text:p>
          </table:table-cell>
          <table:table-cell table:style-name="ce2" office:value-type="date" office:date-value="2011-10-13">
            <text:p>10/13/11</text:p>
          </table:table-cell>
        </table:table-row>
        <table:table-row table:style-name="ro1">
          <table:table-cell table:formula="of:=YEAR([.H653])&amp;RIGHT(&quot;0&quot;&amp;MONTH([.H653]);2)&amp;RIGHT(&quot;0&quot;&amp;DAY([.H653]);2)" office:value-type="string" office:string-value="20111014">
            <text:p>20111014</text:p>
          </table:table-cell>
          <table:table-cell table:formula="of:=YEAR([.H653])" office:value-type="float" office:value="2011">
            <text:p>2011</text:p>
          </table:table-cell>
          <table:table-cell table:formula="of:=ROUNDUP(MONTH([.H653])/3)" office:value-type="float" office:value="4">
            <text:p>4</text:p>
          </table:table-cell>
          <table:table-cell table:formula="of:=MONTH([.H653])" office:value-type="float" office:value="10">
            <text:p>10</text:p>
          </table:table-cell>
          <table:table-cell table:formula="of:=&quot;Oct &quot; &amp; [.B653]" office:value-type="string" office:string-value="Oct 2011">
            <text:p>Oct 2011</text:p>
          </table:table-cell>
          <table:table-cell table:formula="of:=DAY([.H653])" office:value-type="float" office:value="14">
            <text:p>14</text:p>
          </table:table-cell>
          <table:table-cell office:value-type="string">
            <text:p>Vi</text:p>
          </table:table-cell>
          <table:table-cell table:style-name="ce2" office:value-type="date" office:date-value="2011-10-14">
            <text:p>10/14/11</text:p>
          </table:table-cell>
        </table:table-row>
        <table:table-row table:style-name="ro1">
          <table:table-cell table:formula="of:=YEAR([.H654])&amp;RIGHT(&quot;0&quot;&amp;MONTH([.H654]);2)&amp;RIGHT(&quot;0&quot;&amp;DAY([.H654]);2)" office:value-type="string" office:string-value="20111015">
            <text:p>20111015</text:p>
          </table:table-cell>
          <table:table-cell table:formula="of:=YEAR([.H654])" office:value-type="float" office:value="2011">
            <text:p>2011</text:p>
          </table:table-cell>
          <table:table-cell table:formula="of:=ROUNDUP(MONTH([.H654])/3)" office:value-type="float" office:value="4">
            <text:p>4</text:p>
          </table:table-cell>
          <table:table-cell table:formula="of:=MONTH([.H654])" office:value-type="float" office:value="10">
            <text:p>10</text:p>
          </table:table-cell>
          <table:table-cell table:formula="of:=&quot;Oct &quot; &amp; [.B654]" office:value-type="string" office:string-value="Oct 2011">
            <text:p>Oct 2011</text:p>
          </table:table-cell>
          <table:table-cell table:formula="of:=DAY([.H654])" office:value-type="float" office:value="15">
            <text:p>15</text:p>
          </table:table-cell>
          <table:table-cell office:value-type="string">
            <text:p>Sa</text:p>
          </table:table-cell>
          <table:table-cell table:style-name="ce2" office:value-type="date" office:date-value="2011-10-15">
            <text:p>10/15/11</text:p>
          </table:table-cell>
        </table:table-row>
        <table:table-row table:style-name="ro1">
          <table:table-cell table:formula="of:=YEAR([.H655])&amp;RIGHT(&quot;0&quot;&amp;MONTH([.H655]);2)&amp;RIGHT(&quot;0&quot;&amp;DAY([.H655]);2)" office:value-type="string" office:string-value="20111016">
            <text:p>20111016</text:p>
          </table:table-cell>
          <table:table-cell table:formula="of:=YEAR([.H655])" office:value-type="float" office:value="2011">
            <text:p>2011</text:p>
          </table:table-cell>
          <table:table-cell table:formula="of:=ROUNDUP(MONTH([.H655])/3)" office:value-type="float" office:value="4">
            <text:p>4</text:p>
          </table:table-cell>
          <table:table-cell table:formula="of:=MONTH([.H655])" office:value-type="float" office:value="10">
            <text:p>10</text:p>
          </table:table-cell>
          <table:table-cell table:formula="of:=&quot;Oct &quot; &amp; [.B655]" office:value-type="string" office:string-value="Oct 2011">
            <text:p>Oct 2011</text:p>
          </table:table-cell>
          <table:table-cell table:formula="of:=DAY([.H655])" office:value-type="float" office:value="16">
            <text:p>16</text:p>
          </table:table-cell>
          <table:table-cell office:value-type="string">
            <text:p>Do</text:p>
          </table:table-cell>
          <table:table-cell table:style-name="ce2" office:value-type="date" office:date-value="2011-10-16">
            <text:p>10/16/11</text:p>
          </table:table-cell>
        </table:table-row>
        <table:table-row table:style-name="ro1">
          <table:table-cell table:formula="of:=YEAR([.H656])&amp;RIGHT(&quot;0&quot;&amp;MONTH([.H656]);2)&amp;RIGHT(&quot;0&quot;&amp;DAY([.H656]);2)" office:value-type="string" office:string-value="20111017">
            <text:p>20111017</text:p>
          </table:table-cell>
          <table:table-cell table:formula="of:=YEAR([.H656])" office:value-type="float" office:value="2011">
            <text:p>2011</text:p>
          </table:table-cell>
          <table:table-cell table:formula="of:=ROUNDUP(MONTH([.H656])/3)" office:value-type="float" office:value="4">
            <text:p>4</text:p>
          </table:table-cell>
          <table:table-cell table:formula="of:=MONTH([.H656])" office:value-type="float" office:value="10">
            <text:p>10</text:p>
          </table:table-cell>
          <table:table-cell table:formula="of:=&quot;Oct &quot; &amp; [.B656]" office:value-type="string" office:string-value="Oct 2011">
            <text:p>Oct 2011</text:p>
          </table:table-cell>
          <table:table-cell table:formula="of:=DAY([.H656])" office:value-type="float" office:value="17">
            <text:p>17</text:p>
          </table:table-cell>
          <table:table-cell office:value-type="string">
            <text:p>Lu</text:p>
          </table:table-cell>
          <table:table-cell table:style-name="ce2" office:value-type="date" office:date-value="2011-10-17">
            <text:p>10/17/11</text:p>
          </table:table-cell>
        </table:table-row>
        <table:table-row table:style-name="ro1">
          <table:table-cell table:formula="of:=YEAR([.H657])&amp;RIGHT(&quot;0&quot;&amp;MONTH([.H657]);2)&amp;RIGHT(&quot;0&quot;&amp;DAY([.H657]);2)" office:value-type="string" office:string-value="20111018">
            <text:p>20111018</text:p>
          </table:table-cell>
          <table:table-cell table:formula="of:=YEAR([.H657])" office:value-type="float" office:value="2011">
            <text:p>2011</text:p>
          </table:table-cell>
          <table:table-cell table:formula="of:=ROUNDUP(MONTH([.H657])/3)" office:value-type="float" office:value="4">
            <text:p>4</text:p>
          </table:table-cell>
          <table:table-cell table:formula="of:=MONTH([.H657])" office:value-type="float" office:value="10">
            <text:p>10</text:p>
          </table:table-cell>
          <table:table-cell table:formula="of:=&quot;Oct &quot; &amp; [.B657]" office:value-type="string" office:string-value="Oct 2011">
            <text:p>Oct 2011</text:p>
          </table:table-cell>
          <table:table-cell table:formula="of:=DAY([.H657])" office:value-type="float" office:value="18">
            <text:p>18</text:p>
          </table:table-cell>
          <table:table-cell office:value-type="string">
            <text:p>Ma</text:p>
          </table:table-cell>
          <table:table-cell table:style-name="ce2" office:value-type="date" office:date-value="2011-10-18">
            <text:p>10/18/11</text:p>
          </table:table-cell>
        </table:table-row>
        <table:table-row table:style-name="ro1">
          <table:table-cell table:formula="of:=YEAR([.H658])&amp;RIGHT(&quot;0&quot;&amp;MONTH([.H658]);2)&amp;RIGHT(&quot;0&quot;&amp;DAY([.H658]);2)" office:value-type="string" office:string-value="20111019">
            <text:p>20111019</text:p>
          </table:table-cell>
          <table:table-cell table:formula="of:=YEAR([.H658])" office:value-type="float" office:value="2011">
            <text:p>2011</text:p>
          </table:table-cell>
          <table:table-cell table:formula="of:=ROUNDUP(MONTH([.H658])/3)" office:value-type="float" office:value="4">
            <text:p>4</text:p>
          </table:table-cell>
          <table:table-cell table:formula="of:=MONTH([.H658])" office:value-type="float" office:value="10">
            <text:p>10</text:p>
          </table:table-cell>
          <table:table-cell table:formula="of:=&quot;Oct &quot; &amp; [.B658]" office:value-type="string" office:string-value="Oct 2011">
            <text:p>Oct 2011</text:p>
          </table:table-cell>
          <table:table-cell table:formula="of:=DAY([.H658])" office:value-type="float" office:value="19">
            <text:p>19</text:p>
          </table:table-cell>
          <table:table-cell office:value-type="string">
            <text:p>Mi</text:p>
          </table:table-cell>
          <table:table-cell table:style-name="ce2" office:value-type="date" office:date-value="2011-10-19">
            <text:p>10/19/11</text:p>
          </table:table-cell>
        </table:table-row>
        <table:table-row table:style-name="ro1">
          <table:table-cell table:formula="of:=YEAR([.H659])&amp;RIGHT(&quot;0&quot;&amp;MONTH([.H659]);2)&amp;RIGHT(&quot;0&quot;&amp;DAY([.H659]);2)" office:value-type="string" office:string-value="20111020">
            <text:p>20111020</text:p>
          </table:table-cell>
          <table:table-cell table:formula="of:=YEAR([.H659])" office:value-type="float" office:value="2011">
            <text:p>2011</text:p>
          </table:table-cell>
          <table:table-cell table:formula="of:=ROUNDUP(MONTH([.H659])/3)" office:value-type="float" office:value="4">
            <text:p>4</text:p>
          </table:table-cell>
          <table:table-cell table:formula="of:=MONTH([.H659])" office:value-type="float" office:value="10">
            <text:p>10</text:p>
          </table:table-cell>
          <table:table-cell table:formula="of:=&quot;Oct &quot; &amp; [.B659]" office:value-type="string" office:string-value="Oct 2011">
            <text:p>Oct 2011</text:p>
          </table:table-cell>
          <table:table-cell table:formula="of:=DAY([.H659])" office:value-type="float" office:value="20">
            <text:p>20</text:p>
          </table:table-cell>
          <table:table-cell office:value-type="string">
            <text:p>Ju</text:p>
          </table:table-cell>
          <table:table-cell table:style-name="ce2" office:value-type="date" office:date-value="2011-10-20">
            <text:p>10/20/11</text:p>
          </table:table-cell>
        </table:table-row>
        <table:table-row table:style-name="ro1">
          <table:table-cell table:formula="of:=YEAR([.H660])&amp;RIGHT(&quot;0&quot;&amp;MONTH([.H660]);2)&amp;RIGHT(&quot;0&quot;&amp;DAY([.H660]);2)" office:value-type="string" office:string-value="20111021">
            <text:p>20111021</text:p>
          </table:table-cell>
          <table:table-cell table:formula="of:=YEAR([.H660])" office:value-type="float" office:value="2011">
            <text:p>2011</text:p>
          </table:table-cell>
          <table:table-cell table:formula="of:=ROUNDUP(MONTH([.H660])/3)" office:value-type="float" office:value="4">
            <text:p>4</text:p>
          </table:table-cell>
          <table:table-cell table:formula="of:=MONTH([.H660])" office:value-type="float" office:value="10">
            <text:p>10</text:p>
          </table:table-cell>
          <table:table-cell table:formula="of:=&quot;Oct &quot; &amp; [.B660]" office:value-type="string" office:string-value="Oct 2011">
            <text:p>Oct 2011</text:p>
          </table:table-cell>
          <table:table-cell table:formula="of:=DAY([.H660])" office:value-type="float" office:value="21">
            <text:p>21</text:p>
          </table:table-cell>
          <table:table-cell office:value-type="string">
            <text:p>Vi</text:p>
          </table:table-cell>
          <table:table-cell table:style-name="ce2" office:value-type="date" office:date-value="2011-10-21">
            <text:p>10/21/11</text:p>
          </table:table-cell>
        </table:table-row>
        <table:table-row table:style-name="ro1">
          <table:table-cell table:formula="of:=YEAR([.H661])&amp;RIGHT(&quot;0&quot;&amp;MONTH([.H661]);2)&amp;RIGHT(&quot;0&quot;&amp;DAY([.H661]);2)" office:value-type="string" office:string-value="20111022">
            <text:p>20111022</text:p>
          </table:table-cell>
          <table:table-cell table:formula="of:=YEAR([.H661])" office:value-type="float" office:value="2011">
            <text:p>2011</text:p>
          </table:table-cell>
          <table:table-cell table:formula="of:=ROUNDUP(MONTH([.H661])/3)" office:value-type="float" office:value="4">
            <text:p>4</text:p>
          </table:table-cell>
          <table:table-cell table:formula="of:=MONTH([.H661])" office:value-type="float" office:value="10">
            <text:p>10</text:p>
          </table:table-cell>
          <table:table-cell table:formula="of:=&quot;Oct &quot; &amp; [.B661]" office:value-type="string" office:string-value="Oct 2011">
            <text:p>Oct 2011</text:p>
          </table:table-cell>
          <table:table-cell table:formula="of:=DAY([.H661])" office:value-type="float" office:value="22">
            <text:p>22</text:p>
          </table:table-cell>
          <table:table-cell office:value-type="string">
            <text:p>Sa</text:p>
          </table:table-cell>
          <table:table-cell table:style-name="ce2" office:value-type="date" office:date-value="2011-10-22">
            <text:p>10/22/11</text:p>
          </table:table-cell>
        </table:table-row>
        <table:table-row table:style-name="ro1">
          <table:table-cell table:formula="of:=YEAR([.H662])&amp;RIGHT(&quot;0&quot;&amp;MONTH([.H662]);2)&amp;RIGHT(&quot;0&quot;&amp;DAY([.H662]);2)" office:value-type="string" office:string-value="20111023">
            <text:p>20111023</text:p>
          </table:table-cell>
          <table:table-cell table:formula="of:=YEAR([.H662])" office:value-type="float" office:value="2011">
            <text:p>2011</text:p>
          </table:table-cell>
          <table:table-cell table:formula="of:=ROUNDUP(MONTH([.H662])/3)" office:value-type="float" office:value="4">
            <text:p>4</text:p>
          </table:table-cell>
          <table:table-cell table:formula="of:=MONTH([.H662])" office:value-type="float" office:value="10">
            <text:p>10</text:p>
          </table:table-cell>
          <table:table-cell table:formula="of:=&quot;Oct &quot; &amp; [.B662]" office:value-type="string" office:string-value="Oct 2011">
            <text:p>Oct 2011</text:p>
          </table:table-cell>
          <table:table-cell table:formula="of:=DAY([.H662])" office:value-type="float" office:value="23">
            <text:p>23</text:p>
          </table:table-cell>
          <table:table-cell office:value-type="string">
            <text:p>Do</text:p>
          </table:table-cell>
          <table:table-cell table:style-name="ce2" office:value-type="date" office:date-value="2011-10-23">
            <text:p>10/23/11</text:p>
          </table:table-cell>
        </table:table-row>
        <table:table-row table:style-name="ro1">
          <table:table-cell table:formula="of:=YEAR([.H663])&amp;RIGHT(&quot;0&quot;&amp;MONTH([.H663]);2)&amp;RIGHT(&quot;0&quot;&amp;DAY([.H663]);2)" office:value-type="string" office:string-value="20111024">
            <text:p>20111024</text:p>
          </table:table-cell>
          <table:table-cell table:formula="of:=YEAR([.H663])" office:value-type="float" office:value="2011">
            <text:p>2011</text:p>
          </table:table-cell>
          <table:table-cell table:formula="of:=ROUNDUP(MONTH([.H663])/3)" office:value-type="float" office:value="4">
            <text:p>4</text:p>
          </table:table-cell>
          <table:table-cell table:formula="of:=MONTH([.H663])" office:value-type="float" office:value="10">
            <text:p>10</text:p>
          </table:table-cell>
          <table:table-cell table:formula="of:=&quot;Oct &quot; &amp; [.B663]" office:value-type="string" office:string-value="Oct 2011">
            <text:p>Oct 2011</text:p>
          </table:table-cell>
          <table:table-cell table:formula="of:=DAY([.H663])" office:value-type="float" office:value="24">
            <text:p>24</text:p>
          </table:table-cell>
          <table:table-cell office:value-type="string">
            <text:p>Lu</text:p>
          </table:table-cell>
          <table:table-cell table:style-name="ce2" office:value-type="date" office:date-value="2011-10-24">
            <text:p>10/24/11</text:p>
          </table:table-cell>
        </table:table-row>
        <table:table-row table:style-name="ro1">
          <table:table-cell table:formula="of:=YEAR([.H664])&amp;RIGHT(&quot;0&quot;&amp;MONTH([.H664]);2)&amp;RIGHT(&quot;0&quot;&amp;DAY([.H664]);2)" office:value-type="string" office:string-value="20111025">
            <text:p>20111025</text:p>
          </table:table-cell>
          <table:table-cell table:formula="of:=YEAR([.H664])" office:value-type="float" office:value="2011">
            <text:p>2011</text:p>
          </table:table-cell>
          <table:table-cell table:formula="of:=ROUNDUP(MONTH([.H664])/3)" office:value-type="float" office:value="4">
            <text:p>4</text:p>
          </table:table-cell>
          <table:table-cell table:formula="of:=MONTH([.H664])" office:value-type="float" office:value="10">
            <text:p>10</text:p>
          </table:table-cell>
          <table:table-cell table:formula="of:=&quot;Oct &quot; &amp; [.B664]" office:value-type="string" office:string-value="Oct 2011">
            <text:p>Oct 2011</text:p>
          </table:table-cell>
          <table:table-cell table:formula="of:=DAY([.H664])" office:value-type="float" office:value="25">
            <text:p>25</text:p>
          </table:table-cell>
          <table:table-cell office:value-type="string">
            <text:p>Ma</text:p>
          </table:table-cell>
          <table:table-cell table:style-name="ce2" office:value-type="date" office:date-value="2011-10-25">
            <text:p>10/25/11</text:p>
          </table:table-cell>
        </table:table-row>
        <table:table-row table:style-name="ro1">
          <table:table-cell table:formula="of:=YEAR([.H665])&amp;RIGHT(&quot;0&quot;&amp;MONTH([.H665]);2)&amp;RIGHT(&quot;0&quot;&amp;DAY([.H665]);2)" office:value-type="string" office:string-value="20111026">
            <text:p>20111026</text:p>
          </table:table-cell>
          <table:table-cell table:formula="of:=YEAR([.H665])" office:value-type="float" office:value="2011">
            <text:p>2011</text:p>
          </table:table-cell>
          <table:table-cell table:formula="of:=ROUNDUP(MONTH([.H665])/3)" office:value-type="float" office:value="4">
            <text:p>4</text:p>
          </table:table-cell>
          <table:table-cell table:formula="of:=MONTH([.H665])" office:value-type="float" office:value="10">
            <text:p>10</text:p>
          </table:table-cell>
          <table:table-cell table:formula="of:=&quot;Oct &quot; &amp; [.B665]" office:value-type="string" office:string-value="Oct 2011">
            <text:p>Oct 2011</text:p>
          </table:table-cell>
          <table:table-cell table:formula="of:=DAY([.H665])" office:value-type="float" office:value="26">
            <text:p>26</text:p>
          </table:table-cell>
          <table:table-cell office:value-type="string">
            <text:p>Mi</text:p>
          </table:table-cell>
          <table:table-cell table:style-name="ce2" office:value-type="date" office:date-value="2011-10-26">
            <text:p>10/26/11</text:p>
          </table:table-cell>
        </table:table-row>
        <table:table-row table:style-name="ro1">
          <table:table-cell table:formula="of:=YEAR([.H666])&amp;RIGHT(&quot;0&quot;&amp;MONTH([.H666]);2)&amp;RIGHT(&quot;0&quot;&amp;DAY([.H666]);2)" office:value-type="string" office:string-value="20111027">
            <text:p>20111027</text:p>
          </table:table-cell>
          <table:table-cell table:formula="of:=YEAR([.H666])" office:value-type="float" office:value="2011">
            <text:p>2011</text:p>
          </table:table-cell>
          <table:table-cell table:formula="of:=ROUNDUP(MONTH([.H666])/3)" office:value-type="float" office:value="4">
            <text:p>4</text:p>
          </table:table-cell>
          <table:table-cell table:formula="of:=MONTH([.H666])" office:value-type="float" office:value="10">
            <text:p>10</text:p>
          </table:table-cell>
          <table:table-cell table:formula="of:=&quot;Oct &quot; &amp; [.B666]" office:value-type="string" office:string-value="Oct 2011">
            <text:p>Oct 2011</text:p>
          </table:table-cell>
          <table:table-cell table:formula="of:=DAY([.H666])" office:value-type="float" office:value="27">
            <text:p>27</text:p>
          </table:table-cell>
          <table:table-cell office:value-type="string">
            <text:p>Ju</text:p>
          </table:table-cell>
          <table:table-cell table:style-name="ce2" office:value-type="date" office:date-value="2011-10-27">
            <text:p>10/27/11</text:p>
          </table:table-cell>
        </table:table-row>
        <table:table-row table:style-name="ro1">
          <table:table-cell table:formula="of:=YEAR([.H667])&amp;RIGHT(&quot;0&quot;&amp;MONTH([.H667]);2)&amp;RIGHT(&quot;0&quot;&amp;DAY([.H667]);2)" office:value-type="string" office:string-value="20111028">
            <text:p>20111028</text:p>
          </table:table-cell>
          <table:table-cell table:formula="of:=YEAR([.H667])" office:value-type="float" office:value="2011">
            <text:p>2011</text:p>
          </table:table-cell>
          <table:table-cell table:formula="of:=ROUNDUP(MONTH([.H667])/3)" office:value-type="float" office:value="4">
            <text:p>4</text:p>
          </table:table-cell>
          <table:table-cell table:formula="of:=MONTH([.H667])" office:value-type="float" office:value="10">
            <text:p>10</text:p>
          </table:table-cell>
          <table:table-cell table:formula="of:=&quot;Oct &quot; &amp; [.B667]" office:value-type="string" office:string-value="Oct 2011">
            <text:p>Oct 2011</text:p>
          </table:table-cell>
          <table:table-cell table:formula="of:=DAY([.H667])" office:value-type="float" office:value="28">
            <text:p>28</text:p>
          </table:table-cell>
          <table:table-cell office:value-type="string">
            <text:p>Vi</text:p>
          </table:table-cell>
          <table:table-cell table:style-name="ce2" office:value-type="date" office:date-value="2011-10-28">
            <text:p>10/28/11</text:p>
          </table:table-cell>
        </table:table-row>
        <table:table-row table:style-name="ro1">
          <table:table-cell table:formula="of:=YEAR([.H668])&amp;RIGHT(&quot;0&quot;&amp;MONTH([.H668]);2)&amp;RIGHT(&quot;0&quot;&amp;DAY([.H668]);2)" office:value-type="string" office:string-value="20111029">
            <text:p>20111029</text:p>
          </table:table-cell>
          <table:table-cell table:formula="of:=YEAR([.H668])" office:value-type="float" office:value="2011">
            <text:p>2011</text:p>
          </table:table-cell>
          <table:table-cell table:formula="of:=ROUNDUP(MONTH([.H668])/3)" office:value-type="float" office:value="4">
            <text:p>4</text:p>
          </table:table-cell>
          <table:table-cell table:formula="of:=MONTH([.H668])" office:value-type="float" office:value="10">
            <text:p>10</text:p>
          </table:table-cell>
          <table:table-cell table:formula="of:=&quot;Oct &quot; &amp; [.B668]" office:value-type="string" office:string-value="Oct 2011">
            <text:p>Oct 2011</text:p>
          </table:table-cell>
          <table:table-cell table:formula="of:=DAY([.H668])" office:value-type="float" office:value="29">
            <text:p>29</text:p>
          </table:table-cell>
          <table:table-cell office:value-type="string">
            <text:p>Sa</text:p>
          </table:table-cell>
          <table:table-cell table:style-name="ce2" office:value-type="date" office:date-value="2011-10-29">
            <text:p>10/29/11</text:p>
          </table:table-cell>
        </table:table-row>
        <table:table-row table:style-name="ro1">
          <table:table-cell table:formula="of:=YEAR([.H669])&amp;RIGHT(&quot;0&quot;&amp;MONTH([.H669]);2)&amp;RIGHT(&quot;0&quot;&amp;DAY([.H669]);2)" office:value-type="string" office:string-value="20111030">
            <text:p>20111030</text:p>
          </table:table-cell>
          <table:table-cell table:formula="of:=YEAR([.H669])" office:value-type="float" office:value="2011">
            <text:p>2011</text:p>
          </table:table-cell>
          <table:table-cell table:formula="of:=ROUNDUP(MONTH([.H669])/3)" office:value-type="float" office:value="4">
            <text:p>4</text:p>
          </table:table-cell>
          <table:table-cell table:formula="of:=MONTH([.H669])" office:value-type="float" office:value="10">
            <text:p>10</text:p>
          </table:table-cell>
          <table:table-cell table:formula="of:=&quot;Oct &quot; &amp; [.B669]" office:value-type="string" office:string-value="Oct 2011">
            <text:p>Oct 2011</text:p>
          </table:table-cell>
          <table:table-cell table:formula="of:=DAY([.H669])" office:value-type="float" office:value="30">
            <text:p>30</text:p>
          </table:table-cell>
          <table:table-cell office:value-type="string">
            <text:p>Do</text:p>
          </table:table-cell>
          <table:table-cell table:style-name="ce2" office:value-type="date" office:date-value="2011-10-30">
            <text:p>10/30/11</text:p>
          </table:table-cell>
        </table:table-row>
        <table:table-row table:style-name="ro1">
          <table:table-cell table:formula="of:=YEAR([.H670])&amp;RIGHT(&quot;0&quot;&amp;MONTH([.H670]);2)&amp;RIGHT(&quot;0&quot;&amp;DAY([.H670]);2)" office:value-type="string" office:string-value="20111031">
            <text:p>20111031</text:p>
          </table:table-cell>
          <table:table-cell table:formula="of:=YEAR([.H670])" office:value-type="float" office:value="2011">
            <text:p>2011</text:p>
          </table:table-cell>
          <table:table-cell table:formula="of:=ROUNDUP(MONTH([.H670])/3)" office:value-type="float" office:value="4">
            <text:p>4</text:p>
          </table:table-cell>
          <table:table-cell table:formula="of:=MONTH([.H670])" office:value-type="float" office:value="10">
            <text:p>10</text:p>
          </table:table-cell>
          <table:table-cell table:formula="of:=&quot;Oct &quot; &amp; [.B670]" office:value-type="string" office:string-value="Oct 2011">
            <text:p>Oct 2011</text:p>
          </table:table-cell>
          <table:table-cell table:formula="of:=DAY([.H670])" office:value-type="float" office:value="31">
            <text:p>31</text:p>
          </table:table-cell>
          <table:table-cell office:value-type="string">
            <text:p>Lu</text:p>
          </table:table-cell>
          <table:table-cell table:style-name="ce2" office:value-type="date" office:date-value="2011-10-31">
            <text:p>10/31/11</text:p>
          </table:table-cell>
        </table:table-row>
        <table:table-row table:style-name="ro1">
          <table:table-cell table:formula="of:=YEAR([.H671])&amp;RIGHT(&quot;0&quot;&amp;MONTH([.H671]);2)&amp;RIGHT(&quot;0&quot;&amp;DAY([.H671]);2)" office:value-type="string" office:string-value="20111101">
            <text:p>20111101</text:p>
          </table:table-cell>
          <table:table-cell table:formula="of:=YEAR([.H671])" office:value-type="float" office:value="2011">
            <text:p>2011</text:p>
          </table:table-cell>
          <table:table-cell table:formula="of:=ROUNDUP(MONTH([.H671])/3)" office:value-type="float" office:value="4">
            <text:p>4</text:p>
          </table:table-cell>
          <table:table-cell table:formula="of:=MONTH([.H671])" office:value-type="float" office:value="11">
            <text:p>11</text:p>
          </table:table-cell>
          <table:table-cell table:formula="of:=&quot;Nov &quot; &amp; [.B671]" office:value-type="string" office:string-value="Nov 2011">
            <text:p>Nov 2011</text:p>
          </table:table-cell>
          <table:table-cell table:formula="of:=DAY([.H671])" office:value-type="float" office:value="1">
            <text:p>1</text:p>
          </table:table-cell>
          <table:table-cell office:value-type="string">
            <text:p>Ma</text:p>
          </table:table-cell>
          <table:table-cell table:style-name="ce2" office:value-type="date" office:date-value="2011-11-01">
            <text:p>11/01/11</text:p>
          </table:table-cell>
        </table:table-row>
        <table:table-row table:style-name="ro1">
          <table:table-cell table:formula="of:=YEAR([.H672])&amp;RIGHT(&quot;0&quot;&amp;MONTH([.H672]);2)&amp;RIGHT(&quot;0&quot;&amp;DAY([.H672]);2)" office:value-type="string" office:string-value="20111102">
            <text:p>20111102</text:p>
          </table:table-cell>
          <table:table-cell table:formula="of:=YEAR([.H672])" office:value-type="float" office:value="2011">
            <text:p>2011</text:p>
          </table:table-cell>
          <table:table-cell table:formula="of:=ROUNDUP(MONTH([.H672])/3)" office:value-type="float" office:value="4">
            <text:p>4</text:p>
          </table:table-cell>
          <table:table-cell table:formula="of:=MONTH([.H672])" office:value-type="float" office:value="11">
            <text:p>11</text:p>
          </table:table-cell>
          <table:table-cell table:formula="of:=&quot;Nov &quot; &amp; [.B672]" office:value-type="string" office:string-value="Nov 2011">
            <text:p>Nov 2011</text:p>
          </table:table-cell>
          <table:table-cell table:formula="of:=DAY([.H672])" office:value-type="float" office:value="2">
            <text:p>2</text:p>
          </table:table-cell>
          <table:table-cell office:value-type="string">
            <text:p>Mi</text:p>
          </table:table-cell>
          <table:table-cell table:style-name="ce2" office:value-type="date" office:date-value="2011-11-02">
            <text:p>11/02/11</text:p>
          </table:table-cell>
        </table:table-row>
        <table:table-row table:style-name="ro1">
          <table:table-cell table:formula="of:=YEAR([.H673])&amp;RIGHT(&quot;0&quot;&amp;MONTH([.H673]);2)&amp;RIGHT(&quot;0&quot;&amp;DAY([.H673]);2)" office:value-type="string" office:string-value="20111103">
            <text:p>20111103</text:p>
          </table:table-cell>
          <table:table-cell table:formula="of:=YEAR([.H673])" office:value-type="float" office:value="2011">
            <text:p>2011</text:p>
          </table:table-cell>
          <table:table-cell table:formula="of:=ROUNDUP(MONTH([.H673])/3)" office:value-type="float" office:value="4">
            <text:p>4</text:p>
          </table:table-cell>
          <table:table-cell table:formula="of:=MONTH([.H673])" office:value-type="float" office:value="11">
            <text:p>11</text:p>
          </table:table-cell>
          <table:table-cell table:formula="of:=&quot;Nov &quot; &amp; [.B673]" office:value-type="string" office:string-value="Nov 2011">
            <text:p>Nov 2011</text:p>
          </table:table-cell>
          <table:table-cell table:formula="of:=DAY([.H673])" office:value-type="float" office:value="3">
            <text:p>3</text:p>
          </table:table-cell>
          <table:table-cell office:value-type="string">
            <text:p>Ju</text:p>
          </table:table-cell>
          <table:table-cell table:style-name="ce2" office:value-type="date" office:date-value="2011-11-03">
            <text:p>11/03/11</text:p>
          </table:table-cell>
        </table:table-row>
        <table:table-row table:style-name="ro1">
          <table:table-cell table:formula="of:=YEAR([.H674])&amp;RIGHT(&quot;0&quot;&amp;MONTH([.H674]);2)&amp;RIGHT(&quot;0&quot;&amp;DAY([.H674]);2)" office:value-type="string" office:string-value="20111104">
            <text:p>20111104</text:p>
          </table:table-cell>
          <table:table-cell table:formula="of:=YEAR([.H674])" office:value-type="float" office:value="2011">
            <text:p>2011</text:p>
          </table:table-cell>
          <table:table-cell table:formula="of:=ROUNDUP(MONTH([.H674])/3)" office:value-type="float" office:value="4">
            <text:p>4</text:p>
          </table:table-cell>
          <table:table-cell table:formula="of:=MONTH([.H674])" office:value-type="float" office:value="11">
            <text:p>11</text:p>
          </table:table-cell>
          <table:table-cell table:formula="of:=&quot;Nov &quot; &amp; [.B674]" office:value-type="string" office:string-value="Nov 2011">
            <text:p>Nov 2011</text:p>
          </table:table-cell>
          <table:table-cell table:formula="of:=DAY([.H674])" office:value-type="float" office:value="4">
            <text:p>4</text:p>
          </table:table-cell>
          <table:table-cell office:value-type="string">
            <text:p>Vi</text:p>
          </table:table-cell>
          <table:table-cell table:style-name="ce2" office:value-type="date" office:date-value="2011-11-04">
            <text:p>11/04/11</text:p>
          </table:table-cell>
        </table:table-row>
        <table:table-row table:style-name="ro1">
          <table:table-cell table:formula="of:=YEAR([.H675])&amp;RIGHT(&quot;0&quot;&amp;MONTH([.H675]);2)&amp;RIGHT(&quot;0&quot;&amp;DAY([.H675]);2)" office:value-type="string" office:string-value="20111105">
            <text:p>20111105</text:p>
          </table:table-cell>
          <table:table-cell table:formula="of:=YEAR([.H675])" office:value-type="float" office:value="2011">
            <text:p>2011</text:p>
          </table:table-cell>
          <table:table-cell table:formula="of:=ROUNDUP(MONTH([.H675])/3)" office:value-type="float" office:value="4">
            <text:p>4</text:p>
          </table:table-cell>
          <table:table-cell table:formula="of:=MONTH([.H675])" office:value-type="float" office:value="11">
            <text:p>11</text:p>
          </table:table-cell>
          <table:table-cell table:formula="of:=&quot;Nov &quot; &amp; [.B675]" office:value-type="string" office:string-value="Nov 2011">
            <text:p>Nov 2011</text:p>
          </table:table-cell>
          <table:table-cell table:formula="of:=DAY([.H675])" office:value-type="float" office:value="5">
            <text:p>5</text:p>
          </table:table-cell>
          <table:table-cell office:value-type="string">
            <text:p>Sa</text:p>
          </table:table-cell>
          <table:table-cell table:style-name="ce2" office:value-type="date" office:date-value="2011-11-05">
            <text:p>11/05/11</text:p>
          </table:table-cell>
        </table:table-row>
        <table:table-row table:style-name="ro1">
          <table:table-cell table:formula="of:=YEAR([.H676])&amp;RIGHT(&quot;0&quot;&amp;MONTH([.H676]);2)&amp;RIGHT(&quot;0&quot;&amp;DAY([.H676]);2)" office:value-type="string" office:string-value="20111106">
            <text:p>20111106</text:p>
          </table:table-cell>
          <table:table-cell table:formula="of:=YEAR([.H676])" office:value-type="float" office:value="2011">
            <text:p>2011</text:p>
          </table:table-cell>
          <table:table-cell table:formula="of:=ROUNDUP(MONTH([.H676])/3)" office:value-type="float" office:value="4">
            <text:p>4</text:p>
          </table:table-cell>
          <table:table-cell table:formula="of:=MONTH([.H676])" office:value-type="float" office:value="11">
            <text:p>11</text:p>
          </table:table-cell>
          <table:table-cell table:formula="of:=&quot;Nov &quot; &amp; [.B676]" office:value-type="string" office:string-value="Nov 2011">
            <text:p>Nov 2011</text:p>
          </table:table-cell>
          <table:table-cell table:formula="of:=DAY([.H676])" office:value-type="float" office:value="6">
            <text:p>6</text:p>
          </table:table-cell>
          <table:table-cell office:value-type="string">
            <text:p>Do</text:p>
          </table:table-cell>
          <table:table-cell table:style-name="ce2" office:value-type="date" office:date-value="2011-11-06">
            <text:p>11/06/11</text:p>
          </table:table-cell>
        </table:table-row>
        <table:table-row table:style-name="ro1">
          <table:table-cell table:formula="of:=YEAR([.H677])&amp;RIGHT(&quot;0&quot;&amp;MONTH([.H677]);2)&amp;RIGHT(&quot;0&quot;&amp;DAY([.H677]);2)" office:value-type="string" office:string-value="20111107">
            <text:p>20111107</text:p>
          </table:table-cell>
          <table:table-cell table:formula="of:=YEAR([.H677])" office:value-type="float" office:value="2011">
            <text:p>2011</text:p>
          </table:table-cell>
          <table:table-cell table:formula="of:=ROUNDUP(MONTH([.H677])/3)" office:value-type="float" office:value="4">
            <text:p>4</text:p>
          </table:table-cell>
          <table:table-cell table:formula="of:=MONTH([.H677])" office:value-type="float" office:value="11">
            <text:p>11</text:p>
          </table:table-cell>
          <table:table-cell table:formula="of:=&quot;Nov &quot; &amp; [.B677]" office:value-type="string" office:string-value="Nov 2011">
            <text:p>Nov 2011</text:p>
          </table:table-cell>
          <table:table-cell table:formula="of:=DAY([.H677])" office:value-type="float" office:value="7">
            <text:p>7</text:p>
          </table:table-cell>
          <table:table-cell office:value-type="string">
            <text:p>Lu</text:p>
          </table:table-cell>
          <table:table-cell table:style-name="ce2" office:value-type="date" office:date-value="2011-11-07">
            <text:p>11/07/11</text:p>
          </table:table-cell>
        </table:table-row>
        <table:table-row table:style-name="ro1">
          <table:table-cell table:formula="of:=YEAR([.H678])&amp;RIGHT(&quot;0&quot;&amp;MONTH([.H678]);2)&amp;RIGHT(&quot;0&quot;&amp;DAY([.H678]);2)" office:value-type="string" office:string-value="20111108">
            <text:p>20111108</text:p>
          </table:table-cell>
          <table:table-cell table:formula="of:=YEAR([.H678])" office:value-type="float" office:value="2011">
            <text:p>2011</text:p>
          </table:table-cell>
          <table:table-cell table:formula="of:=ROUNDUP(MONTH([.H678])/3)" office:value-type="float" office:value="4">
            <text:p>4</text:p>
          </table:table-cell>
          <table:table-cell table:formula="of:=MONTH([.H678])" office:value-type="float" office:value="11">
            <text:p>11</text:p>
          </table:table-cell>
          <table:table-cell table:formula="of:=&quot;Nov &quot; &amp; [.B678]" office:value-type="string" office:string-value="Nov 2011">
            <text:p>Nov 2011</text:p>
          </table:table-cell>
          <table:table-cell table:formula="of:=DAY([.H678])" office:value-type="float" office:value="8">
            <text:p>8</text:p>
          </table:table-cell>
          <table:table-cell office:value-type="string">
            <text:p>Ma</text:p>
          </table:table-cell>
          <table:table-cell table:style-name="ce2" office:value-type="date" office:date-value="2011-11-08">
            <text:p>11/08/11</text:p>
          </table:table-cell>
        </table:table-row>
        <table:table-row table:style-name="ro1">
          <table:table-cell table:formula="of:=YEAR([.H679])&amp;RIGHT(&quot;0&quot;&amp;MONTH([.H679]);2)&amp;RIGHT(&quot;0&quot;&amp;DAY([.H679]);2)" office:value-type="string" office:string-value="20111109">
            <text:p>20111109</text:p>
          </table:table-cell>
          <table:table-cell table:formula="of:=YEAR([.H679])" office:value-type="float" office:value="2011">
            <text:p>2011</text:p>
          </table:table-cell>
          <table:table-cell table:formula="of:=ROUNDUP(MONTH([.H679])/3)" office:value-type="float" office:value="4">
            <text:p>4</text:p>
          </table:table-cell>
          <table:table-cell table:formula="of:=MONTH([.H679])" office:value-type="float" office:value="11">
            <text:p>11</text:p>
          </table:table-cell>
          <table:table-cell table:formula="of:=&quot;Nov &quot; &amp; [.B679]" office:value-type="string" office:string-value="Nov 2011">
            <text:p>Nov 2011</text:p>
          </table:table-cell>
          <table:table-cell table:formula="of:=DAY([.H679])" office:value-type="float" office:value="9">
            <text:p>9</text:p>
          </table:table-cell>
          <table:table-cell office:value-type="string">
            <text:p>Mi</text:p>
          </table:table-cell>
          <table:table-cell table:style-name="ce2" office:value-type="date" office:date-value="2011-11-09">
            <text:p>11/09/11</text:p>
          </table:table-cell>
        </table:table-row>
        <table:table-row table:style-name="ro1">
          <table:table-cell table:formula="of:=YEAR([.H680])&amp;RIGHT(&quot;0&quot;&amp;MONTH([.H680]);2)&amp;RIGHT(&quot;0&quot;&amp;DAY([.H680]);2)" office:value-type="string" office:string-value="20111110">
            <text:p>20111110</text:p>
          </table:table-cell>
          <table:table-cell table:formula="of:=YEAR([.H680])" office:value-type="float" office:value="2011">
            <text:p>2011</text:p>
          </table:table-cell>
          <table:table-cell table:formula="of:=ROUNDUP(MONTH([.H680])/3)" office:value-type="float" office:value="4">
            <text:p>4</text:p>
          </table:table-cell>
          <table:table-cell table:formula="of:=MONTH([.H680])" office:value-type="float" office:value="11">
            <text:p>11</text:p>
          </table:table-cell>
          <table:table-cell table:formula="of:=&quot;Nov &quot; &amp; [.B680]" office:value-type="string" office:string-value="Nov 2011">
            <text:p>Nov 2011</text:p>
          </table:table-cell>
          <table:table-cell table:formula="of:=DAY([.H680])" office:value-type="float" office:value="10">
            <text:p>10</text:p>
          </table:table-cell>
          <table:table-cell office:value-type="string">
            <text:p>Ju</text:p>
          </table:table-cell>
          <table:table-cell table:style-name="ce2" office:value-type="date" office:date-value="2011-11-10">
            <text:p>11/10/11</text:p>
          </table:table-cell>
        </table:table-row>
        <table:table-row table:style-name="ro1">
          <table:table-cell table:formula="of:=YEAR([.H681])&amp;RIGHT(&quot;0&quot;&amp;MONTH([.H681]);2)&amp;RIGHT(&quot;0&quot;&amp;DAY([.H681]);2)" office:value-type="string" office:string-value="20111111">
            <text:p>20111111</text:p>
          </table:table-cell>
          <table:table-cell table:formula="of:=YEAR([.H681])" office:value-type="float" office:value="2011">
            <text:p>2011</text:p>
          </table:table-cell>
          <table:table-cell table:formula="of:=ROUNDUP(MONTH([.H681])/3)" office:value-type="float" office:value="4">
            <text:p>4</text:p>
          </table:table-cell>
          <table:table-cell table:formula="of:=MONTH([.H681])" office:value-type="float" office:value="11">
            <text:p>11</text:p>
          </table:table-cell>
          <table:table-cell table:formula="of:=&quot;Nov &quot; &amp; [.B681]" office:value-type="string" office:string-value="Nov 2011">
            <text:p>Nov 2011</text:p>
          </table:table-cell>
          <table:table-cell table:formula="of:=DAY([.H681])" office:value-type="float" office:value="11">
            <text:p>11</text:p>
          </table:table-cell>
          <table:table-cell office:value-type="string">
            <text:p>Vi</text:p>
          </table:table-cell>
          <table:table-cell table:style-name="ce2" office:value-type="date" office:date-value="2011-11-11">
            <text:p>11/11/11</text:p>
          </table:table-cell>
        </table:table-row>
        <table:table-row table:style-name="ro1">
          <table:table-cell table:formula="of:=YEAR([.H682])&amp;RIGHT(&quot;0&quot;&amp;MONTH([.H682]);2)&amp;RIGHT(&quot;0&quot;&amp;DAY([.H682]);2)" office:value-type="string" office:string-value="20111112">
            <text:p>20111112</text:p>
          </table:table-cell>
          <table:table-cell table:formula="of:=YEAR([.H682])" office:value-type="float" office:value="2011">
            <text:p>2011</text:p>
          </table:table-cell>
          <table:table-cell table:formula="of:=ROUNDUP(MONTH([.H682])/3)" office:value-type="float" office:value="4">
            <text:p>4</text:p>
          </table:table-cell>
          <table:table-cell table:formula="of:=MONTH([.H682])" office:value-type="float" office:value="11">
            <text:p>11</text:p>
          </table:table-cell>
          <table:table-cell table:formula="of:=&quot;Nov &quot; &amp; [.B682]" office:value-type="string" office:string-value="Nov 2011">
            <text:p>Nov 2011</text:p>
          </table:table-cell>
          <table:table-cell table:formula="of:=DAY([.H682])" office:value-type="float" office:value="12">
            <text:p>12</text:p>
          </table:table-cell>
          <table:table-cell office:value-type="string">
            <text:p>Sa</text:p>
          </table:table-cell>
          <table:table-cell table:style-name="ce2" office:value-type="date" office:date-value="2011-11-12">
            <text:p>11/12/11</text:p>
          </table:table-cell>
        </table:table-row>
        <table:table-row table:style-name="ro1">
          <table:table-cell table:formula="of:=YEAR([.H683])&amp;RIGHT(&quot;0&quot;&amp;MONTH([.H683]);2)&amp;RIGHT(&quot;0&quot;&amp;DAY([.H683]);2)" office:value-type="string" office:string-value="20111113">
            <text:p>20111113</text:p>
          </table:table-cell>
          <table:table-cell table:formula="of:=YEAR([.H683])" office:value-type="float" office:value="2011">
            <text:p>2011</text:p>
          </table:table-cell>
          <table:table-cell table:formula="of:=ROUNDUP(MONTH([.H683])/3)" office:value-type="float" office:value="4">
            <text:p>4</text:p>
          </table:table-cell>
          <table:table-cell table:formula="of:=MONTH([.H683])" office:value-type="float" office:value="11">
            <text:p>11</text:p>
          </table:table-cell>
          <table:table-cell table:formula="of:=&quot;Nov &quot; &amp; [.B683]" office:value-type="string" office:string-value="Nov 2011">
            <text:p>Nov 2011</text:p>
          </table:table-cell>
          <table:table-cell table:formula="of:=DAY([.H683])" office:value-type="float" office:value="13">
            <text:p>13</text:p>
          </table:table-cell>
          <table:table-cell office:value-type="string">
            <text:p>Do</text:p>
          </table:table-cell>
          <table:table-cell table:style-name="ce2" office:value-type="date" office:date-value="2011-11-13">
            <text:p>11/13/11</text:p>
          </table:table-cell>
        </table:table-row>
        <table:table-row table:style-name="ro1">
          <table:table-cell table:formula="of:=YEAR([.H684])&amp;RIGHT(&quot;0&quot;&amp;MONTH([.H684]);2)&amp;RIGHT(&quot;0&quot;&amp;DAY([.H684]);2)" office:value-type="string" office:string-value="20111114">
            <text:p>20111114</text:p>
          </table:table-cell>
          <table:table-cell table:formula="of:=YEAR([.H684])" office:value-type="float" office:value="2011">
            <text:p>2011</text:p>
          </table:table-cell>
          <table:table-cell table:formula="of:=ROUNDUP(MONTH([.H684])/3)" office:value-type="float" office:value="4">
            <text:p>4</text:p>
          </table:table-cell>
          <table:table-cell table:formula="of:=MONTH([.H684])" office:value-type="float" office:value="11">
            <text:p>11</text:p>
          </table:table-cell>
          <table:table-cell table:formula="of:=&quot;Nov &quot; &amp; [.B684]" office:value-type="string" office:string-value="Nov 2011">
            <text:p>Nov 2011</text:p>
          </table:table-cell>
          <table:table-cell table:formula="of:=DAY([.H684])" office:value-type="float" office:value="14">
            <text:p>14</text:p>
          </table:table-cell>
          <table:table-cell office:value-type="string">
            <text:p>Lu</text:p>
          </table:table-cell>
          <table:table-cell table:style-name="ce2" office:value-type="date" office:date-value="2011-11-14">
            <text:p>11/14/11</text:p>
          </table:table-cell>
        </table:table-row>
        <table:table-row table:style-name="ro1">
          <table:table-cell table:formula="of:=YEAR([.H685])&amp;RIGHT(&quot;0&quot;&amp;MONTH([.H685]);2)&amp;RIGHT(&quot;0&quot;&amp;DAY([.H685]);2)" office:value-type="string" office:string-value="20111115">
            <text:p>20111115</text:p>
          </table:table-cell>
          <table:table-cell table:formula="of:=YEAR([.H685])" office:value-type="float" office:value="2011">
            <text:p>2011</text:p>
          </table:table-cell>
          <table:table-cell table:formula="of:=ROUNDUP(MONTH([.H685])/3)" office:value-type="float" office:value="4">
            <text:p>4</text:p>
          </table:table-cell>
          <table:table-cell table:formula="of:=MONTH([.H685])" office:value-type="float" office:value="11">
            <text:p>11</text:p>
          </table:table-cell>
          <table:table-cell table:formula="of:=&quot;Nov &quot; &amp; [.B685]" office:value-type="string" office:string-value="Nov 2011">
            <text:p>Nov 2011</text:p>
          </table:table-cell>
          <table:table-cell table:formula="of:=DAY([.H685])" office:value-type="float" office:value="15">
            <text:p>15</text:p>
          </table:table-cell>
          <table:table-cell office:value-type="string">
            <text:p>Ma</text:p>
          </table:table-cell>
          <table:table-cell table:style-name="ce2" office:value-type="date" office:date-value="2011-11-15">
            <text:p>11/15/11</text:p>
          </table:table-cell>
        </table:table-row>
        <table:table-row table:style-name="ro1">
          <table:table-cell table:formula="of:=YEAR([.H686])&amp;RIGHT(&quot;0&quot;&amp;MONTH([.H686]);2)&amp;RIGHT(&quot;0&quot;&amp;DAY([.H686]);2)" office:value-type="string" office:string-value="20111116">
            <text:p>20111116</text:p>
          </table:table-cell>
          <table:table-cell table:formula="of:=YEAR([.H686])" office:value-type="float" office:value="2011">
            <text:p>2011</text:p>
          </table:table-cell>
          <table:table-cell table:formula="of:=ROUNDUP(MONTH([.H686])/3)" office:value-type="float" office:value="4">
            <text:p>4</text:p>
          </table:table-cell>
          <table:table-cell table:formula="of:=MONTH([.H686])" office:value-type="float" office:value="11">
            <text:p>11</text:p>
          </table:table-cell>
          <table:table-cell table:formula="of:=&quot;Nov &quot; &amp; [.B686]" office:value-type="string" office:string-value="Nov 2011">
            <text:p>Nov 2011</text:p>
          </table:table-cell>
          <table:table-cell table:formula="of:=DAY([.H686])" office:value-type="float" office:value="16">
            <text:p>16</text:p>
          </table:table-cell>
          <table:table-cell office:value-type="string">
            <text:p>Mi</text:p>
          </table:table-cell>
          <table:table-cell table:style-name="ce2" office:value-type="date" office:date-value="2011-11-16">
            <text:p>11/16/11</text:p>
          </table:table-cell>
        </table:table-row>
        <table:table-row table:style-name="ro1">
          <table:table-cell table:formula="of:=YEAR([.H687])&amp;RIGHT(&quot;0&quot;&amp;MONTH([.H687]);2)&amp;RIGHT(&quot;0&quot;&amp;DAY([.H687]);2)" office:value-type="string" office:string-value="20111117">
            <text:p>20111117</text:p>
          </table:table-cell>
          <table:table-cell table:formula="of:=YEAR([.H687])" office:value-type="float" office:value="2011">
            <text:p>2011</text:p>
          </table:table-cell>
          <table:table-cell table:formula="of:=ROUNDUP(MONTH([.H687])/3)" office:value-type="float" office:value="4">
            <text:p>4</text:p>
          </table:table-cell>
          <table:table-cell table:formula="of:=MONTH([.H687])" office:value-type="float" office:value="11">
            <text:p>11</text:p>
          </table:table-cell>
          <table:table-cell table:formula="of:=&quot;Nov &quot; &amp; [.B687]" office:value-type="string" office:string-value="Nov 2011">
            <text:p>Nov 2011</text:p>
          </table:table-cell>
          <table:table-cell table:formula="of:=DAY([.H687])" office:value-type="float" office:value="17">
            <text:p>17</text:p>
          </table:table-cell>
          <table:table-cell office:value-type="string">
            <text:p>Ju</text:p>
          </table:table-cell>
          <table:table-cell table:style-name="ce2" office:value-type="date" office:date-value="2011-11-17">
            <text:p>11/17/11</text:p>
          </table:table-cell>
        </table:table-row>
        <table:table-row table:style-name="ro1">
          <table:table-cell table:formula="of:=YEAR([.H688])&amp;RIGHT(&quot;0&quot;&amp;MONTH([.H688]);2)&amp;RIGHT(&quot;0&quot;&amp;DAY([.H688]);2)" office:value-type="string" office:string-value="20111118">
            <text:p>20111118</text:p>
          </table:table-cell>
          <table:table-cell table:formula="of:=YEAR([.H688])" office:value-type="float" office:value="2011">
            <text:p>2011</text:p>
          </table:table-cell>
          <table:table-cell table:formula="of:=ROUNDUP(MONTH([.H688])/3)" office:value-type="float" office:value="4">
            <text:p>4</text:p>
          </table:table-cell>
          <table:table-cell table:formula="of:=MONTH([.H688])" office:value-type="float" office:value="11">
            <text:p>11</text:p>
          </table:table-cell>
          <table:table-cell table:formula="of:=&quot;Nov &quot; &amp; [.B688]" office:value-type="string" office:string-value="Nov 2011">
            <text:p>Nov 2011</text:p>
          </table:table-cell>
          <table:table-cell table:formula="of:=DAY([.H688])" office:value-type="float" office:value="18">
            <text:p>18</text:p>
          </table:table-cell>
          <table:table-cell office:value-type="string">
            <text:p>Vi</text:p>
          </table:table-cell>
          <table:table-cell table:style-name="ce2" office:value-type="date" office:date-value="2011-11-18">
            <text:p>11/18/11</text:p>
          </table:table-cell>
        </table:table-row>
        <table:table-row table:style-name="ro1">
          <table:table-cell table:formula="of:=YEAR([.H689])&amp;RIGHT(&quot;0&quot;&amp;MONTH([.H689]);2)&amp;RIGHT(&quot;0&quot;&amp;DAY([.H689]);2)" office:value-type="string" office:string-value="20111119">
            <text:p>20111119</text:p>
          </table:table-cell>
          <table:table-cell table:formula="of:=YEAR([.H689])" office:value-type="float" office:value="2011">
            <text:p>2011</text:p>
          </table:table-cell>
          <table:table-cell table:formula="of:=ROUNDUP(MONTH([.H689])/3)" office:value-type="float" office:value="4">
            <text:p>4</text:p>
          </table:table-cell>
          <table:table-cell table:formula="of:=MONTH([.H689])" office:value-type="float" office:value="11">
            <text:p>11</text:p>
          </table:table-cell>
          <table:table-cell table:formula="of:=&quot;Nov &quot; &amp; [.B689]" office:value-type="string" office:string-value="Nov 2011">
            <text:p>Nov 2011</text:p>
          </table:table-cell>
          <table:table-cell table:formula="of:=DAY([.H689])" office:value-type="float" office:value="19">
            <text:p>19</text:p>
          </table:table-cell>
          <table:table-cell office:value-type="string">
            <text:p>Sa</text:p>
          </table:table-cell>
          <table:table-cell table:style-name="ce2" office:value-type="date" office:date-value="2011-11-19">
            <text:p>11/19/11</text:p>
          </table:table-cell>
        </table:table-row>
        <table:table-row table:style-name="ro1">
          <table:table-cell table:formula="of:=YEAR([.H690])&amp;RIGHT(&quot;0&quot;&amp;MONTH([.H690]);2)&amp;RIGHT(&quot;0&quot;&amp;DAY([.H690]);2)" office:value-type="string" office:string-value="20111120">
            <text:p>20111120</text:p>
          </table:table-cell>
          <table:table-cell table:formula="of:=YEAR([.H690])" office:value-type="float" office:value="2011">
            <text:p>2011</text:p>
          </table:table-cell>
          <table:table-cell table:formula="of:=ROUNDUP(MONTH([.H690])/3)" office:value-type="float" office:value="4">
            <text:p>4</text:p>
          </table:table-cell>
          <table:table-cell table:formula="of:=MONTH([.H690])" office:value-type="float" office:value="11">
            <text:p>11</text:p>
          </table:table-cell>
          <table:table-cell table:formula="of:=&quot;Nov &quot; &amp; [.B690]" office:value-type="string" office:string-value="Nov 2011">
            <text:p>Nov 2011</text:p>
          </table:table-cell>
          <table:table-cell table:formula="of:=DAY([.H690])" office:value-type="float" office:value="20">
            <text:p>20</text:p>
          </table:table-cell>
          <table:table-cell office:value-type="string">
            <text:p>Do</text:p>
          </table:table-cell>
          <table:table-cell table:style-name="ce2" office:value-type="date" office:date-value="2011-11-20">
            <text:p>11/20/11</text:p>
          </table:table-cell>
        </table:table-row>
        <table:table-row table:style-name="ro1">
          <table:table-cell table:formula="of:=YEAR([.H691])&amp;RIGHT(&quot;0&quot;&amp;MONTH([.H691]);2)&amp;RIGHT(&quot;0&quot;&amp;DAY([.H691]);2)" office:value-type="string" office:string-value="20111121">
            <text:p>20111121</text:p>
          </table:table-cell>
          <table:table-cell table:formula="of:=YEAR([.H691])" office:value-type="float" office:value="2011">
            <text:p>2011</text:p>
          </table:table-cell>
          <table:table-cell table:formula="of:=ROUNDUP(MONTH([.H691])/3)" office:value-type="float" office:value="4">
            <text:p>4</text:p>
          </table:table-cell>
          <table:table-cell table:formula="of:=MONTH([.H691])" office:value-type="float" office:value="11">
            <text:p>11</text:p>
          </table:table-cell>
          <table:table-cell table:formula="of:=&quot;Nov &quot; &amp; [.B691]" office:value-type="string" office:string-value="Nov 2011">
            <text:p>Nov 2011</text:p>
          </table:table-cell>
          <table:table-cell table:formula="of:=DAY([.H691])" office:value-type="float" office:value="21">
            <text:p>21</text:p>
          </table:table-cell>
          <table:table-cell office:value-type="string">
            <text:p>Lu</text:p>
          </table:table-cell>
          <table:table-cell table:style-name="ce2" office:value-type="date" office:date-value="2011-11-21">
            <text:p>11/21/11</text:p>
          </table:table-cell>
        </table:table-row>
        <table:table-row table:style-name="ro1">
          <table:table-cell table:formula="of:=YEAR([.H692])&amp;RIGHT(&quot;0&quot;&amp;MONTH([.H692]);2)&amp;RIGHT(&quot;0&quot;&amp;DAY([.H692]);2)" office:value-type="string" office:string-value="20111122">
            <text:p>20111122</text:p>
          </table:table-cell>
          <table:table-cell table:formula="of:=YEAR([.H692])" office:value-type="float" office:value="2011">
            <text:p>2011</text:p>
          </table:table-cell>
          <table:table-cell table:formula="of:=ROUNDUP(MONTH([.H692])/3)" office:value-type="float" office:value="4">
            <text:p>4</text:p>
          </table:table-cell>
          <table:table-cell table:formula="of:=MONTH([.H692])" office:value-type="float" office:value="11">
            <text:p>11</text:p>
          </table:table-cell>
          <table:table-cell table:formula="of:=&quot;Nov &quot; &amp; [.B692]" office:value-type="string" office:string-value="Nov 2011">
            <text:p>Nov 2011</text:p>
          </table:table-cell>
          <table:table-cell table:formula="of:=DAY([.H692])" office:value-type="float" office:value="22">
            <text:p>22</text:p>
          </table:table-cell>
          <table:table-cell office:value-type="string">
            <text:p>Ma</text:p>
          </table:table-cell>
          <table:table-cell table:style-name="ce2" office:value-type="date" office:date-value="2011-11-22">
            <text:p>11/22/11</text:p>
          </table:table-cell>
        </table:table-row>
        <table:table-row table:style-name="ro1">
          <table:table-cell table:formula="of:=YEAR([.H693])&amp;RIGHT(&quot;0&quot;&amp;MONTH([.H693]);2)&amp;RIGHT(&quot;0&quot;&amp;DAY([.H693]);2)" office:value-type="string" office:string-value="20111123">
            <text:p>20111123</text:p>
          </table:table-cell>
          <table:table-cell table:formula="of:=YEAR([.H693])" office:value-type="float" office:value="2011">
            <text:p>2011</text:p>
          </table:table-cell>
          <table:table-cell table:formula="of:=ROUNDUP(MONTH([.H693])/3)" office:value-type="float" office:value="4">
            <text:p>4</text:p>
          </table:table-cell>
          <table:table-cell table:formula="of:=MONTH([.H693])" office:value-type="float" office:value="11">
            <text:p>11</text:p>
          </table:table-cell>
          <table:table-cell table:formula="of:=&quot;Nov &quot; &amp; [.B693]" office:value-type="string" office:string-value="Nov 2011">
            <text:p>Nov 2011</text:p>
          </table:table-cell>
          <table:table-cell table:formula="of:=DAY([.H693])" office:value-type="float" office:value="23">
            <text:p>23</text:p>
          </table:table-cell>
          <table:table-cell office:value-type="string">
            <text:p>Mi</text:p>
          </table:table-cell>
          <table:table-cell table:style-name="ce2" office:value-type="date" office:date-value="2011-11-23">
            <text:p>11/23/11</text:p>
          </table:table-cell>
        </table:table-row>
        <table:table-row table:style-name="ro1">
          <table:table-cell table:formula="of:=YEAR([.H694])&amp;RIGHT(&quot;0&quot;&amp;MONTH([.H694]);2)&amp;RIGHT(&quot;0&quot;&amp;DAY([.H694]);2)" office:value-type="string" office:string-value="20111124">
            <text:p>20111124</text:p>
          </table:table-cell>
          <table:table-cell table:formula="of:=YEAR([.H694])" office:value-type="float" office:value="2011">
            <text:p>2011</text:p>
          </table:table-cell>
          <table:table-cell table:formula="of:=ROUNDUP(MONTH([.H694])/3)" office:value-type="float" office:value="4">
            <text:p>4</text:p>
          </table:table-cell>
          <table:table-cell table:formula="of:=MONTH([.H694])" office:value-type="float" office:value="11">
            <text:p>11</text:p>
          </table:table-cell>
          <table:table-cell table:formula="of:=&quot;Nov &quot; &amp; [.B694]" office:value-type="string" office:string-value="Nov 2011">
            <text:p>Nov 2011</text:p>
          </table:table-cell>
          <table:table-cell table:formula="of:=DAY([.H694])" office:value-type="float" office:value="24">
            <text:p>24</text:p>
          </table:table-cell>
          <table:table-cell office:value-type="string">
            <text:p>Ju</text:p>
          </table:table-cell>
          <table:table-cell table:style-name="ce2" office:value-type="date" office:date-value="2011-11-24">
            <text:p>11/24/11</text:p>
          </table:table-cell>
        </table:table-row>
        <table:table-row table:style-name="ro1">
          <table:table-cell table:formula="of:=YEAR([.H695])&amp;RIGHT(&quot;0&quot;&amp;MONTH([.H695]);2)&amp;RIGHT(&quot;0&quot;&amp;DAY([.H695]);2)" office:value-type="string" office:string-value="20111125">
            <text:p>20111125</text:p>
          </table:table-cell>
          <table:table-cell table:formula="of:=YEAR([.H695])" office:value-type="float" office:value="2011">
            <text:p>2011</text:p>
          </table:table-cell>
          <table:table-cell table:formula="of:=ROUNDUP(MONTH([.H695])/3)" office:value-type="float" office:value="4">
            <text:p>4</text:p>
          </table:table-cell>
          <table:table-cell table:formula="of:=MONTH([.H695])" office:value-type="float" office:value="11">
            <text:p>11</text:p>
          </table:table-cell>
          <table:table-cell table:formula="of:=&quot;Nov &quot; &amp; [.B695]" office:value-type="string" office:string-value="Nov 2011">
            <text:p>Nov 2011</text:p>
          </table:table-cell>
          <table:table-cell table:formula="of:=DAY([.H695])" office:value-type="float" office:value="25">
            <text:p>25</text:p>
          </table:table-cell>
          <table:table-cell office:value-type="string">
            <text:p>Vi</text:p>
          </table:table-cell>
          <table:table-cell table:style-name="ce2" office:value-type="date" office:date-value="2011-11-25">
            <text:p>11/25/11</text:p>
          </table:table-cell>
        </table:table-row>
        <table:table-row table:style-name="ro1">
          <table:table-cell table:formula="of:=YEAR([.H696])&amp;RIGHT(&quot;0&quot;&amp;MONTH([.H696]);2)&amp;RIGHT(&quot;0&quot;&amp;DAY([.H696]);2)" office:value-type="string" office:string-value="20111126">
            <text:p>20111126</text:p>
          </table:table-cell>
          <table:table-cell table:formula="of:=YEAR([.H696])" office:value-type="float" office:value="2011">
            <text:p>2011</text:p>
          </table:table-cell>
          <table:table-cell table:formula="of:=ROUNDUP(MONTH([.H696])/3)" office:value-type="float" office:value="4">
            <text:p>4</text:p>
          </table:table-cell>
          <table:table-cell table:formula="of:=MONTH([.H696])" office:value-type="float" office:value="11">
            <text:p>11</text:p>
          </table:table-cell>
          <table:table-cell table:formula="of:=&quot;Nov &quot; &amp; [.B696]" office:value-type="string" office:string-value="Nov 2011">
            <text:p>Nov 2011</text:p>
          </table:table-cell>
          <table:table-cell table:formula="of:=DAY([.H696])" office:value-type="float" office:value="26">
            <text:p>26</text:p>
          </table:table-cell>
          <table:table-cell office:value-type="string">
            <text:p>Sa</text:p>
          </table:table-cell>
          <table:table-cell table:style-name="ce2" office:value-type="date" office:date-value="2011-11-26">
            <text:p>11/26/11</text:p>
          </table:table-cell>
        </table:table-row>
        <table:table-row table:style-name="ro1">
          <table:table-cell table:formula="of:=YEAR([.H697])&amp;RIGHT(&quot;0&quot;&amp;MONTH([.H697]);2)&amp;RIGHT(&quot;0&quot;&amp;DAY([.H697]);2)" office:value-type="string" office:string-value="20111127">
            <text:p>20111127</text:p>
          </table:table-cell>
          <table:table-cell table:formula="of:=YEAR([.H697])" office:value-type="float" office:value="2011">
            <text:p>2011</text:p>
          </table:table-cell>
          <table:table-cell table:formula="of:=ROUNDUP(MONTH([.H697])/3)" office:value-type="float" office:value="4">
            <text:p>4</text:p>
          </table:table-cell>
          <table:table-cell table:formula="of:=MONTH([.H697])" office:value-type="float" office:value="11">
            <text:p>11</text:p>
          </table:table-cell>
          <table:table-cell table:formula="of:=&quot;Nov &quot; &amp; [.B697]" office:value-type="string" office:string-value="Nov 2011">
            <text:p>Nov 2011</text:p>
          </table:table-cell>
          <table:table-cell table:formula="of:=DAY([.H697])" office:value-type="float" office:value="27">
            <text:p>27</text:p>
          </table:table-cell>
          <table:table-cell office:value-type="string">
            <text:p>Do</text:p>
          </table:table-cell>
          <table:table-cell table:style-name="ce2" office:value-type="date" office:date-value="2011-11-27">
            <text:p>11/27/11</text:p>
          </table:table-cell>
        </table:table-row>
        <table:table-row table:style-name="ro1">
          <table:table-cell table:formula="of:=YEAR([.H698])&amp;RIGHT(&quot;0&quot;&amp;MONTH([.H698]);2)&amp;RIGHT(&quot;0&quot;&amp;DAY([.H698]);2)" office:value-type="string" office:string-value="20111128">
            <text:p>20111128</text:p>
          </table:table-cell>
          <table:table-cell table:formula="of:=YEAR([.H698])" office:value-type="float" office:value="2011">
            <text:p>2011</text:p>
          </table:table-cell>
          <table:table-cell table:formula="of:=ROUNDUP(MONTH([.H698])/3)" office:value-type="float" office:value="4">
            <text:p>4</text:p>
          </table:table-cell>
          <table:table-cell table:formula="of:=MONTH([.H698])" office:value-type="float" office:value="11">
            <text:p>11</text:p>
          </table:table-cell>
          <table:table-cell table:formula="of:=&quot;Nov &quot; &amp; [.B698]" office:value-type="string" office:string-value="Nov 2011">
            <text:p>Nov 2011</text:p>
          </table:table-cell>
          <table:table-cell table:formula="of:=DAY([.H698])" office:value-type="float" office:value="28">
            <text:p>28</text:p>
          </table:table-cell>
          <table:table-cell office:value-type="string">
            <text:p>Lu</text:p>
          </table:table-cell>
          <table:table-cell table:style-name="ce2" office:value-type="date" office:date-value="2011-11-28">
            <text:p>11/28/11</text:p>
          </table:table-cell>
        </table:table-row>
        <table:table-row table:style-name="ro1">
          <table:table-cell table:formula="of:=YEAR([.H699])&amp;RIGHT(&quot;0&quot;&amp;MONTH([.H699]);2)&amp;RIGHT(&quot;0&quot;&amp;DAY([.H699]);2)" office:value-type="string" office:string-value="20111129">
            <text:p>20111129</text:p>
          </table:table-cell>
          <table:table-cell table:formula="of:=YEAR([.H699])" office:value-type="float" office:value="2011">
            <text:p>2011</text:p>
          </table:table-cell>
          <table:table-cell table:formula="of:=ROUNDUP(MONTH([.H699])/3)" office:value-type="float" office:value="4">
            <text:p>4</text:p>
          </table:table-cell>
          <table:table-cell table:formula="of:=MONTH([.H699])" office:value-type="float" office:value="11">
            <text:p>11</text:p>
          </table:table-cell>
          <table:table-cell table:formula="of:=&quot;Nov &quot; &amp; [.B699]" office:value-type="string" office:string-value="Nov 2011">
            <text:p>Nov 2011</text:p>
          </table:table-cell>
          <table:table-cell table:formula="of:=DAY([.H699])" office:value-type="float" office:value="29">
            <text:p>29</text:p>
          </table:table-cell>
          <table:table-cell office:value-type="string">
            <text:p>Ma</text:p>
          </table:table-cell>
          <table:table-cell table:style-name="ce2" office:value-type="date" office:date-value="2011-11-29">
            <text:p>11/29/11</text:p>
          </table:table-cell>
        </table:table-row>
        <table:table-row table:style-name="ro1">
          <table:table-cell table:formula="of:=YEAR([.H700])&amp;RIGHT(&quot;0&quot;&amp;MONTH([.H700]);2)&amp;RIGHT(&quot;0&quot;&amp;DAY([.H700]);2)" office:value-type="string" office:string-value="20111130">
            <text:p>20111130</text:p>
          </table:table-cell>
          <table:table-cell table:formula="of:=YEAR([.H700])" office:value-type="float" office:value="2011">
            <text:p>2011</text:p>
          </table:table-cell>
          <table:table-cell table:formula="of:=ROUNDUP(MONTH([.H700])/3)" office:value-type="float" office:value="4">
            <text:p>4</text:p>
          </table:table-cell>
          <table:table-cell table:formula="of:=MONTH([.H700])" office:value-type="float" office:value="11">
            <text:p>11</text:p>
          </table:table-cell>
          <table:table-cell table:formula="of:=&quot;Nov &quot; &amp; [.B700]" office:value-type="string" office:string-value="Nov 2011">
            <text:p>Nov 2011</text:p>
          </table:table-cell>
          <table:table-cell table:formula="of:=DAY([.H700])" office:value-type="float" office:value="30">
            <text:p>30</text:p>
          </table:table-cell>
          <table:table-cell office:value-type="string">
            <text:p>Mi</text:p>
          </table:table-cell>
          <table:table-cell table:style-name="ce2" office:value-type="date" office:date-value="2011-11-30">
            <text:p>11/30/11</text:p>
          </table:table-cell>
        </table:table-row>
        <table:table-row table:style-name="ro1">
          <table:table-cell table:formula="of:=YEAR([.H701])&amp;RIGHT(&quot;0&quot;&amp;MONTH([.H701]);2)&amp;RIGHT(&quot;0&quot;&amp;DAY([.H701]);2)" office:value-type="string" office:string-value="20111201">
            <text:p>20111201</text:p>
          </table:table-cell>
          <table:table-cell table:formula="of:=YEAR([.H701])" office:value-type="float" office:value="2011">
            <text:p>2011</text:p>
          </table:table-cell>
          <table:table-cell table:formula="of:=ROUNDUP(MONTH([.H701])/3)" office:value-type="float" office:value="4">
            <text:p>4</text:p>
          </table:table-cell>
          <table:table-cell table:formula="of:=MONTH([.H701])" office:value-type="float" office:value="12">
            <text:p>12</text:p>
          </table:table-cell>
          <table:table-cell table:formula="of:=&quot;Dic &quot; &amp; [.B701]" office:value-type="string" office:string-value="Dic 2011">
            <text:p>Dic 2011</text:p>
          </table:table-cell>
          <table:table-cell table:formula="of:=DAY([.H701])" office:value-type="float" office:value="1">
            <text:p>1</text:p>
          </table:table-cell>
          <table:table-cell office:value-type="string">
            <text:p>Ju</text:p>
          </table:table-cell>
          <table:table-cell table:style-name="ce2" office:value-type="date" office:date-value="2011-12-01">
            <text:p>12/01/11</text:p>
          </table:table-cell>
        </table:table-row>
        <table:table-row table:style-name="ro1">
          <table:table-cell table:formula="of:=YEAR([.H702])&amp;RIGHT(&quot;0&quot;&amp;MONTH([.H702]);2)&amp;RIGHT(&quot;0&quot;&amp;DAY([.H702]);2)" office:value-type="string" office:string-value="20111202">
            <text:p>20111202</text:p>
          </table:table-cell>
          <table:table-cell table:formula="of:=YEAR([.H702])" office:value-type="float" office:value="2011">
            <text:p>2011</text:p>
          </table:table-cell>
          <table:table-cell table:formula="of:=ROUNDUP(MONTH([.H702])/3)" office:value-type="float" office:value="4">
            <text:p>4</text:p>
          </table:table-cell>
          <table:table-cell table:formula="of:=MONTH([.H702])" office:value-type="float" office:value="12">
            <text:p>12</text:p>
          </table:table-cell>
          <table:table-cell table:formula="of:=&quot;Dic &quot; &amp; [.B702]" office:value-type="string" office:string-value="Dic 2011">
            <text:p>Dic 2011</text:p>
          </table:table-cell>
          <table:table-cell table:formula="of:=DAY([.H702])" office:value-type="float" office:value="2">
            <text:p>2</text:p>
          </table:table-cell>
          <table:table-cell office:value-type="string">
            <text:p>Vi</text:p>
          </table:table-cell>
          <table:table-cell table:style-name="ce2" office:value-type="date" office:date-value="2011-12-02">
            <text:p>12/02/11</text:p>
          </table:table-cell>
        </table:table-row>
        <table:table-row table:style-name="ro1">
          <table:table-cell table:formula="of:=YEAR([.H703])&amp;RIGHT(&quot;0&quot;&amp;MONTH([.H703]);2)&amp;RIGHT(&quot;0&quot;&amp;DAY([.H703]);2)" office:value-type="string" office:string-value="20111203">
            <text:p>20111203</text:p>
          </table:table-cell>
          <table:table-cell table:formula="of:=YEAR([.H703])" office:value-type="float" office:value="2011">
            <text:p>2011</text:p>
          </table:table-cell>
          <table:table-cell table:formula="of:=ROUNDUP(MONTH([.H703])/3)" office:value-type="float" office:value="4">
            <text:p>4</text:p>
          </table:table-cell>
          <table:table-cell table:formula="of:=MONTH([.H703])" office:value-type="float" office:value="12">
            <text:p>12</text:p>
          </table:table-cell>
          <table:table-cell table:formula="of:=&quot;Dic &quot; &amp; [.B703]" office:value-type="string" office:string-value="Dic 2011">
            <text:p>Dic 2011</text:p>
          </table:table-cell>
          <table:table-cell table:formula="of:=DAY([.H703])" office:value-type="float" office:value="3">
            <text:p>3</text:p>
          </table:table-cell>
          <table:table-cell office:value-type="string">
            <text:p>Sa</text:p>
          </table:table-cell>
          <table:table-cell table:style-name="ce2" office:value-type="date" office:date-value="2011-12-03">
            <text:p>12/03/11</text:p>
          </table:table-cell>
        </table:table-row>
        <table:table-row table:style-name="ro1">
          <table:table-cell table:formula="of:=YEAR([.H704])&amp;RIGHT(&quot;0&quot;&amp;MONTH([.H704]);2)&amp;RIGHT(&quot;0&quot;&amp;DAY([.H704]);2)" office:value-type="string" office:string-value="20111204">
            <text:p>20111204</text:p>
          </table:table-cell>
          <table:table-cell table:formula="of:=YEAR([.H704])" office:value-type="float" office:value="2011">
            <text:p>2011</text:p>
          </table:table-cell>
          <table:table-cell table:formula="of:=ROUNDUP(MONTH([.H704])/3)" office:value-type="float" office:value="4">
            <text:p>4</text:p>
          </table:table-cell>
          <table:table-cell table:formula="of:=MONTH([.H704])" office:value-type="float" office:value="12">
            <text:p>12</text:p>
          </table:table-cell>
          <table:table-cell table:formula="of:=&quot;Dic &quot; &amp; [.B704]" office:value-type="string" office:string-value="Dic 2011">
            <text:p>Dic 2011</text:p>
          </table:table-cell>
          <table:table-cell table:formula="of:=DAY([.H704])" office:value-type="float" office:value="4">
            <text:p>4</text:p>
          </table:table-cell>
          <table:table-cell office:value-type="string">
            <text:p>Do</text:p>
          </table:table-cell>
          <table:table-cell table:style-name="ce2" office:value-type="date" office:date-value="2011-12-04">
            <text:p>12/04/11</text:p>
          </table:table-cell>
        </table:table-row>
        <table:table-row table:style-name="ro1">
          <table:table-cell table:formula="of:=YEAR([.H705])&amp;RIGHT(&quot;0&quot;&amp;MONTH([.H705]);2)&amp;RIGHT(&quot;0&quot;&amp;DAY([.H705]);2)" office:value-type="string" office:string-value="20111205">
            <text:p>20111205</text:p>
          </table:table-cell>
          <table:table-cell table:formula="of:=YEAR([.H705])" office:value-type="float" office:value="2011">
            <text:p>2011</text:p>
          </table:table-cell>
          <table:table-cell table:formula="of:=ROUNDUP(MONTH([.H705])/3)" office:value-type="float" office:value="4">
            <text:p>4</text:p>
          </table:table-cell>
          <table:table-cell table:formula="of:=MONTH([.H705])" office:value-type="float" office:value="12">
            <text:p>12</text:p>
          </table:table-cell>
          <table:table-cell table:formula="of:=&quot;Dic &quot; &amp; [.B705]" office:value-type="string" office:string-value="Dic 2011">
            <text:p>Dic 2011</text:p>
          </table:table-cell>
          <table:table-cell table:formula="of:=DAY([.H705])" office:value-type="float" office:value="5">
            <text:p>5</text:p>
          </table:table-cell>
          <table:table-cell office:value-type="string">
            <text:p>Lu</text:p>
          </table:table-cell>
          <table:table-cell table:style-name="ce2" office:value-type="date" office:date-value="2011-12-05">
            <text:p>12/05/11</text:p>
          </table:table-cell>
        </table:table-row>
        <table:table-row table:style-name="ro1">
          <table:table-cell table:formula="of:=YEAR([.H706])&amp;RIGHT(&quot;0&quot;&amp;MONTH([.H706]);2)&amp;RIGHT(&quot;0&quot;&amp;DAY([.H706]);2)" office:value-type="string" office:string-value="20111206">
            <text:p>20111206</text:p>
          </table:table-cell>
          <table:table-cell table:formula="of:=YEAR([.H706])" office:value-type="float" office:value="2011">
            <text:p>2011</text:p>
          </table:table-cell>
          <table:table-cell table:formula="of:=ROUNDUP(MONTH([.H706])/3)" office:value-type="float" office:value="4">
            <text:p>4</text:p>
          </table:table-cell>
          <table:table-cell table:formula="of:=MONTH([.H706])" office:value-type="float" office:value="12">
            <text:p>12</text:p>
          </table:table-cell>
          <table:table-cell table:formula="of:=&quot;Dic &quot; &amp; [.B706]" office:value-type="string" office:string-value="Dic 2011">
            <text:p>Dic 2011</text:p>
          </table:table-cell>
          <table:table-cell table:formula="of:=DAY([.H706])" office:value-type="float" office:value="6">
            <text:p>6</text:p>
          </table:table-cell>
          <table:table-cell office:value-type="string">
            <text:p>Ma</text:p>
          </table:table-cell>
          <table:table-cell table:style-name="ce2" office:value-type="date" office:date-value="2011-12-06">
            <text:p>12/06/11</text:p>
          </table:table-cell>
        </table:table-row>
        <table:table-row table:style-name="ro1">
          <table:table-cell table:formula="of:=YEAR([.H707])&amp;RIGHT(&quot;0&quot;&amp;MONTH([.H707]);2)&amp;RIGHT(&quot;0&quot;&amp;DAY([.H707]);2)" office:value-type="string" office:string-value="20111207">
            <text:p>20111207</text:p>
          </table:table-cell>
          <table:table-cell table:formula="of:=YEAR([.H707])" office:value-type="float" office:value="2011">
            <text:p>2011</text:p>
          </table:table-cell>
          <table:table-cell table:formula="of:=ROUNDUP(MONTH([.H707])/3)" office:value-type="float" office:value="4">
            <text:p>4</text:p>
          </table:table-cell>
          <table:table-cell table:formula="of:=MONTH([.H707])" office:value-type="float" office:value="12">
            <text:p>12</text:p>
          </table:table-cell>
          <table:table-cell table:formula="of:=&quot;Dic &quot; &amp; [.B707]" office:value-type="string" office:string-value="Dic 2011">
            <text:p>Dic 2011</text:p>
          </table:table-cell>
          <table:table-cell table:formula="of:=DAY([.H707])" office:value-type="float" office:value="7">
            <text:p>7</text:p>
          </table:table-cell>
          <table:table-cell office:value-type="string">
            <text:p>Mi</text:p>
          </table:table-cell>
          <table:table-cell table:style-name="ce2" office:value-type="date" office:date-value="2011-12-07">
            <text:p>12/07/11</text:p>
          </table:table-cell>
        </table:table-row>
        <table:table-row table:style-name="ro1">
          <table:table-cell table:formula="of:=YEAR([.H708])&amp;RIGHT(&quot;0&quot;&amp;MONTH([.H708]);2)&amp;RIGHT(&quot;0&quot;&amp;DAY([.H708]);2)" office:value-type="string" office:string-value="20111208">
            <text:p>20111208</text:p>
          </table:table-cell>
          <table:table-cell table:formula="of:=YEAR([.H708])" office:value-type="float" office:value="2011">
            <text:p>2011</text:p>
          </table:table-cell>
          <table:table-cell table:formula="of:=ROUNDUP(MONTH([.H708])/3)" office:value-type="float" office:value="4">
            <text:p>4</text:p>
          </table:table-cell>
          <table:table-cell table:formula="of:=MONTH([.H708])" office:value-type="float" office:value="12">
            <text:p>12</text:p>
          </table:table-cell>
          <table:table-cell table:formula="of:=&quot;Dic &quot; &amp; [.B708]" office:value-type="string" office:string-value="Dic 2011">
            <text:p>Dic 2011</text:p>
          </table:table-cell>
          <table:table-cell table:formula="of:=DAY([.H708])" office:value-type="float" office:value="8">
            <text:p>8</text:p>
          </table:table-cell>
          <table:table-cell office:value-type="string">
            <text:p>Ju</text:p>
          </table:table-cell>
          <table:table-cell table:style-name="ce2" office:value-type="date" office:date-value="2011-12-08">
            <text:p>12/08/11</text:p>
          </table:table-cell>
        </table:table-row>
        <table:table-row table:style-name="ro1">
          <table:table-cell table:formula="of:=YEAR([.H709])&amp;RIGHT(&quot;0&quot;&amp;MONTH([.H709]);2)&amp;RIGHT(&quot;0&quot;&amp;DAY([.H709]);2)" office:value-type="string" office:string-value="20111209">
            <text:p>20111209</text:p>
          </table:table-cell>
          <table:table-cell table:formula="of:=YEAR([.H709])" office:value-type="float" office:value="2011">
            <text:p>2011</text:p>
          </table:table-cell>
          <table:table-cell table:formula="of:=ROUNDUP(MONTH([.H709])/3)" office:value-type="float" office:value="4">
            <text:p>4</text:p>
          </table:table-cell>
          <table:table-cell table:formula="of:=MONTH([.H709])" office:value-type="float" office:value="12">
            <text:p>12</text:p>
          </table:table-cell>
          <table:table-cell table:formula="of:=&quot;Dic &quot; &amp; [.B709]" office:value-type="string" office:string-value="Dic 2011">
            <text:p>Dic 2011</text:p>
          </table:table-cell>
          <table:table-cell table:formula="of:=DAY([.H709])" office:value-type="float" office:value="9">
            <text:p>9</text:p>
          </table:table-cell>
          <table:table-cell office:value-type="string">
            <text:p>Vi</text:p>
          </table:table-cell>
          <table:table-cell table:style-name="ce2" office:value-type="date" office:date-value="2011-12-09">
            <text:p>12/09/11</text:p>
          </table:table-cell>
        </table:table-row>
        <table:table-row table:style-name="ro1">
          <table:table-cell table:formula="of:=YEAR([.H710])&amp;RIGHT(&quot;0&quot;&amp;MONTH([.H710]);2)&amp;RIGHT(&quot;0&quot;&amp;DAY([.H710]);2)" office:value-type="string" office:string-value="20111210">
            <text:p>20111210</text:p>
          </table:table-cell>
          <table:table-cell table:formula="of:=YEAR([.H710])" office:value-type="float" office:value="2011">
            <text:p>2011</text:p>
          </table:table-cell>
          <table:table-cell table:formula="of:=ROUNDUP(MONTH([.H710])/3)" office:value-type="float" office:value="4">
            <text:p>4</text:p>
          </table:table-cell>
          <table:table-cell table:formula="of:=MONTH([.H710])" office:value-type="float" office:value="12">
            <text:p>12</text:p>
          </table:table-cell>
          <table:table-cell table:formula="of:=&quot;Dic &quot; &amp; [.B710]" office:value-type="string" office:string-value="Dic 2011">
            <text:p>Dic 2011</text:p>
          </table:table-cell>
          <table:table-cell table:formula="of:=DAY([.H710])" office:value-type="float" office:value="10">
            <text:p>10</text:p>
          </table:table-cell>
          <table:table-cell office:value-type="string">
            <text:p>Sa</text:p>
          </table:table-cell>
          <table:table-cell table:style-name="ce2" office:value-type="date" office:date-value="2011-12-10">
            <text:p>12/10/11</text:p>
          </table:table-cell>
        </table:table-row>
        <table:table-row table:style-name="ro1">
          <table:table-cell table:formula="of:=YEAR([.H711])&amp;RIGHT(&quot;0&quot;&amp;MONTH([.H711]);2)&amp;RIGHT(&quot;0&quot;&amp;DAY([.H711]);2)" office:value-type="string" office:string-value="20111211">
            <text:p>20111211</text:p>
          </table:table-cell>
          <table:table-cell table:formula="of:=YEAR([.H711])" office:value-type="float" office:value="2011">
            <text:p>2011</text:p>
          </table:table-cell>
          <table:table-cell table:formula="of:=ROUNDUP(MONTH([.H711])/3)" office:value-type="float" office:value="4">
            <text:p>4</text:p>
          </table:table-cell>
          <table:table-cell table:formula="of:=MONTH([.H711])" office:value-type="float" office:value="12">
            <text:p>12</text:p>
          </table:table-cell>
          <table:table-cell table:formula="of:=&quot;Dic &quot; &amp; [.B711]" office:value-type="string" office:string-value="Dic 2011">
            <text:p>Dic 2011</text:p>
          </table:table-cell>
          <table:table-cell table:formula="of:=DAY([.H711])" office:value-type="float" office:value="11">
            <text:p>11</text:p>
          </table:table-cell>
          <table:table-cell office:value-type="string">
            <text:p>Do</text:p>
          </table:table-cell>
          <table:table-cell table:style-name="ce2" office:value-type="date" office:date-value="2011-12-11">
            <text:p>12/11/11</text:p>
          </table:table-cell>
        </table:table-row>
        <table:table-row table:style-name="ro1">
          <table:table-cell table:formula="of:=YEAR([.H712])&amp;RIGHT(&quot;0&quot;&amp;MONTH([.H712]);2)&amp;RIGHT(&quot;0&quot;&amp;DAY([.H712]);2)" office:value-type="string" office:string-value="20111212">
            <text:p>20111212</text:p>
          </table:table-cell>
          <table:table-cell table:formula="of:=YEAR([.H712])" office:value-type="float" office:value="2011">
            <text:p>2011</text:p>
          </table:table-cell>
          <table:table-cell table:formula="of:=ROUNDUP(MONTH([.H712])/3)" office:value-type="float" office:value="4">
            <text:p>4</text:p>
          </table:table-cell>
          <table:table-cell table:formula="of:=MONTH([.H712])" office:value-type="float" office:value="12">
            <text:p>12</text:p>
          </table:table-cell>
          <table:table-cell table:formula="of:=&quot;Dic &quot; &amp; [.B712]" office:value-type="string" office:string-value="Dic 2011">
            <text:p>Dic 2011</text:p>
          </table:table-cell>
          <table:table-cell table:formula="of:=DAY([.H712])" office:value-type="float" office:value="12">
            <text:p>12</text:p>
          </table:table-cell>
          <table:table-cell office:value-type="string">
            <text:p>Lu</text:p>
          </table:table-cell>
          <table:table-cell table:style-name="ce2" office:value-type="date" office:date-value="2011-12-12">
            <text:p>12/12/11</text:p>
          </table:table-cell>
        </table:table-row>
        <table:table-row table:style-name="ro1">
          <table:table-cell table:formula="of:=YEAR([.H713])&amp;RIGHT(&quot;0&quot;&amp;MONTH([.H713]);2)&amp;RIGHT(&quot;0&quot;&amp;DAY([.H713]);2)" office:value-type="string" office:string-value="20111213">
            <text:p>20111213</text:p>
          </table:table-cell>
          <table:table-cell table:formula="of:=YEAR([.H713])" office:value-type="float" office:value="2011">
            <text:p>2011</text:p>
          </table:table-cell>
          <table:table-cell table:formula="of:=ROUNDUP(MONTH([.H713])/3)" office:value-type="float" office:value="4">
            <text:p>4</text:p>
          </table:table-cell>
          <table:table-cell table:formula="of:=MONTH([.H713])" office:value-type="float" office:value="12">
            <text:p>12</text:p>
          </table:table-cell>
          <table:table-cell table:formula="of:=&quot;Dic &quot; &amp; [.B713]" office:value-type="string" office:string-value="Dic 2011">
            <text:p>Dic 2011</text:p>
          </table:table-cell>
          <table:table-cell table:formula="of:=DAY([.H713])" office:value-type="float" office:value="13">
            <text:p>13</text:p>
          </table:table-cell>
          <table:table-cell office:value-type="string">
            <text:p>Ma</text:p>
          </table:table-cell>
          <table:table-cell table:style-name="ce2" office:value-type="date" office:date-value="2011-12-13">
            <text:p>12/13/11</text:p>
          </table:table-cell>
        </table:table-row>
        <table:table-row table:style-name="ro1">
          <table:table-cell table:formula="of:=YEAR([.H714])&amp;RIGHT(&quot;0&quot;&amp;MONTH([.H714]);2)&amp;RIGHT(&quot;0&quot;&amp;DAY([.H714]);2)" office:value-type="string" office:string-value="20111214">
            <text:p>20111214</text:p>
          </table:table-cell>
          <table:table-cell table:formula="of:=YEAR([.H714])" office:value-type="float" office:value="2011">
            <text:p>2011</text:p>
          </table:table-cell>
          <table:table-cell table:formula="of:=ROUNDUP(MONTH([.H714])/3)" office:value-type="float" office:value="4">
            <text:p>4</text:p>
          </table:table-cell>
          <table:table-cell table:formula="of:=MONTH([.H714])" office:value-type="float" office:value="12">
            <text:p>12</text:p>
          </table:table-cell>
          <table:table-cell table:formula="of:=&quot;Dic &quot; &amp; [.B714]" office:value-type="string" office:string-value="Dic 2011">
            <text:p>Dic 2011</text:p>
          </table:table-cell>
          <table:table-cell table:formula="of:=DAY([.H714])" office:value-type="float" office:value="14">
            <text:p>14</text:p>
          </table:table-cell>
          <table:table-cell office:value-type="string">
            <text:p>Mi</text:p>
          </table:table-cell>
          <table:table-cell table:style-name="ce2" office:value-type="date" office:date-value="2011-12-14">
            <text:p>12/14/11</text:p>
          </table:table-cell>
        </table:table-row>
        <table:table-row table:style-name="ro1">
          <table:table-cell table:formula="of:=YEAR([.H715])&amp;RIGHT(&quot;0&quot;&amp;MONTH([.H715]);2)&amp;RIGHT(&quot;0&quot;&amp;DAY([.H715]);2)" office:value-type="string" office:string-value="20111215">
            <text:p>20111215</text:p>
          </table:table-cell>
          <table:table-cell table:formula="of:=YEAR([.H715])" office:value-type="float" office:value="2011">
            <text:p>2011</text:p>
          </table:table-cell>
          <table:table-cell table:formula="of:=ROUNDUP(MONTH([.H715])/3)" office:value-type="float" office:value="4">
            <text:p>4</text:p>
          </table:table-cell>
          <table:table-cell table:formula="of:=MONTH([.H715])" office:value-type="float" office:value="12">
            <text:p>12</text:p>
          </table:table-cell>
          <table:table-cell table:formula="of:=&quot;Dic &quot; &amp; [.B715]" office:value-type="string" office:string-value="Dic 2011">
            <text:p>Dic 2011</text:p>
          </table:table-cell>
          <table:table-cell table:formula="of:=DAY([.H715])" office:value-type="float" office:value="15">
            <text:p>15</text:p>
          </table:table-cell>
          <table:table-cell office:value-type="string">
            <text:p>Ju</text:p>
          </table:table-cell>
          <table:table-cell table:style-name="ce2" office:value-type="date" office:date-value="2011-12-15">
            <text:p>12/15/11</text:p>
          </table:table-cell>
        </table:table-row>
        <table:table-row table:style-name="ro1">
          <table:table-cell table:formula="of:=YEAR([.H716])&amp;RIGHT(&quot;0&quot;&amp;MONTH([.H716]);2)&amp;RIGHT(&quot;0&quot;&amp;DAY([.H716]);2)" office:value-type="string" office:string-value="20111216">
            <text:p>20111216</text:p>
          </table:table-cell>
          <table:table-cell table:formula="of:=YEAR([.H716])" office:value-type="float" office:value="2011">
            <text:p>2011</text:p>
          </table:table-cell>
          <table:table-cell table:formula="of:=ROUNDUP(MONTH([.H716])/3)" office:value-type="float" office:value="4">
            <text:p>4</text:p>
          </table:table-cell>
          <table:table-cell table:formula="of:=MONTH([.H716])" office:value-type="float" office:value="12">
            <text:p>12</text:p>
          </table:table-cell>
          <table:table-cell table:formula="of:=&quot;Dic &quot; &amp; [.B716]" office:value-type="string" office:string-value="Dic 2011">
            <text:p>Dic 2011</text:p>
          </table:table-cell>
          <table:table-cell table:formula="of:=DAY([.H716])" office:value-type="float" office:value="16">
            <text:p>16</text:p>
          </table:table-cell>
          <table:table-cell office:value-type="string">
            <text:p>Vi</text:p>
          </table:table-cell>
          <table:table-cell table:style-name="ce2" office:value-type="date" office:date-value="2011-12-16">
            <text:p>12/16/11</text:p>
          </table:table-cell>
        </table:table-row>
        <table:table-row table:style-name="ro1">
          <table:table-cell table:formula="of:=YEAR([.H717])&amp;RIGHT(&quot;0&quot;&amp;MONTH([.H717]);2)&amp;RIGHT(&quot;0&quot;&amp;DAY([.H717]);2)" office:value-type="string" office:string-value="20111217">
            <text:p>20111217</text:p>
          </table:table-cell>
          <table:table-cell table:formula="of:=YEAR([.H717])" office:value-type="float" office:value="2011">
            <text:p>2011</text:p>
          </table:table-cell>
          <table:table-cell table:formula="of:=ROUNDUP(MONTH([.H717])/3)" office:value-type="float" office:value="4">
            <text:p>4</text:p>
          </table:table-cell>
          <table:table-cell table:formula="of:=MONTH([.H717])" office:value-type="float" office:value="12">
            <text:p>12</text:p>
          </table:table-cell>
          <table:table-cell table:formula="of:=&quot;Dic &quot; &amp; [.B717]" office:value-type="string" office:string-value="Dic 2011">
            <text:p>Dic 2011</text:p>
          </table:table-cell>
          <table:table-cell table:formula="of:=DAY([.H717])" office:value-type="float" office:value="17">
            <text:p>17</text:p>
          </table:table-cell>
          <table:table-cell office:value-type="string">
            <text:p>Sa</text:p>
          </table:table-cell>
          <table:table-cell table:style-name="ce2" office:value-type="date" office:date-value="2011-12-17">
            <text:p>12/17/11</text:p>
          </table:table-cell>
        </table:table-row>
        <table:table-row table:style-name="ro1">
          <table:table-cell table:formula="of:=YEAR([.H718])&amp;RIGHT(&quot;0&quot;&amp;MONTH([.H718]);2)&amp;RIGHT(&quot;0&quot;&amp;DAY([.H718]);2)" office:value-type="string" office:string-value="20111218">
            <text:p>20111218</text:p>
          </table:table-cell>
          <table:table-cell table:formula="of:=YEAR([.H718])" office:value-type="float" office:value="2011">
            <text:p>2011</text:p>
          </table:table-cell>
          <table:table-cell table:formula="of:=ROUNDUP(MONTH([.H718])/3)" office:value-type="float" office:value="4">
            <text:p>4</text:p>
          </table:table-cell>
          <table:table-cell table:formula="of:=MONTH([.H718])" office:value-type="float" office:value="12">
            <text:p>12</text:p>
          </table:table-cell>
          <table:table-cell table:formula="of:=&quot;Dic &quot; &amp; [.B718]" office:value-type="string" office:string-value="Dic 2011">
            <text:p>Dic 2011</text:p>
          </table:table-cell>
          <table:table-cell table:formula="of:=DAY([.H718])" office:value-type="float" office:value="18">
            <text:p>18</text:p>
          </table:table-cell>
          <table:table-cell office:value-type="string">
            <text:p>Do</text:p>
          </table:table-cell>
          <table:table-cell table:style-name="ce2" office:value-type="date" office:date-value="2011-12-18">
            <text:p>12/18/11</text:p>
          </table:table-cell>
        </table:table-row>
        <table:table-row table:style-name="ro1">
          <table:table-cell table:formula="of:=YEAR([.H719])&amp;RIGHT(&quot;0&quot;&amp;MONTH([.H719]);2)&amp;RIGHT(&quot;0&quot;&amp;DAY([.H719]);2)" office:value-type="string" office:string-value="20111219">
            <text:p>20111219</text:p>
          </table:table-cell>
          <table:table-cell table:formula="of:=YEAR([.H719])" office:value-type="float" office:value="2011">
            <text:p>2011</text:p>
          </table:table-cell>
          <table:table-cell table:formula="of:=ROUNDUP(MONTH([.H719])/3)" office:value-type="float" office:value="4">
            <text:p>4</text:p>
          </table:table-cell>
          <table:table-cell table:formula="of:=MONTH([.H719])" office:value-type="float" office:value="12">
            <text:p>12</text:p>
          </table:table-cell>
          <table:table-cell table:formula="of:=&quot;Dic &quot; &amp; [.B719]" office:value-type="string" office:string-value="Dic 2011">
            <text:p>Dic 2011</text:p>
          </table:table-cell>
          <table:table-cell table:formula="of:=DAY([.H719])" office:value-type="float" office:value="19">
            <text:p>19</text:p>
          </table:table-cell>
          <table:table-cell office:value-type="string">
            <text:p>Lu</text:p>
          </table:table-cell>
          <table:table-cell table:style-name="ce2" office:value-type="date" office:date-value="2011-12-19">
            <text:p>12/19/11</text:p>
          </table:table-cell>
        </table:table-row>
        <table:table-row table:style-name="ro1">
          <table:table-cell table:formula="of:=YEAR([.H720])&amp;RIGHT(&quot;0&quot;&amp;MONTH([.H720]);2)&amp;RIGHT(&quot;0&quot;&amp;DAY([.H720]);2)" office:value-type="string" office:string-value="20111220">
            <text:p>20111220</text:p>
          </table:table-cell>
          <table:table-cell table:formula="of:=YEAR([.H720])" office:value-type="float" office:value="2011">
            <text:p>2011</text:p>
          </table:table-cell>
          <table:table-cell table:formula="of:=ROUNDUP(MONTH([.H720])/3)" office:value-type="float" office:value="4">
            <text:p>4</text:p>
          </table:table-cell>
          <table:table-cell table:formula="of:=MONTH([.H720])" office:value-type="float" office:value="12">
            <text:p>12</text:p>
          </table:table-cell>
          <table:table-cell table:formula="of:=&quot;Dic &quot; &amp; [.B720]" office:value-type="string" office:string-value="Dic 2011">
            <text:p>Dic 2011</text:p>
          </table:table-cell>
          <table:table-cell table:formula="of:=DAY([.H720])" office:value-type="float" office:value="20">
            <text:p>20</text:p>
          </table:table-cell>
          <table:table-cell office:value-type="string">
            <text:p>Ma</text:p>
          </table:table-cell>
          <table:table-cell table:style-name="ce2" office:value-type="date" office:date-value="2011-12-20">
            <text:p>12/20/11</text:p>
          </table:table-cell>
        </table:table-row>
        <table:table-row table:style-name="ro1">
          <table:table-cell table:formula="of:=YEAR([.H721])&amp;RIGHT(&quot;0&quot;&amp;MONTH([.H721]);2)&amp;RIGHT(&quot;0&quot;&amp;DAY([.H721]);2)" office:value-type="string" office:string-value="20111221">
            <text:p>20111221</text:p>
          </table:table-cell>
          <table:table-cell table:formula="of:=YEAR([.H721])" office:value-type="float" office:value="2011">
            <text:p>2011</text:p>
          </table:table-cell>
          <table:table-cell table:formula="of:=ROUNDUP(MONTH([.H721])/3)" office:value-type="float" office:value="4">
            <text:p>4</text:p>
          </table:table-cell>
          <table:table-cell table:formula="of:=MONTH([.H721])" office:value-type="float" office:value="12">
            <text:p>12</text:p>
          </table:table-cell>
          <table:table-cell table:formula="of:=&quot;Dic &quot; &amp; [.B721]" office:value-type="string" office:string-value="Dic 2011">
            <text:p>Dic 2011</text:p>
          </table:table-cell>
          <table:table-cell table:formula="of:=DAY([.H721])" office:value-type="float" office:value="21">
            <text:p>21</text:p>
          </table:table-cell>
          <table:table-cell office:value-type="string">
            <text:p>Mi</text:p>
          </table:table-cell>
          <table:table-cell table:style-name="ce2" office:value-type="date" office:date-value="2011-12-21">
            <text:p>12/21/11</text:p>
          </table:table-cell>
        </table:table-row>
        <table:table-row table:style-name="ro1">
          <table:table-cell table:formula="of:=YEAR([.H722])&amp;RIGHT(&quot;0&quot;&amp;MONTH([.H722]);2)&amp;RIGHT(&quot;0&quot;&amp;DAY([.H722]);2)" office:value-type="string" office:string-value="20111222">
            <text:p>20111222</text:p>
          </table:table-cell>
          <table:table-cell table:formula="of:=YEAR([.H722])" office:value-type="float" office:value="2011">
            <text:p>2011</text:p>
          </table:table-cell>
          <table:table-cell table:formula="of:=ROUNDUP(MONTH([.H722])/3)" office:value-type="float" office:value="4">
            <text:p>4</text:p>
          </table:table-cell>
          <table:table-cell table:formula="of:=MONTH([.H722])" office:value-type="float" office:value="12">
            <text:p>12</text:p>
          </table:table-cell>
          <table:table-cell table:formula="of:=&quot;Dic &quot; &amp; [.B722]" office:value-type="string" office:string-value="Dic 2011">
            <text:p>Dic 2011</text:p>
          </table:table-cell>
          <table:table-cell table:formula="of:=DAY([.H722])" office:value-type="float" office:value="22">
            <text:p>22</text:p>
          </table:table-cell>
          <table:table-cell office:value-type="string">
            <text:p>Ju</text:p>
          </table:table-cell>
          <table:table-cell table:style-name="ce2" office:value-type="date" office:date-value="2011-12-22">
            <text:p>12/22/11</text:p>
          </table:table-cell>
        </table:table-row>
        <table:table-row table:style-name="ro1">
          <table:table-cell table:formula="of:=YEAR([.H723])&amp;RIGHT(&quot;0&quot;&amp;MONTH([.H723]);2)&amp;RIGHT(&quot;0&quot;&amp;DAY([.H723]);2)" office:value-type="string" office:string-value="20111223">
            <text:p>20111223</text:p>
          </table:table-cell>
          <table:table-cell table:formula="of:=YEAR([.H723])" office:value-type="float" office:value="2011">
            <text:p>2011</text:p>
          </table:table-cell>
          <table:table-cell table:formula="of:=ROUNDUP(MONTH([.H723])/3)" office:value-type="float" office:value="4">
            <text:p>4</text:p>
          </table:table-cell>
          <table:table-cell table:formula="of:=MONTH([.H723])" office:value-type="float" office:value="12">
            <text:p>12</text:p>
          </table:table-cell>
          <table:table-cell table:formula="of:=&quot;Dic &quot; &amp; [.B723]" office:value-type="string" office:string-value="Dic 2011">
            <text:p>Dic 2011</text:p>
          </table:table-cell>
          <table:table-cell table:formula="of:=DAY([.H723])" office:value-type="float" office:value="23">
            <text:p>23</text:p>
          </table:table-cell>
          <table:table-cell office:value-type="string">
            <text:p>Vi</text:p>
          </table:table-cell>
          <table:table-cell table:style-name="ce2" office:value-type="date" office:date-value="2011-12-23">
            <text:p>12/23/11</text:p>
          </table:table-cell>
        </table:table-row>
        <table:table-row table:style-name="ro1">
          <table:table-cell table:formula="of:=YEAR([.H724])&amp;RIGHT(&quot;0&quot;&amp;MONTH([.H724]);2)&amp;RIGHT(&quot;0&quot;&amp;DAY([.H724]);2)" office:value-type="string" office:string-value="20111224">
            <text:p>20111224</text:p>
          </table:table-cell>
          <table:table-cell table:formula="of:=YEAR([.H724])" office:value-type="float" office:value="2011">
            <text:p>2011</text:p>
          </table:table-cell>
          <table:table-cell table:formula="of:=ROUNDUP(MONTH([.H724])/3)" office:value-type="float" office:value="4">
            <text:p>4</text:p>
          </table:table-cell>
          <table:table-cell table:formula="of:=MONTH([.H724])" office:value-type="float" office:value="12">
            <text:p>12</text:p>
          </table:table-cell>
          <table:table-cell table:formula="of:=&quot;Dic &quot; &amp; [.B724]" office:value-type="string" office:string-value="Dic 2011">
            <text:p>Dic 2011</text:p>
          </table:table-cell>
          <table:table-cell table:formula="of:=DAY([.H724])" office:value-type="float" office:value="24">
            <text:p>24</text:p>
          </table:table-cell>
          <table:table-cell office:value-type="string">
            <text:p>Sa</text:p>
          </table:table-cell>
          <table:table-cell table:style-name="ce2" office:value-type="date" office:date-value="2011-12-24">
            <text:p>12/24/11</text:p>
          </table:table-cell>
        </table:table-row>
        <table:table-row table:style-name="ro1">
          <table:table-cell table:formula="of:=YEAR([.H725])&amp;RIGHT(&quot;0&quot;&amp;MONTH([.H725]);2)&amp;RIGHT(&quot;0&quot;&amp;DAY([.H725]);2)" office:value-type="string" office:string-value="20111225">
            <text:p>20111225</text:p>
          </table:table-cell>
          <table:table-cell table:formula="of:=YEAR([.H725])" office:value-type="float" office:value="2011">
            <text:p>2011</text:p>
          </table:table-cell>
          <table:table-cell table:formula="of:=ROUNDUP(MONTH([.H725])/3)" office:value-type="float" office:value="4">
            <text:p>4</text:p>
          </table:table-cell>
          <table:table-cell table:formula="of:=MONTH([.H725])" office:value-type="float" office:value="12">
            <text:p>12</text:p>
          </table:table-cell>
          <table:table-cell table:formula="of:=&quot;Dic &quot; &amp; [.B725]" office:value-type="string" office:string-value="Dic 2011">
            <text:p>Dic 2011</text:p>
          </table:table-cell>
          <table:table-cell table:formula="of:=DAY([.H725])" office:value-type="float" office:value="25">
            <text:p>25</text:p>
          </table:table-cell>
          <table:table-cell office:value-type="string">
            <text:p>Do</text:p>
          </table:table-cell>
          <table:table-cell table:style-name="ce2" office:value-type="date" office:date-value="2011-12-25">
            <text:p>12/25/11</text:p>
          </table:table-cell>
        </table:table-row>
        <table:table-row table:style-name="ro1">
          <table:table-cell table:formula="of:=YEAR([.H726])&amp;RIGHT(&quot;0&quot;&amp;MONTH([.H726]);2)&amp;RIGHT(&quot;0&quot;&amp;DAY([.H726]);2)" office:value-type="string" office:string-value="20111226">
            <text:p>20111226</text:p>
          </table:table-cell>
          <table:table-cell table:formula="of:=YEAR([.H726])" office:value-type="float" office:value="2011">
            <text:p>2011</text:p>
          </table:table-cell>
          <table:table-cell table:formula="of:=ROUNDUP(MONTH([.H726])/3)" office:value-type="float" office:value="4">
            <text:p>4</text:p>
          </table:table-cell>
          <table:table-cell table:formula="of:=MONTH([.H726])" office:value-type="float" office:value="12">
            <text:p>12</text:p>
          </table:table-cell>
          <table:table-cell table:formula="of:=&quot;Dic &quot; &amp; [.B726]" office:value-type="string" office:string-value="Dic 2011">
            <text:p>Dic 2011</text:p>
          </table:table-cell>
          <table:table-cell table:formula="of:=DAY([.H726])" office:value-type="float" office:value="26">
            <text:p>26</text:p>
          </table:table-cell>
          <table:table-cell office:value-type="string">
            <text:p>Lu</text:p>
          </table:table-cell>
          <table:table-cell table:style-name="ce2" office:value-type="date" office:date-value="2011-12-26">
            <text:p>12/26/11</text:p>
          </table:table-cell>
        </table:table-row>
        <table:table-row table:style-name="ro1">
          <table:table-cell table:formula="of:=YEAR([.H727])&amp;RIGHT(&quot;0&quot;&amp;MONTH([.H727]);2)&amp;RIGHT(&quot;0&quot;&amp;DAY([.H727]);2)" office:value-type="string" office:string-value="20111227">
            <text:p>20111227</text:p>
          </table:table-cell>
          <table:table-cell table:formula="of:=YEAR([.H727])" office:value-type="float" office:value="2011">
            <text:p>2011</text:p>
          </table:table-cell>
          <table:table-cell table:formula="of:=ROUNDUP(MONTH([.H727])/3)" office:value-type="float" office:value="4">
            <text:p>4</text:p>
          </table:table-cell>
          <table:table-cell table:formula="of:=MONTH([.H727])" office:value-type="float" office:value="12">
            <text:p>12</text:p>
          </table:table-cell>
          <table:table-cell table:formula="of:=&quot;Dic &quot; &amp; [.B727]" office:value-type="string" office:string-value="Dic 2011">
            <text:p>Dic 2011</text:p>
          </table:table-cell>
          <table:table-cell table:formula="of:=DAY([.H727])" office:value-type="float" office:value="27">
            <text:p>27</text:p>
          </table:table-cell>
          <table:table-cell office:value-type="string">
            <text:p>Ma</text:p>
          </table:table-cell>
          <table:table-cell table:style-name="ce2" office:value-type="date" office:date-value="2011-12-27">
            <text:p>12/27/11</text:p>
          </table:table-cell>
        </table:table-row>
        <table:table-row table:style-name="ro1">
          <table:table-cell table:formula="of:=YEAR([.H728])&amp;RIGHT(&quot;0&quot;&amp;MONTH([.H728]);2)&amp;RIGHT(&quot;0&quot;&amp;DAY([.H728]);2)" office:value-type="string" office:string-value="20111228">
            <text:p>20111228</text:p>
          </table:table-cell>
          <table:table-cell table:formula="of:=YEAR([.H728])" office:value-type="float" office:value="2011">
            <text:p>2011</text:p>
          </table:table-cell>
          <table:table-cell table:formula="of:=ROUNDUP(MONTH([.H728])/3)" office:value-type="float" office:value="4">
            <text:p>4</text:p>
          </table:table-cell>
          <table:table-cell table:formula="of:=MONTH([.H728])" office:value-type="float" office:value="12">
            <text:p>12</text:p>
          </table:table-cell>
          <table:table-cell table:formula="of:=&quot;Dic &quot; &amp; [.B728]" office:value-type="string" office:string-value="Dic 2011">
            <text:p>Dic 2011</text:p>
          </table:table-cell>
          <table:table-cell table:formula="of:=DAY([.H728])" office:value-type="float" office:value="28">
            <text:p>28</text:p>
          </table:table-cell>
          <table:table-cell office:value-type="string">
            <text:p>Mi</text:p>
          </table:table-cell>
          <table:table-cell table:style-name="ce2" office:value-type="date" office:date-value="2011-12-28">
            <text:p>12/28/11</text:p>
          </table:table-cell>
        </table:table-row>
        <table:table-row table:style-name="ro1">
          <table:table-cell table:formula="of:=YEAR([.H729])&amp;RIGHT(&quot;0&quot;&amp;MONTH([.H729]);2)&amp;RIGHT(&quot;0&quot;&amp;DAY([.H729]);2)" office:value-type="string" office:string-value="20111229">
            <text:p>20111229</text:p>
          </table:table-cell>
          <table:table-cell table:formula="of:=YEAR([.H729])" office:value-type="float" office:value="2011">
            <text:p>2011</text:p>
          </table:table-cell>
          <table:table-cell table:formula="of:=ROUNDUP(MONTH([.H729])/3)" office:value-type="float" office:value="4">
            <text:p>4</text:p>
          </table:table-cell>
          <table:table-cell table:formula="of:=MONTH([.H729])" office:value-type="float" office:value="12">
            <text:p>12</text:p>
          </table:table-cell>
          <table:table-cell table:formula="of:=&quot;Dic &quot; &amp; [.B729]" office:value-type="string" office:string-value="Dic 2011">
            <text:p>Dic 2011</text:p>
          </table:table-cell>
          <table:table-cell table:formula="of:=DAY([.H729])" office:value-type="float" office:value="29">
            <text:p>29</text:p>
          </table:table-cell>
          <table:table-cell office:value-type="string">
            <text:p>Ju</text:p>
          </table:table-cell>
          <table:table-cell table:style-name="ce2" office:value-type="date" office:date-value="2011-12-29">
            <text:p>12/29/11</text:p>
          </table:table-cell>
        </table:table-row>
        <table:table-row table:style-name="ro1">
          <table:table-cell table:formula="of:=YEAR([.H730])&amp;RIGHT(&quot;0&quot;&amp;MONTH([.H730]);2)&amp;RIGHT(&quot;0&quot;&amp;DAY([.H730]);2)" office:value-type="string" office:string-value="20111230">
            <text:p>20111230</text:p>
          </table:table-cell>
          <table:table-cell table:formula="of:=YEAR([.H730])" office:value-type="float" office:value="2011">
            <text:p>2011</text:p>
          </table:table-cell>
          <table:table-cell table:formula="of:=ROUNDUP(MONTH([.H730])/3)" office:value-type="float" office:value="4">
            <text:p>4</text:p>
          </table:table-cell>
          <table:table-cell table:formula="of:=MONTH([.H730])" office:value-type="float" office:value="12">
            <text:p>12</text:p>
          </table:table-cell>
          <table:table-cell table:formula="of:=&quot;Dic &quot; &amp; [.B730]" office:value-type="string" office:string-value="Dic 2011">
            <text:p>Dic 2011</text:p>
          </table:table-cell>
          <table:table-cell table:formula="of:=DAY([.H730])" office:value-type="float" office:value="30">
            <text:p>30</text:p>
          </table:table-cell>
          <table:table-cell office:value-type="string">
            <text:p>Vi</text:p>
          </table:table-cell>
          <table:table-cell table:style-name="ce2" office:value-type="date" office:date-value="2011-12-30">
            <text:p>12/30/11</text:p>
          </table:table-cell>
        </table:table-row>
        <table:table-row table:style-name="ro1">
          <table:table-cell table:formula="of:=YEAR([.H731])&amp;RIGHT(&quot;0&quot;&amp;MONTH([.H731]);2)&amp;RIGHT(&quot;0&quot;&amp;DAY([.H731]);2)" office:value-type="string" office:string-value="20111231">
            <text:p>20111231</text:p>
          </table:table-cell>
          <table:table-cell table:formula="of:=YEAR([.H731])" office:value-type="float" office:value="2011">
            <text:p>2011</text:p>
          </table:table-cell>
          <table:table-cell table:formula="of:=ROUNDUP(MONTH([.H731])/3)" office:value-type="float" office:value="4">
            <text:p>4</text:p>
          </table:table-cell>
          <table:table-cell table:formula="of:=MONTH([.H731])" office:value-type="float" office:value="12">
            <text:p>12</text:p>
          </table:table-cell>
          <table:table-cell table:formula="of:=&quot;Dic &quot; &amp; [.B731]" office:value-type="string" office:string-value="Dic 2011">
            <text:p>Dic 2011</text:p>
          </table:table-cell>
          <table:table-cell table:formula="of:=DAY([.H731])" office:value-type="float" office:value="31">
            <text:p>31</text:p>
          </table:table-cell>
          <table:table-cell office:value-type="string">
            <text:p>Sa</text:p>
          </table:table-cell>
          <table:table-cell table:style-name="ce2" office:value-type="date" office:date-value="2011-12-31">
            <text:p>12/31/11</text:p>
          </table:table-cell>
        </table:table-row>
        <table:table-row table:style-name="ro1" table:number-rows-repeated="6407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lk_resource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profil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yesha Morrisey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incoln Loney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uline Panek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lennis Gloor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keda Mika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ulietta Johnson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xie Earp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lethea Amerine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zucena Aldrich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iego Darlington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arbie Bowler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eil Newsom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uzan Shindler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ndi Markowitz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alen Gusman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ona Norred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Hanna Hasting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oshiko Then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Jesica Jessie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Granville Guidry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ldo Avilla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annie Nyberg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Bernard Boudreaux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rang Theis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ilagros Moffatt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Edie Elam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Eura Egli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Floyd Fuson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hillip Puglia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aridad Constantine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tarla Sherman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Nicol Nehring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Williams Wilford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Gwenda Guidotti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tephane Strohm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Darryl Dalley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Maybelle Mcneeley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iara Champagne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Bob Beekman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Jenell Jules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Derrick Desantis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Dave Devereux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haneka Shanley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Kermit Koff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Karena Kyllonen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herese Tristan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Eleanora Eustice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Rex Rolf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Ayanna Antley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Kimberely Kaczmarski</text:p>
          </table:table-cell>
          <table:table-cell office:value-type="string">
            <text:p>PM</text:p>
          </table:table-cell>
        </table:table-row>
      </table:table>
      <table:table table:name="lk_project" table:style-name="ta1" table:print="false">
        <table:table-column table:style-name="co8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project</text:p>
          </table:table-cell>
          <table:table-cell office:value-type="string">
            <text:p>subproyecto</text:p>
          </table:table-cell>
          <table:table-cell office:value-type="string">
            <text:p>cli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nco Ciudad</text:p>
          </table:table-cell>
          <table:table-cell office:value-type="string">
            <text:p>Mantenimiento</text:p>
          </table:table-cell>
          <table:table-cell office:value-type="string">
            <text:p>Banco Ciuda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nco Ciudad</text:p>
          </table:table-cell>
          <table:table-cell office:value-type="string">
            <text:p>Mobile</text:p>
          </table:table-cell>
          <table:table-cell office:value-type="string">
            <text:p>Banco Ciuda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anco Ciudad</text:p>
          </table:table-cell>
          <table:table-cell office:value-type="string">
            <text:p>Concurso fotografico</text:p>
          </table:table-cell>
          <table:table-cell office:value-type="string">
            <text:p>Banco Ciuda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25 Razones</text:p>
          </table:table-cell>
          <table:table-cell office:value-type="string">
            <text:p>125 Razones</text:p>
          </table:table-cell>
          <table:table-cell office:value-type="string">
            <text:p>Coca Col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migos x el mundo</text:p>
          </table:table-cell>
          <table:table-cell office:value-type="string">
            <text:p>Amigos x el mundo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Junior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larilu</text:p>
          </table:table-cell>
          <table:table-cell office:value-type="string">
            <text:p>Clarilu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string">
            <text:p>EMEA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ang Mexico</text:p>
          </table:table-cell>
          <table:table-cell office:value-type="string">
            <text:p>Sitio</text:p>
          </table:table-cell>
          <table:table-cell office:value-type="string">
            <text:p>Tang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ang Mexico</text:p>
          </table:table-cell>
          <table:table-cell office:value-type="string">
            <text:p>Bosques</text:p>
          </table:table-cell>
          <table:table-cell office:value-type="string">
            <text:p>Tang</text:p>
          </table:table-cell>
        </table:table-row>
      </table:table>
      <table:table table:name="ft_resource_cost" table:style-name="ta1" table:print="false">
        <table:table-column table:style-name="co8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>
            <text:p>date_id</text:p>
          </table:table-cell>
          <table:table-cell office:value-type="string">
            <text:p>resource_id</text:p>
          </table:table-cell>
          <table:table-cell office:value-type="string">
            <text:p>direct_cost_id</text:p>
          </table:table-cell>
          <table:table-cell office:value-type="string">
            <text:p>indirect_cost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">
            <text:p>1</text:p>
          </table:table-cell>
          <table:table-cell table:formula="of:=ABS(TRUNC(NORMINV(RAND();30;10);0))" office:value-type="float" office:value="28">
            <text:p>28</text:p>
          </table:table-cell>
          <table:table-cell table:formula="of:=[.C2]*0.15" office:value-type="float" office:value="4.2">
            <text:p>4.2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">
            <text:p>2</text:p>
          </table:table-cell>
          <table:table-cell table:formula="of:=ABS(TRUNC(NORMINV(RAND();30;10);0))" office:value-type="float" office:value="14">
            <text:p>14</text:p>
          </table:table-cell>
          <table:table-cell table:formula="of:=[.C3]*0.15" office:value-type="float" office:value="2.1">
            <text:p>2.1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">
            <text:p>3</text:p>
          </table:table-cell>
          <table:table-cell table:formula="of:=ABS(TRUNC(NORMINV(RAND();30;10);0))" office:value-type="float" office:value="41">
            <text:p>41</text:p>
          </table:table-cell>
          <table:table-cell table:formula="of:=[.C4]*0.15" office:value-type="float" office:value="6.15">
            <text:p>6.1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">
            <text:p>4</text:p>
          </table:table-cell>
          <table:table-cell table:formula="of:=ABS(TRUNC(NORMINV(RAND();30;10);0))" office:value-type="float" office:value="35">
            <text:p>35</text:p>
          </table:table-cell>
          <table:table-cell table:formula="of:=[.C5]*0.15" office:value-type="float" office:value="5.25">
            <text:p>5.2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5">
            <text:p>5</text:p>
          </table:table-cell>
          <table:table-cell table:formula="of:=ABS(TRUNC(NORMINV(RAND();30;10);0))" office:value-type="float" office:value="51">
            <text:p>51</text:p>
          </table:table-cell>
          <table:table-cell table:formula="of:=[.C6]*0.15" office:value-type="float" office:value="7.65">
            <text:p>7.6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6">
            <text:p>6</text:p>
          </table:table-cell>
          <table:table-cell table:formula="of:=ABS(TRUNC(NORMINV(RAND();30;10);0))" office:value-type="float" office:value="31">
            <text:p>31</text:p>
          </table:table-cell>
          <table:table-cell table:formula="of:=[.C7]*0.15" office:value-type="float" office:value="4.65">
            <text:p>4.6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7">
            <text:p>7</text:p>
          </table:table-cell>
          <table:table-cell table:formula="of:=ABS(TRUNC(NORMINV(RAND();30;10);0))" office:value-type="float" office:value="24">
            <text:p>24</text:p>
          </table:table-cell>
          <table:table-cell table:formula="of:=[.C8]*0.15" office:value-type="float" office:value="3.6">
            <text:p>3.6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8">
            <text:p>8</text:p>
          </table:table-cell>
          <table:table-cell table:formula="of:=ABS(TRUNC(NORMINV(RAND();30;10);0))" office:value-type="float" office:value="34">
            <text:p>34</text:p>
          </table:table-cell>
          <table:table-cell table:formula="of:=[.C9]*0.15" office:value-type="float" office:value="5.1">
            <text:p>5.1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9">
            <text:p>9</text:p>
          </table:table-cell>
          <table:table-cell table:formula="of:=ABS(TRUNC(NORMINV(RAND();30;10);0))" office:value-type="float" office:value="24">
            <text:p>24</text:p>
          </table:table-cell>
          <table:table-cell table:formula="of:=[.C10]*0.15" office:value-type="float" office:value="3.6">
            <text:p>3.6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0">
            <text:p>10</text:p>
          </table:table-cell>
          <table:table-cell table:formula="of:=ABS(TRUNC(NORMINV(RAND();30;10);0))" office:value-type="float" office:value="19">
            <text:p>19</text:p>
          </table:table-cell>
          <table:table-cell table:formula="of:=[.C11]*0.15" office:value-type="float" office:value="2.85">
            <text:p>2.8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1">
            <text:p>11</text:p>
          </table:table-cell>
          <table:table-cell table:formula="of:=ABS(TRUNC(NORMINV(RAND();30;10);0))" office:value-type="float" office:value="32">
            <text:p>32</text:p>
          </table:table-cell>
          <table:table-cell table:formula="of:=[.C12]*0.15" office:value-type="float" office:value="4.8">
            <text:p>4.8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2">
            <text:p>12</text:p>
          </table:table-cell>
          <table:table-cell table:formula="of:=ABS(TRUNC(NORMINV(RAND();30;10);0))" office:value-type="float" office:value="52">
            <text:p>52</text:p>
          </table:table-cell>
          <table:table-cell table:formula="of:=[.C13]*0.15" office:value-type="float" office:value="7.8">
            <text:p>7.8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3">
            <text:p>13</text:p>
          </table:table-cell>
          <table:table-cell table:formula="of:=ABS(TRUNC(NORMINV(RAND();30;10);0))" office:value-type="float" office:value="11">
            <text:p>11</text:p>
          </table:table-cell>
          <table:table-cell table:formula="of:=[.C14]*0.15" office:value-type="float" office:value="1.65">
            <text:p>1.6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4">
            <text:p>14</text:p>
          </table:table-cell>
          <table:table-cell table:formula="of:=ABS(TRUNC(NORMINV(RAND();30;10);0))" office:value-type="float" office:value="6">
            <text:p>6</text:p>
          </table:table-cell>
          <table:table-cell table:formula="of:=[.C15]*0.15" office:value-type="float" office:value="0.9">
            <text:p>0.9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5">
            <text:p>15</text:p>
          </table:table-cell>
          <table:table-cell table:formula="of:=ABS(TRUNC(NORMINV(RAND();30;10);0))" office:value-type="float" office:value="27">
            <text:p>27</text:p>
          </table:table-cell>
          <table:table-cell table:formula="of:=[.C16]*0.15" office:value-type="float" office:value="4.05">
            <text:p>4.0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6">
            <text:p>16</text:p>
          </table:table-cell>
          <table:table-cell table:formula="of:=ABS(TRUNC(NORMINV(RAND();30;10);0))" office:value-type="float" office:value="30">
            <text:p>30</text:p>
          </table:table-cell>
          <table:table-cell table:formula="of:=[.C17]*0.15" office:value-type="float" office:value="4.5">
            <text:p>4.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7">
            <text:p>17</text:p>
          </table:table-cell>
          <table:table-cell table:formula="of:=ABS(TRUNC(NORMINV(RAND();30;10);0))" office:value-type="float" office:value="32">
            <text:p>32</text:p>
          </table:table-cell>
          <table:table-cell table:formula="of:=[.C18]*0.15" office:value-type="float" office:value="4.8">
            <text:p>4.8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8">
            <text:p>18</text:p>
          </table:table-cell>
          <table:table-cell table:formula="of:=ABS(TRUNC(NORMINV(RAND();30;10);0))" office:value-type="float" office:value="30">
            <text:p>30</text:p>
          </table:table-cell>
          <table:table-cell table:formula="of:=[.C19]*0.15" office:value-type="float" office:value="4.5">
            <text:p>4.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9">
            <text:p>19</text:p>
          </table:table-cell>
          <table:table-cell table:formula="of:=ABS(TRUNC(NORMINV(RAND();30;10);0))" office:value-type="float" office:value="36">
            <text:p>36</text:p>
          </table:table-cell>
          <table:table-cell table:formula="of:=[.C20]*0.15" office:value-type="float" office:value="5.4">
            <text:p>5.4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0">
            <text:p>20</text:p>
          </table:table-cell>
          <table:table-cell table:formula="of:=ABS(TRUNC(NORMINV(RAND();30;10);0))" office:value-type="float" office:value="19">
            <text:p>19</text:p>
          </table:table-cell>
          <table:table-cell table:formula="of:=[.C21]*0.15" office:value-type="float" office:value="2.85">
            <text:p>2.8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1">
            <text:p>21</text:p>
          </table:table-cell>
          <table:table-cell table:formula="of:=ABS(TRUNC(NORMINV(RAND();30;10);0))" office:value-type="float" office:value="15">
            <text:p>15</text:p>
          </table:table-cell>
          <table:table-cell table:formula="of:=[.C22]*0.15" office:value-type="float" office:value="2.25">
            <text:p>2.2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2">
            <text:p>22</text:p>
          </table:table-cell>
          <table:table-cell table:formula="of:=ABS(TRUNC(NORMINV(RAND();30;10);0))" office:value-type="float" office:value="27">
            <text:p>27</text:p>
          </table:table-cell>
          <table:table-cell table:formula="of:=[.C23]*0.15" office:value-type="float" office:value="4.05">
            <text:p>4.0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3">
            <text:p>23</text:p>
          </table:table-cell>
          <table:table-cell table:formula="of:=ABS(TRUNC(NORMINV(RAND();30;10);0))" office:value-type="float" office:value="24">
            <text:p>24</text:p>
          </table:table-cell>
          <table:table-cell table:formula="of:=[.C24]*0.15" office:value-type="float" office:value="3.6">
            <text:p>3.6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4">
            <text:p>24</text:p>
          </table:table-cell>
          <table:table-cell table:formula="of:=ABS(TRUNC(NORMINV(RAND();30;10);0))" office:value-type="float" office:value="26">
            <text:p>26</text:p>
          </table:table-cell>
          <table:table-cell table:formula="of:=[.C25]*0.15" office:value-type="float" office:value="3.9">
            <text:p>3.9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5">
            <text:p>25</text:p>
          </table:table-cell>
          <table:table-cell table:formula="of:=ABS(TRUNC(NORMINV(RAND();30;10);0))" office:value-type="float" office:value="26">
            <text:p>26</text:p>
          </table:table-cell>
          <table:table-cell table:formula="of:=[.C26]*0.15" office:value-type="float" office:value="3.9">
            <text:p>3.9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6">
            <text:p>26</text:p>
          </table:table-cell>
          <table:table-cell table:formula="of:=ABS(TRUNC(NORMINV(RAND();30;10);0))" office:value-type="float" office:value="37">
            <text:p>37</text:p>
          </table:table-cell>
          <table:table-cell table:formula="of:=[.C27]*0.15" office:value-type="float" office:value="5.55">
            <text:p>5.5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7">
            <text:p>27</text:p>
          </table:table-cell>
          <table:table-cell table:formula="of:=ABS(TRUNC(NORMINV(RAND();30;10);0))" office:value-type="float" office:value="27">
            <text:p>27</text:p>
          </table:table-cell>
          <table:table-cell table:formula="of:=[.C28]*0.15" office:value-type="float" office:value="4.05">
            <text:p>4.0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8">
            <text:p>28</text:p>
          </table:table-cell>
          <table:table-cell table:formula="of:=ABS(TRUNC(NORMINV(RAND();30;10);0))" office:value-type="float" office:value="29">
            <text:p>29</text:p>
          </table:table-cell>
          <table:table-cell table:formula="of:=[.C29]*0.15" office:value-type="float" office:value="4.35">
            <text:p>4.3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9">
            <text:p>29</text:p>
          </table:table-cell>
          <table:table-cell table:formula="of:=ABS(TRUNC(NORMINV(RAND();30;10);0))" office:value-type="float" office:value="36">
            <text:p>36</text:p>
          </table:table-cell>
          <table:table-cell table:formula="of:=[.C30]*0.15" office:value-type="float" office:value="5.4">
            <text:p>5.4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0">
            <text:p>30</text:p>
          </table:table-cell>
          <table:table-cell table:formula="of:=ABS(TRUNC(NORMINV(RAND();30;10);0))" office:value-type="float" office:value="28">
            <text:p>28</text:p>
          </table:table-cell>
          <table:table-cell table:formula="of:=[.C31]*0.15" office:value-type="float" office:value="4.2">
            <text:p>4.2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1">
            <text:p>31</text:p>
          </table:table-cell>
          <table:table-cell table:formula="of:=ABS(TRUNC(NORMINV(RAND();30;10);0))" office:value-type="float" office:value="50">
            <text:p>50</text:p>
          </table:table-cell>
          <table:table-cell table:formula="of:=[.C32]*0.15" office:value-type="float" office:value="7.5">
            <text:p>7.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2">
            <text:p>32</text:p>
          </table:table-cell>
          <table:table-cell table:formula="of:=ABS(TRUNC(NORMINV(RAND();30;10);0))" office:value-type="float" office:value="20">
            <text:p>20</text:p>
          </table:table-cell>
          <table:table-cell table:formula="of:=[.C33]*0.15" office:value-type="float" office:value="3">
            <text:p>3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3">
            <text:p>33</text:p>
          </table:table-cell>
          <table:table-cell table:formula="of:=ABS(TRUNC(NORMINV(RAND();30;10);0))" office:value-type="float" office:value="30">
            <text:p>30</text:p>
          </table:table-cell>
          <table:table-cell table:formula="of:=[.C34]*0.15" office:value-type="float" office:value="4.5">
            <text:p>4.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4">
            <text:p>34</text:p>
          </table:table-cell>
          <table:table-cell table:formula="of:=ABS(TRUNC(NORMINV(RAND();30;10);0))" office:value-type="float" office:value="40">
            <text:p>40</text:p>
          </table:table-cell>
          <table:table-cell table:formula="of:=[.C35]*0.15" office:value-type="float" office:value="6">
            <text:p>6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5">
            <text:p>35</text:p>
          </table:table-cell>
          <table:table-cell table:formula="of:=ABS(TRUNC(NORMINV(RAND();30;10);0))" office:value-type="float" office:value="40">
            <text:p>40</text:p>
          </table:table-cell>
          <table:table-cell table:formula="of:=[.C36]*0.15" office:value-type="float" office:value="6">
            <text:p>6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6">
            <text:p>36</text:p>
          </table:table-cell>
          <table:table-cell table:formula="of:=ABS(TRUNC(NORMINV(RAND();30;10);0))" office:value-type="float" office:value="29">
            <text:p>29</text:p>
          </table:table-cell>
          <table:table-cell table:formula="of:=[.C37]*0.15" office:value-type="float" office:value="4.35">
            <text:p>4.3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7">
            <text:p>37</text:p>
          </table:table-cell>
          <table:table-cell table:formula="of:=ABS(TRUNC(NORMINV(RAND();30;10);0))" office:value-type="float" office:value="27">
            <text:p>27</text:p>
          </table:table-cell>
          <table:table-cell table:formula="of:=[.C38]*0.15" office:value-type="float" office:value="4.05">
            <text:p>4.0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8">
            <text:p>38</text:p>
          </table:table-cell>
          <table:table-cell table:formula="of:=ABS(TRUNC(NORMINV(RAND();30;10);0))" office:value-type="float" office:value="20">
            <text:p>20</text:p>
          </table:table-cell>
          <table:table-cell table:formula="of:=[.C39]*0.15" office:value-type="float" office:value="3">
            <text:p>3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9">
            <text:p>39</text:p>
          </table:table-cell>
          <table:table-cell table:formula="of:=ABS(TRUNC(NORMINV(RAND();30;10);0))" office:value-type="float" office:value="20">
            <text:p>20</text:p>
          </table:table-cell>
          <table:table-cell table:formula="of:=[.C40]*0.15" office:value-type="float" office:value="3">
            <text:p>3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0">
            <text:p>40</text:p>
          </table:table-cell>
          <table:table-cell table:formula="of:=ABS(TRUNC(NORMINV(RAND();30;10);0))" office:value-type="float" office:value="35">
            <text:p>35</text:p>
          </table:table-cell>
          <table:table-cell table:formula="of:=[.C41]*0.15" office:value-type="float" office:value="5.25">
            <text:p>5.2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1">
            <text:p>41</text:p>
          </table:table-cell>
          <table:table-cell table:formula="of:=ABS(TRUNC(NORMINV(RAND();30;10);0))" office:value-type="float" office:value="25">
            <text:p>25</text:p>
          </table:table-cell>
          <table:table-cell table:formula="of:=[.C42]*0.15" office:value-type="float" office:value="3.75">
            <text:p>3.7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2">
            <text:p>42</text:p>
          </table:table-cell>
          <table:table-cell table:formula="of:=ABS(TRUNC(NORMINV(RAND();30;10);0))" office:value-type="float" office:value="37">
            <text:p>37</text:p>
          </table:table-cell>
          <table:table-cell table:formula="of:=[.C43]*0.15" office:value-type="float" office:value="5.55">
            <text:p>5.5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3">
            <text:p>43</text:p>
          </table:table-cell>
          <table:table-cell table:formula="of:=ABS(TRUNC(NORMINV(RAND();30;10);0))" office:value-type="float" office:value="34">
            <text:p>34</text:p>
          </table:table-cell>
          <table:table-cell table:formula="of:=[.C44]*0.15" office:value-type="float" office:value="5.1">
            <text:p>5.1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4">
            <text:p>44</text:p>
          </table:table-cell>
          <table:table-cell table:formula="of:=ABS(TRUNC(NORMINV(RAND();30;10);0))" office:value-type="float" office:value="26">
            <text:p>26</text:p>
          </table:table-cell>
          <table:table-cell table:formula="of:=[.C45]*0.15" office:value-type="float" office:value="3.9">
            <text:p>3.9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5">
            <text:p>45</text:p>
          </table:table-cell>
          <table:table-cell table:formula="of:=ABS(TRUNC(NORMINV(RAND();30;10);0))" office:value-type="float" office:value="37">
            <text:p>37</text:p>
          </table:table-cell>
          <table:table-cell table:formula="of:=[.C46]*0.15" office:value-type="float" office:value="5.55">
            <text:p>5.5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6">
            <text:p>46</text:p>
          </table:table-cell>
          <table:table-cell table:formula="of:=ABS(TRUNC(NORMINV(RAND();30;10);0))" office:value-type="float" office:value="15">
            <text:p>15</text:p>
          </table:table-cell>
          <table:table-cell table:formula="of:=[.C47]*0.15" office:value-type="float" office:value="2.25">
            <text:p>2.2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7">
            <text:p>47</text:p>
          </table:table-cell>
          <table:table-cell table:formula="of:=ABS(TRUNC(NORMINV(RAND();30;10);0))" office:value-type="float" office:value="30">
            <text:p>30</text:p>
          </table:table-cell>
          <table:table-cell table:formula="of:=[.C48]*0.15" office:value-type="float" office:value="4.5">
            <text:p>4.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8">
            <text:p>48</text:p>
          </table:table-cell>
          <table:table-cell table:formula="of:=ABS(TRUNC(NORMINV(RAND();30;10);0))" office:value-type="float" office:value="34">
            <text:p>34</text:p>
          </table:table-cell>
          <table:table-cell table:formula="of:=[.C49]*0.15" office:value-type="float" office:value="5.1">
            <text:p>5.1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9">
            <text:p>49</text:p>
          </table:table-cell>
          <table:table-cell table:formula="of:=ABS(TRUNC(NORMINV(RAND();30;10);0))" office:value-type="float" office:value="48">
            <text:p>48</text:p>
          </table:table-cell>
          <table:table-cell table:formula="of:=[.C50]*0.15" office:value-type="float" office:value="7.2">
            <text:p>7.2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50">
            <text:p>50</text:p>
          </table:table-cell>
          <table:table-cell table:formula="of:=ABS(TRUNC(NORMINV(RAND();30;10);0))" office:value-type="float" office:value="39">
            <text:p>39</text:p>
          </table:table-cell>
          <table:table-cell table:formula="of:=[.C51]*0.15" office:value-type="float" office:value="5.85">
            <text:p>5.8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">
            <text:p>1</text:p>
          </table:table-cell>
          <table:table-cell table:formula="of:=[.C2]" office:value-type="float" office:value="28">
            <text:p>28</text:p>
          </table:table-cell>
          <table:table-cell table:formula="of:=[.C52]*0.15" office:value-type="float" office:value="4.2">
            <text:p>4.2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">
            <text:p>2</text:p>
          </table:table-cell>
          <table:table-cell table:formula="of:=[.C3]" office:value-type="float" office:value="14">
            <text:p>14</text:p>
          </table:table-cell>
          <table:table-cell table:formula="of:=[.C53]*0.15" office:value-type="float" office:value="2.1">
            <text:p>2.1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">
            <text:p>3</text:p>
          </table:table-cell>
          <table:table-cell table:formula="of:=[.C4]" office:value-type="float" office:value="41">
            <text:p>41</text:p>
          </table:table-cell>
          <table:table-cell table:formula="of:=[.C54]*0.15" office:value-type="float" office:value="6.15">
            <text:p>6.1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">
            <text:p>4</text:p>
          </table:table-cell>
          <table:table-cell table:formula="of:=[.C5]" office:value-type="float" office:value="35">
            <text:p>35</text:p>
          </table:table-cell>
          <table:table-cell table:formula="of:=[.C55]*0.15" office:value-type="float" office:value="5.25">
            <text:p>5.2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5">
            <text:p>5</text:p>
          </table:table-cell>
          <table:table-cell table:formula="of:=[.C6]" office:value-type="float" office:value="51">
            <text:p>51</text:p>
          </table:table-cell>
          <table:table-cell table:formula="of:=[.C56]*0.15" office:value-type="float" office:value="7.65">
            <text:p>7.6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6">
            <text:p>6</text:p>
          </table:table-cell>
          <table:table-cell table:formula="of:=[.C7]" office:value-type="float" office:value="31">
            <text:p>31</text:p>
          </table:table-cell>
          <table:table-cell table:formula="of:=[.C57]*0.15" office:value-type="float" office:value="4.65">
            <text:p>4.6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7">
            <text:p>7</text:p>
          </table:table-cell>
          <table:table-cell table:formula="of:=[.C8]" office:value-type="float" office:value="24">
            <text:p>24</text:p>
          </table:table-cell>
          <table:table-cell table:formula="of:=[.C58]*0.15" office:value-type="float" office:value="3.6">
            <text:p>3.6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8">
            <text:p>8</text:p>
          </table:table-cell>
          <table:table-cell table:formula="of:=[.C9]" office:value-type="float" office:value="34">
            <text:p>34</text:p>
          </table:table-cell>
          <table:table-cell table:formula="of:=[.C59]*0.15" office:value-type="float" office:value="5.1">
            <text:p>5.1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9">
            <text:p>9</text:p>
          </table:table-cell>
          <table:table-cell table:formula="of:=[.C10]" office:value-type="float" office:value="24">
            <text:p>24</text:p>
          </table:table-cell>
          <table:table-cell table:formula="of:=[.C60]*0.15" office:value-type="float" office:value="3.6">
            <text:p>3.6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0">
            <text:p>10</text:p>
          </table:table-cell>
          <table:table-cell table:formula="of:=[.C11]" office:value-type="float" office:value="19">
            <text:p>19</text:p>
          </table:table-cell>
          <table:table-cell table:formula="of:=[.C61]*0.15" office:value-type="float" office:value="2.85">
            <text:p>2.8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1">
            <text:p>11</text:p>
          </table:table-cell>
          <table:table-cell table:formula="of:=[.C12]" office:value-type="float" office:value="32">
            <text:p>32</text:p>
          </table:table-cell>
          <table:table-cell table:formula="of:=[.C62]*0.15" office:value-type="float" office:value="4.8">
            <text:p>4.8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2">
            <text:p>12</text:p>
          </table:table-cell>
          <table:table-cell table:formula="of:=[.C13]" office:value-type="float" office:value="52">
            <text:p>52</text:p>
          </table:table-cell>
          <table:table-cell table:formula="of:=[.C63]*0.15" office:value-type="float" office:value="7.8">
            <text:p>7.8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3">
            <text:p>13</text:p>
          </table:table-cell>
          <table:table-cell table:formula="of:=[.C14]" office:value-type="float" office:value="11">
            <text:p>11</text:p>
          </table:table-cell>
          <table:table-cell table:formula="of:=[.C64]*0.15" office:value-type="float" office:value="1.65">
            <text:p>1.6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4">
            <text:p>14</text:p>
          </table:table-cell>
          <table:table-cell table:formula="of:=[.C15]" office:value-type="float" office:value="6">
            <text:p>6</text:p>
          </table:table-cell>
          <table:table-cell table:formula="of:=[.C65]*0.15" office:value-type="float" office:value="0.9">
            <text:p>0.9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5">
            <text:p>15</text:p>
          </table:table-cell>
          <table:table-cell table:formula="of:=[.C16]" office:value-type="float" office:value="27">
            <text:p>27</text:p>
          </table:table-cell>
          <table:table-cell table:formula="of:=[.C66]*0.15" office:value-type="float" office:value="4.05">
            <text:p>4.0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6">
            <text:p>16</text:p>
          </table:table-cell>
          <table:table-cell table:formula="of:=[.C17]" office:value-type="float" office:value="30">
            <text:p>30</text:p>
          </table:table-cell>
          <table:table-cell table:formula="of:=[.C67]*0.15" office:value-type="float" office:value="4.5">
            <text:p>4.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7">
            <text:p>17</text:p>
          </table:table-cell>
          <table:table-cell table:formula="of:=[.C18]" office:value-type="float" office:value="32">
            <text:p>32</text:p>
          </table:table-cell>
          <table:table-cell table:formula="of:=[.C68]*0.15" office:value-type="float" office:value="4.8">
            <text:p>4.8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8">
            <text:p>18</text:p>
          </table:table-cell>
          <table:table-cell table:formula="of:=[.C19]" office:value-type="float" office:value="30">
            <text:p>30</text:p>
          </table:table-cell>
          <table:table-cell table:formula="of:=[.C69]*0.15" office:value-type="float" office:value="4.5">
            <text:p>4.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9">
            <text:p>19</text:p>
          </table:table-cell>
          <table:table-cell table:formula="of:=[.C20]" office:value-type="float" office:value="36">
            <text:p>36</text:p>
          </table:table-cell>
          <table:table-cell table:formula="of:=[.C70]*0.15" office:value-type="float" office:value="5.4">
            <text:p>5.4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0">
            <text:p>20</text:p>
          </table:table-cell>
          <table:table-cell table:formula="of:=[.C21]" office:value-type="float" office:value="19">
            <text:p>19</text:p>
          </table:table-cell>
          <table:table-cell table:formula="of:=[.C71]*0.15" office:value-type="float" office:value="2.85">
            <text:p>2.8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1">
            <text:p>21</text:p>
          </table:table-cell>
          <table:table-cell table:formula="of:=[.C22]" office:value-type="float" office:value="15">
            <text:p>15</text:p>
          </table:table-cell>
          <table:table-cell table:formula="of:=[.C72]*0.15" office:value-type="float" office:value="2.25">
            <text:p>2.2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2">
            <text:p>22</text:p>
          </table:table-cell>
          <table:table-cell table:formula="of:=[.C23]" office:value-type="float" office:value="27">
            <text:p>27</text:p>
          </table:table-cell>
          <table:table-cell table:formula="of:=[.C73]*0.15" office:value-type="float" office:value="4.05">
            <text:p>4.0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3">
            <text:p>23</text:p>
          </table:table-cell>
          <table:table-cell table:formula="of:=[.C24]" office:value-type="float" office:value="24">
            <text:p>24</text:p>
          </table:table-cell>
          <table:table-cell table:formula="of:=[.C74]*0.15" office:value-type="float" office:value="3.6">
            <text:p>3.6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4">
            <text:p>24</text:p>
          </table:table-cell>
          <table:table-cell table:formula="of:=[.C25]" office:value-type="float" office:value="26">
            <text:p>26</text:p>
          </table:table-cell>
          <table:table-cell table:formula="of:=[.C75]*0.15" office:value-type="float" office:value="3.9">
            <text:p>3.9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5">
            <text:p>25</text:p>
          </table:table-cell>
          <table:table-cell table:formula="of:=[.C26]" office:value-type="float" office:value="26">
            <text:p>26</text:p>
          </table:table-cell>
          <table:table-cell table:formula="of:=[.C76]*0.15" office:value-type="float" office:value="3.9">
            <text:p>3.9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6">
            <text:p>26</text:p>
          </table:table-cell>
          <table:table-cell table:formula="of:=[.C27]" office:value-type="float" office:value="37">
            <text:p>37</text:p>
          </table:table-cell>
          <table:table-cell table:formula="of:=[.C77]*0.15" office:value-type="float" office:value="5.55">
            <text:p>5.5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7">
            <text:p>27</text:p>
          </table:table-cell>
          <table:table-cell table:formula="of:=[.C28]" office:value-type="float" office:value="27">
            <text:p>27</text:p>
          </table:table-cell>
          <table:table-cell table:formula="of:=[.C78]*0.15" office:value-type="float" office:value="4.05">
            <text:p>4.0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8">
            <text:p>28</text:p>
          </table:table-cell>
          <table:table-cell table:formula="of:=[.C29]" office:value-type="float" office:value="29">
            <text:p>29</text:p>
          </table:table-cell>
          <table:table-cell table:formula="of:=[.C79]*0.15" office:value-type="float" office:value="4.35">
            <text:p>4.3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9">
            <text:p>29</text:p>
          </table:table-cell>
          <table:table-cell table:formula="of:=[.C30]" office:value-type="float" office:value="36">
            <text:p>36</text:p>
          </table:table-cell>
          <table:table-cell table:formula="of:=[.C80]*0.15" office:value-type="float" office:value="5.4">
            <text:p>5.4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0">
            <text:p>30</text:p>
          </table:table-cell>
          <table:table-cell table:formula="of:=[.C31]" office:value-type="float" office:value="28">
            <text:p>28</text:p>
          </table:table-cell>
          <table:table-cell table:formula="of:=[.C81]*0.15" office:value-type="float" office:value="4.2">
            <text:p>4.2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1">
            <text:p>31</text:p>
          </table:table-cell>
          <table:table-cell table:formula="of:=[.C32]" office:value-type="float" office:value="50">
            <text:p>50</text:p>
          </table:table-cell>
          <table:table-cell table:formula="of:=[.C82]*0.15" office:value-type="float" office:value="7.5">
            <text:p>7.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2">
            <text:p>32</text:p>
          </table:table-cell>
          <table:table-cell table:formula="of:=[.C33]" office:value-type="float" office:value="20">
            <text:p>20</text:p>
          </table:table-cell>
          <table:table-cell table:formula="of:=[.C83]*0.15" office:value-type="float" office:value="3">
            <text:p>3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3">
            <text:p>33</text:p>
          </table:table-cell>
          <table:table-cell table:formula="of:=[.C34]" office:value-type="float" office:value="30">
            <text:p>30</text:p>
          </table:table-cell>
          <table:table-cell table:formula="of:=[.C84]*0.15" office:value-type="float" office:value="4.5">
            <text:p>4.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4">
            <text:p>34</text:p>
          </table:table-cell>
          <table:table-cell table:formula="of:=[.C35]" office:value-type="float" office:value="40">
            <text:p>40</text:p>
          </table:table-cell>
          <table:table-cell table:formula="of:=[.C85]*0.15" office:value-type="float" office:value="6">
            <text:p>6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5">
            <text:p>35</text:p>
          </table:table-cell>
          <table:table-cell table:formula="of:=[.C36]" office:value-type="float" office:value="40">
            <text:p>40</text:p>
          </table:table-cell>
          <table:table-cell table:formula="of:=[.C86]*0.15" office:value-type="float" office:value="6">
            <text:p>6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6">
            <text:p>36</text:p>
          </table:table-cell>
          <table:table-cell table:formula="of:=[.C37]" office:value-type="float" office:value="29">
            <text:p>29</text:p>
          </table:table-cell>
          <table:table-cell table:formula="of:=[.C87]*0.15" office:value-type="float" office:value="4.35">
            <text:p>4.3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7">
            <text:p>37</text:p>
          </table:table-cell>
          <table:table-cell table:formula="of:=[.C38]" office:value-type="float" office:value="27">
            <text:p>27</text:p>
          </table:table-cell>
          <table:table-cell table:formula="of:=[.C88]*0.15" office:value-type="float" office:value="4.05">
            <text:p>4.0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8">
            <text:p>38</text:p>
          </table:table-cell>
          <table:table-cell table:formula="of:=[.C39]" office:value-type="float" office:value="20">
            <text:p>20</text:p>
          </table:table-cell>
          <table:table-cell table:formula="of:=[.C89]*0.15" office:value-type="float" office:value="3">
            <text:p>3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9">
            <text:p>39</text:p>
          </table:table-cell>
          <table:table-cell table:formula="of:=[.C40]" office:value-type="float" office:value="20">
            <text:p>20</text:p>
          </table:table-cell>
          <table:table-cell table:formula="of:=[.C90]*0.15" office:value-type="float" office:value="3">
            <text:p>3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0">
            <text:p>40</text:p>
          </table:table-cell>
          <table:table-cell table:formula="of:=[.C41]" office:value-type="float" office:value="35">
            <text:p>35</text:p>
          </table:table-cell>
          <table:table-cell table:formula="of:=[.C91]*0.15" office:value-type="float" office:value="5.25">
            <text:p>5.2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1">
            <text:p>41</text:p>
          </table:table-cell>
          <table:table-cell table:formula="of:=[.C42]" office:value-type="float" office:value="25">
            <text:p>25</text:p>
          </table:table-cell>
          <table:table-cell table:formula="of:=[.C92]*0.15" office:value-type="float" office:value="3.75">
            <text:p>3.7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2">
            <text:p>42</text:p>
          </table:table-cell>
          <table:table-cell table:formula="of:=[.C43]" office:value-type="float" office:value="37">
            <text:p>37</text:p>
          </table:table-cell>
          <table:table-cell table:formula="of:=[.C93]*0.15" office:value-type="float" office:value="5.55">
            <text:p>5.5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3">
            <text:p>43</text:p>
          </table:table-cell>
          <table:table-cell table:formula="of:=[.C44]" office:value-type="float" office:value="34">
            <text:p>34</text:p>
          </table:table-cell>
          <table:table-cell table:formula="of:=[.C94]*0.15" office:value-type="float" office:value="5.1">
            <text:p>5.1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4">
            <text:p>44</text:p>
          </table:table-cell>
          <table:table-cell table:formula="of:=[.C45]" office:value-type="float" office:value="26">
            <text:p>26</text:p>
          </table:table-cell>
          <table:table-cell table:formula="of:=[.C95]*0.15" office:value-type="float" office:value="3.9">
            <text:p>3.9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5">
            <text:p>45</text:p>
          </table:table-cell>
          <table:table-cell table:formula="of:=[.C46]" office:value-type="float" office:value="37">
            <text:p>37</text:p>
          </table:table-cell>
          <table:table-cell table:formula="of:=[.C96]*0.15" office:value-type="float" office:value="5.55">
            <text:p>5.5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6">
            <text:p>46</text:p>
          </table:table-cell>
          <table:table-cell table:formula="of:=[.C47]" office:value-type="float" office:value="15">
            <text:p>15</text:p>
          </table:table-cell>
          <table:table-cell table:formula="of:=[.C97]*0.15" office:value-type="float" office:value="2.25">
            <text:p>2.2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7">
            <text:p>47</text:p>
          </table:table-cell>
          <table:table-cell table:formula="of:=[.C48]" office:value-type="float" office:value="30">
            <text:p>30</text:p>
          </table:table-cell>
          <table:table-cell table:formula="of:=[.C98]*0.15" office:value-type="float" office:value="4.5">
            <text:p>4.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8">
            <text:p>48</text:p>
          </table:table-cell>
          <table:table-cell table:formula="of:=[.C49]" office:value-type="float" office:value="34">
            <text:p>34</text:p>
          </table:table-cell>
          <table:table-cell table:formula="of:=[.C99]*0.15" office:value-type="float" office:value="5.1">
            <text:p>5.1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9">
            <text:p>49</text:p>
          </table:table-cell>
          <table:table-cell table:formula="of:=[.C50]" office:value-type="float" office:value="48">
            <text:p>48</text:p>
          </table:table-cell>
          <table:table-cell table:formula="of:=[.C100]*0.15" office:value-type="float" office:value="7.2">
            <text:p>7.2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50">
            <text:p>50</text:p>
          </table:table-cell>
          <table:table-cell table:formula="of:=[.C51]" office:value-type="float" office:value="39">
            <text:p>39</text:p>
          </table:table-cell>
          <table:table-cell table:formula="of:=[.C101]*0.15" office:value-type="float" office:value="5.85">
            <text:p>5.8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">
            <text:p>1</text:p>
          </table:table-cell>
          <table:table-cell table:formula="of:=[.C52]" office:value-type="float" office:value="28">
            <text:p>28</text:p>
          </table:table-cell>
          <table:table-cell table:formula="of:=[.C102]*0.15" office:value-type="float" office:value="4.2">
            <text:p>4.2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">
            <text:p>2</text:p>
          </table:table-cell>
          <table:table-cell table:formula="of:=[.C53]" office:value-type="float" office:value="14">
            <text:p>14</text:p>
          </table:table-cell>
          <table:table-cell table:formula="of:=[.C103]*0.15" office:value-type="float" office:value="2.1">
            <text:p>2.1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">
            <text:p>3</text:p>
          </table:table-cell>
          <table:table-cell table:formula="of:=[.C54]" office:value-type="float" office:value="41">
            <text:p>41</text:p>
          </table:table-cell>
          <table:table-cell table:formula="of:=[.C104]*0.15" office:value-type="float" office:value="6.15">
            <text:p>6.1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">
            <text:p>4</text:p>
          </table:table-cell>
          <table:table-cell table:formula="of:=[.C55]" office:value-type="float" office:value="35">
            <text:p>35</text:p>
          </table:table-cell>
          <table:table-cell table:formula="of:=[.C105]*0.15" office:value-type="float" office:value="5.25">
            <text:p>5.2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5">
            <text:p>5</text:p>
          </table:table-cell>
          <table:table-cell table:formula="of:=[.C56]" office:value-type="float" office:value="51">
            <text:p>51</text:p>
          </table:table-cell>
          <table:table-cell table:formula="of:=[.C106]*0.15" office:value-type="float" office:value="7.65">
            <text:p>7.6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6">
            <text:p>6</text:p>
          </table:table-cell>
          <table:table-cell table:formula="of:=[.C57]" office:value-type="float" office:value="31">
            <text:p>31</text:p>
          </table:table-cell>
          <table:table-cell table:formula="of:=[.C107]*0.15" office:value-type="float" office:value="4.65">
            <text:p>4.6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7">
            <text:p>7</text:p>
          </table:table-cell>
          <table:table-cell table:formula="of:=[.C58]" office:value-type="float" office:value="24">
            <text:p>24</text:p>
          </table:table-cell>
          <table:table-cell table:formula="of:=[.C108]*0.15" office:value-type="float" office:value="3.6">
            <text:p>3.6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8">
            <text:p>8</text:p>
          </table:table-cell>
          <table:table-cell table:formula="of:=[.C59]" office:value-type="float" office:value="34">
            <text:p>34</text:p>
          </table:table-cell>
          <table:table-cell table:formula="of:=[.C109]*0.15" office:value-type="float" office:value="5.1">
            <text:p>5.1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9">
            <text:p>9</text:p>
          </table:table-cell>
          <table:table-cell table:formula="of:=[.C60]" office:value-type="float" office:value="24">
            <text:p>24</text:p>
          </table:table-cell>
          <table:table-cell table:formula="of:=[.C110]*0.15" office:value-type="float" office:value="3.6">
            <text:p>3.6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0">
            <text:p>10</text:p>
          </table:table-cell>
          <table:table-cell table:formula="of:=[.C61]" office:value-type="float" office:value="19">
            <text:p>19</text:p>
          </table:table-cell>
          <table:table-cell table:formula="of:=[.C111]*0.15" office:value-type="float" office:value="2.85">
            <text:p>2.8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1">
            <text:p>11</text:p>
          </table:table-cell>
          <table:table-cell table:formula="of:=[.C62]" office:value-type="float" office:value="32">
            <text:p>32</text:p>
          </table:table-cell>
          <table:table-cell table:formula="of:=[.C112]*0.15" office:value-type="float" office:value="4.8">
            <text:p>4.8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2">
            <text:p>12</text:p>
          </table:table-cell>
          <table:table-cell table:formula="of:=[.C63]" office:value-type="float" office:value="52">
            <text:p>52</text:p>
          </table:table-cell>
          <table:table-cell table:formula="of:=[.C113]*0.15" office:value-type="float" office:value="7.8">
            <text:p>7.8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3">
            <text:p>13</text:p>
          </table:table-cell>
          <table:table-cell table:formula="of:=[.C64]" office:value-type="float" office:value="11">
            <text:p>11</text:p>
          </table:table-cell>
          <table:table-cell table:formula="of:=[.C114]*0.15" office:value-type="float" office:value="1.65">
            <text:p>1.6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4">
            <text:p>14</text:p>
          </table:table-cell>
          <table:table-cell table:formula="of:=[.C65]" office:value-type="float" office:value="6">
            <text:p>6</text:p>
          </table:table-cell>
          <table:table-cell table:formula="of:=[.C115]*0.15" office:value-type="float" office:value="0.9">
            <text:p>0.9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5">
            <text:p>15</text:p>
          </table:table-cell>
          <table:table-cell table:formula="of:=[.C66]" office:value-type="float" office:value="27">
            <text:p>27</text:p>
          </table:table-cell>
          <table:table-cell table:formula="of:=[.C116]*0.15" office:value-type="float" office:value="4.05">
            <text:p>4.0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6">
            <text:p>16</text:p>
          </table:table-cell>
          <table:table-cell table:formula="of:=[.C67]" office:value-type="float" office:value="30">
            <text:p>30</text:p>
          </table:table-cell>
          <table:table-cell table:formula="of:=[.C117]*0.15" office:value-type="float" office:value="4.5">
            <text:p>4.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7">
            <text:p>17</text:p>
          </table:table-cell>
          <table:table-cell table:formula="of:=[.C68]" office:value-type="float" office:value="32">
            <text:p>32</text:p>
          </table:table-cell>
          <table:table-cell table:formula="of:=[.C118]*0.15" office:value-type="float" office:value="4.8">
            <text:p>4.8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8">
            <text:p>18</text:p>
          </table:table-cell>
          <table:table-cell table:formula="of:=[.C69]" office:value-type="float" office:value="30">
            <text:p>30</text:p>
          </table:table-cell>
          <table:table-cell table:formula="of:=[.C119]*0.15" office:value-type="float" office:value="4.5">
            <text:p>4.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9">
            <text:p>19</text:p>
          </table:table-cell>
          <table:table-cell table:formula="of:=[.C70]" office:value-type="float" office:value="36">
            <text:p>36</text:p>
          </table:table-cell>
          <table:table-cell table:formula="of:=[.C120]*0.15" office:value-type="float" office:value="5.4">
            <text:p>5.4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0">
            <text:p>20</text:p>
          </table:table-cell>
          <table:table-cell table:formula="of:=[.C71]" office:value-type="float" office:value="19">
            <text:p>19</text:p>
          </table:table-cell>
          <table:table-cell table:formula="of:=[.C121]*0.15" office:value-type="float" office:value="2.85">
            <text:p>2.8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1">
            <text:p>21</text:p>
          </table:table-cell>
          <table:table-cell table:formula="of:=[.C72]" office:value-type="float" office:value="15">
            <text:p>15</text:p>
          </table:table-cell>
          <table:table-cell table:formula="of:=[.C122]*0.15" office:value-type="float" office:value="2.25">
            <text:p>2.2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2">
            <text:p>22</text:p>
          </table:table-cell>
          <table:table-cell table:formula="of:=[.C73]" office:value-type="float" office:value="27">
            <text:p>27</text:p>
          </table:table-cell>
          <table:table-cell table:formula="of:=[.C123]*0.15" office:value-type="float" office:value="4.05">
            <text:p>4.0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3">
            <text:p>23</text:p>
          </table:table-cell>
          <table:table-cell table:formula="of:=[.C74]" office:value-type="float" office:value="24">
            <text:p>24</text:p>
          </table:table-cell>
          <table:table-cell table:formula="of:=[.C124]*0.15" office:value-type="float" office:value="3.6">
            <text:p>3.6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4">
            <text:p>24</text:p>
          </table:table-cell>
          <table:table-cell table:formula="of:=[.C75]" office:value-type="float" office:value="26">
            <text:p>26</text:p>
          </table:table-cell>
          <table:table-cell table:formula="of:=[.C125]*0.15" office:value-type="float" office:value="3.9">
            <text:p>3.9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5">
            <text:p>25</text:p>
          </table:table-cell>
          <table:table-cell table:formula="of:=[.C76]" office:value-type="float" office:value="26">
            <text:p>26</text:p>
          </table:table-cell>
          <table:table-cell table:formula="of:=[.C126]*0.15" office:value-type="float" office:value="3.9">
            <text:p>3.9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6">
            <text:p>26</text:p>
          </table:table-cell>
          <table:table-cell table:formula="of:=[.C77]" office:value-type="float" office:value="37">
            <text:p>37</text:p>
          </table:table-cell>
          <table:table-cell table:formula="of:=[.C127]*0.15" office:value-type="float" office:value="5.55">
            <text:p>5.5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7">
            <text:p>27</text:p>
          </table:table-cell>
          <table:table-cell table:formula="of:=[.C78]" office:value-type="float" office:value="27">
            <text:p>27</text:p>
          </table:table-cell>
          <table:table-cell table:formula="of:=[.C128]*0.15" office:value-type="float" office:value="4.05">
            <text:p>4.0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8">
            <text:p>28</text:p>
          </table:table-cell>
          <table:table-cell table:formula="of:=[.C79]" office:value-type="float" office:value="29">
            <text:p>29</text:p>
          </table:table-cell>
          <table:table-cell table:formula="of:=[.C129]*0.15" office:value-type="float" office:value="4.35">
            <text:p>4.3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9">
            <text:p>29</text:p>
          </table:table-cell>
          <table:table-cell table:formula="of:=[.C80]" office:value-type="float" office:value="36">
            <text:p>36</text:p>
          </table:table-cell>
          <table:table-cell table:formula="of:=[.C130]*0.15" office:value-type="float" office:value="5.4">
            <text:p>5.4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0">
            <text:p>30</text:p>
          </table:table-cell>
          <table:table-cell table:formula="of:=[.C81]" office:value-type="float" office:value="28">
            <text:p>28</text:p>
          </table:table-cell>
          <table:table-cell table:formula="of:=[.C131]*0.15" office:value-type="float" office:value="4.2">
            <text:p>4.2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1">
            <text:p>31</text:p>
          </table:table-cell>
          <table:table-cell table:formula="of:=[.C82]" office:value-type="float" office:value="50">
            <text:p>50</text:p>
          </table:table-cell>
          <table:table-cell table:formula="of:=[.C132]*0.15" office:value-type="float" office:value="7.5">
            <text:p>7.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2">
            <text:p>32</text:p>
          </table:table-cell>
          <table:table-cell table:formula="of:=[.C83]" office:value-type="float" office:value="20">
            <text:p>20</text:p>
          </table:table-cell>
          <table:table-cell table:formula="of:=[.C133]*0.15" office:value-type="float" office:value="3">
            <text:p>3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3">
            <text:p>33</text:p>
          </table:table-cell>
          <table:table-cell table:formula="of:=[.C84]" office:value-type="float" office:value="30">
            <text:p>30</text:p>
          </table:table-cell>
          <table:table-cell table:formula="of:=[.C134]*0.15" office:value-type="float" office:value="4.5">
            <text:p>4.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4">
            <text:p>34</text:p>
          </table:table-cell>
          <table:table-cell table:formula="of:=[.C85]" office:value-type="float" office:value="40">
            <text:p>40</text:p>
          </table:table-cell>
          <table:table-cell table:formula="of:=[.C135]*0.15" office:value-type="float" office:value="6">
            <text:p>6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5">
            <text:p>35</text:p>
          </table:table-cell>
          <table:table-cell table:formula="of:=[.C86]" office:value-type="float" office:value="40">
            <text:p>40</text:p>
          </table:table-cell>
          <table:table-cell table:formula="of:=[.C136]*0.15" office:value-type="float" office:value="6">
            <text:p>6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6">
            <text:p>36</text:p>
          </table:table-cell>
          <table:table-cell table:formula="of:=[.C87]" office:value-type="float" office:value="29">
            <text:p>29</text:p>
          </table:table-cell>
          <table:table-cell table:formula="of:=[.C137]*0.15" office:value-type="float" office:value="4.35">
            <text:p>4.3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7">
            <text:p>37</text:p>
          </table:table-cell>
          <table:table-cell table:formula="of:=[.C88]" office:value-type="float" office:value="27">
            <text:p>27</text:p>
          </table:table-cell>
          <table:table-cell table:formula="of:=[.C138]*0.15" office:value-type="float" office:value="4.05">
            <text:p>4.0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8">
            <text:p>38</text:p>
          </table:table-cell>
          <table:table-cell table:formula="of:=[.C89]" office:value-type="float" office:value="20">
            <text:p>20</text:p>
          </table:table-cell>
          <table:table-cell table:formula="of:=[.C139]*0.15" office:value-type="float" office:value="3">
            <text:p>3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9">
            <text:p>39</text:p>
          </table:table-cell>
          <table:table-cell table:formula="of:=[.C90]" office:value-type="float" office:value="20">
            <text:p>20</text:p>
          </table:table-cell>
          <table:table-cell table:formula="of:=[.C140]*0.15" office:value-type="float" office:value="3">
            <text:p>3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0">
            <text:p>40</text:p>
          </table:table-cell>
          <table:table-cell table:formula="of:=[.C91]" office:value-type="float" office:value="35">
            <text:p>35</text:p>
          </table:table-cell>
          <table:table-cell table:formula="of:=[.C141]*0.15" office:value-type="float" office:value="5.25">
            <text:p>5.2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1">
            <text:p>41</text:p>
          </table:table-cell>
          <table:table-cell table:formula="of:=[.C92]" office:value-type="float" office:value="25">
            <text:p>25</text:p>
          </table:table-cell>
          <table:table-cell table:formula="of:=[.C142]*0.15" office:value-type="float" office:value="3.75">
            <text:p>3.7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2">
            <text:p>42</text:p>
          </table:table-cell>
          <table:table-cell table:formula="of:=[.C93]" office:value-type="float" office:value="37">
            <text:p>37</text:p>
          </table:table-cell>
          <table:table-cell table:formula="of:=[.C143]*0.15" office:value-type="float" office:value="5.55">
            <text:p>5.5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3">
            <text:p>43</text:p>
          </table:table-cell>
          <table:table-cell table:formula="of:=[.C94]" office:value-type="float" office:value="34">
            <text:p>34</text:p>
          </table:table-cell>
          <table:table-cell table:formula="of:=[.C144]*0.15" office:value-type="float" office:value="5.1">
            <text:p>5.1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4">
            <text:p>44</text:p>
          </table:table-cell>
          <table:table-cell table:formula="of:=[.C95]" office:value-type="float" office:value="26">
            <text:p>26</text:p>
          </table:table-cell>
          <table:table-cell table:formula="of:=[.C145]*0.15" office:value-type="float" office:value="3.9">
            <text:p>3.9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5">
            <text:p>45</text:p>
          </table:table-cell>
          <table:table-cell table:formula="of:=[.C96]" office:value-type="float" office:value="37">
            <text:p>37</text:p>
          </table:table-cell>
          <table:table-cell table:formula="of:=[.C146]*0.15" office:value-type="float" office:value="5.55">
            <text:p>5.5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6">
            <text:p>46</text:p>
          </table:table-cell>
          <table:table-cell table:formula="of:=[.C97]" office:value-type="float" office:value="15">
            <text:p>15</text:p>
          </table:table-cell>
          <table:table-cell table:formula="of:=[.C147]*0.15" office:value-type="float" office:value="2.25">
            <text:p>2.2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7">
            <text:p>47</text:p>
          </table:table-cell>
          <table:table-cell table:formula="of:=[.C98]" office:value-type="float" office:value="30">
            <text:p>30</text:p>
          </table:table-cell>
          <table:table-cell table:formula="of:=[.C148]*0.15" office:value-type="float" office:value="4.5">
            <text:p>4.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8">
            <text:p>48</text:p>
          </table:table-cell>
          <table:table-cell table:formula="of:=[.C99]" office:value-type="float" office:value="34">
            <text:p>34</text:p>
          </table:table-cell>
          <table:table-cell table:formula="of:=[.C149]*0.15" office:value-type="float" office:value="5.1">
            <text:p>5.1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9">
            <text:p>49</text:p>
          </table:table-cell>
          <table:table-cell table:formula="of:=[.C100]" office:value-type="float" office:value="48">
            <text:p>48</text:p>
          </table:table-cell>
          <table:table-cell table:formula="of:=[.C150]*0.15" office:value-type="float" office:value="7.2">
            <text:p>7.2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50">
            <text:p>50</text:p>
          </table:table-cell>
          <table:table-cell table:formula="of:=[.C101]" office:value-type="float" office:value="39">
            <text:p>39</text:p>
          </table:table-cell>
          <table:table-cell table:formula="of:=[.C151]*0.15" office:value-type="float" office:value="5.85">
            <text:p>5.85</text:p>
          </table:table-cell>
        </table:table-row>
        <table:table-row table:style-name="ro1">
          <table:table-cell office:value-type="float" office:value="20110401">
            <text:p>20110401</text:p>
          </table:table-cell>
          <table:table-cell office:value-type="float" office:value="1">
            <text:p>1</text:p>
          </table:table-cell>
          <table:table-cell table:formula="of:=[.C102]" office:value-type="float" office:value="28">
            <text:p>28</text:p>
          </table:table-cell>
          <table:table-cell table:formula="of:=[.C152]*0.15" office:value-type="float" office:value="4.2">
            <text:p>4.2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">
            <text:p>2</text:p>
          </table:table-cell>
          <table:table-cell table:formula="of:=[.C103]" office:value-type="float" office:value="14">
            <text:p>14</text:p>
          </table:table-cell>
          <table:table-cell table:formula="of:=[.C153]*0.15" office:value-type="float" office:value="2.1">
            <text:p>2.1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">
            <text:p>3</text:p>
          </table:table-cell>
          <table:table-cell table:formula="of:=[.C104]" office:value-type="float" office:value="41">
            <text:p>41</text:p>
          </table:table-cell>
          <table:table-cell table:formula="of:=[.C154]*0.15" office:value-type="float" office:value="6.15">
            <text:p>6.1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">
            <text:p>4</text:p>
          </table:table-cell>
          <table:table-cell table:formula="of:=[.C105]" office:value-type="float" office:value="35">
            <text:p>35</text:p>
          </table:table-cell>
          <table:table-cell table:formula="of:=[.C155]*0.15" office:value-type="float" office:value="5.25">
            <text:p>5.2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5">
            <text:p>5</text:p>
          </table:table-cell>
          <table:table-cell table:formula="of:=[.C106]" office:value-type="float" office:value="51">
            <text:p>51</text:p>
          </table:table-cell>
          <table:table-cell table:formula="of:=[.C156]*0.15" office:value-type="float" office:value="7.65">
            <text:p>7.6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6">
            <text:p>6</text:p>
          </table:table-cell>
          <table:table-cell table:formula="of:=[.C107]" office:value-type="float" office:value="31">
            <text:p>31</text:p>
          </table:table-cell>
          <table:table-cell table:formula="of:=[.C157]*0.15" office:value-type="float" office:value="4.65">
            <text:p>4.6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7">
            <text:p>7</text:p>
          </table:table-cell>
          <table:table-cell table:formula="of:=[.C108]" office:value-type="float" office:value="24">
            <text:p>24</text:p>
          </table:table-cell>
          <table:table-cell table:formula="of:=[.C158]*0.15" office:value-type="float" office:value="3.6">
            <text:p>3.6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8">
            <text:p>8</text:p>
          </table:table-cell>
          <table:table-cell table:formula="of:=[.C109]" office:value-type="float" office:value="34">
            <text:p>34</text:p>
          </table:table-cell>
          <table:table-cell table:formula="of:=[.C159]*0.15" office:value-type="float" office:value="5.1">
            <text:p>5.1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9">
            <text:p>9</text:p>
          </table:table-cell>
          <table:table-cell table:formula="of:=[.C110]" office:value-type="float" office:value="24">
            <text:p>24</text:p>
          </table:table-cell>
          <table:table-cell table:formula="of:=[.C160]*0.15" office:value-type="float" office:value="3.6">
            <text:p>3.6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0">
            <text:p>10</text:p>
          </table:table-cell>
          <table:table-cell table:formula="of:=[.C111]" office:value-type="float" office:value="19">
            <text:p>19</text:p>
          </table:table-cell>
          <table:table-cell table:formula="of:=[.C161]*0.15" office:value-type="float" office:value="2.85">
            <text:p>2.8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1">
            <text:p>11</text:p>
          </table:table-cell>
          <table:table-cell table:formula="of:=[.C112]" office:value-type="float" office:value="32">
            <text:p>32</text:p>
          </table:table-cell>
          <table:table-cell table:formula="of:=[.C162]*0.15" office:value-type="float" office:value="4.8">
            <text:p>4.8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2">
            <text:p>12</text:p>
          </table:table-cell>
          <table:table-cell table:formula="of:=[.C113]" office:value-type="float" office:value="52">
            <text:p>52</text:p>
          </table:table-cell>
          <table:table-cell table:formula="of:=[.C163]*0.15" office:value-type="float" office:value="7.8">
            <text:p>7.8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3">
            <text:p>13</text:p>
          </table:table-cell>
          <table:table-cell table:formula="of:=[.C114]" office:value-type="float" office:value="11">
            <text:p>11</text:p>
          </table:table-cell>
          <table:table-cell table:formula="of:=[.C164]*0.15" office:value-type="float" office:value="1.65">
            <text:p>1.6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4">
            <text:p>14</text:p>
          </table:table-cell>
          <table:table-cell table:formula="of:=[.C115]" office:value-type="float" office:value="6">
            <text:p>6</text:p>
          </table:table-cell>
          <table:table-cell table:formula="of:=[.C165]*0.15" office:value-type="float" office:value="0.9">
            <text:p>0.9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5">
            <text:p>15</text:p>
          </table:table-cell>
          <table:table-cell table:formula="of:=[.C116]" office:value-type="float" office:value="27">
            <text:p>27</text:p>
          </table:table-cell>
          <table:table-cell table:formula="of:=[.C166]*0.15" office:value-type="float" office:value="4.05">
            <text:p>4.0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6">
            <text:p>16</text:p>
          </table:table-cell>
          <table:table-cell table:formula="of:=[.C117]" office:value-type="float" office:value="30">
            <text:p>30</text:p>
          </table:table-cell>
          <table:table-cell table:formula="of:=[.C167]*0.15" office:value-type="float" office:value="4.5">
            <text:p>4.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7">
            <text:p>17</text:p>
          </table:table-cell>
          <table:table-cell table:formula="of:=[.C118]" office:value-type="float" office:value="32">
            <text:p>32</text:p>
          </table:table-cell>
          <table:table-cell table:formula="of:=[.C168]*0.15" office:value-type="float" office:value="4.8">
            <text:p>4.8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8">
            <text:p>18</text:p>
          </table:table-cell>
          <table:table-cell table:formula="of:=[.C119]" office:value-type="float" office:value="30">
            <text:p>30</text:p>
          </table:table-cell>
          <table:table-cell table:formula="of:=[.C169]*0.15" office:value-type="float" office:value="4.5">
            <text:p>4.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9">
            <text:p>19</text:p>
          </table:table-cell>
          <table:table-cell table:formula="of:=[.C120]" office:value-type="float" office:value="36">
            <text:p>36</text:p>
          </table:table-cell>
          <table:table-cell table:formula="of:=[.C170]*0.15" office:value-type="float" office:value="5.4">
            <text:p>5.4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0">
            <text:p>20</text:p>
          </table:table-cell>
          <table:table-cell table:formula="of:=[.C121]" office:value-type="float" office:value="19">
            <text:p>19</text:p>
          </table:table-cell>
          <table:table-cell table:formula="of:=[.C171]*0.15" office:value-type="float" office:value="2.85">
            <text:p>2.8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1">
            <text:p>21</text:p>
          </table:table-cell>
          <table:table-cell table:formula="of:=[.C122]" office:value-type="float" office:value="15">
            <text:p>15</text:p>
          </table:table-cell>
          <table:table-cell table:formula="of:=[.C172]*0.15" office:value-type="float" office:value="2.25">
            <text:p>2.2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2">
            <text:p>22</text:p>
          </table:table-cell>
          <table:table-cell table:formula="of:=[.C123]" office:value-type="float" office:value="27">
            <text:p>27</text:p>
          </table:table-cell>
          <table:table-cell table:formula="of:=[.C173]*0.15" office:value-type="float" office:value="4.05">
            <text:p>4.0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3">
            <text:p>23</text:p>
          </table:table-cell>
          <table:table-cell table:formula="of:=[.C124]" office:value-type="float" office:value="24">
            <text:p>24</text:p>
          </table:table-cell>
          <table:table-cell table:formula="of:=[.C174]*0.15" office:value-type="float" office:value="3.6">
            <text:p>3.6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4">
            <text:p>24</text:p>
          </table:table-cell>
          <table:table-cell table:formula="of:=[.C125]" office:value-type="float" office:value="26">
            <text:p>26</text:p>
          </table:table-cell>
          <table:table-cell table:formula="of:=[.C175]*0.15" office:value-type="float" office:value="3.9">
            <text:p>3.9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5">
            <text:p>25</text:p>
          </table:table-cell>
          <table:table-cell table:formula="of:=[.C126]" office:value-type="float" office:value="26">
            <text:p>26</text:p>
          </table:table-cell>
          <table:table-cell table:formula="of:=[.C176]*0.15" office:value-type="float" office:value="3.9">
            <text:p>3.9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6">
            <text:p>26</text:p>
          </table:table-cell>
          <table:table-cell table:formula="of:=[.C127]" office:value-type="float" office:value="37">
            <text:p>37</text:p>
          </table:table-cell>
          <table:table-cell table:formula="of:=[.C177]*0.15" office:value-type="float" office:value="5.55">
            <text:p>5.5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7">
            <text:p>27</text:p>
          </table:table-cell>
          <table:table-cell table:formula="of:=[.C128]" office:value-type="float" office:value="27">
            <text:p>27</text:p>
          </table:table-cell>
          <table:table-cell table:formula="of:=[.C178]*0.15" office:value-type="float" office:value="4.05">
            <text:p>4.0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8">
            <text:p>28</text:p>
          </table:table-cell>
          <table:table-cell table:formula="of:=[.C129]" office:value-type="float" office:value="29">
            <text:p>29</text:p>
          </table:table-cell>
          <table:table-cell table:formula="of:=[.C179]*0.15" office:value-type="float" office:value="4.35">
            <text:p>4.3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9">
            <text:p>29</text:p>
          </table:table-cell>
          <table:table-cell table:formula="of:=[.C130]" office:value-type="float" office:value="36">
            <text:p>36</text:p>
          </table:table-cell>
          <table:table-cell table:formula="of:=[.C180]*0.15" office:value-type="float" office:value="5.4">
            <text:p>5.4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0">
            <text:p>30</text:p>
          </table:table-cell>
          <table:table-cell table:formula="of:=[.C131]" office:value-type="float" office:value="28">
            <text:p>28</text:p>
          </table:table-cell>
          <table:table-cell table:formula="of:=[.C181]*0.15" office:value-type="float" office:value="4.2">
            <text:p>4.2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1">
            <text:p>31</text:p>
          </table:table-cell>
          <table:table-cell table:formula="of:=[.C132]" office:value-type="float" office:value="50">
            <text:p>50</text:p>
          </table:table-cell>
          <table:table-cell table:formula="of:=[.C182]*0.15" office:value-type="float" office:value="7.5">
            <text:p>7.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2">
            <text:p>32</text:p>
          </table:table-cell>
          <table:table-cell table:formula="of:=[.C133]" office:value-type="float" office:value="20">
            <text:p>20</text:p>
          </table:table-cell>
          <table:table-cell table:formula="of:=[.C183]*0.15" office:value-type="float" office:value="3">
            <text:p>3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3">
            <text:p>33</text:p>
          </table:table-cell>
          <table:table-cell table:formula="of:=[.C134]" office:value-type="float" office:value="30">
            <text:p>30</text:p>
          </table:table-cell>
          <table:table-cell table:formula="of:=[.C184]*0.15" office:value-type="float" office:value="4.5">
            <text:p>4.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4">
            <text:p>34</text:p>
          </table:table-cell>
          <table:table-cell table:formula="of:=[.C135]" office:value-type="float" office:value="40">
            <text:p>40</text:p>
          </table:table-cell>
          <table:table-cell table:formula="of:=[.C185]*0.15" office:value-type="float" office:value="6">
            <text:p>6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5">
            <text:p>35</text:p>
          </table:table-cell>
          <table:table-cell table:formula="of:=[.C136]" office:value-type="float" office:value="40">
            <text:p>40</text:p>
          </table:table-cell>
          <table:table-cell table:formula="of:=[.C186]*0.15" office:value-type="float" office:value="6">
            <text:p>6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6">
            <text:p>36</text:p>
          </table:table-cell>
          <table:table-cell table:formula="of:=[.C137]" office:value-type="float" office:value="29">
            <text:p>29</text:p>
          </table:table-cell>
          <table:table-cell table:formula="of:=[.C187]*0.15" office:value-type="float" office:value="4.35">
            <text:p>4.3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7">
            <text:p>37</text:p>
          </table:table-cell>
          <table:table-cell table:formula="of:=[.C138]" office:value-type="float" office:value="27">
            <text:p>27</text:p>
          </table:table-cell>
          <table:table-cell table:formula="of:=[.C188]*0.15" office:value-type="float" office:value="4.05">
            <text:p>4.0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8">
            <text:p>38</text:p>
          </table:table-cell>
          <table:table-cell table:formula="of:=[.C139]" office:value-type="float" office:value="20">
            <text:p>20</text:p>
          </table:table-cell>
          <table:table-cell table:formula="of:=[.C189]*0.15" office:value-type="float" office:value="3">
            <text:p>3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9">
            <text:p>39</text:p>
          </table:table-cell>
          <table:table-cell table:formula="of:=[.C140]" office:value-type="float" office:value="20">
            <text:p>20</text:p>
          </table:table-cell>
          <table:table-cell table:formula="of:=[.C190]*0.15" office:value-type="float" office:value="3">
            <text:p>3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0">
            <text:p>40</text:p>
          </table:table-cell>
          <table:table-cell table:formula="of:=[.C141]" office:value-type="float" office:value="35">
            <text:p>35</text:p>
          </table:table-cell>
          <table:table-cell table:formula="of:=[.C191]*0.15" office:value-type="float" office:value="5.25">
            <text:p>5.2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1">
            <text:p>41</text:p>
          </table:table-cell>
          <table:table-cell table:formula="of:=[.C142]" office:value-type="float" office:value="25">
            <text:p>25</text:p>
          </table:table-cell>
          <table:table-cell table:formula="of:=[.C192]*0.15" office:value-type="float" office:value="3.75">
            <text:p>3.7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2">
            <text:p>42</text:p>
          </table:table-cell>
          <table:table-cell table:formula="of:=[.C143]" office:value-type="float" office:value="37">
            <text:p>37</text:p>
          </table:table-cell>
          <table:table-cell table:formula="of:=[.C193]*0.15" office:value-type="float" office:value="5.55">
            <text:p>5.5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3">
            <text:p>43</text:p>
          </table:table-cell>
          <table:table-cell table:formula="of:=[.C144]" office:value-type="float" office:value="34">
            <text:p>34</text:p>
          </table:table-cell>
          <table:table-cell table:formula="of:=[.C194]*0.15" office:value-type="float" office:value="5.1">
            <text:p>5.1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4">
            <text:p>44</text:p>
          </table:table-cell>
          <table:table-cell table:formula="of:=[.C145]" office:value-type="float" office:value="26">
            <text:p>26</text:p>
          </table:table-cell>
          <table:table-cell table:formula="of:=[.C195]*0.15" office:value-type="float" office:value="3.9">
            <text:p>3.9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5">
            <text:p>45</text:p>
          </table:table-cell>
          <table:table-cell table:formula="of:=[.C146]" office:value-type="float" office:value="37">
            <text:p>37</text:p>
          </table:table-cell>
          <table:table-cell table:formula="of:=[.C196]*0.15" office:value-type="float" office:value="5.55">
            <text:p>5.5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6">
            <text:p>46</text:p>
          </table:table-cell>
          <table:table-cell table:formula="of:=[.C147]" office:value-type="float" office:value="15">
            <text:p>15</text:p>
          </table:table-cell>
          <table:table-cell table:formula="of:=[.C197]*0.15" office:value-type="float" office:value="2.25">
            <text:p>2.2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7">
            <text:p>47</text:p>
          </table:table-cell>
          <table:table-cell table:formula="of:=[.C148]" office:value-type="float" office:value="30">
            <text:p>30</text:p>
          </table:table-cell>
          <table:table-cell table:formula="of:=[.C198]*0.15" office:value-type="float" office:value="4.5">
            <text:p>4.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8">
            <text:p>48</text:p>
          </table:table-cell>
          <table:table-cell table:formula="of:=[.C149]" office:value-type="float" office:value="34">
            <text:p>34</text:p>
          </table:table-cell>
          <table:table-cell table:formula="of:=[.C199]*0.15" office:value-type="float" office:value="5.1">
            <text:p>5.1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9">
            <text:p>49</text:p>
          </table:table-cell>
          <table:table-cell table:formula="of:=[.C150]" office:value-type="float" office:value="48">
            <text:p>48</text:p>
          </table:table-cell>
          <table:table-cell table:formula="of:=[.C200]*0.15" office:value-type="float" office:value="7.2">
            <text:p>7.2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50">
            <text:p>50</text:p>
          </table:table-cell>
          <table:table-cell table:formula="of:=[.C151]" office:value-type="float" office:value="39">
            <text:p>39</text:p>
          </table:table-cell>
          <table:table-cell table:formula="of:=[.C201]*0.15" office:value-type="float" office:value="5.85">
            <text:p>5.8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">
            <text:p>1</text:p>
          </table:table-cell>
          <table:table-cell table:formula="of:=[.C152]" office:value-type="float" office:value="28">
            <text:p>28</text:p>
          </table:table-cell>
          <table:table-cell table:formula="of:=[.C202]*0.15" office:value-type="float" office:value="4.2">
            <text:p>4.2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">
            <text:p>2</text:p>
          </table:table-cell>
          <table:table-cell table:formula="of:=[.C153]" office:value-type="float" office:value="14">
            <text:p>14</text:p>
          </table:table-cell>
          <table:table-cell table:formula="of:=[.C203]*0.15" office:value-type="float" office:value="2.1">
            <text:p>2.1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">
            <text:p>3</text:p>
          </table:table-cell>
          <table:table-cell table:formula="of:=[.C154]" office:value-type="float" office:value="41">
            <text:p>41</text:p>
          </table:table-cell>
          <table:table-cell table:formula="of:=[.C204]*0.15" office:value-type="float" office:value="6.15">
            <text:p>6.1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">
            <text:p>4</text:p>
          </table:table-cell>
          <table:table-cell table:formula="of:=[.C155]" office:value-type="float" office:value="35">
            <text:p>35</text:p>
          </table:table-cell>
          <table:table-cell table:formula="of:=[.C205]*0.15" office:value-type="float" office:value="5.25">
            <text:p>5.2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5">
            <text:p>5</text:p>
          </table:table-cell>
          <table:table-cell table:formula="of:=[.C156]" office:value-type="float" office:value="51">
            <text:p>51</text:p>
          </table:table-cell>
          <table:table-cell table:formula="of:=[.C206]*0.15" office:value-type="float" office:value="7.65">
            <text:p>7.6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6">
            <text:p>6</text:p>
          </table:table-cell>
          <table:table-cell table:formula="of:=[.C157]" office:value-type="float" office:value="31">
            <text:p>31</text:p>
          </table:table-cell>
          <table:table-cell table:formula="of:=[.C207]*0.15" office:value-type="float" office:value="4.65">
            <text:p>4.6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7">
            <text:p>7</text:p>
          </table:table-cell>
          <table:table-cell table:formula="of:=[.C158]" office:value-type="float" office:value="24">
            <text:p>24</text:p>
          </table:table-cell>
          <table:table-cell table:formula="of:=[.C208]*0.15" office:value-type="float" office:value="3.6">
            <text:p>3.6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8">
            <text:p>8</text:p>
          </table:table-cell>
          <table:table-cell table:formula="of:=[.C159]" office:value-type="float" office:value="34">
            <text:p>34</text:p>
          </table:table-cell>
          <table:table-cell table:formula="of:=[.C209]*0.15" office:value-type="float" office:value="5.1">
            <text:p>5.1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9">
            <text:p>9</text:p>
          </table:table-cell>
          <table:table-cell table:formula="of:=[.C160]" office:value-type="float" office:value="24">
            <text:p>24</text:p>
          </table:table-cell>
          <table:table-cell table:formula="of:=[.C210]*0.15" office:value-type="float" office:value="3.6">
            <text:p>3.6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0">
            <text:p>10</text:p>
          </table:table-cell>
          <table:table-cell table:formula="of:=[.C161]" office:value-type="float" office:value="19">
            <text:p>19</text:p>
          </table:table-cell>
          <table:table-cell table:formula="of:=[.C211]*0.15" office:value-type="float" office:value="2.85">
            <text:p>2.8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1">
            <text:p>11</text:p>
          </table:table-cell>
          <table:table-cell table:formula="of:=[.C162]" office:value-type="float" office:value="32">
            <text:p>32</text:p>
          </table:table-cell>
          <table:table-cell table:formula="of:=[.C212]*0.15" office:value-type="float" office:value="4.8">
            <text:p>4.8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2">
            <text:p>12</text:p>
          </table:table-cell>
          <table:table-cell table:formula="of:=[.C163]" office:value-type="float" office:value="52">
            <text:p>52</text:p>
          </table:table-cell>
          <table:table-cell table:formula="of:=[.C213]*0.15" office:value-type="float" office:value="7.8">
            <text:p>7.8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3">
            <text:p>13</text:p>
          </table:table-cell>
          <table:table-cell table:formula="of:=[.C164]" office:value-type="float" office:value="11">
            <text:p>11</text:p>
          </table:table-cell>
          <table:table-cell table:formula="of:=[.C214]*0.15" office:value-type="float" office:value="1.65">
            <text:p>1.6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4">
            <text:p>14</text:p>
          </table:table-cell>
          <table:table-cell table:formula="of:=[.C165]" office:value-type="float" office:value="6">
            <text:p>6</text:p>
          </table:table-cell>
          <table:table-cell table:formula="of:=[.C215]*0.15" office:value-type="float" office:value="0.9">
            <text:p>0.9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5">
            <text:p>15</text:p>
          </table:table-cell>
          <table:table-cell table:formula="of:=[.C166]" office:value-type="float" office:value="27">
            <text:p>27</text:p>
          </table:table-cell>
          <table:table-cell table:formula="of:=[.C216]*0.15" office:value-type="float" office:value="4.05">
            <text:p>4.0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6">
            <text:p>16</text:p>
          </table:table-cell>
          <table:table-cell table:formula="of:=[.C167]" office:value-type="float" office:value="30">
            <text:p>30</text:p>
          </table:table-cell>
          <table:table-cell table:formula="of:=[.C217]*0.15" office:value-type="float" office:value="4.5">
            <text:p>4.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7">
            <text:p>17</text:p>
          </table:table-cell>
          <table:table-cell table:formula="of:=[.C168]" office:value-type="float" office:value="32">
            <text:p>32</text:p>
          </table:table-cell>
          <table:table-cell table:formula="of:=[.C218]*0.15" office:value-type="float" office:value="4.8">
            <text:p>4.8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8">
            <text:p>18</text:p>
          </table:table-cell>
          <table:table-cell table:formula="of:=[.C169]" office:value-type="float" office:value="30">
            <text:p>30</text:p>
          </table:table-cell>
          <table:table-cell table:formula="of:=[.C219]*0.15" office:value-type="float" office:value="4.5">
            <text:p>4.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9">
            <text:p>19</text:p>
          </table:table-cell>
          <table:table-cell table:formula="of:=[.C170]" office:value-type="float" office:value="36">
            <text:p>36</text:p>
          </table:table-cell>
          <table:table-cell table:formula="of:=[.C220]*0.15" office:value-type="float" office:value="5.4">
            <text:p>5.4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0">
            <text:p>20</text:p>
          </table:table-cell>
          <table:table-cell table:formula="of:=[.C171]" office:value-type="float" office:value="19">
            <text:p>19</text:p>
          </table:table-cell>
          <table:table-cell table:formula="of:=[.C221]*0.15" office:value-type="float" office:value="2.85">
            <text:p>2.8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1">
            <text:p>21</text:p>
          </table:table-cell>
          <table:table-cell table:formula="of:=[.C172]" office:value-type="float" office:value="15">
            <text:p>15</text:p>
          </table:table-cell>
          <table:table-cell table:formula="of:=[.C222]*0.15" office:value-type="float" office:value="2.25">
            <text:p>2.2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2">
            <text:p>22</text:p>
          </table:table-cell>
          <table:table-cell table:formula="of:=[.C173]" office:value-type="float" office:value="27">
            <text:p>27</text:p>
          </table:table-cell>
          <table:table-cell table:formula="of:=[.C223]*0.15" office:value-type="float" office:value="4.05">
            <text:p>4.0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3">
            <text:p>23</text:p>
          </table:table-cell>
          <table:table-cell table:formula="of:=[.C174]" office:value-type="float" office:value="24">
            <text:p>24</text:p>
          </table:table-cell>
          <table:table-cell table:formula="of:=[.C224]*0.15" office:value-type="float" office:value="3.6">
            <text:p>3.6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4">
            <text:p>24</text:p>
          </table:table-cell>
          <table:table-cell table:formula="of:=[.C175]" office:value-type="float" office:value="26">
            <text:p>26</text:p>
          </table:table-cell>
          <table:table-cell table:formula="of:=[.C225]*0.15" office:value-type="float" office:value="3.9">
            <text:p>3.9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5">
            <text:p>25</text:p>
          </table:table-cell>
          <table:table-cell table:formula="of:=[.C176]" office:value-type="float" office:value="26">
            <text:p>26</text:p>
          </table:table-cell>
          <table:table-cell table:formula="of:=[.C226]*0.15" office:value-type="float" office:value="3.9">
            <text:p>3.9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6">
            <text:p>26</text:p>
          </table:table-cell>
          <table:table-cell table:formula="of:=[.C177]" office:value-type="float" office:value="37">
            <text:p>37</text:p>
          </table:table-cell>
          <table:table-cell table:formula="of:=[.C227]*0.15" office:value-type="float" office:value="5.55">
            <text:p>5.5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7">
            <text:p>27</text:p>
          </table:table-cell>
          <table:table-cell table:formula="of:=[.C178]" office:value-type="float" office:value="27">
            <text:p>27</text:p>
          </table:table-cell>
          <table:table-cell table:formula="of:=[.C228]*0.15" office:value-type="float" office:value="4.05">
            <text:p>4.0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8">
            <text:p>28</text:p>
          </table:table-cell>
          <table:table-cell table:formula="of:=[.C179]" office:value-type="float" office:value="29">
            <text:p>29</text:p>
          </table:table-cell>
          <table:table-cell table:formula="of:=[.C229]*0.15" office:value-type="float" office:value="4.35">
            <text:p>4.3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9">
            <text:p>29</text:p>
          </table:table-cell>
          <table:table-cell table:formula="of:=[.C180]" office:value-type="float" office:value="36">
            <text:p>36</text:p>
          </table:table-cell>
          <table:table-cell table:formula="of:=[.C230]*0.15" office:value-type="float" office:value="5.4">
            <text:p>5.4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0">
            <text:p>30</text:p>
          </table:table-cell>
          <table:table-cell table:formula="of:=[.C181]" office:value-type="float" office:value="28">
            <text:p>28</text:p>
          </table:table-cell>
          <table:table-cell table:formula="of:=[.C231]*0.15" office:value-type="float" office:value="4.2">
            <text:p>4.2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1">
            <text:p>31</text:p>
          </table:table-cell>
          <table:table-cell table:formula="of:=[.C182]" office:value-type="float" office:value="50">
            <text:p>50</text:p>
          </table:table-cell>
          <table:table-cell table:formula="of:=[.C232]*0.15" office:value-type="float" office:value="7.5">
            <text:p>7.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2">
            <text:p>32</text:p>
          </table:table-cell>
          <table:table-cell table:formula="of:=[.C183]" office:value-type="float" office:value="20">
            <text:p>20</text:p>
          </table:table-cell>
          <table:table-cell table:formula="of:=[.C233]*0.15" office:value-type="float" office:value="3">
            <text:p>3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3">
            <text:p>33</text:p>
          </table:table-cell>
          <table:table-cell table:formula="of:=[.C184]" office:value-type="float" office:value="30">
            <text:p>30</text:p>
          </table:table-cell>
          <table:table-cell table:formula="of:=[.C234]*0.15" office:value-type="float" office:value="4.5">
            <text:p>4.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4">
            <text:p>34</text:p>
          </table:table-cell>
          <table:table-cell table:formula="of:=[.C185]" office:value-type="float" office:value="40">
            <text:p>40</text:p>
          </table:table-cell>
          <table:table-cell table:formula="of:=[.C235]*0.15" office:value-type="float" office:value="6">
            <text:p>6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5">
            <text:p>35</text:p>
          </table:table-cell>
          <table:table-cell table:formula="of:=[.C186]" office:value-type="float" office:value="40">
            <text:p>40</text:p>
          </table:table-cell>
          <table:table-cell table:formula="of:=[.C236]*0.15" office:value-type="float" office:value="6">
            <text:p>6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6">
            <text:p>36</text:p>
          </table:table-cell>
          <table:table-cell table:formula="of:=[.C187]" office:value-type="float" office:value="29">
            <text:p>29</text:p>
          </table:table-cell>
          <table:table-cell table:formula="of:=[.C237]*0.15" office:value-type="float" office:value="4.35">
            <text:p>4.3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7">
            <text:p>37</text:p>
          </table:table-cell>
          <table:table-cell table:formula="of:=[.C188]" office:value-type="float" office:value="27">
            <text:p>27</text:p>
          </table:table-cell>
          <table:table-cell table:formula="of:=[.C238]*0.15" office:value-type="float" office:value="4.05">
            <text:p>4.0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8">
            <text:p>38</text:p>
          </table:table-cell>
          <table:table-cell table:formula="of:=[.C189]" office:value-type="float" office:value="20">
            <text:p>20</text:p>
          </table:table-cell>
          <table:table-cell table:formula="of:=[.C239]*0.15" office:value-type="float" office:value="3">
            <text:p>3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9">
            <text:p>39</text:p>
          </table:table-cell>
          <table:table-cell table:formula="of:=[.C190]" office:value-type="float" office:value="20">
            <text:p>20</text:p>
          </table:table-cell>
          <table:table-cell table:formula="of:=[.C240]*0.15" office:value-type="float" office:value="3">
            <text:p>3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0">
            <text:p>40</text:p>
          </table:table-cell>
          <table:table-cell table:formula="of:=[.C191]" office:value-type="float" office:value="35">
            <text:p>35</text:p>
          </table:table-cell>
          <table:table-cell table:formula="of:=[.C241]*0.15" office:value-type="float" office:value="5.25">
            <text:p>5.2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1">
            <text:p>41</text:p>
          </table:table-cell>
          <table:table-cell table:formula="of:=[.C192]" office:value-type="float" office:value="25">
            <text:p>25</text:p>
          </table:table-cell>
          <table:table-cell table:formula="of:=[.C242]*0.15" office:value-type="float" office:value="3.75">
            <text:p>3.7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2">
            <text:p>42</text:p>
          </table:table-cell>
          <table:table-cell table:formula="of:=[.C193]" office:value-type="float" office:value="37">
            <text:p>37</text:p>
          </table:table-cell>
          <table:table-cell table:formula="of:=[.C243]*0.15" office:value-type="float" office:value="5.55">
            <text:p>5.5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3">
            <text:p>43</text:p>
          </table:table-cell>
          <table:table-cell table:formula="of:=[.C194]" office:value-type="float" office:value="34">
            <text:p>34</text:p>
          </table:table-cell>
          <table:table-cell table:formula="of:=[.C244]*0.15" office:value-type="float" office:value="5.1">
            <text:p>5.1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4">
            <text:p>44</text:p>
          </table:table-cell>
          <table:table-cell table:formula="of:=[.C195]" office:value-type="float" office:value="26">
            <text:p>26</text:p>
          </table:table-cell>
          <table:table-cell table:formula="of:=[.C245]*0.15" office:value-type="float" office:value="3.9">
            <text:p>3.9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5">
            <text:p>45</text:p>
          </table:table-cell>
          <table:table-cell table:formula="of:=[.C196]" office:value-type="float" office:value="37">
            <text:p>37</text:p>
          </table:table-cell>
          <table:table-cell table:formula="of:=[.C246]*0.15" office:value-type="float" office:value="5.55">
            <text:p>5.5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6">
            <text:p>46</text:p>
          </table:table-cell>
          <table:table-cell table:formula="of:=[.C197]" office:value-type="float" office:value="15">
            <text:p>15</text:p>
          </table:table-cell>
          <table:table-cell table:formula="of:=[.C247]*0.15" office:value-type="float" office:value="2.25">
            <text:p>2.2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7">
            <text:p>47</text:p>
          </table:table-cell>
          <table:table-cell table:formula="of:=[.C198]" office:value-type="float" office:value="30">
            <text:p>30</text:p>
          </table:table-cell>
          <table:table-cell table:formula="of:=[.C248]*0.15" office:value-type="float" office:value="4.5">
            <text:p>4.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8">
            <text:p>48</text:p>
          </table:table-cell>
          <table:table-cell table:formula="of:=[.C199]" office:value-type="float" office:value="34">
            <text:p>34</text:p>
          </table:table-cell>
          <table:table-cell table:formula="of:=[.C249]*0.15" office:value-type="float" office:value="5.1">
            <text:p>5.1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9">
            <text:p>49</text:p>
          </table:table-cell>
          <table:table-cell table:formula="of:=[.C200]" office:value-type="float" office:value="48">
            <text:p>48</text:p>
          </table:table-cell>
          <table:table-cell table:formula="of:=[.C250]*0.15" office:value-type="float" office:value="7.2">
            <text:p>7.2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50">
            <text:p>50</text:p>
          </table:table-cell>
          <table:table-cell table:formula="of:=[.C201]" office:value-type="float" office:value="39">
            <text:p>39</text:p>
          </table:table-cell>
          <table:table-cell table:formula="of:=[.C251]*0.15" office:value-type="float" office:value="5.85">
            <text:p>5.85</text:p>
          </table:table-cell>
        </table:table-row>
        <table:table-row table:style-name="ro1">
          <table:table-cell table:style-name="ce1" office:value-type="float" office:value="20100101">
            <text:p>20100101</text:p>
          </table:table-cell>
          <table:table-cell office:value-type="float" office:value="1">
            <text:p>1</text:p>
          </table:table-cell>
          <table:table-cell table:formula="of:=ABS(TRUNC(NORMINV(RAND();30;10);0))" office:value-type="float" office:value="11">
            <text:p>11</text:p>
          </table:table-cell>
          <table:table-cell table:formula="of:=[.C252]*0.15" office:value-type="float" office:value="1.65">
            <text:p>1.6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">
            <text:p>2</text:p>
          </table:table-cell>
          <table:table-cell table:formula="of:=ABS(TRUNC(NORMINV(RAND();30;10);0))" office:value-type="float" office:value="26">
            <text:p>26</text:p>
          </table:table-cell>
          <table:table-cell table:formula="of:=[.C253]*0.15" office:value-type="float" office:value="3.9">
            <text:p>3.9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">
            <text:p>3</text:p>
          </table:table-cell>
          <table:table-cell table:formula="of:=ABS(TRUNC(NORMINV(RAND();30;10);0))" office:value-type="float" office:value="32">
            <text:p>32</text:p>
          </table:table-cell>
          <table:table-cell table:formula="of:=[.C254]*0.15" office:value-type="float" office:value="4.8">
            <text:p>4.8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">
            <text:p>4</text:p>
          </table:table-cell>
          <table:table-cell table:formula="of:=ABS(TRUNC(NORMINV(RAND();30;10);0))" office:value-type="float" office:value="28">
            <text:p>28</text:p>
          </table:table-cell>
          <table:table-cell table:formula="of:=[.C255]*0.15" office:value-type="float" office:value="4.2">
            <text:p>4.2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5">
            <text:p>5</text:p>
          </table:table-cell>
          <table:table-cell table:formula="of:=ABS(TRUNC(NORMINV(RAND();30;10);0))" office:value-type="float" office:value="38">
            <text:p>38</text:p>
          </table:table-cell>
          <table:table-cell table:formula="of:=[.C256]*0.15" office:value-type="float" office:value="5.7">
            <text:p>5.7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6">
            <text:p>6</text:p>
          </table:table-cell>
          <table:table-cell table:formula="of:=ABS(TRUNC(NORMINV(RAND();30;10);0))" office:value-type="float" office:value="25">
            <text:p>25</text:p>
          </table:table-cell>
          <table:table-cell table:formula="of:=[.C257]*0.15" office:value-type="float" office:value="3.75">
            <text:p>3.7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7">
            <text:p>7</text:p>
          </table:table-cell>
          <table:table-cell table:formula="of:=ABS(TRUNC(NORMINV(RAND();30;10);0))" office:value-type="float" office:value="41">
            <text:p>41</text:p>
          </table:table-cell>
          <table:table-cell table:formula="of:=[.C258]*0.15" office:value-type="float" office:value="6.15">
            <text:p>6.1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8">
            <text:p>8</text:p>
          </table:table-cell>
          <table:table-cell table:formula="of:=ABS(TRUNC(NORMINV(RAND();30;10);0))" office:value-type="float" office:value="38">
            <text:p>38</text:p>
          </table:table-cell>
          <table:table-cell table:formula="of:=[.C259]*0.15" office:value-type="float" office:value="5.7">
            <text:p>5.7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9">
            <text:p>9</text:p>
          </table:table-cell>
          <table:table-cell table:formula="of:=ABS(TRUNC(NORMINV(RAND();30;10);0))" office:value-type="float" office:value="30">
            <text:p>30</text:p>
          </table:table-cell>
          <table:table-cell table:formula="of:=[.C260]*0.15" office:value-type="float" office:value="4.5">
            <text:p>4.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0">
            <text:p>10</text:p>
          </table:table-cell>
          <table:table-cell table:formula="of:=ABS(TRUNC(NORMINV(RAND();30;10);0))" office:value-type="float" office:value="26">
            <text:p>26</text:p>
          </table:table-cell>
          <table:table-cell table:formula="of:=[.C261]*0.15" office:value-type="float" office:value="3.9">
            <text:p>3.9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1">
            <text:p>11</text:p>
          </table:table-cell>
          <table:table-cell table:formula="of:=ABS(TRUNC(NORMINV(RAND();30;10);0))" office:value-type="float" office:value="33">
            <text:p>33</text:p>
          </table:table-cell>
          <table:table-cell table:formula="of:=[.C262]*0.15" office:value-type="float" office:value="4.95">
            <text:p>4.9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2">
            <text:p>12</text:p>
          </table:table-cell>
          <table:table-cell table:formula="of:=ABS(TRUNC(NORMINV(RAND();30;10);0))" office:value-type="float" office:value="26">
            <text:p>26</text:p>
          </table:table-cell>
          <table:table-cell table:formula="of:=[.C263]*0.15" office:value-type="float" office:value="3.9">
            <text:p>3.9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3">
            <text:p>13</text:p>
          </table:table-cell>
          <table:table-cell table:formula="of:=ABS(TRUNC(NORMINV(RAND();30;10);0))" office:value-type="float" office:value="40">
            <text:p>40</text:p>
          </table:table-cell>
          <table:table-cell table:formula="of:=[.C264]*0.15" office:value-type="float" office:value="6">
            <text:p>6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4">
            <text:p>14</text:p>
          </table:table-cell>
          <table:table-cell table:formula="of:=ABS(TRUNC(NORMINV(RAND();30;10);0))" office:value-type="float" office:value="13">
            <text:p>13</text:p>
          </table:table-cell>
          <table:table-cell table:formula="of:=[.C265]*0.15" office:value-type="float" office:value="1.95">
            <text:p>1.9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5">
            <text:p>15</text:p>
          </table:table-cell>
          <table:table-cell table:formula="of:=ABS(TRUNC(NORMINV(RAND();30;10);0))" office:value-type="float" office:value="30">
            <text:p>30</text:p>
          </table:table-cell>
          <table:table-cell table:formula="of:=[.C266]*0.15" office:value-type="float" office:value="4.5">
            <text:p>4.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6">
            <text:p>16</text:p>
          </table:table-cell>
          <table:table-cell table:formula="of:=ABS(TRUNC(NORMINV(RAND();30;10);0))" office:value-type="float" office:value="11">
            <text:p>11</text:p>
          </table:table-cell>
          <table:table-cell table:formula="of:=[.C267]*0.15" office:value-type="float" office:value="1.65">
            <text:p>1.6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7">
            <text:p>17</text:p>
          </table:table-cell>
          <table:table-cell table:formula="of:=ABS(TRUNC(NORMINV(RAND();30;10);0))" office:value-type="float" office:value="36">
            <text:p>36</text:p>
          </table:table-cell>
          <table:table-cell table:formula="of:=[.C268]*0.15" office:value-type="float" office:value="5.4">
            <text:p>5.4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8">
            <text:p>18</text:p>
          </table:table-cell>
          <table:table-cell table:formula="of:=ABS(TRUNC(NORMINV(RAND();30;10);0))" office:value-type="float" office:value="40">
            <text:p>40</text:p>
          </table:table-cell>
          <table:table-cell table:formula="of:=[.C269]*0.15" office:value-type="float" office:value="6">
            <text:p>6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9">
            <text:p>19</text:p>
          </table:table-cell>
          <table:table-cell table:formula="of:=ABS(TRUNC(NORMINV(RAND();30;10);0))" office:value-type="float" office:value="38">
            <text:p>38</text:p>
          </table:table-cell>
          <table:table-cell table:formula="of:=[.C270]*0.15" office:value-type="float" office:value="5.7">
            <text:p>5.7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0">
            <text:p>20</text:p>
          </table:table-cell>
          <table:table-cell table:formula="of:=ABS(TRUNC(NORMINV(RAND();30;10);0))" office:value-type="float" office:value="28">
            <text:p>28</text:p>
          </table:table-cell>
          <table:table-cell table:formula="of:=[.C271]*0.15" office:value-type="float" office:value="4.2">
            <text:p>4.2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1">
            <text:p>21</text:p>
          </table:table-cell>
          <table:table-cell table:formula="of:=ABS(TRUNC(NORMINV(RAND();30;10);0))" office:value-type="float" office:value="21">
            <text:p>21</text:p>
          </table:table-cell>
          <table:table-cell table:formula="of:=[.C272]*0.15" office:value-type="float" office:value="3.15">
            <text:p>3.1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2">
            <text:p>22</text:p>
          </table:table-cell>
          <table:table-cell table:formula="of:=ABS(TRUNC(NORMINV(RAND();30;10);0))" office:value-type="float" office:value="32">
            <text:p>32</text:p>
          </table:table-cell>
          <table:table-cell table:formula="of:=[.C273]*0.15" office:value-type="float" office:value="4.8">
            <text:p>4.8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3">
            <text:p>23</text:p>
          </table:table-cell>
          <table:table-cell table:formula="of:=ABS(TRUNC(NORMINV(RAND();30;10);0))" office:value-type="float" office:value="30">
            <text:p>30</text:p>
          </table:table-cell>
          <table:table-cell table:formula="of:=[.C274]*0.15" office:value-type="float" office:value="4.5">
            <text:p>4.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4">
            <text:p>24</text:p>
          </table:table-cell>
          <table:table-cell table:formula="of:=ABS(TRUNC(NORMINV(RAND();30;10);0))" office:value-type="float" office:value="13">
            <text:p>13</text:p>
          </table:table-cell>
          <table:table-cell table:formula="of:=[.C275]*0.15" office:value-type="float" office:value="1.95">
            <text:p>1.9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5">
            <text:p>25</text:p>
          </table:table-cell>
          <table:table-cell table:formula="of:=ABS(TRUNC(NORMINV(RAND();30;10);0))" office:value-type="float" office:value="47">
            <text:p>47</text:p>
          </table:table-cell>
          <table:table-cell table:formula="of:=[.C276]*0.15" office:value-type="float" office:value="7.05">
            <text:p>7.0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6">
            <text:p>26</text:p>
          </table:table-cell>
          <table:table-cell table:formula="of:=ABS(TRUNC(NORMINV(RAND();30;10);0))" office:value-type="float" office:value="17">
            <text:p>17</text:p>
          </table:table-cell>
          <table:table-cell table:formula="of:=[.C277]*0.15" office:value-type="float" office:value="2.55">
            <text:p>2.5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7">
            <text:p>27</text:p>
          </table:table-cell>
          <table:table-cell table:formula="of:=ABS(TRUNC(NORMINV(RAND();30;10);0))" office:value-type="float" office:value="33">
            <text:p>33</text:p>
          </table:table-cell>
          <table:table-cell table:formula="of:=[.C278]*0.15" office:value-type="float" office:value="4.95">
            <text:p>4.9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8">
            <text:p>28</text:p>
          </table:table-cell>
          <table:table-cell table:formula="of:=ABS(TRUNC(NORMINV(RAND();30;10);0))" office:value-type="float" office:value="29">
            <text:p>29</text:p>
          </table:table-cell>
          <table:table-cell table:formula="of:=[.C279]*0.15" office:value-type="float" office:value="4.35">
            <text:p>4.3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9">
            <text:p>29</text:p>
          </table:table-cell>
          <table:table-cell table:formula="of:=ABS(TRUNC(NORMINV(RAND();30;10);0))" office:value-type="float" office:value="37">
            <text:p>37</text:p>
          </table:table-cell>
          <table:table-cell table:formula="of:=[.C280]*0.15" office:value-type="float" office:value="5.55">
            <text:p>5.5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0">
            <text:p>30</text:p>
          </table:table-cell>
          <table:table-cell table:formula="of:=ABS(TRUNC(NORMINV(RAND();30;10);0))" office:value-type="float" office:value="32">
            <text:p>32</text:p>
          </table:table-cell>
          <table:table-cell table:formula="of:=[.C281]*0.15" office:value-type="float" office:value="4.8">
            <text:p>4.8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1">
            <text:p>31</text:p>
          </table:table-cell>
          <table:table-cell table:formula="of:=ABS(TRUNC(NORMINV(RAND();30;10);0))" office:value-type="float" office:value="25">
            <text:p>25</text:p>
          </table:table-cell>
          <table:table-cell table:formula="of:=[.C282]*0.15" office:value-type="float" office:value="3.75">
            <text:p>3.7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2">
            <text:p>32</text:p>
          </table:table-cell>
          <table:table-cell table:formula="of:=ABS(TRUNC(NORMINV(RAND();30;10);0))" office:value-type="float" office:value="38">
            <text:p>38</text:p>
          </table:table-cell>
          <table:table-cell table:formula="of:=[.C283]*0.15" office:value-type="float" office:value="5.7">
            <text:p>5.7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3">
            <text:p>33</text:p>
          </table:table-cell>
          <table:table-cell table:formula="of:=ABS(TRUNC(NORMINV(RAND();30;10);0))" office:value-type="float" office:value="46">
            <text:p>46</text:p>
          </table:table-cell>
          <table:table-cell table:formula="of:=[.C284]*0.15" office:value-type="float" office:value="6.9">
            <text:p>6.9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4">
            <text:p>34</text:p>
          </table:table-cell>
          <table:table-cell table:formula="of:=ABS(TRUNC(NORMINV(RAND();30;10);0))" office:value-type="float" office:value="42">
            <text:p>42</text:p>
          </table:table-cell>
          <table:table-cell table:formula="of:=[.C285]*0.15" office:value-type="float" office:value="6.3">
            <text:p>6.3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5">
            <text:p>35</text:p>
          </table:table-cell>
          <table:table-cell table:formula="of:=ABS(TRUNC(NORMINV(RAND();30;10);0))" office:value-type="float" office:value="22">
            <text:p>22</text:p>
          </table:table-cell>
          <table:table-cell table:formula="of:=[.C286]*0.15" office:value-type="float" office:value="3.3">
            <text:p>3.3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6">
            <text:p>36</text:p>
          </table:table-cell>
          <table:table-cell table:formula="of:=ABS(TRUNC(NORMINV(RAND();30;10);0))" office:value-type="float" office:value="37">
            <text:p>37</text:p>
          </table:table-cell>
          <table:table-cell table:formula="of:=[.C287]*0.15" office:value-type="float" office:value="5.55">
            <text:p>5.5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7">
            <text:p>37</text:p>
          </table:table-cell>
          <table:table-cell table:formula="of:=ABS(TRUNC(NORMINV(RAND();30;10);0))" office:value-type="float" office:value="22">
            <text:p>22</text:p>
          </table:table-cell>
          <table:table-cell table:formula="of:=[.C288]*0.15" office:value-type="float" office:value="3.3">
            <text:p>3.3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8">
            <text:p>38</text:p>
          </table:table-cell>
          <table:table-cell table:formula="of:=ABS(TRUNC(NORMINV(RAND();30;10);0))" office:value-type="float" office:value="17">
            <text:p>17</text:p>
          </table:table-cell>
          <table:table-cell table:formula="of:=[.C289]*0.15" office:value-type="float" office:value="2.55">
            <text:p>2.5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9">
            <text:p>39</text:p>
          </table:table-cell>
          <table:table-cell table:formula="of:=ABS(TRUNC(NORMINV(RAND();30;10);0))" office:value-type="float" office:value="31">
            <text:p>31</text:p>
          </table:table-cell>
          <table:table-cell table:formula="of:=[.C290]*0.15" office:value-type="float" office:value="4.65">
            <text:p>4.6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0">
            <text:p>40</text:p>
          </table:table-cell>
          <table:table-cell table:formula="of:=ABS(TRUNC(NORMINV(RAND();30;10);0))" office:value-type="float" office:value="36">
            <text:p>36</text:p>
          </table:table-cell>
          <table:table-cell table:formula="of:=[.C291]*0.15" office:value-type="float" office:value="5.4">
            <text:p>5.4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1">
            <text:p>41</text:p>
          </table:table-cell>
          <table:table-cell table:formula="of:=ABS(TRUNC(NORMINV(RAND();30;10);0))" office:value-type="float" office:value="29">
            <text:p>29</text:p>
          </table:table-cell>
          <table:table-cell table:formula="of:=[.C292]*0.15" office:value-type="float" office:value="4.35">
            <text:p>4.3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2">
            <text:p>42</text:p>
          </table:table-cell>
          <table:table-cell table:formula="of:=ABS(TRUNC(NORMINV(RAND();30;10);0))" office:value-type="float" office:value="21">
            <text:p>21</text:p>
          </table:table-cell>
          <table:table-cell table:formula="of:=[.C293]*0.15" office:value-type="float" office:value="3.15">
            <text:p>3.1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3">
            <text:p>43</text:p>
          </table:table-cell>
          <table:table-cell table:formula="of:=ABS(TRUNC(NORMINV(RAND();30;10);0))" office:value-type="float" office:value="17">
            <text:p>17</text:p>
          </table:table-cell>
          <table:table-cell table:formula="of:=[.C294]*0.15" office:value-type="float" office:value="2.55">
            <text:p>2.5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4">
            <text:p>44</text:p>
          </table:table-cell>
          <table:table-cell table:formula="of:=ABS(TRUNC(NORMINV(RAND();30;10);0))" office:value-type="float" office:value="25">
            <text:p>25</text:p>
          </table:table-cell>
          <table:table-cell table:formula="of:=[.C295]*0.15" office:value-type="float" office:value="3.75">
            <text:p>3.7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5">
            <text:p>45</text:p>
          </table:table-cell>
          <table:table-cell table:formula="of:=ABS(TRUNC(NORMINV(RAND();30;10);0))" office:value-type="float" office:value="23">
            <text:p>23</text:p>
          </table:table-cell>
          <table:table-cell table:formula="of:=[.C296]*0.15" office:value-type="float" office:value="3.45">
            <text:p>3.4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6">
            <text:p>46</text:p>
          </table:table-cell>
          <table:table-cell table:formula="of:=ABS(TRUNC(NORMINV(RAND();30;10);0))" office:value-type="float" office:value="33">
            <text:p>33</text:p>
          </table:table-cell>
          <table:table-cell table:formula="of:=[.C297]*0.15" office:value-type="float" office:value="4.95">
            <text:p>4.9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7">
            <text:p>47</text:p>
          </table:table-cell>
          <table:table-cell table:formula="of:=ABS(TRUNC(NORMINV(RAND();30;10);0))" office:value-type="float" office:value="26">
            <text:p>26</text:p>
          </table:table-cell>
          <table:table-cell table:formula="of:=[.C298]*0.15" office:value-type="float" office:value="3.9">
            <text:p>3.9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8">
            <text:p>48</text:p>
          </table:table-cell>
          <table:table-cell table:formula="of:=ABS(TRUNC(NORMINV(RAND();30;10);0))" office:value-type="float" office:value="4">
            <text:p>4</text:p>
          </table:table-cell>
          <table:table-cell table:formula="of:=[.C299]*0.15" office:value-type="float" office:value="0.6">
            <text:p>0.6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9">
            <text:p>49</text:p>
          </table:table-cell>
          <table:table-cell table:formula="of:=ABS(TRUNC(NORMINV(RAND();30;10);0))" office:value-type="float" office:value="29">
            <text:p>29</text:p>
          </table:table-cell>
          <table:table-cell table:formula="of:=[.C300]*0.15" office:value-type="float" office:value="4.35">
            <text:p>4.3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50">
            <text:p>50</text:p>
          </table:table-cell>
          <table:table-cell table:formula="of:=ABS(TRUNC(NORMINV(RAND();30;10);0))" office:value-type="float" office:value="20">
            <text:p>20</text:p>
          </table:table-cell>
          <table:table-cell table:formula="of:=[.C301]*0.15" office:value-type="float" office:value="3">
            <text:p>3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">
            <text:p>1</text:p>
          </table:table-cell>
          <table:table-cell table:formula="of:=[.C252]" office:value-type="float" office:value="11">
            <text:p>11</text:p>
          </table:table-cell>
          <table:table-cell table:formula="of:=[.C302]*0.15" office:value-type="float" office:value="1.65">
            <text:p>1.6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">
            <text:p>2</text:p>
          </table:table-cell>
          <table:table-cell table:formula="of:=[.C253]" office:value-type="float" office:value="26">
            <text:p>26</text:p>
          </table:table-cell>
          <table:table-cell table:formula="of:=[.C303]*0.15" office:value-type="float" office:value="3.9">
            <text:p>3.9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">
            <text:p>3</text:p>
          </table:table-cell>
          <table:table-cell table:formula="of:=[.C254]" office:value-type="float" office:value="32">
            <text:p>32</text:p>
          </table:table-cell>
          <table:table-cell table:formula="of:=[.C304]*0.15" office:value-type="float" office:value="4.8">
            <text:p>4.8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">
            <text:p>4</text:p>
          </table:table-cell>
          <table:table-cell table:formula="of:=[.C255]" office:value-type="float" office:value="28">
            <text:p>28</text:p>
          </table:table-cell>
          <table:table-cell table:formula="of:=[.C305]*0.15" office:value-type="float" office:value="4.2">
            <text:p>4.2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5">
            <text:p>5</text:p>
          </table:table-cell>
          <table:table-cell table:formula="of:=[.C256]" office:value-type="float" office:value="38">
            <text:p>38</text:p>
          </table:table-cell>
          <table:table-cell table:formula="of:=[.C306]*0.15" office:value-type="float" office:value="5.7">
            <text:p>5.7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6">
            <text:p>6</text:p>
          </table:table-cell>
          <table:table-cell table:formula="of:=[.C257]" office:value-type="float" office:value="25">
            <text:p>25</text:p>
          </table:table-cell>
          <table:table-cell table:formula="of:=[.C307]*0.15" office:value-type="float" office:value="3.75">
            <text:p>3.7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7">
            <text:p>7</text:p>
          </table:table-cell>
          <table:table-cell table:formula="of:=[.C258]" office:value-type="float" office:value="41">
            <text:p>41</text:p>
          </table:table-cell>
          <table:table-cell table:formula="of:=[.C308]*0.15" office:value-type="float" office:value="6.15">
            <text:p>6.1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8">
            <text:p>8</text:p>
          </table:table-cell>
          <table:table-cell table:formula="of:=[.C259]" office:value-type="float" office:value="38">
            <text:p>38</text:p>
          </table:table-cell>
          <table:table-cell table:formula="of:=[.C309]*0.15" office:value-type="float" office:value="5.7">
            <text:p>5.7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9">
            <text:p>9</text:p>
          </table:table-cell>
          <table:table-cell table:formula="of:=[.C260]" office:value-type="float" office:value="30">
            <text:p>30</text:p>
          </table:table-cell>
          <table:table-cell table:formula="of:=[.C310]*0.15" office:value-type="float" office:value="4.5">
            <text:p>4.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0">
            <text:p>10</text:p>
          </table:table-cell>
          <table:table-cell table:formula="of:=[.C261]" office:value-type="float" office:value="26">
            <text:p>26</text:p>
          </table:table-cell>
          <table:table-cell table:formula="of:=[.C311]*0.15" office:value-type="float" office:value="3.9">
            <text:p>3.9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1">
            <text:p>11</text:p>
          </table:table-cell>
          <table:table-cell table:formula="of:=[.C262]" office:value-type="float" office:value="33">
            <text:p>33</text:p>
          </table:table-cell>
          <table:table-cell table:formula="of:=[.C312]*0.15" office:value-type="float" office:value="4.95">
            <text:p>4.9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2">
            <text:p>12</text:p>
          </table:table-cell>
          <table:table-cell table:formula="of:=[.C263]" office:value-type="float" office:value="26">
            <text:p>26</text:p>
          </table:table-cell>
          <table:table-cell table:formula="of:=[.C313]*0.15" office:value-type="float" office:value="3.9">
            <text:p>3.9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3">
            <text:p>13</text:p>
          </table:table-cell>
          <table:table-cell table:formula="of:=[.C264]" office:value-type="float" office:value="40">
            <text:p>40</text:p>
          </table:table-cell>
          <table:table-cell table:formula="of:=[.C314]*0.15" office:value-type="float" office:value="6">
            <text:p>6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4">
            <text:p>14</text:p>
          </table:table-cell>
          <table:table-cell table:formula="of:=[.C265]" office:value-type="float" office:value="13">
            <text:p>13</text:p>
          </table:table-cell>
          <table:table-cell table:formula="of:=[.C315]*0.15" office:value-type="float" office:value="1.95">
            <text:p>1.9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5">
            <text:p>15</text:p>
          </table:table-cell>
          <table:table-cell table:formula="of:=[.C266]" office:value-type="float" office:value="30">
            <text:p>30</text:p>
          </table:table-cell>
          <table:table-cell table:formula="of:=[.C316]*0.15" office:value-type="float" office:value="4.5">
            <text:p>4.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6">
            <text:p>16</text:p>
          </table:table-cell>
          <table:table-cell table:formula="of:=[.C267]" office:value-type="float" office:value="11">
            <text:p>11</text:p>
          </table:table-cell>
          <table:table-cell table:formula="of:=[.C317]*0.15" office:value-type="float" office:value="1.65">
            <text:p>1.6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7">
            <text:p>17</text:p>
          </table:table-cell>
          <table:table-cell table:formula="of:=[.C268]" office:value-type="float" office:value="36">
            <text:p>36</text:p>
          </table:table-cell>
          <table:table-cell table:formula="of:=[.C318]*0.15" office:value-type="float" office:value="5.4">
            <text:p>5.4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8">
            <text:p>18</text:p>
          </table:table-cell>
          <table:table-cell table:formula="of:=[.C269]" office:value-type="float" office:value="40">
            <text:p>40</text:p>
          </table:table-cell>
          <table:table-cell table:formula="of:=[.C319]*0.15" office:value-type="float" office:value="6">
            <text:p>6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9">
            <text:p>19</text:p>
          </table:table-cell>
          <table:table-cell table:formula="of:=[.C270]" office:value-type="float" office:value="38">
            <text:p>38</text:p>
          </table:table-cell>
          <table:table-cell table:formula="of:=[.C320]*0.15" office:value-type="float" office:value="5.7">
            <text:p>5.7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0">
            <text:p>20</text:p>
          </table:table-cell>
          <table:table-cell table:formula="of:=[.C271]" office:value-type="float" office:value="28">
            <text:p>28</text:p>
          </table:table-cell>
          <table:table-cell table:formula="of:=[.C321]*0.15" office:value-type="float" office:value="4.2">
            <text:p>4.2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1">
            <text:p>21</text:p>
          </table:table-cell>
          <table:table-cell table:formula="of:=[.C272]" office:value-type="float" office:value="21">
            <text:p>21</text:p>
          </table:table-cell>
          <table:table-cell table:formula="of:=[.C322]*0.15" office:value-type="float" office:value="3.15">
            <text:p>3.1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2">
            <text:p>22</text:p>
          </table:table-cell>
          <table:table-cell table:formula="of:=[.C273]" office:value-type="float" office:value="32">
            <text:p>32</text:p>
          </table:table-cell>
          <table:table-cell table:formula="of:=[.C323]*0.15" office:value-type="float" office:value="4.8">
            <text:p>4.8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3">
            <text:p>23</text:p>
          </table:table-cell>
          <table:table-cell table:formula="of:=[.C274]" office:value-type="float" office:value="30">
            <text:p>30</text:p>
          </table:table-cell>
          <table:table-cell table:formula="of:=[.C324]*0.15" office:value-type="float" office:value="4.5">
            <text:p>4.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4">
            <text:p>24</text:p>
          </table:table-cell>
          <table:table-cell table:formula="of:=[.C275]" office:value-type="float" office:value="13">
            <text:p>13</text:p>
          </table:table-cell>
          <table:table-cell table:formula="of:=[.C325]*0.15" office:value-type="float" office:value="1.95">
            <text:p>1.9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5">
            <text:p>25</text:p>
          </table:table-cell>
          <table:table-cell table:formula="of:=[.C276]" office:value-type="float" office:value="47">
            <text:p>47</text:p>
          </table:table-cell>
          <table:table-cell table:formula="of:=[.C326]*0.15" office:value-type="float" office:value="7.05">
            <text:p>7.0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6">
            <text:p>26</text:p>
          </table:table-cell>
          <table:table-cell table:formula="of:=[.C277]" office:value-type="float" office:value="17">
            <text:p>17</text:p>
          </table:table-cell>
          <table:table-cell table:formula="of:=[.C327]*0.15" office:value-type="float" office:value="2.55">
            <text:p>2.5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7">
            <text:p>27</text:p>
          </table:table-cell>
          <table:table-cell table:formula="of:=[.C278]" office:value-type="float" office:value="33">
            <text:p>33</text:p>
          </table:table-cell>
          <table:table-cell table:formula="of:=[.C328]*0.15" office:value-type="float" office:value="4.95">
            <text:p>4.9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8">
            <text:p>28</text:p>
          </table:table-cell>
          <table:table-cell table:formula="of:=[.C279]" office:value-type="float" office:value="29">
            <text:p>29</text:p>
          </table:table-cell>
          <table:table-cell table:formula="of:=[.C329]*0.15" office:value-type="float" office:value="4.35">
            <text:p>4.3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9">
            <text:p>29</text:p>
          </table:table-cell>
          <table:table-cell table:formula="of:=[.C280]" office:value-type="float" office:value="37">
            <text:p>37</text:p>
          </table:table-cell>
          <table:table-cell table:formula="of:=[.C330]*0.15" office:value-type="float" office:value="5.55">
            <text:p>5.5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0">
            <text:p>30</text:p>
          </table:table-cell>
          <table:table-cell table:formula="of:=[.C281]" office:value-type="float" office:value="32">
            <text:p>32</text:p>
          </table:table-cell>
          <table:table-cell table:formula="of:=[.C331]*0.15" office:value-type="float" office:value="4.8">
            <text:p>4.8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1">
            <text:p>31</text:p>
          </table:table-cell>
          <table:table-cell table:formula="of:=[.C282]" office:value-type="float" office:value="25">
            <text:p>25</text:p>
          </table:table-cell>
          <table:table-cell table:formula="of:=[.C332]*0.15" office:value-type="float" office:value="3.75">
            <text:p>3.7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2">
            <text:p>32</text:p>
          </table:table-cell>
          <table:table-cell table:formula="of:=[.C283]" office:value-type="float" office:value="38">
            <text:p>38</text:p>
          </table:table-cell>
          <table:table-cell table:formula="of:=[.C333]*0.15" office:value-type="float" office:value="5.7">
            <text:p>5.7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3">
            <text:p>33</text:p>
          </table:table-cell>
          <table:table-cell table:formula="of:=[.C284]" office:value-type="float" office:value="46">
            <text:p>46</text:p>
          </table:table-cell>
          <table:table-cell table:formula="of:=[.C334]*0.15" office:value-type="float" office:value="6.9">
            <text:p>6.9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4">
            <text:p>34</text:p>
          </table:table-cell>
          <table:table-cell table:formula="of:=[.C285]" office:value-type="float" office:value="42">
            <text:p>42</text:p>
          </table:table-cell>
          <table:table-cell table:formula="of:=[.C335]*0.15" office:value-type="float" office:value="6.3">
            <text:p>6.3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5">
            <text:p>35</text:p>
          </table:table-cell>
          <table:table-cell table:formula="of:=[.C286]" office:value-type="float" office:value="22">
            <text:p>22</text:p>
          </table:table-cell>
          <table:table-cell table:formula="of:=[.C336]*0.15" office:value-type="float" office:value="3.3">
            <text:p>3.3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6">
            <text:p>36</text:p>
          </table:table-cell>
          <table:table-cell table:formula="of:=[.C287]" office:value-type="float" office:value="37">
            <text:p>37</text:p>
          </table:table-cell>
          <table:table-cell table:formula="of:=[.C337]*0.15" office:value-type="float" office:value="5.55">
            <text:p>5.5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7">
            <text:p>37</text:p>
          </table:table-cell>
          <table:table-cell table:formula="of:=[.C288]" office:value-type="float" office:value="22">
            <text:p>22</text:p>
          </table:table-cell>
          <table:table-cell table:formula="of:=[.C338]*0.15" office:value-type="float" office:value="3.3">
            <text:p>3.3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8">
            <text:p>38</text:p>
          </table:table-cell>
          <table:table-cell table:formula="of:=[.C289]" office:value-type="float" office:value="17">
            <text:p>17</text:p>
          </table:table-cell>
          <table:table-cell table:formula="of:=[.C339]*0.15" office:value-type="float" office:value="2.55">
            <text:p>2.5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9">
            <text:p>39</text:p>
          </table:table-cell>
          <table:table-cell table:formula="of:=[.C290]" office:value-type="float" office:value="31">
            <text:p>31</text:p>
          </table:table-cell>
          <table:table-cell table:formula="of:=[.C340]*0.15" office:value-type="float" office:value="4.65">
            <text:p>4.6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0">
            <text:p>40</text:p>
          </table:table-cell>
          <table:table-cell table:formula="of:=[.C291]" office:value-type="float" office:value="36">
            <text:p>36</text:p>
          </table:table-cell>
          <table:table-cell table:formula="of:=[.C341]*0.15" office:value-type="float" office:value="5.4">
            <text:p>5.4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1">
            <text:p>41</text:p>
          </table:table-cell>
          <table:table-cell table:formula="of:=[.C292]" office:value-type="float" office:value="29">
            <text:p>29</text:p>
          </table:table-cell>
          <table:table-cell table:formula="of:=[.C342]*0.15" office:value-type="float" office:value="4.35">
            <text:p>4.3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2">
            <text:p>42</text:p>
          </table:table-cell>
          <table:table-cell table:formula="of:=[.C293]" office:value-type="float" office:value="21">
            <text:p>21</text:p>
          </table:table-cell>
          <table:table-cell table:formula="of:=[.C343]*0.15" office:value-type="float" office:value="3.15">
            <text:p>3.1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3">
            <text:p>43</text:p>
          </table:table-cell>
          <table:table-cell table:formula="of:=[.C294]" office:value-type="float" office:value="17">
            <text:p>17</text:p>
          </table:table-cell>
          <table:table-cell table:formula="of:=[.C344]*0.15" office:value-type="float" office:value="2.55">
            <text:p>2.5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4">
            <text:p>44</text:p>
          </table:table-cell>
          <table:table-cell table:formula="of:=[.C295]" office:value-type="float" office:value="25">
            <text:p>25</text:p>
          </table:table-cell>
          <table:table-cell table:formula="of:=[.C345]*0.15" office:value-type="float" office:value="3.75">
            <text:p>3.7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5">
            <text:p>45</text:p>
          </table:table-cell>
          <table:table-cell table:formula="of:=[.C296]" office:value-type="float" office:value="23">
            <text:p>23</text:p>
          </table:table-cell>
          <table:table-cell table:formula="of:=[.C346]*0.15" office:value-type="float" office:value="3.45">
            <text:p>3.4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6">
            <text:p>46</text:p>
          </table:table-cell>
          <table:table-cell table:formula="of:=[.C297]" office:value-type="float" office:value="33">
            <text:p>33</text:p>
          </table:table-cell>
          <table:table-cell table:formula="of:=[.C347]*0.15" office:value-type="float" office:value="4.95">
            <text:p>4.9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7">
            <text:p>47</text:p>
          </table:table-cell>
          <table:table-cell table:formula="of:=[.C298]" office:value-type="float" office:value="26">
            <text:p>26</text:p>
          </table:table-cell>
          <table:table-cell table:formula="of:=[.C348]*0.15" office:value-type="float" office:value="3.9">
            <text:p>3.9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8">
            <text:p>48</text:p>
          </table:table-cell>
          <table:table-cell table:formula="of:=[.C299]" office:value-type="float" office:value="4">
            <text:p>4</text:p>
          </table:table-cell>
          <table:table-cell table:formula="of:=[.C349]*0.15" office:value-type="float" office:value="0.6">
            <text:p>0.6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9">
            <text:p>49</text:p>
          </table:table-cell>
          <table:table-cell table:formula="of:=[.C300]" office:value-type="float" office:value="29">
            <text:p>29</text:p>
          </table:table-cell>
          <table:table-cell table:formula="of:=[.C350]*0.15" office:value-type="float" office:value="4.35">
            <text:p>4.3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50">
            <text:p>50</text:p>
          </table:table-cell>
          <table:table-cell table:formula="of:=[.C301]" office:value-type="float" office:value="20">
            <text:p>20</text:p>
          </table:table-cell>
          <table:table-cell table:formula="of:=[.C351]*0.15" office:value-type="float" office:value="3">
            <text:p>3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">
            <text:p>1</text:p>
          </table:table-cell>
          <table:table-cell table:formula="of:=[.C302]" office:value-type="float" office:value="11">
            <text:p>11</text:p>
          </table:table-cell>
          <table:table-cell table:formula="of:=[.C352]*0.15" office:value-type="float" office:value="1.65">
            <text:p>1.6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">
            <text:p>2</text:p>
          </table:table-cell>
          <table:table-cell table:formula="of:=[.C303]" office:value-type="float" office:value="26">
            <text:p>26</text:p>
          </table:table-cell>
          <table:table-cell table:formula="of:=[.C353]*0.15" office:value-type="float" office:value="3.9">
            <text:p>3.9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">
            <text:p>3</text:p>
          </table:table-cell>
          <table:table-cell table:formula="of:=[.C304]" office:value-type="float" office:value="32">
            <text:p>32</text:p>
          </table:table-cell>
          <table:table-cell table:formula="of:=[.C354]*0.15" office:value-type="float" office:value="4.8">
            <text:p>4.8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">
            <text:p>4</text:p>
          </table:table-cell>
          <table:table-cell table:formula="of:=[.C305]" office:value-type="float" office:value="28">
            <text:p>28</text:p>
          </table:table-cell>
          <table:table-cell table:formula="of:=[.C355]*0.15" office:value-type="float" office:value="4.2">
            <text:p>4.2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5">
            <text:p>5</text:p>
          </table:table-cell>
          <table:table-cell table:formula="of:=[.C306]" office:value-type="float" office:value="38">
            <text:p>38</text:p>
          </table:table-cell>
          <table:table-cell table:formula="of:=[.C356]*0.15" office:value-type="float" office:value="5.7">
            <text:p>5.7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6">
            <text:p>6</text:p>
          </table:table-cell>
          <table:table-cell table:formula="of:=[.C307]" office:value-type="float" office:value="25">
            <text:p>25</text:p>
          </table:table-cell>
          <table:table-cell table:formula="of:=[.C357]*0.15" office:value-type="float" office:value="3.75">
            <text:p>3.7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7">
            <text:p>7</text:p>
          </table:table-cell>
          <table:table-cell table:formula="of:=[.C308]" office:value-type="float" office:value="41">
            <text:p>41</text:p>
          </table:table-cell>
          <table:table-cell table:formula="of:=[.C358]*0.15" office:value-type="float" office:value="6.15">
            <text:p>6.1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8">
            <text:p>8</text:p>
          </table:table-cell>
          <table:table-cell table:formula="of:=[.C309]" office:value-type="float" office:value="38">
            <text:p>38</text:p>
          </table:table-cell>
          <table:table-cell table:formula="of:=[.C359]*0.15" office:value-type="float" office:value="5.7">
            <text:p>5.7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9">
            <text:p>9</text:p>
          </table:table-cell>
          <table:table-cell table:formula="of:=[.C310]" office:value-type="float" office:value="30">
            <text:p>30</text:p>
          </table:table-cell>
          <table:table-cell table:formula="of:=[.C360]*0.15" office:value-type="float" office:value="4.5">
            <text:p>4.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0">
            <text:p>10</text:p>
          </table:table-cell>
          <table:table-cell table:formula="of:=[.C311]" office:value-type="float" office:value="26">
            <text:p>26</text:p>
          </table:table-cell>
          <table:table-cell table:formula="of:=[.C361]*0.15" office:value-type="float" office:value="3.9">
            <text:p>3.9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1">
            <text:p>11</text:p>
          </table:table-cell>
          <table:table-cell table:formula="of:=[.C312]" office:value-type="float" office:value="33">
            <text:p>33</text:p>
          </table:table-cell>
          <table:table-cell table:formula="of:=[.C362]*0.15" office:value-type="float" office:value="4.95">
            <text:p>4.9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2">
            <text:p>12</text:p>
          </table:table-cell>
          <table:table-cell table:formula="of:=[.C313]" office:value-type="float" office:value="26">
            <text:p>26</text:p>
          </table:table-cell>
          <table:table-cell table:formula="of:=[.C363]*0.15" office:value-type="float" office:value="3.9">
            <text:p>3.9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3">
            <text:p>13</text:p>
          </table:table-cell>
          <table:table-cell table:formula="of:=[.C314]" office:value-type="float" office:value="40">
            <text:p>40</text:p>
          </table:table-cell>
          <table:table-cell table:formula="of:=[.C364]*0.15" office:value-type="float" office:value="6">
            <text:p>6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4">
            <text:p>14</text:p>
          </table:table-cell>
          <table:table-cell table:formula="of:=[.C315]" office:value-type="float" office:value="13">
            <text:p>13</text:p>
          </table:table-cell>
          <table:table-cell table:formula="of:=[.C365]*0.15" office:value-type="float" office:value="1.95">
            <text:p>1.9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5">
            <text:p>15</text:p>
          </table:table-cell>
          <table:table-cell table:formula="of:=[.C316]" office:value-type="float" office:value="30">
            <text:p>30</text:p>
          </table:table-cell>
          <table:table-cell table:formula="of:=[.C366]*0.15" office:value-type="float" office:value="4.5">
            <text:p>4.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6">
            <text:p>16</text:p>
          </table:table-cell>
          <table:table-cell table:formula="of:=[.C317]" office:value-type="float" office:value="11">
            <text:p>11</text:p>
          </table:table-cell>
          <table:table-cell table:formula="of:=[.C367]*0.15" office:value-type="float" office:value="1.65">
            <text:p>1.6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7">
            <text:p>17</text:p>
          </table:table-cell>
          <table:table-cell table:formula="of:=[.C318]" office:value-type="float" office:value="36">
            <text:p>36</text:p>
          </table:table-cell>
          <table:table-cell table:formula="of:=[.C368]*0.15" office:value-type="float" office:value="5.4">
            <text:p>5.4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8">
            <text:p>18</text:p>
          </table:table-cell>
          <table:table-cell table:formula="of:=[.C319]" office:value-type="float" office:value="40">
            <text:p>40</text:p>
          </table:table-cell>
          <table:table-cell table:formula="of:=[.C369]*0.15" office:value-type="float" office:value="6">
            <text:p>6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9">
            <text:p>19</text:p>
          </table:table-cell>
          <table:table-cell table:formula="of:=[.C320]" office:value-type="float" office:value="38">
            <text:p>38</text:p>
          </table:table-cell>
          <table:table-cell table:formula="of:=[.C370]*0.15" office:value-type="float" office:value="5.7">
            <text:p>5.7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0">
            <text:p>20</text:p>
          </table:table-cell>
          <table:table-cell table:formula="of:=[.C321]" office:value-type="float" office:value="28">
            <text:p>28</text:p>
          </table:table-cell>
          <table:table-cell table:formula="of:=[.C371]*0.15" office:value-type="float" office:value="4.2">
            <text:p>4.2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1">
            <text:p>21</text:p>
          </table:table-cell>
          <table:table-cell table:formula="of:=[.C322]" office:value-type="float" office:value="21">
            <text:p>21</text:p>
          </table:table-cell>
          <table:table-cell table:formula="of:=[.C372]*0.15" office:value-type="float" office:value="3.15">
            <text:p>3.1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2">
            <text:p>22</text:p>
          </table:table-cell>
          <table:table-cell table:formula="of:=[.C323]" office:value-type="float" office:value="32">
            <text:p>32</text:p>
          </table:table-cell>
          <table:table-cell table:formula="of:=[.C373]*0.15" office:value-type="float" office:value="4.8">
            <text:p>4.8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3">
            <text:p>23</text:p>
          </table:table-cell>
          <table:table-cell table:formula="of:=[.C324]" office:value-type="float" office:value="30">
            <text:p>30</text:p>
          </table:table-cell>
          <table:table-cell table:formula="of:=[.C374]*0.15" office:value-type="float" office:value="4.5">
            <text:p>4.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4">
            <text:p>24</text:p>
          </table:table-cell>
          <table:table-cell table:formula="of:=[.C325]" office:value-type="float" office:value="13">
            <text:p>13</text:p>
          </table:table-cell>
          <table:table-cell table:formula="of:=[.C375]*0.15" office:value-type="float" office:value="1.95">
            <text:p>1.9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5">
            <text:p>25</text:p>
          </table:table-cell>
          <table:table-cell table:formula="of:=[.C326]" office:value-type="float" office:value="47">
            <text:p>47</text:p>
          </table:table-cell>
          <table:table-cell table:formula="of:=[.C376]*0.15" office:value-type="float" office:value="7.05">
            <text:p>7.0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6">
            <text:p>26</text:p>
          </table:table-cell>
          <table:table-cell table:formula="of:=[.C327]" office:value-type="float" office:value="17">
            <text:p>17</text:p>
          </table:table-cell>
          <table:table-cell table:formula="of:=[.C377]*0.15" office:value-type="float" office:value="2.55">
            <text:p>2.5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7">
            <text:p>27</text:p>
          </table:table-cell>
          <table:table-cell table:formula="of:=[.C328]" office:value-type="float" office:value="33">
            <text:p>33</text:p>
          </table:table-cell>
          <table:table-cell table:formula="of:=[.C378]*0.15" office:value-type="float" office:value="4.95">
            <text:p>4.9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8">
            <text:p>28</text:p>
          </table:table-cell>
          <table:table-cell table:formula="of:=[.C329]" office:value-type="float" office:value="29">
            <text:p>29</text:p>
          </table:table-cell>
          <table:table-cell table:formula="of:=[.C379]*0.15" office:value-type="float" office:value="4.35">
            <text:p>4.3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9">
            <text:p>29</text:p>
          </table:table-cell>
          <table:table-cell table:formula="of:=[.C330]" office:value-type="float" office:value="37">
            <text:p>37</text:p>
          </table:table-cell>
          <table:table-cell table:formula="of:=[.C380]*0.15" office:value-type="float" office:value="5.55">
            <text:p>5.5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0">
            <text:p>30</text:p>
          </table:table-cell>
          <table:table-cell table:formula="of:=[.C331]" office:value-type="float" office:value="32">
            <text:p>32</text:p>
          </table:table-cell>
          <table:table-cell table:formula="of:=[.C381]*0.15" office:value-type="float" office:value="4.8">
            <text:p>4.8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1">
            <text:p>31</text:p>
          </table:table-cell>
          <table:table-cell table:formula="of:=[.C332]" office:value-type="float" office:value="25">
            <text:p>25</text:p>
          </table:table-cell>
          <table:table-cell table:formula="of:=[.C382]*0.15" office:value-type="float" office:value="3.75">
            <text:p>3.7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2">
            <text:p>32</text:p>
          </table:table-cell>
          <table:table-cell table:formula="of:=[.C333]" office:value-type="float" office:value="38">
            <text:p>38</text:p>
          </table:table-cell>
          <table:table-cell table:formula="of:=[.C383]*0.15" office:value-type="float" office:value="5.7">
            <text:p>5.7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3">
            <text:p>33</text:p>
          </table:table-cell>
          <table:table-cell table:formula="of:=[.C334]" office:value-type="float" office:value="46">
            <text:p>46</text:p>
          </table:table-cell>
          <table:table-cell table:formula="of:=[.C384]*0.15" office:value-type="float" office:value="6.9">
            <text:p>6.9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4">
            <text:p>34</text:p>
          </table:table-cell>
          <table:table-cell table:formula="of:=[.C335]" office:value-type="float" office:value="42">
            <text:p>42</text:p>
          </table:table-cell>
          <table:table-cell table:formula="of:=[.C385]*0.15" office:value-type="float" office:value="6.3">
            <text:p>6.3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5">
            <text:p>35</text:p>
          </table:table-cell>
          <table:table-cell table:formula="of:=[.C336]" office:value-type="float" office:value="22">
            <text:p>22</text:p>
          </table:table-cell>
          <table:table-cell table:formula="of:=[.C386]*0.15" office:value-type="float" office:value="3.3">
            <text:p>3.3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6">
            <text:p>36</text:p>
          </table:table-cell>
          <table:table-cell table:formula="of:=[.C337]" office:value-type="float" office:value="37">
            <text:p>37</text:p>
          </table:table-cell>
          <table:table-cell table:formula="of:=[.C387]*0.15" office:value-type="float" office:value="5.55">
            <text:p>5.5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7">
            <text:p>37</text:p>
          </table:table-cell>
          <table:table-cell table:formula="of:=[.C338]" office:value-type="float" office:value="22">
            <text:p>22</text:p>
          </table:table-cell>
          <table:table-cell table:formula="of:=[.C388]*0.15" office:value-type="float" office:value="3.3">
            <text:p>3.3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8">
            <text:p>38</text:p>
          </table:table-cell>
          <table:table-cell table:formula="of:=[.C339]" office:value-type="float" office:value="17">
            <text:p>17</text:p>
          </table:table-cell>
          <table:table-cell table:formula="of:=[.C389]*0.15" office:value-type="float" office:value="2.55">
            <text:p>2.5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9">
            <text:p>39</text:p>
          </table:table-cell>
          <table:table-cell table:formula="of:=[.C340]" office:value-type="float" office:value="31">
            <text:p>31</text:p>
          </table:table-cell>
          <table:table-cell table:formula="of:=[.C390]*0.15" office:value-type="float" office:value="4.65">
            <text:p>4.6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0">
            <text:p>40</text:p>
          </table:table-cell>
          <table:table-cell table:formula="of:=[.C341]" office:value-type="float" office:value="36">
            <text:p>36</text:p>
          </table:table-cell>
          <table:table-cell table:formula="of:=[.C391]*0.15" office:value-type="float" office:value="5.4">
            <text:p>5.4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1">
            <text:p>41</text:p>
          </table:table-cell>
          <table:table-cell table:formula="of:=[.C342]" office:value-type="float" office:value="29">
            <text:p>29</text:p>
          </table:table-cell>
          <table:table-cell table:formula="of:=[.C392]*0.15" office:value-type="float" office:value="4.35">
            <text:p>4.3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2">
            <text:p>42</text:p>
          </table:table-cell>
          <table:table-cell table:formula="of:=[.C343]" office:value-type="float" office:value="21">
            <text:p>21</text:p>
          </table:table-cell>
          <table:table-cell table:formula="of:=[.C393]*0.15" office:value-type="float" office:value="3.15">
            <text:p>3.1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3">
            <text:p>43</text:p>
          </table:table-cell>
          <table:table-cell table:formula="of:=[.C344]" office:value-type="float" office:value="17">
            <text:p>17</text:p>
          </table:table-cell>
          <table:table-cell table:formula="of:=[.C394]*0.15" office:value-type="float" office:value="2.55">
            <text:p>2.5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4">
            <text:p>44</text:p>
          </table:table-cell>
          <table:table-cell table:formula="of:=[.C345]" office:value-type="float" office:value="25">
            <text:p>25</text:p>
          </table:table-cell>
          <table:table-cell table:formula="of:=[.C395]*0.15" office:value-type="float" office:value="3.75">
            <text:p>3.7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5">
            <text:p>45</text:p>
          </table:table-cell>
          <table:table-cell table:formula="of:=[.C346]" office:value-type="float" office:value="23">
            <text:p>23</text:p>
          </table:table-cell>
          <table:table-cell table:formula="of:=[.C396]*0.15" office:value-type="float" office:value="3.45">
            <text:p>3.4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6">
            <text:p>46</text:p>
          </table:table-cell>
          <table:table-cell table:formula="of:=[.C347]" office:value-type="float" office:value="33">
            <text:p>33</text:p>
          </table:table-cell>
          <table:table-cell table:formula="of:=[.C397]*0.15" office:value-type="float" office:value="4.95">
            <text:p>4.9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7">
            <text:p>47</text:p>
          </table:table-cell>
          <table:table-cell table:formula="of:=[.C348]" office:value-type="float" office:value="26">
            <text:p>26</text:p>
          </table:table-cell>
          <table:table-cell table:formula="of:=[.C398]*0.15" office:value-type="float" office:value="3.9">
            <text:p>3.9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8">
            <text:p>48</text:p>
          </table:table-cell>
          <table:table-cell table:formula="of:=[.C349]" office:value-type="float" office:value="4">
            <text:p>4</text:p>
          </table:table-cell>
          <table:table-cell table:formula="of:=[.C399]*0.15" office:value-type="float" office:value="0.6">
            <text:p>0.6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9">
            <text:p>49</text:p>
          </table:table-cell>
          <table:table-cell table:formula="of:=[.C350]" office:value-type="float" office:value="29">
            <text:p>29</text:p>
          </table:table-cell>
          <table:table-cell table:formula="of:=[.C400]*0.15" office:value-type="float" office:value="4.35">
            <text:p>4.3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50">
            <text:p>50</text:p>
          </table:table-cell>
          <table:table-cell table:formula="of:=[.C351]" office:value-type="float" office:value="20">
            <text:p>20</text:p>
          </table:table-cell>
          <table:table-cell table:formula="of:=[.C401]*0.15" office:value-type="float" office:value="3">
            <text:p>3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">
            <text:p>1</text:p>
          </table:table-cell>
          <table:table-cell table:formula="of:=[.C352]" office:value-type="float" office:value="11">
            <text:p>11</text:p>
          </table:table-cell>
          <table:table-cell table:formula="of:=[.C402]*0.15" office:value-type="float" office:value="1.65">
            <text:p>1.65</text:p>
          </table:table-cell>
        </table:table-row>
        <table:table-row table:style-name="ro1">
          <table:table-cell office:value-type="float" office:value="20100401">
            <text:p>20100401</text:p>
          </table:table-cell>
          <table:table-cell office:value-type="float" office:value="2">
            <text:p>2</text:p>
          </table:table-cell>
          <table:table-cell table:formula="of:=[.C353]" office:value-type="float" office:value="26">
            <text:p>26</text:p>
          </table:table-cell>
          <table:table-cell table:formula="of:=[.C403]*0.15" office:value-type="float" office:value="3.9">
            <text:p>3.9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">
            <text:p>3</text:p>
          </table:table-cell>
          <table:table-cell table:formula="of:=[.C354]" office:value-type="float" office:value="32">
            <text:p>32</text:p>
          </table:table-cell>
          <table:table-cell table:formula="of:=[.C404]*0.15" office:value-type="float" office:value="4.8">
            <text:p>4.8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">
            <text:p>4</text:p>
          </table:table-cell>
          <table:table-cell table:formula="of:=[.C355]" office:value-type="float" office:value="28">
            <text:p>28</text:p>
          </table:table-cell>
          <table:table-cell table:formula="of:=[.C405]*0.15" office:value-type="float" office:value="4.2">
            <text:p>4.2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5">
            <text:p>5</text:p>
          </table:table-cell>
          <table:table-cell table:formula="of:=[.C356]" office:value-type="float" office:value="38">
            <text:p>38</text:p>
          </table:table-cell>
          <table:table-cell table:formula="of:=[.C406]*0.15" office:value-type="float" office:value="5.7">
            <text:p>5.7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6">
            <text:p>6</text:p>
          </table:table-cell>
          <table:table-cell table:formula="of:=[.C357]" office:value-type="float" office:value="25">
            <text:p>25</text:p>
          </table:table-cell>
          <table:table-cell table:formula="of:=[.C407]*0.15" office:value-type="float" office:value="3.75">
            <text:p>3.7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7">
            <text:p>7</text:p>
          </table:table-cell>
          <table:table-cell table:formula="of:=[.C358]" office:value-type="float" office:value="41">
            <text:p>41</text:p>
          </table:table-cell>
          <table:table-cell table:formula="of:=[.C408]*0.15" office:value-type="float" office:value="6.15">
            <text:p>6.1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8">
            <text:p>8</text:p>
          </table:table-cell>
          <table:table-cell table:formula="of:=[.C359]" office:value-type="float" office:value="38">
            <text:p>38</text:p>
          </table:table-cell>
          <table:table-cell table:formula="of:=[.C409]*0.15" office:value-type="float" office:value="5.7">
            <text:p>5.7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9">
            <text:p>9</text:p>
          </table:table-cell>
          <table:table-cell table:formula="of:=[.C360]" office:value-type="float" office:value="30">
            <text:p>30</text:p>
          </table:table-cell>
          <table:table-cell table:formula="of:=[.C410]*0.15" office:value-type="float" office:value="4.5">
            <text:p>4.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0">
            <text:p>10</text:p>
          </table:table-cell>
          <table:table-cell table:formula="of:=[.C361]" office:value-type="float" office:value="26">
            <text:p>26</text:p>
          </table:table-cell>
          <table:table-cell table:formula="of:=[.C411]*0.15" office:value-type="float" office:value="3.9">
            <text:p>3.9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1">
            <text:p>11</text:p>
          </table:table-cell>
          <table:table-cell table:formula="of:=[.C362]" office:value-type="float" office:value="33">
            <text:p>33</text:p>
          </table:table-cell>
          <table:table-cell table:formula="of:=[.C412]*0.15" office:value-type="float" office:value="4.95">
            <text:p>4.9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2">
            <text:p>12</text:p>
          </table:table-cell>
          <table:table-cell table:formula="of:=[.C363]" office:value-type="float" office:value="26">
            <text:p>26</text:p>
          </table:table-cell>
          <table:table-cell table:formula="of:=[.C413]*0.15" office:value-type="float" office:value="3.9">
            <text:p>3.9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3">
            <text:p>13</text:p>
          </table:table-cell>
          <table:table-cell table:formula="of:=[.C364]" office:value-type="float" office:value="40">
            <text:p>40</text:p>
          </table:table-cell>
          <table:table-cell table:formula="of:=[.C414]*0.15" office:value-type="float" office:value="6">
            <text:p>6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4">
            <text:p>14</text:p>
          </table:table-cell>
          <table:table-cell table:formula="of:=[.C365]" office:value-type="float" office:value="13">
            <text:p>13</text:p>
          </table:table-cell>
          <table:table-cell table:formula="of:=[.C415]*0.15" office:value-type="float" office:value="1.95">
            <text:p>1.9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5">
            <text:p>15</text:p>
          </table:table-cell>
          <table:table-cell table:formula="of:=[.C366]" office:value-type="float" office:value="30">
            <text:p>30</text:p>
          </table:table-cell>
          <table:table-cell table:formula="of:=[.C416]*0.15" office:value-type="float" office:value="4.5">
            <text:p>4.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6">
            <text:p>16</text:p>
          </table:table-cell>
          <table:table-cell table:formula="of:=[.C367]" office:value-type="float" office:value="11">
            <text:p>11</text:p>
          </table:table-cell>
          <table:table-cell table:formula="of:=[.C417]*0.15" office:value-type="float" office:value="1.65">
            <text:p>1.6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7">
            <text:p>17</text:p>
          </table:table-cell>
          <table:table-cell table:formula="of:=[.C368]" office:value-type="float" office:value="36">
            <text:p>36</text:p>
          </table:table-cell>
          <table:table-cell table:formula="of:=[.C418]*0.15" office:value-type="float" office:value="5.4">
            <text:p>5.4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8">
            <text:p>18</text:p>
          </table:table-cell>
          <table:table-cell table:formula="of:=[.C369]" office:value-type="float" office:value="40">
            <text:p>40</text:p>
          </table:table-cell>
          <table:table-cell table:formula="of:=[.C419]*0.15" office:value-type="float" office:value="6">
            <text:p>6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9">
            <text:p>19</text:p>
          </table:table-cell>
          <table:table-cell table:formula="of:=[.C370]" office:value-type="float" office:value="38">
            <text:p>38</text:p>
          </table:table-cell>
          <table:table-cell table:formula="of:=[.C420]*0.15" office:value-type="float" office:value="5.7">
            <text:p>5.7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0">
            <text:p>20</text:p>
          </table:table-cell>
          <table:table-cell table:formula="of:=[.C371]" office:value-type="float" office:value="28">
            <text:p>28</text:p>
          </table:table-cell>
          <table:table-cell table:formula="of:=[.C421]*0.15" office:value-type="float" office:value="4.2">
            <text:p>4.2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1">
            <text:p>21</text:p>
          </table:table-cell>
          <table:table-cell table:formula="of:=[.C372]" office:value-type="float" office:value="21">
            <text:p>21</text:p>
          </table:table-cell>
          <table:table-cell table:formula="of:=[.C422]*0.15" office:value-type="float" office:value="3.15">
            <text:p>3.1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2">
            <text:p>22</text:p>
          </table:table-cell>
          <table:table-cell table:formula="of:=[.C373]" office:value-type="float" office:value="32">
            <text:p>32</text:p>
          </table:table-cell>
          <table:table-cell table:formula="of:=[.C423]*0.15" office:value-type="float" office:value="4.8">
            <text:p>4.8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3">
            <text:p>23</text:p>
          </table:table-cell>
          <table:table-cell table:formula="of:=[.C374]" office:value-type="float" office:value="30">
            <text:p>30</text:p>
          </table:table-cell>
          <table:table-cell table:formula="of:=[.C424]*0.15" office:value-type="float" office:value="4.5">
            <text:p>4.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4">
            <text:p>24</text:p>
          </table:table-cell>
          <table:table-cell table:formula="of:=[.C375]" office:value-type="float" office:value="13">
            <text:p>13</text:p>
          </table:table-cell>
          <table:table-cell table:formula="of:=[.C425]*0.15" office:value-type="float" office:value="1.95">
            <text:p>1.9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5">
            <text:p>25</text:p>
          </table:table-cell>
          <table:table-cell table:formula="of:=[.C376]" office:value-type="float" office:value="47">
            <text:p>47</text:p>
          </table:table-cell>
          <table:table-cell table:formula="of:=[.C426]*0.15" office:value-type="float" office:value="7.05">
            <text:p>7.0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6">
            <text:p>26</text:p>
          </table:table-cell>
          <table:table-cell table:formula="of:=[.C377]" office:value-type="float" office:value="17">
            <text:p>17</text:p>
          </table:table-cell>
          <table:table-cell table:formula="of:=[.C427]*0.15" office:value-type="float" office:value="2.55">
            <text:p>2.5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7">
            <text:p>27</text:p>
          </table:table-cell>
          <table:table-cell table:formula="of:=[.C378]" office:value-type="float" office:value="33">
            <text:p>33</text:p>
          </table:table-cell>
          <table:table-cell table:formula="of:=[.C428]*0.15" office:value-type="float" office:value="4.95">
            <text:p>4.9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8">
            <text:p>28</text:p>
          </table:table-cell>
          <table:table-cell table:formula="of:=[.C379]" office:value-type="float" office:value="29">
            <text:p>29</text:p>
          </table:table-cell>
          <table:table-cell table:formula="of:=[.C429]*0.15" office:value-type="float" office:value="4.35">
            <text:p>4.3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9">
            <text:p>29</text:p>
          </table:table-cell>
          <table:table-cell table:formula="of:=[.C380]" office:value-type="float" office:value="37">
            <text:p>37</text:p>
          </table:table-cell>
          <table:table-cell table:formula="of:=[.C430]*0.15" office:value-type="float" office:value="5.55">
            <text:p>5.5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0">
            <text:p>30</text:p>
          </table:table-cell>
          <table:table-cell table:formula="of:=[.C381]" office:value-type="float" office:value="32">
            <text:p>32</text:p>
          </table:table-cell>
          <table:table-cell table:formula="of:=[.C431]*0.15" office:value-type="float" office:value="4.8">
            <text:p>4.8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1">
            <text:p>31</text:p>
          </table:table-cell>
          <table:table-cell table:formula="of:=[.C382]" office:value-type="float" office:value="25">
            <text:p>25</text:p>
          </table:table-cell>
          <table:table-cell table:formula="of:=[.C432]*0.15" office:value-type="float" office:value="3.75">
            <text:p>3.7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2">
            <text:p>32</text:p>
          </table:table-cell>
          <table:table-cell table:formula="of:=[.C383]" office:value-type="float" office:value="38">
            <text:p>38</text:p>
          </table:table-cell>
          <table:table-cell table:formula="of:=[.C433]*0.15" office:value-type="float" office:value="5.7">
            <text:p>5.7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3">
            <text:p>33</text:p>
          </table:table-cell>
          <table:table-cell table:formula="of:=[.C384]" office:value-type="float" office:value="46">
            <text:p>46</text:p>
          </table:table-cell>
          <table:table-cell table:formula="of:=[.C434]*0.15" office:value-type="float" office:value="6.9">
            <text:p>6.9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4">
            <text:p>34</text:p>
          </table:table-cell>
          <table:table-cell table:formula="of:=[.C385]" office:value-type="float" office:value="42">
            <text:p>42</text:p>
          </table:table-cell>
          <table:table-cell table:formula="of:=[.C435]*0.15" office:value-type="float" office:value="6.3">
            <text:p>6.3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5">
            <text:p>35</text:p>
          </table:table-cell>
          <table:table-cell table:formula="of:=[.C386]" office:value-type="float" office:value="22">
            <text:p>22</text:p>
          </table:table-cell>
          <table:table-cell table:formula="of:=[.C436]*0.15" office:value-type="float" office:value="3.3">
            <text:p>3.3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6">
            <text:p>36</text:p>
          </table:table-cell>
          <table:table-cell table:formula="of:=[.C387]" office:value-type="float" office:value="37">
            <text:p>37</text:p>
          </table:table-cell>
          <table:table-cell table:formula="of:=[.C437]*0.15" office:value-type="float" office:value="5.55">
            <text:p>5.5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7">
            <text:p>37</text:p>
          </table:table-cell>
          <table:table-cell table:formula="of:=[.C388]" office:value-type="float" office:value="22">
            <text:p>22</text:p>
          </table:table-cell>
          <table:table-cell table:formula="of:=[.C438]*0.15" office:value-type="float" office:value="3.3">
            <text:p>3.3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8">
            <text:p>38</text:p>
          </table:table-cell>
          <table:table-cell table:formula="of:=[.C389]" office:value-type="float" office:value="17">
            <text:p>17</text:p>
          </table:table-cell>
          <table:table-cell table:formula="of:=[.C439]*0.15" office:value-type="float" office:value="2.55">
            <text:p>2.5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9">
            <text:p>39</text:p>
          </table:table-cell>
          <table:table-cell table:formula="of:=[.C390]" office:value-type="float" office:value="31">
            <text:p>31</text:p>
          </table:table-cell>
          <table:table-cell table:formula="of:=[.C440]*0.15" office:value-type="float" office:value="4.65">
            <text:p>4.6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0">
            <text:p>40</text:p>
          </table:table-cell>
          <table:table-cell table:formula="of:=[.C391]" office:value-type="float" office:value="36">
            <text:p>36</text:p>
          </table:table-cell>
          <table:table-cell table:formula="of:=[.C441]*0.15" office:value-type="float" office:value="5.4">
            <text:p>5.4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1">
            <text:p>41</text:p>
          </table:table-cell>
          <table:table-cell table:formula="of:=[.C392]" office:value-type="float" office:value="29">
            <text:p>29</text:p>
          </table:table-cell>
          <table:table-cell table:formula="of:=[.C442]*0.15" office:value-type="float" office:value="4.35">
            <text:p>4.3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2">
            <text:p>42</text:p>
          </table:table-cell>
          <table:table-cell table:formula="of:=[.C393]" office:value-type="float" office:value="21">
            <text:p>21</text:p>
          </table:table-cell>
          <table:table-cell table:formula="of:=[.C443]*0.15" office:value-type="float" office:value="3.15">
            <text:p>3.1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3">
            <text:p>43</text:p>
          </table:table-cell>
          <table:table-cell table:formula="of:=[.C394]" office:value-type="float" office:value="17">
            <text:p>17</text:p>
          </table:table-cell>
          <table:table-cell table:formula="of:=[.C444]*0.15" office:value-type="float" office:value="2.55">
            <text:p>2.5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4">
            <text:p>44</text:p>
          </table:table-cell>
          <table:table-cell table:formula="of:=[.C395]" office:value-type="float" office:value="25">
            <text:p>25</text:p>
          </table:table-cell>
          <table:table-cell table:formula="of:=[.C445]*0.15" office:value-type="float" office:value="3.75">
            <text:p>3.7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5">
            <text:p>45</text:p>
          </table:table-cell>
          <table:table-cell table:formula="of:=[.C396]" office:value-type="float" office:value="23">
            <text:p>23</text:p>
          </table:table-cell>
          <table:table-cell table:formula="of:=[.C446]*0.15" office:value-type="float" office:value="3.45">
            <text:p>3.4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6">
            <text:p>46</text:p>
          </table:table-cell>
          <table:table-cell table:formula="of:=[.C397]" office:value-type="float" office:value="33">
            <text:p>33</text:p>
          </table:table-cell>
          <table:table-cell table:formula="of:=[.C447]*0.15" office:value-type="float" office:value="4.95">
            <text:p>4.9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7">
            <text:p>47</text:p>
          </table:table-cell>
          <table:table-cell table:formula="of:=[.C398]" office:value-type="float" office:value="26">
            <text:p>26</text:p>
          </table:table-cell>
          <table:table-cell table:formula="of:=[.C448]*0.15" office:value-type="float" office:value="3.9">
            <text:p>3.9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8">
            <text:p>48</text:p>
          </table:table-cell>
          <table:table-cell table:formula="of:=[.C399]" office:value-type="float" office:value="4">
            <text:p>4</text:p>
          </table:table-cell>
          <table:table-cell table:formula="of:=[.C449]*0.15" office:value-type="float" office:value="0.6">
            <text:p>0.6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9">
            <text:p>49</text:p>
          </table:table-cell>
          <table:table-cell table:formula="of:=[.C400]" office:value-type="float" office:value="29">
            <text:p>29</text:p>
          </table:table-cell>
          <table:table-cell table:formula="of:=[.C450]*0.15" office:value-type="float" office:value="4.35">
            <text:p>4.3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50">
            <text:p>50</text:p>
          </table:table-cell>
          <table:table-cell table:formula="of:=[.C401]" office:value-type="float" office:value="20">
            <text:p>20</text:p>
          </table:table-cell>
          <table:table-cell table:formula="of:=[.C451]*0.15" office:value-type="float" office:value="3">
            <text:p>3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">
            <text:p>1</text:p>
          </table:table-cell>
          <table:table-cell table:formula="of:=[.C402]" office:value-type="float" office:value="11">
            <text:p>11</text:p>
          </table:table-cell>
          <table:table-cell table:formula="of:=[.C452]*0.15" office:value-type="float" office:value="1.65">
            <text:p>1.6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">
            <text:p>2</text:p>
          </table:table-cell>
          <table:table-cell table:formula="of:=[.C403]" office:value-type="float" office:value="26">
            <text:p>26</text:p>
          </table:table-cell>
          <table:table-cell table:formula="of:=[.C453]*0.15" office:value-type="float" office:value="3.9">
            <text:p>3.9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">
            <text:p>3</text:p>
          </table:table-cell>
          <table:table-cell table:formula="of:=[.C404]" office:value-type="float" office:value="32">
            <text:p>32</text:p>
          </table:table-cell>
          <table:table-cell table:formula="of:=[.C454]*0.15" office:value-type="float" office:value="4.8">
            <text:p>4.8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">
            <text:p>4</text:p>
          </table:table-cell>
          <table:table-cell table:formula="of:=[.C405]" office:value-type="float" office:value="28">
            <text:p>28</text:p>
          </table:table-cell>
          <table:table-cell table:formula="of:=[.C455]*0.15" office:value-type="float" office:value="4.2">
            <text:p>4.2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5">
            <text:p>5</text:p>
          </table:table-cell>
          <table:table-cell table:formula="of:=[.C406]" office:value-type="float" office:value="38">
            <text:p>38</text:p>
          </table:table-cell>
          <table:table-cell table:formula="of:=[.C456]*0.15" office:value-type="float" office:value="5.7">
            <text:p>5.7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6">
            <text:p>6</text:p>
          </table:table-cell>
          <table:table-cell table:formula="of:=[.C407]" office:value-type="float" office:value="25">
            <text:p>25</text:p>
          </table:table-cell>
          <table:table-cell table:formula="of:=[.C457]*0.15" office:value-type="float" office:value="3.75">
            <text:p>3.7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7">
            <text:p>7</text:p>
          </table:table-cell>
          <table:table-cell table:formula="of:=[.C408]" office:value-type="float" office:value="41">
            <text:p>41</text:p>
          </table:table-cell>
          <table:table-cell table:formula="of:=[.C458]*0.15" office:value-type="float" office:value="6.15">
            <text:p>6.1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8">
            <text:p>8</text:p>
          </table:table-cell>
          <table:table-cell table:formula="of:=[.C409]" office:value-type="float" office:value="38">
            <text:p>38</text:p>
          </table:table-cell>
          <table:table-cell table:formula="of:=[.C459]*0.15" office:value-type="float" office:value="5.7">
            <text:p>5.7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9">
            <text:p>9</text:p>
          </table:table-cell>
          <table:table-cell table:formula="of:=[.C410]" office:value-type="float" office:value="30">
            <text:p>30</text:p>
          </table:table-cell>
          <table:table-cell table:formula="of:=[.C460]*0.15" office:value-type="float" office:value="4.5">
            <text:p>4.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0">
            <text:p>10</text:p>
          </table:table-cell>
          <table:table-cell table:formula="of:=[.C411]" office:value-type="float" office:value="26">
            <text:p>26</text:p>
          </table:table-cell>
          <table:table-cell table:formula="of:=[.C461]*0.15" office:value-type="float" office:value="3.9">
            <text:p>3.9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1">
            <text:p>11</text:p>
          </table:table-cell>
          <table:table-cell table:formula="of:=[.C412]" office:value-type="float" office:value="33">
            <text:p>33</text:p>
          </table:table-cell>
          <table:table-cell table:formula="of:=[.C462]*0.15" office:value-type="float" office:value="4.95">
            <text:p>4.9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2">
            <text:p>12</text:p>
          </table:table-cell>
          <table:table-cell table:formula="of:=[.C413]" office:value-type="float" office:value="26">
            <text:p>26</text:p>
          </table:table-cell>
          <table:table-cell table:formula="of:=[.C463]*0.15" office:value-type="float" office:value="3.9">
            <text:p>3.9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3">
            <text:p>13</text:p>
          </table:table-cell>
          <table:table-cell table:formula="of:=[.C414]" office:value-type="float" office:value="40">
            <text:p>40</text:p>
          </table:table-cell>
          <table:table-cell table:formula="of:=[.C464]*0.15" office:value-type="float" office:value="6">
            <text:p>6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4">
            <text:p>14</text:p>
          </table:table-cell>
          <table:table-cell table:formula="of:=[.C415]" office:value-type="float" office:value="13">
            <text:p>13</text:p>
          </table:table-cell>
          <table:table-cell table:formula="of:=[.C465]*0.15" office:value-type="float" office:value="1.95">
            <text:p>1.9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5">
            <text:p>15</text:p>
          </table:table-cell>
          <table:table-cell table:formula="of:=[.C416]" office:value-type="float" office:value="30">
            <text:p>30</text:p>
          </table:table-cell>
          <table:table-cell table:formula="of:=[.C466]*0.15" office:value-type="float" office:value="4.5">
            <text:p>4.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6">
            <text:p>16</text:p>
          </table:table-cell>
          <table:table-cell table:formula="of:=[.C417]" office:value-type="float" office:value="11">
            <text:p>11</text:p>
          </table:table-cell>
          <table:table-cell table:formula="of:=[.C467]*0.15" office:value-type="float" office:value="1.65">
            <text:p>1.6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7">
            <text:p>17</text:p>
          </table:table-cell>
          <table:table-cell table:formula="of:=[.C418]" office:value-type="float" office:value="36">
            <text:p>36</text:p>
          </table:table-cell>
          <table:table-cell table:formula="of:=[.C468]*0.15" office:value-type="float" office:value="5.4">
            <text:p>5.4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8">
            <text:p>18</text:p>
          </table:table-cell>
          <table:table-cell table:formula="of:=[.C419]" office:value-type="float" office:value="40">
            <text:p>40</text:p>
          </table:table-cell>
          <table:table-cell table:formula="of:=[.C469]*0.15" office:value-type="float" office:value="6">
            <text:p>6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9">
            <text:p>19</text:p>
          </table:table-cell>
          <table:table-cell table:formula="of:=[.C420]" office:value-type="float" office:value="38">
            <text:p>38</text:p>
          </table:table-cell>
          <table:table-cell table:formula="of:=[.C470]*0.15" office:value-type="float" office:value="5.7">
            <text:p>5.7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0">
            <text:p>20</text:p>
          </table:table-cell>
          <table:table-cell table:formula="of:=[.C421]" office:value-type="float" office:value="28">
            <text:p>28</text:p>
          </table:table-cell>
          <table:table-cell table:formula="of:=[.C471]*0.15" office:value-type="float" office:value="4.2">
            <text:p>4.2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1">
            <text:p>21</text:p>
          </table:table-cell>
          <table:table-cell table:formula="of:=[.C422]" office:value-type="float" office:value="21">
            <text:p>21</text:p>
          </table:table-cell>
          <table:table-cell table:formula="of:=[.C472]*0.15" office:value-type="float" office:value="3.15">
            <text:p>3.1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2">
            <text:p>22</text:p>
          </table:table-cell>
          <table:table-cell table:formula="of:=[.C423]" office:value-type="float" office:value="32">
            <text:p>32</text:p>
          </table:table-cell>
          <table:table-cell table:formula="of:=[.C473]*0.15" office:value-type="float" office:value="4.8">
            <text:p>4.8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3">
            <text:p>23</text:p>
          </table:table-cell>
          <table:table-cell table:formula="of:=[.C424]" office:value-type="float" office:value="30">
            <text:p>30</text:p>
          </table:table-cell>
          <table:table-cell table:formula="of:=[.C474]*0.15" office:value-type="float" office:value="4.5">
            <text:p>4.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4">
            <text:p>24</text:p>
          </table:table-cell>
          <table:table-cell table:formula="of:=[.C425]" office:value-type="float" office:value="13">
            <text:p>13</text:p>
          </table:table-cell>
          <table:table-cell table:formula="of:=[.C475]*0.15" office:value-type="float" office:value="1.95">
            <text:p>1.9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5">
            <text:p>25</text:p>
          </table:table-cell>
          <table:table-cell table:formula="of:=[.C426]" office:value-type="float" office:value="47">
            <text:p>47</text:p>
          </table:table-cell>
          <table:table-cell table:formula="of:=[.C476]*0.15" office:value-type="float" office:value="7.05">
            <text:p>7.0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6">
            <text:p>26</text:p>
          </table:table-cell>
          <table:table-cell table:formula="of:=[.C427]" office:value-type="float" office:value="17">
            <text:p>17</text:p>
          </table:table-cell>
          <table:table-cell table:formula="of:=[.C477]*0.15" office:value-type="float" office:value="2.55">
            <text:p>2.5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7">
            <text:p>27</text:p>
          </table:table-cell>
          <table:table-cell table:formula="of:=[.C428]" office:value-type="float" office:value="33">
            <text:p>33</text:p>
          </table:table-cell>
          <table:table-cell table:formula="of:=[.C478]*0.15" office:value-type="float" office:value="4.95">
            <text:p>4.9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8">
            <text:p>28</text:p>
          </table:table-cell>
          <table:table-cell table:formula="of:=[.C429]" office:value-type="float" office:value="29">
            <text:p>29</text:p>
          </table:table-cell>
          <table:table-cell table:formula="of:=[.C479]*0.15" office:value-type="float" office:value="4.35">
            <text:p>4.3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9">
            <text:p>29</text:p>
          </table:table-cell>
          <table:table-cell table:formula="of:=[.C430]" office:value-type="float" office:value="37">
            <text:p>37</text:p>
          </table:table-cell>
          <table:table-cell table:formula="of:=[.C480]*0.15" office:value-type="float" office:value="5.55">
            <text:p>5.5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0">
            <text:p>30</text:p>
          </table:table-cell>
          <table:table-cell table:formula="of:=[.C431]" office:value-type="float" office:value="32">
            <text:p>32</text:p>
          </table:table-cell>
          <table:table-cell table:formula="of:=[.C481]*0.15" office:value-type="float" office:value="4.8">
            <text:p>4.8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1">
            <text:p>31</text:p>
          </table:table-cell>
          <table:table-cell table:formula="of:=[.C432]" office:value-type="float" office:value="25">
            <text:p>25</text:p>
          </table:table-cell>
          <table:table-cell table:formula="of:=[.C482]*0.15" office:value-type="float" office:value="3.75">
            <text:p>3.7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2">
            <text:p>32</text:p>
          </table:table-cell>
          <table:table-cell table:formula="of:=[.C433]" office:value-type="float" office:value="38">
            <text:p>38</text:p>
          </table:table-cell>
          <table:table-cell table:formula="of:=[.C483]*0.15" office:value-type="float" office:value="5.7">
            <text:p>5.7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3">
            <text:p>33</text:p>
          </table:table-cell>
          <table:table-cell table:formula="of:=[.C434]" office:value-type="float" office:value="46">
            <text:p>46</text:p>
          </table:table-cell>
          <table:table-cell table:formula="of:=[.C484]*0.15" office:value-type="float" office:value="6.9">
            <text:p>6.9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4">
            <text:p>34</text:p>
          </table:table-cell>
          <table:table-cell table:formula="of:=[.C435]" office:value-type="float" office:value="42">
            <text:p>42</text:p>
          </table:table-cell>
          <table:table-cell table:formula="of:=[.C485]*0.15" office:value-type="float" office:value="6.3">
            <text:p>6.3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5">
            <text:p>35</text:p>
          </table:table-cell>
          <table:table-cell table:formula="of:=[.C436]" office:value-type="float" office:value="22">
            <text:p>22</text:p>
          </table:table-cell>
          <table:table-cell table:formula="of:=[.C486]*0.15" office:value-type="float" office:value="3.3">
            <text:p>3.3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6">
            <text:p>36</text:p>
          </table:table-cell>
          <table:table-cell table:formula="of:=[.C437]" office:value-type="float" office:value="37">
            <text:p>37</text:p>
          </table:table-cell>
          <table:table-cell table:formula="of:=[.C487]*0.15" office:value-type="float" office:value="5.55">
            <text:p>5.5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7">
            <text:p>37</text:p>
          </table:table-cell>
          <table:table-cell table:formula="of:=[.C438]" office:value-type="float" office:value="22">
            <text:p>22</text:p>
          </table:table-cell>
          <table:table-cell table:formula="of:=[.C488]*0.15" office:value-type="float" office:value="3.3">
            <text:p>3.3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8">
            <text:p>38</text:p>
          </table:table-cell>
          <table:table-cell table:formula="of:=[.C439]" office:value-type="float" office:value="17">
            <text:p>17</text:p>
          </table:table-cell>
          <table:table-cell table:formula="of:=[.C489]*0.15" office:value-type="float" office:value="2.55">
            <text:p>2.5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9">
            <text:p>39</text:p>
          </table:table-cell>
          <table:table-cell table:formula="of:=[.C440]" office:value-type="float" office:value="31">
            <text:p>31</text:p>
          </table:table-cell>
          <table:table-cell table:formula="of:=[.C490]*0.15" office:value-type="float" office:value="4.65">
            <text:p>4.6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0">
            <text:p>40</text:p>
          </table:table-cell>
          <table:table-cell table:formula="of:=[.C441]" office:value-type="float" office:value="36">
            <text:p>36</text:p>
          </table:table-cell>
          <table:table-cell table:formula="of:=[.C491]*0.15" office:value-type="float" office:value="5.4">
            <text:p>5.4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1">
            <text:p>41</text:p>
          </table:table-cell>
          <table:table-cell table:formula="of:=[.C442]" office:value-type="float" office:value="29">
            <text:p>29</text:p>
          </table:table-cell>
          <table:table-cell table:formula="of:=[.C492]*0.15" office:value-type="float" office:value="4.35">
            <text:p>4.3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2">
            <text:p>42</text:p>
          </table:table-cell>
          <table:table-cell table:formula="of:=[.C443]" office:value-type="float" office:value="21">
            <text:p>21</text:p>
          </table:table-cell>
          <table:table-cell table:formula="of:=[.C493]*0.15" office:value-type="float" office:value="3.15">
            <text:p>3.1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3">
            <text:p>43</text:p>
          </table:table-cell>
          <table:table-cell table:formula="of:=[.C444]" office:value-type="float" office:value="17">
            <text:p>17</text:p>
          </table:table-cell>
          <table:table-cell table:formula="of:=[.C494]*0.15" office:value-type="float" office:value="2.55">
            <text:p>2.5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4">
            <text:p>44</text:p>
          </table:table-cell>
          <table:table-cell table:formula="of:=[.C445]" office:value-type="float" office:value="25">
            <text:p>25</text:p>
          </table:table-cell>
          <table:table-cell table:formula="of:=[.C495]*0.15" office:value-type="float" office:value="3.75">
            <text:p>3.7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5">
            <text:p>45</text:p>
          </table:table-cell>
          <table:table-cell table:formula="of:=[.C446]" office:value-type="float" office:value="23">
            <text:p>23</text:p>
          </table:table-cell>
          <table:table-cell table:formula="of:=[.C496]*0.15" office:value-type="float" office:value="3.45">
            <text:p>3.4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6">
            <text:p>46</text:p>
          </table:table-cell>
          <table:table-cell table:formula="of:=[.C447]" office:value-type="float" office:value="33">
            <text:p>33</text:p>
          </table:table-cell>
          <table:table-cell table:formula="of:=[.C497]*0.15" office:value-type="float" office:value="4.95">
            <text:p>4.9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7">
            <text:p>47</text:p>
          </table:table-cell>
          <table:table-cell table:formula="of:=[.C448]" office:value-type="float" office:value="26">
            <text:p>26</text:p>
          </table:table-cell>
          <table:table-cell table:formula="of:=[.C498]*0.15" office:value-type="float" office:value="3.9">
            <text:p>3.9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8">
            <text:p>48</text:p>
          </table:table-cell>
          <table:table-cell table:formula="of:=[.C449]" office:value-type="float" office:value="4">
            <text:p>4</text:p>
          </table:table-cell>
          <table:table-cell table:formula="of:=[.C499]*0.15" office:value-type="float" office:value="0.6">
            <text:p>0.6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9">
            <text:p>49</text:p>
          </table:table-cell>
          <table:table-cell table:formula="of:=[.C450]" office:value-type="float" office:value="29">
            <text:p>29</text:p>
          </table:table-cell>
          <table:table-cell table:formula="of:=[.C500]*0.15" office:value-type="float" office:value="4.35">
            <text:p>4.3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50">
            <text:p>50</text:p>
          </table:table-cell>
          <table:table-cell table:formula="of:=[.C451]" office:value-type="float" office:value="20">
            <text:p>20</text:p>
          </table:table-cell>
          <table:table-cell table:formula="of:=[.C501]*0.15" office:value-type="float" office:value="3">
            <text:p>3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number-columns-repeated="3"/>
        </table:table-row>
        <table:table-row table:style-name="ro1">
          <table:table-cell table:style-name="ce1" office:value-type="float" office:value="20100101">
            <text:p>20100101</text:p>
          </table:table-cell>
          <table:table-cell table:number-columns-repeated="3"/>
        </table:table-row>
        <table:table-row table:style-name="ro1" table:number-rows-repeated="477"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</table:table>
      <table:table table:name="ft_effort" table:style-name="ta1" table:print="false">
        <table:table-column table:style-name="co8" table:number-columns-repeated="5" table:default-cell-style-name="Default"/>
        <table:table-row table:style-name="ro1">
          <table:table-cell office:value-type="string">
            <text:p>date_id</text:p>
          </table:table-cell>
          <table:table-cell office:value-type="string">
            <text:p>resource_id</text:p>
          </table:table-cell>
          <table:table-cell office:value-type="string">
            <text:p>project_id</text:p>
          </table:table-cell>
          <table:table-cell office:value-type="string">
            <text:p>effort</text:p>
          </table:table-cell>
          <table:table-cell office:value-type="string">
            <text:p>resource_cost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">
            <text:p>1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28">
            <text:p>28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">
            <text:p>2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34">
            <text:p>34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">
            <text:p>3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36">
            <text:p>36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">
            <text:p>4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46">
            <text:p>46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5">
            <text:p>5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36">
            <text:p>36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6">
            <text:p>6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35">
            <text:p>3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7">
            <text:p>7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14">
            <text:p>14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8">
            <text:p>8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26">
            <text:p>26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9">
            <text:p>9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21">
            <text:p>21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0">
            <text:p>10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39">
            <text:p>39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1">
            <text:p>11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47">
            <text:p>47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2">
            <text:p>12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30">
            <text:p>30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3">
            <text:p>13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32">
            <text:p>32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4">
            <text:p>14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43">
            <text:p>43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5">
            <text:p>15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28">
            <text:p>28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6">
            <text:p>16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40">
            <text:p>40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7">
            <text:p>17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34">
            <text:p>34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8">
            <text:p>18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34">
            <text:p>34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9">
            <text:p>19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46">
            <text:p>46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0">
            <text:p>20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22">
            <text:p>22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1">
            <text:p>21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27">
            <text:p>27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2">
            <text:p>22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28">
            <text:p>28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3">
            <text:p>23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28">
            <text:p>28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4">
            <text:p>24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29">
            <text:p>29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5">
            <text:p>25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37">
            <text:p>37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6">
            <text:p>26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34">
            <text:p>34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7">
            <text:p>27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18">
            <text:p>18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8">
            <text:p>28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18">
            <text:p>18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9">
            <text:p>29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34">
            <text:p>34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0">
            <text:p>30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32">
            <text:p>32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1">
            <text:p>31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24">
            <text:p>24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2">
            <text:p>32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18">
            <text:p>18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3">
            <text:p>33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24">
            <text:p>24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4">
            <text:p>34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13">
            <text:p>13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5">
            <text:p>35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15">
            <text:p>1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6">
            <text:p>36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6">
            <text:p>6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7">
            <text:p>37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37">
            <text:p>37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8">
            <text:p>38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18">
            <text:p>18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9">
            <text:p>39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26">
            <text:p>26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0">
            <text:p>40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50">
            <text:p>50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1">
            <text:p>41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46">
            <text:p>46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2">
            <text:p>42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25">
            <text:p>2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3">
            <text:p>43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29">
            <text:p>29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4">
            <text:p>44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31">
            <text:p>31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5">
            <text:p>45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22">
            <text:p>22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6">
            <text:p>46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44">
            <text:p>44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7">
            <text:p>47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27">
            <text:p>27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8">
            <text:p>48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42">
            <text:p>42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9">
            <text:p>49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31">
            <text:p>31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50">
            <text:p>50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26">
            <text:p>26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">
            <text:p>1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18">
            <text:p>18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">
            <text:p>2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49">
            <text:p>49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">
            <text:p>3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38">
            <text:p>38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">
            <text:p>4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31">
            <text:p>31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5">
            <text:p>5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29">
            <text:p>29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6">
            <text:p>6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31">
            <text:p>31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7">
            <text:p>7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22">
            <text:p>22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8">
            <text:p>8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32">
            <text:p>32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9">
            <text:p>9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34">
            <text:p>34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0">
            <text:p>10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42">
            <text:p>42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1">
            <text:p>11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21">
            <text:p>21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2">
            <text:p>12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50">
            <text:p>50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3">
            <text:p>13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10">
            <text:p>10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4">
            <text:p>14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29">
            <text:p>29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5">
            <text:p>15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11">
            <text:p>11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6">
            <text:p>16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17">
            <text:p>17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7">
            <text:p>17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29">
            <text:p>29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8">
            <text:p>18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38">
            <text:p>38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9">
            <text:p>19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22">
            <text:p>22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0">
            <text:p>20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40">
            <text:p>40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1">
            <text:p>21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37">
            <text:p>37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2">
            <text:p>22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21">
            <text:p>21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3">
            <text:p>23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21">
            <text:p>21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4">
            <text:p>24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24">
            <text:p>24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5">
            <text:p>25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37">
            <text:p>37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6">
            <text:p>26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28">
            <text:p>28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7">
            <text:p>27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21">
            <text:p>21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8">
            <text:p>28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20">
            <text:p>20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9">
            <text:p>29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25">
            <text:p>2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0">
            <text:p>30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37">
            <text:p>37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1">
            <text:p>31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31">
            <text:p>31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2">
            <text:p>32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28">
            <text:p>28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3">
            <text:p>33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36">
            <text:p>36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4">
            <text:p>34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26">
            <text:p>26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5">
            <text:p>35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55">
            <text:p>5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6">
            <text:p>36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22">
            <text:p>22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7">
            <text:p>37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43">
            <text:p>43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8">
            <text:p>38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22">
            <text:p>22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9">
            <text:p>39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38">
            <text:p>38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0">
            <text:p>40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32">
            <text:p>32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1">
            <text:p>41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17">
            <text:p>17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2">
            <text:p>42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5">
            <text:p>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3">
            <text:p>43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31">
            <text:p>31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4">
            <text:p>44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19">
            <text:p>19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5">
            <text:p>45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29">
            <text:p>29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6">
            <text:p>46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32">
            <text:p>32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7">
            <text:p>47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22">
            <text:p>22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8">
            <text:p>48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50">
            <text:p>50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9">
            <text:p>49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27">
            <text:p>27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50">
            <text:p>50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29">
            <text:p>29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">
            <text:p>1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39">
            <text:p>39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">
            <text:p>2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20">
            <text:p>20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">
            <text:p>3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34">
            <text:p>34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">
            <text:p>4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11">
            <text:p>11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5">
            <text:p>5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29">
            <text:p>29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6">
            <text:p>6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28">
            <text:p>28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7">
            <text:p>7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28">
            <text:p>28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8">
            <text:p>8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34">
            <text:p>34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9">
            <text:p>9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32">
            <text:p>32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0">
            <text:p>10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38">
            <text:p>38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1">
            <text:p>11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28">
            <text:p>28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2">
            <text:p>12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20">
            <text:p>20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3">
            <text:p>13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22">
            <text:p>22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4">
            <text:p>14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21">
            <text:p>21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5">
            <text:p>15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30">
            <text:p>30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6">
            <text:p>16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22">
            <text:p>22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7">
            <text:p>17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27">
            <text:p>27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8">
            <text:p>18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27">
            <text:p>27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9">
            <text:p>19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28">
            <text:p>28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0">
            <text:p>20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22">
            <text:p>22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1">
            <text:p>21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58">
            <text:p>58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2">
            <text:p>22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31">
            <text:p>31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3">
            <text:p>23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22">
            <text:p>22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4">
            <text:p>24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31">
            <text:p>31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5">
            <text:p>25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35">
            <text:p>3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6">
            <text:p>26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35">
            <text:p>3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7">
            <text:p>27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20">
            <text:p>20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8">
            <text:p>28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45">
            <text:p>4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9">
            <text:p>29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35">
            <text:p>3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0">
            <text:p>30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31">
            <text:p>31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1">
            <text:p>31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27">
            <text:p>27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2">
            <text:p>32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30">
            <text:p>30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3">
            <text:p>33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36">
            <text:p>36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4">
            <text:p>34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16">
            <text:p>16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5">
            <text:p>35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31">
            <text:p>31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6">
            <text:p>36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22">
            <text:p>22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7">
            <text:p>37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30">
            <text:p>30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8">
            <text:p>38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10">
            <text:p>10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9">
            <text:p>39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41">
            <text:p>41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0">
            <text:p>40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18">
            <text:p>18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1">
            <text:p>41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38">
            <text:p>38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2">
            <text:p>42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25">
            <text:p>2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3">
            <text:p>43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24">
            <text:p>24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4">
            <text:p>44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14">
            <text:p>14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5">
            <text:p>45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30">
            <text:p>30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6">
            <text:p>46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37">
            <text:p>37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7">
            <text:p>47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24">
            <text:p>24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8">
            <text:p>48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44">
            <text:p>44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9">
            <text:p>49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21">
            <text:p>21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50">
            <text:p>50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36">
            <text:p>36</text:p>
          </table:table-cell>
        </table:table-row>
        <table:table-row table:style-name="ro1">
          <table:table-cell office:value-type="float" office:value="20110401">
            <text:p>20110401</text:p>
          </table:table-cell>
          <table:table-cell office:value-type="float" office:value="1">
            <text:p>1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19">
            <text:p>19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">
            <text:p>2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21">
            <text:p>21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">
            <text:p>3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24">
            <text:p>24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">
            <text:p>4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26">
            <text:p>26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5">
            <text:p>5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37">
            <text:p>37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6">
            <text:p>6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3">
            <text:p>3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7">
            <text:p>7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16">
            <text:p>16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8">
            <text:p>8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44">
            <text:p>44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9">
            <text:p>9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46">
            <text:p>46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0">
            <text:p>10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38">
            <text:p>38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1">
            <text:p>11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30">
            <text:p>30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2">
            <text:p>12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26">
            <text:p>26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3">
            <text:p>13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25">
            <text:p>2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4">
            <text:p>14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23">
            <text:p>23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5">
            <text:p>15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28">
            <text:p>28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6">
            <text:p>16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42">
            <text:p>42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7">
            <text:p>17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29">
            <text:p>29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8">
            <text:p>18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47">
            <text:p>47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9">
            <text:p>19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43">
            <text:p>43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0">
            <text:p>20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26">
            <text:p>26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1">
            <text:p>21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15">
            <text:p>1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2">
            <text:p>22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36">
            <text:p>36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3">
            <text:p>23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34">
            <text:p>34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4">
            <text:p>24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26">
            <text:p>26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5">
            <text:p>25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37">
            <text:p>37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6">
            <text:p>26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21">
            <text:p>21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7">
            <text:p>27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19">
            <text:p>19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8">
            <text:p>28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15">
            <text:p>1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9">
            <text:p>29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17">
            <text:p>17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0">
            <text:p>30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25">
            <text:p>2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1">
            <text:p>31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39">
            <text:p>39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2">
            <text:p>32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23">
            <text:p>23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3">
            <text:p>33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30">
            <text:p>30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4">
            <text:p>34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18">
            <text:p>18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5">
            <text:p>35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33">
            <text:p>33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6">
            <text:p>36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24">
            <text:p>24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7">
            <text:p>37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18">
            <text:p>18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8">
            <text:p>38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36">
            <text:p>36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9">
            <text:p>39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22">
            <text:p>22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0">
            <text:p>40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15">
            <text:p>1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1">
            <text:p>41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30">
            <text:p>30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2">
            <text:p>42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35">
            <text:p>3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3">
            <text:p>43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28">
            <text:p>28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4">
            <text:p>44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40">
            <text:p>40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5">
            <text:p>45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49">
            <text:p>49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6">
            <text:p>46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41">
            <text:p>41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7">
            <text:p>47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36">
            <text:p>36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8">
            <text:p>48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28">
            <text:p>28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9">
            <text:p>49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39">
            <text:p>39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50">
            <text:p>50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34">
            <text:p>34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">
            <text:p>1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38">
            <text:p>38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">
            <text:p>2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43">
            <text:p>43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">
            <text:p>3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27">
            <text:p>27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">
            <text:p>4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29">
            <text:p>29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5">
            <text:p>5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23">
            <text:p>23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6">
            <text:p>6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20">
            <text:p>20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7">
            <text:p>7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34">
            <text:p>34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8">
            <text:p>8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27">
            <text:p>27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9">
            <text:p>9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23">
            <text:p>23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0">
            <text:p>10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37">
            <text:p>37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1">
            <text:p>11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36">
            <text:p>36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2">
            <text:p>12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15">
            <text:p>1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3">
            <text:p>13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12">
            <text:p>12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4">
            <text:p>14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23">
            <text:p>23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5">
            <text:p>15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21">
            <text:p>21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6">
            <text:p>16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34">
            <text:p>34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7">
            <text:p>17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31">
            <text:p>31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8">
            <text:p>18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25">
            <text:p>2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9">
            <text:p>19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27">
            <text:p>27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0">
            <text:p>20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37">
            <text:p>37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1">
            <text:p>21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27">
            <text:p>27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2">
            <text:p>22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45">
            <text:p>4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3">
            <text:p>23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29">
            <text:p>29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4">
            <text:p>24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39">
            <text:p>39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5">
            <text:p>25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37">
            <text:p>37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6">
            <text:p>26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29">
            <text:p>29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7">
            <text:p>27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35">
            <text:p>3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8">
            <text:p>28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30">
            <text:p>30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9">
            <text:p>29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43">
            <text:p>43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0">
            <text:p>30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30">
            <text:p>30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1">
            <text:p>31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21">
            <text:p>21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2">
            <text:p>32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35">
            <text:p>3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3">
            <text:p>33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28">
            <text:p>28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4">
            <text:p>34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32">
            <text:p>32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5">
            <text:p>35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21">
            <text:p>21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6">
            <text:p>36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35">
            <text:p>3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7">
            <text:p>37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37">
            <text:p>37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8">
            <text:p>38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40">
            <text:p>40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9">
            <text:p>39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18">
            <text:p>18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0">
            <text:p>40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11">
            <text:p>11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1">
            <text:p>41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33">
            <text:p>33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2">
            <text:p>42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41">
            <text:p>41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3">
            <text:p>43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17">
            <text:p>17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4">
            <text:p>44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34">
            <text:p>34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5">
            <text:p>45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19">
            <text:p>19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6">
            <text:p>46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24">
            <text:p>24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7">
            <text:p>47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25">
            <text:p>2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8">
            <text:p>48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34">
            <text:p>34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9">
            <text:p>49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33">
            <text:p>33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50">
            <text:p>50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36">
            <text:p>36</text:p>
          </table:table-cell>
        </table:table-row>
        <table:table-row table:style-name="ro1">
          <table:table-cell table:style-name="ce1" office:value-type="float" office:value="20100101">
            <text:p>20100101</text:p>
          </table:table-cell>
          <table:table-cell office:value-type="float" office:value="1">
            <text:p>1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29">
            <text:p>29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">
            <text:p>2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3">
            <text:p>3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">
            <text:p>3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34">
            <text:p>34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">
            <text:p>4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46">
            <text:p>46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5">
            <text:p>5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39">
            <text:p>39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6">
            <text:p>6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29">
            <text:p>29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7">
            <text:p>7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27">
            <text:p>27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8">
            <text:p>8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30">
            <text:p>30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9">
            <text:p>9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54">
            <text:p>54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0">
            <text:p>10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25">
            <text:p>2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1">
            <text:p>11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14">
            <text:p>14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2">
            <text:p>12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20">
            <text:p>20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3">
            <text:p>13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13">
            <text:p>13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4">
            <text:p>14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30">
            <text:p>30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5">
            <text:p>15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37">
            <text:p>37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6">
            <text:p>16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22">
            <text:p>22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7">
            <text:p>17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22">
            <text:p>22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8">
            <text:p>18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30">
            <text:p>30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9">
            <text:p>19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16">
            <text:p>16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0">
            <text:p>20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26">
            <text:p>26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1">
            <text:p>21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31">
            <text:p>31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2">
            <text:p>22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35">
            <text:p>3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3">
            <text:p>23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22">
            <text:p>22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4">
            <text:p>24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34">
            <text:p>34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5">
            <text:p>25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26">
            <text:p>26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6">
            <text:p>26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26">
            <text:p>26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7">
            <text:p>27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51">
            <text:p>51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8">
            <text:p>28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35">
            <text:p>3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9">
            <text:p>29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14">
            <text:p>14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0">
            <text:p>30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32">
            <text:p>32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1">
            <text:p>31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28">
            <text:p>28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2">
            <text:p>32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30">
            <text:p>30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3">
            <text:p>33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32">
            <text:p>32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4">
            <text:p>34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18">
            <text:p>18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5">
            <text:p>35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29">
            <text:p>29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6">
            <text:p>36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28">
            <text:p>28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7">
            <text:p>37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32">
            <text:p>32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8">
            <text:p>38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42">
            <text:p>42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9">
            <text:p>39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46">
            <text:p>46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0">
            <text:p>40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32">
            <text:p>32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1">
            <text:p>41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22">
            <text:p>22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2">
            <text:p>42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4">
            <text:p>4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3">
            <text:p>43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37">
            <text:p>37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4">
            <text:p>44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23">
            <text:p>23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5">
            <text:p>45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30">
            <text:p>30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6">
            <text:p>46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31">
            <text:p>31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7">
            <text:p>47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30">
            <text:p>30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8">
            <text:p>48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36">
            <text:p>36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9">
            <text:p>49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16">
            <text:p>16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50">
            <text:p>50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32">
            <text:p>32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">
            <text:p>1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18">
            <text:p>18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">
            <text:p>2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34">
            <text:p>34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">
            <text:p>3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24">
            <text:p>24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">
            <text:p>4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26">
            <text:p>26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5">
            <text:p>5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25">
            <text:p>2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6">
            <text:p>6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34">
            <text:p>34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7">
            <text:p>7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35">
            <text:p>3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8">
            <text:p>8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25">
            <text:p>2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9">
            <text:p>9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27">
            <text:p>27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0">
            <text:p>10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37">
            <text:p>37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1">
            <text:p>11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44">
            <text:p>44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2">
            <text:p>12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39">
            <text:p>39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3">
            <text:p>13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24">
            <text:p>24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4">
            <text:p>14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30">
            <text:p>30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5">
            <text:p>15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49">
            <text:p>49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6">
            <text:p>16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37">
            <text:p>37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7">
            <text:p>17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47">
            <text:p>47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8">
            <text:p>18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31">
            <text:p>31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9">
            <text:p>19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34">
            <text:p>34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0">
            <text:p>20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43">
            <text:p>43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1">
            <text:p>21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20">
            <text:p>20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2">
            <text:p>22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41">
            <text:p>41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3">
            <text:p>23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43">
            <text:p>43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4">
            <text:p>24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46">
            <text:p>46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5">
            <text:p>25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19">
            <text:p>19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6">
            <text:p>26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28">
            <text:p>28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7">
            <text:p>27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29">
            <text:p>29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8">
            <text:p>28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33">
            <text:p>33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9">
            <text:p>29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20">
            <text:p>20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0">
            <text:p>30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32">
            <text:p>32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1">
            <text:p>31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22">
            <text:p>22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2">
            <text:p>32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24">
            <text:p>24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3">
            <text:p>33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22">
            <text:p>22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4">
            <text:p>34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31">
            <text:p>31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5">
            <text:p>35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33">
            <text:p>33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6">
            <text:p>36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31">
            <text:p>31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7">
            <text:p>37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22">
            <text:p>22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8">
            <text:p>38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26">
            <text:p>26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9">
            <text:p>39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42">
            <text:p>42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0">
            <text:p>40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32">
            <text:p>32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1">
            <text:p>41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19">
            <text:p>19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2">
            <text:p>42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39">
            <text:p>39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3">
            <text:p>43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28">
            <text:p>28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4">
            <text:p>44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28">
            <text:p>28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5">
            <text:p>45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26">
            <text:p>26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6">
            <text:p>46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27">
            <text:p>27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7">
            <text:p>47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21">
            <text:p>21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8">
            <text:p>48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25">
            <text:p>2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9">
            <text:p>49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53">
            <text:p>53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50">
            <text:p>50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40">
            <text:p>40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">
            <text:p>1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22">
            <text:p>22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">
            <text:p>2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20">
            <text:p>20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">
            <text:p>3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36">
            <text:p>36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">
            <text:p>4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19">
            <text:p>19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5">
            <text:p>5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17">
            <text:p>17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6">
            <text:p>6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41">
            <text:p>41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7">
            <text:p>7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32">
            <text:p>32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8">
            <text:p>8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32">
            <text:p>32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9">
            <text:p>9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30">
            <text:p>30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0">
            <text:p>10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37">
            <text:p>37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1">
            <text:p>11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20">
            <text:p>20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2">
            <text:p>12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37">
            <text:p>37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3">
            <text:p>13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14">
            <text:p>14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4">
            <text:p>14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28">
            <text:p>28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5">
            <text:p>15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25">
            <text:p>2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6">
            <text:p>16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35">
            <text:p>3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7">
            <text:p>17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2">
            <text:p>2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8">
            <text:p>18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30">
            <text:p>30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9">
            <text:p>19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15">
            <text:p>1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0">
            <text:p>20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42">
            <text:p>42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1">
            <text:p>21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19">
            <text:p>19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2">
            <text:p>22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22">
            <text:p>22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3">
            <text:p>23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36">
            <text:p>36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4">
            <text:p>24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31">
            <text:p>31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5">
            <text:p>25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34">
            <text:p>34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6">
            <text:p>26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16">
            <text:p>16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7">
            <text:p>27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54">
            <text:p>54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8">
            <text:p>28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41">
            <text:p>41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9">
            <text:p>29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27">
            <text:p>27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0">
            <text:p>30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51">
            <text:p>51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1">
            <text:p>31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36">
            <text:p>36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2">
            <text:p>32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33">
            <text:p>33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3">
            <text:p>33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19">
            <text:p>19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4">
            <text:p>34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29">
            <text:p>29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5">
            <text:p>35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38">
            <text:p>38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6">
            <text:p>36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23">
            <text:p>23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7">
            <text:p>37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26">
            <text:p>26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8">
            <text:p>38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26">
            <text:p>26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9">
            <text:p>39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40">
            <text:p>40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0">
            <text:p>40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42">
            <text:p>42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1">
            <text:p>41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19">
            <text:p>19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2">
            <text:p>42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10">
            <text:p>10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3">
            <text:p>43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34">
            <text:p>34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4">
            <text:p>44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21">
            <text:p>21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5">
            <text:p>45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28">
            <text:p>28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6">
            <text:p>46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50">
            <text:p>50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7">
            <text:p>47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43">
            <text:p>43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8">
            <text:p>48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28">
            <text:p>28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9">
            <text:p>49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30">
            <text:p>30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50">
            <text:p>50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57">
            <text:p>57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">
            <text:p>1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26">
            <text:p>26</text:p>
          </table:table-cell>
        </table:table-row>
        <table:table-row table:style-name="ro1">
          <table:table-cell office:value-type="float" office:value="20100401">
            <text:p>20100401</text:p>
          </table:table-cell>
          <table:table-cell office:value-type="float" office:value="2">
            <text:p>2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33">
            <text:p>33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">
            <text:p>3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22">
            <text:p>22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">
            <text:p>4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16">
            <text:p>16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5">
            <text:p>5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22">
            <text:p>22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6">
            <text:p>6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42">
            <text:p>42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7">
            <text:p>7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20">
            <text:p>20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8">
            <text:p>8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22">
            <text:p>22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9">
            <text:p>9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36">
            <text:p>36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0">
            <text:p>10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32">
            <text:p>32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1">
            <text:p>11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21">
            <text:p>21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2">
            <text:p>12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29">
            <text:p>29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3">
            <text:p>13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22">
            <text:p>22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4">
            <text:p>14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26">
            <text:p>26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5">
            <text:p>15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48">
            <text:p>48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6">
            <text:p>16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11">
            <text:p>11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7">
            <text:p>17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32">
            <text:p>32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8">
            <text:p>18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25">
            <text:p>2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9">
            <text:p>19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27">
            <text:p>27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0">
            <text:p>20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28">
            <text:p>28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1">
            <text:p>21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22">
            <text:p>22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2">
            <text:p>22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31">
            <text:p>31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3">
            <text:p>23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29">
            <text:p>29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4">
            <text:p>24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41">
            <text:p>41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5">
            <text:p>25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36">
            <text:p>36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6">
            <text:p>26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44">
            <text:p>44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7">
            <text:p>27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40">
            <text:p>40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8">
            <text:p>28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34">
            <text:p>34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9">
            <text:p>29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26">
            <text:p>26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0">
            <text:p>30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26">
            <text:p>26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1">
            <text:p>31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34">
            <text:p>34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2">
            <text:p>32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35">
            <text:p>3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3">
            <text:p>33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10">
            <text:p>10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4">
            <text:p>34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41">
            <text:p>41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5">
            <text:p>35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38">
            <text:p>38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6">
            <text:p>36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23">
            <text:p>23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7">
            <text:p>37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37">
            <text:p>37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8">
            <text:p>38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50">
            <text:p>50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9">
            <text:p>39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29">
            <text:p>29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0">
            <text:p>40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30">
            <text:p>30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1">
            <text:p>41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31">
            <text:p>31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2">
            <text:p>42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34">
            <text:p>34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3">
            <text:p>43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9">
            <text:p>9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4">
            <text:p>44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38">
            <text:p>38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5">
            <text:p>45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11">
            <text:p>11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6">
            <text:p>46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52">
            <text:p>52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7">
            <text:p>47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39">
            <text:p>39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8">
            <text:p>48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33">
            <text:p>33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9">
            <text:p>49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25">
            <text:p>2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50">
            <text:p>50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22">
            <text:p>22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">
            <text:p>1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15">
            <text:p>1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">
            <text:p>2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30">
            <text:p>30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">
            <text:p>3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37">
            <text:p>37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">
            <text:p>4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30">
            <text:p>30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5">
            <text:p>5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27">
            <text:p>27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6">
            <text:p>6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30">
            <text:p>30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7">
            <text:p>7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28">
            <text:p>28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8">
            <text:p>8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24">
            <text:p>24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9">
            <text:p>9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21">
            <text:p>21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0">
            <text:p>10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39">
            <text:p>39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1">
            <text:p>11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33">
            <text:p>33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2">
            <text:p>12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40">
            <text:p>40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3">
            <text:p>13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31">
            <text:p>31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4">
            <text:p>14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34">
            <text:p>34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5">
            <text:p>15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36">
            <text:p>36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6">
            <text:p>16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26">
            <text:p>26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7">
            <text:p>17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44">
            <text:p>44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8">
            <text:p>18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30">
            <text:p>30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9">
            <text:p>19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25">
            <text:p>2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0">
            <text:p>20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27">
            <text:p>27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1">
            <text:p>21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12">
            <text:p>12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2">
            <text:p>22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42">
            <text:p>42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3">
            <text:p>23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16">
            <text:p>16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4">
            <text:p>24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14">
            <text:p>14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5">
            <text:p>25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35">
            <text:p>3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6">
            <text:p>26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18">
            <text:p>18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7">
            <text:p>27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13">
            <text:p>13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8">
            <text:p>28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30">
            <text:p>30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9">
            <text:p>29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36">
            <text:p>36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0">
            <text:p>30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26">
            <text:p>26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1">
            <text:p>31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5">
            <text:p>5</text:p>
          </table:table-cell>
          <table:table-cell table:formula="of:=ABS(TRUNC(NORMINV(RAND();30;10);0))" office:value-type="float" office:value="37">
            <text:p>37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2">
            <text:p>32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39">
            <text:p>39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3">
            <text:p>33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42">
            <text:p>42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4">
            <text:p>34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7">
            <text:p>7</text:p>
          </table:table-cell>
          <table:table-cell table:formula="of:=ABS(TRUNC(NORMINV(RAND();30;10);0))" office:value-type="float" office:value="31">
            <text:p>31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5">
            <text:p>35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26">
            <text:p>26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6">
            <text:p>36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25">
            <text:p>2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7">
            <text:p>37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16">
            <text:p>16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8">
            <text:p>38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39">
            <text:p>39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9">
            <text:p>39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32">
            <text:p>32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0">
            <text:p>40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8">
            <text:p>8</text:p>
          </table:table-cell>
          <table:table-cell table:formula="of:=ABS(TRUNC(NORMINV(RAND();30;10);0))" office:value-type="float" office:value="24">
            <text:p>24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1">
            <text:p>41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33">
            <text:p>33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2">
            <text:p>42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23">
            <text:p>23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3">
            <text:p>43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20">
            <text:p>20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4">
            <text:p>44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21">
            <text:p>21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5">
            <text:p>45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44">
            <text:p>44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6">
            <text:p>46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1">
            <text:p>1</text:p>
          </table:table-cell>
          <table:table-cell table:formula="of:=ABS(TRUNC(NORMINV(RAND();30;10);0))" office:value-type="float" office:value="43">
            <text:p>43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7">
            <text:p>47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31">
            <text:p>31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8">
            <text:p>48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6">
            <text:p>6</text:p>
          </table:table-cell>
          <table:table-cell table:formula="of:=ABS(TRUNC(NORMINV(RAND();30;10);0))" office:value-type="float" office:value="40">
            <text:p>40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9">
            <text:p>49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28">
            <text:p>28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50">
            <text:p>50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2">
            <text:p>2</text:p>
          </table:table-cell>
          <table:table-cell table:formula="of:=ABS(TRUNC(NORMINV(RAND();30;10);0))" office:value-type="float" office:value="42">
            <text:p>42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">
            <text:p>1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4">
            <text:p>4</text:p>
          </table:table-cell>
          <table:table-cell table:formula="of:=ABS(TRUNC(NORMINV(RAND();30;10);0))" office:value-type="float" office:value="23">
            <text:p>23</text:p>
          </table:table-cell>
        </table:table-row>
        <table:table-row table:style-name="ro1">
          <table:table-cell table:style-name="ce1" office:value-type="float" office:value="20100101">
            <text:p>20100101</text:p>
          </table:table-cell>
          <table:table-cell office:value-type="float" office:value="2">
            <text:p>2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3">
            <text:p>3</text:p>
          </table:table-cell>
          <table:table-cell table:formula="of:=ABS(TRUNC(NORMINV(RAND();30;10);0))" office:value-type="float" office:value="29">
            <text:p>29</text:p>
          </table:table-cell>
        </table:table-row>
        <table:table-row table:style-name="ro1" table:number-rows-repeated="477">
          <table:table-cell table:style-name="ce1"/>
          <table:table-cell table:number-columns-repeated="4"/>
        </table:table-row>
        <table:table-row table:style-name="ro1">
          <table:table-cell table:style-name="ce1"/>
          <table:table-cell table:number-columns-repeated="4"/>
        </table:table-row>
      </table:table>
      <table:table table:name="ft_project_budget" table:style-name="ta1" table:print="false">
        <table:table-column table:style-name="co8" table:default-cell-style-name="ce1"/>
        <table:table-column table:style-name="co8" table:number-columns-repeated="2" table:default-cell-style-name="Default"/>
        <table:table-row table:style-name="ro1">
          <table:table-cell table:style-name="Default" office:value-type="string">
            <text:p>date_id</text:p>
          </table:table-cell>
          <table:table-cell office:value-type="string">
            <text:p>project_id</text:p>
          </table:table-cell>
          <table:table-cell office:value-type="string">
            <text:p>income</text:p>
          </table:table-cell>
        </table:table-row>
        <table:table-row table:style-name="ro1">
          <table:table-cell table:style-name="Default" office:value-type="float" office:value="20100101">
            <text:p>20100101</text:p>
          </table:table-cell>
          <table:table-cell office:value-type="float" office:value="1">
            <text:p>1</text:p>
          </table:table-cell>
          <table:table-cell table:formula="of:=RANDBETWEEN(5000;50000)" office:value-type="float" office:value="33373">
            <text:p>33373</text:p>
          </table:table-cell>
        </table:table-row>
        <table:table-row table:style-name="ro1">
          <table:table-cell table:style-name="Default" office:value-type="float" office:value="20100101">
            <text:p>20100101</text:p>
          </table:table-cell>
          <table:table-cell office:value-type="float" office:value="2">
            <text:p>2</text:p>
          </table:table-cell>
          <table:table-cell table:formula="of:=RANDBETWEEN(5000;50000)" office:value-type="float" office:value="9221">
            <text:p>9221</text:p>
          </table:table-cell>
        </table:table-row>
        <table:table-row table:style-name="ro1">
          <table:table-cell table:style-name="Default" office:value-type="float" office:value="20100101">
            <text:p>20100101</text:p>
          </table:table-cell>
          <table:table-cell office:value-type="float" office:value="3">
            <text:p>3</text:p>
          </table:table-cell>
          <table:table-cell table:formula="of:=RANDBETWEEN(5000;50000)" office:value-type="float" office:value="27407">
            <text:p>27407</text:p>
          </table:table-cell>
        </table:table-row>
        <table:table-row table:style-name="ro1">
          <table:table-cell table:style-name="Default" office:value-type="float" office:value="20100101">
            <text:p>20100101</text:p>
          </table:table-cell>
          <table:table-cell office:value-type="float" office:value="4">
            <text:p>4</text:p>
          </table:table-cell>
          <table:table-cell table:formula="of:=RANDBETWEEN(5000;50000)" office:value-type="float" office:value="49770">
            <text:p>49770</text:p>
          </table:table-cell>
        </table:table-row>
        <table:table-row table:style-name="ro1">
          <table:table-cell table:style-name="Default" office:value-type="float" office:value="20100101">
            <text:p>20100101</text:p>
          </table:table-cell>
          <table:table-cell office:value-type="float" office:value="5">
            <text:p>5</text:p>
          </table:table-cell>
          <table:table-cell table:formula="of:=RANDBETWEEN(5000;50000)" office:value-type="float" office:value="23952">
            <text:p>23952</text:p>
          </table:table-cell>
        </table:table-row>
        <table:table-row table:style-name="ro1">
          <table:table-cell table:style-name="Default" office:value-type="float" office:value="20100101">
            <text:p>20100101</text:p>
          </table:table-cell>
          <table:table-cell office:value-type="float" office:value="6">
            <text:p>6</text:p>
          </table:table-cell>
          <table:table-cell table:formula="of:=RANDBETWEEN(5000;50000)" office:value-type="float" office:value="25107">
            <text:p>25107</text:p>
          </table:table-cell>
        </table:table-row>
        <table:table-row table:style-name="ro1">
          <table:table-cell table:style-name="Default" office:value-type="float" office:value="20100101">
            <text:p>20100101</text:p>
          </table:table-cell>
          <table:table-cell office:value-type="float" office:value="7">
            <text:p>7</text:p>
          </table:table-cell>
          <table:table-cell table:formula="of:=RANDBETWEEN(5000;50000)" office:value-type="float" office:value="6418">
            <text:p>6418</text:p>
          </table:table-cell>
        </table:table-row>
        <table:table-row table:style-name="ro1">
          <table:table-cell table:style-name="Default" office:value-type="float" office:value="20100101">
            <text:p>20100101</text:p>
          </table:table-cell>
          <table:table-cell office:value-type="float" office:value="8">
            <text:p>8</text:p>
          </table:table-cell>
          <table:table-cell table:formula="of:=RANDBETWEEN(5000;50000)" office:value-type="float" office:value="21203">
            <text:p>21203</text:p>
          </table:table-cell>
        </table:table-row>
        <table:table-row table:style-name="ro1">
          <table:table-cell table:style-name="Default" office:value-type="float" office:value="20100101">
            <text:p>20100101</text:p>
          </table:table-cell>
          <table:table-cell office:value-type="float" office:value="9">
            <text:p>9</text:p>
          </table:table-cell>
          <table:table-cell table:formula="of:=RANDBETWEEN(5000;50000)" office:value-type="float" office:value="17102">
            <text:p>17102</text:p>
          </table:table-cell>
        </table:table-row>
        <table:table-row table:style-name="ro1">
          <table:table-cell table:style-name="Default" office:value-type="float" office:value="20100101">
            <text:p>20100101</text:p>
          </table:table-cell>
          <table:table-cell office:value-type="float" office:value="10">
            <text:p>10</text:p>
          </table:table-cell>
          <table:table-cell table:formula="of:=RANDBETWEEN(5000;50000)" office:value-type="float" office:value="46336">
            <text:p>46336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1">
            <text:p>1</text:p>
          </table:table-cell>
          <table:table-cell table:formula="of:=RANDBETWEEN(5000;50000)" office:value-type="float" office:value="35850">
            <text:p>35850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2">
            <text:p>2</text:p>
          </table:table-cell>
          <table:table-cell table:formula="of:=RANDBETWEEN(5000;50000)" office:value-type="float" office:value="32526">
            <text:p>32526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3">
            <text:p>3</text:p>
          </table:table-cell>
          <table:table-cell table:formula="of:=RANDBETWEEN(5000;50000)" office:value-type="float" office:value="36547">
            <text:p>36547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4">
            <text:p>4</text:p>
          </table:table-cell>
          <table:table-cell table:formula="of:=RANDBETWEEN(5000;50000)" office:value-type="float" office:value="37908">
            <text:p>37908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5">
            <text:p>5</text:p>
          </table:table-cell>
          <table:table-cell table:formula="of:=RANDBETWEEN(5000;50000)" office:value-type="float" office:value="43009">
            <text:p>43009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6">
            <text:p>6</text:p>
          </table:table-cell>
          <table:table-cell table:formula="of:=RANDBETWEEN(5000;50000)" office:value-type="float" office:value="46199">
            <text:p>46199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7">
            <text:p>7</text:p>
          </table:table-cell>
          <table:table-cell table:formula="of:=RANDBETWEEN(5000;50000)" office:value-type="float" office:value="36529">
            <text:p>36529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8">
            <text:p>8</text:p>
          </table:table-cell>
          <table:table-cell table:formula="of:=RANDBETWEEN(5000;50000)" office:value-type="float" office:value="44783">
            <text:p>44783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9">
            <text:p>9</text:p>
          </table:table-cell>
          <table:table-cell table:formula="of:=RANDBETWEEN(5000;50000)" office:value-type="float" office:value="23403">
            <text:p>23403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10">
            <text:p>10</text:p>
          </table:table-cell>
          <table:table-cell table:formula="of:=RANDBETWEEN(5000;50000)" office:value-type="float" office:value="23207">
            <text:p>23207</text:p>
          </table:table-cell>
        </table:table-row>
        <table:table-row table:style-name="ro1" table:number-rows-repeated="467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5">05/25/2011</text:date>, <text:time>20:3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ernando </meta:initial-creator>
    <meta:creation-date>2011-05-03T18:53:08</meta:creation-date>
    <dc:date>2011-05-25T20:39:18</dc:date>
    <dc:creator>Fernando </dc:creator>
    <meta:editing-duration>PT02H16M04S</meta:editing-duration>
    <meta:editing-cycles>22</meta:editing-cycles>
    <meta:generator>OpenOffice.org/3.2$Linux OpenOffice.org_project/320m12$Build-9483</meta:generator>
    <meta:document-statistic meta:table-count="6" meta:cell-count="10629" meta:object-count="0"/>
  </office:meta>
</office:document-meta>
</file>